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0.792cm"/>
    </style:style>
    <style:style style:name="co7" style:family="table-column">
      <style:table-column-properties fo:break-before="auto" style:column-width="1.182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42cm"/>
    </style:style>
    <style:style style:name="co11" style:family="table-column">
      <style:table-column-properties fo:break-before="auto" style:column-width="0.737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1.037cm"/>
    </style:style>
    <style:style style:name="co14" style:family="table-column">
      <style:table-column-properties fo:break-before="auto" style:column-width="2.252cm"/>
    </style:style>
    <style:style style:name="co15" style:family="table-column">
      <style:table-column-properties fo:break-before="auto" style:column-width="0.963cm"/>
    </style:style>
    <style:style style:name="co16" style:family="table-column">
      <style:table-column-properties fo:break-before="auto" style:column-width="0.75cm"/>
    </style:style>
    <style:style style:name="co17" style:family="table-column">
      <style:table-column-properties fo:break-before="auto" style:column-width="1.127cm"/>
    </style:style>
    <style:style style:name="co18" style:family="table-column">
      <style:table-column-properties fo:break-before="auto" style:column-width="0.7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0.406cm"/>
    </style:style>
    <style:style style:name="co22" style:family="table-column">
      <style:table-column-properties fo:break-before="auto" style:column-width="0.711cm"/>
    </style:style>
    <style:style style:name="co23" style:family="table-column">
      <style:table-column-properties fo:break-before="auto" style:column-width="0.6cm"/>
    </style:style>
    <style:style style:name="co24" style:family="table-column">
      <style:table-column-properties fo:break-before="auto" style:column-width="0.905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0.794cm"/>
    </style:style>
    <style:style style:name="co27" style:family="table-column">
      <style:table-column-properties fo:break-before="auto" style:column-width="0.988cm"/>
    </style:style>
    <style:style style:name="co28" style:family="table-column">
      <style:table-column-properties fo:break-before="auto" style:column-width="1.293cm"/>
    </style:style>
    <style:style style:name="co29" style:family="table-column">
      <style:table-column-properties fo:break-before="auto" style:column-width="2.768cm"/>
    </style:style>
    <style:style style:name="co30" style:family="table-column">
      <style:table-column-properties fo:break-before="auto" style:column-width="2.96cm"/>
    </style:style>
    <style:style style:name="co31" style:family="table-column">
      <style:table-column-properties fo:break-before="auto" style:column-width="12.409cm"/>
    </style:style>
    <style:style style:name="co32" style:family="table-column">
      <style:table-column-properties fo:break-before="auto" style:column-width="1.087cm"/>
    </style:style>
    <style:style style:name="co33" style:family="table-column">
      <style:table-column-properties fo:break-before="auto" style:column-width="5.498cm"/>
    </style:style>
    <style:style style:name="co34" style:family="table-column">
      <style:table-column-properties fo:break-before="auto" style:column-width="7.879cm"/>
    </style:style>
    <style:style style:name="co35" style:family="table-column">
      <style:table-column-properties fo:break-before="auto" style:column-width="3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iceDistribu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1]" office:value-type="float" office:value="0">
            <text:p>0</text:p>
          </table:table-cell>
          <table:table-cell table:formula="of:=[.W1]" office:value-type="float" office:value="0.0771604938271605">
            <text:p>0.08</text:p>
          </table:table-cell>
          <table:table-cell table:formula="of:=[.Y1]+[.Z2]"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]" office:value-type="float" office:value="0">
            <text:p>0</text:p>
          </table:table-cell>
          <table:table-cell table:formula="of:=[.AE1]" office:value-type="float" office:value="0.462962962962963">
            <text:p>0.46</text:p>
          </table:table-cell>
          <table:table-cell table:formula="of:=[.AG1]+[.AH2]" office:value-type="float" office:value="100">
            <text:p>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$A2]*[.B$1]" office:value-type="float" office:value="0">
            <text:p>0</text:p>
          </table:table-cell>
          <table:table-cell table:formula="of:=[.$A2]*[.C$1]" office:value-type="float" office:value="0">
            <text:p>0</text:p>
          </table:table-cell>
          <table:table-cell table:formula="of:=[.$A2]*[.D$1]" office:value-type="float" office:value="0">
            <text:p>0</text:p>
          </table:table-cell>
          <table:table-cell table:formula="of:=[.$A2]*[.E$1]" office:value-type="float" office:value="0">
            <text:p>0</text:p>
          </table:table-cell>
          <table:table-cell table:formula="of:=[.$A2]*[.F$1]" office:value-type="float" office:value="0">
            <text:p>0</text:p>
          </table:table-cell>
          <table:table-cell table:formula="of:=[.$A2]*[.G$1]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$A2]+[.N$1]" office:value-type="float" office:value="0">
            <text:p>0</text:p>
          </table:table-cell>
          <table:table-cell table:formula="of:=[.$A2]+[.O$1]" office:value-type="float" office:value="1">
            <text:p>1</text:p>
          </table:table-cell>
          <table:table-cell table:formula="of:=[.$A2]+[.P$1]" office:value-type="float" office:value="2">
            <text:p>2</text:p>
          </table:table-cell>
          <table:table-cell table:formula="of:=[.$A2]+[.Q$1]" office:value-type="float" office:value="3">
            <text:p>3</text:p>
          </table:table-cell>
          <table:table-cell table:formula="of:=[.$A2]+[.R$1]" office:value-type="float" office:value="4">
            <text:p>4</text:p>
          </table:table-cell>
          <table:table-cell table:formula="of:=[.$A2]+[.S$1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]" office:value-type="float" office:value="1">
            <text:p>1</text:p>
          </table:table-cell>
          <table:table-cell table:formula="of:=[.W2]" office:value-type="float" office:value="0.308641975308642">
            <text:p>0.31</text:p>
          </table:table-cell>
          <table:table-cell table:formula="of:=[.Y2]+[.Z3]" office:value-type="float" office:value="99.9228395061729">
            <text:p>99.9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2]" office:value-type="float" office:value="1">
            <text:p>1</text:p>
          </table:table-cell>
          <table:table-cell table:formula="of:=[.AE2]" office:value-type="float" office:value="1.38888888888889">
            <text:p>1.39</text:p>
          </table:table-cell>
          <table:table-cell table:formula="of:=[.AG2]+[.AH3]" office:value-type="float" office:value="99.5370370370371">
            <text:p>99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A3]*[.B$1]" office:value-type="float" office:value="0">
            <text:p>0</text:p>
          </table:table-cell>
          <table:table-cell table:formula="of:=[.$A3]*[.C$1]" office:value-type="float" office:value="1">
            <text:p>1</text:p>
          </table:table-cell>
          <table:table-cell table:formula="of:=[.$A3]*[.D$1]" office:value-type="float" office:value="2">
            <text:p>2</text:p>
          </table:table-cell>
          <table:table-cell table:formula="of:=[.$A3]*[.E$1]" office:value-type="float" office:value="3">
            <text:p>3</text:p>
          </table:table-cell>
          <table:table-cell table:formula="of:=[.$A3]*[.F$1]" office:value-type="float" office:value="4">
            <text:p>4</text:p>
          </table:table-cell>
          <table:table-cell table:formula="of:=[.$A3]*[.G$1]"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$A3]+[.N$1]" office:value-type="float" office:value="1">
            <text:p>1</text:p>
          </table:table-cell>
          <table:table-cell table:formula="of:=[.$A3]+[.O$1]" office:value-type="float" office:value="2">
            <text:p>2</text:p>
          </table:table-cell>
          <table:table-cell table:formula="of:=[.$A3]+[.P$1]" office:value-type="float" office:value="3">
            <text:p>3</text:p>
          </table:table-cell>
          <table:table-cell table:formula="of:=[.$A3]+[.Q$1]" office:value-type="float" office:value="4">
            <text:p>4</text:p>
          </table:table-cell>
          <table:table-cell table:formula="of:=[.$A3]+[.R$1]" office:value-type="float" office:value="5">
            <text:p>5</text:p>
          </table:table-cell>
          <table:table-cell table:formula="of:=[.$A3]+[.S$1]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3]" office:value-type="float" office:value="2">
            <text:p>2</text:p>
          </table:table-cell>
          <table:table-cell table:formula="of:=[.W3]" office:value-type="float" office:value="0.771604938271605">
            <text:p>0.77</text:p>
          </table:table-cell>
          <table:table-cell table:formula="of:=[.Y3]+[.Z4]" office:value-type="float" office:value="99.6141975308642">
            <text:p>99.6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3]" office:value-type="float" office:value="2">
            <text:p>2</text:p>
          </table:table-cell>
          <table:table-cell table:formula="of:=[.AE3]" office:value-type="float" office:value="2.77777777777778">
            <text:p>2.78</text:p>
          </table:table-cell>
          <table:table-cell table:formula="of:=[.AG3]+[.AH4]" office:value-type="float" office:value="98.1481481481482">
            <text:p>98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A4]*[.B$1]" office:value-type="float" office:value="0">
            <text:p>0</text:p>
          </table:table-cell>
          <table:table-cell table:formula="of:=[.$A4]*[.C$1]" office:value-type="float" office:value="2">
            <text:p>2</text:p>
          </table:table-cell>
          <table:table-cell table:formula="of:=[.$A4]*[.D$1]" office:value-type="float" office:value="4">
            <text:p>4</text:p>
          </table:table-cell>
          <table:table-cell table:formula="of:=[.$A4]*[.E$1]" office:value-type="float" office:value="6">
            <text:p>6</text:p>
          </table:table-cell>
          <table:table-cell table:formula="of:=[.$A4]*[.F$1]" office:value-type="float" office:value="8">
            <text:p>8</text:p>
          </table:table-cell>
          <table:table-cell table:formula="of:=[.$A4]*[.G$1]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$A4]+[.N$1]" office:value-type="float" office:value="2">
            <text:p>2</text:p>
          </table:table-cell>
          <table:table-cell table:formula="of:=[.$A4]+[.O$1]" office:value-type="float" office:value="3">
            <text:p>3</text:p>
          </table:table-cell>
          <table:table-cell table:formula="of:=[.$A4]+[.P$1]" office:value-type="float" office:value="4">
            <text:p>4</text:p>
          </table:table-cell>
          <table:table-cell table:formula="of:=[.$A4]+[.Q$1]" office:value-type="float" office:value="5">
            <text:p>5</text:p>
          </table:table-cell>
          <table:table-cell table:formula="of:=[.$A4]+[.R$1]" office:value-type="float" office:value="6">
            <text:p>6</text:p>
          </table:table-cell>
          <table:table-cell table:formula="of:=[.$A4]+[.S$1]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4]" office:value-type="float" office:value="3">
            <text:p>3</text:p>
          </table:table-cell>
          <table:table-cell table:formula="of:=[.W4]" office:value-type="float" office:value="1.54320987654321">
            <text:p>1.54</text:p>
          </table:table-cell>
          <table:table-cell table:formula="of:=[.Y4]+[.Z5]" office:value-type="float" office:value="98.8425925925926">
            <text:p>98.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4]" office:value-type="float" office:value="3">
            <text:p>3</text:p>
          </table:table-cell>
          <table:table-cell table:formula="of:=[.AE4]" office:value-type="float" office:value="4.62962962962963">
            <text:p>4.63</text:p>
          </table:table-cell>
          <table:table-cell table:formula="of:=[.AG4]+[.AH5]" office:value-type="float" office:value="95.3703703703704">
            <text:p>95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$A5]*[.B$1]" office:value-type="float" office:value="0">
            <text:p>0</text:p>
          </table:table-cell>
          <table:table-cell table:formula="of:=[.$A5]*[.C$1]" office:value-type="float" office:value="3">
            <text:p>3</text:p>
          </table:table-cell>
          <table:table-cell table:formula="of:=[.$A5]*[.D$1]" office:value-type="float" office:value="6">
            <text:p>6</text:p>
          </table:table-cell>
          <table:table-cell table:formula="of:=[.$A5]*[.E$1]" office:value-type="float" office:value="9">
            <text:p>9</text:p>
          </table:table-cell>
          <table:table-cell table:formula="of:=[.$A5]*[.F$1]" office:value-type="float" office:value="12">
            <text:p>12</text:p>
          </table:table-cell>
          <table:table-cell table:formula="of:=[.$A5]*[.G$1]" office:value-type="float" office:value="15">
            <text:p>15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$A5]+[.N$1]" office:value-type="float" office:value="3">
            <text:p>3</text:p>
          </table:table-cell>
          <table:table-cell table:formula="of:=[.$A5]+[.O$1]" office:value-type="float" office:value="4">
            <text:p>4</text:p>
          </table:table-cell>
          <table:table-cell table:formula="of:=[.$A5]+[.P$1]" office:value-type="float" office:value="5">
            <text:p>5</text:p>
          </table:table-cell>
          <table:table-cell table:formula="of:=[.$A5]+[.Q$1]" office:value-type="float" office:value="6">
            <text:p>6</text:p>
          </table:table-cell>
          <table:table-cell table:formula="of:=[.$A5]+[.R$1]" office:value-type="float" office:value="7">
            <text:p>7</text:p>
          </table:table-cell>
          <table:table-cell table:formula="of:=[.$A5]+[.S$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5]" office:value-type="float" office:value="4">
            <text:p>4</text:p>
          </table:table-cell>
          <table:table-cell table:formula="of:=[.W5]" office:value-type="float" office:value="2.70061728395062">
            <text:p>2.7</text:p>
          </table:table-cell>
          <table:table-cell table:formula="of:=[.Y5]+[.Z6]" office:value-type="float" office:value="97.2993827160494">
            <text:p>97.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5]" office:value-type="float" office:value="4">
            <text:p>4</text:p>
          </table:table-cell>
          <table:table-cell table:formula="of:=[.AE5]" office:value-type="float" office:value="6.94444444444444">
            <text:p>6.94</text:p>
          </table:table-cell>
          <table:table-cell table:formula="of:=[.AG5]+[.AH6]" office:value-type="float" office:value="90.7407407407408">
            <text:p>90.7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$A6]*[.B$1]" office:value-type="float" office:value="0">
            <text:p>0</text:p>
          </table:table-cell>
          <table:table-cell table:formula="of:=[.$A6]*[.C$1]" office:value-type="float" office:value="4">
            <text:p>4</text:p>
          </table:table-cell>
          <table:table-cell table:formula="of:=[.$A6]*[.D$1]" office:value-type="float" office:value="8">
            <text:p>8</text:p>
          </table:table-cell>
          <table:table-cell table:formula="of:=[.$A6]*[.E$1]" office:value-type="float" office:value="12">
            <text:p>12</text:p>
          </table:table-cell>
          <table:table-cell table:formula="of:=[.$A6]*[.F$1]" office:value-type="float" office:value="16">
            <text:p>16</text:p>
          </table:table-cell>
          <table:table-cell table:formula="of:=[.$A6]*[.G$1]" office:value-type="float" office:value="20">
            <text:p>2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$A6]+[.N$1]" office:value-type="float" office:value="4">
            <text:p>4</text:p>
          </table:table-cell>
          <table:table-cell table:formula="of:=[.$A6]+[.O$1]" office:value-type="float" office:value="5">
            <text:p>5</text:p>
          </table:table-cell>
          <table:table-cell table:formula="of:=[.$A6]+[.P$1]" office:value-type="float" office:value="6">
            <text:p>6</text:p>
          </table:table-cell>
          <table:table-cell table:formula="of:=[.$A6]+[.Q$1]" office:value-type="float" office:value="7">
            <text:p>7</text:p>
          </table:table-cell>
          <table:table-cell table:formula="of:=[.$A6]+[.R$1]" office:value-type="float" office:value="8">
            <text:p>8</text:p>
          </table:table-cell>
          <table:table-cell table:formula="of:=[.$A6]+[.S$1]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6]" office:value-type="float" office:value="5">
            <text:p>5</text:p>
          </table:table-cell>
          <table:table-cell table:formula="of:=[.W6]" office:value-type="float" office:value="4.32098765432099">
            <text:p>4.32</text:p>
          </table:table-cell>
          <table:table-cell table:formula="of:=[.Y6]+[.Z7]" office:value-type="float" office:value="94.5987654320988">
            <text:p>94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6]" office:value-type="float" office:value="5">
            <text:p>5</text:p>
          </table:table-cell>
          <table:table-cell table:formula="of:=[.AE6]" office:value-type="float" office:value="9.72222222222222">
            <text:p>9.72</text:p>
          </table:table-cell>
          <table:table-cell table:formula="of:=[.AG6]+[.AH7]" office:value-type="float" office:value="83.7962962962963">
            <text:p>83.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$A7]*[.B$1]" office:value-type="float" office:value="0">
            <text:p>0</text:p>
          </table:table-cell>
          <table:table-cell table:formula="of:=[.$A7]*[.C$1]" office:value-type="float" office:value="5">
            <text:p>5</text:p>
          </table:table-cell>
          <table:table-cell table:formula="of:=[.$A7]*[.D$1]" office:value-type="float" office:value="10">
            <text:p>10</text:p>
          </table:table-cell>
          <table:table-cell table:formula="of:=[.$A7]*[.E$1]" office:value-type="float" office:value="15">
            <text:p>15</text:p>
          </table:table-cell>
          <table:table-cell table:formula="of:=[.$A7]*[.F$1]" office:value-type="float" office:value="20">
            <text:p>20</text:p>
          </table:table-cell>
          <table:table-cell table:formula="of:=[.$A7]*[.G$1]" office:value-type="float" office:value="25">
            <text:p>25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$A7]+[.N$1]" office:value-type="float" office:value="5">
            <text:p>5</text:p>
          </table:table-cell>
          <table:table-cell table:formula="of:=[.$A7]+[.O$1]" office:value-type="float" office:value="6">
            <text:p>6</text:p>
          </table:table-cell>
          <table:table-cell table:formula="of:=[.$A7]+[.P$1]" office:value-type="float" office:value="7">
            <text:p>7</text:p>
          </table:table-cell>
          <table:table-cell table:formula="of:=[.$A7]+[.Q$1]" office:value-type="float" office:value="8">
            <text:p>8</text:p>
          </table:table-cell>
          <table:table-cell table:formula="of:=[.$A7]+[.R$1]" office:value-type="float" office:value="9">
            <text:p>9</text:p>
          </table:table-cell>
          <table:table-cell table:formula="of:=[.$A7]+[.S$1]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7]" office:value-type="float" office:value="6">
            <text:p>6</text:p>
          </table:table-cell>
          <table:table-cell table:formula="of:=[.W7]" office:value-type="float" office:value="6.17283950617284">
            <text:p>6.17</text:p>
          </table:table-cell>
          <table:table-cell table:formula="of:=[.Y7]+[.Z8]" office:value-type="float" office:value="90.2777777777778">
            <text:p>90.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7]" office:value-type="float" office:value="6">
            <text:p>6</text:p>
          </table:table-cell>
          <table:table-cell table:formula="of:=[.AE7]" office:value-type="float" office:value="11.5740740740741">
            <text:p>11.57</text:p>
          </table:table-cell>
          <table:table-cell table:formula="of:=[.AG7]+[.AH8]" office:value-type="float" office:value="74.0740740740741">
            <text:p>74.07</text:p>
          </table:table-cell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8]" office:value-type="float" office:value="7">
            <text:p>7</text:p>
          </table:table-cell>
          <table:table-cell table:formula="of:=[.W8]" office:value-type="float" office:value="8.02469135802469">
            <text:p>8.02</text:p>
          </table:table-cell>
          <table:table-cell table:formula="of:=[.Y8]+[.Z9]" office:value-type="float" office:value="84.104938271605">
            <text:p>84.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8]" office:value-type="float" office:value="7">
            <text:p>7</text:p>
          </table:table-cell>
          <table:table-cell table:formula="of:=[.AE8]" office:value-type="float" office:value="12.5">
            <text:p>12.5</text:p>
          </table:table-cell>
          <table:table-cell table:formula="of:=[.AG8]+[.AH9]" office:value-type="float" office:value="62.5">
            <text:p>62.5</text:p>
          </table:table-cell>
        </table:table-row>
        <table:table-row table:style-name="ro1">
          <table:table-cell table:number-columns-repeated="13"/>
          <table:table-cell table:formula="of:=SUM([.N10:.N20])" office:value-type="float" office:value="36">
            <text:p>36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9]" office:value-type="float" office:value="8">
            <text:p>8</text:p>
          </table:table-cell>
          <table:table-cell table:formula="of:=[.W9]" office:value-type="float" office:value="9.64506172839506">
            <text:p>9.65</text:p>
          </table:table-cell>
          <table:table-cell table:formula="of:=[.Y9]+[.Z10]" office:value-type="float" office:value="76.0802469135803">
            <text:p>76.0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9]" office:value-type="float" office:value="8">
            <text:p>8</text:p>
          </table:table-cell>
          <table:table-cell table:formula="of:=[.AE9]" office:value-type="float" office:value="12.5">
            <text:p>12.5</text:p>
          </table:table-cell>
          <table:table-cell table:formula="of:=[.AG9]+[.AH10]" office:value-type="float" office:value="50">
            <text:p>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1/([.B10]/[.$B$25])" office:value-type="float" office:value="3.27272727272727">
            <text:p>3.27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100/6" office:value-type="float" office:value="16.6666666666667">
            <text:p>16.67</text:p>
          </table:table-cell>
          <table:table-cell table:formula="of:=[.J10]+[.K11]"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table:formula="of:=COUNTIF([.$N$2:.$S$7];[.M10])" office:value-type="float" office:value="1">
            <text:p>1</text:p>
          </table:table-cell>
          <table:table-cell table:formula="of:=[.N10]/[.$N$9]" office:value-type="float" office:value="0.0277777777777778">
            <text:p>0.03</text:p>
          </table:table-cell>
          <table:table-cell table:formula="of:=1/[.O10]" office:value-type="float" office:value="36">
            <text:p>36</text:p>
          </table:table-cell>
          <table:table-cell table:formula="of:=[.M10]" office:value-type="float" office:value="0">
            <text:p>0</text:p>
          </table:table-cell>
          <table:table-cell table:formula="of:=[.O10]*100" office:value-type="float" office:value="2.77777777777778">
            <text:p>2.78</text:p>
          </table:table-cell>
          <table:table-cell table:formula="of:=[.R10]+[.S11]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0]" office:value-type="float" office:value="9">
            <text:p>9</text:p>
          </table:table-cell>
          <table:table-cell table:formula="of:=[.W10]" office:value-type="float" office:value="10.8024691358025">
            <text:p>10.8</text:p>
          </table:table-cell>
          <table:table-cell table:formula="of:=[.Y10]+[.Z11]" office:value-type="float" office:value="66.4351851851852">
            <text:p>66.4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10]" office:value-type="float" office:value="9">
            <text:p>9</text:p>
          </table:table-cell>
          <table:table-cell table:formula="of:=[.AE10]" office:value-type="float" office:value="11.5740740740741">
            <text:p>11.57</text:p>
          </table:table-cell>
          <table:table-cell table:formula="of:=[.AG10]+[.AH11]" office:value-type="float" office:value="37.5">
            <text:p>37.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1/([.B11]/[.$B$25])" office:value-type="float" office:value="36">
            <text:p>3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100/6" office:value-type="float" office:value="16.6666666666667">
            <text:p>16.67</text:p>
          </table:table-cell>
          <table:table-cell table:formula="of:=[.J11]+[.K12]"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table:formula="of:=COUNTIF([.$N$2:.$S$7];[.M11])" office:value-type="float" office:value="2">
            <text:p>2</text:p>
          </table:table-cell>
          <table:table-cell table:formula="of:=[.N11]/[.$N$9]" office:value-type="float" office:value="0.0555555555555556">
            <text:p>0.06</text:p>
          </table:table-cell>
          <table:table-cell table:formula="of:=1/[.O11]" office:value-type="float" office:value="18">
            <text:p>18</text:p>
          </table:table-cell>
          <table:table-cell table:formula="of:=[.M11]" office:value-type="float" office:value="1">
            <text:p>1</text:p>
          </table:table-cell>
          <table:table-cell table:formula="of:=[.O11]*100" office:value-type="float" office:value="5.55555555555556">
            <text:p>5.56</text:p>
          </table:table-cell>
          <table:table-cell table:formula="of:=[.R11]+[.S12]" office:value-type="float" office:value="97.2222222222222">
            <text:p>97.22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table:formula="of:=[.U11]" office:value-type="float" office:value="10">
            <text:p>10</text:p>
          </table:table-cell>
          <table:table-cell table:formula="of:=[.W11]" office:value-type="float" office:value="11.2654320987654">
            <text:p>11.27</text:p>
          </table:table-cell>
          <table:table-cell table:formula="of:=[.Y11]+[.Z12]" office:value-type="float" office:value="55.6327160493827">
            <text:p>55.6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11]" office:value-type="float" office:value="10">
            <text:p>10</text:p>
          </table:table-cell>
          <table:table-cell table:formula="of:=[.AE11]" office:value-type="float" office:value="9.72222222222222">
            <text:p>9.72</text:p>
          </table:table-cell>
          <table:table-cell table:formula="of:=[.AG11]+[.AH12]" office:value-type="float" office:value="25.9259259259259">
            <text:p>25.9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1/([.B12]/[.$B$25])" office:value-type="float" office:value="18">
            <text:p>18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100/6" office:value-type="float" office:value="16.6666666666667">
            <text:p>16.67</text:p>
          </table:table-cell>
          <table:table-cell table:formula="of:=[.J12]+[.K13]"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table:formula="of:=COUNTIF([.$N$2:.$S$7];[.M12])" office:value-type="float" office:value="3">
            <text:p>3</text:p>
          </table:table-cell>
          <table:table-cell table:formula="of:=[.N12]/[.$N$9]" office:value-type="float" office:value="0.0833333333333333">
            <text:p>0.08</text:p>
          </table:table-cell>
          <table:table-cell table:formula="of:=1/[.O12]" office:value-type="float" office:value="12">
            <text:p>12</text:p>
          </table:table-cell>
          <table:table-cell table:formula="of:=[.M12]" office:value-type="float" office:value="2">
            <text:p>2</text:p>
          </table:table-cell>
          <table:table-cell table:formula="of:=[.O12]*100" office:value-type="float" office:value="8.33333333333333">
            <text:p>8.33</text:p>
          </table:table-cell>
          <table:table-cell table:formula="of:=[.R12]+[.S13]" office:value-type="float" office:value="91.6666666666667">
            <text:p>91.67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2]" office:value-type="float" office:value="11">
            <text:p>11</text:p>
          </table:table-cell>
          <table:table-cell table:formula="of:=[.W12]" office:value-type="float" office:value="10.8024691358025">
            <text:p>10.8</text:p>
          </table:table-cell>
          <table:table-cell table:formula="of:=[.Y12]+[.Z13]" office:value-type="float" office:value="44.3672839506173">
            <text:p>44.3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12]" office:value-type="float" office:value="11">
            <text:p>11</text:p>
          </table:table-cell>
          <table:table-cell table:formula="of:=[.AE12]" office:value-type="float" office:value="6.94444444444444">
            <text:p>6.94</text:p>
          </table:table-cell>
          <table:table-cell table:formula="of:=[.AG12]+[.AH13]" office:value-type="float" office:value="16.2037037037037">
            <text:p>16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/([.B13]/[.$B$25])" office:value-type="float" office:value="18">
            <text:p>18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100/6" office:value-type="float" office:value="16.6666666666667">
            <text:p>16.67</text:p>
          </table:table-cell>
          <table:table-cell table:formula="of:=[.J13]+[.K14]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COUNTIF([.$N$2:.$S$7];[.M13])" office:value-type="float" office:value="4">
            <text:p>4</text:p>
          </table:table-cell>
          <table:table-cell table:formula="of:=[.N13]/[.$N$9]" office:value-type="float" office:value="0.111111111111111">
            <text:p>0.11</text:p>
          </table:table-cell>
          <table:table-cell table:formula="of:=1/[.O13]" office:value-type="float" office:value="9">
            <text:p>9</text:p>
          </table:table-cell>
          <table:table-cell table:formula="of:=[.M13]" office:value-type="float" office:value="3">
            <text:p>3</text:p>
          </table:table-cell>
          <table:table-cell table:formula="of:=[.O13]*100" office:value-type="float" office:value="11.1111111111111">
            <text:p>11.11</text:p>
          </table:table-cell>
          <table:table-cell table:formula="of:=[.R13]+[.S14]" office:value-type="float" office:value="83.3333333333333">
            <text:p>83.3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13]" office:value-type="float" office:value="12">
            <text:p>12</text:p>
          </table:table-cell>
          <table:table-cell table:formula="of:=[.W13]" office:value-type="float" office:value="9.64506172839506">
            <text:p>9.65</text:p>
          </table:table-cell>
          <table:table-cell table:formula="of:=[.Y13]+[.Z14]" office:value-type="float" office:value="33.5648148148148">
            <text:p>33.5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13]" office:value-type="float" office:value="12">
            <text:p>12</text:p>
          </table:table-cell>
          <table:table-cell table:formula="of:=[.AE13]" office:value-type="float" office:value="4.62962962962963">
            <text:p>4.63</text:p>
          </table:table-cell>
          <table:table-cell table:formula="of:=[.AG13]+[.AH14]" office:value-type="float" office:value="9.25925925925926">
            <text:p>9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1/([.B14]/[.$B$25])" office:value-type="float" office:value="12">
            <text:p>12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100/6" office:value-type="float" office:value="16.6666666666667">
            <text:p>16.67</text:p>
          </table:table-cell>
          <table:table-cell table:formula="of:=[.J14]+[.K15]"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table:formula="of:=COUNTIF([.$N$2:.$S$7];[.M14])" office:value-type="float" office:value="5">
            <text:p>5</text:p>
          </table:table-cell>
          <table:table-cell table:formula="of:=[.N14]/[.$N$9]" office:value-type="float" office:value="0.138888888888889">
            <text:p>0.14</text:p>
          </table:table-cell>
          <table:table-cell table:formula="of:=1/[.O14]" office:value-type="float" office:value="7.2">
            <text:p>7.2</text:p>
          </table:table-cell>
          <table:table-cell table:formula="of:=[.M14]" office:value-type="float" office:value="4">
            <text:p>4</text:p>
          </table:table-cell>
          <table:table-cell table:formula="of:=[.O14]*100" office:value-type="float" office:value="13.8888888888889">
            <text:p>13.89</text:p>
          </table:table-cell>
          <table:table-cell table:formula="of:=[.R14]+[.S15]" office:value-type="float" office:value="72.2222222222222">
            <text:p>72.2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14]" office:value-type="float" office:value="13">
            <text:p>13</text:p>
          </table:table-cell>
          <table:table-cell table:formula="of:=[.W14]" office:value-type="float" office:value="8.02469135802469">
            <text:p>8.02</text:p>
          </table:table-cell>
          <table:table-cell table:formula="of:=[.Y14]+[.Z15]" office:value-type="float" office:value="23.9197530864198">
            <text:p>23.9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14]" office:value-type="float" office:value="13">
            <text:p>13</text:p>
          </table:table-cell>
          <table:table-cell table:formula="of:=[.AE14]" office:value-type="float" office:value="2.77777777777778">
            <text:p>2.78</text:p>
          </table:table-cell>
          <table:table-cell table:formula="of:=[.AG14]+[.AH15]" office:value-type="float" office:value="4.62962962962963">
            <text:p>4.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/([.B15]/[.$B$25])" office:value-type="float" office:value="18">
            <text:p>18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100/6" office:value-type="float" office:value="16.6666666666667">
            <text:p>16.67</text:p>
          </table:table-cell>
          <table:table-cell table:formula="of:=[.J15]+[.K16]" office:value-type="float" office:value="16.6666666666667">
            <text:p>16.67</text:p>
          </table:table-cell>
          <table:table-cell/>
          <table:table-cell office:value-type="float" office:value="5">
            <text:p>5</text:p>
          </table:table-cell>
          <table:table-cell table:formula="of:=COUNTIF([.$N$2:.$S$7];[.M15])" office:value-type="float" office:value="6">
            <text:p>6</text:p>
          </table:table-cell>
          <table:table-cell table:formula="of:=[.N15]/[.$N$9]" office:value-type="float" office:value="0.166666666666667">
            <text:p>0.17</text:p>
          </table:table-cell>
          <table:table-cell table:formula="of:=1/[.O15]" office:value-type="float" office:value="6">
            <text:p>6</text:p>
          </table:table-cell>
          <table:table-cell table:formula="of:=[.M15]" office:value-type="float" office:value="5">
            <text:p>5</text:p>
          </table:table-cell>
          <table:table-cell table:formula="of:=[.O15]*100" office:value-type="float" office:value="16.6666666666667">
            <text:p>16.67</text:p>
          </table:table-cell>
          <table:table-cell table:formula="of:=[.R15]+[.S16]" office:value-type="float" office:value="58.3333333333333">
            <text:p>58.33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15]" office:value-type="float" office:value="14">
            <text:p>14</text:p>
          </table:table-cell>
          <table:table-cell table:formula="of:=[.W15]" office:value-type="float" office:value="6.17283950617284">
            <text:p>6.17</text:p>
          </table:table-cell>
          <table:table-cell table:formula="of:=[.Y15]+[.Z16]" office:value-type="float" office:value="15.8950617283951">
            <text:p>15.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15]" office:value-type="float" office:value="14">
            <text:p>14</text:p>
          </table:table-cell>
          <table:table-cell table:formula="of:=[.AE15]" office:value-type="float" office:value="1.38888888888889">
            <text:p>1.39</text:p>
          </table:table-cell>
          <table:table-cell table:formula="of:=[.AG15]+[.AH16]" office:value-type="float" office:value="1.85185185185185">
            <text:p>1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1/([.B16]/[.$B$25])" office:value-type="float" office:value="18">
            <text:p>18</text:p>
          </table:table-cell>
          <table:table-cell table:number-columns-repeated="7"/>
          <table:table-cell/>
          <table:table-cell/>
          <table:table-cell office:value-type="float" office:value="6">
            <text:p>6</text:p>
          </table:table-cell>
          <table:table-cell table:formula="of:=COUNTIF([.$N$2:.$S$7];[.M16])" office:value-type="float" office:value="5">
            <text:p>5</text:p>
          </table:table-cell>
          <table:table-cell table:formula="of:=[.N16]/[.$N$9]" office:value-type="float" office:value="0.138888888888889">
            <text:p>0.14</text:p>
          </table:table-cell>
          <table:table-cell table:formula="of:=1/[.O16]" office:value-type="float" office:value="7.2">
            <text:p>7.2</text:p>
          </table:table-cell>
          <table:table-cell table:formula="of:=[.M16]" office:value-type="float" office:value="6">
            <text:p>6</text:p>
          </table:table-cell>
          <table:table-cell table:formula="of:=[.O16]*100" office:value-type="float" office:value="13.8888888888889">
            <text:p>13.89</text:p>
          </table:table-cell>
          <table:table-cell table:formula="of:=[.R16]+[.S17]" office:value-type="float" office:value="41.6666666666667">
            <text:p>41.67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16]" office:value-type="float" office:value="15">
            <text:p>15</text:p>
          </table:table-cell>
          <table:table-cell table:formula="of:=[.W16]" office:value-type="float" office:value="4.32098765432099">
            <text:p>4.32</text:p>
          </table:table-cell>
          <table:table-cell table:formula="of:=[.Y16]+[.Z17]" office:value-type="float" office:value="9.72222222222223">
            <text:p>9.7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6]" office:value-type="float" office:value="15">
            <text:p>15</text:p>
          </table:table-cell>
          <table:table-cell table:formula="of:=[.AE16]" office:value-type="float" office:value="0.462962962962963">
            <text:p>0.46</text:p>
          </table:table-cell>
          <table:table-cell table:formula="of:=[.AG16]+[.AH17]" office:value-type="float" office:value="0.462962962962963">
            <text:p>0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1/([.B17]/[.$B$25])" office:value-type="float" office:value="18">
            <text:p>18</text:p>
          </table:table-cell>
          <table:table-cell table:number-columns-repeated="9"/>
          <table:table-cell office:value-type="float" office:value="7">
            <text:p>7</text:p>
          </table:table-cell>
          <table:table-cell table:formula="of:=COUNTIF([.$N$2:.$S$7];[.M17])" office:value-type="float" office:value="4">
            <text:p>4</text:p>
          </table:table-cell>
          <table:table-cell table:formula="of:=[.N17]/[.$N$9]" office:value-type="float" office:value="0.111111111111111">
            <text:p>0.11</text:p>
          </table:table-cell>
          <table:table-cell table:formula="of:=1/[.O17]" office:value-type="float" office:value="9">
            <text:p>9</text:p>
          </table:table-cell>
          <table:table-cell table:formula="of:=[.M17]" office:value-type="float" office:value="7">
            <text:p>7</text:p>
          </table:table-cell>
          <table:table-cell table:formula="of:=[.O17]*100" office:value-type="float" office:value="11.1111111111111">
            <text:p>11.11</text:p>
          </table:table-cell>
          <table:table-cell table:formula="of:=[.R17]+[.S18]" office:value-type="float" office:value="27.7777777777778">
            <text:p>27.78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17]" office:value-type="float" office:value="16">
            <text:p>16</text:p>
          </table:table-cell>
          <table:table-cell table:formula="of:=[.W17]" office:value-type="float" office:value="2.70061728395062">
            <text:p>2.7</text:p>
          </table:table-cell>
          <table:table-cell table:formula="of:=[.Y17]+[.Z18]" office:value-type="float" office:value="5.40123456790124">
            <text:p>5.4</text:p>
          </table:table-cell>
          <table:table-cell table:number-columns-repeated="7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1/([.B18]/[.$B$25])" office:value-type="float" office:value="36">
            <text:p>36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COUNTIF([.$N$2:.$S$7];[.M18])" office:value-type="float" office:value="3">
            <text:p>3</text:p>
          </table:table-cell>
          <table:table-cell table:formula="of:=[.N18]/[.$N$9]" office:value-type="float" office:value="0.0833333333333333">
            <text:p>0.08</text:p>
          </table:table-cell>
          <table:table-cell table:formula="of:=1/[.O18]" office:value-type="float" office:value="12">
            <text:p>12</text:p>
          </table:table-cell>
          <table:table-cell table:formula="of:=[.M18]" office:value-type="float" office:value="8">
            <text:p>8</text:p>
          </table:table-cell>
          <table:table-cell table:formula="of:=[.O18]*100" office:value-type="float" office:value="8.33333333333333">
            <text:p>8.33</text:p>
          </table:table-cell>
          <table:table-cell table:formula="of:=[.R18]+[.S19]" office:value-type="float" office:value="16.6666666666667">
            <text:p>16.67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18]" office:value-type="float" office:value="17">
            <text:p>17</text:p>
          </table:table-cell>
          <table:table-cell table:formula="of:=[.W18]" office:value-type="float" office:value="1.54320987654321">
            <text:p>1.54</text:p>
          </table:table-cell>
          <table:table-cell table:formula="of:=[.Y18]+[.Z19]" office:value-type="float" office:value="2.70061728395062">
            <text:p>2.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1/([.B19]/[.$B$25])" office:value-type="float" office:value="18">
            <text:p>18</text:p>
          </table:table-cell>
          <table:table-cell table:number-columns-repeated="9"/>
          <table:table-cell office:value-type="float" office:value="9">
            <text:p>9</text:p>
          </table:table-cell>
          <table:table-cell table:formula="of:=COUNTIF([.$N$2:.$S$7];[.M19])" office:value-type="float" office:value="2">
            <text:p>2</text:p>
          </table:table-cell>
          <table:table-cell table:formula="of:=[.N19]/[.$N$9]" office:value-type="float" office:value="0.0555555555555556">
            <text:p>0.06</text:p>
          </table:table-cell>
          <table:table-cell table:formula="of:=1/[.O19]" office:value-type="float" office:value="18">
            <text:p>18</text:p>
          </table:table-cell>
          <table:table-cell table:formula="of:=[.M19]" office:value-type="float" office:value="9">
            <text:p>9</text:p>
          </table:table-cell>
          <table:table-cell table:formula="of:=[.O19]*100" office:value-type="float" office:value="5.55555555555556">
            <text:p>5.56</text:p>
          </table:table-cell>
          <table:table-cell table:formula="of:=[.R19]+[.S20]" office:value-type="float" office:value="8.33333333333333">
            <text:p>8.33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19]" office:value-type="float" office:value="18">
            <text:p>18</text:p>
          </table:table-cell>
          <table:table-cell table:formula="of:=[.W19]" office:value-type="float" office:value="0.771604938271605">
            <text:p>0.77</text:p>
          </table:table-cell>
          <table:table-cell table:formula="of:=[.Y19]+[.Z20]" office:value-type="float" office:value="1.15740740740741">
            <text:p>1.1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1/([.B20]/[.$B$25])" office:value-type="float" office:value="18">
            <text:p>18</text:p>
          </table:table-cell>
          <table:table-cell table:number-columns-repeated="9"/>
          <table:table-cell office:value-type="float" office:value="10">
            <text:p>10</text:p>
          </table:table-cell>
          <table:table-cell table:formula="of:=COUNTIF([.$N$2:.$S$7];[.M20])" office:value-type="float" office:value="1">
            <text:p>1</text:p>
          </table:table-cell>
          <table:table-cell table:formula="of:=[.N20]/[.$N$9]" office:value-type="float" office:value="0.0277777777777778">
            <text:p>0.03</text:p>
          </table:table-cell>
          <table:table-cell table:formula="of:=1/[.O20]" office:value-type="float" office:value="36">
            <text:p>36</text:p>
          </table:table-cell>
          <table:table-cell table:formula="of:=[.M20]" office:value-type="float" office:value="10">
            <text:p>10</text:p>
          </table:table-cell>
          <table:table-cell table:formula="of:=[.O20]*100" office:value-type="float" office:value="2.77777777777778">
            <text:p>2.78</text:p>
          </table:table-cell>
          <table:table-cell table:formula="of:=[.R20]+[.S21]" office:value-type="float" office:value="2.77777777777778">
            <text:p>2.7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0]" office:value-type="float" office:value="19">
            <text:p>19</text:p>
          </table:table-cell>
          <table:table-cell table:formula="of:=[.W20]" office:value-type="float" office:value="0.308641975308642">
            <text:p>0.31</text:p>
          </table:table-cell>
          <table:table-cell table:formula="of:=[.Y20]+[.Z21]" office:value-type="float" office:value="0.385802469135802">
            <text:p>0.39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1/([.B21]/[.$B$25])" office:value-type="float" office:value="18">
            <text:p>18</text:p>
          </table:table-cell>
          <table:table-cell table:number-columns-repeated="15"/>
          <table:table-cell/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21]" office:value-type="float" office:value="20">
            <text:p>20</text:p>
          </table:table-cell>
          <table:table-cell table:formula="of:=[.W21]" office:value-type="float" office:value="0.0771604938271605">
            <text:p>0.08</text:p>
          </table:table-cell>
          <table:table-cell table:formula="of:=[.Y21]+[.Z22]" office:value-type="float" office:value="0.0771604938271605">
            <text:p>0.0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1/([.B22]/[.$B$25])" office:value-type="float" office:value="36">
            <text:p>36</text:p>
          </table:table-cell>
          <table:table-cell table:number-columns-repeated="22"/>
          <table:table-cell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1/([.B23]/[.$B$25])" office:value-type="float" office:value="18">
            <text:p>18</text:p>
          </table:table-cell>
          <table:table-cell table:number-columns-repeated="3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1/([.B24]/[.$B$25])" office:value-type="float" office:value="36">
            <text:p>36</text:p>
          </table:table-cell>
          <table:table-cell table:number-columns-repeated="31"/>
        </table:table-row>
        <table:table-row table:style-name="ro1">
          <table:table-cell/>
          <table:table-cell table:formula="of:=SUM([.B10:.B24])" office:value-type="float" office:value="36">
            <text:p>36</text:p>
          </table:table-cell>
          <table:table-cell table:number-columns-repeated="10"/>
          <table:table-cell>
            <draw:frame table:end-cell-address="DiceDistribute.S41" table:end-x="1.039cm" table:end-y="0.211cm" draw:z-index="0" draw:style-name="gr1" svg:width="5.391cm" svg:height="7.408cm" svg:x="0.047cm" svg:y="0.069cm">
              <draw:object draw:notify-on-update-of-ranges="'file:///home/bjmey/arch/src/eruta/data/plot/Sheet1'#Sheet1.Q10:'file:///home/bjmey/arch/src/eruta/data/plot/Sheet1'#Sheet1.Q20 'file:///home/bjmey/arch/src/eruta/data/plot/Sheet1'#Sheet1.R10:'file:///home/bjmey/arch/src/eruta/data/plot/Sheet1'#Sheet1.R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9"/>
          <table:table-cell>
            <draw:frame table:end-cell-address="DiceDistribute.AJ48" table:end-x="1.789cm" table:end-y="0.025cm" draw:z-index="1" draw:style-name="gr1" svg:width="8.739cm" svg:height="7.434cm" svg:x="0.354cm" svg:y="0.318cm">
              <draw:object draw:notify-on-update-of-ranges="'file:///home/bjmey/arch/src/eruta/data/plot/Sheet1'#Sheet1.X1:'file:///home/bjmey/arch/src/eruta/data/plot/Sheet1'#Sheet1.X21 'file:///home/bjmey/arch/src/eruta/data/plot/Sheet1'#Sheet1.Y1:'file:///home/bjmey/arch/src/eruta/data/plot/Sheet1'#Sheet1.Y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" table:default-cell-style-name="Default"/>
        <table:table-column table:style-name="co7" table:number-columns-repeated="5" table:default-cell-style-name="Default"/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0">
            <text:p>0</text:p>
          </table:table-cell>
          <table:table-cell office:value-type="float" office:value="0.0771604938271605">
            <text:p>0.0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">
            <text:p>1</text:p>
          </table:table-cell>
          <table:table-cell office:value-type="float" office:value="0.308641975308642">
            <text:p>0.31</text:p>
          </table:table-cell>
          <table:table-cell office:value-type="float" office:value="99.9228395061729">
            <text:p>99.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0">
            <text:p>0</text:p>
          </table:table-cell>
          <table:table-cell office:value-type="float" office:value="0.462962962962963">
            <text:p>0.46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2">
            <text:p>2</text:p>
          </table:table-cell>
          <table:table-cell office:value-type="float" office:value="0.771604938271605">
            <text:p>0.77</text:p>
          </table:table-cell>
          <table:table-cell office:value-type="float" office:value="99.6141975308642">
            <text:p>99.6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office:value-type="float" office:value="1.38888888888889">
            <text:p>1.39</text:p>
          </table:table-cell>
          <table:table-cell office:value-type="float" office:value="99.5370370370371">
            <text:p>99.54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3">
            <text:p>3</text:p>
          </table:table-cell>
          <table:table-cell office:value-type="float" office:value="1.54320987654321">
            <text:p>1.54</text:p>
          </table:table-cell>
          <table:table-cell office:value-type="float" office:value="98.8425925925926">
            <text:p>98.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666666666667">
            <text:p>16.67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.77777777777778">
            <text:p>2.78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2">
            <text:p>2</text:p>
          </table:table-cell>
          <table:table-cell office:value-type="float" office:value="2.77777777777778">
            <text:p>2.78</text:p>
          </table:table-cell>
          <table:table-cell office:value-type="float" office:value="98.1481481481482">
            <text:p>98.15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4">
            <text:p>4</text:p>
          </table:table-cell>
          <table:table-cell office:value-type="float" office:value="2.70061728395062">
            <text:p>2.7</text:p>
          </table:table-cell>
          <table:table-cell office:value-type="float" office:value="97.2993827160494">
            <text:p>97.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6666666666667">
            <text:p>16.67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.55555555555556">
            <text:p>5.56</text:p>
          </table:table-cell>
          <table:table-cell office:value-type="float" office:value="97.2222222222222">
            <text:p>97.22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3">
            <text:p>3</text:p>
          </table:table-cell>
          <table:table-cell office:value-type="float" office:value="4.62962962962963">
            <text:p>4.63</text:p>
          </table:table-cell>
          <table:table-cell office:value-type="float" office:value="95.3703703703704">
            <text:p>95.37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5">
            <text:p>5</text:p>
          </table:table-cell>
          <table:table-cell office:value-type="float" office:value="4.32098765432099">
            <text:p>4.32</text:p>
          </table:table-cell>
          <table:table-cell office:value-type="float" office:value="94.5987654320988">
            <text:p>94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6666666666667">
            <text:p>16.67</text:p>
          </table:table-cell>
          <table:table-cell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.33333333333333">
            <text:p>8.33</text:p>
          </table:table-cell>
          <table:table-cell office:value-type="float" office:value="91.6666666666667">
            <text:p>91.67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4">
            <text:p>4</text:p>
          </table:table-cell>
          <table:table-cell office:value-type="float" office:value="6.94444444444444">
            <text:p>6.94</text:p>
          </table:table-cell>
          <table:table-cell office:value-type="float" office:value="90.7407407407408">
            <text:p>90.74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6">
            <text:p>6</text:p>
          </table:table-cell>
          <table:table-cell office:value-type="float" office:value="6.17283950617284">
            <text:p>6.17</text:p>
          </table:table-cell>
          <table:table-cell office:value-type="float" office:value="90.2777777777778">
            <text:p>90.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6666666666667">
            <text:p>16.67</text:p>
          </table:table-cell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.1111111111111">
            <text:p>11.11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5">
            <text:p>5</text:p>
          </table:table-cell>
          <table:table-cell office:value-type="float" office:value="9.72222222222222">
            <text:p>9.72</text:p>
          </table:table-cell>
          <table:table-cell office:value-type="float" office:value="83.7962962962963">
            <text:p>83.8</text:p>
          </table:table-cell>
          <table:table-cell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7">
            <text:p>7</text:p>
          </table:table-cell>
          <table:table-cell office:value-type="float" office:value="8.02469135802469">
            <text:p>8.02</text:p>
          </table:table-cell>
          <table:table-cell office:value-type="float" office:value="84.104938271605">
            <text:p>84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6666666666667">
            <text:p>16.67</text:p>
          </table:table-cell>
          <table:table-cell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3.8888888888889">
            <text:p>13.89</text:p>
          </table:table-cell>
          <table:table-cell office:value-type="float" office:value="72.2222222222222">
            <text:p>72.22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6">
            <text:p>6</text:p>
          </table:table-cell>
          <table:table-cell office:value-type="float" office:value="11.5740740740741">
            <text:p>11.57</text:p>
          </table:table-cell>
          <table:table-cell office:value-type="float" office:value="74.0740740740741">
            <text:p>74.07</text:p>
          </table:table-cell>
          <table:table-cell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8">
            <text:p>8</text:p>
          </table:table-cell>
          <table:table-cell office:value-type="float" office:value="9.64506172839506">
            <text:p>9.65</text:p>
          </table:table-cell>
          <table:table-cell office:value-type="float" office:value="76.0802469135803">
            <text:p>76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.6666666666667">
            <text:p>16.67</text:p>
          </table:table-cell>
          <table:table-cell office:value-type="float" office:value="58.3333333333333">
            <text:p>58.33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9">
            <text:p>9</text:p>
          </table:table-cell>
          <table:table-cell office:value-type="float" office:value="10.8024691358025">
            <text:p>10.8</text:p>
          </table:table-cell>
          <table:table-cell office:value-type="float" office:value="66.4351851851852">
            <text:p>66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office:value-type="float" office:value="13.8888888888889">
            <text:p>13.89</text:p>
          </table:table-cell>
          <table:table-cell office:value-type="float" office:value="41.6666666666667">
            <text:p>41.67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office:value-type="float" office:value="10">
            <text:p>10</text:p>
          </table:table-cell>
          <table:table-cell office:value-type="float" office:value="11.2654320987654">
            <text:p>11.27</text:p>
          </table:table-cell>
          <table:table-cell office:value-type="float" office:value="55.6327160493827">
            <text:p>55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.1111111111111">
            <text:p>11.11</text:p>
          </table:table-cell>
          <table:table-cell office:value-type="float" office:value="27.7777777777778">
            <text:p>27.78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9">
            <text:p>9</text:p>
          </table:table-cell>
          <table:table-cell office:value-type="float" office:value="11.5740740740741">
            <text:p>11.57</text:p>
          </table:table-cell>
          <table:table-cell office:value-type="float" office:value="37.5">
            <text:p>37.5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11">
            <text:p>11</text:p>
          </table:table-cell>
          <table:table-cell office:value-type="float" office:value="10.8024691358025">
            <text:p>10.8</text:p>
          </table:table-cell>
          <table:table-cell office:value-type="float" office:value="44.3672839506173">
            <text:p>44.3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6.6666666666667">
            <text:p>16.67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.33333333333333">
            <text:p>8.33</text:p>
          </table:table-cell>
          <table:table-cell office:value-type="float" office:value="16.6666666666667">
            <text:p>16.67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10">
            <text:p>10</text:p>
          </table:table-cell>
          <table:table-cell office:value-type="float" office:value="9.72222222222222">
            <text:p>9.72</text:p>
          </table:table-cell>
          <table:table-cell office:value-type="float" office:value="25.9259259259259">
            <text:p>25.9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12">
            <text:p>12</text:p>
          </table:table-cell>
          <table:table-cell office:value-type="float" office:value="9.64506172839506">
            <text:p>9.65</text:p>
          </table:table-cell>
          <table:table-cell office:value-type="float" office:value="33.5648148148148">
            <text:p>33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.55555555555556">
            <text:p>5.56</text:p>
          </table:table-cell>
          <table:table-cell office:value-type="float" office:value="8.33333333333333">
            <text:p>8.33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11">
            <text:p>11</text:p>
          </table:table-cell>
          <table:table-cell office:value-type="float" office:value="6.94444444444444">
            <text:p>6.94</text:p>
          </table:table-cell>
          <table:table-cell office:value-type="float" office:value="16.2037037037037">
            <text:p>16.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13">
            <text:p>13</text:p>
          </table:table-cell>
          <table:table-cell office:value-type="float" office:value="8.02469135802469">
            <text:p>8.02</text:p>
          </table:table-cell>
          <table:table-cell office:value-type="float" office:value="23.9197530864198">
            <text:p>23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office:value-type="float" office:value="2.77777777777778">
            <text:p>2.78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12">
            <text:p>12</text:p>
          </table:table-cell>
          <table:table-cell office:value-type="float" office:value="4.62962962962963">
            <text:p>4.63</text:p>
          </table:table-cell>
          <table:table-cell office:value-type="float" office:value="9.25925925925926">
            <text:p>9.26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14">
            <text:p>14</text:p>
          </table:table-cell>
          <table:table-cell office:value-type="float" office:value="6.17283950617284">
            <text:p>6.17</text:p>
          </table:table-cell>
          <table:table-cell office:value-type="float" office:value="15.8950617283951">
            <text:p>15.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13">
            <text:p>13</text:p>
          </table:table-cell>
          <table:table-cell office:value-type="float" office:value="2.77777777777778">
            <text:p>2.78</text:p>
          </table:table-cell>
          <table:table-cell office:value-type="float" office:value="4.62962962962963">
            <text:p>4.63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15">
            <text:p>15</text:p>
          </table:table-cell>
          <table:table-cell office:value-type="float" office:value="4.32098765432099">
            <text:p>4.32</text:p>
          </table:table-cell>
          <table:table-cell office:value-type="float" office:value="9.72222222222223">
            <text:p>9.7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4">
            <text:p>14</text:p>
          </table:table-cell>
          <table:table-cell office:value-type="float" office:value="1.38888888888889">
            <text:p>1.39</text:p>
          </table:table-cell>
          <table:table-cell office:value-type="float" office:value="1.85185185185185">
            <text:p>1.85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16">
            <text:p>16</text:p>
          </table:table-cell>
          <table:table-cell office:value-type="float" office:value="2.70061728395062">
            <text:p>2.7</text:p>
          </table:table-cell>
          <table:table-cell office:value-type="float" office:value="5.40123456790124">
            <text:p>5.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15">
            <text:p>15</text:p>
          </table:table-cell>
          <table:table-cell table:number-columns-repeated="2" office:value-type="float" office:value="0.462962962962963">
            <text:p>0.46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17">
            <text:p>17</text:p>
          </table:table-cell>
          <table:table-cell office:value-type="float" office:value="1.54320987654321">
            <text:p>1.54</text:p>
          </table:table-cell>
          <table:table-cell office:value-type="float" office:value="2.70061728395062">
            <text:p>2.7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18">
            <text:p>18</text:p>
          </table:table-cell>
          <table:table-cell office:value-type="float" office:value="0.771604938271605">
            <text:p>0.77</text:p>
          </table:table-cell>
          <table:table-cell office:value-type="float" office:value="1.15740740740741">
            <text:p>1.16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9">
            <text:p>19</text:p>
          </table:table-cell>
          <table:table-cell office:value-type="float" office:value="0.308641975308642">
            <text:p>0.31</text:p>
          </table:table-cell>
          <table:table-cell office:value-type="float" office:value="0.385802469135802">
            <text:p>0.39</text:p>
          </table:table-cell>
          <table:table-cell/>
        </table:table-row>
        <table:table-row table:style-name="ro1">
          <table:table-cell table:number-columns-repeated="19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771604938271605">
            <text:p>0.08</text:p>
          </table:table-cell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>
            <text:p>How much bonus is 1 d5 worth?</text:p>
          </table:table-cell>
          <table:table-cell table:number-columns-repeated="8"/>
          <table:table-cell office:value-type="string">
            <text:p>On one dice, chance for max score 5 <text:s/>is 16% , same chance <text:s/>on 2 d for 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so optimally, 1 d5 is worth 3 bonus points</text:p>
          </table:table-cell>
          <table:table-cell table:number-columns-repeated="15"/>
        </table:table-row>
      </table:table>
      <table:table table:name="HP Growth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2"/>
        <table:table-column table:style-name="co13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6" table:number-columns-repeated="2" table:default-cell-style-name="ce2"/>
        <table:table-column table:style-name="co16" table:default-cell-style-name="Default"/>
        <table:table-column table:style-name="co16" table:number-columns-repeated="3" table:default-cell-style-name="ce2"/>
        <table:table-column table:style-name="co16" table:number-columns-repeated="19" table:default-cell-style-name="Default"/>
        <table:table-column table:style-name="co18" table:number-columns-repeated="14" table:default-cell-style-name="Default"/>
        <table:table-column table:style-name="co19" table:default-cell-style-name="Default"/>
        <table:table-column table:style-name="co18" table:number-columns-repeated="210" table:default-cell-style-name="Default"/>
        <table:table-row table:style-name="ro1">
          <table:table-cell office:value-type="string">
            <text:p>HP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5"/>
          <table:table-cell/>
          <table:table-cell table:style-name="Default"/>
          <table:table-cell table:style-name="Default" office:value-type="string">
            <text:p>All skills effective level = skill level + relevant stat</text:p>
          </table:table-cell>
          <table:table-cell table:style-name="Default"/>
          <table:table-cell table:number-columns-repeated="244"/>
        </table:table-row>
        <table:table-row table:style-name="ro1">
          <table:table-cell office:value-type="string">
            <text:p>Resist Level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4"/>
          <table:table-cell/>
          <table:table-cell table:style-name="Default" office:value-type="float" office:value="2">
            <text:p>2</text:p>
          </table:table-cell>
          <table:table-cell table:style-name="Default" office:value-type="string">
            <text:p>effective resist = toughness + resist</text:p>
          </table:table-cell>
          <table:table-cell table:style-name="Default"/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table:formula="of:=([.A3]-1)*8+[.$B$2]+[.$B$1]" office:value-type="float" office:value="12">
            <text:p>12</text:p>
          </table:table-cell>
          <table:table-cell table:formula="of:=FLOOR([.A3]*[.$C$2] + [.A3]*[.A3]/[.$C$1] + [.$B$1]; 1)" office:value-type="float" office:value="11">
            <text:p>11</text:p>
          </table:table-cell>
          <table:table-cell table:formula="of:=[.D2]+[.J3]" office:value-type="float" office:value="12">
            <text:p>12</text:p>
          </table:table-cell>
          <table:table-cell table:formula="of:=  FLOOR( ([.$A3] * [.$C$2]) + ([.$A3]*[.$A3]/[.$C$1]); 1) + [.$B$1]" office:value-type="float" office:value="11">
            <text:p>11</text:p>
          </table:table-cell>
          <table:table-cell table:number-columns-repeated="4"/>
          <table:table-cell table:formula="of:=FLOOR(([.A3]-1)/10;1)+[.$J$2]" office:value-type="float" office:value="2">
            <text:p>2</text:p>
          </table:table-cell>
          <table:table-cell table:formula="of:=[.C4]-[.C3]" office:value-type="float" office:value="1">
            <text:p>1</text:p>
          </table:table-cell>
          <table:table-cell table:formula="of:=[.C3]-[.D3]" office:value-type="float" office:value="-1">
            <text:p>-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">
            <text:p>2</text:p>
          </table:table-cell>
          <table:table-cell table:formula="of:=([.A4]-1)*8+[.$B$2]+[.$B$1]" office:value-type="float" office:value="20">
            <text:p>20</text:p>
          </table:table-cell>
          <table:table-cell table:formula="of:=FLOOR([.A4]*[.$C$2] + [.A4]*[.A4]/[.$C$1] + [.$B$1]; 1)" office:value-type="float" office:value="12">
            <text:p>12</text:p>
          </table:table-cell>
          <table:table-cell table:formula="of:=[.D3]+[.J4]" office:value-type="float" office:value="14">
            <text:p>14</text:p>
          </table:table-cell>
          <table:table-cell table:formula="of:=  FLOOR( ([.$A4] * [.$C$2]) + ([.$A4]*[.$A4]/[.$C$1]); 1) + [.$B$1]" office:value-type="float" office:value="12">
            <text:p>12</text:p>
          </table:table-cell>
          <table:table-cell table:number-columns-repeated="4"/>
          <table:table-cell table:formula="of:=FLOOR(([.A4]-1)/10;1)+[.$J$2]" office:value-type="float" office:value="2">
            <text:p>2</text:p>
          </table:table-cell>
          <table:table-cell table:formula="of:=[.C5]-[.C4]" office:value-type="float" office:value="1">
            <text:p>1</text:p>
          </table:table-cell>
          <table:table-cell table:formula="of:=[.C4]-[.D4]" office:value-type="float" office:value="-2">
            <text:p>-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">
            <text:p>3</text:p>
          </table:table-cell>
          <table:table-cell table:formula="of:=([.A5]-1)*8+[.$B$2]+[.$B$1]" office:value-type="float" office:value="28">
            <text:p>28</text:p>
          </table:table-cell>
          <table:table-cell table:formula="of:=FLOOR([.A5]*[.$C$2] + [.A5]*[.A5]/[.$C$1] + [.$B$1]; 1)" office:value-type="float" office:value="13">
            <text:p>13</text:p>
          </table:table-cell>
          <table:table-cell table:formula="of:=[.D4]+[.J5]" office:value-type="float" office:value="16">
            <text:p>16</text:p>
          </table:table-cell>
          <table:table-cell table:formula="of:=  FLOOR( ([.$A5] * [.$C$2]) + ([.$A5]*[.$A5]/[.$C$1]); 1) + [.$B$1]" office:value-type="float" office:value="13">
            <text:p>13</text:p>
          </table:table-cell>
          <table:table-cell table:number-columns-repeated="4"/>
          <table:table-cell table:formula="of:=FLOOR(([.A5]-1)/10;1)+[.$J$2]" office:value-type="float" office:value="2">
            <text:p>2</text:p>
          </table:table-cell>
          <table:table-cell table:formula="of:=[.C6]-[.C5]" office:value-type="float" office:value="1">
            <text:p>1</text:p>
          </table:table-cell>
          <table:table-cell table:formula="of:=[.C5]-[.D5]" office:value-type="float" office:value="-3">
            <text:p>-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">
            <text:p>4</text:p>
          </table:table-cell>
          <table:table-cell table:formula="of:=([.A6]-1)*8+[.$B$2]+[.$B$1]" office:value-type="float" office:value="36">
            <text:p>36</text:p>
          </table:table-cell>
          <table:table-cell table:formula="of:=FLOOR([.A6]*[.$C$2] + [.A6]*[.A6]/[.$C$1] + [.$B$1]; 1)" office:value-type="float" office:value="14">
            <text:p>14</text:p>
          </table:table-cell>
          <table:table-cell table:formula="of:=[.D5]+[.J6]" office:value-type="float" office:value="18">
            <text:p>18</text:p>
          </table:table-cell>
          <table:table-cell table:formula="of:=  FLOOR( ([.$A6] * [.$C$2]) + ([.$A6]*[.$A6]/[.$C$1]); 1) + [.$B$1]" office:value-type="float" office:value="14">
            <text:p>14</text:p>
          </table:table-cell>
          <table:table-cell table:number-columns-repeated="4"/>
          <table:table-cell table:formula="of:=FLOOR(([.A6]-1)/10;1)+[.$J$2]" office:value-type="float" office:value="2">
            <text:p>2</text:p>
          </table:table-cell>
          <table:table-cell table:formula="of:=[.C7]-[.C6]" office:value-type="float" office:value="2">
            <text:p>2</text:p>
          </table:table-cell>
          <table:table-cell table:formula="of:=[.C6]-[.D6]" office:value-type="float" office:value="-4">
            <text:p>-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">
            <text:p>5</text:p>
          </table:table-cell>
          <table:table-cell table:formula="of:=([.A7]-1)*8+[.$B$2]+[.$B$1]" office:value-type="float" office:value="44">
            <text:p>44</text:p>
          </table:table-cell>
          <table:table-cell table:formula="of:=FLOOR([.A7]*[.$C$2] + [.A7]*[.A7]/[.$C$1] + [.$B$1]; 1)" office:value-type="float" office:value="16">
            <text:p>16</text:p>
          </table:table-cell>
          <table:table-cell table:formula="of:=[.D6]+[.J7]" office:value-type="float" office:value="20">
            <text:p>20</text:p>
          </table:table-cell>
          <table:table-cell table:formula="of:=  FLOOR( ([.$A7] * [.$C$2]) + ([.$A7]*[.$A7]/[.$C$1]); 1) + [.$B$1]" office:value-type="float" office:value="16">
            <text:p>16</text:p>
          </table:table-cell>
          <table:table-cell table:number-columns-repeated="4"/>
          <table:table-cell table:formula="of:=FLOOR(([.A7]-1)/10;1)+[.$J$2]" office:value-type="float" office:value="2">
            <text:p>2</text:p>
          </table:table-cell>
          <table:table-cell table:formula="of:=[.C8]-[.C7]" office:value-type="float" office:value="1">
            <text:p>1</text:p>
          </table:table-cell>
          <table:table-cell table:formula="of:=[.C7]-[.D7]" office:value-type="float" office:value="-4">
            <text:p>-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">
            <text:p>6</text:p>
          </table:table-cell>
          <table:table-cell table:formula="of:=([.A8]-1)*8+[.$B$2]+[.$B$1]" office:value-type="float" office:value="52">
            <text:p>52</text:p>
          </table:table-cell>
          <table:table-cell table:formula="of:=FLOOR([.A8]*[.$C$2] + [.A8]*[.A8]/[.$C$1] + [.$B$1]; 1)" office:value-type="float" office:value="17">
            <text:p>17</text:p>
          </table:table-cell>
          <table:table-cell table:formula="of:=[.D7]+[.J8]" office:value-type="float" office:value="22">
            <text:p>22</text:p>
          </table:table-cell>
          <table:table-cell table:formula="of:=  FLOOR( ([.$A8] * [.$C$2]) + ([.$A8]*[.$A8]/[.$C$1]); 1) + [.$B$1]" office:value-type="float" office:value="17">
            <text:p>17</text:p>
          </table:table-cell>
          <table:table-cell table:number-columns-repeated="4"/>
          <table:table-cell table:formula="of:=FLOOR(([.A8]-1)/10;1)+[.$J$2]" office:value-type="float" office:value="2">
            <text:p>2</text:p>
          </table:table-cell>
          <table:table-cell table:formula="of:=[.C9]-[.C8]" office:value-type="float" office:value="2">
            <text:p>2</text:p>
          </table:table-cell>
          <table:table-cell table:formula="of:=[.C8]-[.D8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">
            <text:p>7</text:p>
          </table:table-cell>
          <table:table-cell table:formula="of:=([.A9]-1)*8+[.$B$2]+[.$B$1]" office:value-type="float" office:value="60">
            <text:p>60</text:p>
          </table:table-cell>
          <table:table-cell table:formula="of:=FLOOR([.A9]*[.$C$2] + [.A9]*[.A9]/[.$C$1] + [.$B$1]; 1)" office:value-type="float" office:value="19">
            <text:p>19</text:p>
          </table:table-cell>
          <table:table-cell table:formula="of:=[.D8]+[.J9]" office:value-type="float" office:value="24">
            <text:p>24</text:p>
          </table:table-cell>
          <table:table-cell table:formula="of:=  FLOOR( ([.$A9] * [.$C$2]) + ([.$A9]*[.$A9]/[.$C$1]); 1) + [.$B$1]" office:value-type="float" office:value="19">
            <text:p>19</text:p>
          </table:table-cell>
          <table:table-cell table:number-columns-repeated="4"/>
          <table:table-cell table:formula="of:=FLOOR(([.A9]-1)/10;1)+[.$J$2]" office:value-type="float" office:value="2">
            <text:p>2</text:p>
          </table:table-cell>
          <table:table-cell table:formula="of:=[.C10]-[.C9]" office:value-type="float" office:value="2">
            <text:p>2</text:p>
          </table:table-cell>
          <table:table-cell table:formula="of:=[.C9]-[.D9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">
            <text:p>8</text:p>
          </table:table-cell>
          <table:table-cell table:formula="of:=([.A10]-1)*8+[.$B$2]+[.$B$1]" office:value-type="float" office:value="68">
            <text:p>68</text:p>
          </table:table-cell>
          <table:table-cell table:formula="of:=FLOOR([.A10]*[.$C$2] + [.A10]*[.A10]/[.$C$1] + [.$B$1]; 1)" office:value-type="float" office:value="21">
            <text:p>21</text:p>
          </table:table-cell>
          <table:table-cell table:formula="of:=[.D9]+[.J10]" office:value-type="float" office:value="26">
            <text:p>26</text:p>
          </table:table-cell>
          <table:table-cell table:formula="of:=  FLOOR( ([.$A10] * [.$C$2]) + ([.$A10]*[.$A10]/[.$C$1]); 1) + [.$B$1]" office:value-type="float" office:value="21">
            <text:p>21</text:p>
          </table:table-cell>
          <table:table-cell table:number-columns-repeated="4"/>
          <table:table-cell table:formula="of:=FLOOR(([.A10]-1)/10;1)+[.$J$2]" office:value-type="float" office:value="2">
            <text:p>2</text:p>
          </table:table-cell>
          <table:table-cell table:formula="of:=[.C11]-[.C10]" office:value-type="float" office:value="2">
            <text:p>2</text:p>
          </table:table-cell>
          <table:table-cell table:formula="of:=[.C10]-[.D10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">
            <text:p>9</text:p>
          </table:table-cell>
          <table:table-cell table:formula="of:=([.A11]-1)*8+[.$B$2]+[.$B$1]" office:value-type="float" office:value="76">
            <text:p>76</text:p>
          </table:table-cell>
          <table:table-cell table:formula="of:=FLOOR([.A11]*[.$C$2] + [.A11]*[.A11]/[.$C$1] + [.$B$1]; 1)" office:value-type="float" office:value="23">
            <text:p>23</text:p>
          </table:table-cell>
          <table:table-cell table:formula="of:=[.D10]+[.J11]" office:value-type="float" office:value="28">
            <text:p>28</text:p>
          </table:table-cell>
          <table:table-cell table:formula="of:=  FLOOR( ([.$A11] * [.$C$2]) + ([.$A11]*[.$A11]/[.$C$1]); 1) + [.$B$1]" office:value-type="float" office:value="23">
            <text:p>23</text:p>
          </table:table-cell>
          <table:table-cell table:number-columns-repeated="4"/>
          <table:table-cell table:formula="of:=FLOOR(([.A11]-1)/10;1)+[.$J$2]" office:value-type="float" office:value="2">
            <text:p>2</text:p>
          </table:table-cell>
          <table:table-cell table:formula="of:=[.C12]-[.C11]" office:value-type="float" office:value="2">
            <text:p>2</text:p>
          </table:table-cell>
          <table:table-cell table:formula="of:=[.C11]-[.D11]" office:value-type="float" office:value="-5">
            <text:p>-5</text:p>
          </table:table-cell>
          <table:table-cell table:style-name="ce2"/>
          <table:table-cell table:style-name="ce2">
            <draw:frame table:end-cell-address="'HP Growth'.AO39" table:end-x="0.644cm" table:end-y="0.239cm" draw:z-index="0" draw:style-name="gr1" svg:width="20.429cm" svg:height="12.481cm" svg:x="0.057cm" svg:y="0.419cm">
              <draw:object draw:notify-on-update-of-ranges="'HP Growth'.A3:'HP Growth'.A152 'HP Growth'.E3:'HP Growth'.E152 'HP Growth'.A3:'HP Growth'.A152 'HP Growth'.C3:'HP Growth'.C152 'HP Growth'.A3:'HP Growth'.A152 'HP Growth'.E3:'HP Growth'.E152 'HP Growth'.A3:'HP Growth'.A152 'HP Growth'.B3:'HP Growth'.B152 'HP Growth'.A3:'HP Growth'.A152 'HP Growth'.F3:'HP Growth'.F152 'HP Growth'.A3:'HP Growth'.A152 'HP Growth'.G3:'HP Growth'.G152 'HP Growth'.A3:'HP Growth'.A152 'HP Growth'.H3:'HP Growth'.H152 'HP Growth'.A3:'HP Growth'.A152 'HP Growth'.D3:'HP Growth'.D15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32"/>
          <table:table-cell table:number-columns-repeated="210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f:=([.A12]-1)*8+[.$B$2]+[.$B$1]" office:value-type="float" office:value="84">
            <text:p>84</text:p>
          </table:table-cell>
          <table:table-cell table:formula="of:=FLOOR([.A12]*[.$C$2] + [.A12]*[.A12]/[.$C$1] + [.$B$1]; 1)" office:value-type="float" office:value="25">
            <text:p>25</text:p>
          </table:table-cell>
          <table:table-cell table:formula="of:=[.D11]+[.J12]" office:value-type="float" office:value="30">
            <text:p>30</text:p>
          </table:table-cell>
          <table:table-cell table:formula="of:=  FLOOR( ([.$A12] * [.$C$2]) + ([.$A12]*[.$A12]/[.$C$1]); 1) + [.$B$1]" office:value-type="float" office:value="25">
            <text:p>25</text:p>
          </table:table-cell>
          <table:table-cell table:number-columns-repeated="4"/>
          <table:table-cell table:formula="of:=FLOOR(([.A12]-1)/10;1)+[.$J$2]" office:value-type="float" office:value="2">
            <text:p>2</text:p>
          </table:table-cell>
          <table:table-cell table:formula="of:=[.C13]-[.C12]" office:value-type="float" office:value="2">
            <text:p>2</text:p>
          </table:table-cell>
          <table:table-cell table:formula="of:=[.C12]-[.D12]" office:value-type="float" office:value="-5">
            <text:p>-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1">
            <text:p>11</text:p>
          </table:table-cell>
          <table:table-cell table:formula="of:=([.A13]-1)*8+[.$B$2]+[.$B$1]" office:value-type="float" office:value="92">
            <text:p>92</text:p>
          </table:table-cell>
          <table:table-cell table:formula="of:=FLOOR([.A13]*[.$C$2] + [.A13]*[.A13]/[.$C$1] + [.$B$1]; 1)" office:value-type="float" office:value="27">
            <text:p>27</text:p>
          </table:table-cell>
          <table:table-cell table:formula="of:=[.D12]+[.J13]" office:value-type="float" office:value="33">
            <text:p>33</text:p>
          </table:table-cell>
          <table:table-cell table:formula="of:=  FLOOR( ([.$A13] * [.$C$2]) + ([.$A13]*[.$A13]/[.$C$1]); 1) + [.$B$1]" office:value-type="float" office:value="27">
            <text:p>27</text:p>
          </table:table-cell>
          <table:table-cell table:number-columns-repeated="4"/>
          <table:table-cell table:formula="of:=FLOOR(([.A13]-1)/10;1)+[.$J$2]" office:value-type="float" office:value="3">
            <text:p>3</text:p>
          </table:table-cell>
          <table:table-cell table:formula="of:=[.C14]-[.C13]" office:value-type="float" office:value="2">
            <text:p>2</text:p>
          </table:table-cell>
          <table:table-cell table:formula="of:=[.C13]-[.D13]" office:value-type="float" office:value="-6">
            <text:p>-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2">
            <text:p>12</text:p>
          </table:table-cell>
          <table:table-cell table:formula="of:=([.A14]-1)*8+[.$B$2]+[.$B$1]" office:value-type="float" office:value="100">
            <text:p>100</text:p>
          </table:table-cell>
          <table:table-cell table:formula="of:=FLOOR([.A14]*[.$C$2] + [.A14]*[.A14]/[.$C$1] + [.$B$1]; 1)" office:value-type="float" office:value="29">
            <text:p>29</text:p>
          </table:table-cell>
          <table:table-cell table:formula="of:=[.D13]+[.J14]" office:value-type="float" office:value="36">
            <text:p>36</text:p>
          </table:table-cell>
          <table:table-cell table:formula="of:=  FLOOR( ([.$A14] * [.$C$2]) + ([.$A14]*[.$A14]/[.$C$1]); 1) + [.$B$1]" office:value-type="float" office:value="29">
            <text:p>29</text:p>
          </table:table-cell>
          <table:table-cell table:number-columns-repeated="4"/>
          <table:table-cell table:formula="of:=FLOOR(([.A14]-1)/10;1)+[.$J$2]" office:value-type="float" office:value="3">
            <text:p>3</text:p>
          </table:table-cell>
          <table:table-cell table:formula="of:=[.C15]-[.C14]" office:value-type="float" office:value="2">
            <text:p>2</text:p>
          </table:table-cell>
          <table:table-cell table:formula="of:=[.C14]-[.D14]" office:value-type="float" office:value="-7">
            <text:p>-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3">
            <text:p>13</text:p>
          </table:table-cell>
          <table:table-cell table:formula="of:=([.A15]-1)*8+[.$B$2]+[.$B$1]" office:value-type="float" office:value="108">
            <text:p>108</text:p>
          </table:table-cell>
          <table:table-cell table:formula="of:=FLOOR([.A15]*[.$C$2] + [.A15]*[.A15]/[.$C$1] + [.$B$1]; 1)" office:value-type="float" office:value="31">
            <text:p>31</text:p>
          </table:table-cell>
          <table:table-cell table:formula="of:=[.D14]+[.J15]" office:value-type="float" office:value="39">
            <text:p>39</text:p>
          </table:table-cell>
          <table:table-cell table:formula="of:=  FLOOR( ([.$A15] * [.$C$2]) + ([.$A15]*[.$A15]/[.$C$1]); 1) + [.$B$1]" office:value-type="float" office:value="31">
            <text:p>31</text:p>
          </table:table-cell>
          <table:table-cell table:number-columns-repeated="4"/>
          <table:table-cell table:formula="of:=FLOOR(([.A15]-1)/10;1)+[.$J$2]" office:value-type="float" office:value="3">
            <text:p>3</text:p>
          </table:table-cell>
          <table:table-cell table:formula="of:=[.C16]-[.C15]" office:value-type="float" office:value="2">
            <text:p>2</text:p>
          </table:table-cell>
          <table:table-cell table:formula="of:=[.C15]-[.D15]" office:value-type="float" office:value="-8">
            <text:p>-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4">
            <text:p>14</text:p>
          </table:table-cell>
          <table:table-cell table:formula="of:=([.A16]-1)*8+[.$B$2]+[.$B$1]" office:value-type="float" office:value="116">
            <text:p>116</text:p>
          </table:table-cell>
          <table:table-cell table:formula="of:=FLOOR([.A16]*[.$C$2] + [.A16]*[.A16]/[.$C$1] + [.$B$1]; 1)" office:value-type="float" office:value="33">
            <text:p>33</text:p>
          </table:table-cell>
          <table:table-cell table:formula="of:=[.D15]+[.J16]" office:value-type="float" office:value="42">
            <text:p>42</text:p>
          </table:table-cell>
          <table:table-cell table:formula="of:=  FLOOR( ([.$A16] * [.$C$2]) + ([.$A16]*[.$A16]/[.$C$1]); 1) + [.$B$1]" office:value-type="float" office:value="33">
            <text:p>33</text:p>
          </table:table-cell>
          <table:table-cell table:number-columns-repeated="4"/>
          <table:table-cell table:formula="of:=FLOOR(([.A16]-1)/10;1)+[.$J$2]" office:value-type="float" office:value="3">
            <text:p>3</text:p>
          </table:table-cell>
          <table:table-cell table:formula="of:=[.C17]-[.C16]" office:value-type="float" office:value="3">
            <text:p>3</text:p>
          </table:table-cell>
          <table:table-cell table:formula="of:=[.C16]-[.D16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5">
            <text:p>15</text:p>
          </table:table-cell>
          <table:table-cell table:formula="of:=([.A17]-1)*8+[.$B$2]+[.$B$1]" office:value-type="float" office:value="124">
            <text:p>124</text:p>
          </table:table-cell>
          <table:table-cell table:formula="of:=FLOOR([.A17]*[.$C$2] + [.A17]*[.A17]/[.$C$1] + [.$B$1]; 1)" office:value-type="float" office:value="36">
            <text:p>36</text:p>
          </table:table-cell>
          <table:table-cell table:formula="of:=[.D16]+[.J17]" office:value-type="float" office:value="45">
            <text:p>45</text:p>
          </table:table-cell>
          <table:table-cell table:formula="of:=  FLOOR( ([.$A17] * [.$C$2]) + ([.$A17]*[.$A17]/[.$C$1]); 1) + [.$B$1]" office:value-type="float" office:value="36">
            <text:p>36</text:p>
          </table:table-cell>
          <table:table-cell table:number-columns-repeated="4"/>
          <table:table-cell table:formula="of:=FLOOR(([.A17]-1)/10;1)+[.$J$2]" office:value-type="float" office:value="3">
            <text:p>3</text:p>
          </table:table-cell>
          <table:table-cell table:formula="of:=[.C18]-[.C17]" office:value-type="float" office:value="2">
            <text:p>2</text:p>
          </table:table-cell>
          <table:table-cell table:formula="of:=[.C17]-[.D17]" office:value-type="float" office:value="-9">
            <text:p>-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6">
            <text:p>16</text:p>
          </table:table-cell>
          <table:table-cell table:formula="of:=([.A18]-1)*8+[.$B$2]+[.$B$1]" office:value-type="float" office:value="132">
            <text:p>132</text:p>
          </table:table-cell>
          <table:table-cell table:formula="of:=FLOOR([.A18]*[.$C$2] + [.A18]*[.A18]/[.$C$1] + [.$B$1]; 1)" office:value-type="float" office:value="38">
            <text:p>38</text:p>
          </table:table-cell>
          <table:table-cell table:formula="of:=[.D17]+[.J18]" office:value-type="float" office:value="48">
            <text:p>48</text:p>
          </table:table-cell>
          <table:table-cell table:formula="of:=  FLOOR( ([.$A18] * [.$C$2]) + ([.$A18]*[.$A18]/[.$C$1]); 1) + [.$B$1]" office:value-type="float" office:value="38">
            <text:p>38</text:p>
          </table:table-cell>
          <table:table-cell table:number-columns-repeated="4"/>
          <table:table-cell table:formula="of:=FLOOR(([.A18]-1)/10;1)+[.$J$2]" office:value-type="float" office:value="3">
            <text:p>3</text:p>
          </table:table-cell>
          <table:table-cell table:formula="of:=[.C19]-[.C18]" office:value-type="float" office:value="3">
            <text:p>3</text:p>
          </table:table-cell>
          <table:table-cell table:formula="of:=[.C18]-[.D18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7">
            <text:p>17</text:p>
          </table:table-cell>
          <table:table-cell table:formula="of:=([.A19]-1)*8+[.$B$2]+[.$B$1]" office:value-type="float" office:value="140">
            <text:p>140</text:p>
          </table:table-cell>
          <table:table-cell table:formula="of:=FLOOR([.A19]*[.$C$2] + [.A19]*[.A19]/[.$C$1] + [.$B$1]; 1)" office:value-type="float" office:value="41">
            <text:p>41</text:p>
          </table:table-cell>
          <table:table-cell table:formula="of:=[.D18]+[.J19]" office:value-type="float" office:value="51">
            <text:p>51</text:p>
          </table:table-cell>
          <table:table-cell table:formula="of:=  FLOOR( ([.$A19] * [.$C$2]) + ([.$A19]*[.$A19]/[.$C$1]); 1) + [.$B$1]" office:value-type="float" office:value="41">
            <text:p>41</text:p>
          </table:table-cell>
          <table:table-cell table:number-columns-repeated="4"/>
          <table:table-cell table:formula="of:=FLOOR(([.A19]-1)/10;1)+[.$J$2]" office:value-type="float" office:value="3">
            <text:p>3</text:p>
          </table:table-cell>
          <table:table-cell table:formula="of:=[.C20]-[.C19]" office:value-type="float" office:value="3">
            <text:p>3</text:p>
          </table:table-cell>
          <table:table-cell table:formula="of:=[.C19]-[.D19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8">
            <text:p>18</text:p>
          </table:table-cell>
          <table:table-cell table:formula="of:=([.A20]-1)*8+[.$B$2]+[.$B$1]" office:value-type="float" office:value="148">
            <text:p>148</text:p>
          </table:table-cell>
          <table:table-cell table:formula="of:=FLOOR([.A20]*[.$C$2] + [.A20]*[.A20]/[.$C$1] + [.$B$1]; 1)" office:value-type="float" office:value="44">
            <text:p>44</text:p>
          </table:table-cell>
          <table:table-cell table:formula="of:=[.D19]+[.J20]" office:value-type="float" office:value="54">
            <text:p>54</text:p>
          </table:table-cell>
          <table:table-cell table:formula="of:=  FLOOR( ([.$A20] * [.$C$2]) + ([.$A20]*[.$A20]/[.$C$1]); 1) + [.$B$1]" office:value-type="float" office:value="44">
            <text:p>44</text:p>
          </table:table-cell>
          <table:table-cell table:number-columns-repeated="4"/>
          <table:table-cell table:formula="of:=FLOOR(([.A20]-1)/10;1)+[.$J$2]" office:value-type="float" office:value="3">
            <text:p>3</text:p>
          </table:table-cell>
          <table:table-cell table:formula="of:=[.C21]-[.C20]" office:value-type="float" office:value="3">
            <text:p>3</text:p>
          </table:table-cell>
          <table:table-cell table:formula="of:=[.C20]-[.D20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9">
            <text:p>19</text:p>
          </table:table-cell>
          <table:table-cell table:formula="of:=([.A21]-1)*8+[.$B$2]+[.$B$1]" office:value-type="float" office:value="156">
            <text:p>156</text:p>
          </table:table-cell>
          <table:table-cell table:formula="of:=FLOOR([.A21]*[.$C$2] + [.A21]*[.A21]/[.$C$1] + [.$B$1]; 1)" office:value-type="float" office:value="47">
            <text:p>47</text:p>
          </table:table-cell>
          <table:table-cell table:formula="of:=[.D20]+[.J21]" office:value-type="float" office:value="57">
            <text:p>57</text:p>
          </table:table-cell>
          <table:table-cell table:formula="of:=  FLOOR( ([.$A21] * [.$C$2]) + ([.$A21]*[.$A21]/[.$C$1]); 1) + [.$B$1]" office:value-type="float" office:value="47">
            <text:p>47</text:p>
          </table:table-cell>
          <table:table-cell table:number-columns-repeated="4"/>
          <table:table-cell table:formula="of:=FLOOR(([.A21]-1)/10;1)+[.$J$2]" office:value-type="float" office:value="3">
            <text:p>3</text:p>
          </table:table-cell>
          <table:table-cell table:formula="of:=[.C22]-[.C21]" office:value-type="float" office:value="3">
            <text:p>3</text:p>
          </table:table-cell>
          <table:table-cell table:formula="of:=[.C21]-[.D21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0">
            <text:p>20</text:p>
          </table:table-cell>
          <table:table-cell table:formula="of:=([.A22]-1)*8+[.$B$2]+[.$B$1]" office:value-type="float" office:value="164">
            <text:p>164</text:p>
          </table:table-cell>
          <table:table-cell table:formula="of:=FLOOR([.A22]*[.$C$2] + [.A22]*[.A22]/[.$C$1] + [.$B$1]; 1)" office:value-type="float" office:value="50">
            <text:p>50</text:p>
          </table:table-cell>
          <table:table-cell table:formula="of:=[.D21]+[.J22]" office:value-type="float" office:value="60">
            <text:p>60</text:p>
          </table:table-cell>
          <table:table-cell table:formula="of:=  FLOOR( ([.$A22] * [.$C$2]) + ([.$A22]*[.$A22]/[.$C$1]); 1) + [.$B$1]" office:value-type="float" office:value="50">
            <text:p>50</text:p>
          </table:table-cell>
          <table:table-cell table:number-columns-repeated="4"/>
          <table:table-cell table:formula="of:=FLOOR(([.A22]-1)/10;1)+[.$J$2]" office:value-type="float" office:value="3">
            <text:p>3</text:p>
          </table:table-cell>
          <table:table-cell table:formula="of:=[.C23]-[.C22]" office:value-type="float" office:value="3">
            <text:p>3</text:p>
          </table:table-cell>
          <table:table-cell table:formula="of:=[.C22]-[.D22]" office:value-type="float" office:value="-10">
            <text:p>-1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1">
            <text:p>21</text:p>
          </table:table-cell>
          <table:table-cell table:formula="of:=([.A23]-1)*8+[.$B$2]+[.$B$1]" office:value-type="float" office:value="172">
            <text:p>172</text:p>
          </table:table-cell>
          <table:table-cell table:formula="of:=FLOOR([.A23]*[.$C$2] + [.A23]*[.A23]/[.$C$1] + [.$B$1]; 1)" office:value-type="float" office:value="53">
            <text:p>53</text:p>
          </table:table-cell>
          <table:table-cell table:formula="of:=[.D22]+[.J23]" office:value-type="float" office:value="64">
            <text:p>64</text:p>
          </table:table-cell>
          <table:table-cell table:formula="of:=  FLOOR( ([.$A23] * [.$C$2]) + ([.$A23]*[.$A23]/[.$C$1]); 1) + [.$B$1]" office:value-type="float" office:value="53">
            <text:p>53</text:p>
          </table:table-cell>
          <table:table-cell table:number-columns-repeated="4"/>
          <table:table-cell table:formula="of:=FLOOR(([.A23]-1)/10;1)+[.$J$2]" office:value-type="float" office:value="4">
            <text:p>4</text:p>
          </table:table-cell>
          <table:table-cell table:formula="of:=[.C24]-[.C23]" office:value-type="float" office:value="3">
            <text:p>3</text:p>
          </table:table-cell>
          <table:table-cell table:formula="of:=[.C23]-[.D23]" office:value-type="float" office:value="-11">
            <text:p>-1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2">
            <text:p>22</text:p>
          </table:table-cell>
          <table:table-cell table:formula="of:=([.A24]-1)*8+[.$B$2]+[.$B$1]" office:value-type="float" office:value="180">
            <text:p>180</text:p>
          </table:table-cell>
          <table:table-cell table:formula="of:=FLOOR([.A24]*[.$C$2] + [.A24]*[.A24]/[.$C$1] + [.$B$1]; 1)" office:value-type="float" office:value="56">
            <text:p>56</text:p>
          </table:table-cell>
          <table:table-cell table:formula="of:=[.D23]+[.J24]" office:value-type="float" office:value="68">
            <text:p>68</text:p>
          </table:table-cell>
          <table:table-cell table:formula="of:=  FLOOR( ([.$A24] * [.$C$2]) + ([.$A24]*[.$A24]/[.$C$1]); 1) + [.$B$1]" office:value-type="float" office:value="56">
            <text:p>56</text:p>
          </table:table-cell>
          <table:table-cell table:number-columns-repeated="4"/>
          <table:table-cell table:formula="of:=FLOOR(([.A24]-1)/10;1)+[.$J$2]" office:value-type="float" office:value="4">
            <text:p>4</text:p>
          </table:table-cell>
          <table:table-cell table:formula="of:=[.C25]-[.C24]" office:value-type="float" office:value="3">
            <text:p>3</text:p>
          </table:table-cell>
          <table:table-cell table:formula="of:=[.C24]-[.D24]" office:value-type="float" office:value="-12">
            <text:p>-1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3">
            <text:p>23</text:p>
          </table:table-cell>
          <table:table-cell table:formula="of:=([.A25]-1)*8+[.$B$2]+[.$B$1]" office:value-type="float" office:value="188">
            <text:p>188</text:p>
          </table:table-cell>
          <table:table-cell table:formula="of:=FLOOR([.A25]*[.$C$2] + [.A25]*[.A25]/[.$C$1] + [.$B$1]; 1)" office:value-type="float" office:value="59">
            <text:p>59</text:p>
          </table:table-cell>
          <table:table-cell table:formula="of:=[.D24]+[.J25]" office:value-type="float" office:value="72">
            <text:p>72</text:p>
          </table:table-cell>
          <table:table-cell table:formula="of:=  FLOOR( ([.$A25] * [.$C$2]) + ([.$A25]*[.$A25]/[.$C$1]); 1) + [.$B$1]" office:value-type="float" office:value="59">
            <text:p>59</text:p>
          </table:table-cell>
          <table:table-cell table:number-columns-repeated="4"/>
          <table:table-cell table:formula="of:=FLOOR(([.A25]-1)/10;1)+[.$J$2]" office:value-type="float" office:value="4">
            <text:p>4</text:p>
          </table:table-cell>
          <table:table-cell table:formula="of:=[.C26]-[.C25]" office:value-type="float" office:value="3">
            <text:p>3</text:p>
          </table:table-cell>
          <table:table-cell table:formula="of:=[.C25]-[.D25]" office:value-type="float" office:value="-13">
            <text:p>-1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4">
            <text:p>24</text:p>
          </table:table-cell>
          <table:table-cell table:formula="of:=([.A26]-1)*8+[.$B$2]+[.$B$1]" office:value-type="float" office:value="196">
            <text:p>196</text:p>
          </table:table-cell>
          <table:table-cell table:formula="of:=FLOOR([.A26]*[.$C$2] + [.A26]*[.A26]/[.$C$1] + [.$B$1]; 1)" office:value-type="float" office:value="62">
            <text:p>62</text:p>
          </table:table-cell>
          <table:table-cell table:formula="of:=[.D25]+[.J26]" office:value-type="float" office:value="76">
            <text:p>76</text:p>
          </table:table-cell>
          <table:table-cell table:formula="of:=  FLOOR( ([.$A26] * [.$C$2]) + ([.$A26]*[.$A26]/[.$C$1]); 1) + [.$B$1]" office:value-type="float" office:value="62">
            <text:p>62</text:p>
          </table:table-cell>
          <table:table-cell table:number-columns-repeated="4"/>
          <table:table-cell table:formula="of:=FLOOR(([.A26]-1)/10;1)+[.$J$2]" office:value-type="float" office:value="4">
            <text:p>4</text:p>
          </table:table-cell>
          <table:table-cell table:formula="of:=[.C27]-[.C26]" office:value-type="float" office:value="4">
            <text:p>4</text:p>
          </table:table-cell>
          <table:table-cell table:formula="of:=[.C26]-[.D26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5">
            <text:p>25</text:p>
          </table:table-cell>
          <table:table-cell table:formula="of:=([.A27]-1)*8+[.$B$2]+[.$B$1]" office:value-type="float" office:value="204">
            <text:p>204</text:p>
          </table:table-cell>
          <table:table-cell table:formula="of:=FLOOR([.A27]*[.$C$2] + [.A27]*[.A27]/[.$C$1] + [.$B$1]; 1)" office:value-type="float" office:value="66">
            <text:p>66</text:p>
          </table:table-cell>
          <table:table-cell table:formula="of:=[.D26]+[.J27]" office:value-type="float" office:value="80">
            <text:p>80</text:p>
          </table:table-cell>
          <table:table-cell table:formula="of:=  FLOOR( ([.$A27] * [.$C$2]) + ([.$A27]*[.$A27]/[.$C$1]); 1) + [.$B$1]" office:value-type="float" office:value="66">
            <text:p>66</text:p>
          </table:table-cell>
          <table:table-cell table:number-columns-repeated="4"/>
          <table:table-cell table:formula="of:=FLOOR(([.A27]-1)/10;1)+[.$J$2]" office:value-type="float" office:value="4">
            <text:p>4</text:p>
          </table:table-cell>
          <table:table-cell table:formula="of:=[.C28]-[.C27]" office:value-type="float" office:value="3">
            <text:p>3</text:p>
          </table:table-cell>
          <table:table-cell table:formula="of:=[.C27]-[.D27]" office:value-type="float" office:value="-14">
            <text:p>-1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6">
            <text:p>26</text:p>
          </table:table-cell>
          <table:table-cell table:formula="of:=([.A28]-1)*8+[.$B$2]+[.$B$1]" office:value-type="float" office:value="212">
            <text:p>212</text:p>
          </table:table-cell>
          <table:table-cell table:formula="of:=FLOOR([.A28]*[.$C$2] + [.A28]*[.A28]/[.$C$1] + [.$B$1]; 1)" office:value-type="float" office:value="69">
            <text:p>69</text:p>
          </table:table-cell>
          <table:table-cell table:formula="of:=[.D27]+[.J28]" office:value-type="float" office:value="84">
            <text:p>84</text:p>
          </table:table-cell>
          <table:table-cell table:formula="of:=  FLOOR( ([.$A28] * [.$C$2]) + ([.$A28]*[.$A28]/[.$C$1]); 1) + [.$B$1]" office:value-type="float" office:value="69">
            <text:p>69</text:p>
          </table:table-cell>
          <table:table-cell table:number-columns-repeated="4"/>
          <table:table-cell table:formula="of:=FLOOR(([.A28]-1)/10;1)+[.$J$2]" office:value-type="float" office:value="4">
            <text:p>4</text:p>
          </table:table-cell>
          <table:table-cell table:formula="of:=[.C29]-[.C28]" office:value-type="float" office:value="4">
            <text:p>4</text:p>
          </table:table-cell>
          <table:table-cell table:formula="of:=[.C28]-[.D28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7">
            <text:p>27</text:p>
          </table:table-cell>
          <table:table-cell table:formula="of:=([.A29]-1)*8+[.$B$2]+[.$B$1]" office:value-type="float" office:value="220">
            <text:p>220</text:p>
          </table:table-cell>
          <table:table-cell table:formula="of:=FLOOR([.A29]*[.$C$2] + [.A29]*[.A29]/[.$C$1] + [.$B$1]; 1)" office:value-type="float" office:value="73">
            <text:p>73</text:p>
          </table:table-cell>
          <table:table-cell table:formula="of:=[.D28]+[.J29]" office:value-type="float" office:value="88">
            <text:p>88</text:p>
          </table:table-cell>
          <table:table-cell table:formula="of:=  FLOOR( ([.$A29] * [.$C$2]) + ([.$A29]*[.$A29]/[.$C$1]); 1) + [.$B$1]" office:value-type="float" office:value="73">
            <text:p>73</text:p>
          </table:table-cell>
          <table:table-cell table:number-columns-repeated="4"/>
          <table:table-cell table:formula="of:=FLOOR(([.A29]-1)/10;1)+[.$J$2]" office:value-type="float" office:value="4">
            <text:p>4</text:p>
          </table:table-cell>
          <table:table-cell table:formula="of:=[.C30]-[.C29]" office:value-type="float" office:value="4">
            <text:p>4</text:p>
          </table:table-cell>
          <table:table-cell table:formula="of:=[.C29]-[.D29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8">
            <text:p>28</text:p>
          </table:table-cell>
          <table:table-cell table:formula="of:=([.A30]-1)*8+[.$B$2]+[.$B$1]" office:value-type="float" office:value="228">
            <text:p>228</text:p>
          </table:table-cell>
          <table:table-cell table:formula="of:=FLOOR([.A30]*[.$C$2] + [.A30]*[.A30]/[.$C$1] + [.$B$1]; 1)" office:value-type="float" office:value="77">
            <text:p>77</text:p>
          </table:table-cell>
          <table:table-cell table:formula="of:=[.D29]+[.J30]" office:value-type="float" office:value="92">
            <text:p>92</text:p>
          </table:table-cell>
          <table:table-cell table:formula="of:=  FLOOR( ([.$A30] * [.$C$2]) + ([.$A30]*[.$A30]/[.$C$1]); 1) + [.$B$1]" office:value-type="float" office:value="77">
            <text:p>77</text:p>
          </table:table-cell>
          <table:table-cell table:number-columns-repeated="4"/>
          <table:table-cell table:formula="of:=FLOOR(([.A30]-1)/10;1)+[.$J$2]" office:value-type="float" office:value="4">
            <text:p>4</text:p>
          </table:table-cell>
          <table:table-cell table:formula="of:=[.C31]-[.C30]" office:value-type="float" office:value="4">
            <text:p>4</text:p>
          </table:table-cell>
          <table:table-cell table:formula="of:=[.C30]-[.D30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29">
            <text:p>29</text:p>
          </table:table-cell>
          <table:table-cell table:formula="of:=([.A31]-1)*8+[.$B$2]+[.$B$1]" office:value-type="float" office:value="236">
            <text:p>236</text:p>
          </table:table-cell>
          <table:table-cell table:formula="of:=FLOOR([.A31]*[.$C$2] + [.A31]*[.A31]/[.$C$1] + [.$B$1]; 1)" office:value-type="float" office:value="81">
            <text:p>81</text:p>
          </table:table-cell>
          <table:table-cell table:formula="of:=[.D30]+[.J31]" office:value-type="float" office:value="96">
            <text:p>96</text:p>
          </table:table-cell>
          <table:table-cell table:formula="of:=  FLOOR( ([.$A31] * [.$C$2]) + ([.$A31]*[.$A31]/[.$C$1]); 1) + [.$B$1]" office:value-type="float" office:value="81">
            <text:p>81</text:p>
          </table:table-cell>
          <table:table-cell table:number-columns-repeated="4"/>
          <table:table-cell table:formula="of:=FLOOR(([.A31]-1)/10;1)+[.$J$2]" office:value-type="float" office:value="4">
            <text:p>4</text:p>
          </table:table-cell>
          <table:table-cell table:formula="of:=[.C32]-[.C31]" office:value-type="float" office:value="4">
            <text:p>4</text:p>
          </table:table-cell>
          <table:table-cell table:formula="of:=[.C31]-[.D31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0">
            <text:p>30</text:p>
          </table:table-cell>
          <table:table-cell table:formula="of:=([.A32]-1)*8+[.$B$2]+[.$B$1]" office:value-type="float" office:value="244">
            <text:p>244</text:p>
          </table:table-cell>
          <table:table-cell table:formula="of:=ROUND([.A32]*[.$C$2] + [.A32]*[.A32]/[.$C$1] + [.$B$1]; 0)" office:value-type="float" office:value="85">
            <text:p>85</text:p>
          </table:table-cell>
          <table:table-cell table:formula="of:=[.D31]+[.J32]" office:value-type="float" office:value="100">
            <text:p>100</text:p>
          </table:table-cell>
          <table:table-cell table:formula="of:=  FLOOR( ([.$A32] * [.$C$2]) + ([.$A32]*[.$A32]/[.$C$1]); 1) + [.$B$1]" office:value-type="float" office:value="85">
            <text:p>85</text:p>
          </table:table-cell>
          <table:table-cell table:number-columns-repeated="4"/>
          <table:table-cell table:formula="of:=FLOOR(([.A32]-1)/10;1)+[.$J$2]" office:value-type="float" office:value="4">
            <text:p>4</text:p>
          </table:table-cell>
          <table:table-cell table:formula="of:=[.C33]-[.C32]" office:value-type="float" office:value="4">
            <text:p>4</text:p>
          </table:table-cell>
          <table:table-cell table:formula="of:=[.C32]-[.D32]" office:value-type="float" office:value="-15">
            <text:p>-1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1">
            <text:p>31</text:p>
          </table:table-cell>
          <table:table-cell table:formula="of:=([.A33]-1)*8+[.$B$2]+[.$B$1]" office:value-type="float" office:value="252">
            <text:p>252</text:p>
          </table:table-cell>
          <table:table-cell table:formula="of:=ROUND([.A33]*[.$C$2] + [.A33]*[.A33]/[.$C$1] + [.$B$1]; 0)" office:value-type="float" office:value="89">
            <text:p>89</text:p>
          </table:table-cell>
          <table:table-cell table:formula="of:=[.D32]+[.J33]" office:value-type="float" office:value="105">
            <text:p>105</text:p>
          </table:table-cell>
          <table:table-cell table:formula="of:=  FLOOR( ([.$A33] * [.$C$2]) + ([.$A33]*[.$A33]/[.$C$1]); 1) + [.$B$1]" office:value-type="float" office:value="89">
            <text:p>89</text:p>
          </table:table-cell>
          <table:table-cell table:number-columns-repeated="4"/>
          <table:table-cell table:formula="of:=FLOOR(([.A33]-1)/10;1)+[.$J$2]" office:value-type="float" office:value="5">
            <text:p>5</text:p>
          </table:table-cell>
          <table:table-cell table:formula="of:=[.C34]-[.C33]" office:value-type="float" office:value="4">
            <text:p>4</text:p>
          </table:table-cell>
          <table:table-cell table:formula="of:=[.C33]-[.D33]" office:value-type="float" office:value="-16">
            <text:p>-1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2">
            <text:p>32</text:p>
          </table:table-cell>
          <table:table-cell table:formula="of:=([.A34]-1)*8+[.$B$2]+[.$B$1]" office:value-type="float" office:value="260">
            <text:p>260</text:p>
          </table:table-cell>
          <table:table-cell table:formula="of:=ROUND([.A34]*[.$C$2] + [.A34]*[.A34]/[.$C$1] + [.$B$1]; 0)" office:value-type="float" office:value="93">
            <text:p>93</text:p>
          </table:table-cell>
          <table:table-cell table:formula="of:=[.D33]+[.J34]" office:value-type="float" office:value="110">
            <text:p>110</text:p>
          </table:table-cell>
          <table:table-cell table:formula="of:=  FLOOR( ([.$A34] * [.$C$2]) + ([.$A34]*[.$A34]/[.$C$1]); 1) + [.$B$1]" office:value-type="float" office:value="93">
            <text:p>93</text:p>
          </table:table-cell>
          <table:table-cell table:number-columns-repeated="4"/>
          <table:table-cell table:formula="of:=FLOOR(([.A34]-1)/10;1)+[.$J$2]" office:value-type="float" office:value="5">
            <text:p>5</text:p>
          </table:table-cell>
          <table:table-cell table:formula="of:=[.C35]-[.C34]" office:value-type="float" office:value="4">
            <text:p>4</text:p>
          </table:table-cell>
          <table:table-cell table:formula="of:=[.C34]-[.D34]" office:value-type="float" office:value="-17">
            <text:p>-1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3">
            <text:p>33</text:p>
          </table:table-cell>
          <table:table-cell table:formula="of:=([.A35]-1)*8+[.$B$2]+[.$B$1]" office:value-type="float" office:value="268">
            <text:p>268</text:p>
          </table:table-cell>
          <table:table-cell table:formula="of:=ROUND([.A35]*[.$C$2] + [.A35]*[.A35]/[.$C$1] + [.$B$1]; 0)" office:value-type="float" office:value="97">
            <text:p>97</text:p>
          </table:table-cell>
          <table:table-cell table:formula="of:=[.D34]+[.J35]" office:value-type="float" office:value="115">
            <text:p>115</text:p>
          </table:table-cell>
          <table:table-cell table:formula="of:=  FLOOR( ([.$A35] * [.$C$2]) + ([.$A35]*[.$A35]/[.$C$1]); 1) + [.$B$1]" office:value-type="float" office:value="97">
            <text:p>97</text:p>
          </table:table-cell>
          <table:table-cell table:number-columns-repeated="4"/>
          <table:table-cell table:formula="of:=FLOOR(([.A35]-1)/10;1)+[.$J$2]" office:value-type="float" office:value="5">
            <text:p>5</text:p>
          </table:table-cell>
          <table:table-cell table:formula="of:=[.C36]-[.C35]" office:value-type="float" office:value="5">
            <text:p>5</text:p>
          </table:table-cell>
          <table:table-cell table:formula="of:=[.C35]-[.D35]" office:value-type="float" office:value="-18">
            <text:p>-1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4">
            <text:p>34</text:p>
          </table:table-cell>
          <table:table-cell table:formula="of:=([.A36]-1)*8+[.$B$2]+[.$B$1]" office:value-type="float" office:value="276">
            <text:p>276</text:p>
          </table:table-cell>
          <table:table-cell table:formula="of:=ROUND([.A36]*[.$C$2] + [.A36]*[.A36]/[.$C$1] + [.$B$1]; 0)" office:value-type="float" office:value="102">
            <text:p>102</text:p>
          </table:table-cell>
          <table:table-cell table:formula="of:=[.D35]+[.J36]" office:value-type="float" office:value="120">
            <text:p>120</text:p>
          </table:table-cell>
          <table:table-cell table:formula="of:=  FLOOR( ([.$A36] * [.$C$2]) + ([.$A36]*[.$A36]/[.$C$1]); 1) + [.$B$1]" office:value-type="float" office:value="101">
            <text:p>101</text:p>
          </table:table-cell>
          <table:table-cell table:number-columns-repeated="4"/>
          <table:table-cell table:formula="of:=FLOOR(([.A36]-1)/10;1)+[.$J$2]" office:value-type="float" office:value="5">
            <text:p>5</text:p>
          </table:table-cell>
          <table:table-cell table:formula="of:=[.C37]-[.C36]" office:value-type="float" office:value="4">
            <text:p>4</text:p>
          </table:table-cell>
          <table:table-cell table:formula="of:=[.C36]-[.D36]" office:value-type="float" office:value="-18">
            <text:p>-1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5">
            <text:p>35</text:p>
          </table:table-cell>
          <table:table-cell table:formula="of:=([.A37]-1)*8+[.$B$2]+[.$B$1]" office:value-type="float" office:value="284">
            <text:p>284</text:p>
          </table:table-cell>
          <table:table-cell table:formula="of:=ROUND([.A37]*[.$C$2] + [.A37]*[.A37]/[.$C$1] + [.$B$1]; 0)" office:value-type="float" office:value="106">
            <text:p>106</text:p>
          </table:table-cell>
          <table:table-cell table:formula="of:=[.D36]+[.J37]" office:value-type="float" office:value="125">
            <text:p>125</text:p>
          </table:table-cell>
          <table:table-cell table:formula="of:=  FLOOR( ([.$A37] * [.$C$2]) + ([.$A37]*[.$A37]/[.$C$1]); 1) + [.$B$1]" office:value-type="float" office:value="106">
            <text:p>106</text:p>
          </table:table-cell>
          <table:table-cell table:number-columns-repeated="4"/>
          <table:table-cell table:formula="of:=FLOOR(([.A37]-1)/10;1)+[.$J$2]" office:value-type="float" office:value="5">
            <text:p>5</text:p>
          </table:table-cell>
          <table:table-cell table:formula="of:=[.C38]-[.C37]" office:value-type="float" office:value="5">
            <text:p>5</text:p>
          </table:table-cell>
          <table:table-cell table:formula="of:=[.C37]-[.D37]" office:value-type="float" office:value="-19">
            <text:p>-1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6">
            <text:p>36</text:p>
          </table:table-cell>
          <table:table-cell table:formula="of:=([.A38]-1)*8+[.$B$2]+[.$B$1]" office:value-type="float" office:value="292">
            <text:p>292</text:p>
          </table:table-cell>
          <table:table-cell table:formula="of:=ROUND([.A38]*[.$C$2] + [.A38]*[.A38]/[.$C$1] + [.$B$1]; 0)" office:value-type="float" office:value="111">
            <text:p>111</text:p>
          </table:table-cell>
          <table:table-cell table:formula="of:=[.D37]+[.J38]" office:value-type="float" office:value="130">
            <text:p>130</text:p>
          </table:table-cell>
          <table:table-cell table:formula="of:=  FLOOR( ([.$A38] * [.$C$2]) + ([.$A38]*[.$A38]/[.$C$1]); 1) + [.$B$1]" office:value-type="float" office:value="110">
            <text:p>110</text:p>
          </table:table-cell>
          <table:table-cell table:number-columns-repeated="4"/>
          <table:table-cell table:formula="of:=FLOOR(([.A38]-1)/10;1)+[.$J$2]" office:value-type="float" office:value="5">
            <text:p>5</text:p>
          </table:table-cell>
          <table:table-cell table:formula="of:=[.C39]-[.C38]" office:value-type="float" office:value="4">
            <text:p>4</text:p>
          </table:table-cell>
          <table:table-cell table:formula="of:=[.C38]-[.D38]" office:value-type="float" office:value="-19">
            <text:p>-1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7">
            <text:p>37</text:p>
          </table:table-cell>
          <table:table-cell table:formula="of:=([.A39]-1)*8+[.$B$2]+[.$B$1]" office:value-type="float" office:value="300">
            <text:p>300</text:p>
          </table:table-cell>
          <table:table-cell table:formula="of:=ROUND([.A39]*[.$C$2] + [.A39]*[.A39]/[.$C$1] + [.$B$1]; 0)" office:value-type="float" office:value="115">
            <text:p>115</text:p>
          </table:table-cell>
          <table:table-cell table:formula="of:=[.D38]+[.J39]" office:value-type="float" office:value="135">
            <text:p>135</text:p>
          </table:table-cell>
          <table:table-cell table:formula="of:=  FLOOR( ([.$A39] * [.$C$2]) + ([.$A39]*[.$A39]/[.$C$1]); 1) + [.$B$1]" office:value-type="float" office:value="115">
            <text:p>115</text:p>
          </table:table-cell>
          <table:table-cell table:number-columns-repeated="4"/>
          <table:table-cell table:formula="of:=FLOOR(([.A39]-1)/10;1)+[.$J$2]" office:value-type="float" office:value="5">
            <text:p>5</text:p>
          </table:table-cell>
          <table:table-cell table:formula="of:=[.C40]-[.C39]" office:value-type="float" office:value="5">
            <text:p>5</text:p>
          </table:table-cell>
          <table:table-cell table:formula="of:=[.C39]-[.D39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8">
            <text:p>38</text:p>
          </table:table-cell>
          <table:table-cell table:formula="of:=([.A40]-1)*8+[.$B$2]+[.$B$1]" office:value-type="float" office:value="308">
            <text:p>308</text:p>
          </table:table-cell>
          <table:table-cell table:formula="of:=ROUND([.A40]*[.$C$2] + [.A40]*[.A40]/[.$C$1] + [.$B$1]; 0)" office:value-type="float" office:value="120">
            <text:p>120</text:p>
          </table:table-cell>
          <table:table-cell table:formula="of:=[.D39]+[.J40]" office:value-type="float" office:value="140">
            <text:p>140</text:p>
          </table:table-cell>
          <table:table-cell table:formula="of:=  FLOOR( ([.$A40] * [.$C$2]) + ([.$A40]*[.$A40]/[.$C$1]); 1) + [.$B$1]" office:value-type="float" office:value="120">
            <text:p>120</text:p>
          </table:table-cell>
          <table:table-cell table:number-columns-repeated="4"/>
          <table:table-cell table:formula="of:=FLOOR(([.A40]-1)/10;1)+[.$J$2]" office:value-type="float" office:value="5">
            <text:p>5</text:p>
          </table:table-cell>
          <table:table-cell table:formula="of:=[.C41]-[.C40]" office:value-type="float" office:value="5">
            <text:p>5</text:p>
          </table:table-cell>
          <table:table-cell table:formula="of:=[.C40]-[.D40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39">
            <text:p>39</text:p>
          </table:table-cell>
          <table:table-cell table:formula="of:=([.A41]-1)*8+[.$B$2]+[.$B$1]" office:value-type="float" office:value="316">
            <text:p>316</text:p>
          </table:table-cell>
          <table:table-cell table:formula="of:=ROUND([.A41]*[.$C$2] + [.A41]*[.A41]/[.$C$1] + [.$B$1]; 0)" office:value-type="float" office:value="125">
            <text:p>125</text:p>
          </table:table-cell>
          <table:table-cell table:formula="of:=[.D40]+[.J41]" office:value-type="float" office:value="145">
            <text:p>145</text:p>
          </table:table-cell>
          <table:table-cell table:formula="of:=  FLOOR( ([.$A41] * [.$C$2]) + ([.$A41]*[.$A41]/[.$C$1]); 1) + [.$B$1]" office:value-type="float" office:value="125">
            <text:p>125</text:p>
          </table:table-cell>
          <table:table-cell table:number-columns-repeated="4"/>
          <table:table-cell table:formula="of:=FLOOR(([.A41]-1)/10;1)+[.$J$2]" office:value-type="float" office:value="5">
            <text:p>5</text:p>
          </table:table-cell>
          <table:table-cell table:formula="of:=[.C42]-[.C41]" office:value-type="float" office:value="5">
            <text:p>5</text:p>
          </table:table-cell>
          <table:table-cell table:formula="of:=[.C41]-[.D41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0">
            <text:p>40</text:p>
          </table:table-cell>
          <table:table-cell table:formula="of:=([.A42]-1)*8+[.$B$2]+[.$B$1]" office:value-type="float" office:value="324">
            <text:p>324</text:p>
          </table:table-cell>
          <table:table-cell table:formula="of:=ROUND([.A42]*[.$C$2] + [.A42]*[.A42]/[.$C$1] + [.$B$1]; 0)" office:value-type="float" office:value="130">
            <text:p>130</text:p>
          </table:table-cell>
          <table:table-cell table:formula="of:=[.D41]+[.J42]" office:value-type="float" office:value="150">
            <text:p>150</text:p>
          </table:table-cell>
          <table:table-cell table:formula="of:=  FLOOR( ([.$A42] * [.$C$2]) + ([.$A42]*[.$A42]/[.$C$1]); 1) + [.$B$1]" office:value-type="float" office:value="130">
            <text:p>130</text:p>
          </table:table-cell>
          <table:table-cell table:number-columns-repeated="4"/>
          <table:table-cell table:formula="of:=FLOOR(([.A42]-1)/10;1)+[.$J$2]" office:value-type="float" office:value="5">
            <text:p>5</text:p>
          </table:table-cell>
          <table:table-cell table:formula="of:=[.C43]-[.C42]" office:value-type="float" office:value="5">
            <text:p>5</text:p>
          </table:table-cell>
          <table:table-cell table:formula="of:=[.C42]-[.D42]" office:value-type="float" office:value="-20">
            <text:p>-2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1">
            <text:p>41</text:p>
          </table:table-cell>
          <table:table-cell table:formula="of:=([.A43]-1)*8+[.$B$2]+[.$B$1]" office:value-type="float" office:value="332">
            <text:p>332</text:p>
          </table:table-cell>
          <table:table-cell table:formula="of:=ROUND([.A43]*[.$C$2] + [.A43]*[.A43]/[.$C$1] + [.$B$1]; 0)" office:value-type="float" office:value="135">
            <text:p>135</text:p>
          </table:table-cell>
          <table:table-cell table:formula="of:=[.D42]+[.J43]" office:value-type="float" office:value="156">
            <text:p>156</text:p>
          </table:table-cell>
          <table:table-cell table:formula="of:=  FLOOR( ([.$A43] * [.$C$2]) + ([.$A43]*[.$A43]/[.$C$1]); 1) + [.$B$1]" office:value-type="float" office:value="135">
            <text:p>135</text:p>
          </table:table-cell>
          <table:table-cell table:number-columns-repeated="4"/>
          <table:table-cell table:formula="of:=FLOOR(([.A43]-1)/10;1)+[.$J$2]" office:value-type="float" office:value="6">
            <text:p>6</text:p>
          </table:table-cell>
          <table:table-cell table:formula="of:=[.C44]-[.C43]" office:value-type="float" office:value="5">
            <text:p>5</text:p>
          </table:table-cell>
          <table:table-cell table:formula="of:=[.C43]-[.D43]" office:value-type="float" office:value="-21">
            <text:p>-2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2">
            <text:p>42</text:p>
          </table:table-cell>
          <table:table-cell table:formula="of:=([.A44]-1)*8+[.$B$2]+[.$B$1]" office:value-type="float" office:value="340">
            <text:p>340</text:p>
          </table:table-cell>
          <table:table-cell table:formula="of:=ROUND([.A44]*[.$C$2] + [.A44]*[.A44]/[.$C$1] + [.$B$1]; 0)" office:value-type="float" office:value="140">
            <text:p>140</text:p>
          </table:table-cell>
          <table:table-cell table:formula="of:=[.D43]+[.J44]" office:value-type="float" office:value="162">
            <text:p>162</text:p>
          </table:table-cell>
          <table:table-cell table:formula="of:=  FLOOR( ([.$A44] * [.$C$2]) + ([.$A44]*[.$A44]/[.$C$1]); 1) + [.$B$1]" office:value-type="float" office:value="140">
            <text:p>140</text:p>
          </table:table-cell>
          <table:table-cell table:number-columns-repeated="4"/>
          <table:table-cell table:formula="of:=FLOOR(([.A44]-1)/10;1)+[.$J$2]" office:value-type="float" office:value="6">
            <text:p>6</text:p>
          </table:table-cell>
          <table:table-cell table:formula="of:=[.C45]-[.C44]" office:value-type="float" office:value="5">
            <text:p>5</text:p>
          </table:table-cell>
          <table:table-cell table:formula="of:=[.C44]-[.D44]" office:value-type="float" office:value="-22">
            <text:p>-2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3">
            <text:p>43</text:p>
          </table:table-cell>
          <table:table-cell table:formula="of:=([.A45]-1)*8+[.$B$2]+[.$B$1]" office:value-type="float" office:value="348">
            <text:p>348</text:p>
          </table:table-cell>
          <table:table-cell table:formula="of:=ROUND([.A45]*[.$C$2] + [.A45]*[.A45]/[.$C$1] + [.$B$1]; 0)" office:value-type="float" office:value="145">
            <text:p>145</text:p>
          </table:table-cell>
          <table:table-cell table:formula="of:=[.D44]+[.J45]" office:value-type="float" office:value="168">
            <text:p>168</text:p>
          </table:table-cell>
          <table:table-cell table:formula="of:=  FLOOR( ([.$A45] * [.$C$2]) + ([.$A45]*[.$A45]/[.$C$1]); 1) + [.$B$1]" office:value-type="float" office:value="145">
            <text:p>145</text:p>
          </table:table-cell>
          <table:table-cell table:number-columns-repeated="4"/>
          <table:table-cell table:formula="of:=FLOOR(([.A45]-1)/10;1)+[.$J$2]" office:value-type="float" office:value="6">
            <text:p>6</text:p>
          </table:table-cell>
          <table:table-cell table:formula="of:=[.C46]-[.C45]" office:value-type="float" office:value="6">
            <text:p>6</text:p>
          </table:table-cell>
          <table:table-cell table:formula="of:=[.C45]-[.D45]" office:value-type="float" office:value="-23">
            <text:p>-2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4">
            <text:p>44</text:p>
          </table:table-cell>
          <table:table-cell table:formula="of:=([.A46]-1)*8+[.$B$2]+[.$B$1]" office:value-type="float" office:value="356">
            <text:p>356</text:p>
          </table:table-cell>
          <table:table-cell table:formula="of:=ROUND([.A46]*[.$C$2] + [.A46]*[.A46]/[.$C$1] + [.$B$1]; 0)" office:value-type="float" office:value="151">
            <text:p>151</text:p>
          </table:table-cell>
          <table:table-cell table:formula="of:=[.D45]+[.J46]" office:value-type="float" office:value="174">
            <text:p>174</text:p>
          </table:table-cell>
          <table:table-cell table:formula="of:=  FLOOR( ([.$A46] * [.$C$2]) + ([.$A46]*[.$A46]/[.$C$1]); 1) + [.$B$1]" office:value-type="float" office:value="150">
            <text:p>150</text:p>
          </table:table-cell>
          <table:table-cell table:number-columns-repeated="4"/>
          <table:table-cell table:formula="of:=FLOOR(([.A46]-1)/10;1)+[.$J$2]" office:value-type="float" office:value="6">
            <text:p>6</text:p>
          </table:table-cell>
          <table:table-cell table:formula="of:=[.C47]-[.C46]" office:value-type="float" office:value="5">
            <text:p>5</text:p>
          </table:table-cell>
          <table:table-cell table:formula="of:=[.C46]-[.D46]" office:value-type="float" office:value="-23">
            <text:p>-2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5">
            <text:p>45</text:p>
          </table:table-cell>
          <table:table-cell table:formula="of:=([.A47]-1)*8+[.$B$2]+[.$B$1]" office:value-type="float" office:value="364">
            <text:p>364</text:p>
          </table:table-cell>
          <table:table-cell table:formula="of:=ROUND([.A47]*[.$C$2] + [.A47]*[.A47]/[.$C$1] + [.$B$1]; 0)" office:value-type="float" office:value="156">
            <text:p>156</text:p>
          </table:table-cell>
          <table:table-cell table:formula="of:=[.D46]+[.J47]" office:value-type="float" office:value="180">
            <text:p>180</text:p>
          </table:table-cell>
          <table:table-cell table:formula="of:=  FLOOR( ([.$A47] * [.$C$2]) + ([.$A47]*[.$A47]/[.$C$1]); 1) + [.$B$1]" office:value-type="float" office:value="156">
            <text:p>156</text:p>
          </table:table-cell>
          <table:table-cell table:number-columns-repeated="4"/>
          <table:table-cell table:formula="of:=FLOOR(([.A47]-1)/10;1)+[.$J$2]" office:value-type="float" office:value="6">
            <text:p>6</text:p>
          </table:table-cell>
          <table:table-cell table:formula="of:=[.C48]-[.C47]" office:value-type="float" office:value="6">
            <text:p>6</text:p>
          </table:table-cell>
          <table:table-cell table:formula="of:=[.C47]-[.D47]" office:value-type="float" office:value="-24">
            <text:p>-2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6">
            <text:p>46</text:p>
          </table:table-cell>
          <table:table-cell table:formula="of:=([.A48]-1)*8+[.$B$2]+[.$B$1]" office:value-type="float" office:value="372">
            <text:p>372</text:p>
          </table:table-cell>
          <table:table-cell table:formula="of:=ROUND([.A48]*[.$C$2] + [.A48]*[.A48]/[.$C$1] + [.$B$1]; 0)" office:value-type="float" office:value="162">
            <text:p>162</text:p>
          </table:table-cell>
          <table:table-cell table:formula="of:=[.D47]+[.J48]" office:value-type="float" office:value="186">
            <text:p>186</text:p>
          </table:table-cell>
          <table:table-cell table:formula="of:=  FLOOR( ([.$A48] * [.$C$2]) + ([.$A48]*[.$A48]/[.$C$1]); 1) + [.$B$1]" office:value-type="float" office:value="161">
            <text:p>161</text:p>
          </table:table-cell>
          <table:table-cell table:number-columns-repeated="4"/>
          <table:table-cell table:formula="of:=FLOOR(([.A48]-1)/10;1)+[.$J$2]" office:value-type="float" office:value="6">
            <text:p>6</text:p>
          </table:table-cell>
          <table:table-cell table:formula="of:=[.C49]-[.C48]" office:value-type="float" office:value="5">
            <text:p>5</text:p>
          </table:table-cell>
          <table:table-cell table:formula="of:=[.C48]-[.D48]" office:value-type="float" office:value="-24">
            <text:p>-2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7">
            <text:p>47</text:p>
          </table:table-cell>
          <table:table-cell table:formula="of:=([.A49]-1)*8+[.$B$2]+[.$B$1]" office:value-type="float" office:value="380">
            <text:p>380</text:p>
          </table:table-cell>
          <table:table-cell table:formula="of:=ROUND([.A49]*[.$C$2] + [.A49]*[.A49]/[.$C$1] + [.$B$1]; 0)" office:value-type="float" office:value="167">
            <text:p>167</text:p>
          </table:table-cell>
          <table:table-cell table:formula="of:=[.D48]+[.J49]" office:value-type="float" office:value="192">
            <text:p>192</text:p>
          </table:table-cell>
          <table:table-cell table:formula="of:=  FLOOR( ([.$A49] * [.$C$2]) + ([.$A49]*[.$A49]/[.$C$1]); 1) + [.$B$1]" office:value-type="float" office:value="167">
            <text:p>167</text:p>
          </table:table-cell>
          <table:table-cell table:number-columns-repeated="4"/>
          <table:table-cell table:formula="of:=FLOOR(([.A49]-1)/10;1)+[.$J$2]" office:value-type="float" office:value="6">
            <text:p>6</text:p>
          </table:table-cell>
          <table:table-cell table:formula="of:=[.C50]-[.C49]" office:value-type="float" office:value="6">
            <text:p>6</text:p>
          </table:table-cell>
          <table:table-cell table:formula="of:=[.C49]-[.D49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8">
            <text:p>48</text:p>
          </table:table-cell>
          <table:table-cell table:formula="of:=([.A50]-1)*8+[.$B$2]+[.$B$1]" office:value-type="float" office:value="388">
            <text:p>388</text:p>
          </table:table-cell>
          <table:table-cell table:formula="of:=ROUND([.A50]*[.$C$2] + [.A50]*[.A50]/[.$C$1] + [.$B$1]; 0)" office:value-type="float" office:value="173">
            <text:p>173</text:p>
          </table:table-cell>
          <table:table-cell table:formula="of:=[.D49]+[.J50]" office:value-type="float" office:value="198">
            <text:p>198</text:p>
          </table:table-cell>
          <table:table-cell table:formula="of:=  FLOOR( ([.$A50] * [.$C$2]) + ([.$A50]*[.$A50]/[.$C$1]); 1) + [.$B$1]" office:value-type="float" office:value="173">
            <text:p>173</text:p>
          </table:table-cell>
          <table:table-cell table:number-columns-repeated="4"/>
          <table:table-cell table:formula="of:=FLOOR(([.A50]-1)/10;1)+[.$J$2]" office:value-type="float" office:value="6">
            <text:p>6</text:p>
          </table:table-cell>
          <table:table-cell table:formula="of:=[.C51]-[.C50]" office:value-type="float" office:value="6">
            <text:p>6</text:p>
          </table:table-cell>
          <table:table-cell table:formula="of:=[.C50]-[.D50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49">
            <text:p>49</text:p>
          </table:table-cell>
          <table:table-cell table:formula="of:=([.A51]-1)*8+[.$B$2]+[.$B$1]" office:value-type="float" office:value="396">
            <text:p>396</text:p>
          </table:table-cell>
          <table:table-cell table:formula="of:=ROUND([.A51]*[.$C$2] + [.A51]*[.A51]/[.$C$1] + [.$B$1]; 0)" office:value-type="float" office:value="179">
            <text:p>179</text:p>
          </table:table-cell>
          <table:table-cell table:formula="of:=[.D50]+[.J51]" office:value-type="float" office:value="204">
            <text:p>204</text:p>
          </table:table-cell>
          <table:table-cell table:formula="of:=  FLOOR( ([.$A51] * [.$C$2]) + ([.$A51]*[.$A51]/[.$C$1]); 1) + [.$B$1]" office:value-type="float" office:value="179">
            <text:p>179</text:p>
          </table:table-cell>
          <table:table-cell table:number-columns-repeated="4"/>
          <table:table-cell table:formula="of:=FLOOR(([.A51]-1)/10;1)+[.$J$2]" office:value-type="float" office:value="6">
            <text:p>6</text:p>
          </table:table-cell>
          <table:table-cell table:formula="of:=[.C52]-[.C51]" office:value-type="float" office:value="6">
            <text:p>6</text:p>
          </table:table-cell>
          <table:table-cell table:formula="of:=[.C51]-[.D51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0">
            <text:p>50</text:p>
          </table:table-cell>
          <table:table-cell table:formula="of:=([.A52]-1)*8+[.$B$2]+[.$B$1]" office:value-type="float" office:value="404">
            <text:p>404</text:p>
          </table:table-cell>
          <table:table-cell table:formula="of:=ROUND([.A52]*[.$C$2] + [.A52]*[.A52]/[.$C$1] + [.$B$1]; 0)" office:value-type="float" office:value="185">
            <text:p>185</text:p>
          </table:table-cell>
          <table:table-cell table:formula="of:=[.D51]+[.J52]" office:value-type="float" office:value="210">
            <text:p>210</text:p>
          </table:table-cell>
          <table:table-cell table:formula="of:=  FLOOR( ([.$A52] * [.$C$2]) + ([.$A52]*[.$A52]/[.$C$1]); 1) + [.$B$1]" office:value-type="float" office:value="185">
            <text:p>185</text:p>
          </table:table-cell>
          <table:table-cell table:number-columns-repeated="4"/>
          <table:table-cell table:formula="of:=FLOOR(([.A52]-1)/10;1)+[.$J$2]" office:value-type="float" office:value="6">
            <text:p>6</text:p>
          </table:table-cell>
          <table:table-cell table:formula="of:=[.C53]-[.C52]" office:value-type="float" office:value="6">
            <text:p>6</text:p>
          </table:table-cell>
          <table:table-cell table:formula="of:=[.C52]-[.D52]" office:value-type="float" office:value="-25">
            <text:p>-2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1">
            <text:p>51</text:p>
          </table:table-cell>
          <table:table-cell table:formula="of:=([.A53]-1)*8+[.$B$2]+[.$B$1]" office:value-type="float" office:value="412">
            <text:p>412</text:p>
          </table:table-cell>
          <table:table-cell table:formula="of:=ROUND([.A53]*[.$C$2] + [.A53]*[.A53]/[.$C$1] + [.$B$1]; 0)" office:value-type="float" office:value="191">
            <text:p>191</text:p>
          </table:table-cell>
          <table:table-cell table:formula="of:=[.D52]+[.J53]" office:value-type="float" office:value="217">
            <text:p>217</text:p>
          </table:table-cell>
          <table:table-cell table:formula="of:=  FLOOR( ([.$A53] * [.$C$2]) + ([.$A53]*[.$A53]/[.$C$1]); 1) + [.$B$1]" office:value-type="float" office:value="191">
            <text:p>191</text:p>
          </table:table-cell>
          <table:table-cell table:number-columns-repeated="4"/>
          <table:table-cell table:formula="of:=FLOOR(([.A53]-1)/10;1)+[.$J$2]" office:value-type="float" office:value="7">
            <text:p>7</text:p>
          </table:table-cell>
          <table:table-cell table:formula="of:=[.C54]-[.C53]" office:value-type="float" office:value="6">
            <text:p>6</text:p>
          </table:table-cell>
          <table:table-cell table:formula="of:=[.C53]-[.D53]" office:value-type="float" office:value="-26">
            <text:p>-2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2">
            <text:p>52</text:p>
          </table:table-cell>
          <table:table-cell table:formula="of:=([.A54]-1)*8+[.$B$2]+[.$B$1]" office:value-type="float" office:value="420">
            <text:p>420</text:p>
          </table:table-cell>
          <table:table-cell table:formula="of:=ROUND([.A54]*[.$C$2] + [.A54]*[.A54]/[.$C$1] + [.$B$1]; 0)" office:value-type="float" office:value="197">
            <text:p>197</text:p>
          </table:table-cell>
          <table:table-cell table:formula="of:=[.D53]+[.J54]" office:value-type="float" office:value="224">
            <text:p>224</text:p>
          </table:table-cell>
          <table:table-cell table:formula="of:=  FLOOR( ([.$A54] * [.$C$2]) + ([.$A54]*[.$A54]/[.$C$1]); 1) + [.$B$1]" office:value-type="float" office:value="197">
            <text:p>197</text:p>
          </table:table-cell>
          <table:table-cell table:number-columns-repeated="4"/>
          <table:table-cell table:formula="of:=FLOOR(([.A54]-1)/10;1)+[.$J$2]" office:value-type="float" office:value="7">
            <text:p>7</text:p>
          </table:table-cell>
          <table:table-cell table:formula="of:=[.C55]-[.C54]" office:value-type="float" office:value="6">
            <text:p>6</text:p>
          </table:table-cell>
          <table:table-cell table:formula="of:=[.C54]-[.D54]" office:value-type="float" office:value="-27">
            <text:p>-2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3">
            <text:p>53</text:p>
          </table:table-cell>
          <table:table-cell table:formula="of:=([.A55]-1)*8+[.$B$2]+[.$B$1]" office:value-type="float" office:value="428">
            <text:p>428</text:p>
          </table:table-cell>
          <table:table-cell table:formula="of:=ROUND([.A55]*[.$C$2] + [.A55]*[.A55]/[.$C$1] + [.$B$1]; 0)" office:value-type="float" office:value="203">
            <text:p>203</text:p>
          </table:table-cell>
          <table:table-cell table:formula="of:=[.D54]+[.J55]" office:value-type="float" office:value="231">
            <text:p>231</text:p>
          </table:table-cell>
          <table:table-cell table:formula="of:=  FLOOR( ([.$A55] * [.$C$2]) + ([.$A55]*[.$A55]/[.$C$1]); 1) + [.$B$1]" office:value-type="float" office:value="203">
            <text:p>203</text:p>
          </table:table-cell>
          <table:table-cell table:number-columns-repeated="4"/>
          <table:table-cell table:formula="of:=FLOOR(([.A55]-1)/10;1)+[.$J$2]" office:value-type="float" office:value="7">
            <text:p>7</text:p>
          </table:table-cell>
          <table:table-cell table:formula="of:=[.C56]-[.C55]" office:value-type="float" office:value="7">
            <text:p>7</text:p>
          </table:table-cell>
          <table:table-cell table:formula="of:=[.C55]-[.D55]" office:value-type="float" office:value="-28">
            <text:p>-2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4">
            <text:p>54</text:p>
          </table:table-cell>
          <table:table-cell table:formula="of:=([.A56]-1)*8+[.$B$2]+[.$B$1]" office:value-type="float" office:value="436">
            <text:p>436</text:p>
          </table:table-cell>
          <table:table-cell table:formula="of:=ROUND([.A56]*[.$C$2] + [.A56]*[.A56]/[.$C$1] + [.$B$1]; 0)" office:value-type="float" office:value="210">
            <text:p>210</text:p>
          </table:table-cell>
          <table:table-cell table:formula="of:=[.D55]+[.J56]" office:value-type="float" office:value="238">
            <text:p>238</text:p>
          </table:table-cell>
          <table:table-cell table:formula="of:=  FLOOR( ([.$A56] * [.$C$2]) + ([.$A56]*[.$A56]/[.$C$1]); 1) + [.$B$1]" office:value-type="float" office:value="209">
            <text:p>209</text:p>
          </table:table-cell>
          <table:table-cell table:number-columns-repeated="4"/>
          <table:table-cell table:formula="of:=FLOOR(([.A56]-1)/10;1)+[.$J$2]" office:value-type="float" office:value="7">
            <text:p>7</text:p>
          </table:table-cell>
          <table:table-cell table:formula="of:=[.C57]-[.C56]" office:value-type="float" office:value="6">
            <text:p>6</text:p>
          </table:table-cell>
          <table:table-cell table:formula="of:=[.C56]-[.D56]" office:value-type="float" office:value="-28">
            <text:p>-2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5">
            <text:p>55</text:p>
          </table:table-cell>
          <table:table-cell table:formula="of:=([.A57]-1)*8+[.$B$2]+[.$B$1]" office:value-type="float" office:value="444">
            <text:p>444</text:p>
          </table:table-cell>
          <table:table-cell table:formula="of:=ROUND([.A57]*[.$C$2] + [.A57]*[.A57]/[.$C$1] + [.$B$1]; 0)" office:value-type="float" office:value="216">
            <text:p>216</text:p>
          </table:table-cell>
          <table:table-cell table:formula="of:=[.D56]+[.J57]" office:value-type="float" office:value="245">
            <text:p>245</text:p>
          </table:table-cell>
          <table:table-cell table:formula="of:=  FLOOR( ([.$A57] * [.$C$2]) + ([.$A57]*[.$A57]/[.$C$1]); 1) + [.$B$1]" office:value-type="float" office:value="216">
            <text:p>216</text:p>
          </table:table-cell>
          <table:table-cell table:number-columns-repeated="4"/>
          <table:table-cell table:formula="of:=FLOOR(([.A57]-1)/10;1)+[.$J$2]" office:value-type="float" office:value="7">
            <text:p>7</text:p>
          </table:table-cell>
          <table:table-cell table:formula="of:=[.C58]-[.C57]" office:value-type="float" office:value="7">
            <text:p>7</text:p>
          </table:table-cell>
          <table:table-cell table:formula="of:=[.C57]-[.D57]" office:value-type="float" office:value="-29">
            <text:p>-2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6">
            <text:p>56</text:p>
          </table:table-cell>
          <table:table-cell table:formula="of:=([.A58]-1)*8+[.$B$2]+[.$B$1]" office:value-type="float" office:value="452">
            <text:p>452</text:p>
          </table:table-cell>
          <table:table-cell table:formula="of:=ROUND([.A58]*[.$C$2] + [.A58]*[.A58]/[.$C$1] + [.$B$1]; 0)" office:value-type="float" office:value="223">
            <text:p>223</text:p>
          </table:table-cell>
          <table:table-cell table:formula="of:=[.D57]+[.J58]" office:value-type="float" office:value="252">
            <text:p>252</text:p>
          </table:table-cell>
          <table:table-cell table:formula="of:=  FLOOR( ([.$A58] * [.$C$2]) + ([.$A58]*[.$A58]/[.$C$1]); 1) + [.$B$1]" office:value-type="float" office:value="222">
            <text:p>222</text:p>
          </table:table-cell>
          <table:table-cell table:number-columns-repeated="4"/>
          <table:table-cell table:formula="of:=FLOOR(([.A58]-1)/10;1)+[.$J$2]" office:value-type="float" office:value="7">
            <text:p>7</text:p>
          </table:table-cell>
          <table:table-cell table:formula="of:=[.C59]-[.C58]" office:value-type="float" office:value="6">
            <text:p>6</text:p>
          </table:table-cell>
          <table:table-cell table:formula="of:=[.C58]-[.D58]" office:value-type="float" office:value="-29">
            <text:p>-2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7">
            <text:p>57</text:p>
          </table:table-cell>
          <table:table-cell table:formula="of:=([.A59]-1)*8+[.$B$2]+[.$B$1]" office:value-type="float" office:value="460">
            <text:p>460</text:p>
          </table:table-cell>
          <table:table-cell table:formula="of:=ROUND([.A59]*[.$C$2] + [.A59]*[.A59]/[.$C$1] + [.$B$1]; 0)" office:value-type="float" office:value="229">
            <text:p>229</text:p>
          </table:table-cell>
          <table:table-cell table:formula="of:=[.D58]+[.J59]" office:value-type="float" office:value="259">
            <text:p>259</text:p>
          </table:table-cell>
          <table:table-cell table:formula="of:=  FLOOR( ([.$A59] * [.$C$2]) + ([.$A59]*[.$A59]/[.$C$1]); 1) + [.$B$1]" office:value-type="float" office:value="229">
            <text:p>229</text:p>
          </table:table-cell>
          <table:table-cell table:number-columns-repeated="4"/>
          <table:table-cell table:formula="of:=FLOOR(([.A59]-1)/10;1)+[.$J$2]" office:value-type="float" office:value="7">
            <text:p>7</text:p>
          </table:table-cell>
          <table:table-cell table:formula="of:=[.C60]-[.C59]" office:value-type="float" office:value="7">
            <text:p>7</text:p>
          </table:table-cell>
          <table:table-cell table:formula="of:=[.C59]-[.D59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8">
            <text:p>58</text:p>
          </table:table-cell>
          <table:table-cell table:formula="of:=([.A60]-1)*8+[.$B$2]+[.$B$1]" office:value-type="float" office:value="468">
            <text:p>468</text:p>
          </table:table-cell>
          <table:table-cell table:formula="of:=ROUND([.A60]*[.$C$2] + [.A60]*[.A60]/[.$C$1] + [.$B$1]; 0)" office:value-type="float" office:value="236">
            <text:p>236</text:p>
          </table:table-cell>
          <table:table-cell table:formula="of:=[.D59]+[.J60]" office:value-type="float" office:value="266">
            <text:p>266</text:p>
          </table:table-cell>
          <table:table-cell table:formula="of:=  FLOOR( ([.$A60] * [.$C$2]) + ([.$A60]*[.$A60]/[.$C$1]); 1) + [.$B$1]" office:value-type="float" office:value="236">
            <text:p>236</text:p>
          </table:table-cell>
          <table:table-cell table:number-columns-repeated="4"/>
          <table:table-cell table:formula="of:=FLOOR(([.A60]-1)/10;1)+[.$J$2]" office:value-type="float" office:value="7">
            <text:p>7</text:p>
          </table:table-cell>
          <table:table-cell table:formula="of:=[.C61]-[.C60]" office:value-type="float" office:value="7">
            <text:p>7</text:p>
          </table:table-cell>
          <table:table-cell table:formula="of:=[.C60]-[.D60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59">
            <text:p>59</text:p>
          </table:table-cell>
          <table:table-cell table:formula="of:=([.A61]-1)*8+[.$B$2]+[.$B$1]" office:value-type="float" office:value="476">
            <text:p>476</text:p>
          </table:table-cell>
          <table:table-cell table:formula="of:=ROUND([.A61]*[.$C$2] + [.A61]*[.A61]/[.$C$1] + [.$B$1]; 0)" office:value-type="float" office:value="243">
            <text:p>243</text:p>
          </table:table-cell>
          <table:table-cell table:formula="of:=[.D60]+[.J61]" office:value-type="float" office:value="273">
            <text:p>273</text:p>
          </table:table-cell>
          <table:table-cell table:formula="of:=  FLOOR( ([.$A61] * [.$C$2]) + ([.$A61]*[.$A61]/[.$C$1]); 1) + [.$B$1]" office:value-type="float" office:value="243">
            <text:p>243</text:p>
          </table:table-cell>
          <table:table-cell table:number-columns-repeated="4"/>
          <table:table-cell table:formula="of:=FLOOR(([.A61]-1)/10;1)+[.$J$2]" office:value-type="float" office:value="7">
            <text:p>7</text:p>
          </table:table-cell>
          <table:table-cell table:formula="of:=[.C62]-[.C61]" office:value-type="float" office:value="7">
            <text:p>7</text:p>
          </table:table-cell>
          <table:table-cell table:formula="of:=[.C61]-[.D61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0">
            <text:p>60</text:p>
          </table:table-cell>
          <table:table-cell table:formula="of:=([.A62]-1)*8+[.$B$2]+[.$B$1]" office:value-type="float" office:value="484">
            <text:p>484</text:p>
          </table:table-cell>
          <table:table-cell table:formula="of:=ROUND([.A62]*[.$C$2] + [.A62]*[.A62]/[.$C$1] + [.$B$1]; 0)" office:value-type="float" office:value="250">
            <text:p>250</text:p>
          </table:table-cell>
          <table:table-cell table:formula="of:=[.D61]+[.J62]" office:value-type="float" office:value="280">
            <text:p>280</text:p>
          </table:table-cell>
          <table:table-cell table:formula="of:=  FLOOR( ([.$A62] * [.$C$2]) + ([.$A62]*[.$A62]/[.$C$1]); 1) + [.$B$1]" office:value-type="float" office:value="250">
            <text:p>250</text:p>
          </table:table-cell>
          <table:table-cell table:number-columns-repeated="4"/>
          <table:table-cell table:formula="of:=FLOOR(([.A62]-1)/10;1)+[.$J$2]" office:value-type="float" office:value="7">
            <text:p>7</text:p>
          </table:table-cell>
          <table:table-cell table:formula="of:=[.C63]-[.C62]" office:value-type="float" office:value="7">
            <text:p>7</text:p>
          </table:table-cell>
          <table:table-cell table:formula="of:=[.C62]-[.D62]" office:value-type="float" office:value="-30">
            <text:p>-3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1">
            <text:p>61</text:p>
          </table:table-cell>
          <table:table-cell table:formula="of:=([.A63]-1)*8+[.$B$2]+[.$B$1]" office:value-type="float" office:value="492">
            <text:p>492</text:p>
          </table:table-cell>
          <table:table-cell table:formula="of:=ROUND([.A63]*[.$C$2] + [.A63]*[.A63]/[.$C$1] + [.$B$1]; 0)" office:value-type="float" office:value="257">
            <text:p>257</text:p>
          </table:table-cell>
          <table:table-cell table:formula="of:=[.D62]+[.J63]" office:value-type="float" office:value="288">
            <text:p>288</text:p>
          </table:table-cell>
          <table:table-cell table:formula="of:=  FLOOR( ([.$A63] * [.$C$2]) + ([.$A63]*[.$A63]/[.$C$1]); 1) + [.$B$1]" office:value-type="float" office:value="257">
            <text:p>257</text:p>
          </table:table-cell>
          <table:table-cell table:number-columns-repeated="4"/>
          <table:table-cell table:formula="of:=FLOOR(([.A63]-1)/10;1)+[.$J$2]" office:value-type="float" office:value="8">
            <text:p>8</text:p>
          </table:table-cell>
          <table:table-cell table:formula="of:=[.C64]-[.C63]" office:value-type="float" office:value="7">
            <text:p>7</text:p>
          </table:table-cell>
          <table:table-cell table:formula="of:=[.C63]-[.D63]" office:value-type="float" office:value="-31">
            <text:p>-3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2">
            <text:p>62</text:p>
          </table:table-cell>
          <table:table-cell table:formula="of:=([.A64]-1)*8+[.$B$2]+[.$B$1]" office:value-type="float" office:value="500">
            <text:p>500</text:p>
          </table:table-cell>
          <table:table-cell table:formula="of:=ROUND([.A64]*[.$C$2] + [.A64]*[.A64]/[.$C$1] + [.$B$1]; 0)" office:value-type="float" office:value="264">
            <text:p>264</text:p>
          </table:table-cell>
          <table:table-cell table:formula="of:=[.D63]+[.J64]" office:value-type="float" office:value="296">
            <text:p>296</text:p>
          </table:table-cell>
          <table:table-cell table:formula="of:=  FLOOR( ([.$A64] * [.$C$2]) + ([.$A64]*[.$A64]/[.$C$1]); 1) + [.$B$1]" office:value-type="float" office:value="264">
            <text:p>264</text:p>
          </table:table-cell>
          <table:table-cell table:number-columns-repeated="4"/>
          <table:table-cell table:formula="of:=FLOOR(([.A64]-1)/10;1)+[.$J$2]" office:value-type="float" office:value="8">
            <text:p>8</text:p>
          </table:table-cell>
          <table:table-cell table:formula="of:=[.C65]-[.C64]" office:value-type="float" office:value="7">
            <text:p>7</text:p>
          </table:table-cell>
          <table:table-cell table:formula="of:=[.C64]-[.D64]" office:value-type="float" office:value="-32">
            <text:p>-3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3">
            <text:p>63</text:p>
          </table:table-cell>
          <table:table-cell table:formula="of:=([.A65]-1)*8+[.$B$2]+[.$B$1]" office:value-type="float" office:value="508">
            <text:p>508</text:p>
          </table:table-cell>
          <table:table-cell table:formula="of:=ROUND([.A65]*[.$C$2] + [.A65]*[.A65]/[.$C$1] + [.$B$1]; 0)" office:value-type="float" office:value="271">
            <text:p>271</text:p>
          </table:table-cell>
          <table:table-cell table:formula="of:=[.D64]+[.J65]" office:value-type="float" office:value="304">
            <text:p>304</text:p>
          </table:table-cell>
          <table:table-cell table:formula="of:=  FLOOR( ([.$A65] * [.$C$2]) + ([.$A65]*[.$A65]/[.$C$1]); 1) + [.$B$1]" office:value-type="float" office:value="271">
            <text:p>271</text:p>
          </table:table-cell>
          <table:table-cell table:number-columns-repeated="4"/>
          <table:table-cell table:formula="of:=FLOOR(([.A65]-1)/10;1)+[.$J$2]" office:value-type="float" office:value="8">
            <text:p>8</text:p>
          </table:table-cell>
          <table:table-cell table:formula="of:=[.C66]-[.C65]" office:value-type="float" office:value="8">
            <text:p>8</text:p>
          </table:table-cell>
          <table:table-cell table:formula="of:=[.C65]-[.D65]" office:value-type="float" office:value="-33">
            <text:p>-3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4">
            <text:p>64</text:p>
          </table:table-cell>
          <table:table-cell table:formula="of:=([.A66]-1)*8+[.$B$2]+[.$B$1]" office:value-type="float" office:value="516">
            <text:p>516</text:p>
          </table:table-cell>
          <table:table-cell table:formula="of:=ROUND([.A66]*[.$C$2] + [.A66]*[.A66]/[.$C$1] + [.$B$1]; 0)" office:value-type="float" office:value="279">
            <text:p>279</text:p>
          </table:table-cell>
          <table:table-cell table:formula="of:=[.D65]+[.J66]" office:value-type="float" office:value="312">
            <text:p>312</text:p>
          </table:table-cell>
          <table:table-cell table:formula="of:=  FLOOR( ([.$A66] * [.$C$2]) + ([.$A66]*[.$A66]/[.$C$1]); 1) + [.$B$1]" office:value-type="float" office:value="278">
            <text:p>278</text:p>
          </table:table-cell>
          <table:table-cell table:number-columns-repeated="4"/>
          <table:table-cell table:formula="of:=FLOOR(([.A66]-1)/10;1)+[.$J$2]" office:value-type="float" office:value="8">
            <text:p>8</text:p>
          </table:table-cell>
          <table:table-cell table:formula="of:=[.C67]-[.C66]" office:value-type="float" office:value="7">
            <text:p>7</text:p>
          </table:table-cell>
          <table:table-cell table:formula="of:=[.C66]-[.D66]" office:value-type="float" office:value="-33">
            <text:p>-3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5">
            <text:p>65</text:p>
          </table:table-cell>
          <table:table-cell table:formula="of:=([.A67]-1)*8+[.$B$2]+[.$B$1]" office:value-type="float" office:value="524">
            <text:p>524</text:p>
          </table:table-cell>
          <table:table-cell table:formula="of:=ROUND([.A67]*[.$C$2] + [.A67]*[.A67]/[.$C$1] + [.$B$1]; 0)" office:value-type="float" office:value="286">
            <text:p>286</text:p>
          </table:table-cell>
          <table:table-cell table:formula="of:=[.D66]+[.J67]" office:value-type="float" office:value="320">
            <text:p>320</text:p>
          </table:table-cell>
          <table:table-cell table:formula="of:=  FLOOR( ([.$A67] * [.$C$2]) + ([.$A67]*[.$A67]/[.$C$1]); 1) + [.$B$1]" office:value-type="float" office:value="286">
            <text:p>286</text:p>
          </table:table-cell>
          <table:table-cell table:number-columns-repeated="4"/>
          <table:table-cell table:formula="of:=FLOOR(([.A67]-1)/10;1)+[.$J$2]" office:value-type="float" office:value="8">
            <text:p>8</text:p>
          </table:table-cell>
          <table:table-cell table:formula="of:=[.C68]-[.C67]" office:value-type="float" office:value="8">
            <text:p>8</text:p>
          </table:table-cell>
          <table:table-cell table:formula="of:=[.C67]-[.D67]" office:value-type="float" office:value="-34">
            <text:p>-3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6">
            <text:p>66</text:p>
          </table:table-cell>
          <table:table-cell table:formula="of:=([.A68]-1)*8+[.$B$2]+[.$B$1]" office:value-type="float" office:value="532">
            <text:p>532</text:p>
          </table:table-cell>
          <table:table-cell table:formula="of:=ROUND([.A68]*[.$C$2] + [.A68]*[.A68]/[.$C$1] + [.$B$1]; 0)" office:value-type="float" office:value="294">
            <text:p>294</text:p>
          </table:table-cell>
          <table:table-cell table:formula="of:=[.D67]+[.J68]" office:value-type="float" office:value="328">
            <text:p>328</text:p>
          </table:table-cell>
          <table:table-cell table:formula="of:=  FLOOR( ([.$A68] * [.$C$2]) + ([.$A68]*[.$A68]/[.$C$1]); 1) + [.$B$1]" office:value-type="float" office:value="293">
            <text:p>293</text:p>
          </table:table-cell>
          <table:table-cell table:number-columns-repeated="4"/>
          <table:table-cell table:formula="of:=FLOOR(([.A68]-1)/10;1)+[.$J$2]" office:value-type="float" office:value="8">
            <text:p>8</text:p>
          </table:table-cell>
          <table:table-cell table:formula="of:=[.C69]-[.C68]" office:value-type="float" office:value="7">
            <text:p>7</text:p>
          </table:table-cell>
          <table:table-cell table:formula="of:=[.C68]-[.D68]" office:value-type="float" office:value="-34">
            <text:p>-3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7">
            <text:p>67</text:p>
          </table:table-cell>
          <table:table-cell table:formula="of:=([.A69]-1)*8+[.$B$2]+[.$B$1]" office:value-type="float" office:value="540">
            <text:p>540</text:p>
          </table:table-cell>
          <table:table-cell table:formula="of:=ROUND([.A69]*[.$C$2] + [.A69]*[.A69]/[.$C$1] + [.$B$1]; 0)" office:value-type="float" office:value="301">
            <text:p>301</text:p>
          </table:table-cell>
          <table:table-cell table:formula="of:=[.D68]+[.J69]" office:value-type="float" office:value="336">
            <text:p>336</text:p>
          </table:table-cell>
          <table:table-cell table:formula="of:=  FLOOR( ([.$A69] * [.$C$2]) + ([.$A69]*[.$A69]/[.$C$1]); 1) + [.$B$1]" office:value-type="float" office:value="301">
            <text:p>301</text:p>
          </table:table-cell>
          <table:table-cell table:number-columns-repeated="4"/>
          <table:table-cell table:formula="of:=FLOOR(([.A69]-1)/10;1)+[.$J$2]" office:value-type="float" office:value="8">
            <text:p>8</text:p>
          </table:table-cell>
          <table:table-cell table:formula="of:=[.C70]-[.C69]" office:value-type="float" office:value="8">
            <text:p>8</text:p>
          </table:table-cell>
          <table:table-cell table:formula="of:=[.C69]-[.D69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8">
            <text:p>68</text:p>
          </table:table-cell>
          <table:table-cell table:formula="of:=([.A70]-1)*8+[.$B$2]+[.$B$1]" office:value-type="float" office:value="548">
            <text:p>548</text:p>
          </table:table-cell>
          <table:table-cell table:formula="of:=ROUND([.A70]*[.$C$2] + [.A70]*[.A70]/[.$C$1] + [.$B$1]; 0)" office:value-type="float" office:value="309">
            <text:p>309</text:p>
          </table:table-cell>
          <table:table-cell table:formula="of:=[.D69]+[.J70]" office:value-type="float" office:value="344">
            <text:p>344</text:p>
          </table:table-cell>
          <table:table-cell table:formula="of:=  FLOOR( ([.$A70] * [.$C$2]) + ([.$A70]*[.$A70]/[.$C$1]); 1) + [.$B$1]" office:value-type="float" office:value="309">
            <text:p>309</text:p>
          </table:table-cell>
          <table:table-cell table:number-columns-repeated="4"/>
          <table:table-cell table:formula="of:=FLOOR(([.A70]-1)/10;1)+[.$J$2]" office:value-type="float" office:value="8">
            <text:p>8</text:p>
          </table:table-cell>
          <table:table-cell table:formula="of:=[.C71]-[.C70]" office:value-type="float" office:value="8">
            <text:p>8</text:p>
          </table:table-cell>
          <table:table-cell table:formula="of:=[.C70]-[.D70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69">
            <text:p>69</text:p>
          </table:table-cell>
          <table:table-cell table:formula="of:=([.A71]-1)*8+[.$B$2]+[.$B$1]" office:value-type="float" office:value="556">
            <text:p>556</text:p>
          </table:table-cell>
          <table:table-cell table:formula="of:=ROUND([.A71]*[.$C$2] + [.A71]*[.A71]/[.$C$1] + [.$B$1]; 0)" office:value-type="float" office:value="317">
            <text:p>317</text:p>
          </table:table-cell>
          <table:table-cell table:formula="of:=[.D70]+[.J71]" office:value-type="float" office:value="352">
            <text:p>352</text:p>
          </table:table-cell>
          <table:table-cell table:formula="of:=  FLOOR( ([.$A71] * [.$C$2]) + ([.$A71]*[.$A71]/[.$C$1]); 1) + [.$B$1]" office:value-type="float" office:value="317">
            <text:p>317</text:p>
          </table:table-cell>
          <table:table-cell table:number-columns-repeated="4"/>
          <table:table-cell table:formula="of:=FLOOR(([.A71]-1)/10;1)+[.$J$2]" office:value-type="float" office:value="8">
            <text:p>8</text:p>
          </table:table-cell>
          <table:table-cell table:formula="of:=[.C72]-[.C71]" office:value-type="float" office:value="8">
            <text:p>8</text:p>
          </table:table-cell>
          <table:table-cell table:formula="of:=[.C71]-[.D71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0">
            <text:p>70</text:p>
          </table:table-cell>
          <table:table-cell table:formula="of:=([.A72]-1)*8+[.$B$2]+[.$B$1]" office:value-type="float" office:value="564">
            <text:p>564</text:p>
          </table:table-cell>
          <table:table-cell table:formula="of:=ROUND([.A72]*[.$C$2] + [.A72]*[.A72]/[.$C$1] + [.$B$1]; 0)" office:value-type="float" office:value="325">
            <text:p>325</text:p>
          </table:table-cell>
          <table:table-cell table:formula="of:=[.D71]+[.J72]" office:value-type="float" office:value="360">
            <text:p>360</text:p>
          </table:table-cell>
          <table:table-cell table:formula="of:=  FLOOR( ([.$A72] * [.$C$2]) + ([.$A72]*[.$A72]/[.$C$1]); 1) + [.$B$1]" office:value-type="float" office:value="325">
            <text:p>325</text:p>
          </table:table-cell>
          <table:table-cell table:number-columns-repeated="4"/>
          <table:table-cell table:formula="of:=FLOOR(([.A72]-1)/10;1)+[.$J$2]" office:value-type="float" office:value="8">
            <text:p>8</text:p>
          </table:table-cell>
          <table:table-cell table:formula="of:=[.C73]-[.C72]" office:value-type="float" office:value="8">
            <text:p>8</text:p>
          </table:table-cell>
          <table:table-cell table:formula="of:=[.C72]-[.D72]" office:value-type="float" office:value="-35">
            <text:p>-3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1">
            <text:p>71</text:p>
          </table:table-cell>
          <table:table-cell table:formula="of:=([.A73]-1)*8+[.$B$2]+[.$B$1]" office:value-type="float" office:value="572">
            <text:p>572</text:p>
          </table:table-cell>
          <table:table-cell table:formula="of:=ROUND([.A73]*[.$C$2] + [.A73]*[.A73]/[.$C$1] + [.$B$1]; 0)" office:value-type="float" office:value="333">
            <text:p>333</text:p>
          </table:table-cell>
          <table:table-cell table:formula="of:=[.D72]+[.J73]" office:value-type="float" office:value="369">
            <text:p>369</text:p>
          </table:table-cell>
          <table:table-cell table:formula="of:=  FLOOR( ([.$A73] * [.$C$2]) + ([.$A73]*[.$A73]/[.$C$1]); 1) + [.$B$1]" office:value-type="float" office:value="333">
            <text:p>333</text:p>
          </table:table-cell>
          <table:table-cell table:number-columns-repeated="4"/>
          <table:table-cell table:formula="of:=FLOOR(([.A73]-1)/10;1)+[.$J$2]" office:value-type="float" office:value="9">
            <text:p>9</text:p>
          </table:table-cell>
          <table:table-cell table:formula="of:=[.C74]-[.C73]" office:value-type="float" office:value="8">
            <text:p>8</text:p>
          </table:table-cell>
          <table:table-cell table:formula="of:=[.C73]-[.D73]" office:value-type="float" office:value="-36">
            <text:p>-3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2">
            <text:p>72</text:p>
          </table:table-cell>
          <table:table-cell table:formula="of:=([.A74]-1)*8+[.$B$2]+[.$B$1]" office:value-type="float" office:value="580">
            <text:p>580</text:p>
          </table:table-cell>
          <table:table-cell table:formula="of:=ROUND([.A74]*[.$C$2] + [.A74]*[.A74]/[.$C$1] + [.$B$1]; 0)" office:value-type="float" office:value="341">
            <text:p>341</text:p>
          </table:table-cell>
          <table:table-cell table:formula="of:=[.D73]+[.J74]" office:value-type="float" office:value="378">
            <text:p>378</text:p>
          </table:table-cell>
          <table:table-cell table:formula="of:=  FLOOR( ([.$A74] * [.$C$2]) + ([.$A74]*[.$A74]/[.$C$1]); 1) + [.$B$1]" office:value-type="float" office:value="341">
            <text:p>341</text:p>
          </table:table-cell>
          <table:table-cell table:number-columns-repeated="4"/>
          <table:table-cell table:formula="of:=FLOOR(([.A74]-1)/10;1)+[.$J$2]" office:value-type="float" office:value="9">
            <text:p>9</text:p>
          </table:table-cell>
          <table:table-cell table:formula="of:=[.C75]-[.C74]" office:value-type="float" office:value="8">
            <text:p>8</text:p>
          </table:table-cell>
          <table:table-cell table:formula="of:=[.C74]-[.D74]" office:value-type="float" office:value="-37">
            <text:p>-3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3">
            <text:p>73</text:p>
          </table:table-cell>
          <table:table-cell table:formula="of:=([.A75]-1)*8+[.$B$2]+[.$B$1]" office:value-type="float" office:value="588">
            <text:p>588</text:p>
          </table:table-cell>
          <table:table-cell table:formula="of:=ROUND([.A75]*[.$C$2] + [.A75]*[.A75]/[.$C$1] + [.$B$1]; 0)" office:value-type="float" office:value="349">
            <text:p>349</text:p>
          </table:table-cell>
          <table:table-cell table:formula="of:=[.D74]+[.J75]" office:value-type="float" office:value="387">
            <text:p>387</text:p>
          </table:table-cell>
          <table:table-cell table:formula="of:=  FLOOR( ([.$A75] * [.$C$2]) + ([.$A75]*[.$A75]/[.$C$1]); 1) + [.$B$1]" office:value-type="float" office:value="349">
            <text:p>349</text:p>
          </table:table-cell>
          <table:table-cell table:number-columns-repeated="4"/>
          <table:table-cell table:formula="of:=FLOOR(([.A75]-1)/10;1)+[.$J$2]" office:value-type="float" office:value="9">
            <text:p>9</text:p>
          </table:table-cell>
          <table:table-cell table:formula="of:=[.C76]-[.C75]" office:value-type="float" office:value="9">
            <text:p>9</text:p>
          </table:table-cell>
          <table:table-cell table:formula="of:=[.C75]-[.D75]" office:value-type="float" office:value="-38">
            <text:p>-3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4">
            <text:p>74</text:p>
          </table:table-cell>
          <table:table-cell table:formula="of:=([.A76]-1)*8+[.$B$2]+[.$B$1]" office:value-type="float" office:value="596">
            <text:p>596</text:p>
          </table:table-cell>
          <table:table-cell table:formula="of:=ROUND([.A76]*[.$C$2] + [.A76]*[.A76]/[.$C$1] + [.$B$1]; 0)" office:value-type="float" office:value="358">
            <text:p>358</text:p>
          </table:table-cell>
          <table:table-cell table:formula="of:=[.D75]+[.J76]" office:value-type="float" office:value="396">
            <text:p>396</text:p>
          </table:table-cell>
          <table:table-cell table:formula="of:=  FLOOR( ([.$A76] * [.$C$2]) + ([.$A76]*[.$A76]/[.$C$1]); 1) + [.$B$1]" office:value-type="float" office:value="357">
            <text:p>357</text:p>
          </table:table-cell>
          <table:table-cell table:number-columns-repeated="4"/>
          <table:table-cell table:formula="of:=FLOOR(([.A76]-1)/10;1)+[.$J$2]" office:value-type="float" office:value="9">
            <text:p>9</text:p>
          </table:table-cell>
          <table:table-cell table:formula="of:=[.C77]-[.C76]" office:value-type="float" office:value="8">
            <text:p>8</text:p>
          </table:table-cell>
          <table:table-cell table:formula="of:=[.C76]-[.D76]" office:value-type="float" office:value="-38">
            <text:p>-3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5">
            <text:p>75</text:p>
          </table:table-cell>
          <table:table-cell table:formula="of:=([.A77]-1)*8+[.$B$2]+[.$B$1]" office:value-type="float" office:value="604">
            <text:p>604</text:p>
          </table:table-cell>
          <table:table-cell table:formula="of:=ROUND([.A77]*[.$C$2] + [.A77]*[.A77]/[.$C$1] + [.$B$1]; 0)" office:value-type="float" office:value="366">
            <text:p>366</text:p>
          </table:table-cell>
          <table:table-cell table:formula="of:=[.D76]+[.J77]" office:value-type="float" office:value="405">
            <text:p>405</text:p>
          </table:table-cell>
          <table:table-cell table:formula="of:=  FLOOR( ([.$A77] * [.$C$2]) + ([.$A77]*[.$A77]/[.$C$1]); 1) + [.$B$1]" office:value-type="float" office:value="366">
            <text:p>366</text:p>
          </table:table-cell>
          <table:table-cell table:number-columns-repeated="4"/>
          <table:table-cell table:formula="of:=FLOOR(([.A77]-1)/10;1)+[.$J$2]" office:value-type="float" office:value="9">
            <text:p>9</text:p>
          </table:table-cell>
          <table:table-cell table:formula="of:=[.C78]-[.C77]" office:value-type="float" office:value="9">
            <text:p>9</text:p>
          </table:table-cell>
          <table:table-cell table:formula="of:=[.C77]-[.D77]" office:value-type="float" office:value="-39">
            <text:p>-3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6">
            <text:p>76</text:p>
          </table:table-cell>
          <table:table-cell table:formula="of:=([.A78]-1)*8+[.$B$2]+[.$B$1]" office:value-type="float" office:value="612">
            <text:p>612</text:p>
          </table:table-cell>
          <table:table-cell table:formula="of:=ROUND([.A78]*[.$C$2] + [.A78]*[.A78]/[.$C$1] + [.$B$1]; 0)" office:value-type="float" office:value="375">
            <text:p>375</text:p>
          </table:table-cell>
          <table:table-cell table:formula="of:=[.D77]+[.J78]" office:value-type="float" office:value="414">
            <text:p>414</text:p>
          </table:table-cell>
          <table:table-cell table:formula="of:=  FLOOR( ([.$A78] * [.$C$2]) + ([.$A78]*[.$A78]/[.$C$1]); 1) + [.$B$1]" office:value-type="float" office:value="374">
            <text:p>374</text:p>
          </table:table-cell>
          <table:table-cell table:number-columns-repeated="4"/>
          <table:table-cell table:formula="of:=FLOOR(([.A78]-1)/10;1)+[.$J$2]" office:value-type="float" office:value="9">
            <text:p>9</text:p>
          </table:table-cell>
          <table:table-cell table:formula="of:=[.C79]-[.C78]" office:value-type="float" office:value="8">
            <text:p>8</text:p>
          </table:table-cell>
          <table:table-cell table:formula="of:=[.C78]-[.D78]" office:value-type="float" office:value="-39">
            <text:p>-3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7">
            <text:p>77</text:p>
          </table:table-cell>
          <table:table-cell table:formula="of:=([.A79]-1)*8+[.$B$2]+[.$B$1]" office:value-type="float" office:value="620">
            <text:p>620</text:p>
          </table:table-cell>
          <table:table-cell table:formula="of:=ROUND([.A79]*[.$C$2] + [.A79]*[.A79]/[.$C$1] + [.$B$1]; 0)" office:value-type="float" office:value="383">
            <text:p>383</text:p>
          </table:table-cell>
          <table:table-cell table:formula="of:=[.D78]+[.J79]" office:value-type="float" office:value="423">
            <text:p>423</text:p>
          </table:table-cell>
          <table:table-cell table:formula="of:=  FLOOR( ([.$A79] * [.$C$2]) + ([.$A79]*[.$A79]/[.$C$1]); 1) + [.$B$1]" office:value-type="float" office:value="383">
            <text:p>383</text:p>
          </table:table-cell>
          <table:table-cell table:number-columns-repeated="4"/>
          <table:table-cell table:formula="of:=FLOOR(([.A79]-1)/10;1)+[.$J$2]" office:value-type="float" office:value="9">
            <text:p>9</text:p>
          </table:table-cell>
          <table:table-cell table:formula="of:=[.C80]-[.C79]" office:value-type="float" office:value="9">
            <text:p>9</text:p>
          </table:table-cell>
          <table:table-cell table:formula="of:=[.C79]-[.D79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8">
            <text:p>78</text:p>
          </table:table-cell>
          <table:table-cell table:formula="of:=([.A80]-1)*8+[.$B$2]+[.$B$1]" office:value-type="float" office:value="628">
            <text:p>628</text:p>
          </table:table-cell>
          <table:table-cell table:formula="of:=ROUND([.A80]*[.$C$2] + [.A80]*[.A80]/[.$C$1] + [.$B$1]; 0)" office:value-type="float" office:value="392">
            <text:p>392</text:p>
          </table:table-cell>
          <table:table-cell table:formula="of:=[.D79]+[.J80]" office:value-type="float" office:value="432">
            <text:p>432</text:p>
          </table:table-cell>
          <table:table-cell table:formula="of:=  FLOOR( ([.$A80] * [.$C$2]) + ([.$A80]*[.$A80]/[.$C$1]); 1) + [.$B$1]" office:value-type="float" office:value="392">
            <text:p>392</text:p>
          </table:table-cell>
          <table:table-cell table:number-columns-repeated="4"/>
          <table:table-cell table:formula="of:=FLOOR(([.A80]-1)/10;1)+[.$J$2]" office:value-type="float" office:value="9">
            <text:p>9</text:p>
          </table:table-cell>
          <table:table-cell table:formula="of:=[.C81]-[.C80]" office:value-type="float" office:value="9">
            <text:p>9</text:p>
          </table:table-cell>
          <table:table-cell table:formula="of:=[.C80]-[.D80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79">
            <text:p>79</text:p>
          </table:table-cell>
          <table:table-cell table:formula="of:=([.A81]-1)*8+[.$B$2]+[.$B$1]" office:value-type="float" office:value="636">
            <text:p>636</text:p>
          </table:table-cell>
          <table:table-cell table:formula="of:=ROUND([.A81]*[.$C$2] + [.A81]*[.A81]/[.$C$1] + [.$B$1]; 0)" office:value-type="float" office:value="401">
            <text:p>401</text:p>
          </table:table-cell>
          <table:table-cell table:formula="of:=[.D80]+[.J81]" office:value-type="float" office:value="441">
            <text:p>441</text:p>
          </table:table-cell>
          <table:table-cell table:formula="of:=  FLOOR( ([.$A81] * [.$C$2]) + ([.$A81]*[.$A81]/[.$C$1]); 1) + [.$B$1]" office:value-type="float" office:value="401">
            <text:p>401</text:p>
          </table:table-cell>
          <table:table-cell table:number-columns-repeated="4"/>
          <table:table-cell table:formula="of:=FLOOR(([.A81]-1)/10;1)+[.$J$2]" office:value-type="float" office:value="9">
            <text:p>9</text:p>
          </table:table-cell>
          <table:table-cell table:formula="of:=[.C82]-[.C81]" office:value-type="float" office:value="9">
            <text:p>9</text:p>
          </table:table-cell>
          <table:table-cell table:formula="of:=[.C81]-[.D81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0">
            <text:p>80</text:p>
          </table:table-cell>
          <table:table-cell table:formula="of:=([.A82]-1)*8+[.$B$2]+[.$B$1]" office:value-type="float" office:value="644">
            <text:p>644</text:p>
          </table:table-cell>
          <table:table-cell table:formula="of:=ROUND([.A82]*[.$C$2] + [.A82]*[.A82]/[.$C$1] + [.$B$1]; 0)" office:value-type="float" office:value="410">
            <text:p>410</text:p>
          </table:table-cell>
          <table:table-cell table:formula="of:=[.D81]+[.J82]" office:value-type="float" office:value="450">
            <text:p>450</text:p>
          </table:table-cell>
          <table:table-cell table:formula="of:=  FLOOR( ([.$A82] * [.$C$2]) + ([.$A82]*[.$A82]/[.$C$1]); 1) + [.$B$1]" office:value-type="float" office:value="410">
            <text:p>410</text:p>
          </table:table-cell>
          <table:table-cell table:number-columns-repeated="4"/>
          <table:table-cell table:formula="of:=FLOOR(([.A82]-1)/10;1)+[.$J$2]" office:value-type="float" office:value="9">
            <text:p>9</text:p>
          </table:table-cell>
          <table:table-cell table:formula="of:=[.C83]-[.C82]" office:value-type="float" office:value="9">
            <text:p>9</text:p>
          </table:table-cell>
          <table:table-cell table:formula="of:=[.C82]-[.D82]" office:value-type="float" office:value="-40">
            <text:p>-4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1">
            <text:p>81</text:p>
          </table:table-cell>
          <table:table-cell table:formula="of:=([.A83]-1)*8+[.$B$2]+[.$B$1]" office:value-type="float" office:value="652">
            <text:p>652</text:p>
          </table:table-cell>
          <table:table-cell table:formula="of:=ROUND([.A83]*[.$C$2] + [.A83]*[.A83]/[.$C$1] + [.$B$1]; 0)" office:value-type="float" office:value="419">
            <text:p>419</text:p>
          </table:table-cell>
          <table:table-cell table:formula="of:=[.D82]+[.J83]" office:value-type="float" office:value="460">
            <text:p>460</text:p>
          </table:table-cell>
          <table:table-cell table:formula="of:=  FLOOR( ([.$A83] * [.$C$2]) + ([.$A83]*[.$A83]/[.$C$1]); 1) + [.$B$1]" office:value-type="float" office:value="419">
            <text:p>419</text:p>
          </table:table-cell>
          <table:table-cell table:number-columns-repeated="4"/>
          <table:table-cell table:formula="of:=FLOOR(([.A83]-1)/10;1)+[.$J$2]" office:value-type="float" office:value="10">
            <text:p>10</text:p>
          </table:table-cell>
          <table:table-cell table:formula="of:=[.C84]-[.C83]" office:value-type="float" office:value="9">
            <text:p>9</text:p>
          </table:table-cell>
          <table:table-cell table:formula="of:=[.C83]-[.D83]" office:value-type="float" office:value="-41">
            <text:p>-41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2">
            <text:p>82</text:p>
          </table:table-cell>
          <table:table-cell table:formula="of:=([.A84]-1)*8+[.$B$2]+[.$B$1]" office:value-type="float" office:value="660">
            <text:p>660</text:p>
          </table:table-cell>
          <table:table-cell table:formula="of:=ROUND([.A84]*[.$C$2] + [.A84]*[.A84]/[.$C$1] + [.$B$1]; 0)" office:value-type="float" office:value="428">
            <text:p>428</text:p>
          </table:table-cell>
          <table:table-cell table:formula="of:=[.D83]+[.J84]" office:value-type="float" office:value="470">
            <text:p>470</text:p>
          </table:table-cell>
          <table:table-cell table:formula="of:=  FLOOR( ([.$A84] * [.$C$2]) + ([.$A84]*[.$A84]/[.$C$1]); 1) + [.$B$1]" office:value-type="float" office:value="428">
            <text:p>428</text:p>
          </table:table-cell>
          <table:table-cell table:number-columns-repeated="4"/>
          <table:table-cell table:formula="of:=FLOOR(([.A84]-1)/10;1)+[.$J$2]" office:value-type="float" office:value="10">
            <text:p>10</text:p>
          </table:table-cell>
          <table:table-cell table:formula="of:=[.C85]-[.C84]" office:value-type="float" office:value="9">
            <text:p>9</text:p>
          </table:table-cell>
          <table:table-cell table:formula="of:=[.C84]-[.D84]" office:value-type="float" office:value="-42">
            <text:p>-42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3">
            <text:p>83</text:p>
          </table:table-cell>
          <table:table-cell table:formula="of:=([.A85]-1)*8+[.$B$2]+[.$B$1]" office:value-type="float" office:value="668">
            <text:p>668</text:p>
          </table:table-cell>
          <table:table-cell table:formula="of:=ROUND([.A85]*[.$C$2] + [.A85]*[.A85]/[.$C$1] + [.$B$1]; 0)" office:value-type="float" office:value="437">
            <text:p>437</text:p>
          </table:table-cell>
          <table:table-cell table:formula="of:=[.D84]+[.J85]" office:value-type="float" office:value="480">
            <text:p>480</text:p>
          </table:table-cell>
          <table:table-cell table:formula="of:=  FLOOR( ([.$A85] * [.$C$2]) + ([.$A85]*[.$A85]/[.$C$1]); 1) + [.$B$1]" office:value-type="float" office:value="437">
            <text:p>437</text:p>
          </table:table-cell>
          <table:table-cell table:number-columns-repeated="4"/>
          <table:table-cell table:formula="of:=FLOOR(([.A85]-1)/10;1)+[.$J$2]" office:value-type="float" office:value="10">
            <text:p>10</text:p>
          </table:table-cell>
          <table:table-cell table:formula="of:=[.C86]-[.C85]" office:value-type="float" office:value="10">
            <text:p>10</text:p>
          </table:table-cell>
          <table:table-cell table:formula="of:=[.C85]-[.D85]" office:value-type="float" office:value="-43">
            <text:p>-4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4">
            <text:p>84</text:p>
          </table:table-cell>
          <table:table-cell table:formula="of:=([.A86]-1)*8+[.$B$2]+[.$B$1]" office:value-type="float" office:value="676">
            <text:p>676</text:p>
          </table:table-cell>
          <table:table-cell table:formula="of:=ROUND([.A86]*[.$C$2] + [.A86]*[.A86]/[.$C$1] + [.$B$1]; 0)" office:value-type="float" office:value="447">
            <text:p>447</text:p>
          </table:table-cell>
          <table:table-cell table:formula="of:=[.D85]+[.J86]" office:value-type="float" office:value="490">
            <text:p>490</text:p>
          </table:table-cell>
          <table:table-cell table:formula="of:=  FLOOR( ([.$A86] * [.$C$2]) + ([.$A86]*[.$A86]/[.$C$1]); 1) + [.$B$1]" office:value-type="float" office:value="446">
            <text:p>446</text:p>
          </table:table-cell>
          <table:table-cell table:number-columns-repeated="4"/>
          <table:table-cell table:formula="of:=FLOOR(([.A86]-1)/10;1)+[.$J$2]" office:value-type="float" office:value="10">
            <text:p>10</text:p>
          </table:table-cell>
          <table:table-cell table:formula="of:=[.C87]-[.C86]" office:value-type="float" office:value="9">
            <text:p>9</text:p>
          </table:table-cell>
          <table:table-cell table:formula="of:=[.C86]-[.D86]" office:value-type="float" office:value="-43">
            <text:p>-43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5">
            <text:p>85</text:p>
          </table:table-cell>
          <table:table-cell table:formula="of:=([.A87]-1)*8+[.$B$2]+[.$B$1]" office:value-type="float" office:value="684">
            <text:p>684</text:p>
          </table:table-cell>
          <table:table-cell table:formula="of:=ROUND([.A87]*[.$C$2] + [.A87]*[.A87]/[.$C$1] + [.$B$1]; 0)" office:value-type="float" office:value="456">
            <text:p>456</text:p>
          </table:table-cell>
          <table:table-cell table:formula="of:=[.D86]+[.J87]" office:value-type="float" office:value="500">
            <text:p>500</text:p>
          </table:table-cell>
          <table:table-cell table:formula="of:=  FLOOR( ([.$A87] * [.$C$2]) + ([.$A87]*[.$A87]/[.$C$1]); 1) + [.$B$1]" office:value-type="float" office:value="456">
            <text:p>456</text:p>
          </table:table-cell>
          <table:table-cell table:number-columns-repeated="4"/>
          <table:table-cell table:formula="of:=FLOOR(([.A87]-1)/10;1)+[.$J$2]" office:value-type="float" office:value="10">
            <text:p>10</text:p>
          </table:table-cell>
          <table:table-cell table:formula="of:=[.C88]-[.C87]" office:value-type="float" office:value="10">
            <text:p>10</text:p>
          </table:table-cell>
          <table:table-cell table:formula="of:=[.C87]-[.D87]" office:value-type="float" office:value="-44">
            <text:p>-4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6">
            <text:p>86</text:p>
          </table:table-cell>
          <table:table-cell table:formula="of:=([.A88]-1)*8+[.$B$2]+[.$B$1]" office:value-type="float" office:value="692">
            <text:p>692</text:p>
          </table:table-cell>
          <table:table-cell table:formula="of:=ROUND([.A88]*[.$C$2] + [.A88]*[.A88]/[.$C$1] + [.$B$1]; 0)" office:value-type="float" office:value="466">
            <text:p>466</text:p>
          </table:table-cell>
          <table:table-cell table:formula="of:=[.D87]+[.J88]" office:value-type="float" office:value="510">
            <text:p>510</text:p>
          </table:table-cell>
          <table:table-cell table:formula="of:=  FLOOR( ([.$A88] * [.$C$2]) + ([.$A88]*[.$A88]/[.$C$1]); 1) + [.$B$1]" office:value-type="float" office:value="465">
            <text:p>465</text:p>
          </table:table-cell>
          <table:table-cell table:number-columns-repeated="4"/>
          <table:table-cell table:formula="of:=FLOOR(([.A88]-1)/10;1)+[.$J$2]" office:value-type="float" office:value="10">
            <text:p>10</text:p>
          </table:table-cell>
          <table:table-cell table:formula="of:=[.C89]-[.C88]" office:value-type="float" office:value="9">
            <text:p>9</text:p>
          </table:table-cell>
          <table:table-cell table:formula="of:=[.C88]-[.D88]" office:value-type="float" office:value="-44">
            <text:p>-44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7">
            <text:p>87</text:p>
          </table:table-cell>
          <table:table-cell table:formula="of:=([.A89]-1)*8+[.$B$2]+[.$B$1]" office:value-type="float" office:value="700">
            <text:p>700</text:p>
          </table:table-cell>
          <table:table-cell table:formula="of:=ROUND([.A89]*[.$C$2] + [.A89]*[.A89]/[.$C$1] + [.$B$1]; 0)" office:value-type="float" office:value="475">
            <text:p>475</text:p>
          </table:table-cell>
          <table:table-cell table:formula="of:=[.D88]+[.J89]" office:value-type="float" office:value="520">
            <text:p>520</text:p>
          </table:table-cell>
          <table:table-cell table:formula="of:=  FLOOR( ([.$A89] * [.$C$2]) + ([.$A89]*[.$A89]/[.$C$1]); 1) + [.$B$1]" office:value-type="float" office:value="475">
            <text:p>475</text:p>
          </table:table-cell>
          <table:table-cell table:number-columns-repeated="4"/>
          <table:table-cell table:formula="of:=FLOOR(([.A89]-1)/10;1)+[.$J$2]" office:value-type="float" office:value="10">
            <text:p>10</text:p>
          </table:table-cell>
          <table:table-cell table:formula="of:=[.C90]-[.C89]" office:value-type="float" office:value="10">
            <text:p>10</text:p>
          </table:table-cell>
          <table:table-cell table:formula="of:=[.C89]-[.D89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8">
            <text:p>88</text:p>
          </table:table-cell>
          <table:table-cell table:formula="of:=([.A90]-1)*8+[.$B$2]+[.$B$1]" office:value-type="float" office:value="708">
            <text:p>708</text:p>
          </table:table-cell>
          <table:table-cell table:formula="of:=ROUND([.A90]*[.$C$2] + [.A90]*[.A90]/[.$C$1] + [.$B$1]; 0)" office:value-type="float" office:value="485">
            <text:p>485</text:p>
          </table:table-cell>
          <table:table-cell table:formula="of:=[.D89]+[.J90]" office:value-type="float" office:value="530">
            <text:p>530</text:p>
          </table:table-cell>
          <table:table-cell table:formula="of:=  FLOOR( ([.$A90] * [.$C$2]) + ([.$A90]*[.$A90]/[.$C$1]); 1) + [.$B$1]" office:value-type="float" office:value="485">
            <text:p>485</text:p>
          </table:table-cell>
          <table:table-cell table:number-columns-repeated="4"/>
          <table:table-cell table:formula="of:=FLOOR(([.A90]-1)/10;1)+[.$J$2]" office:value-type="float" office:value="10">
            <text:p>10</text:p>
          </table:table-cell>
          <table:table-cell table:formula="of:=[.C91]-[.C90]" office:value-type="float" office:value="10">
            <text:p>10</text:p>
          </table:table-cell>
          <table:table-cell table:formula="of:=[.C90]-[.D90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89">
            <text:p>89</text:p>
          </table:table-cell>
          <table:table-cell table:formula="of:=([.A91]-1)*8+[.$B$2]+[.$B$1]" office:value-type="float" office:value="716">
            <text:p>716</text:p>
          </table:table-cell>
          <table:table-cell table:formula="of:=ROUND([.A91]*[.$C$2] + [.A91]*[.A91]/[.$C$1] + [.$B$1]; 0)" office:value-type="float" office:value="495">
            <text:p>495</text:p>
          </table:table-cell>
          <table:table-cell table:formula="of:=[.D90]+[.J91]" office:value-type="float" office:value="540">
            <text:p>540</text:p>
          </table:table-cell>
          <table:table-cell table:formula="of:=  FLOOR( ([.$A91] * [.$C$2]) + ([.$A91]*[.$A91]/[.$C$1]); 1) + [.$B$1]" office:value-type="float" office:value="495">
            <text:p>495</text:p>
          </table:table-cell>
          <table:table-cell table:number-columns-repeated="4"/>
          <table:table-cell table:formula="of:=FLOOR(([.A91]-1)/10;1)+[.$J$2]" office:value-type="float" office:value="10">
            <text:p>10</text:p>
          </table:table-cell>
          <table:table-cell table:formula="of:=[.C92]-[.C91]" office:value-type="float" office:value="10">
            <text:p>10</text:p>
          </table:table-cell>
          <table:table-cell table:formula="of:=[.C91]-[.D91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0">
            <text:p>90</text:p>
          </table:table-cell>
          <table:table-cell table:formula="of:=([.A92]-1)*8+[.$B$2]+[.$B$1]" office:value-type="float" office:value="724">
            <text:p>724</text:p>
          </table:table-cell>
          <table:table-cell table:formula="of:=ROUND([.A92]*[.$C$2] + [.A92]*[.A92]/[.$C$1] + [.$B$1]; 0)" office:value-type="float" office:value="505">
            <text:p>505</text:p>
          </table:table-cell>
          <table:table-cell table:formula="of:=[.D91]+[.J92]" office:value-type="float" office:value="550">
            <text:p>550</text:p>
          </table:table-cell>
          <table:table-cell table:formula="of:=  FLOOR( ([.$A92] * [.$C$2]) + ([.$A92]*[.$A92]/[.$C$1]); 1) + [.$B$1]" office:value-type="float" office:value="505">
            <text:p>505</text:p>
          </table:table-cell>
          <table:table-cell table:number-columns-repeated="4"/>
          <table:table-cell table:formula="of:=FLOOR(([.A92]-1)/10;1)+[.$J$2]" office:value-type="float" office:value="10">
            <text:p>10</text:p>
          </table:table-cell>
          <table:table-cell table:formula="of:=[.C93]-[.C92]" office:value-type="float" office:value="10">
            <text:p>10</text:p>
          </table:table-cell>
          <table:table-cell table:formula="of:=[.C92]-[.D92]" office:value-type="float" office:value="-45">
            <text:p>-45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1">
            <text:p>91</text:p>
          </table:table-cell>
          <table:table-cell table:formula="of:=([.A93]-1)*8+[.$B$2]+[.$B$1]" office:value-type="float" office:value="732">
            <text:p>732</text:p>
          </table:table-cell>
          <table:table-cell table:formula="of:=ROUND([.A93]*[.$C$2] + [.A93]*[.A93]/[.$C$1] + [.$B$1]; 0)" office:value-type="float" office:value="515">
            <text:p>515</text:p>
          </table:table-cell>
          <table:table-cell table:formula="of:=[.D92]+[.J93]" office:value-type="float" office:value="561">
            <text:p>561</text:p>
          </table:table-cell>
          <table:table-cell table:formula="of:=  FLOOR( ([.$A93] * [.$C$2]) + ([.$A93]*[.$A93]/[.$C$1]); 1) + [.$B$1]" office:value-type="float" office:value="515">
            <text:p>515</text:p>
          </table:table-cell>
          <table:table-cell table:number-columns-repeated="4"/>
          <table:table-cell table:formula="of:=FLOOR(([.A93]-1)/10;1)+[.$J$2]" office:value-type="float" office:value="11">
            <text:p>11</text:p>
          </table:table-cell>
          <table:table-cell table:formula="of:=[.C94]-[.C93]" office:value-type="float" office:value="10">
            <text:p>10</text:p>
          </table:table-cell>
          <table:table-cell table:formula="of:=[.C93]-[.D93]" office:value-type="float" office:value="-46">
            <text:p>-46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2">
            <text:p>92</text:p>
          </table:table-cell>
          <table:table-cell table:formula="of:=([.A94]-1)*8+[.$B$2]+[.$B$1]" office:value-type="float" office:value="740">
            <text:p>740</text:p>
          </table:table-cell>
          <table:table-cell table:formula="of:=ROUND([.A94]*[.$C$2] + [.A94]*[.A94]/[.$C$1] + [.$B$1]; 0)" office:value-type="float" office:value="525">
            <text:p>525</text:p>
          </table:table-cell>
          <table:table-cell table:formula="of:=[.D93]+[.J94]" office:value-type="float" office:value="572">
            <text:p>572</text:p>
          </table:table-cell>
          <table:table-cell table:formula="of:=  FLOOR( ([.$A94] * [.$C$2]) + ([.$A94]*[.$A94]/[.$C$1]); 1) + [.$B$1]" office:value-type="float" office:value="525">
            <text:p>525</text:p>
          </table:table-cell>
          <table:table-cell table:number-columns-repeated="4"/>
          <table:table-cell table:formula="of:=FLOOR(([.A94]-1)/10;1)+[.$J$2]" office:value-type="float" office:value="11">
            <text:p>11</text:p>
          </table:table-cell>
          <table:table-cell table:formula="of:=[.C95]-[.C94]" office:value-type="float" office:value="10">
            <text:p>10</text:p>
          </table:table-cell>
          <table:table-cell table:formula="of:=[.C94]-[.D94]" office:value-type="float" office:value="-47">
            <text:p>-47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3">
            <text:p>93</text:p>
          </table:table-cell>
          <table:table-cell table:formula="of:=([.A95]-1)*8+[.$B$2]+[.$B$1]" office:value-type="float" office:value="748">
            <text:p>748</text:p>
          </table:table-cell>
          <table:table-cell table:formula="of:=ROUND([.A95]*[.$C$2] + [.A95]*[.A95]/[.$C$1] + [.$B$1]; 0)" office:value-type="float" office:value="535">
            <text:p>535</text:p>
          </table:table-cell>
          <table:table-cell table:formula="of:=[.D94]+[.J95]" office:value-type="float" office:value="583">
            <text:p>583</text:p>
          </table:table-cell>
          <table:table-cell table:formula="of:=  FLOOR( ([.$A95] * [.$C$2]) + ([.$A95]*[.$A95]/[.$C$1]); 1) + [.$B$1]" office:value-type="float" office:value="535">
            <text:p>535</text:p>
          </table:table-cell>
          <table:table-cell table:number-columns-repeated="4"/>
          <table:table-cell table:formula="of:=FLOOR(([.A95]-1)/10;1)+[.$J$2]" office:value-type="float" office:value="11">
            <text:p>11</text:p>
          </table:table-cell>
          <table:table-cell table:formula="of:=[.C96]-[.C95]" office:value-type="float" office:value="11">
            <text:p>11</text:p>
          </table:table-cell>
          <table:table-cell table:formula="of:=[.C95]-[.D95]" office:value-type="float" office:value="-48">
            <text:p>-4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4">
            <text:p>94</text:p>
          </table:table-cell>
          <table:table-cell table:formula="of:=([.A96]-1)*8+[.$B$2]+[.$B$1]" office:value-type="float" office:value="756">
            <text:p>756</text:p>
          </table:table-cell>
          <table:table-cell table:formula="of:=ROUND([.A96]*[.$C$2] + [.A96]*[.A96]/[.$C$1] + [.$B$1]; 0)" office:value-type="float" office:value="546">
            <text:p>546</text:p>
          </table:table-cell>
          <table:table-cell table:formula="of:=[.D95]+[.J96]" office:value-type="float" office:value="594">
            <text:p>594</text:p>
          </table:table-cell>
          <table:table-cell table:formula="of:=  FLOOR( ([.$A96] * [.$C$2]) + ([.$A96]*[.$A96]/[.$C$1]); 1) + [.$B$1]" office:value-type="float" office:value="545">
            <text:p>545</text:p>
          </table:table-cell>
          <table:table-cell table:number-columns-repeated="4"/>
          <table:table-cell table:formula="of:=FLOOR(([.A96]-1)/10;1)+[.$J$2]" office:value-type="float" office:value="11">
            <text:p>11</text:p>
          </table:table-cell>
          <table:table-cell table:formula="of:=[.C97]-[.C96]" office:value-type="float" office:value="10">
            <text:p>10</text:p>
          </table:table-cell>
          <table:table-cell table:formula="of:=[.C96]-[.D96]" office:value-type="float" office:value="-48">
            <text:p>-48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5">
            <text:p>95</text:p>
          </table:table-cell>
          <table:table-cell table:formula="of:=([.A97]-1)*8+[.$B$2]+[.$B$1]" office:value-type="float" office:value="764">
            <text:p>764</text:p>
          </table:table-cell>
          <table:table-cell table:formula="of:=ROUND([.A97]*[.$C$2] + [.A97]*[.A97]/[.$C$1] + [.$B$1]; 0)" office:value-type="float" office:value="556">
            <text:p>556</text:p>
          </table:table-cell>
          <table:table-cell table:formula="of:=[.D96]+[.J97]" office:value-type="float" office:value="605">
            <text:p>605</text:p>
          </table:table-cell>
          <table:table-cell table:formula="of:=  FLOOR( ([.$A97] * [.$C$2]) + ([.$A97]*[.$A97]/[.$C$1]); 1) + [.$B$1]" office:value-type="float" office:value="556">
            <text:p>556</text:p>
          </table:table-cell>
          <table:table-cell table:number-columns-repeated="4"/>
          <table:table-cell table:formula="of:=FLOOR(([.A97]-1)/10;1)+[.$J$2]" office:value-type="float" office:value="11">
            <text:p>11</text:p>
          </table:table-cell>
          <table:table-cell table:formula="of:=[.C98]-[.C97]" office:value-type="float" office:value="11">
            <text:p>11</text:p>
          </table:table-cell>
          <table:table-cell table:formula="of:=[.C97]-[.D97]" office:value-type="float" office:value="-49">
            <text:p>-4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6">
            <text:p>96</text:p>
          </table:table-cell>
          <table:table-cell table:formula="of:=([.A98]-1)*8+[.$B$2]+[.$B$1]" office:value-type="float" office:value="772">
            <text:p>772</text:p>
          </table:table-cell>
          <table:table-cell table:formula="of:=ROUND([.A98]*[.$C$2] + [.A98]*[.A98]/[.$C$1] + [.$B$1]; 0)" office:value-type="float" office:value="567">
            <text:p>567</text:p>
          </table:table-cell>
          <table:table-cell table:formula="of:=[.D97]+[.J98]" office:value-type="float" office:value="616">
            <text:p>616</text:p>
          </table:table-cell>
          <table:table-cell table:formula="of:=  FLOOR( ([.$A98] * [.$C$2]) + ([.$A98]*[.$A98]/[.$C$1]); 1) + [.$B$1]" office:value-type="float" office:value="566">
            <text:p>566</text:p>
          </table:table-cell>
          <table:table-cell table:number-columns-repeated="4"/>
          <table:table-cell table:formula="of:=FLOOR(([.A98]-1)/10;1)+[.$J$2]" office:value-type="float" office:value="11">
            <text:p>11</text:p>
          </table:table-cell>
          <table:table-cell table:formula="of:=[.C99]-[.C98]" office:value-type="float" office:value="10">
            <text:p>10</text:p>
          </table:table-cell>
          <table:table-cell table:formula="of:=[.C98]-[.D98]" office:value-type="float" office:value="-49">
            <text:p>-49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7">
            <text:p>97</text:p>
          </table:table-cell>
          <table:table-cell table:formula="of:=([.A99]-1)*8+[.$B$2]+[.$B$1]" office:value-type="float" office:value="780">
            <text:p>780</text:p>
          </table:table-cell>
          <table:table-cell table:formula="of:=ROUND([.A99]*[.$C$2] + [.A99]*[.A99]/[.$C$1] + [.$B$1]; 0)" office:value-type="float" office:value="577">
            <text:p>577</text:p>
          </table:table-cell>
          <table:table-cell table:formula="of:=[.D98]+[.J99]" office:value-type="float" office:value="627">
            <text:p>627</text:p>
          </table:table-cell>
          <table:table-cell table:formula="of:=  FLOOR( ([.$A99] * [.$C$2]) + ([.$A99]*[.$A99]/[.$C$1]); 1) + [.$B$1]" office:value-type="float" office:value="577">
            <text:p>577</text:p>
          </table:table-cell>
          <table:table-cell table:number-columns-repeated="4"/>
          <table:table-cell table:formula="of:=FLOOR(([.A99]-1)/10;1)+[.$J$2]" office:value-type="float" office:value="11">
            <text:p>11</text:p>
          </table:table-cell>
          <table:table-cell table:formula="of:=[.C100]-[.C99]" office:value-type="float" office:value="11">
            <text:p>11</text:p>
          </table:table-cell>
          <table:table-cell table:formula="of:=[.C99]-[.D99]" office:value-type="float" office:value="-50">
            <text:p>-5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8">
            <text:p>98</text:p>
          </table:table-cell>
          <table:table-cell table:formula="of:=([.A100]-1)*8+[.$B$2]+[.$B$1]" office:value-type="float" office:value="788">
            <text:p>788</text:p>
          </table:table-cell>
          <table:table-cell table:formula="of:=ROUND([.A100]*[.$C$2] + [.A100]*[.A100]/[.$C$1] + [.$B$1]; 0)" office:value-type="float" office:value="588">
            <text:p>588</text:p>
          </table:table-cell>
          <table:table-cell table:formula="of:=[.D99]+[.J100]" office:value-type="float" office:value="638">
            <text:p>638</text:p>
          </table:table-cell>
          <table:table-cell table:formula="of:=  FLOOR( ([.$A100] * [.$C$2]) + ([.$A100]*[.$A100]/[.$C$1]); 1) + [.$B$1]" office:value-type="float" office:value="588">
            <text:p>588</text:p>
          </table:table-cell>
          <table:table-cell table:number-columns-repeated="4"/>
          <table:table-cell table:formula="of:=FLOOR(([.A100]-1)/10;1)+[.$J$2]" office:value-type="float" office:value="11">
            <text:p>11</text:p>
          </table:table-cell>
          <table:table-cell table:formula="of:=[.C101]-[.C100]" office:value-type="float" office:value="11">
            <text:p>11</text:p>
          </table:table-cell>
          <table:table-cell table:formula="of:=[.C100]-[.D100]" office:value-type="float" office:value="-50">
            <text:p>-5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99">
            <text:p>99</text:p>
          </table:table-cell>
          <table:table-cell table:formula="of:=([.A101]-1)*8+[.$B$2]+[.$B$1]" office:value-type="float" office:value="796">
            <text:p>796</text:p>
          </table:table-cell>
          <table:table-cell table:formula="of:=ROUND([.A101]*[.$C$2] + [.A101]*[.A101]/[.$C$1] + [.$B$1]; 0)" office:value-type="float" office:value="599">
            <text:p>599</text:p>
          </table:table-cell>
          <table:table-cell table:formula="of:=[.D100]+[.J101]" office:value-type="float" office:value="649">
            <text:p>649</text:p>
          </table:table-cell>
          <table:table-cell table:formula="of:=  FLOOR( ([.$A101] * [.$C$2]) + ([.$A101]*[.$A101]/[.$C$1]); 1) + [.$B$1]" office:value-type="float" office:value="599">
            <text:p>599</text:p>
          </table:table-cell>
          <table:table-cell table:number-columns-repeated="4"/>
          <table:table-cell table:formula="of:=FLOOR(([.A101]-1)/10;1)+[.$J$2]" office:value-type="float" office:value="11">
            <text:p>11</text:p>
          </table:table-cell>
          <table:table-cell table:formula="of:=[.C102]-[.C101]" office:value-type="float" office:value="11">
            <text:p>11</text:p>
          </table:table-cell>
          <table:table-cell table:formula="of:=[.C101]-[.D101]" office:value-type="float" office:value="-50">
            <text:p>-5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00">
            <text:p>100</text:p>
          </table:table-cell>
          <table:table-cell table:formula="of:=([.A102]-1)*8+[.$B$2]+[.$B$1]" office:value-type="float" office:value="804">
            <text:p>804</text:p>
          </table:table-cell>
          <table:table-cell table:formula="of:=ROUND([.A102]*[.$C$2] + [.A102]*[.A102]/[.$C$1] + [.$B$1]; 0)" office:value-type="float" office:value="610">
            <text:p>610</text:p>
          </table:table-cell>
          <table:table-cell table:formula="of:=[.D101]+[.J102]" office:value-type="float" office:value="660">
            <text:p>660</text:p>
          </table:table-cell>
          <table:table-cell table:formula="of:=  FLOOR( ([.$A102] * [.$C$2]) + ([.$A102]*[.$A102]/[.$C$1]); 1) + [.$B$1]" office:value-type="float" office:value="610">
            <text:p>610</text:p>
          </table:table-cell>
          <table:table-cell table:number-columns-repeated="4"/>
          <table:table-cell table:formula="of:=FLOOR(([.A102]-1)/10;1)+[.$J$2]" office:value-type="float" office:value="11">
            <text:p>11</text:p>
          </table:table-cell>
          <table:table-cell table:formula="of:=[.C103]-[.C102]" office:value-type="float" office:value="11">
            <text:p>11</text:p>
          </table:table-cell>
          <table:table-cell table:formula="of:=[.C102]-[.D102]" office:value-type="float" office:value="-50">
            <text:p>-50</text:p>
          </table:table-cell>
          <table:table-cell table:style-name="ce2" table:number-columns-repeated="34"/>
          <table:table-cell table:number-columns-repeated="210"/>
        </table:table-row>
        <table:table-row table:style-name="ro1">
          <table:table-cell office:value-type="float" office:value="101">
            <text:p>101</text:p>
          </table:table-cell>
          <table:table-cell table:formula="of:=([.A103]-1)*8+[.$B$2]+[.$B$1]" office:value-type="float" office:value="812">
            <text:p>812</text:p>
          </table:table-cell>
          <table:table-cell table:formula="of:=ROUND([.A103]*[.$C$2] + [.A103]*[.A103]/[.$C$1] + [.$B$1]; 0)" office:value-type="float" office:value="621">
            <text:p>621</text:p>
          </table:table-cell>
          <table:table-cell table:formula="of:=[.D102]+[.J103]" office:value-type="float" office:value="672">
            <text:p>672</text:p>
          </table:table-cell>
          <table:table-cell table:formula="of:=  FLOOR( ([.$A103] * [.$C$2]) + ([.$A103]*[.$A103]/[.$C$1]); 1) + [.$B$1]" office:value-type="float" office:value="621">
            <text:p>621</text:p>
          </table:table-cell>
          <table:table-cell table:number-columns-repeated="4"/>
          <table:table-cell table:formula="of:=FLOOR(([.A103]-1)/10;1)+[.$J$2]" office:value-type="float" office:value="12">
            <text:p>12</text:p>
          </table:table-cell>
          <table:table-cell table:formula="of:=[.C104]-[.C103]" office:value-type="float" office:value="11">
            <text:p>11</text:p>
          </table:table-cell>
          <table:table-cell table:formula="of:=[.C103]-[.D103]" office:value-type="float" office:value="-51">
            <text:p>-51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 table:formula="of:=([.A104]-1)*8+[.$B$2]+[.$B$1]" office:value-type="float" office:value="820">
            <text:p>820</text:p>
          </table:table-cell>
          <table:table-cell table:formula="of:=ROUND([.A104]*[.$C$2] + [.A104]*[.A104]/[.$C$1] + [.$B$1]; 0)" office:value-type="float" office:value="632">
            <text:p>632</text:p>
          </table:table-cell>
          <table:table-cell table:formula="of:=[.D103]+[.J104]" office:value-type="float" office:value="684">
            <text:p>684</text:p>
          </table:table-cell>
          <table:table-cell table:formula="of:=  FLOOR( ([.$A104] * [.$C$2]) + ([.$A104]*[.$A104]/[.$C$1]); 1) + [.$B$1]" office:value-type="float" office:value="632">
            <text:p>632</text:p>
          </table:table-cell>
          <table:table-cell table:number-columns-repeated="4"/>
          <table:table-cell table:formula="of:=FLOOR(([.A104]-1)/10;1)+[.$J$2]" office:value-type="float" office:value="12">
            <text:p>12</text:p>
          </table:table-cell>
          <table:table-cell table:formula="of:=[.C105]-[.C104]" office:value-type="float" office:value="11">
            <text:p>11</text:p>
          </table:table-cell>
          <table:table-cell table:formula="of:=[.C104]-[.D104]" office:value-type="float" office:value="-52">
            <text:p>-52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 table:formula="of:=([.A105]-1)*8+[.$B$2]+[.$B$1]" office:value-type="float" office:value="828">
            <text:p>828</text:p>
          </table:table-cell>
          <table:table-cell table:formula="of:=ROUND([.A105]*[.$C$2] + [.A105]*[.A105]/[.$C$1] + [.$B$1]; 0)" office:value-type="float" office:value="643">
            <text:p>643</text:p>
          </table:table-cell>
          <table:table-cell table:formula="of:=[.D104]+[.J105]" office:value-type="float" office:value="696">
            <text:p>696</text:p>
          </table:table-cell>
          <table:table-cell table:formula="of:=  FLOOR( ([.$A105] * [.$C$2]) + ([.$A105]*[.$A105]/[.$C$1]); 1) + [.$B$1]" office:value-type="float" office:value="643">
            <text:p>643</text:p>
          </table:table-cell>
          <table:table-cell table:number-columns-repeated="4"/>
          <table:table-cell table:formula="of:=FLOOR(([.A105]-1)/10;1)+[.$J$2]" office:value-type="float" office:value="12">
            <text:p>12</text:p>
          </table:table-cell>
          <table:table-cell table:formula="of:=[.C106]-[.C105]" office:value-type="float" office:value="12">
            <text:p>12</text:p>
          </table:table-cell>
          <table:table-cell table:formula="of:=[.C105]-[.D105]" office:value-type="float" office:value="-53">
            <text:p>-53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 table:formula="of:=([.A106]-1)*8+[.$B$2]+[.$B$1]" office:value-type="float" office:value="836">
            <text:p>836</text:p>
          </table:table-cell>
          <table:table-cell table:formula="of:=ROUND([.A106]*[.$C$2] + [.A106]*[.A106]/[.$C$1] + [.$B$1]; 0)" office:value-type="float" office:value="655">
            <text:p>655</text:p>
          </table:table-cell>
          <table:table-cell table:formula="of:=[.D105]+[.J106]" office:value-type="float" office:value="708">
            <text:p>708</text:p>
          </table:table-cell>
          <table:table-cell table:formula="of:=  FLOOR( ([.$A106] * [.$C$2]) + ([.$A106]*[.$A106]/[.$C$1]); 1) + [.$B$1]" office:value-type="float" office:value="654">
            <text:p>654</text:p>
          </table:table-cell>
          <table:table-cell table:number-columns-repeated="4"/>
          <table:table-cell table:formula="of:=FLOOR(([.A106]-1)/10;1)+[.$J$2]" office:value-type="float" office:value="12">
            <text:p>12</text:p>
          </table:table-cell>
          <table:table-cell table:formula="of:=[.C107]-[.C106]" office:value-type="float" office:value="11">
            <text:p>11</text:p>
          </table:table-cell>
          <table:table-cell table:formula="of:=[.C106]-[.D106]" office:value-type="float" office:value="-53">
            <text:p>-53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 table:formula="of:=([.A107]-1)*8+[.$B$2]+[.$B$1]" office:value-type="float" office:value="844">
            <text:p>844</text:p>
          </table:table-cell>
          <table:table-cell table:formula="of:=ROUND([.A107]*[.$C$2] + [.A107]*[.A107]/[.$C$1] + [.$B$1]; 0)" office:value-type="float" office:value="666">
            <text:p>666</text:p>
          </table:table-cell>
          <table:table-cell table:formula="of:=[.D106]+[.J107]" office:value-type="float" office:value="720">
            <text:p>720</text:p>
          </table:table-cell>
          <table:table-cell table:formula="of:=  FLOOR( ([.$A107] * [.$C$2]) + ([.$A107]*[.$A107]/[.$C$1]); 1) + [.$B$1]" office:value-type="float" office:value="666">
            <text:p>666</text:p>
          </table:table-cell>
          <table:table-cell table:number-columns-repeated="4"/>
          <table:table-cell table:formula="of:=FLOOR(([.A107]-1)/10;1)+[.$J$2]" office:value-type="float" office:value="12">
            <text:p>12</text:p>
          </table:table-cell>
          <table:table-cell table:formula="of:=[.C108]-[.C107]" office:value-type="float" office:value="12">
            <text:p>12</text:p>
          </table:table-cell>
          <table:table-cell table:formula="of:=[.C107]-[.D107]" office:value-type="float" office:value="-54">
            <text:p>-54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 table:formula="of:=([.A108]-1)*8+[.$B$2]+[.$B$1]" office:value-type="float" office:value="852">
            <text:p>852</text:p>
          </table:table-cell>
          <table:table-cell table:formula="of:=ROUND([.A108]*[.$C$2] + [.A108]*[.A108]/[.$C$1] + [.$B$1]; 0)" office:value-type="float" office:value="678">
            <text:p>678</text:p>
          </table:table-cell>
          <table:table-cell table:formula="of:=[.D107]+[.J108]" office:value-type="float" office:value="732">
            <text:p>732</text:p>
          </table:table-cell>
          <table:table-cell table:formula="of:=  FLOOR( ([.$A108] * [.$C$2]) + ([.$A108]*[.$A108]/[.$C$1]); 1) + [.$B$1]" office:value-type="float" office:value="677">
            <text:p>677</text:p>
          </table:table-cell>
          <table:table-cell table:number-columns-repeated="4"/>
          <table:table-cell table:formula="of:=FLOOR(([.A108]-1)/10;1)+[.$J$2]" office:value-type="float" office:value="12">
            <text:p>12</text:p>
          </table:table-cell>
          <table:table-cell table:formula="of:=[.C109]-[.C108]" office:value-type="float" office:value="11">
            <text:p>11</text:p>
          </table:table-cell>
          <table:table-cell table:formula="of:=[.C108]-[.D108]" office:value-type="float" office:value="-54">
            <text:p>-54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table:formula="of:=([.A109]-1)*8+[.$B$2]+[.$B$1]" office:value-type="float" office:value="860">
            <text:p>860</text:p>
          </table:table-cell>
          <table:table-cell table:formula="of:=ROUND([.A109]*[.$C$2] + [.A109]*[.A109]/[.$C$1] + [.$B$1]; 0)" office:value-type="float" office:value="689">
            <text:p>689</text:p>
          </table:table-cell>
          <table:table-cell table:formula="of:=[.D108]+[.J109]" office:value-type="float" office:value="744">
            <text:p>744</text:p>
          </table:table-cell>
          <table:table-cell table:formula="of:=  FLOOR( ([.$A109] * [.$C$2]) + ([.$A109]*[.$A109]/[.$C$1]); 1) + [.$B$1]" office:value-type="float" office:value="689">
            <text:p>689</text:p>
          </table:table-cell>
          <table:table-cell table:number-columns-repeated="4"/>
          <table:table-cell table:formula="of:=FLOOR(([.A109]-1)/10;1)+[.$J$2]" office:value-type="float" office:value="12">
            <text:p>12</text:p>
          </table:table-cell>
          <table:table-cell table:formula="of:=[.C110]-[.C109]" office:value-type="float" office:value="12">
            <text:p>12</text:p>
          </table:table-cell>
          <table:table-cell table:formula="of:=[.C109]-[.D109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 table:formula="of:=([.A110]-1)*8+[.$B$2]+[.$B$1]" office:value-type="float" office:value="868">
            <text:p>868</text:p>
          </table:table-cell>
          <table:table-cell table:formula="of:=ROUND([.A110]*[.$C$2] + [.A110]*[.A110]/[.$C$1] + [.$B$1]; 0)" office:value-type="float" office:value="701">
            <text:p>701</text:p>
          </table:table-cell>
          <table:table-cell table:formula="of:=[.D109]+[.J110]" office:value-type="float" office:value="756">
            <text:p>756</text:p>
          </table:table-cell>
          <table:table-cell table:formula="of:=  FLOOR( ([.$A110] * [.$C$2]) + ([.$A110]*[.$A110]/[.$C$1]); 1) + [.$B$1]" office:value-type="float" office:value="701">
            <text:p>701</text:p>
          </table:table-cell>
          <table:table-cell table:number-columns-repeated="4"/>
          <table:table-cell table:formula="of:=FLOOR(([.A110]-1)/10;1)+[.$J$2]" office:value-type="float" office:value="12">
            <text:p>12</text:p>
          </table:table-cell>
          <table:table-cell table:formula="of:=[.C111]-[.C110]" office:value-type="float" office:value="12">
            <text:p>12</text:p>
          </table:table-cell>
          <table:table-cell table:formula="of:=[.C110]-[.D110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 table:formula="of:=([.A111]-1)*8+[.$B$2]+[.$B$1]" office:value-type="float" office:value="876">
            <text:p>876</text:p>
          </table:table-cell>
          <table:table-cell table:formula="of:=ROUND([.A111]*[.$C$2] + [.A111]*[.A111]/[.$C$1] + [.$B$1]; 0)" office:value-type="float" office:value="713">
            <text:p>713</text:p>
          </table:table-cell>
          <table:table-cell table:formula="of:=[.D110]+[.J111]" office:value-type="float" office:value="768">
            <text:p>768</text:p>
          </table:table-cell>
          <table:table-cell table:formula="of:=  FLOOR( ([.$A111] * [.$C$2]) + ([.$A111]*[.$A111]/[.$C$1]); 1) + [.$B$1]" office:value-type="float" office:value="713">
            <text:p>713</text:p>
          </table:table-cell>
          <table:table-cell table:number-columns-repeated="4"/>
          <table:table-cell table:formula="of:=FLOOR(([.A111]-1)/10;1)+[.$J$2]" office:value-type="float" office:value="12">
            <text:p>12</text:p>
          </table:table-cell>
          <table:table-cell table:formula="of:=[.C112]-[.C111]" office:value-type="float" office:value="12">
            <text:p>12</text:p>
          </table:table-cell>
          <table:table-cell table:formula="of:=[.C111]-[.D111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 table:formula="of:=([.A112]-1)*8+[.$B$2]+[.$B$1]" office:value-type="float" office:value="884">
            <text:p>884</text:p>
          </table:table-cell>
          <table:table-cell table:formula="of:=ROUND([.A112]*[.$C$2] + [.A112]*[.A112]/[.$C$1] + [.$B$1]; 0)" office:value-type="float" office:value="725">
            <text:p>725</text:p>
          </table:table-cell>
          <table:table-cell table:formula="of:=[.D111]+[.J112]" office:value-type="float" office:value="780">
            <text:p>780</text:p>
          </table:table-cell>
          <table:table-cell table:formula="of:=  FLOOR( ([.$A112] * [.$C$2]) + ([.$A112]*[.$A112]/[.$C$1]); 1) + [.$B$1]" office:value-type="float" office:value="725">
            <text:p>725</text:p>
          </table:table-cell>
          <table:table-cell table:number-columns-repeated="4"/>
          <table:table-cell table:formula="of:=FLOOR(([.A112]-1)/10;1)+[.$J$2]" office:value-type="float" office:value="12">
            <text:p>12</text:p>
          </table:table-cell>
          <table:table-cell table:formula="of:=[.C113]-[.C112]" office:value-type="float" office:value="12">
            <text:p>12</text:p>
          </table:table-cell>
          <table:table-cell table:formula="of:=[.C112]-[.D112]" office:value-type="float" office:value="-55">
            <text:p>-55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table:formula="of:=([.A113]-1)*8+[.$B$2]+[.$B$1]" office:value-type="float" office:value="892">
            <text:p>892</text:p>
          </table:table-cell>
          <table:table-cell table:formula="of:=ROUND([.A113]*[.$C$2] + [.A113]*[.A113]/[.$C$1] + [.$B$1]; 0)" office:value-type="float" office:value="737">
            <text:p>737</text:p>
          </table:table-cell>
          <table:table-cell table:formula="of:=[.D112]+[.J113]" office:value-type="float" office:value="793">
            <text:p>793</text:p>
          </table:table-cell>
          <table:table-cell table:formula="of:=  FLOOR( ([.$A113] * [.$C$2]) + ([.$A113]*[.$A113]/[.$C$1]); 1) + [.$B$1]" office:value-type="float" office:value="737">
            <text:p>737</text:p>
          </table:table-cell>
          <table:table-cell table:number-columns-repeated="4"/>
          <table:table-cell table:formula="of:=FLOOR(([.A113]-1)/10;1)+[.$J$2]" office:value-type="float" office:value="13">
            <text:p>13</text:p>
          </table:table-cell>
          <table:table-cell table:formula="of:=[.C114]-[.C113]" office:value-type="float" office:value="12">
            <text:p>12</text:p>
          </table:table-cell>
          <table:table-cell table:formula="of:=[.C113]-[.D113]" office:value-type="float" office:value="-56">
            <text:p>-56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 table:formula="of:=([.A114]-1)*8+[.$B$2]+[.$B$1]" office:value-type="float" office:value="900">
            <text:p>900</text:p>
          </table:table-cell>
          <table:table-cell table:formula="of:=ROUND([.A114]*[.$C$2] + [.A114]*[.A114]/[.$C$1] + [.$B$1]; 0)" office:value-type="float" office:value="749">
            <text:p>749</text:p>
          </table:table-cell>
          <table:table-cell table:formula="of:=[.D113]+[.J114]" office:value-type="float" office:value="806">
            <text:p>806</text:p>
          </table:table-cell>
          <table:table-cell table:formula="of:=  FLOOR( ([.$A114] * [.$C$2]) + ([.$A114]*[.$A114]/[.$C$1]); 1) + [.$B$1]" office:value-type="float" office:value="749">
            <text:p>749</text:p>
          </table:table-cell>
          <table:table-cell table:number-columns-repeated="4"/>
          <table:table-cell table:formula="of:=FLOOR(([.A114]-1)/10;1)+[.$J$2]" office:value-type="float" office:value="13">
            <text:p>13</text:p>
          </table:table-cell>
          <table:table-cell table:formula="of:=[.C115]-[.C114]" office:value-type="float" office:value="12">
            <text:p>12</text:p>
          </table:table-cell>
          <table:table-cell table:formula="of:=[.C114]-[.D114]" office:value-type="float" office:value="-57">
            <text:p>-57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table:formula="of:=([.A115]-1)*8+[.$B$2]+[.$B$1]" office:value-type="float" office:value="908">
            <text:p>908</text:p>
          </table:table-cell>
          <table:table-cell table:formula="of:=ROUND([.A115]*[.$C$2] + [.A115]*[.A115]/[.$C$1] + [.$B$1]; 0)" office:value-type="float" office:value="761">
            <text:p>761</text:p>
          </table:table-cell>
          <table:table-cell table:formula="of:=[.D114]+[.J115]" office:value-type="float" office:value="819">
            <text:p>819</text:p>
          </table:table-cell>
          <table:table-cell table:formula="of:=  FLOOR( ([.$A115] * [.$C$2]) + ([.$A115]*[.$A115]/[.$C$1]); 1) + [.$B$1]" office:value-type="float" office:value="761">
            <text:p>761</text:p>
          </table:table-cell>
          <table:table-cell table:number-columns-repeated="4"/>
          <table:table-cell table:formula="of:=FLOOR(([.A115]-1)/10;1)+[.$J$2]" office:value-type="float" office:value="13">
            <text:p>13</text:p>
          </table:table-cell>
          <table:table-cell table:formula="of:=[.C116]-[.C115]" office:value-type="float" office:value="13">
            <text:p>13</text:p>
          </table:table-cell>
          <table:table-cell table:formula="of:=[.C115]-[.D115]" office:value-type="float" office:value="-58">
            <text:p>-58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 table:formula="of:=([.A116]-1)*8+[.$B$2]+[.$B$1]" office:value-type="float" office:value="916">
            <text:p>916</text:p>
          </table:table-cell>
          <table:table-cell table:formula="of:=ROUND([.A116]*[.$C$2] + [.A116]*[.A116]/[.$C$1] + [.$B$1]; 0)" office:value-type="float" office:value="774">
            <text:p>774</text:p>
          </table:table-cell>
          <table:table-cell table:formula="of:=[.D115]+[.J116]" office:value-type="float" office:value="832">
            <text:p>832</text:p>
          </table:table-cell>
          <table:table-cell table:formula="of:=  FLOOR( ([.$A116] * [.$C$2]) + ([.$A116]*[.$A116]/[.$C$1]); 1) + [.$B$1]" office:value-type="float" office:value="773">
            <text:p>773</text:p>
          </table:table-cell>
          <table:table-cell table:number-columns-repeated="4"/>
          <table:table-cell table:formula="of:=FLOOR(([.A116]-1)/10;1)+[.$J$2]" office:value-type="float" office:value="13">
            <text:p>13</text:p>
          </table:table-cell>
          <table:table-cell table:formula="of:=[.C117]-[.C116]" office:value-type="float" office:value="12">
            <text:p>12</text:p>
          </table:table-cell>
          <table:table-cell table:formula="of:=[.C116]-[.D116]" office:value-type="float" office:value="-58">
            <text:p>-58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 table:formula="of:=([.A117]-1)*8+[.$B$2]+[.$B$1]" office:value-type="float" office:value="924">
            <text:p>924</text:p>
          </table:table-cell>
          <table:table-cell table:formula="of:=ROUND([.A117]*[.$C$2] + [.A117]*[.A117]/[.$C$1] + [.$B$1]; 0)" office:value-type="float" office:value="786">
            <text:p>786</text:p>
          </table:table-cell>
          <table:table-cell table:formula="of:=[.D116]+[.J117]" office:value-type="float" office:value="845">
            <text:p>845</text:p>
          </table:table-cell>
          <table:table-cell table:formula="of:=  FLOOR( ([.$A117] * [.$C$2]) + ([.$A117]*[.$A117]/[.$C$1]); 1) + [.$B$1]" office:value-type="float" office:value="786">
            <text:p>786</text:p>
          </table:table-cell>
          <table:table-cell table:number-columns-repeated="4"/>
          <table:table-cell table:formula="of:=FLOOR(([.A117]-1)/10;1)+[.$J$2]" office:value-type="float" office:value="13">
            <text:p>13</text:p>
          </table:table-cell>
          <table:table-cell table:formula="of:=[.C118]-[.C117]" office:value-type="float" office:value="13">
            <text:p>13</text:p>
          </table:table-cell>
          <table:table-cell table:formula="of:=[.C117]-[.D117]" office:value-type="float" office:value="-59">
            <text:p>-59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table:formula="of:=([.A118]-1)*8+[.$B$2]+[.$B$1]" office:value-type="float" office:value="932">
            <text:p>932</text:p>
          </table:table-cell>
          <table:table-cell table:formula="of:=ROUND([.A118]*[.$C$2] + [.A118]*[.A118]/[.$C$1] + [.$B$1]; 0)" office:value-type="float" office:value="799">
            <text:p>799</text:p>
          </table:table-cell>
          <table:table-cell table:formula="of:=[.D117]+[.J118]" office:value-type="float" office:value="858">
            <text:p>858</text:p>
          </table:table-cell>
          <table:table-cell table:formula="of:=  FLOOR( ([.$A118] * [.$C$2]) + ([.$A118]*[.$A118]/[.$C$1]); 1) + [.$B$1]" office:value-type="float" office:value="798">
            <text:p>798</text:p>
          </table:table-cell>
          <table:table-cell table:number-columns-repeated="4"/>
          <table:table-cell table:formula="of:=FLOOR(([.A118]-1)/10;1)+[.$J$2]" office:value-type="float" office:value="13">
            <text:p>13</text:p>
          </table:table-cell>
          <table:table-cell table:formula="of:=[.C119]-[.C118]" office:value-type="float" office:value="12">
            <text:p>12</text:p>
          </table:table-cell>
          <table:table-cell table:formula="of:=[.C118]-[.D118]" office:value-type="float" office:value="-59">
            <text:p>-59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 table:formula="of:=([.A119]-1)*8+[.$B$2]+[.$B$1]" office:value-type="float" office:value="940">
            <text:p>940</text:p>
          </table:table-cell>
          <table:table-cell table:formula="of:=ROUND([.A119]*[.$C$2] + [.A119]*[.A119]/[.$C$1] + [.$B$1]; 0)" office:value-type="float" office:value="811">
            <text:p>811</text:p>
          </table:table-cell>
          <table:table-cell table:formula="of:=[.D118]+[.J119]" office:value-type="float" office:value="871">
            <text:p>871</text:p>
          </table:table-cell>
          <table:table-cell table:formula="of:=  FLOOR( ([.$A119] * [.$C$2]) + ([.$A119]*[.$A119]/[.$C$1]); 1) + [.$B$1]" office:value-type="float" office:value="811">
            <text:p>811</text:p>
          </table:table-cell>
          <table:table-cell table:number-columns-repeated="4"/>
          <table:table-cell table:formula="of:=FLOOR(([.A119]-1)/10;1)+[.$J$2]" office:value-type="float" office:value="13">
            <text:p>13</text:p>
          </table:table-cell>
          <table:table-cell table:formula="of:=[.C120]-[.C119]" office:value-type="float" office:value="13">
            <text:p>13</text:p>
          </table:table-cell>
          <table:table-cell table:formula="of:=[.C119]-[.D119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 table:formula="of:=([.A120]-1)*8+[.$B$2]+[.$B$1]" office:value-type="float" office:value="948">
            <text:p>948</text:p>
          </table:table-cell>
          <table:table-cell table:formula="of:=ROUND([.A120]*[.$C$2] + [.A120]*[.A120]/[.$C$1] + [.$B$1]; 0)" office:value-type="float" office:value="824">
            <text:p>824</text:p>
          </table:table-cell>
          <table:table-cell table:formula="of:=[.D119]+[.J120]" office:value-type="float" office:value="884">
            <text:p>884</text:p>
          </table:table-cell>
          <table:table-cell table:formula="of:=  FLOOR( ([.$A120] * [.$C$2]) + ([.$A120]*[.$A120]/[.$C$1]); 1) + [.$B$1]" office:value-type="float" office:value="824">
            <text:p>824</text:p>
          </table:table-cell>
          <table:table-cell table:number-columns-repeated="4"/>
          <table:table-cell table:formula="of:=FLOOR(([.A120]-1)/10;1)+[.$J$2]" office:value-type="float" office:value="13">
            <text:p>13</text:p>
          </table:table-cell>
          <table:table-cell table:formula="of:=[.C121]-[.C120]" office:value-type="float" office:value="13">
            <text:p>13</text:p>
          </table:table-cell>
          <table:table-cell table:formula="of:=[.C120]-[.D120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 table:formula="of:=([.A121]-1)*8+[.$B$2]+[.$B$1]" office:value-type="float" office:value="956">
            <text:p>956</text:p>
          </table:table-cell>
          <table:table-cell table:formula="of:=ROUND([.A121]*[.$C$2] + [.A121]*[.A121]/[.$C$1] + [.$B$1]; 0)" office:value-type="float" office:value="837">
            <text:p>837</text:p>
          </table:table-cell>
          <table:table-cell table:formula="of:=[.D120]+[.J121]" office:value-type="float" office:value="897">
            <text:p>897</text:p>
          </table:table-cell>
          <table:table-cell table:formula="of:=  FLOOR( ([.$A121] * [.$C$2]) + ([.$A121]*[.$A121]/[.$C$1]); 1) + [.$B$1]" office:value-type="float" office:value="837">
            <text:p>837</text:p>
          </table:table-cell>
          <table:table-cell table:number-columns-repeated="4"/>
          <table:table-cell table:formula="of:=FLOOR(([.A121]-1)/10;1)+[.$J$2]" office:value-type="float" office:value="13">
            <text:p>13</text:p>
          </table:table-cell>
          <table:table-cell table:formula="of:=[.C122]-[.C121]" office:value-type="float" office:value="13">
            <text:p>13</text:p>
          </table:table-cell>
          <table:table-cell table:formula="of:=[.C121]-[.D121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 table:formula="of:=([.A122]-1)*8+[.$B$2]+[.$B$1]" office:value-type="float" office:value="964">
            <text:p>964</text:p>
          </table:table-cell>
          <table:table-cell table:formula="of:=ROUND([.A122]*[.$C$2] + [.A122]*[.A122]/[.$C$1] + [.$B$1]; 0)" office:value-type="float" office:value="850">
            <text:p>850</text:p>
          </table:table-cell>
          <table:table-cell table:formula="of:=[.D121]+[.J122]" office:value-type="float" office:value="910">
            <text:p>910</text:p>
          </table:table-cell>
          <table:table-cell table:formula="of:=  FLOOR( ([.$A122] * [.$C$2]) + ([.$A122]*[.$A122]/[.$C$1]); 1) + [.$B$1]" office:value-type="float" office:value="850">
            <text:p>850</text:p>
          </table:table-cell>
          <table:table-cell table:number-columns-repeated="4"/>
          <table:table-cell table:formula="of:=FLOOR(([.A122]-1)/10;1)+[.$J$2]" office:value-type="float" office:value="13">
            <text:p>13</text:p>
          </table:table-cell>
          <table:table-cell table:formula="of:=[.C123]-[.C122]" office:value-type="float" office:value="13">
            <text:p>13</text:p>
          </table:table-cell>
          <table:table-cell table:formula="of:=[.C122]-[.D122]" office:value-type="float" office:value="-60">
            <text:p>-60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 table:formula="of:=([.A123]-1)*8+[.$B$2]+[.$B$1]" office:value-type="float" office:value="972">
            <text:p>972</text:p>
          </table:table-cell>
          <table:table-cell table:formula="of:=ROUND([.A123]*[.$C$2] + [.A123]*[.A123]/[.$C$1] + [.$B$1]; 0)" office:value-type="float" office:value="863">
            <text:p>863</text:p>
          </table:table-cell>
          <table:table-cell table:formula="of:=[.D122]+[.J123]" office:value-type="float" office:value="924">
            <text:p>924</text:p>
          </table:table-cell>
          <table:table-cell table:formula="of:=  FLOOR( ([.$A123] * [.$C$2]) + ([.$A123]*[.$A123]/[.$C$1]); 1) + [.$B$1]" office:value-type="float" office:value="863">
            <text:p>863</text:p>
          </table:table-cell>
          <table:table-cell table:number-columns-repeated="4"/>
          <table:table-cell table:formula="of:=FLOOR(([.A123]-1)/10;1)+[.$J$2]" office:value-type="float" office:value="14">
            <text:p>14</text:p>
          </table:table-cell>
          <table:table-cell table:formula="of:=[.C124]-[.C123]" office:value-type="float" office:value="13">
            <text:p>13</text:p>
          </table:table-cell>
          <table:table-cell table:formula="of:=[.C123]-[.D123]" office:value-type="float" office:value="-61">
            <text:p>-61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 table:formula="of:=([.A124]-1)*8+[.$B$2]+[.$B$1]" office:value-type="float" office:value="980">
            <text:p>980</text:p>
          </table:table-cell>
          <table:table-cell table:formula="of:=ROUND([.A124]*[.$C$2] + [.A124]*[.A124]/[.$C$1] + [.$B$1]; 0)" office:value-type="float" office:value="876">
            <text:p>876</text:p>
          </table:table-cell>
          <table:table-cell table:formula="of:=[.D123]+[.J124]" office:value-type="float" office:value="938">
            <text:p>938</text:p>
          </table:table-cell>
          <table:table-cell table:formula="of:=  FLOOR( ([.$A124] * [.$C$2]) + ([.$A124]*[.$A124]/[.$C$1]); 1) + [.$B$1]" office:value-type="float" office:value="876">
            <text:p>876</text:p>
          </table:table-cell>
          <table:table-cell table:number-columns-repeated="4"/>
          <table:table-cell table:formula="of:=FLOOR(([.A124]-1)/10;1)+[.$J$2]" office:value-type="float" office:value="14">
            <text:p>14</text:p>
          </table:table-cell>
          <table:table-cell table:formula="of:=[.C125]-[.C124]" office:value-type="float" office:value="13">
            <text:p>13</text:p>
          </table:table-cell>
          <table:table-cell table:formula="of:=[.C124]-[.D124]" office:value-type="float" office:value="-62">
            <text:p>-62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 table:formula="of:=([.A125]-1)*8+[.$B$2]+[.$B$1]" office:value-type="float" office:value="988">
            <text:p>988</text:p>
          </table:table-cell>
          <table:table-cell table:formula="of:=ROUND([.A125]*[.$C$2] + [.A125]*[.A125]/[.$C$1] + [.$B$1]; 0)" office:value-type="float" office:value="889">
            <text:p>889</text:p>
          </table:table-cell>
          <table:table-cell table:formula="of:=[.D124]+[.J125]" office:value-type="float" office:value="952">
            <text:p>952</text:p>
          </table:table-cell>
          <table:table-cell table:formula="of:=  FLOOR( ([.$A125] * [.$C$2]) + ([.$A125]*[.$A125]/[.$C$1]); 1) + [.$B$1]" office:value-type="float" office:value="889">
            <text:p>889</text:p>
          </table:table-cell>
          <table:table-cell table:number-columns-repeated="4"/>
          <table:table-cell table:formula="of:=FLOOR(([.A125]-1)/10;1)+[.$J$2]" office:value-type="float" office:value="14">
            <text:p>14</text:p>
          </table:table-cell>
          <table:table-cell table:formula="of:=[.C126]-[.C125]" office:value-type="float" office:value="14">
            <text:p>14</text:p>
          </table:table-cell>
          <table:table-cell table:formula="of:=[.C125]-[.D125]" office:value-type="float" office:value="-63">
            <text:p>-63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 table:formula="of:=([.A126]-1)*8+[.$B$2]+[.$B$1]" office:value-type="float" office:value="996">
            <text:p>996</text:p>
          </table:table-cell>
          <table:table-cell table:formula="of:=ROUND([.A126]*[.$C$2] + [.A126]*[.A126]/[.$C$1] + [.$B$1]; 0)" office:value-type="float" office:value="903">
            <text:p>903</text:p>
          </table:table-cell>
          <table:table-cell table:formula="of:=[.D125]+[.J126]" office:value-type="float" office:value="966">
            <text:p>966</text:p>
          </table:table-cell>
          <table:table-cell table:formula="of:=  FLOOR( ([.$A126] * [.$C$2]) + ([.$A126]*[.$A126]/[.$C$1]); 1) + [.$B$1]" office:value-type="float" office:value="902">
            <text:p>902</text:p>
          </table:table-cell>
          <table:table-cell table:number-columns-repeated="4"/>
          <table:table-cell table:formula="of:=FLOOR(([.A126]-1)/10;1)+[.$J$2]" office:value-type="float" office:value="14">
            <text:p>14</text:p>
          </table:table-cell>
          <table:table-cell table:formula="of:=[.C127]-[.C126]" office:value-type="float" office:value="13">
            <text:p>13</text:p>
          </table:table-cell>
          <table:table-cell table:formula="of:=[.C126]-[.D126]" office:value-type="float" office:value="-63">
            <text:p>-63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table:formula="of:=([.A127]-1)*8+[.$B$2]+[.$B$1]" office:value-type="float" office:value="1004">
            <text:p>1004</text:p>
          </table:table-cell>
          <table:table-cell table:formula="of:=ROUND([.A127]*[.$C$2] + [.A127]*[.A127]/[.$C$1] + [.$B$1]; 0)" office:value-type="float" office:value="916">
            <text:p>916</text:p>
          </table:table-cell>
          <table:table-cell table:formula="of:=[.D126]+[.J127]" office:value-type="float" office:value="980">
            <text:p>980</text:p>
          </table:table-cell>
          <table:table-cell table:formula="of:=  FLOOR( ([.$A127] * [.$C$2]) + ([.$A127]*[.$A127]/[.$C$1]); 1) + [.$B$1]" office:value-type="float" office:value="916">
            <text:p>916</text:p>
          </table:table-cell>
          <table:table-cell table:number-columns-repeated="4"/>
          <table:table-cell table:formula="of:=FLOOR(([.A127]-1)/10;1)+[.$J$2]" office:value-type="float" office:value="14">
            <text:p>14</text:p>
          </table:table-cell>
          <table:table-cell table:formula="of:=[.C128]-[.C127]" office:value-type="float" office:value="14">
            <text:p>14</text:p>
          </table:table-cell>
          <table:table-cell table:formula="of:=[.C127]-[.D127]" office:value-type="float" office:value="-64">
            <text:p>-64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 table:formula="of:=([.A128]-1)*8+[.$B$2]+[.$B$1]" office:value-type="float" office:value="1012">
            <text:p>1012</text:p>
          </table:table-cell>
          <table:table-cell table:formula="of:=ROUND([.A128]*[.$C$2] + [.A128]*[.A128]/[.$C$1] + [.$B$1]; 0)" office:value-type="float" office:value="930">
            <text:p>930</text:p>
          </table:table-cell>
          <table:table-cell table:formula="of:=[.D127]+[.J128]" office:value-type="float" office:value="994">
            <text:p>994</text:p>
          </table:table-cell>
          <table:table-cell table:formula="of:=  FLOOR( ([.$A128] * [.$C$2]) + ([.$A128]*[.$A128]/[.$C$1]); 1) + [.$B$1]" office:value-type="float" office:value="929">
            <text:p>929</text:p>
          </table:table-cell>
          <table:table-cell table:number-columns-repeated="4"/>
          <table:table-cell table:formula="of:=FLOOR(([.A128]-1)/10;1)+[.$J$2]" office:value-type="float" office:value="14">
            <text:p>14</text:p>
          </table:table-cell>
          <table:table-cell table:formula="of:=[.C129]-[.C128]" office:value-type="float" office:value="13">
            <text:p>13</text:p>
          </table:table-cell>
          <table:table-cell table:formula="of:=[.C128]-[.D128]" office:value-type="float" office:value="-64">
            <text:p>-64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 table:formula="of:=([.A129]-1)*8+[.$B$2]+[.$B$1]" office:value-type="float" office:value="1020">
            <text:p>1020</text:p>
          </table:table-cell>
          <table:table-cell table:formula="of:=ROUND([.A129]*[.$C$2] + [.A129]*[.A129]/[.$C$1] + [.$B$1]; 0)" office:value-type="float" office:value="943">
            <text:p>943</text:p>
          </table:table-cell>
          <table:table-cell table:formula="of:=[.D128]+[.J129]" office:value-type="float" office:value="1008">
            <text:p>1008</text:p>
          </table:table-cell>
          <table:table-cell table:formula="of:=  FLOOR( ([.$A129] * [.$C$2]) + ([.$A129]*[.$A129]/[.$C$1]); 1) + [.$B$1]" office:value-type="float" office:value="943">
            <text:p>943</text:p>
          </table:table-cell>
          <table:table-cell table:number-columns-repeated="4"/>
          <table:table-cell table:formula="of:=FLOOR(([.A129]-1)/10;1)+[.$J$2]" office:value-type="float" office:value="14">
            <text:p>14</text:p>
          </table:table-cell>
          <table:table-cell table:formula="of:=[.C130]-[.C129]" office:value-type="float" office:value="14">
            <text:p>14</text:p>
          </table:table-cell>
          <table:table-cell table:formula="of:=[.C129]-[.D129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 table:formula="of:=([.A130]-1)*8+[.$B$2]+[.$B$1]" office:value-type="float" office:value="1028">
            <text:p>1028</text:p>
          </table:table-cell>
          <table:table-cell table:formula="of:=ROUND([.A130]*[.$C$2] + [.A130]*[.A130]/[.$C$1] + [.$B$1]; 0)" office:value-type="float" office:value="957">
            <text:p>957</text:p>
          </table:table-cell>
          <table:table-cell table:formula="of:=[.D129]+[.J130]" office:value-type="float" office:value="1022">
            <text:p>1022</text:p>
          </table:table-cell>
          <table:table-cell table:formula="of:=  FLOOR( ([.$A130] * [.$C$2]) + ([.$A130]*[.$A130]/[.$C$1]); 1) + [.$B$1]" office:value-type="float" office:value="957">
            <text:p>957</text:p>
          </table:table-cell>
          <table:table-cell table:number-columns-repeated="4"/>
          <table:table-cell table:formula="of:=FLOOR(([.A130]-1)/10;1)+[.$J$2]" office:value-type="float" office:value="14">
            <text:p>14</text:p>
          </table:table-cell>
          <table:table-cell table:formula="of:=[.C131]-[.C130]" office:value-type="float" office:value="14">
            <text:p>14</text:p>
          </table:table-cell>
          <table:table-cell table:formula="of:=[.C130]-[.D130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 table:formula="of:=([.A131]-1)*8+[.$B$2]+[.$B$1]" office:value-type="float" office:value="1036">
            <text:p>1036</text:p>
          </table:table-cell>
          <table:table-cell table:formula="of:=ROUND([.A131]*[.$C$2] + [.A131]*[.A131]/[.$C$1] + [.$B$1]; 0)" office:value-type="float" office:value="971">
            <text:p>971</text:p>
          </table:table-cell>
          <table:table-cell table:formula="of:=[.D130]+[.J131]" office:value-type="float" office:value="1036">
            <text:p>1036</text:p>
          </table:table-cell>
          <table:table-cell table:formula="of:=  FLOOR( ([.$A131] * [.$C$2]) + ([.$A131]*[.$A131]/[.$C$1]); 1) + [.$B$1]" office:value-type="float" office:value="971">
            <text:p>971</text:p>
          </table:table-cell>
          <table:table-cell table:number-columns-repeated="4"/>
          <table:table-cell table:formula="of:=FLOOR(([.A131]-1)/10;1)+[.$J$2]" office:value-type="float" office:value="14">
            <text:p>14</text:p>
          </table:table-cell>
          <table:table-cell table:formula="of:=[.C132]-[.C131]" office:value-type="float" office:value="14">
            <text:p>14</text:p>
          </table:table-cell>
          <table:table-cell table:formula="of:=[.C131]-[.D131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 table:formula="of:=([.A132]-1)*8+[.$B$2]+[.$B$1]" office:value-type="float" office:value="1044">
            <text:p>1044</text:p>
          </table:table-cell>
          <table:table-cell table:formula="of:=ROUND([.A132]*[.$C$2] + [.A132]*[.A132]/[.$C$1] + [.$B$1]; 0)" office:value-type="float" office:value="985">
            <text:p>985</text:p>
          </table:table-cell>
          <table:table-cell table:formula="of:=[.D131]+[.J132]" office:value-type="float" office:value="1050">
            <text:p>1050</text:p>
          </table:table-cell>
          <table:table-cell table:formula="of:=  FLOOR( ([.$A132] * [.$C$2]) + ([.$A132]*[.$A132]/[.$C$1]); 1) + [.$B$1]" office:value-type="float" office:value="985">
            <text:p>985</text:p>
          </table:table-cell>
          <table:table-cell table:number-columns-repeated="4"/>
          <table:table-cell table:formula="of:=FLOOR(([.A132]-1)/10;1)+[.$J$2]" office:value-type="float" office:value="14">
            <text:p>14</text:p>
          </table:table-cell>
          <table:table-cell table:formula="of:=[.C133]-[.C132]" office:value-type="float" office:value="14">
            <text:p>14</text:p>
          </table:table-cell>
          <table:table-cell table:formula="of:=[.C132]-[.D132]" office:value-type="float" office:value="-65">
            <text:p>-65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 table:formula="of:=([.A133]-1)*8+[.$B$2]+[.$B$1]" office:value-type="float" office:value="1052">
            <text:p>1052</text:p>
          </table:table-cell>
          <table:table-cell table:formula="of:=ROUND([.A133]*[.$C$2] + [.A133]*[.A133]/[.$C$1] + [.$B$1]; 0)" office:value-type="float" office:value="999">
            <text:p>999</text:p>
          </table:table-cell>
          <table:table-cell table:formula="of:=[.D132]+[.J133]" office:value-type="float" office:value="1065">
            <text:p>1065</text:p>
          </table:table-cell>
          <table:table-cell table:formula="of:=  FLOOR( ([.$A133] * [.$C$2]) + ([.$A133]*[.$A133]/[.$C$1]); 1) + [.$B$1]" office:value-type="float" office:value="999">
            <text:p>999</text:p>
          </table:table-cell>
          <table:table-cell table:number-columns-repeated="4"/>
          <table:table-cell table:formula="of:=FLOOR(([.A133]-1)/10;1)+[.$J$2]" office:value-type="float" office:value="15">
            <text:p>15</text:p>
          </table:table-cell>
          <table:table-cell table:formula="of:=[.C134]-[.C133]" office:value-type="float" office:value="14">
            <text:p>14</text:p>
          </table:table-cell>
          <table:table-cell table:formula="of:=[.C133]-[.D133]" office:value-type="float" office:value="-66">
            <text:p>-66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 table:formula="of:=([.A134]-1)*8+[.$B$2]+[.$B$1]" office:value-type="float" office:value="1060">
            <text:p>1060</text:p>
          </table:table-cell>
          <table:table-cell table:formula="of:=ROUND([.A134]*[.$C$2] + [.A134]*[.A134]/[.$C$1] + [.$B$1]; 0)" office:value-type="float" office:value="1013">
            <text:p>1013</text:p>
          </table:table-cell>
          <table:table-cell table:formula="of:=[.D133]+[.J134]" office:value-type="float" office:value="1080">
            <text:p>1080</text:p>
          </table:table-cell>
          <table:table-cell table:formula="of:=  FLOOR( ([.$A134] * [.$C$2]) + ([.$A134]*[.$A134]/[.$C$1]); 1) + [.$B$1]" office:value-type="float" office:value="1013">
            <text:p>1013</text:p>
          </table:table-cell>
          <table:table-cell table:number-columns-repeated="4"/>
          <table:table-cell table:formula="of:=FLOOR(([.A134]-1)/10;1)+[.$J$2]" office:value-type="float" office:value="15">
            <text:p>15</text:p>
          </table:table-cell>
          <table:table-cell table:formula="of:=[.C135]-[.C134]" office:value-type="float" office:value="14">
            <text:p>14</text:p>
          </table:table-cell>
          <table:table-cell table:formula="of:=[.C134]-[.D134]" office:value-type="float" office:value="-67">
            <text:p>-67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 table:formula="of:=([.A135]-1)*8+[.$B$2]+[.$B$1]" office:value-type="float" office:value="1068">
            <text:p>1068</text:p>
          </table:table-cell>
          <table:table-cell table:formula="of:=ROUND([.A135]*[.$C$2] + [.A135]*[.A135]/[.$C$1] + [.$B$1]; 0)" office:value-type="float" office:value="1027">
            <text:p>1027</text:p>
          </table:table-cell>
          <table:table-cell table:formula="of:=[.D134]+[.J135]" office:value-type="float" office:value="1095">
            <text:p>1095</text:p>
          </table:table-cell>
          <table:table-cell table:formula="of:=  FLOOR( ([.$A135] * [.$C$2]) + ([.$A135]*[.$A135]/[.$C$1]); 1) + [.$B$1]" office:value-type="float" office:value="1027">
            <text:p>1027</text:p>
          </table:table-cell>
          <table:table-cell table:number-columns-repeated="4"/>
          <table:table-cell table:formula="of:=FLOOR(([.A135]-1)/10;1)+[.$J$2]" office:value-type="float" office:value="15">
            <text:p>15</text:p>
          </table:table-cell>
          <table:table-cell table:formula="of:=[.C136]-[.C135]" office:value-type="float" office:value="15">
            <text:p>15</text:p>
          </table:table-cell>
          <table:table-cell table:formula="of:=[.C135]-[.D135]" office:value-type="float" office:value="-68">
            <text:p>-68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 table:formula="of:=([.A136]-1)*8+[.$B$2]+[.$B$1]" office:value-type="float" office:value="1076">
            <text:p>1076</text:p>
          </table:table-cell>
          <table:table-cell table:formula="of:=ROUND([.A136]*[.$C$2] + [.A136]*[.A136]/[.$C$1] + [.$B$1]; 0)" office:value-type="float" office:value="1042">
            <text:p>1042</text:p>
          </table:table-cell>
          <table:table-cell table:formula="of:=[.D135]+[.J136]" office:value-type="float" office:value="1110">
            <text:p>1110</text:p>
          </table:table-cell>
          <table:table-cell table:formula="of:=  FLOOR( ([.$A136] * [.$C$2]) + ([.$A136]*[.$A136]/[.$C$1]); 1) + [.$B$1]" office:value-type="float" office:value="1041">
            <text:p>1041</text:p>
          </table:table-cell>
          <table:table-cell table:number-columns-repeated="4"/>
          <table:table-cell table:formula="of:=FLOOR(([.A136]-1)/10;1)+[.$J$2]" office:value-type="float" office:value="15">
            <text:p>15</text:p>
          </table:table-cell>
          <table:table-cell table:formula="of:=[.C137]-[.C136]" office:value-type="float" office:value="14">
            <text:p>14</text:p>
          </table:table-cell>
          <table:table-cell table:formula="of:=[.C136]-[.D136]" office:value-type="float" office:value="-68">
            <text:p>-68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 table:formula="of:=([.A137]-1)*8+[.$B$2]+[.$B$1]" office:value-type="float" office:value="1084">
            <text:p>1084</text:p>
          </table:table-cell>
          <table:table-cell table:formula="of:=ROUND([.A137]*[.$C$2] + [.A137]*[.A137]/[.$C$1] + [.$B$1]; 0)" office:value-type="float" office:value="1056">
            <text:p>1056</text:p>
          </table:table-cell>
          <table:table-cell table:formula="of:=[.D136]+[.J137]" office:value-type="float" office:value="1125">
            <text:p>1125</text:p>
          </table:table-cell>
          <table:table-cell table:formula="of:=  FLOOR( ([.$A137] * [.$C$2]) + ([.$A137]*[.$A137]/[.$C$1]); 1) + [.$B$1]" office:value-type="float" office:value="1056">
            <text:p>1056</text:p>
          </table:table-cell>
          <table:table-cell table:number-columns-repeated="4"/>
          <table:table-cell table:formula="of:=FLOOR(([.A137]-1)/10;1)+[.$J$2]" office:value-type="float" office:value="15">
            <text:p>15</text:p>
          </table:table-cell>
          <table:table-cell table:formula="of:=[.C138]-[.C137]" office:value-type="float" office:value="15">
            <text:p>15</text:p>
          </table:table-cell>
          <table:table-cell table:formula="of:=[.C137]-[.D137]" office:value-type="float" office:value="-69">
            <text:p>-69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 table:formula="of:=([.A138]-1)*8+[.$B$2]+[.$B$1]" office:value-type="float" office:value="1092">
            <text:p>1092</text:p>
          </table:table-cell>
          <table:table-cell table:formula="of:=ROUND([.A138]*[.$C$2] + [.A138]*[.A138]/[.$C$1] + [.$B$1]; 0)" office:value-type="float" office:value="1071">
            <text:p>1071</text:p>
          </table:table-cell>
          <table:table-cell table:formula="of:=[.D137]+[.J138]" office:value-type="float" office:value="1140">
            <text:p>1140</text:p>
          </table:table-cell>
          <table:table-cell table:formula="of:=  FLOOR( ([.$A138] * [.$C$2]) + ([.$A138]*[.$A138]/[.$C$1]); 1) + [.$B$1]" office:value-type="float" office:value="1070">
            <text:p>1070</text:p>
          </table:table-cell>
          <table:table-cell table:number-columns-repeated="4"/>
          <table:table-cell table:formula="of:=FLOOR(([.A138]-1)/10;1)+[.$J$2]" office:value-type="float" office:value="15">
            <text:p>15</text:p>
          </table:table-cell>
          <table:table-cell table:formula="of:=[.C139]-[.C138]" office:value-type="float" office:value="14">
            <text:p>14</text:p>
          </table:table-cell>
          <table:table-cell table:formula="of:=[.C138]-[.D138]" office:value-type="float" office:value="-69">
            <text:p>-69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 table:formula="of:=([.A139]-1)*8+[.$B$2]+[.$B$1]" office:value-type="float" office:value="1100">
            <text:p>1100</text:p>
          </table:table-cell>
          <table:table-cell table:formula="of:=ROUND([.A139]*[.$C$2] + [.A139]*[.A139]/[.$C$1] + [.$B$1]; 0)" office:value-type="float" office:value="1085">
            <text:p>1085</text:p>
          </table:table-cell>
          <table:table-cell table:formula="of:=[.D138]+[.J139]" office:value-type="float" office:value="1155">
            <text:p>1155</text:p>
          </table:table-cell>
          <table:table-cell table:formula="of:=  FLOOR( ([.$A139] * [.$C$2]) + ([.$A139]*[.$A139]/[.$C$1]); 1) + [.$B$1]" office:value-type="float" office:value="1085">
            <text:p>1085</text:p>
          </table:table-cell>
          <table:table-cell table:number-columns-repeated="4"/>
          <table:table-cell table:formula="of:=FLOOR(([.A139]-1)/10;1)+[.$J$2]" office:value-type="float" office:value="15">
            <text:p>15</text:p>
          </table:table-cell>
          <table:table-cell table:formula="of:=[.C140]-[.C139]" office:value-type="float" office:value="15">
            <text:p>15</text:p>
          </table:table-cell>
          <table:table-cell table:formula="of:=[.C139]-[.D139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 table:formula="of:=([.A140]-1)*8+[.$B$2]+[.$B$1]" office:value-type="float" office:value="1108">
            <text:p>1108</text:p>
          </table:table-cell>
          <table:table-cell table:formula="of:=ROUND([.A140]*[.$C$2] + [.A140]*[.A140]/[.$C$1] + [.$B$1]; 0)" office:value-type="float" office:value="1100">
            <text:p>1100</text:p>
          </table:table-cell>
          <table:table-cell table:formula="of:=[.D139]+[.J140]" office:value-type="float" office:value="1170">
            <text:p>1170</text:p>
          </table:table-cell>
          <table:table-cell table:formula="of:=  FLOOR( ([.$A140] * [.$C$2]) + ([.$A140]*[.$A140]/[.$C$1]); 1) + [.$B$1]" office:value-type="float" office:value="1100">
            <text:p>1100</text:p>
          </table:table-cell>
          <table:table-cell table:number-columns-repeated="4"/>
          <table:table-cell table:formula="of:=FLOOR(([.A140]-1)/10;1)+[.$J$2]" office:value-type="float" office:value="15">
            <text:p>15</text:p>
          </table:table-cell>
          <table:table-cell table:formula="of:=[.C141]-[.C140]" office:value-type="float" office:value="15">
            <text:p>15</text:p>
          </table:table-cell>
          <table:table-cell table:formula="of:=[.C140]-[.D140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 table:formula="of:=([.A141]-1)*8+[.$B$2]+[.$B$1]" office:value-type="float" office:value="1116">
            <text:p>1116</text:p>
          </table:table-cell>
          <table:table-cell table:formula="of:=ROUND([.A141]*[.$C$2] + [.A141]*[.A141]/[.$C$1] + [.$B$1]; 0)" office:value-type="float" office:value="1115">
            <text:p>1115</text:p>
          </table:table-cell>
          <table:table-cell table:formula="of:=[.D140]+[.J141]" office:value-type="float" office:value="1185">
            <text:p>1185</text:p>
          </table:table-cell>
          <table:table-cell table:formula="of:=  FLOOR( ([.$A141] * [.$C$2]) + ([.$A141]*[.$A141]/[.$C$1]); 1) + [.$B$1]" office:value-type="float" office:value="1115">
            <text:p>1115</text:p>
          </table:table-cell>
          <table:table-cell table:number-columns-repeated="4"/>
          <table:table-cell table:formula="of:=FLOOR(([.A141]-1)/10;1)+[.$J$2]" office:value-type="float" office:value="15">
            <text:p>15</text:p>
          </table:table-cell>
          <table:table-cell table:formula="of:=[.C142]-[.C141]" office:value-type="float" office:value="15">
            <text:p>15</text:p>
          </table:table-cell>
          <table:table-cell table:formula="of:=[.C141]-[.D141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 table:formula="of:=([.A142]-1)*8+[.$B$2]+[.$B$1]" office:value-type="float" office:value="1124">
            <text:p>1124</text:p>
          </table:table-cell>
          <table:table-cell table:formula="of:=ROUND([.A142]*[.$C$2] + [.A142]*[.A142]/[.$C$1] + [.$B$1]; 0)" office:value-type="float" office:value="1130">
            <text:p>1130</text:p>
          </table:table-cell>
          <table:table-cell table:formula="of:=[.D141]+[.J142]" office:value-type="float" office:value="1200">
            <text:p>1200</text:p>
          </table:table-cell>
          <table:table-cell table:formula="of:=  FLOOR( ([.$A142] * [.$C$2]) + ([.$A142]*[.$A142]/[.$C$1]); 1) + [.$B$1]" office:value-type="float" office:value="1130">
            <text:p>1130</text:p>
          </table:table-cell>
          <table:table-cell table:number-columns-repeated="4"/>
          <table:table-cell table:formula="of:=FLOOR(([.A142]-1)/10;1)+[.$J$2]" office:value-type="float" office:value="15">
            <text:p>15</text:p>
          </table:table-cell>
          <table:table-cell table:formula="of:=[.C143]-[.C142]" office:value-type="float" office:value="15">
            <text:p>15</text:p>
          </table:table-cell>
          <table:table-cell table:formula="of:=[.C142]-[.D142]" office:value-type="float" office:value="-70">
            <text:p>-70</text:p>
          </table:table-cell>
          <table:table-cell table:number-columns-repeated="244"/>
        </table:table-row>
        <table:table-row table:style-name="ro1">
          <table:table-cell office:value-type="float" office:value="141">
            <text:p>141</text:p>
          </table:table-cell>
          <table:table-cell table:formula="of:=([.A143]-1)*8+[.$B$2]+[.$B$1]" office:value-type="float" office:value="1132">
            <text:p>1132</text:p>
          </table:table-cell>
          <table:table-cell table:formula="of:=ROUND([.A143]*[.$C$2] + [.A143]*[.A143]/[.$C$1] + [.$B$1]; 0)" office:value-type="float" office:value="1145">
            <text:p>1145</text:p>
          </table:table-cell>
          <table:table-cell table:formula="of:=[.D142]+[.J143]" office:value-type="float" office:value="1216">
            <text:p>1216</text:p>
          </table:table-cell>
          <table:table-cell table:formula="of:=  FLOOR( ([.$A143] * [.$C$2]) + ([.$A143]*[.$A143]/[.$C$1]); 1) + [.$B$1]" office:value-type="float" office:value="1145">
            <text:p>1145</text:p>
          </table:table-cell>
          <table:table-cell table:number-columns-repeated="4"/>
          <table:table-cell table:formula="of:=FLOOR(([.A143]-1)/10;1)+[.$J$2]" office:value-type="float" office:value="16">
            <text:p>16</text:p>
          </table:table-cell>
          <table:table-cell table:formula="of:=[.C144]-[.C143]" office:value-type="float" office:value="15">
            <text:p>15</text:p>
          </table:table-cell>
          <table:table-cell table:formula="of:=[.C143]-[.D143]" office:value-type="float" office:value="-71">
            <text:p>-71</text:p>
          </table:table-cell>
          <table:table-cell table:number-columns-repeated="244"/>
        </table:table-row>
        <table:table-row table:style-name="ro1">
          <table:table-cell office:value-type="float" office:value="142">
            <text:p>142</text:p>
          </table:table-cell>
          <table:table-cell table:formula="of:=([.A144]-1)*8+[.$B$2]+[.$B$1]" office:value-type="float" office:value="1140">
            <text:p>1140</text:p>
          </table:table-cell>
          <table:table-cell table:formula="of:=ROUND([.A144]*[.$C$2] + [.A144]*[.A144]/[.$C$1] + [.$B$1]; 0)" office:value-type="float" office:value="1160">
            <text:p>1160</text:p>
          </table:table-cell>
          <table:table-cell table:formula="of:=[.D143]+[.J144]" office:value-type="float" office:value="1232">
            <text:p>1232</text:p>
          </table:table-cell>
          <table:table-cell table:formula="of:=  FLOOR( ([.$A144] * [.$C$2]) + ([.$A144]*[.$A144]/[.$C$1]); 1) + [.$B$1]" office:value-type="float" office:value="1160">
            <text:p>1160</text:p>
          </table:table-cell>
          <table:table-cell table:number-columns-repeated="4"/>
          <table:table-cell table:formula="of:=FLOOR(([.A144]-1)/10;1)+[.$J$2]" office:value-type="float" office:value="16">
            <text:p>16</text:p>
          </table:table-cell>
          <table:table-cell table:formula="of:=[.C145]-[.C144]" office:value-type="float" office:value="15">
            <text:p>15</text:p>
          </table:table-cell>
          <table:table-cell table:formula="of:=[.C144]-[.D144]" office:value-type="float" office:value="-72">
            <text:p>-72</text:p>
          </table:table-cell>
          <table:table-cell table:number-columns-repeated="244"/>
        </table:table-row>
        <table:table-row table:style-name="ro1">
          <table:table-cell office:value-type="float" office:value="143">
            <text:p>143</text:p>
          </table:table-cell>
          <table:table-cell table:formula="of:=([.A145]-1)*8+[.$B$2]+[.$B$1]" office:value-type="float" office:value="1148">
            <text:p>1148</text:p>
          </table:table-cell>
          <table:table-cell table:formula="of:=ROUND([.A145]*[.$C$2] + [.A145]*[.A145]/[.$C$1] + [.$B$1]; 0)" office:value-type="float" office:value="1175">
            <text:p>1175</text:p>
          </table:table-cell>
          <table:table-cell table:formula="of:=[.D144]+[.J145]" office:value-type="float" office:value="1248">
            <text:p>1248</text:p>
          </table:table-cell>
          <table:table-cell table:formula="of:=  FLOOR( ([.$A145] * [.$C$2]) + ([.$A145]*[.$A145]/[.$C$1]); 1) + [.$B$1]" office:value-type="float" office:value="1175">
            <text:p>1175</text:p>
          </table:table-cell>
          <table:table-cell table:number-columns-repeated="4"/>
          <table:table-cell table:formula="of:=FLOOR(([.A145]-1)/10;1)+[.$J$2]" office:value-type="float" office:value="16">
            <text:p>16</text:p>
          </table:table-cell>
          <table:table-cell table:formula="of:=[.C146]-[.C145]" office:value-type="float" office:value="16">
            <text:p>16</text:p>
          </table:table-cell>
          <table:table-cell table:formula="of:=[.C145]-[.D145]" office:value-type="float" office:value="-73">
            <text:p>-73</text:p>
          </table:table-cell>
          <table:table-cell table:number-columns-repeated="244"/>
        </table:table-row>
        <table:table-row table:style-name="ro1">
          <table:table-cell office:value-type="float" office:value="144">
            <text:p>144</text:p>
          </table:table-cell>
          <table:table-cell table:formula="of:=([.A146]-1)*8+[.$B$2]+[.$B$1]" office:value-type="float" office:value="1156">
            <text:p>1156</text:p>
          </table:table-cell>
          <table:table-cell table:formula="of:=ROUND([.A146]*[.$C$2] + [.A146]*[.A146]/[.$C$1] + [.$B$1]; 0)" office:value-type="float" office:value="1191">
            <text:p>1191</text:p>
          </table:table-cell>
          <table:table-cell table:formula="of:=[.D145]+[.J146]" office:value-type="float" office:value="1264">
            <text:p>1264</text:p>
          </table:table-cell>
          <table:table-cell table:formula="of:=  FLOOR( ([.$A146] * [.$C$2]) + ([.$A146]*[.$A146]/[.$C$1]); 1) + [.$B$1]" office:value-type="float" office:value="1190">
            <text:p>1190</text:p>
          </table:table-cell>
          <table:table-cell table:number-columns-repeated="4"/>
          <table:table-cell table:formula="of:=FLOOR(([.A146]-1)/10;1)+[.$J$2]" office:value-type="float" office:value="16">
            <text:p>16</text:p>
          </table:table-cell>
          <table:table-cell table:formula="of:=[.C147]-[.C146]" office:value-type="float" office:value="15">
            <text:p>15</text:p>
          </table:table-cell>
          <table:table-cell table:formula="of:=[.C146]-[.D146]" office:value-type="float" office:value="-73">
            <text:p>-73</text:p>
          </table:table-cell>
          <table:table-cell table:number-columns-repeated="244"/>
        </table:table-row>
        <table:table-row table:style-name="ro1">
          <table:table-cell office:value-type="float" office:value="145">
            <text:p>145</text:p>
          </table:table-cell>
          <table:table-cell table:formula="of:=([.A147]-1)*8+[.$B$2]+[.$B$1]" office:value-type="float" office:value="1164">
            <text:p>1164</text:p>
          </table:table-cell>
          <table:table-cell table:formula="of:=ROUND([.A147]*[.$C$2] + [.A147]*[.A147]/[.$C$1] + [.$B$1]; 0)" office:value-type="float" office:value="1206">
            <text:p>1206</text:p>
          </table:table-cell>
          <table:table-cell table:formula="of:=[.D146]+[.J147]" office:value-type="float" office:value="1280">
            <text:p>1280</text:p>
          </table:table-cell>
          <table:table-cell table:formula="of:=  FLOOR( ([.$A147] * [.$C$2]) + ([.$A147]*[.$A147]/[.$C$1]); 1) + [.$B$1]" office:value-type="float" office:value="1206">
            <text:p>1206</text:p>
          </table:table-cell>
          <table:table-cell table:number-columns-repeated="4"/>
          <table:table-cell table:formula="of:=FLOOR(([.A147]-1)/10;1)+[.$J$2]" office:value-type="float" office:value="16">
            <text:p>16</text:p>
          </table:table-cell>
          <table:table-cell table:formula="of:=[.C148]-[.C147]" office:value-type="float" office:value="16">
            <text:p>16</text:p>
          </table:table-cell>
          <table:table-cell table:formula="of:=[.C147]-[.D147]" office:value-type="float" office:value="-74">
            <text:p>-74</text:p>
          </table:table-cell>
          <table:table-cell table:number-columns-repeated="244"/>
        </table:table-row>
        <table:table-row table:style-name="ro1">
          <table:table-cell office:value-type="float" office:value="146">
            <text:p>146</text:p>
          </table:table-cell>
          <table:table-cell table:formula="of:=([.A148]-1)*8+[.$B$2]+[.$B$1]" office:value-type="float" office:value="1172">
            <text:p>1172</text:p>
          </table:table-cell>
          <table:table-cell table:formula="of:=ROUND([.A148]*[.$C$2] + [.A148]*[.A148]/[.$C$1] + [.$B$1]; 0)" office:value-type="float" office:value="1222">
            <text:p>1222</text:p>
          </table:table-cell>
          <table:table-cell table:formula="of:=[.D147]+[.J148]" office:value-type="float" office:value="1296">
            <text:p>1296</text:p>
          </table:table-cell>
          <table:table-cell table:formula="of:=  FLOOR( ([.$A148] * [.$C$2]) + ([.$A148]*[.$A148]/[.$C$1]); 1) + [.$B$1]" office:value-type="float" office:value="1221">
            <text:p>1221</text:p>
          </table:table-cell>
          <table:table-cell table:number-columns-repeated="4"/>
          <table:table-cell table:formula="of:=FLOOR(([.A148]-1)/10;1)+[.$J$2]" office:value-type="float" office:value="16">
            <text:p>16</text:p>
          </table:table-cell>
          <table:table-cell table:formula="of:=[.C149]-[.C148]" office:value-type="float" office:value="15">
            <text:p>15</text:p>
          </table:table-cell>
          <table:table-cell table:formula="of:=[.C148]-[.D148]" office:value-type="float" office:value="-74">
            <text:p>-74</text:p>
          </table:table-cell>
          <table:table-cell table:number-columns-repeated="244"/>
        </table:table-row>
        <table:table-row table:style-name="ro1">
          <table:table-cell office:value-type="float" office:value="147">
            <text:p>147</text:p>
          </table:table-cell>
          <table:table-cell table:formula="of:=([.A149]-1)*8+[.$B$2]+[.$B$1]" office:value-type="float" office:value="1180">
            <text:p>1180</text:p>
          </table:table-cell>
          <table:table-cell table:formula="of:=ROUND([.A149]*[.$C$2] + [.A149]*[.A149]/[.$C$1] + [.$B$1]; 0)" office:value-type="float" office:value="1237">
            <text:p>1237</text:p>
          </table:table-cell>
          <table:table-cell table:formula="of:=[.D148]+[.J149]" office:value-type="float" office:value="1312">
            <text:p>1312</text:p>
          </table:table-cell>
          <table:table-cell table:formula="of:=  FLOOR( ([.$A149] * [.$C$2]) + ([.$A149]*[.$A149]/[.$C$1]); 1) + [.$B$1]" office:value-type="float" office:value="1237">
            <text:p>1237</text:p>
          </table:table-cell>
          <table:table-cell table:number-columns-repeated="4"/>
          <table:table-cell table:formula="of:=FLOOR(([.A149]-1)/10;1)+[.$J$2]" office:value-type="float" office:value="16">
            <text:p>16</text:p>
          </table:table-cell>
          <table:table-cell table:formula="of:=[.C150]-[.C149]" office:value-type="float" office:value="16">
            <text:p>16</text:p>
          </table:table-cell>
          <table:table-cell table:formula="of:=[.C149]-[.D149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office:value-type="float" office:value="148">
            <text:p>148</text:p>
          </table:table-cell>
          <table:table-cell table:formula="of:=([.A150]-1)*8+[.$B$2]+[.$B$1]" office:value-type="float" office:value="1188">
            <text:p>1188</text:p>
          </table:table-cell>
          <table:table-cell table:formula="of:=ROUND([.A150]*[.$C$2] + [.A150]*[.A150]/[.$C$1] + [.$B$1]; 0)" office:value-type="float" office:value="1253">
            <text:p>1253</text:p>
          </table:table-cell>
          <table:table-cell table:formula="of:=[.D149]+[.J150]" office:value-type="float" office:value="1328">
            <text:p>1328</text:p>
          </table:table-cell>
          <table:table-cell table:formula="of:=  FLOOR( ([.$A150] * [.$C$2]) + ([.$A150]*[.$A150]/[.$C$1]); 1) + [.$B$1]" office:value-type="float" office:value="1253">
            <text:p>1253</text:p>
          </table:table-cell>
          <table:table-cell table:number-columns-repeated="4"/>
          <table:table-cell table:formula="of:=FLOOR(([.A150]-1)/10;1)+[.$J$2]" office:value-type="float" office:value="16">
            <text:p>16</text:p>
          </table:table-cell>
          <table:table-cell table:formula="of:=[.C151]-[.C150]" office:value-type="float" office:value="16">
            <text:p>16</text:p>
          </table:table-cell>
          <table:table-cell table:formula="of:=[.C150]-[.D150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office:value-type="float" office:value="149">
            <text:p>149</text:p>
          </table:table-cell>
          <table:table-cell table:formula="of:=([.A151]-1)*8+[.$B$2]+[.$B$1]" office:value-type="float" office:value="1196">
            <text:p>1196</text:p>
          </table:table-cell>
          <table:table-cell table:formula="of:=ROUND([.A151]*[.$C$2] + [.A151]*[.A151]/[.$C$1] + [.$B$1]; 0)" office:value-type="float" office:value="1269">
            <text:p>1269</text:p>
          </table:table-cell>
          <table:table-cell table:formula="of:=[.D150]+[.J151]" office:value-type="float" office:value="1344">
            <text:p>1344</text:p>
          </table:table-cell>
          <table:table-cell table:formula="of:=  FLOOR( ([.$A151] * [.$C$2]) + ([.$A151]*[.$A151]/[.$C$1]); 1) + [.$B$1]" office:value-type="float" office:value="1269">
            <text:p>1269</text:p>
          </table:table-cell>
          <table:table-cell table:number-columns-repeated="4"/>
          <table:table-cell table:formula="of:=FLOOR(([.A151]-1)/10;1)+[.$J$2]" office:value-type="float" office:value="16">
            <text:p>16</text:p>
          </table:table-cell>
          <table:table-cell table:formula="of:=[.C152]-[.C151]" office:value-type="float" office:value="16">
            <text:p>16</text:p>
          </table:table-cell>
          <table:table-cell table:formula="of:=[.C151]-[.D151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table:formula="of:=[.A151]+1" office:value-type="float" office:value="150">
            <text:p>150</text:p>
          </table:table-cell>
          <table:table-cell table:formula="of:=([.A152]-1)*8+[.$B$2]+[.$B$1]" office:value-type="float" office:value="1204">
            <text:p>1204</text:p>
          </table:table-cell>
          <table:table-cell table:formula="of:=ROUND([.A152]*[.$C$2] + [.A152]*[.A152]/[.$C$1] + [.$B$1]; 0)" office:value-type="float" office:value="1285">
            <text:p>1285</text:p>
          </table:table-cell>
          <table:table-cell table:formula="of:=[.D151]+[.J152]" office:value-type="float" office:value="1360">
            <text:p>1360</text:p>
          </table:table-cell>
          <table:table-cell table:formula="of:=  FLOOR( ([.$A152] * [.$C$2]) + ([.$A152]*[.$A152]/[.$C$1]); 1) + [.$B$1]" office:value-type="float" office:value="1285">
            <text:p>1285</text:p>
          </table:table-cell>
          <table:table-cell table:number-columns-repeated="4"/>
          <table:table-cell table:formula="of:=FLOOR(([.A152]-1)/10;1)+[.$J$2]" office:value-type="float" office:value="16">
            <text:p>16</text:p>
          </table:table-cell>
          <table:table-cell table:formula="of:=[.C153]-[.C152]" office:value-type="float" office:value="16">
            <text:p>16</text:p>
          </table:table-cell>
          <table:table-cell table:formula="of:=[.C152]-[.D152]" office:value-type="float" office:value="-75">
            <text:p>-75</text:p>
          </table:table-cell>
          <table:table-cell table:number-columns-repeated="244"/>
        </table:table-row>
        <table:table-row table:style-name="ro1">
          <table:table-cell table:formula="of:=[.A152]+1" office:value-type="float" office:value="151">
            <text:p>151</text:p>
          </table:table-cell>
          <table:table-cell table:formula="of:=([.A153]-1)*8+[.$B$2]+[.$B$1]" office:value-type="float" office:value="1212">
            <text:p>1212</text:p>
          </table:table-cell>
          <table:table-cell table:formula="of:=ROUND([.A153]*[.$C$2] + [.A153]*[.A153]/[.$C$1] + [.$B$1]; 0)" office:value-type="float" office:value="1301">
            <text:p>1301</text:p>
          </table:table-cell>
          <table:table-cell table:formula="of:=[.D152]+[.J153]" office:value-type="float" office:value="1377">
            <text:p>1377</text:p>
          </table:table-cell>
          <table:table-cell table:formula="of:=  FLOOR( ([.$A153] * [.$C$2]) + ([.$A153]*[.$A153]/[.$C$1]); 1) + [.$B$1]" office:value-type="float" office:value="1301">
            <text:p>1301</text:p>
          </table:table-cell>
          <table:table-cell/>
          <table:table-cell table:style-name="Default" table:number-columns-repeated="2"/>
          <table:table-cell/>
          <table:table-cell table:formula="of:=FLOOR(([.A153]-1)/10;1)+[.$J$2]" office:value-type="float" office:value="17">
            <text:p>17</text:p>
          </table:table-cell>
          <table:table-cell table:formula="of:=[.C154]-[.C153]" office:value-type="float" office:value="16">
            <text:p>16</text:p>
          </table:table-cell>
          <table:table-cell table:formula="of:=[.C153]-[.D153]" office:value-type="float" office:value="-76">
            <text:p>-76</text:p>
          </table:table-cell>
          <table:table-cell table:number-columns-repeated="244"/>
        </table:table-row>
        <table:table-row table:style-name="ro1">
          <table:table-cell table:formula="of:=[.A153]+1" office:value-type="float" office:value="152">
            <text:p>152</text:p>
          </table:table-cell>
          <table:table-cell table:formula="of:=([.A154]-1)*8+[.$B$2]+[.$B$1]" office:value-type="float" office:value="1220">
            <text:p>1220</text:p>
          </table:table-cell>
          <table:table-cell table:formula="of:=ROUND([.A154]*[.$C$2] + [.A154]*[.A154]/[.$C$1] + [.$B$1]; 0)" office:value-type="float" office:value="1317">
            <text:p>1317</text:p>
          </table:table-cell>
          <table:table-cell table:formula="of:=[.D153]+[.J154]" office:value-type="float" office:value="1394">
            <text:p>1394</text:p>
          </table:table-cell>
          <table:table-cell table:formula="of:=  FLOOR( ([.$A154] * [.$C$2]) + ([.$A154]*[.$A154]/[.$C$1]); 1) + [.$B$1]" office:value-type="float" office:value="1317">
            <text:p>1317</text:p>
          </table:table-cell>
          <table:table-cell/>
          <table:table-cell table:style-name="Default" table:number-columns-repeated="2"/>
          <table:table-cell/>
          <table:table-cell table:formula="of:=FLOOR(([.A154]-1)/10;1)+[.$J$2]" office:value-type="float" office:value="17">
            <text:p>17</text:p>
          </table:table-cell>
          <table:table-cell table:formula="of:=[.C155]-[.C154]" office:value-type="float" office:value="16">
            <text:p>16</text:p>
          </table:table-cell>
          <table:table-cell table:formula="of:=[.C154]-[.D154]" office:value-type="float" office:value="-77">
            <text:p>-77</text:p>
          </table:table-cell>
          <table:table-cell table:number-columns-repeated="244"/>
        </table:table-row>
        <table:table-row table:style-name="ro1">
          <table:table-cell table:formula="of:=[.A154]+1" office:value-type="float" office:value="153">
            <text:p>153</text:p>
          </table:table-cell>
          <table:table-cell table:formula="of:=([.A155]-1)*8+[.$B$2]+[.$B$1]" office:value-type="float" office:value="1228">
            <text:p>1228</text:p>
          </table:table-cell>
          <table:table-cell table:formula="of:=ROUND([.A155]*[.$C$2] + [.A155]*[.A155]/[.$C$1] + [.$B$1]; 0)" office:value-type="float" office:value="1333">
            <text:p>1333</text:p>
          </table:table-cell>
          <table:table-cell table:formula="of:=[.D154]+[.J155]" office:value-type="float" office:value="1411">
            <text:p>1411</text:p>
          </table:table-cell>
          <table:table-cell table:formula="of:=  FLOOR( ([.$A155] * [.$C$2]) + ([.$A155]*[.$A155]/[.$C$1]); 1) + [.$B$1]" office:value-type="float" office:value="1333">
            <text:p>1333</text:p>
          </table:table-cell>
          <table:table-cell/>
          <table:table-cell table:style-name="Default" table:number-columns-repeated="2"/>
          <table:table-cell/>
          <table:table-cell table:formula="of:=FLOOR(([.A155]-1)/10;1)+[.$J$2]" office:value-type="float" office:value="17">
            <text:p>17</text:p>
          </table:table-cell>
          <table:table-cell table:formula="of:=[.C156]-[.C155]" office:value-type="float" office:value="17">
            <text:p>17</text:p>
          </table:table-cell>
          <table:table-cell table:formula="of:=[.C155]-[.D155]" office:value-type="float" office:value="-78">
            <text:p>-78</text:p>
          </table:table-cell>
          <table:table-cell table:number-columns-repeated="244"/>
        </table:table-row>
        <table:table-row table:style-name="ro1">
          <table:table-cell table:formula="of:=[.A155]+1" office:value-type="float" office:value="154">
            <text:p>154</text:p>
          </table:table-cell>
          <table:table-cell table:formula="of:=([.A156]-1)*8+[.$B$2]+[.$B$1]" office:value-type="float" office:value="1236">
            <text:p>1236</text:p>
          </table:table-cell>
          <table:table-cell table:formula="of:=ROUND([.A156]*[.$C$2] + [.A156]*[.A156]/[.$C$1] + [.$B$1]; 0)" office:value-type="float" office:value="1350">
            <text:p>1350</text:p>
          </table:table-cell>
          <table:table-cell table:formula="of:=[.D155]+[.J156]" office:value-type="float" office:value="1428">
            <text:p>1428</text:p>
          </table:table-cell>
          <table:table-cell table:formula="of:=  FLOOR( ([.$A156] * [.$C$2]) + ([.$A156]*[.$A156]/[.$C$1]); 1) + [.$B$1]" office:value-type="float" office:value="1349">
            <text:p>1349</text:p>
          </table:table-cell>
          <table:table-cell/>
          <table:table-cell table:style-name="Default" table:number-columns-repeated="2"/>
          <table:table-cell/>
          <table:table-cell table:formula="of:=FLOOR(([.A156]-1)/10;1)+[.$J$2]" office:value-type="float" office:value="17">
            <text:p>17</text:p>
          </table:table-cell>
          <table:table-cell table:formula="of:=[.C157]-[.C156]" office:value-type="float" office:value="16">
            <text:p>16</text:p>
          </table:table-cell>
          <table:table-cell table:formula="of:=[.C156]-[.D156]" office:value-type="float" office:value="-78">
            <text:p>-78</text:p>
          </table:table-cell>
          <table:table-cell table:number-columns-repeated="244"/>
        </table:table-row>
        <table:table-row table:style-name="ro1">
          <table:table-cell table:formula="of:=[.A156]+1" office:value-type="float" office:value="155">
            <text:p>155</text:p>
          </table:table-cell>
          <table:table-cell table:formula="of:=([.A157]-1)*8+[.$B$2]+[.$B$1]" office:value-type="float" office:value="1244">
            <text:p>1244</text:p>
          </table:table-cell>
          <table:table-cell table:formula="of:=ROUND([.A157]*[.$C$2] + [.A157]*[.A157]/[.$C$1] + [.$B$1]; 0)" office:value-type="float" office:value="1366">
            <text:p>1366</text:p>
          </table:table-cell>
          <table:table-cell table:formula="of:=[.D156]+[.J157]" office:value-type="float" office:value="1445">
            <text:p>1445</text:p>
          </table:table-cell>
          <table:table-cell table:formula="of:=  FLOOR( ([.$A157] * [.$C$2]) + ([.$A157]*[.$A157]/[.$C$1]); 1) + [.$B$1]" office:value-type="float" office:value="1366">
            <text:p>1366</text:p>
          </table:table-cell>
          <table:table-cell/>
          <table:table-cell table:style-name="Default" table:number-columns-repeated="2"/>
          <table:table-cell/>
          <table:table-cell table:formula="of:=FLOOR(([.A157]-1)/10;1)+[.$J$2]" office:value-type="float" office:value="17">
            <text:p>17</text:p>
          </table:table-cell>
          <table:table-cell table:formula="of:=[.C158]-[.C157]" office:value-type="float" office:value="17">
            <text:p>17</text:p>
          </table:table-cell>
          <table:table-cell table:formula="of:=[.C157]-[.D157]" office:value-type="float" office:value="-79">
            <text:p>-79</text:p>
          </table:table-cell>
          <table:table-cell table:number-columns-repeated="244"/>
        </table:table-row>
        <table:table-row table:style-name="ro1">
          <table:table-cell table:formula="of:=[.A157]+1" office:value-type="float" office:value="156">
            <text:p>156</text:p>
          </table:table-cell>
          <table:table-cell table:formula="of:=([.A158]-1)*8+[.$B$2]+[.$B$1]" office:value-type="float" office:value="1252">
            <text:p>1252</text:p>
          </table:table-cell>
          <table:table-cell table:formula="of:=ROUND([.A158]*[.$C$2] + [.A158]*[.A158]/[.$C$1] + [.$B$1]; 0)" office:value-type="float" office:value="1383">
            <text:p>1383</text:p>
          </table:table-cell>
          <table:table-cell table:formula="of:=[.D157]+[.J158]" office:value-type="float" office:value="1462">
            <text:p>1462</text:p>
          </table:table-cell>
          <table:table-cell table:formula="of:=  FLOOR( ([.$A158] * [.$C$2]) + ([.$A158]*[.$A158]/[.$C$1]); 1) + [.$B$1]" office:value-type="float" office:value="1382">
            <text:p>1382</text:p>
          </table:table-cell>
          <table:table-cell/>
          <table:table-cell table:style-name="Default" table:number-columns-repeated="2"/>
          <table:table-cell/>
          <table:table-cell table:formula="of:=FLOOR(([.A158]-1)/10;1)+[.$J$2]" office:value-type="float" office:value="17">
            <text:p>17</text:p>
          </table:table-cell>
          <table:table-cell table:formula="of:=[.C159]-[.C158]" office:value-type="float" office:value="16">
            <text:p>16</text:p>
          </table:table-cell>
          <table:table-cell table:formula="of:=[.C158]-[.D158]" office:value-type="float" office:value="-79">
            <text:p>-79</text:p>
          </table:table-cell>
          <table:table-cell table:number-columns-repeated="244"/>
        </table:table-row>
        <table:table-row table:style-name="ro1">
          <table:table-cell table:formula="of:=[.A158]+1" office:value-type="float" office:value="157">
            <text:p>157</text:p>
          </table:table-cell>
          <table:table-cell table:formula="of:=([.A159]-1)*8+[.$B$2]+[.$B$1]" office:value-type="float" office:value="1260">
            <text:p>1260</text:p>
          </table:table-cell>
          <table:table-cell table:formula="of:=ROUND([.A159]*[.$C$2] + [.A159]*[.A159]/[.$C$1] + [.$B$1]; 0)" office:value-type="float" office:value="1399">
            <text:p>1399</text:p>
          </table:table-cell>
          <table:table-cell table:formula="of:=[.D158]+[.J159]" office:value-type="float" office:value="1479">
            <text:p>1479</text:p>
          </table:table-cell>
          <table:table-cell table:formula="of:=  FLOOR( ([.$A159] * [.$C$2]) + ([.$A159]*[.$A159]/[.$C$1]); 1) + [.$B$1]" office:value-type="float" office:value="1399">
            <text:p>1399</text:p>
          </table:table-cell>
          <table:table-cell/>
          <table:table-cell table:style-name="Default" table:number-columns-repeated="2"/>
          <table:table-cell/>
          <table:table-cell table:formula="of:=FLOOR(([.A159]-1)/10;1)+[.$J$2]" office:value-type="float" office:value="17">
            <text:p>17</text:p>
          </table:table-cell>
          <table:table-cell table:formula="of:=[.C160]-[.C159]" office:value-type="float" office:value="17">
            <text:p>17</text:p>
          </table:table-cell>
          <table:table-cell table:formula="of:=[.C159]-[.D159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f:=[.A159]+1" office:value-type="float" office:value="158">
            <text:p>158</text:p>
          </table:table-cell>
          <table:table-cell table:formula="of:=([.A160]-1)*8+[.$B$2]+[.$B$1]" office:value-type="float" office:value="1268">
            <text:p>1268</text:p>
          </table:table-cell>
          <table:table-cell table:formula="of:=ROUND([.A160]*[.$C$2] + [.A160]*[.A160]/[.$C$1] + [.$B$1]; 0)" office:value-type="float" office:value="1416">
            <text:p>1416</text:p>
          </table:table-cell>
          <table:table-cell table:formula="of:=[.D159]+[.J160]" office:value-type="float" office:value="1496">
            <text:p>1496</text:p>
          </table:table-cell>
          <table:table-cell table:formula="of:=  FLOOR( ([.$A160] * [.$C$2]) + ([.$A160]*[.$A160]/[.$C$1]); 1) + [.$B$1]" office:value-type="float" office:value="1416">
            <text:p>1416</text:p>
          </table:table-cell>
          <table:table-cell/>
          <table:table-cell table:style-name="Default" table:number-columns-repeated="2"/>
          <table:table-cell/>
          <table:table-cell table:formula="of:=FLOOR(([.A160]-1)/10;1)+[.$J$2]" office:value-type="float" office:value="17">
            <text:p>17</text:p>
          </table:table-cell>
          <table:table-cell table:formula="of:=[.C161]-[.C160]" office:value-type="float" office:value="17">
            <text:p>17</text:p>
          </table:table-cell>
          <table:table-cell table:formula="of:=[.C160]-[.D160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f:=[.A160]+1" office:value-type="float" office:value="159">
            <text:p>159</text:p>
          </table:table-cell>
          <table:table-cell table:formula="of:=([.A161]-1)*8+[.$B$2]+[.$B$1]" office:value-type="float" office:value="1276">
            <text:p>1276</text:p>
          </table:table-cell>
          <table:table-cell table:formula="of:=ROUND([.A161]*[.$C$2] + [.A161]*[.A161]/[.$C$1] + [.$B$1]; 0)" office:value-type="float" office:value="1433">
            <text:p>1433</text:p>
          </table:table-cell>
          <table:table-cell table:formula="of:=[.D160]+[.J161]" office:value-type="float" office:value="1513">
            <text:p>1513</text:p>
          </table:table-cell>
          <table:table-cell table:formula="of:=  FLOOR( ([.$A161] * [.$C$2]) + ([.$A161]*[.$A161]/[.$C$1]); 1) + [.$B$1]" office:value-type="float" office:value="1433">
            <text:p>1433</text:p>
          </table:table-cell>
          <table:table-cell/>
          <table:table-cell table:style-name="Default" table:number-columns-repeated="2"/>
          <table:table-cell/>
          <table:table-cell table:formula="of:=FLOOR(([.A161]-1)/10;1)+[.$J$2]" office:value-type="float" office:value="17">
            <text:p>17</text:p>
          </table:table-cell>
          <table:table-cell table:formula="of:=[.C162]-[.C161]" office:value-type="float" office:value="17">
            <text:p>17</text:p>
          </table:table-cell>
          <table:table-cell table:formula="of:=[.C161]-[.D161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f:=[.A161]+1" office:value-type="float" office:value="160">
            <text:p>160</text:p>
          </table:table-cell>
          <table:table-cell table:formula="of:=([.A162]-1)*8+[.$B$2]+[.$B$1]" office:value-type="float" office:value="1284">
            <text:p>1284</text:p>
          </table:table-cell>
          <table:table-cell table:formula="of:=ROUND([.A162]*[.$C$2] + [.A162]*[.A162]/[.$C$1] + [.$B$1]; 0)" office:value-type="float" office:value="1450">
            <text:p>1450</text:p>
          </table:table-cell>
          <table:table-cell table:formula="of:=[.D161]+[.J162]" office:value-type="float" office:value="1530">
            <text:p>1530</text:p>
          </table:table-cell>
          <table:table-cell table:formula="of:=  FLOOR( ([.$A162] * [.$C$2]) + ([.$A162]*[.$A162]/[.$C$1]); 1) + [.$B$1]" office:value-type="float" office:value="1450">
            <text:p>1450</text:p>
          </table:table-cell>
          <table:table-cell/>
          <table:table-cell table:style-name="Default" table:number-columns-repeated="2"/>
          <table:table-cell/>
          <table:table-cell table:formula="of:=FLOOR(([.A162]-1)/10;1)+[.$J$2]" office:value-type="float" office:value="17">
            <text:p>17</text:p>
          </table:table-cell>
          <table:table-cell table:formula="of:=[.C163]-[.C162]" office:value-type="float" office:value="17">
            <text:p>17</text:p>
          </table:table-cell>
          <table:table-cell table:formula="of:=[.C162]-[.D162]" office:value-type="float" office:value="-80">
            <text:p>-80</text:p>
          </table:table-cell>
          <table:table-cell table:number-columns-repeated="244"/>
        </table:table-row>
        <table:table-row table:style-name="ro1">
          <table:table-cell table:formula="of:=[.A162]+1" office:value-type="float" office:value="161">
            <text:p>161</text:p>
          </table:table-cell>
          <table:table-cell table:formula="of:=([.A163]-1)*8+[.$B$2]+[.$B$1]" office:value-type="float" office:value="1292">
            <text:p>1292</text:p>
          </table:table-cell>
          <table:table-cell table:formula="of:=ROUND([.A163]*[.$C$2] + [.A163]*[.A163]/[.$C$1] + [.$B$1]; 0)" office:value-type="float" office:value="1467">
            <text:p>1467</text:p>
          </table:table-cell>
          <table:table-cell table:formula="of:=[.D162]+[.J163]" office:value-type="float" office:value="1548">
            <text:p>1548</text:p>
          </table:table-cell>
          <table:table-cell table:formula="of:=  FLOOR( ([.$A163] * [.$C$2]) + ([.$A163]*[.$A163]/[.$C$1]); 1) + [.$B$1]" office:value-type="float" office:value="1467">
            <text:p>1467</text:p>
          </table:table-cell>
          <table:table-cell/>
          <table:table-cell table:style-name="Default" table:number-columns-repeated="2"/>
          <table:table-cell/>
          <table:table-cell table:formula="of:=FLOOR(([.A163]-1)/10;1)+[.$J$2]" office:value-type="float" office:value="18">
            <text:p>18</text:p>
          </table:table-cell>
          <table:table-cell table:formula="of:=[.C164]-[.C163]" office:value-type="float" office:value="17">
            <text:p>17</text:p>
          </table:table-cell>
          <table:table-cell table:formula="of:=[.C163]-[.D163]" office:value-type="float" office:value="-81">
            <text:p>-81</text:p>
          </table:table-cell>
          <table:table-cell table:number-columns-repeated="244"/>
        </table:table-row>
        <table:table-row table:style-name="ro1">
          <table:table-cell table:formula="of:=[.A163]+1" office:value-type="float" office:value="162">
            <text:p>162</text:p>
          </table:table-cell>
          <table:table-cell table:formula="of:=([.A164]-1)*8+[.$B$2]+[.$B$1]" office:value-type="float" office:value="1300">
            <text:p>1300</text:p>
          </table:table-cell>
          <table:table-cell table:formula="of:=ROUND([.A164]*[.$C$2] + [.A164]*[.A164]/[.$C$1] + [.$B$1]; 0)" office:value-type="float" office:value="1484">
            <text:p>1484</text:p>
          </table:table-cell>
          <table:table-cell table:formula="of:=[.D163]+[.J164]" office:value-type="float" office:value="1566">
            <text:p>1566</text:p>
          </table:table-cell>
          <table:table-cell table:formula="of:=  FLOOR( ([.$A164] * [.$C$2]) + ([.$A164]*[.$A164]/[.$C$1]); 1) + [.$B$1]" office:value-type="float" office:value="1484">
            <text:p>1484</text:p>
          </table:table-cell>
          <table:table-cell/>
          <table:table-cell table:style-name="Default" table:number-columns-repeated="2"/>
          <table:table-cell/>
          <table:table-cell table:formula="of:=FLOOR(([.A164]-1)/10;1)+[.$J$2]" office:value-type="float" office:value="18">
            <text:p>18</text:p>
          </table:table-cell>
          <table:table-cell table:formula="of:=[.C165]-[.C164]" office:value-type="float" office:value="17">
            <text:p>17</text:p>
          </table:table-cell>
          <table:table-cell table:formula="of:=[.C164]-[.D164]" office:value-type="float" office:value="-82">
            <text:p>-82</text:p>
          </table:table-cell>
          <table:table-cell table:number-columns-repeated="244"/>
        </table:table-row>
        <table:table-row table:style-name="ro1">
          <table:table-cell table:formula="of:=[.A164]+1" office:value-type="float" office:value="163">
            <text:p>163</text:p>
          </table:table-cell>
          <table:table-cell table:formula="of:=([.A165]-1)*8+[.$B$2]+[.$B$1]" office:value-type="float" office:value="1308">
            <text:p>1308</text:p>
          </table:table-cell>
          <table:table-cell table:formula="of:=ROUND([.A165]*[.$C$2] + [.A165]*[.A165]/[.$C$1] + [.$B$1]; 0)" office:value-type="float" office:value="1501">
            <text:p>1501</text:p>
          </table:table-cell>
          <table:table-cell table:formula="of:=[.D164]+[.J165]" office:value-type="float" office:value="1584">
            <text:p>1584</text:p>
          </table:table-cell>
          <table:table-cell table:formula="of:=  FLOOR( ([.$A165] * [.$C$2]) + ([.$A165]*[.$A165]/[.$C$1]); 1) + [.$B$1]" office:value-type="float" office:value="1501">
            <text:p>1501</text:p>
          </table:table-cell>
          <table:table-cell/>
          <table:table-cell table:style-name="Default" table:number-columns-repeated="2"/>
          <table:table-cell/>
          <table:table-cell table:formula="of:=FLOOR(([.A165]-1)/10;1)+[.$J$2]" office:value-type="float" office:value="18">
            <text:p>18</text:p>
          </table:table-cell>
          <table:table-cell table:formula="of:=[.C166]-[.C165]" office:value-type="float" office:value="18">
            <text:p>18</text:p>
          </table:table-cell>
          <table:table-cell table:formula="of:=[.C165]-[.D165]" office:value-type="float" office:value="-83">
            <text:p>-83</text:p>
          </table:table-cell>
          <table:table-cell table:number-columns-repeated="244"/>
        </table:table-row>
        <table:table-row table:style-name="ro1">
          <table:table-cell table:formula="of:=[.A165]+1" office:value-type="float" office:value="164">
            <text:p>164</text:p>
          </table:table-cell>
          <table:table-cell table:formula="of:=([.A166]-1)*8+[.$B$2]+[.$B$1]" office:value-type="float" office:value="1316">
            <text:p>1316</text:p>
          </table:table-cell>
          <table:table-cell table:formula="of:=ROUND([.A166]*[.$C$2] + [.A166]*[.A166]/[.$C$1] + [.$B$1]; 0)" office:value-type="float" office:value="1519">
            <text:p>1519</text:p>
          </table:table-cell>
          <table:table-cell table:formula="of:=[.D165]+[.J166]" office:value-type="float" office:value="1602">
            <text:p>1602</text:p>
          </table:table-cell>
          <table:table-cell table:formula="of:=  FLOOR( ([.$A166] * [.$C$2]) + ([.$A166]*[.$A166]/[.$C$1]); 1) + [.$B$1]" office:value-type="float" office:value="1518">
            <text:p>1518</text:p>
          </table:table-cell>
          <table:table-cell/>
          <table:table-cell table:style-name="Default" table:number-columns-repeated="2"/>
          <table:table-cell/>
          <table:table-cell table:formula="of:=FLOOR(([.A166]-1)/10;1)+[.$J$2]" office:value-type="float" office:value="18">
            <text:p>18</text:p>
          </table:table-cell>
          <table:table-cell table:formula="of:=[.C167]-[.C166]" office:value-type="float" office:value="17">
            <text:p>17</text:p>
          </table:table-cell>
          <table:table-cell table:formula="of:=[.C166]-[.D166]" office:value-type="float" office:value="-83">
            <text:p>-83</text:p>
          </table:table-cell>
          <table:table-cell table:number-columns-repeated="244"/>
        </table:table-row>
        <table:table-row table:style-name="ro1">
          <table:table-cell table:formula="of:=[.A166]+1" office:value-type="float" office:value="165">
            <text:p>165</text:p>
          </table:table-cell>
          <table:table-cell table:formula="of:=([.A167]-1)*8+[.$B$2]+[.$B$1]" office:value-type="float" office:value="1324">
            <text:p>1324</text:p>
          </table:table-cell>
          <table:table-cell table:formula="of:=ROUND([.A167]*[.$C$2] + [.A167]*[.A167]/[.$C$1] + [.$B$1]; 0)" office:value-type="float" office:value="1536">
            <text:p>1536</text:p>
          </table:table-cell>
          <table:table-cell table:formula="of:=[.D166]+[.J167]" office:value-type="float" office:value="1620">
            <text:p>1620</text:p>
          </table:table-cell>
          <table:table-cell table:formula="of:=  FLOOR( ([.$A167] * [.$C$2]) + ([.$A167]*[.$A167]/[.$C$1]); 1) + [.$B$1]" office:value-type="float" office:value="1536">
            <text:p>1536</text:p>
          </table:table-cell>
          <table:table-cell/>
          <table:table-cell table:style-name="Default" table:number-columns-repeated="2"/>
          <table:table-cell/>
          <table:table-cell table:formula="of:=FLOOR(([.A167]-1)/10;1)+[.$J$2]" office:value-type="float" office:value="18">
            <text:p>18</text:p>
          </table:table-cell>
          <table:table-cell table:formula="of:=[.C168]-[.C167]" office:value-type="float" office:value="18">
            <text:p>18</text:p>
          </table:table-cell>
          <table:table-cell table:formula="of:=[.C167]-[.D167]" office:value-type="float" office:value="-84">
            <text:p>-84</text:p>
          </table:table-cell>
          <table:table-cell table:number-columns-repeated="244"/>
        </table:table-row>
        <table:table-row table:style-name="ro1">
          <table:table-cell table:formula="of:=[.A167]+1" office:value-type="float" office:value="166">
            <text:p>166</text:p>
          </table:table-cell>
          <table:table-cell table:formula="of:=([.A168]-1)*8+[.$B$2]+[.$B$1]" office:value-type="float" office:value="1332">
            <text:p>1332</text:p>
          </table:table-cell>
          <table:table-cell table:formula="of:=ROUND([.A168]*[.$C$2] + [.A168]*[.A168]/[.$C$1] + [.$B$1]; 0)" office:value-type="float" office:value="1554">
            <text:p>1554</text:p>
          </table:table-cell>
          <table:table-cell table:formula="of:=[.D167]+[.J168]" office:value-type="float" office:value="1638">
            <text:p>1638</text:p>
          </table:table-cell>
          <table:table-cell table:formula="of:=  FLOOR( ([.$A168] * [.$C$2]) + ([.$A168]*[.$A168]/[.$C$1]); 1) + [.$B$1]" office:value-type="float" office:value="1553">
            <text:p>1553</text:p>
          </table:table-cell>
          <table:table-cell/>
          <table:table-cell table:style-name="Default" table:number-columns-repeated="2"/>
          <table:table-cell/>
          <table:table-cell table:formula="of:=FLOOR(([.A168]-1)/10;1)+[.$J$2]" office:value-type="float" office:value="18">
            <text:p>18</text:p>
          </table:table-cell>
          <table:table-cell table:formula="of:=[.C169]-[.C168]" office:value-type="float" office:value="17">
            <text:p>17</text:p>
          </table:table-cell>
          <table:table-cell table:formula="of:=[.C168]-[.D168]" office:value-type="float" office:value="-84">
            <text:p>-84</text:p>
          </table:table-cell>
          <table:table-cell table:number-columns-repeated="244"/>
        </table:table-row>
        <table:table-row table:style-name="ro1">
          <table:table-cell table:formula="of:=[.A168]+1" office:value-type="float" office:value="167">
            <text:p>167</text:p>
          </table:table-cell>
          <table:table-cell table:formula="of:=([.A169]-1)*8+[.$B$2]+[.$B$1]" office:value-type="float" office:value="1340">
            <text:p>1340</text:p>
          </table:table-cell>
          <table:table-cell table:formula="of:=ROUND([.A169]*[.$C$2] + [.A169]*[.A169]/[.$C$1] + [.$B$1]; 0)" office:value-type="float" office:value="1571">
            <text:p>1571</text:p>
          </table:table-cell>
          <table:table-cell table:formula="of:=[.D168]+[.J169]" office:value-type="float" office:value="1656">
            <text:p>1656</text:p>
          </table:table-cell>
          <table:table-cell table:formula="of:=  FLOOR( ([.$A169] * [.$C$2]) + ([.$A169]*[.$A169]/[.$C$1]); 1) + [.$B$1]" office:value-type="float" office:value="1571">
            <text:p>1571</text:p>
          </table:table-cell>
          <table:table-cell/>
          <table:table-cell table:style-name="Default" table:number-columns-repeated="2"/>
          <table:table-cell/>
          <table:table-cell table:formula="of:=FLOOR(([.A169]-1)/10;1)+[.$J$2]" office:value-type="float" office:value="18">
            <text:p>18</text:p>
          </table:table-cell>
          <table:table-cell table:formula="of:=[.C170]-[.C169]" office:value-type="float" office:value="18">
            <text:p>18</text:p>
          </table:table-cell>
          <table:table-cell table:formula="of:=[.C169]-[.D169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f:=[.A169]+1" office:value-type="float" office:value="168">
            <text:p>168</text:p>
          </table:table-cell>
          <table:table-cell table:formula="of:=([.A170]-1)*8+[.$B$2]+[.$B$1]" office:value-type="float" office:value="1348">
            <text:p>1348</text:p>
          </table:table-cell>
          <table:table-cell table:formula="of:=ROUND([.A170]*[.$C$2] + [.A170]*[.A170]/[.$C$1] + [.$B$1]; 0)" office:value-type="float" office:value="1589">
            <text:p>1589</text:p>
          </table:table-cell>
          <table:table-cell table:formula="of:=[.D169]+[.J170]" office:value-type="float" office:value="1674">
            <text:p>1674</text:p>
          </table:table-cell>
          <table:table-cell table:formula="of:=  FLOOR( ([.$A170] * [.$C$2]) + ([.$A170]*[.$A170]/[.$C$1]); 1) + [.$B$1]" office:value-type="float" office:value="1589">
            <text:p>1589</text:p>
          </table:table-cell>
          <table:table-cell/>
          <table:table-cell table:style-name="Default" table:number-columns-repeated="2"/>
          <table:table-cell/>
          <table:table-cell table:formula="of:=FLOOR(([.A170]-1)/10;1)+[.$J$2]" office:value-type="float" office:value="18">
            <text:p>18</text:p>
          </table:table-cell>
          <table:table-cell table:formula="of:=[.C171]-[.C170]" office:value-type="float" office:value="18">
            <text:p>18</text:p>
          </table:table-cell>
          <table:table-cell table:formula="of:=[.C170]-[.D170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f:=[.A170]+1" office:value-type="float" office:value="169">
            <text:p>169</text:p>
          </table:table-cell>
          <table:table-cell table:formula="of:=([.A171]-1)*8+[.$B$2]+[.$B$1]" office:value-type="float" office:value="1356">
            <text:p>1356</text:p>
          </table:table-cell>
          <table:table-cell table:formula="of:=ROUND([.A171]*[.$C$2] + [.A171]*[.A171]/[.$C$1] + [.$B$1]; 0)" office:value-type="float" office:value="1607">
            <text:p>1607</text:p>
          </table:table-cell>
          <table:table-cell table:formula="of:=[.D170]+[.J171]" office:value-type="float" office:value="1692">
            <text:p>1692</text:p>
          </table:table-cell>
          <table:table-cell table:formula="of:=  FLOOR( ([.$A171] * [.$C$2]) + ([.$A171]*[.$A171]/[.$C$1]); 1) + [.$B$1]" office:value-type="float" office:value="1607">
            <text:p>1607</text:p>
          </table:table-cell>
          <table:table-cell/>
          <table:table-cell table:style-name="Default" table:number-columns-repeated="2"/>
          <table:table-cell/>
          <table:table-cell table:formula="of:=FLOOR(([.A171]-1)/10;1)+[.$J$2]" office:value-type="float" office:value="18">
            <text:p>18</text:p>
          </table:table-cell>
          <table:table-cell table:formula="of:=[.C172]-[.C171]" office:value-type="float" office:value="18">
            <text:p>18</text:p>
          </table:table-cell>
          <table:table-cell table:formula="of:=[.C171]-[.D171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f:=[.A171]+1" office:value-type="float" office:value="170">
            <text:p>170</text:p>
          </table:table-cell>
          <table:table-cell table:formula="of:=([.A172]-1)*8+[.$B$2]+[.$B$1]" office:value-type="float" office:value="1364">
            <text:p>1364</text:p>
          </table:table-cell>
          <table:table-cell table:formula="of:=ROUND([.A172]*[.$C$2] + [.A172]*[.A172]/[.$C$1] + [.$B$1]; 0)" office:value-type="float" office:value="1625">
            <text:p>1625</text:p>
          </table:table-cell>
          <table:table-cell table:formula="of:=[.D171]+[.J172]" office:value-type="float" office:value="1710">
            <text:p>1710</text:p>
          </table:table-cell>
          <table:table-cell table:formula="of:=  FLOOR( ([.$A172] * [.$C$2]) + ([.$A172]*[.$A172]/[.$C$1]); 1) + [.$B$1]" office:value-type="float" office:value="1625">
            <text:p>1625</text:p>
          </table:table-cell>
          <table:table-cell/>
          <table:table-cell table:style-name="Default" table:number-columns-repeated="2"/>
          <table:table-cell/>
          <table:table-cell table:formula="of:=FLOOR(([.A172]-1)/10;1)+[.$J$2]" office:value-type="float" office:value="18">
            <text:p>18</text:p>
          </table:table-cell>
          <table:table-cell table:formula="of:=[.C173]-[.C172]" office:value-type="float" office:value="18">
            <text:p>18</text:p>
          </table:table-cell>
          <table:table-cell table:formula="of:=[.C172]-[.D172]" office:value-type="float" office:value="-85">
            <text:p>-85</text:p>
          </table:table-cell>
          <table:table-cell table:number-columns-repeated="244"/>
        </table:table-row>
        <table:table-row table:style-name="ro1">
          <table:table-cell table:formula="of:=[.A172]+1" office:value-type="float" office:value="171">
            <text:p>171</text:p>
          </table:table-cell>
          <table:table-cell table:formula="of:=([.A173]-1)*8+[.$B$2]+[.$B$1]" office:value-type="float" office:value="1372">
            <text:p>1372</text:p>
          </table:table-cell>
          <table:table-cell table:formula="of:=ROUND([.A173]*[.$C$2] + [.A173]*[.A173]/[.$C$1] + [.$B$1]; 0)" office:value-type="float" office:value="1643">
            <text:p>1643</text:p>
          </table:table-cell>
          <table:table-cell table:formula="of:=[.D172]+[.J173]" office:value-type="float" office:value="1729">
            <text:p>1729</text:p>
          </table:table-cell>
          <table:table-cell table:formula="of:=  FLOOR( ([.$A173] * [.$C$2]) + ([.$A173]*[.$A173]/[.$C$1]); 1) + [.$B$1]" office:value-type="float" office:value="1643">
            <text:p>1643</text:p>
          </table:table-cell>
          <table:table-cell/>
          <table:table-cell table:style-name="Default" table:number-columns-repeated="2"/>
          <table:table-cell/>
          <table:table-cell table:formula="of:=FLOOR(([.A173]-1)/10;1)+[.$J$2]" office:value-type="float" office:value="19">
            <text:p>19</text:p>
          </table:table-cell>
          <table:table-cell table:formula="of:=[.C174]-[.C173]" office:value-type="float" office:value="18">
            <text:p>18</text:p>
          </table:table-cell>
          <table:table-cell table:formula="of:=[.C173]-[.D173]" office:value-type="float" office:value="-86">
            <text:p>-86</text:p>
          </table:table-cell>
          <table:table-cell table:number-columns-repeated="244"/>
        </table:table-row>
        <table:table-row table:style-name="ro1">
          <table:table-cell table:formula="of:=[.A173]+1" office:value-type="float" office:value="172">
            <text:p>172</text:p>
          </table:table-cell>
          <table:table-cell table:formula="of:=([.A174]-1)*8+[.$B$2]+[.$B$1]" office:value-type="float" office:value="1380">
            <text:p>1380</text:p>
          </table:table-cell>
          <table:table-cell table:formula="of:=ROUND([.A174]*[.$C$2] + [.A174]*[.A174]/[.$C$1] + [.$B$1]; 0)" office:value-type="float" office:value="1661">
            <text:p>1661</text:p>
          </table:table-cell>
          <table:table-cell table:formula="of:=[.D173]+[.J174]" office:value-type="float" office:value="1748">
            <text:p>1748</text:p>
          </table:table-cell>
          <table:table-cell table:formula="of:=  FLOOR( ([.$A174] * [.$C$2]) + ([.$A174]*[.$A174]/[.$C$1]); 1) + [.$B$1]" office:value-type="float" office:value="1661">
            <text:p>1661</text:p>
          </table:table-cell>
          <table:table-cell/>
          <table:table-cell table:style-name="Default" table:number-columns-repeated="2"/>
          <table:table-cell/>
          <table:table-cell table:formula="of:=FLOOR(([.A174]-1)/10;1)+[.$J$2]" office:value-type="float" office:value="19">
            <text:p>19</text:p>
          </table:table-cell>
          <table:table-cell table:formula="of:=[.C175]-[.C174]" office:value-type="float" office:value="18">
            <text:p>18</text:p>
          </table:table-cell>
          <table:table-cell table:formula="of:=[.C174]-[.D174]" office:value-type="float" office:value="-87">
            <text:p>-87</text:p>
          </table:table-cell>
          <table:table-cell table:number-columns-repeated="244"/>
        </table:table-row>
        <table:table-row table:style-name="ro1">
          <table:table-cell table:formula="of:=[.A174]+1" office:value-type="float" office:value="173">
            <text:p>173</text:p>
          </table:table-cell>
          <table:table-cell table:formula="of:=([.A175]-1)*8+[.$B$2]+[.$B$1]" office:value-type="float" office:value="1388">
            <text:p>1388</text:p>
          </table:table-cell>
          <table:table-cell table:formula="of:=ROUND([.A175]*[.$C$2] + [.A175]*[.A175]/[.$C$1] + [.$B$1]; 0)" office:value-type="float" office:value="1679">
            <text:p>1679</text:p>
          </table:table-cell>
          <table:table-cell table:formula="of:=[.D174]+[.J175]" office:value-type="float" office:value="1767">
            <text:p>1767</text:p>
          </table:table-cell>
          <table:table-cell table:formula="of:=  FLOOR( ([.$A175] * [.$C$2]) + ([.$A175]*[.$A175]/[.$C$1]); 1) + [.$B$1]" office:value-type="float" office:value="1679">
            <text:p>1679</text:p>
          </table:table-cell>
          <table:table-cell/>
          <table:table-cell table:style-name="Default" table:number-columns-repeated="2"/>
          <table:table-cell/>
          <table:table-cell table:formula="of:=FLOOR(([.A175]-1)/10;1)+[.$J$2]" office:value-type="float" office:value="19">
            <text:p>19</text:p>
          </table:table-cell>
          <table:table-cell table:formula="of:=[.C176]-[.C175]" office:value-type="float" office:value="19">
            <text:p>19</text:p>
          </table:table-cell>
          <table:table-cell table:formula="of:=[.C175]-[.D175]" office:value-type="float" office:value="-88">
            <text:p>-88</text:p>
          </table:table-cell>
          <table:table-cell table:number-columns-repeated="244"/>
        </table:table-row>
        <table:table-row table:style-name="ro1">
          <table:table-cell table:formula="of:=[.A175]+1" office:value-type="float" office:value="174">
            <text:p>174</text:p>
          </table:table-cell>
          <table:table-cell table:formula="of:=([.A176]-1)*8+[.$B$2]+[.$B$1]" office:value-type="float" office:value="1396">
            <text:p>1396</text:p>
          </table:table-cell>
          <table:table-cell table:formula="of:=ROUND([.A176]*[.$C$2] + [.A176]*[.A176]/[.$C$1] + [.$B$1]; 0)" office:value-type="float" office:value="1698">
            <text:p>1698</text:p>
          </table:table-cell>
          <table:table-cell table:formula="of:=[.D175]+[.J176]" office:value-type="float" office:value="1786">
            <text:p>1786</text:p>
          </table:table-cell>
          <table:table-cell table:formula="of:=  FLOOR( ([.$A176] * [.$C$2]) + ([.$A176]*[.$A176]/[.$C$1]); 1) + [.$B$1]" office:value-type="float" office:value="1697">
            <text:p>1697</text:p>
          </table:table-cell>
          <table:table-cell/>
          <table:table-cell table:style-name="Default" table:number-columns-repeated="2"/>
          <table:table-cell/>
          <table:table-cell table:formula="of:=FLOOR(([.A176]-1)/10;1)+[.$J$2]" office:value-type="float" office:value="19">
            <text:p>19</text:p>
          </table:table-cell>
          <table:table-cell table:formula="of:=[.C177]-[.C176]" office:value-type="float" office:value="18">
            <text:p>18</text:p>
          </table:table-cell>
          <table:table-cell table:formula="of:=[.C176]-[.D176]" office:value-type="float" office:value="-88">
            <text:p>-88</text:p>
          </table:table-cell>
          <table:table-cell table:number-columns-repeated="244"/>
        </table:table-row>
        <table:table-row table:style-name="ro1">
          <table:table-cell table:formula="of:=[.A176]+1" office:value-type="float" office:value="175">
            <text:p>175</text:p>
          </table:table-cell>
          <table:table-cell table:formula="of:=([.A177]-1)*8+[.$B$2]+[.$B$1]" office:value-type="float" office:value="1404">
            <text:p>1404</text:p>
          </table:table-cell>
          <table:table-cell table:formula="of:=ROUND([.A177]*[.$C$2] + [.A177]*[.A177]/[.$C$1] + [.$B$1]; 0)" office:value-type="float" office:value="1716">
            <text:p>1716</text:p>
          </table:table-cell>
          <table:table-cell table:formula="of:=[.D176]+[.J177]" office:value-type="float" office:value="1805">
            <text:p>1805</text:p>
          </table:table-cell>
          <table:table-cell table:formula="of:=  FLOOR( ([.$A177] * [.$C$2]) + ([.$A177]*[.$A177]/[.$C$1]); 1) + [.$B$1]" office:value-type="float" office:value="1716">
            <text:p>1716</text:p>
          </table:table-cell>
          <table:table-cell/>
          <table:table-cell table:style-name="Default" table:number-columns-repeated="2"/>
          <table:table-cell/>
          <table:table-cell table:formula="of:=FLOOR(([.A177]-1)/10;1)+[.$J$2]" office:value-type="float" office:value="19">
            <text:p>19</text:p>
          </table:table-cell>
          <table:table-cell table:formula="of:=[.C178]-[.C177]" office:value-type="float" office:value="19">
            <text:p>19</text:p>
          </table:table-cell>
          <table:table-cell table:formula="of:=[.C177]-[.D177]" office:value-type="float" office:value="-89">
            <text:p>-89</text:p>
          </table:table-cell>
          <table:table-cell table:number-columns-repeated="244"/>
        </table:table-row>
        <table:table-row table:style-name="ro1">
          <table:table-cell table:formula="of:=[.A177]+1" office:value-type="float" office:value="176">
            <text:p>176</text:p>
          </table:table-cell>
          <table:table-cell table:formula="of:=([.A178]-1)*8+[.$B$2]+[.$B$1]" office:value-type="float" office:value="1412">
            <text:p>1412</text:p>
          </table:table-cell>
          <table:table-cell table:formula="of:=ROUND([.A178]*[.$C$2] + [.A178]*[.A178]/[.$C$1] + [.$B$1]; 0)" office:value-type="float" office:value="1735">
            <text:p>1735</text:p>
          </table:table-cell>
          <table:table-cell table:formula="of:=[.D177]+[.J178]" office:value-type="float" office:value="1824">
            <text:p>1824</text:p>
          </table:table-cell>
          <table:table-cell table:formula="of:=  FLOOR( ([.$A178] * [.$C$2]) + ([.$A178]*[.$A178]/[.$C$1]); 1) + [.$B$1]" office:value-type="float" office:value="1734">
            <text:p>1734</text:p>
          </table:table-cell>
          <table:table-cell/>
          <table:table-cell table:style-name="Default" table:number-columns-repeated="2"/>
          <table:table-cell/>
          <table:table-cell table:formula="of:=FLOOR(([.A178]-1)/10;1)+[.$J$2]" office:value-type="float" office:value="19">
            <text:p>19</text:p>
          </table:table-cell>
          <table:table-cell table:formula="of:=[.C179]-[.C178]" office:value-type="float" office:value="18">
            <text:p>18</text:p>
          </table:table-cell>
          <table:table-cell table:formula="of:=[.C178]-[.D178]" office:value-type="float" office:value="-89">
            <text:p>-89</text:p>
          </table:table-cell>
          <table:table-cell table:number-columns-repeated="244"/>
        </table:table-row>
        <table:table-row table:style-name="ro1">
          <table:table-cell table:formula="of:=[.A178]+1" office:value-type="float" office:value="177">
            <text:p>177</text:p>
          </table:table-cell>
          <table:table-cell table:formula="of:=([.A179]-1)*8+[.$B$2]+[.$B$1]" office:value-type="float" office:value="1420">
            <text:p>1420</text:p>
          </table:table-cell>
          <table:table-cell table:formula="of:=ROUND([.A179]*[.$C$2] + [.A179]*[.A179]/[.$C$1] + [.$B$1]; 0)" office:value-type="float" office:value="1753">
            <text:p>1753</text:p>
          </table:table-cell>
          <table:table-cell table:formula="of:=[.D178]+[.J179]" office:value-type="float" office:value="1843">
            <text:p>1843</text:p>
          </table:table-cell>
          <table:table-cell table:formula="of:=  FLOOR( ([.$A179] * [.$C$2]) + ([.$A179]*[.$A179]/[.$C$1]); 1) + [.$B$1]" office:value-type="float" office:value="1753">
            <text:p>1753</text:p>
          </table:table-cell>
          <table:table-cell/>
          <table:table-cell table:style-name="Default" table:number-columns-repeated="2"/>
          <table:table-cell/>
          <table:table-cell table:formula="of:=FLOOR(([.A179]-1)/10;1)+[.$J$2]" office:value-type="float" office:value="19">
            <text:p>19</text:p>
          </table:table-cell>
          <table:table-cell table:formula="of:=[.C180]-[.C179]" office:value-type="float" office:value="19">
            <text:p>19</text:p>
          </table:table-cell>
          <table:table-cell table:formula="of:=[.C179]-[.D179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f:=[.A179]+1" office:value-type="float" office:value="178">
            <text:p>178</text:p>
          </table:table-cell>
          <table:table-cell table:formula="of:=([.A180]-1)*8+[.$B$2]+[.$B$1]" office:value-type="float" office:value="1428">
            <text:p>1428</text:p>
          </table:table-cell>
          <table:table-cell table:formula="of:=ROUND([.A180]*[.$C$2] + [.A180]*[.A180]/[.$C$1] + [.$B$1]; 0)" office:value-type="float" office:value="1772">
            <text:p>1772</text:p>
          </table:table-cell>
          <table:table-cell table:formula="of:=[.D179]+[.J180]" office:value-type="float" office:value="1862">
            <text:p>1862</text:p>
          </table:table-cell>
          <table:table-cell table:formula="of:=  FLOOR( ([.$A180] * [.$C$2]) + ([.$A180]*[.$A180]/[.$C$1]); 1) + [.$B$1]" office:value-type="float" office:value="1772">
            <text:p>1772</text:p>
          </table:table-cell>
          <table:table-cell/>
          <table:table-cell table:style-name="Default" table:number-columns-repeated="2"/>
          <table:table-cell/>
          <table:table-cell table:formula="of:=FLOOR(([.A180]-1)/10;1)+[.$J$2]" office:value-type="float" office:value="19">
            <text:p>19</text:p>
          </table:table-cell>
          <table:table-cell table:formula="of:=[.C181]-[.C180]" office:value-type="float" office:value="19">
            <text:p>19</text:p>
          </table:table-cell>
          <table:table-cell table:formula="of:=[.C180]-[.D180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f:=[.A180]+1" office:value-type="float" office:value="179">
            <text:p>179</text:p>
          </table:table-cell>
          <table:table-cell table:formula="of:=([.A181]-1)*8+[.$B$2]+[.$B$1]" office:value-type="float" office:value="1436">
            <text:p>1436</text:p>
          </table:table-cell>
          <table:table-cell table:formula="of:=ROUND([.A181]*[.$C$2] + [.A181]*[.A181]/[.$C$1] + [.$B$1]; 0)" office:value-type="float" office:value="1791">
            <text:p>1791</text:p>
          </table:table-cell>
          <table:table-cell table:formula="of:=[.D180]+[.J181]" office:value-type="float" office:value="1881">
            <text:p>1881</text:p>
          </table:table-cell>
          <table:table-cell table:formula="of:=  FLOOR( ([.$A181] * [.$C$2]) + ([.$A181]*[.$A181]/[.$C$1]); 1) + [.$B$1]" office:value-type="float" office:value="1791">
            <text:p>1791</text:p>
          </table:table-cell>
          <table:table-cell/>
          <table:table-cell table:style-name="Default" table:number-columns-repeated="2"/>
          <table:table-cell/>
          <table:table-cell table:formula="of:=FLOOR(([.A181]-1)/10;1)+[.$J$2]" office:value-type="float" office:value="19">
            <text:p>19</text:p>
          </table:table-cell>
          <table:table-cell table:formula="of:=[.C182]-[.C181]" office:value-type="float" office:value="19">
            <text:p>19</text:p>
          </table:table-cell>
          <table:table-cell table:formula="of:=[.C181]-[.D181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f:=[.A181]+1" office:value-type="float" office:value="180">
            <text:p>180</text:p>
          </table:table-cell>
          <table:table-cell table:formula="of:=([.A182]-1)*8+[.$B$2]+[.$B$1]" office:value-type="float" office:value="1444">
            <text:p>1444</text:p>
          </table:table-cell>
          <table:table-cell table:formula="of:=ROUND([.A182]*[.$C$2] + [.A182]*[.A182]/[.$C$1] + [.$B$1]; 0)" office:value-type="float" office:value="1810">
            <text:p>1810</text:p>
          </table:table-cell>
          <table:table-cell table:formula="of:=[.D181]+[.J182]" office:value-type="float" office:value="1900">
            <text:p>1900</text:p>
          </table:table-cell>
          <table:table-cell table:formula="of:=  FLOOR( ([.$A182] * [.$C$2]) + ([.$A182]*[.$A182]/[.$C$1]); 1) + [.$B$1]" office:value-type="float" office:value="1810">
            <text:p>1810</text:p>
          </table:table-cell>
          <table:table-cell/>
          <table:table-cell table:style-name="Default" table:number-columns-repeated="2"/>
          <table:table-cell/>
          <table:table-cell table:formula="of:=FLOOR(([.A182]-1)/10;1)+[.$J$2]" office:value-type="float" office:value="19">
            <text:p>19</text:p>
          </table:table-cell>
          <table:table-cell table:formula="of:=[.C183]-[.C182]" office:value-type="float" office:value="19">
            <text:p>19</text:p>
          </table:table-cell>
          <table:table-cell table:formula="of:=[.C182]-[.D182]" office:value-type="float" office:value="-90">
            <text:p>-90</text:p>
          </table:table-cell>
          <table:table-cell table:number-columns-repeated="244"/>
        </table:table-row>
        <table:table-row table:style-name="ro1">
          <table:table-cell table:formula="of:=[.A182]+1" office:value-type="float" office:value="181">
            <text:p>181</text:p>
          </table:table-cell>
          <table:table-cell table:formula="of:=([.A183]-1)*8+[.$B$2]+[.$B$1]" office:value-type="float" office:value="1452">
            <text:p>1452</text:p>
          </table:table-cell>
          <table:table-cell table:formula="of:=ROUND([.A183]*[.$C$2] + [.A183]*[.A183]/[.$C$1] + [.$B$1]; 0)" office:value-type="float" office:value="1829">
            <text:p>1829</text:p>
          </table:table-cell>
          <table:table-cell table:formula="of:=[.D182]+[.J183]" office:value-type="float" office:value="1920">
            <text:p>1920</text:p>
          </table:table-cell>
          <table:table-cell table:formula="of:=  FLOOR( ([.$A183] * [.$C$2]) + ([.$A183]*[.$A183]/[.$C$1]); 1) + [.$B$1]" office:value-type="float" office:value="1829">
            <text:p>1829</text:p>
          </table:table-cell>
          <table:table-cell/>
          <table:table-cell table:style-name="Default" table:number-columns-repeated="2"/>
          <table:table-cell/>
          <table:table-cell table:formula="of:=FLOOR(([.A183]-1)/10;1)+[.$J$2]" office:value-type="float" office:value="20">
            <text:p>20</text:p>
          </table:table-cell>
          <table:table-cell table:formula="of:=[.C184]-[.C183]" office:value-type="float" office:value="19">
            <text:p>19</text:p>
          </table:table-cell>
          <table:table-cell table:formula="of:=[.C183]-[.D183]" office:value-type="float" office:value="-91">
            <text:p>-91</text:p>
          </table:table-cell>
          <table:table-cell table:number-columns-repeated="244"/>
        </table:table-row>
        <table:table-row table:style-name="ro1">
          <table:table-cell table:formula="of:=[.A183]+1" office:value-type="float" office:value="182">
            <text:p>182</text:p>
          </table:table-cell>
          <table:table-cell table:formula="of:=([.A184]-1)*8+[.$B$2]+[.$B$1]" office:value-type="float" office:value="1460">
            <text:p>1460</text:p>
          </table:table-cell>
          <table:table-cell table:formula="of:=ROUND([.A184]*[.$C$2] + [.A184]*[.A184]/[.$C$1] + [.$B$1]; 0)" office:value-type="float" office:value="1848">
            <text:p>1848</text:p>
          </table:table-cell>
          <table:table-cell table:formula="of:=[.D183]+[.J184]" office:value-type="float" office:value="1940">
            <text:p>1940</text:p>
          </table:table-cell>
          <table:table-cell table:formula="of:=  FLOOR( ([.$A184] * [.$C$2]) + ([.$A184]*[.$A184]/[.$C$1]); 1) + [.$B$1]" office:value-type="float" office:value="1848">
            <text:p>1848</text:p>
          </table:table-cell>
          <table:table-cell/>
          <table:table-cell table:style-name="Default" table:number-columns-repeated="2"/>
          <table:table-cell/>
          <table:table-cell table:formula="of:=FLOOR(([.A184]-1)/10;1)+[.$J$2]" office:value-type="float" office:value="20">
            <text:p>20</text:p>
          </table:table-cell>
          <table:table-cell table:formula="of:=[.C185]-[.C184]" office:value-type="float" office:value="19">
            <text:p>19</text:p>
          </table:table-cell>
          <table:table-cell table:formula="of:=[.C184]-[.D184]" office:value-type="float" office:value="-92">
            <text:p>-92</text:p>
          </table:table-cell>
          <table:table-cell table:number-columns-repeated="244"/>
        </table:table-row>
        <table:table-row table:style-name="ro1">
          <table:table-cell table:formula="of:=[.A184]+1" office:value-type="float" office:value="183">
            <text:p>183</text:p>
          </table:table-cell>
          <table:table-cell table:formula="of:=([.A185]-1)*8+[.$B$2]+[.$B$1]" office:value-type="float" office:value="1468">
            <text:p>1468</text:p>
          </table:table-cell>
          <table:table-cell table:formula="of:=ROUND([.A185]*[.$C$2] + [.A185]*[.A185]/[.$C$1] + [.$B$1]; 0)" office:value-type="float" office:value="1867">
            <text:p>1867</text:p>
          </table:table-cell>
          <table:table-cell table:formula="of:=[.D184]+[.J185]" office:value-type="float" office:value="1960">
            <text:p>1960</text:p>
          </table:table-cell>
          <table:table-cell table:formula="of:=  FLOOR( ([.$A185] * [.$C$2]) + ([.$A185]*[.$A185]/[.$C$1]); 1) + [.$B$1]" office:value-type="float" office:value="1867">
            <text:p>1867</text:p>
          </table:table-cell>
          <table:table-cell/>
          <table:table-cell table:style-name="Default" table:number-columns-repeated="2"/>
          <table:table-cell/>
          <table:table-cell table:formula="of:=FLOOR(([.A185]-1)/10;1)+[.$J$2]" office:value-type="float" office:value="20">
            <text:p>20</text:p>
          </table:table-cell>
          <table:table-cell table:formula="of:=[.C186]-[.C185]" office:value-type="float" office:value="20">
            <text:p>20</text:p>
          </table:table-cell>
          <table:table-cell table:formula="of:=[.C185]-[.D185]" office:value-type="float" office:value="-93">
            <text:p>-93</text:p>
          </table:table-cell>
          <table:table-cell table:number-columns-repeated="244"/>
        </table:table-row>
        <table:table-row table:style-name="ro1">
          <table:table-cell table:formula="of:=[.A185]+1" office:value-type="float" office:value="184">
            <text:p>184</text:p>
          </table:table-cell>
          <table:table-cell table:formula="of:=([.A186]-1)*8+[.$B$2]+[.$B$1]" office:value-type="float" office:value="1476">
            <text:p>1476</text:p>
          </table:table-cell>
          <table:table-cell table:formula="of:=ROUND([.A186]*[.$C$2] + [.A186]*[.A186]/[.$C$1] + [.$B$1]; 0)" office:value-type="float" office:value="1887">
            <text:p>1887</text:p>
          </table:table-cell>
          <table:table-cell table:formula="of:=[.D185]+[.J186]" office:value-type="float" office:value="1980">
            <text:p>1980</text:p>
          </table:table-cell>
          <table:table-cell table:formula="of:=  FLOOR( ([.$A186] * [.$C$2]) + ([.$A186]*[.$A186]/[.$C$1]); 1) + [.$B$1]" office:value-type="float" office:value="1886">
            <text:p>1886</text:p>
          </table:table-cell>
          <table:table-cell/>
          <table:table-cell table:style-name="Default" table:number-columns-repeated="2"/>
          <table:table-cell/>
          <table:table-cell table:formula="of:=FLOOR(([.A186]-1)/10;1)+[.$J$2]" office:value-type="float" office:value="20">
            <text:p>20</text:p>
          </table:table-cell>
          <table:table-cell table:formula="of:=[.C187]-[.C186]" office:value-type="float" office:value="19">
            <text:p>19</text:p>
          </table:table-cell>
          <table:table-cell table:formula="of:=[.C186]-[.D186]" office:value-type="float" office:value="-93">
            <text:p>-93</text:p>
          </table:table-cell>
          <table:table-cell table:number-columns-repeated="244"/>
        </table:table-row>
        <table:table-row table:style-name="ro1">
          <table:table-cell table:formula="of:=[.A186]+1" office:value-type="float" office:value="185">
            <text:p>185</text:p>
          </table:table-cell>
          <table:table-cell table:formula="of:=([.A187]-1)*8+[.$B$2]+[.$B$1]" office:value-type="float" office:value="1484">
            <text:p>1484</text:p>
          </table:table-cell>
          <table:table-cell table:formula="of:=ROUND([.A187]*[.$C$2] + [.A187]*[.A187]/[.$C$1] + [.$B$1]; 0)" office:value-type="float" office:value="1906">
            <text:p>1906</text:p>
          </table:table-cell>
          <table:table-cell table:formula="of:=[.D186]+[.J187]" office:value-type="float" office:value="2000">
            <text:p>2000</text:p>
          </table:table-cell>
          <table:table-cell table:formula="of:=  FLOOR( ([.$A187] * [.$C$2]) + ([.$A187]*[.$A187]/[.$C$1]); 1) + [.$B$1]" office:value-type="float" office:value="1906">
            <text:p>1906</text:p>
          </table:table-cell>
          <table:table-cell/>
          <table:table-cell table:style-name="Default" table:number-columns-repeated="2"/>
          <table:table-cell/>
          <table:table-cell table:formula="of:=FLOOR(([.A187]-1)/10;1)+[.$J$2]" office:value-type="float" office:value="20">
            <text:p>20</text:p>
          </table:table-cell>
          <table:table-cell table:formula="of:=[.C188]-[.C187]" office:value-type="float" office:value="20">
            <text:p>20</text:p>
          </table:table-cell>
          <table:table-cell table:formula="of:=[.C187]-[.D187]" office:value-type="float" office:value="-94">
            <text:p>-94</text:p>
          </table:table-cell>
          <table:table-cell table:number-columns-repeated="244"/>
        </table:table-row>
        <table:table-row table:style-name="ro1">
          <table:table-cell table:formula="of:=[.A187]+1" office:value-type="float" office:value="186">
            <text:p>186</text:p>
          </table:table-cell>
          <table:table-cell table:formula="of:=([.A188]-1)*8+[.$B$2]+[.$B$1]" office:value-type="float" office:value="1492">
            <text:p>1492</text:p>
          </table:table-cell>
          <table:table-cell table:formula="of:=ROUND([.A188]*[.$C$2] + [.A188]*[.A188]/[.$C$1] + [.$B$1]; 0)" office:value-type="float" office:value="1926">
            <text:p>1926</text:p>
          </table:table-cell>
          <table:table-cell table:formula="of:=[.D187]+[.J188]" office:value-type="float" office:value="2020">
            <text:p>2020</text:p>
          </table:table-cell>
          <table:table-cell table:formula="of:=  FLOOR( ([.$A188] * [.$C$2]) + ([.$A188]*[.$A188]/[.$C$1]); 1) + [.$B$1]" office:value-type="float" office:value="1925">
            <text:p>1925</text:p>
          </table:table-cell>
          <table:table-cell/>
          <table:table-cell table:style-name="Default" table:number-columns-repeated="2"/>
          <table:table-cell/>
          <table:table-cell table:formula="of:=FLOOR(([.A188]-1)/10;1)+[.$J$2]" office:value-type="float" office:value="20">
            <text:p>20</text:p>
          </table:table-cell>
          <table:table-cell table:formula="of:=[.C189]-[.C188]" office:value-type="float" office:value="19">
            <text:p>19</text:p>
          </table:table-cell>
          <table:table-cell table:formula="of:=[.C188]-[.D188]" office:value-type="float" office:value="-94">
            <text:p>-94</text:p>
          </table:table-cell>
          <table:table-cell table:number-columns-repeated="244"/>
        </table:table-row>
        <table:table-row table:style-name="ro1">
          <table:table-cell table:formula="of:=[.A188]+1" office:value-type="float" office:value="187">
            <text:p>187</text:p>
          </table:table-cell>
          <table:table-cell table:formula="of:=([.A189]-1)*8+[.$B$2]+[.$B$1]" office:value-type="float" office:value="1500">
            <text:p>1500</text:p>
          </table:table-cell>
          <table:table-cell table:formula="of:=ROUND([.A189]*[.$C$2] + [.A189]*[.A189]/[.$C$1] + [.$B$1]; 0)" office:value-type="float" office:value="1945">
            <text:p>1945</text:p>
          </table:table-cell>
          <table:table-cell table:formula="of:=[.D188]+[.J189]" office:value-type="float" office:value="2040">
            <text:p>2040</text:p>
          </table:table-cell>
          <table:table-cell table:formula="of:=  FLOOR( ([.$A189] * [.$C$2]) + ([.$A189]*[.$A189]/[.$C$1]); 1) + [.$B$1]" office:value-type="float" office:value="1945">
            <text:p>1945</text:p>
          </table:table-cell>
          <table:table-cell/>
          <table:table-cell table:style-name="Default" table:number-columns-repeated="2"/>
          <table:table-cell/>
          <table:table-cell table:formula="of:=FLOOR(([.A189]-1)/10;1)+[.$J$2]" office:value-type="float" office:value="20">
            <text:p>20</text:p>
          </table:table-cell>
          <table:table-cell table:formula="of:=[.C190]-[.C189]" office:value-type="float" office:value="20">
            <text:p>20</text:p>
          </table:table-cell>
          <table:table-cell table:formula="of:=[.C189]-[.D189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f:=[.A189]+1" office:value-type="float" office:value="188">
            <text:p>188</text:p>
          </table:table-cell>
          <table:table-cell table:formula="of:=([.A190]-1)*8+[.$B$2]+[.$B$1]" office:value-type="float" office:value="1508">
            <text:p>1508</text:p>
          </table:table-cell>
          <table:table-cell table:formula="of:=ROUND([.A190]*[.$C$2] + [.A190]*[.A190]/[.$C$1] + [.$B$1]; 0)" office:value-type="float" office:value="1965">
            <text:p>1965</text:p>
          </table:table-cell>
          <table:table-cell table:formula="of:=[.D189]+[.J190]" office:value-type="float" office:value="2060">
            <text:p>2060</text:p>
          </table:table-cell>
          <table:table-cell table:formula="of:=  FLOOR( ([.$A190] * [.$C$2]) + ([.$A190]*[.$A190]/[.$C$1]); 1) + [.$B$1]" office:value-type="float" office:value="1965">
            <text:p>1965</text:p>
          </table:table-cell>
          <table:table-cell/>
          <table:table-cell table:style-name="Default" table:number-columns-repeated="2"/>
          <table:table-cell/>
          <table:table-cell table:formula="of:=FLOOR(([.A190]-1)/10;1)+[.$J$2]" office:value-type="float" office:value="20">
            <text:p>20</text:p>
          </table:table-cell>
          <table:table-cell table:formula="of:=[.C191]-[.C190]" office:value-type="float" office:value="20">
            <text:p>20</text:p>
          </table:table-cell>
          <table:table-cell table:formula="of:=[.C190]-[.D190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f:=[.A190]+1" office:value-type="float" office:value="189">
            <text:p>189</text:p>
          </table:table-cell>
          <table:table-cell table:formula="of:=([.A191]-1)*8+[.$B$2]+[.$B$1]" office:value-type="float" office:value="1516">
            <text:p>1516</text:p>
          </table:table-cell>
          <table:table-cell table:formula="of:=ROUND([.A191]*[.$C$2] + [.A191]*[.A191]/[.$C$1] + [.$B$1]; 0)" office:value-type="float" office:value="1985">
            <text:p>1985</text:p>
          </table:table-cell>
          <table:table-cell table:formula="of:=[.D190]+[.J191]" office:value-type="float" office:value="2080">
            <text:p>2080</text:p>
          </table:table-cell>
          <table:table-cell table:formula="of:=  FLOOR( ([.$A191] * [.$C$2]) + ([.$A191]*[.$A191]/[.$C$1]); 1) + [.$B$1]" office:value-type="float" office:value="1985">
            <text:p>1985</text:p>
          </table:table-cell>
          <table:table-cell/>
          <table:table-cell table:style-name="Default" table:number-columns-repeated="2"/>
          <table:table-cell/>
          <table:table-cell table:formula="of:=FLOOR(([.A191]-1)/10;1)+[.$J$2]" office:value-type="float" office:value="20">
            <text:p>20</text:p>
          </table:table-cell>
          <table:table-cell table:formula="of:=[.C192]-[.C191]" office:value-type="float" office:value="20">
            <text:p>20</text:p>
          </table:table-cell>
          <table:table-cell table:formula="of:=[.C191]-[.D191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f:=[.A191]+1" office:value-type="float" office:value="190">
            <text:p>190</text:p>
          </table:table-cell>
          <table:table-cell table:formula="of:=([.A192]-1)*8+[.$B$2]+[.$B$1]" office:value-type="float" office:value="1524">
            <text:p>1524</text:p>
          </table:table-cell>
          <table:table-cell table:formula="of:=ROUND([.A192]*[.$C$2] + [.A192]*[.A192]/[.$C$1] + [.$B$1]; 0)" office:value-type="float" office:value="2005">
            <text:p>2005</text:p>
          </table:table-cell>
          <table:table-cell table:formula="of:=[.D191]+[.J192]" office:value-type="float" office:value="2100">
            <text:p>2100</text:p>
          </table:table-cell>
          <table:table-cell table:formula="of:=  FLOOR( ([.$A192] * [.$C$2]) + ([.$A192]*[.$A192]/[.$C$1]); 1) + [.$B$1]" office:value-type="float" office:value="2005">
            <text:p>2005</text:p>
          </table:table-cell>
          <table:table-cell/>
          <table:table-cell table:style-name="Default" table:number-columns-repeated="2"/>
          <table:table-cell/>
          <table:table-cell table:formula="of:=FLOOR(([.A192]-1)/10;1)+[.$J$2]" office:value-type="float" office:value="20">
            <text:p>20</text:p>
          </table:table-cell>
          <table:table-cell table:formula="of:=[.C193]-[.C192]" office:value-type="float" office:value="20">
            <text:p>20</text:p>
          </table:table-cell>
          <table:table-cell table:formula="of:=[.C192]-[.D192]" office:value-type="float" office:value="-95">
            <text:p>-95</text:p>
          </table:table-cell>
          <table:table-cell table:number-columns-repeated="244"/>
        </table:table-row>
        <table:table-row table:style-name="ro1">
          <table:table-cell table:formula="of:=[.A192]+1" office:value-type="float" office:value="191">
            <text:p>191</text:p>
          </table:table-cell>
          <table:table-cell table:formula="of:=([.A193]-1)*8+[.$B$2]+[.$B$1]" office:value-type="float" office:value="1532">
            <text:p>1532</text:p>
          </table:table-cell>
          <table:table-cell table:formula="of:=ROUND([.A193]*[.$C$2] + [.A193]*[.A193]/[.$C$1] + [.$B$1]; 0)" office:value-type="float" office:value="2025">
            <text:p>2025</text:p>
          </table:table-cell>
          <table:table-cell table:formula="of:=[.D192]+[.J193]" office:value-type="float" office:value="2121">
            <text:p>2121</text:p>
          </table:table-cell>
          <table:table-cell table:formula="of:=  FLOOR( ([.$A193] * [.$C$2]) + ([.$A193]*[.$A193]/[.$C$1]); 1) + [.$B$1]" office:value-type="float" office:value="2025">
            <text:p>2025</text:p>
          </table:table-cell>
          <table:table-cell/>
          <table:table-cell table:style-name="Default" table:number-columns-repeated="2"/>
          <table:table-cell/>
          <table:table-cell table:formula="of:=FLOOR(([.A193]-1)/10;1)+[.$J$2]" office:value-type="float" office:value="21">
            <text:p>21</text:p>
          </table:table-cell>
          <table:table-cell table:formula="of:=[.C194]-[.C193]" office:value-type="float" office:value="20">
            <text:p>20</text:p>
          </table:table-cell>
          <table:table-cell table:formula="of:=[.C193]-[.D193]" office:value-type="float" office:value="-96">
            <text:p>-96</text:p>
          </table:table-cell>
          <table:table-cell table:number-columns-repeated="244"/>
        </table:table-row>
        <table:table-row table:style-name="ro1">
          <table:table-cell table:formula="of:=[.A193]+1" office:value-type="float" office:value="192">
            <text:p>192</text:p>
          </table:table-cell>
          <table:table-cell table:formula="of:=([.A194]-1)*8+[.$B$2]+[.$B$1]" office:value-type="float" office:value="1540">
            <text:p>1540</text:p>
          </table:table-cell>
          <table:table-cell table:formula="of:=ROUND([.A194]*[.$C$2] + [.A194]*[.A194]/[.$C$1] + [.$B$1]; 0)" office:value-type="float" office:value="2045">
            <text:p>2045</text:p>
          </table:table-cell>
          <table:table-cell table:formula="of:=[.D193]+[.J194]" office:value-type="float" office:value="2142">
            <text:p>2142</text:p>
          </table:table-cell>
          <table:table-cell table:formula="of:=  FLOOR( ([.$A194] * [.$C$2]) + ([.$A194]*[.$A194]/[.$C$1]); 1) + [.$B$1]" office:value-type="float" office:value="2045">
            <text:p>2045</text:p>
          </table:table-cell>
          <table:table-cell/>
          <table:table-cell table:style-name="Default" table:number-columns-repeated="2"/>
          <table:table-cell/>
          <table:table-cell table:formula="of:=FLOOR(([.A194]-1)/10;1)+[.$J$2]" office:value-type="float" office:value="21">
            <text:p>21</text:p>
          </table:table-cell>
          <table:table-cell table:formula="of:=[.C195]-[.C194]" office:value-type="float" office:value="20">
            <text:p>20</text:p>
          </table:table-cell>
          <table:table-cell table:formula="of:=[.C194]-[.D194]" office:value-type="float" office:value="-97">
            <text:p>-97</text:p>
          </table:table-cell>
          <table:table-cell table:number-columns-repeated="244"/>
        </table:table-row>
        <table:table-row table:style-name="ro1">
          <table:table-cell table:formula="of:=[.A194]+1" office:value-type="float" office:value="193">
            <text:p>193</text:p>
          </table:table-cell>
          <table:table-cell table:formula="of:=([.A195]-1)*8+[.$B$2]+[.$B$1]" office:value-type="float" office:value="1548">
            <text:p>1548</text:p>
          </table:table-cell>
          <table:table-cell table:formula="of:=ROUND([.A195]*[.$C$2] + [.A195]*[.A195]/[.$C$1] + [.$B$1]; 0)" office:value-type="float" office:value="2065">
            <text:p>2065</text:p>
          </table:table-cell>
          <table:table-cell table:formula="of:=[.D194]+[.J195]" office:value-type="float" office:value="2163">
            <text:p>2163</text:p>
          </table:table-cell>
          <table:table-cell table:formula="of:=  FLOOR( ([.$A195] * [.$C$2]) + ([.$A195]*[.$A195]/[.$C$1]); 1) + [.$B$1]" office:value-type="float" office:value="2065">
            <text:p>2065</text:p>
          </table:table-cell>
          <table:table-cell/>
          <table:table-cell table:style-name="Default" table:number-columns-repeated="2"/>
          <table:table-cell/>
          <table:table-cell table:formula="of:=FLOOR(([.A195]-1)/10;1)+[.$J$2]" office:value-type="float" office:value="21">
            <text:p>21</text:p>
          </table:table-cell>
          <table:table-cell table:formula="of:=[.C196]-[.C195]" office:value-type="float" office:value="21">
            <text:p>21</text:p>
          </table:table-cell>
          <table:table-cell table:formula="of:=[.C195]-[.D195]" office:value-type="float" office:value="-98">
            <text:p>-98</text:p>
          </table:table-cell>
          <table:table-cell table:number-columns-repeated="244"/>
        </table:table-row>
        <table:table-row table:style-name="ro1">
          <table:table-cell table:formula="of:=[.A195]+1" office:value-type="float" office:value="194">
            <text:p>194</text:p>
          </table:table-cell>
          <table:table-cell table:formula="of:=([.A196]-1)*8+[.$B$2]+[.$B$1]" office:value-type="float" office:value="1556">
            <text:p>1556</text:p>
          </table:table-cell>
          <table:table-cell table:formula="of:=ROUND([.A196]*[.$C$2] + [.A196]*[.A196]/[.$C$1] + [.$B$1]; 0)" office:value-type="float" office:value="2086">
            <text:p>2086</text:p>
          </table:table-cell>
          <table:table-cell table:formula="of:=[.D195]+[.J196]" office:value-type="float" office:value="2184">
            <text:p>2184</text:p>
          </table:table-cell>
          <table:table-cell table:formula="of:=  FLOOR( ([.$A196] * [.$C$2]) + ([.$A196]*[.$A196]/[.$C$1]); 1) + [.$B$1]" office:value-type="float" office:value="2085">
            <text:p>2085</text:p>
          </table:table-cell>
          <table:table-cell/>
          <table:table-cell table:style-name="Default" table:number-columns-repeated="2"/>
          <table:table-cell/>
          <table:table-cell table:formula="of:=FLOOR(([.A196]-1)/10;1)+[.$J$2]" office:value-type="float" office:value="21">
            <text:p>21</text:p>
          </table:table-cell>
          <table:table-cell table:formula="of:=[.C197]-[.C196]" office:value-type="float" office:value="20">
            <text:p>20</text:p>
          </table:table-cell>
          <table:table-cell table:formula="of:=[.C196]-[.D196]" office:value-type="float" office:value="-98">
            <text:p>-98</text:p>
          </table:table-cell>
          <table:table-cell table:number-columns-repeated="244"/>
        </table:table-row>
        <table:table-row table:style-name="ro1">
          <table:table-cell table:formula="of:=[.A196]+1" office:value-type="float" office:value="195">
            <text:p>195</text:p>
          </table:table-cell>
          <table:table-cell table:formula="of:=([.A197]-1)*8+[.$B$2]+[.$B$1]" office:value-type="float" office:value="1564">
            <text:p>1564</text:p>
          </table:table-cell>
          <table:table-cell table:formula="of:=ROUND([.A197]*[.$C$2] + [.A197]*[.A197]/[.$C$1] + [.$B$1]; 0)" office:value-type="float" office:value="2106">
            <text:p>2106</text:p>
          </table:table-cell>
          <table:table-cell table:formula="of:=[.D196]+[.J197]" office:value-type="float" office:value="2205">
            <text:p>2205</text:p>
          </table:table-cell>
          <table:table-cell table:formula="of:=  FLOOR( ([.$A197] * [.$C$2]) + ([.$A197]*[.$A197]/[.$C$1]); 1) + [.$B$1]" office:value-type="float" office:value="2106">
            <text:p>2106</text:p>
          </table:table-cell>
          <table:table-cell/>
          <table:table-cell table:style-name="Default" table:number-columns-repeated="2"/>
          <table:table-cell/>
          <table:table-cell table:formula="of:=FLOOR(([.A197]-1)/10;1)+[.$J$2]" office:value-type="float" office:value="21">
            <text:p>21</text:p>
          </table:table-cell>
          <table:table-cell table:formula="of:=[.C198]-[.C197]" office:value-type="float" office:value="21">
            <text:p>21</text:p>
          </table:table-cell>
          <table:table-cell table:formula="of:=[.C197]-[.D197]" office:value-type="float" office:value="-99">
            <text:p>-99</text:p>
          </table:table-cell>
          <table:table-cell table:number-columns-repeated="244"/>
        </table:table-row>
        <table:table-row table:style-name="ro1">
          <table:table-cell table:formula="of:=[.A197]+1" office:value-type="float" office:value="196">
            <text:p>196</text:p>
          </table:table-cell>
          <table:table-cell table:formula="of:=([.A198]-1)*8+[.$B$2]+[.$B$1]" office:value-type="float" office:value="1572">
            <text:p>1572</text:p>
          </table:table-cell>
          <table:table-cell table:formula="of:=ROUND([.A198]*[.$C$2] + [.A198]*[.A198]/[.$C$1] + [.$B$1]; 0)" office:value-type="float" office:value="2127">
            <text:p>2127</text:p>
          </table:table-cell>
          <table:table-cell table:formula="of:=[.D197]+[.J198]" office:value-type="float" office:value="2226">
            <text:p>2226</text:p>
          </table:table-cell>
          <table:table-cell table:formula="of:=  FLOOR( ([.$A198] * [.$C$2]) + ([.$A198]*[.$A198]/[.$C$1]); 1) + [.$B$1]" office:value-type="float" office:value="2126">
            <text:p>2126</text:p>
          </table:table-cell>
          <table:table-cell/>
          <table:table-cell table:style-name="Default" table:number-columns-repeated="2"/>
          <table:table-cell/>
          <table:table-cell table:formula="of:=FLOOR(([.A198]-1)/10;1)+[.$J$2]" office:value-type="float" office:value="21">
            <text:p>21</text:p>
          </table:table-cell>
          <table:table-cell table:formula="of:=[.C199]-[.C198]" office:value-type="float" office:value="20">
            <text:p>20</text:p>
          </table:table-cell>
          <table:table-cell table:formula="of:=[.C198]-[.D198]" office:value-type="float" office:value="-99">
            <text:p>-99</text:p>
          </table:table-cell>
          <table:table-cell table:number-columns-repeated="244"/>
        </table:table-row>
        <table:table-row table:style-name="ro1">
          <table:table-cell table:formula="of:=[.A198]+1" office:value-type="float" office:value="197">
            <text:p>197</text:p>
          </table:table-cell>
          <table:table-cell table:formula="of:=([.A199]-1)*8+[.$B$2]+[.$B$1]" office:value-type="float" office:value="1580">
            <text:p>1580</text:p>
          </table:table-cell>
          <table:table-cell table:formula="of:=ROUND([.A199]*[.$C$2] + [.A199]*[.A199]/[.$C$1] + [.$B$1]; 0)" office:value-type="float" office:value="2147">
            <text:p>2147</text:p>
          </table:table-cell>
          <table:table-cell table:formula="of:=[.D198]+[.J199]" office:value-type="float" office:value="2247">
            <text:p>2247</text:p>
          </table:table-cell>
          <table:table-cell table:formula="of:=  FLOOR( ([.$A199] * [.$C$2]) + ([.$A199]*[.$A199]/[.$C$1]); 1) + [.$B$1]" office:value-type="float" office:value="2147">
            <text:p>2147</text:p>
          </table:table-cell>
          <table:table-cell/>
          <table:table-cell table:style-name="Default" table:number-columns-repeated="2"/>
          <table:table-cell/>
          <table:table-cell table:formula="of:=FLOOR(([.A199]-1)/10;1)+[.$J$2]" office:value-type="float" office:value="21">
            <text:p>21</text:p>
          </table:table-cell>
          <table:table-cell table:formula="of:=[.C200]-[.C199]" office:value-type="float" office:value="21">
            <text:p>21</text:p>
          </table:table-cell>
          <table:table-cell table:formula="of:=[.C199]-[.D199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f:=[.A199]+1" office:value-type="float" office:value="198">
            <text:p>198</text:p>
          </table:table-cell>
          <table:table-cell table:formula="of:=([.A200]-1)*8+[.$B$2]+[.$B$1]" office:value-type="float" office:value="1588">
            <text:p>1588</text:p>
          </table:table-cell>
          <table:table-cell table:formula="of:=ROUND([.A200]*[.$C$2] + [.A200]*[.A200]/[.$C$1] + [.$B$1]; 0)" office:value-type="float" office:value="2168">
            <text:p>2168</text:p>
          </table:table-cell>
          <table:table-cell table:formula="of:=[.D199]+[.J200]" office:value-type="float" office:value="2268">
            <text:p>2268</text:p>
          </table:table-cell>
          <table:table-cell table:formula="of:=  FLOOR( ([.$A200] * [.$C$2]) + ([.$A200]*[.$A200]/[.$C$1]); 1) + [.$B$1]" office:value-type="float" office:value="2168">
            <text:p>2168</text:p>
          </table:table-cell>
          <table:table-cell/>
          <table:table-cell table:style-name="Default" table:number-columns-repeated="2"/>
          <table:table-cell/>
          <table:table-cell table:formula="of:=FLOOR(([.A200]-1)/10;1)+[.$J$2]" office:value-type="float" office:value="21">
            <text:p>21</text:p>
          </table:table-cell>
          <table:table-cell table:formula="of:=[.C201]-[.C200]" office:value-type="float" office:value="21">
            <text:p>21</text:p>
          </table:table-cell>
          <table:table-cell table:formula="of:=[.C200]-[.D200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f:=[.A200]+1" office:value-type="float" office:value="199">
            <text:p>199</text:p>
          </table:table-cell>
          <table:table-cell table:formula="of:=([.A201]-1)*8+[.$B$2]+[.$B$1]" office:value-type="float" office:value="1596">
            <text:p>1596</text:p>
          </table:table-cell>
          <table:table-cell table:formula="of:=ROUND([.A201]*[.$C$2] + [.A201]*[.A201]/[.$C$1] + [.$B$1]; 0)" office:value-type="float" office:value="2189">
            <text:p>2189</text:p>
          </table:table-cell>
          <table:table-cell table:formula="of:=[.D200]+[.J201]" office:value-type="float" office:value="2289">
            <text:p>2289</text:p>
          </table:table-cell>
          <table:table-cell table:formula="of:=  FLOOR( ([.$A201] * [.$C$2]) + ([.$A201]*[.$A201]/[.$C$1]); 1) + [.$B$1]" office:value-type="float" office:value="2189">
            <text:p>2189</text:p>
          </table:table-cell>
          <table:table-cell/>
          <table:table-cell table:style-name="Default" table:number-columns-repeated="2"/>
          <table:table-cell/>
          <table:table-cell table:formula="of:=FLOOR(([.A201]-1)/10;1)+[.$J$2]" office:value-type="float" office:value="21">
            <text:p>21</text:p>
          </table:table-cell>
          <table:table-cell table:formula="of:=[.C202]-[.C201]" office:value-type="float" office:value="21">
            <text:p>21</text:p>
          </table:table-cell>
          <table:table-cell table:formula="of:=[.C201]-[.D201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f:=[.A201]+1" office:value-type="float" office:value="200">
            <text:p>200</text:p>
          </table:table-cell>
          <table:table-cell table:formula="of:=([.A202]-1)*8+[.$B$2]+[.$B$1]" office:value-type="float" office:value="1604">
            <text:p>1604</text:p>
          </table:table-cell>
          <table:table-cell table:formula="of:=ROUND([.A202]*[.$C$2] + [.A202]*[.A202]/[.$C$1] + [.$B$1]; 0)" office:value-type="float" office:value="2210">
            <text:p>2210</text:p>
          </table:table-cell>
          <table:table-cell table:formula="of:=[.D201]+[.J202]" office:value-type="float" office:value="2310">
            <text:p>2310</text:p>
          </table:table-cell>
          <table:table-cell table:formula="of:=  FLOOR( ([.$A202] * [.$C$2]) + ([.$A202]*[.$A202]/[.$C$1]); 1) + [.$B$1]" office:value-type="float" office:value="2210">
            <text:p>2210</text:p>
          </table:table-cell>
          <table:table-cell/>
          <table:table-cell table:style-name="Default" table:number-columns-repeated="2"/>
          <table:table-cell/>
          <table:table-cell table:formula="of:=FLOOR(([.A202]-1)/10;1)+[.$J$2]" office:value-type="float" office:value="21">
            <text:p>21</text:p>
          </table:table-cell>
          <table:table-cell table:formula="of:=[.C203]-[.C202]" office:value-type="float" office:value="21">
            <text:p>21</text:p>
          </table:table-cell>
          <table:table-cell table:formula="of:=[.C202]-[.D202]" office:value-type="float" office:value="-100">
            <text:p>-100</text:p>
          </table:table-cell>
          <table:table-cell table:number-columns-repeated="244"/>
        </table:table-row>
        <table:table-row table:style-name="ro1">
          <table:table-cell table:formula="of:=[.A202]+1" office:value-type="float" office:value="201">
            <text:p>201</text:p>
          </table:table-cell>
          <table:table-cell table:formula="of:=([.A203]-1)*8+[.$B$2]+[.$B$1]" office:value-type="float" office:value="1612">
            <text:p>1612</text:p>
          </table:table-cell>
          <table:table-cell table:formula="of:=ROUND([.A203]*[.$C$2] + [.A203]*[.A203]/[.$C$1] + [.$B$1]; 0)" office:value-type="float" office:value="2231">
            <text:p>2231</text:p>
          </table:table-cell>
          <table:table-cell table:formula="of:=[.D202]+[.J203]" office:value-type="float" office:value="2332">
            <text:p>2332</text:p>
          </table:table-cell>
          <table:table-cell table:formula="of:=  FLOOR( ([.$A203] * [.$C$2]) + ([.$A203]*[.$A203]/[.$C$1]); 1) + [.$B$1]" office:value-type="float" office:value="2231">
            <text:p>2231</text:p>
          </table:table-cell>
          <table:table-cell/>
          <table:table-cell table:style-name="Default" table:number-columns-repeated="2"/>
          <table:table-cell/>
          <table:table-cell table:formula="of:=FLOOR(([.A203]-1)/10;1)+[.$J$2]" office:value-type="float" office:value="22">
            <text:p>22</text:p>
          </table:table-cell>
          <table:table-cell table:formula="of:=[.C204]-[.C203]" office:value-type="float" office:value="21">
            <text:p>21</text:p>
          </table:table-cell>
          <table:table-cell table:formula="of:=[.C203]-[.D203]" office:value-type="float" office:value="-101">
            <text:p>-101</text:p>
          </table:table-cell>
          <table:table-cell table:number-columns-repeated="244"/>
        </table:table-row>
        <table:table-row table:style-name="ro1">
          <table:table-cell table:formula="of:=[.A203]+1" office:value-type="float" office:value="202">
            <text:p>202</text:p>
          </table:table-cell>
          <table:table-cell table:formula="of:=([.A204]-1)*8+[.$B$2]+[.$B$1]" office:value-type="float" office:value="1620">
            <text:p>1620</text:p>
          </table:table-cell>
          <table:table-cell table:formula="of:=ROUND([.A204]*[.$C$2] + [.A204]*[.A204]/[.$C$1] + [.$B$1]; 0)" office:value-type="float" office:value="2252">
            <text:p>2252</text:p>
          </table:table-cell>
          <table:table-cell table:formula="of:=[.D203]+[.J204]" office:value-type="float" office:value="2354">
            <text:p>2354</text:p>
          </table:table-cell>
          <table:table-cell table:formula="of:=  FLOOR( ([.$A204] * [.$C$2]) + ([.$A204]*[.$A204]/[.$C$1]); 1) + [.$B$1]" office:value-type="float" office:value="2252">
            <text:p>2252</text:p>
          </table:table-cell>
          <table:table-cell/>
          <table:table-cell table:style-name="Default" table:number-columns-repeated="2"/>
          <table:table-cell/>
          <table:table-cell table:formula="of:=FLOOR(([.A204]-1)/10;1)+[.$J$2]" office:value-type="float" office:value="22">
            <text:p>22</text:p>
          </table:table-cell>
          <table:table-cell table:formula="of:=[.C205]-[.C204]" office:value-type="float" office:value="21">
            <text:p>21</text:p>
          </table:table-cell>
          <table:table-cell table:formula="of:=[.C204]-[.D204]" office:value-type="float" office:value="-102">
            <text:p>-102</text:p>
          </table:table-cell>
          <table:table-cell table:number-columns-repeated="244"/>
        </table:table-row>
        <table:table-row table:style-name="ro1">
          <table:table-cell table:formula="of:=[.A204]+1" office:value-type="float" office:value="203">
            <text:p>203</text:p>
          </table:table-cell>
          <table:table-cell table:formula="of:=([.A205]-1)*8+[.$B$2]+[.$B$1]" office:value-type="float" office:value="1628">
            <text:p>1628</text:p>
          </table:table-cell>
          <table:table-cell table:formula="of:=ROUND([.A205]*[.$C$2] + [.A205]*[.A205]/[.$C$1] + [.$B$1]; 0)" office:value-type="float" office:value="2273">
            <text:p>2273</text:p>
          </table:table-cell>
          <table:table-cell table:formula="of:=[.D204]+[.J205]" office:value-type="float" office:value="2376">
            <text:p>2376</text:p>
          </table:table-cell>
          <table:table-cell table:formula="of:=  FLOOR( ([.$A205] * [.$C$2]) + ([.$A205]*[.$A205]/[.$C$1]); 1) + [.$B$1]" office:value-type="float" office:value="2273">
            <text:p>2273</text:p>
          </table:table-cell>
          <table:table-cell/>
          <table:table-cell table:style-name="Default" table:number-columns-repeated="2"/>
          <table:table-cell/>
          <table:table-cell table:formula="of:=FLOOR(([.A205]-1)/10;1)+[.$J$2]" office:value-type="float" office:value="22">
            <text:p>22</text:p>
          </table:table-cell>
          <table:table-cell table:formula="of:=[.C206]-[.C205]" office:value-type="float" office:value="-2273">
            <text:p>-2273</text:p>
          </table:table-cell>
          <table:table-cell table:formula="of:=[.C205]-[.D205]" office:value-type="float" office:value="-103">
            <text:p>-103</text:p>
          </table:table-cell>
          <table:table-cell table:number-columns-repeated="244"/>
        </table:table-row>
      </table:table>
      <table:table table:name="Att vs Def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row table:style-name="ro1">
          <table:table-cell/>
          <table:table-cell office:value-type="string">
            <text:p>Att</text:p>
          </table:table-cell>
          <table:table-cell table:number-columns-repeated="24"/>
        </table:table-row>
        <table:table-row table:style-name="ro1">
          <table:table-cell office:value-type="string">
            <text:p>Def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IF(ROUND([.B$2]*[.B$2]/10;1)-[.$A3]&gt;0;ROUND([.B$2]*[.B$2]/10;1)-[.$A3]; 0)" office:value-type="float" office:value="0">
            <text:p>0</text:p>
          </table:table-cell>
          <table:table-cell table:formula="of:=IF(ROUND([.C$2]*[.C$2]/10;1)-[.$A3]&gt;0;ROUND([.C$2]*[.C$2]/10;1)-[.$A3]; 0)" office:value-type="float" office:value="2.5">
            <text:p>2.5</text:p>
          </table:table-cell>
          <table:table-cell table:formula="of:=IF(ROUND([.D$2]*[.D$2]/10;1)-[.$A3]&gt;0;ROUND([.D$2]*[.D$2]/10;1)-[.$A3]; 0)" office:value-type="float" office:value="10">
            <text:p>10</text:p>
          </table:table-cell>
          <table:table-cell table:formula="of:=IF(ROUND([.E$2]*[.E$2]/10;1)-[.$A3]&gt;0;ROUND([.E$2]*[.E$2]/10;1)-[.$A3]; 0)" office:value-type="float" office:value="22.5">
            <text:p>22.5</text:p>
          </table:table-cell>
          <table:table-cell table:formula="of:=IF(ROUND([.F$2]*[.F$2]/10;1)-[.$A3]&gt;0;ROUND([.F$2]*[.F$2]/10;1)-[.$A3]; 0)" office:value-type="float" office:value="40">
            <text:p>40</text:p>
          </table:table-cell>
          <table:table-cell table:formula="of:=IF(ROUND([.G$2]*[.G$2]/10;1)-[.$A3]&gt;0;ROUND([.G$2]*[.G$2]/10;1)-[.$A3]; 0)" office:value-type="float" office:value="62.5">
            <text:p>62.5</text:p>
          </table:table-cell>
          <table:table-cell table:formula="of:=IF(ROUND([.H$2]*[.H$2]/10;1)-[.$A3]&gt;0;ROUND([.H$2]*[.H$2]/10;1)-[.$A3]; 0)" office:value-type="float" office:value="90">
            <text:p>90</text:p>
          </table:table-cell>
          <table:table-cell table:formula="of:=IF(ROUND([.I$2]*[.I$2]/10;1)-[.$A3]&gt;0;ROUND([.I$2]*[.I$2]/10;1)-[.$A3]; 0)" office:value-type="float" office:value="122.5">
            <text:p>122.5</text:p>
          </table:table-cell>
          <table:table-cell table:formula="of:=IF(ROUND([.J$2]*[.J$2]/10;1)-[.$A3]&gt;0;ROUND([.J$2]*[.J$2]/10;1)-[.$A3]; 0)" office:value-type="float" office:value="160">
            <text:p>160</text:p>
          </table:table-cell>
          <table:table-cell table:formula="of:=IF(ROUND([.K$2]*[.K$2]/10;1)-[.$A3]&gt;0;ROUND([.K$2]*[.K$2]/10;1)-[.$A3]; 0)" office:value-type="float" office:value="202.5">
            <text:p>202.5</text:p>
          </table:table-cell>
          <table:table-cell table:formula="of:=IF(ROUND([.L$2]*[.L$2]/10;1)-[.$A3]&gt;0;ROUND([.L$2]*[.L$2]/10;1)-[.$A3]; 0)" office:value-type="float" office:value="250">
            <text:p>250</text:p>
          </table:table-cell>
          <table:table-cell table:formula="of:=IF(ROUND([.M$2]*[.M$2]/10;1)-[.$A3]&gt;0;ROUND([.M$2]*[.M$2]/10;1)-[.$A3]; 0)" office:value-type="float" office:value="302.5">
            <text:p>302.5</text:p>
          </table:table-cell>
          <table:table-cell table:formula="of:=IF(ROUND([.N$2]*[.N$2]/10;1)-[.$A3]&gt;0;ROUND([.N$2]*[.N$2]/10;1)-[.$A3]; 0)" office:value-type="float" office:value="360">
            <text:p>360</text:p>
          </table:table-cell>
          <table:table-cell table:formula="of:=IF(ROUND([.O$2]*[.O$2]/10;1)-[.$A3]&gt;0;ROUND([.O$2]*[.O$2]/10;1)-[.$A3]; 0)" office:value-type="float" office:value="422.5">
            <text:p>422.5</text:p>
          </table:table-cell>
          <table:table-cell table:formula="of:=IF(ROUND([.P$2]*[.P$2]/10;1)-[.$A3]&gt;0;ROUND([.P$2]*[.P$2]/10;1)-[.$A3]; 0)" office:value-type="float" office:value="490">
            <text:p>490</text:p>
          </table:table-cell>
          <table:table-cell table:formula="of:=IF(ROUND([.Q$2]*[.Q$2]/10;1)-[.$A3]&gt;0;ROUND([.Q$2]*[.Q$2]/10;1)-[.$A3]; 0)" office:value-type="float" office:value="562.5">
            <text:p>562.5</text:p>
          </table:table-cell>
          <table:table-cell table:formula="of:=IF(ROUND([.R$2]*[.R$2]/10;1)-[.$A3]&gt;0;ROUND([.R$2]*[.R$2]/10;1)-[.$A3]; 0)" office:value-type="float" office:value="640">
            <text:p>640</text:p>
          </table:table-cell>
          <table:table-cell table:formula="of:=IF(ROUND([.S$2]*[.S$2]/10;1)-[.$A3]&gt;0;ROUND([.S$2]*[.S$2]/10;1)-[.$A3]; 0)" office:value-type="float" office:value="722.5">
            <text:p>722.5</text:p>
          </table:table-cell>
          <table:table-cell table:formula="of:=IF(ROUND([.T$2]*[.T$2]/10;1)-[.$A3]&gt;0;ROUND([.T$2]*[.T$2]/10;1)-[.$A3]; 0)" office:value-type="float" office:value="810">
            <text:p>810</text:p>
          </table:table-cell>
          <table:table-cell table:formula="of:=IF(ROUND([.U$2]*[.U$2]/10;1)-[.$A3]&gt;0;ROUND([.U$2]*[.U$2]/10;1)-[.$A3]; 0)" office:value-type="float" office:value="902.5">
            <text:p>902.5</text:p>
          </table:table-cell>
          <table:table-cell table:formula="of:=IF(ROUND([.V$2]*[.V$2]/10;1)-[.$A3]&gt;0;ROUND([.V$2]*[.V$2]/10;1)-[.$A3]; 0)" office:value-type="float" office:value="1000">
            <text:p>1000</text:p>
          </table:table-cell>
          <table:table-cell table:formula="of:=IF(ROUND([.W$2]*[.W$2]/10;1)-[.$A3]&gt;0;ROUND([.W$2]*[.W$2]/10;1)-[.$A3]; 0)" office:value-type="float" office:value="1102.5">
            <text:p>1102.5</text:p>
          </table:table-cell>
          <table:table-cell table:formula="of:=IF(ROUND([.X$2]*[.X$2]/10;1)-[.$A3]&gt;0;ROUND([.X$2]*[.X$2]/10;1)-[.$A3]; 0)" office:value-type="float" office:value="1210">
            <text:p>1210</text:p>
          </table:table-cell>
          <table:table-cell table:formula="of:=IF(ROUND([.Y$2]*[.Y$2]/10;1)-[.$A3]&gt;0;ROUND([.Y$2]*[.Y$2]/10;1)-[.$A3]; 0)" office:value-type="float" office:value="1322.5">
            <text:p>1322.5</text:p>
          </table:table-cell>
          <table:table-cell table:formula="of:=IF(ROUND([.Z$2]*[.Z$2]/10;1)-[.$A3]&gt;0;ROUND([.Z$2]*[.Z$2]/10;1)-[.$A3]; 0)" office:value-type="float" office:value="1440">
            <text:p>144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IF(ROUND([.B$2]*[.B$2]/10;1)-[.$A4]&gt;0;ROUND([.B$2]*[.B$2]/10;1)-[.$A4]; 0)" office:value-type="float" office:value="0">
            <text:p>0</text:p>
          </table:table-cell>
          <table:table-cell table:formula="of:=IF(ROUND([.C$2]*[.C$2]/10;1)-[.$A4]&gt;0;ROUND([.C$2]*[.C$2]/10;1)-[.$A4]; 0)" office:value-type="float" office:value="0">
            <text:p>0</text:p>
          </table:table-cell>
          <table:table-cell table:formula="of:=IF(ROUND([.D$2]*[.D$2]/10;1)-[.$A4]&gt;0;ROUND([.D$2]*[.D$2]/10;1)-[.$A4]; 0)" office:value-type="float" office:value="5">
            <text:p>5</text:p>
          </table:table-cell>
          <table:table-cell table:formula="of:=IF(ROUND([.E$2]*[.E$2]/10;1)-[.$A4]&gt;0;ROUND([.E$2]*[.E$2]/10;1)-[.$A4]; 0)" office:value-type="float" office:value="17.5">
            <text:p>17.5</text:p>
          </table:table-cell>
          <table:table-cell table:formula="of:=IF(ROUND([.F$2]*[.F$2]/10;1)-[.$A4]&gt;0;ROUND([.F$2]*[.F$2]/10;1)-[.$A4]; 0)" office:value-type="float" office:value="35">
            <text:p>35</text:p>
          </table:table-cell>
          <table:table-cell table:formula="of:=IF(ROUND([.G$2]*[.G$2]/10;1)-[.$A4]&gt;0;ROUND([.G$2]*[.G$2]/10;1)-[.$A4]; 0)" office:value-type="float" office:value="57.5">
            <text:p>57.5</text:p>
          </table:table-cell>
          <table:table-cell table:formula="of:=IF(ROUND([.H$2]*[.H$2]/10;1)-[.$A4]&gt;0;ROUND([.H$2]*[.H$2]/10;1)-[.$A4]; 0)" office:value-type="float" office:value="85">
            <text:p>85</text:p>
          </table:table-cell>
          <table:table-cell table:formula="of:=IF(ROUND([.I$2]*[.I$2]/10;1)-[.$A4]&gt;0;ROUND([.I$2]*[.I$2]/10;1)-[.$A4]; 0)" office:value-type="float" office:value="117.5">
            <text:p>117.5</text:p>
          </table:table-cell>
          <table:table-cell table:formula="of:=IF(ROUND([.J$2]*[.J$2]/10;1)-[.$A4]&gt;0;ROUND([.J$2]*[.J$2]/10;1)-[.$A4]; 0)" office:value-type="float" office:value="155">
            <text:p>155</text:p>
          </table:table-cell>
          <table:table-cell table:formula="of:=IF(ROUND([.K$2]*[.K$2]/10;1)-[.$A4]&gt;0;ROUND([.K$2]*[.K$2]/10;1)-[.$A4]; 0)" office:value-type="float" office:value="197.5">
            <text:p>197.5</text:p>
          </table:table-cell>
          <table:table-cell table:formula="of:=IF(ROUND([.L$2]*[.L$2]/10;1)-[.$A4]&gt;0;ROUND([.L$2]*[.L$2]/10;1)-[.$A4]; 0)" office:value-type="float" office:value="245">
            <text:p>245</text:p>
          </table:table-cell>
          <table:table-cell table:formula="of:=IF(ROUND([.M$2]*[.M$2]/10;1)-[.$A4]&gt;0;ROUND([.M$2]*[.M$2]/10;1)-[.$A4]; 0)" office:value-type="float" office:value="297.5">
            <text:p>297.5</text:p>
          </table:table-cell>
          <table:table-cell table:formula="of:=IF(ROUND([.N$2]*[.N$2]/10;1)-[.$A4]&gt;0;ROUND([.N$2]*[.N$2]/10;1)-[.$A4]; 0)" office:value-type="float" office:value="355">
            <text:p>355</text:p>
          </table:table-cell>
          <table:table-cell table:formula="of:=IF(ROUND([.O$2]*[.O$2]/10;1)-[.$A4]&gt;0;ROUND([.O$2]*[.O$2]/10;1)-[.$A4]; 0)" office:value-type="float" office:value="417.5">
            <text:p>417.5</text:p>
          </table:table-cell>
          <table:table-cell table:formula="of:=IF(ROUND([.P$2]*[.P$2]/10;1)-[.$A4]&gt;0;ROUND([.P$2]*[.P$2]/10;1)-[.$A4]; 0)" office:value-type="float" office:value="485">
            <text:p>485</text:p>
          </table:table-cell>
          <table:table-cell table:formula="of:=IF(ROUND([.Q$2]*[.Q$2]/10;1)-[.$A4]&gt;0;ROUND([.Q$2]*[.Q$2]/10;1)-[.$A4]; 0)" office:value-type="float" office:value="557.5">
            <text:p>557.5</text:p>
          </table:table-cell>
          <table:table-cell table:formula="of:=IF(ROUND([.R$2]*[.R$2]/10;1)-[.$A4]&gt;0;ROUND([.R$2]*[.R$2]/10;1)-[.$A4]; 0)" office:value-type="float" office:value="635">
            <text:p>635</text:p>
          </table:table-cell>
          <table:table-cell table:formula="of:=IF(ROUND([.S$2]*[.S$2]/10;1)-[.$A4]&gt;0;ROUND([.S$2]*[.S$2]/10;1)-[.$A4]; 0)" office:value-type="float" office:value="717.5">
            <text:p>717.5</text:p>
          </table:table-cell>
          <table:table-cell table:formula="of:=IF(ROUND([.T$2]*[.T$2]/10;1)-[.$A4]&gt;0;ROUND([.T$2]*[.T$2]/10;1)-[.$A4]; 0)" office:value-type="float" office:value="805">
            <text:p>805</text:p>
          </table:table-cell>
          <table:table-cell table:formula="of:=IF(ROUND([.U$2]*[.U$2]/10;1)-[.$A4]&gt;0;ROUND([.U$2]*[.U$2]/10;1)-[.$A4]; 0)" office:value-type="float" office:value="897.5">
            <text:p>897.5</text:p>
          </table:table-cell>
          <table:table-cell table:formula="of:=IF(ROUND([.V$2]*[.V$2]/10;1)-[.$A4]&gt;0;ROUND([.V$2]*[.V$2]/10;1)-[.$A4]; 0)" office:value-type="float" office:value="995">
            <text:p>995</text:p>
          </table:table-cell>
          <table:table-cell table:formula="of:=IF(ROUND([.W$2]*[.W$2]/10;1)-[.$A4]&gt;0;ROUND([.W$2]*[.W$2]/10;1)-[.$A4]; 0)" office:value-type="float" office:value="1097.5">
            <text:p>1097.5</text:p>
          </table:table-cell>
          <table:table-cell table:formula="of:=IF(ROUND([.X$2]*[.X$2]/10;1)-[.$A4]&gt;0;ROUND([.X$2]*[.X$2]/10;1)-[.$A4]; 0)" office:value-type="float" office:value="1205">
            <text:p>1205</text:p>
          </table:table-cell>
          <table:table-cell table:formula="of:=IF(ROUND([.Y$2]*[.Y$2]/10;1)-[.$A4]&gt;0;ROUND([.Y$2]*[.Y$2]/10;1)-[.$A4]; 0)" office:value-type="float" office:value="1317.5">
            <text:p>1317.5</text:p>
          </table:table-cell>
          <table:table-cell table:formula="of:=IF(ROUND([.Z$2]*[.Z$2]/10;1)-[.$A4]&gt;0;ROUND([.Z$2]*[.Z$2]/10;1)-[.$A4]; 0)" office:value-type="float" office:value="1435">
            <text:p>14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IF(ROUND([.B$2]*[.B$2]/10;1)-[.$A5]&gt;0;ROUND([.B$2]*[.B$2]/10;1)-[.$A5]; 0)" office:value-type="float" office:value="0">
            <text:p>0</text:p>
          </table:table-cell>
          <table:table-cell table:formula="of:=IF(ROUND([.C$2]*[.C$2]/10;1)-[.$A5]&gt;0;ROUND([.C$2]*[.C$2]/10;1)-[.$A5]; 0)" office:value-type="float" office:value="0">
            <text:p>0</text:p>
          </table:table-cell>
          <table:table-cell table:formula="of:=IF(ROUND([.D$2]*[.D$2]/10;1)-[.$A5]&gt;0;ROUND([.D$2]*[.D$2]/10;1)-[.$A5]; 0)" office:value-type="float" office:value="0">
            <text:p>0</text:p>
          </table:table-cell>
          <table:table-cell table:formula="of:=IF(ROUND([.E$2]*[.E$2]/10;1)-[.$A5]&gt;0;ROUND([.E$2]*[.E$2]/10;1)-[.$A5]; 0)" office:value-type="float" office:value="12.5">
            <text:p>12.5</text:p>
          </table:table-cell>
          <table:table-cell table:formula="of:=IF(ROUND([.F$2]*[.F$2]/10;1)-[.$A5]&gt;0;ROUND([.F$2]*[.F$2]/10;1)-[.$A5]; 0)" office:value-type="float" office:value="30">
            <text:p>30</text:p>
          </table:table-cell>
          <table:table-cell table:formula="of:=IF(ROUND([.G$2]*[.G$2]/10;1)-[.$A5]&gt;0;ROUND([.G$2]*[.G$2]/10;1)-[.$A5]; 0)" office:value-type="float" office:value="52.5">
            <text:p>52.5</text:p>
          </table:table-cell>
          <table:table-cell table:formula="of:=IF(ROUND([.H$2]*[.H$2]/10;1)-[.$A5]&gt;0;ROUND([.H$2]*[.H$2]/10;1)-[.$A5]; 0)" office:value-type="float" office:value="80">
            <text:p>80</text:p>
          </table:table-cell>
          <table:table-cell table:formula="of:=IF(ROUND([.I$2]*[.I$2]/10;1)-[.$A5]&gt;0;ROUND([.I$2]*[.I$2]/10;1)-[.$A5]; 0)" office:value-type="float" office:value="112.5">
            <text:p>112.5</text:p>
          </table:table-cell>
          <table:table-cell table:formula="of:=IF(ROUND([.J$2]*[.J$2]/10;1)-[.$A5]&gt;0;ROUND([.J$2]*[.J$2]/10;1)-[.$A5]; 0)" office:value-type="float" office:value="150">
            <text:p>150</text:p>
          </table:table-cell>
          <table:table-cell table:formula="of:=IF(ROUND([.K$2]*[.K$2]/10;1)-[.$A5]&gt;0;ROUND([.K$2]*[.K$2]/10;1)-[.$A5]; 0)" office:value-type="float" office:value="192.5">
            <text:p>192.5</text:p>
          </table:table-cell>
          <table:table-cell table:formula="of:=IF(ROUND([.L$2]*[.L$2]/10;1)-[.$A5]&gt;0;ROUND([.L$2]*[.L$2]/10;1)-[.$A5]; 0)" office:value-type="float" office:value="240">
            <text:p>240</text:p>
          </table:table-cell>
          <table:table-cell table:formula="of:=IF(ROUND([.M$2]*[.M$2]/10;1)-[.$A5]&gt;0;ROUND([.M$2]*[.M$2]/10;1)-[.$A5]; 0)" office:value-type="float" office:value="292.5">
            <text:p>292.5</text:p>
          </table:table-cell>
          <table:table-cell table:formula="of:=IF(ROUND([.N$2]*[.N$2]/10;1)-[.$A5]&gt;0;ROUND([.N$2]*[.N$2]/10;1)-[.$A5]; 0)" office:value-type="float" office:value="350">
            <text:p>350</text:p>
          </table:table-cell>
          <table:table-cell table:formula="of:=IF(ROUND([.O$2]*[.O$2]/10;1)-[.$A5]&gt;0;ROUND([.O$2]*[.O$2]/10;1)-[.$A5]; 0)" office:value-type="float" office:value="412.5">
            <text:p>412.5</text:p>
          </table:table-cell>
          <table:table-cell table:formula="of:=IF(ROUND([.P$2]*[.P$2]/10;1)-[.$A5]&gt;0;ROUND([.P$2]*[.P$2]/10;1)-[.$A5]; 0)" office:value-type="float" office:value="480">
            <text:p>480</text:p>
          </table:table-cell>
          <table:table-cell table:formula="of:=IF(ROUND([.Q$2]*[.Q$2]/10;1)-[.$A5]&gt;0;ROUND([.Q$2]*[.Q$2]/10;1)-[.$A5]; 0)" office:value-type="float" office:value="552.5">
            <text:p>552.5</text:p>
          </table:table-cell>
          <table:table-cell table:formula="of:=IF(ROUND([.R$2]*[.R$2]/10;1)-[.$A5]&gt;0;ROUND([.R$2]*[.R$2]/10;1)-[.$A5]; 0)" office:value-type="float" office:value="630">
            <text:p>630</text:p>
          </table:table-cell>
          <table:table-cell table:formula="of:=IF(ROUND([.S$2]*[.S$2]/10;1)-[.$A5]&gt;0;ROUND([.S$2]*[.S$2]/10;1)-[.$A5]; 0)" office:value-type="float" office:value="712.5">
            <text:p>712.5</text:p>
          </table:table-cell>
          <table:table-cell table:formula="of:=IF(ROUND([.T$2]*[.T$2]/10;1)-[.$A5]&gt;0;ROUND([.T$2]*[.T$2]/10;1)-[.$A5]; 0)" office:value-type="float" office:value="800">
            <text:p>800</text:p>
          </table:table-cell>
          <table:table-cell table:formula="of:=IF(ROUND([.U$2]*[.U$2]/10;1)-[.$A5]&gt;0;ROUND([.U$2]*[.U$2]/10;1)-[.$A5]; 0)" office:value-type="float" office:value="892.5">
            <text:p>892.5</text:p>
          </table:table-cell>
          <table:table-cell table:formula="of:=IF(ROUND([.V$2]*[.V$2]/10;1)-[.$A5]&gt;0;ROUND([.V$2]*[.V$2]/10;1)-[.$A5]; 0)" office:value-type="float" office:value="990">
            <text:p>990</text:p>
          </table:table-cell>
          <table:table-cell table:formula="of:=IF(ROUND([.W$2]*[.W$2]/10;1)-[.$A5]&gt;0;ROUND([.W$2]*[.W$2]/10;1)-[.$A5]; 0)" office:value-type="float" office:value="1092.5">
            <text:p>1092.5</text:p>
          </table:table-cell>
          <table:table-cell table:formula="of:=IF(ROUND([.X$2]*[.X$2]/10;1)-[.$A5]&gt;0;ROUND([.X$2]*[.X$2]/10;1)-[.$A5]; 0)" office:value-type="float" office:value="1200">
            <text:p>1200</text:p>
          </table:table-cell>
          <table:table-cell table:formula="of:=IF(ROUND([.Y$2]*[.Y$2]/10;1)-[.$A5]&gt;0;ROUND([.Y$2]*[.Y$2]/10;1)-[.$A5]; 0)" office:value-type="float" office:value="1312.5">
            <text:p>1312.5</text:p>
          </table:table-cell>
          <table:table-cell table:formula="of:=IF(ROUND([.Z$2]*[.Z$2]/10;1)-[.$A5]&gt;0;ROUND([.Z$2]*[.Z$2]/10;1)-[.$A5]; 0)" office:value-type="float" office:value="1430">
            <text:p>14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IF(ROUND([.B$2]*[.B$2]/10;1)-[.$A6]&gt;0;ROUND([.B$2]*[.B$2]/10;1)-[.$A6]; 0)" office:value-type="float" office:value="0">
            <text:p>0</text:p>
          </table:table-cell>
          <table:table-cell table:formula="of:=IF(ROUND([.C$2]*[.C$2]/10;1)-[.$A6]&gt;0;ROUND([.C$2]*[.C$2]/10;1)-[.$A6]; 0)" office:value-type="float" office:value="0">
            <text:p>0</text:p>
          </table:table-cell>
          <table:table-cell table:formula="of:=IF(ROUND([.D$2]*[.D$2]/10;1)-[.$A6]&gt;0;ROUND([.D$2]*[.D$2]/10;1)-[.$A6]; 0)" office:value-type="float" office:value="0">
            <text:p>0</text:p>
          </table:table-cell>
          <table:table-cell table:formula="of:=IF(ROUND([.E$2]*[.E$2]/10;1)-[.$A6]&gt;0;ROUND([.E$2]*[.E$2]/10;1)-[.$A6]; 0)" office:value-type="float" office:value="7.5">
            <text:p>7.5</text:p>
          </table:table-cell>
          <table:table-cell table:formula="of:=IF(ROUND([.F$2]*[.F$2]/10;1)-[.$A6]&gt;0;ROUND([.F$2]*[.F$2]/10;1)-[.$A6]; 0)" office:value-type="float" office:value="25">
            <text:p>25</text:p>
          </table:table-cell>
          <table:table-cell table:formula="of:=IF(ROUND([.G$2]*[.G$2]/10;1)-[.$A6]&gt;0;ROUND([.G$2]*[.G$2]/10;1)-[.$A6]; 0)" office:value-type="float" office:value="47.5">
            <text:p>47.5</text:p>
          </table:table-cell>
          <table:table-cell table:formula="of:=IF(ROUND([.H$2]*[.H$2]/10;1)-[.$A6]&gt;0;ROUND([.H$2]*[.H$2]/10;1)-[.$A6]; 0)" office:value-type="float" office:value="75">
            <text:p>75</text:p>
          </table:table-cell>
          <table:table-cell table:formula="of:=IF(ROUND([.I$2]*[.I$2]/10;1)-[.$A6]&gt;0;ROUND([.I$2]*[.I$2]/10;1)-[.$A6]; 0)" office:value-type="float" office:value="107.5">
            <text:p>107.5</text:p>
          </table:table-cell>
          <table:table-cell table:formula="of:=IF(ROUND([.J$2]*[.J$2]/10;1)-[.$A6]&gt;0;ROUND([.J$2]*[.J$2]/10;1)-[.$A6]; 0)" office:value-type="float" office:value="145">
            <text:p>145</text:p>
          </table:table-cell>
          <table:table-cell table:formula="of:=IF(ROUND([.K$2]*[.K$2]/10;1)-[.$A6]&gt;0;ROUND([.K$2]*[.K$2]/10;1)-[.$A6]; 0)" office:value-type="float" office:value="187.5">
            <text:p>187.5</text:p>
          </table:table-cell>
          <table:table-cell table:formula="of:=IF(ROUND([.L$2]*[.L$2]/10;1)-[.$A6]&gt;0;ROUND([.L$2]*[.L$2]/10;1)-[.$A6]; 0)" office:value-type="float" office:value="235">
            <text:p>235</text:p>
          </table:table-cell>
          <table:table-cell table:formula="of:=IF(ROUND([.M$2]*[.M$2]/10;1)-[.$A6]&gt;0;ROUND([.M$2]*[.M$2]/10;1)-[.$A6]; 0)" office:value-type="float" office:value="287.5">
            <text:p>287.5</text:p>
          </table:table-cell>
          <table:table-cell table:formula="of:=IF(ROUND([.N$2]*[.N$2]/10;1)-[.$A6]&gt;0;ROUND([.N$2]*[.N$2]/10;1)-[.$A6]; 0)" office:value-type="float" office:value="345">
            <text:p>345</text:p>
          </table:table-cell>
          <table:table-cell table:formula="of:=IF(ROUND([.O$2]*[.O$2]/10;1)-[.$A6]&gt;0;ROUND([.O$2]*[.O$2]/10;1)-[.$A6]; 0)" office:value-type="float" office:value="407.5">
            <text:p>407.5</text:p>
          </table:table-cell>
          <table:table-cell table:formula="of:=IF(ROUND([.P$2]*[.P$2]/10;1)-[.$A6]&gt;0;ROUND([.P$2]*[.P$2]/10;1)-[.$A6]; 0)" office:value-type="float" office:value="475">
            <text:p>475</text:p>
          </table:table-cell>
          <table:table-cell table:formula="of:=IF(ROUND([.Q$2]*[.Q$2]/10;1)-[.$A6]&gt;0;ROUND([.Q$2]*[.Q$2]/10;1)-[.$A6]; 0)" office:value-type="float" office:value="547.5">
            <text:p>547.5</text:p>
          </table:table-cell>
          <table:table-cell table:formula="of:=IF(ROUND([.R$2]*[.R$2]/10;1)-[.$A6]&gt;0;ROUND([.R$2]*[.R$2]/10;1)-[.$A6]; 0)" office:value-type="float" office:value="625">
            <text:p>625</text:p>
          </table:table-cell>
          <table:table-cell table:formula="of:=IF(ROUND([.S$2]*[.S$2]/10;1)-[.$A6]&gt;0;ROUND([.S$2]*[.S$2]/10;1)-[.$A6]; 0)" office:value-type="float" office:value="707.5">
            <text:p>707.5</text:p>
          </table:table-cell>
          <table:table-cell table:formula="of:=IF(ROUND([.T$2]*[.T$2]/10;1)-[.$A6]&gt;0;ROUND([.T$2]*[.T$2]/10;1)-[.$A6]; 0)" office:value-type="float" office:value="795">
            <text:p>795</text:p>
          </table:table-cell>
          <table:table-cell table:formula="of:=IF(ROUND([.U$2]*[.U$2]/10;1)-[.$A6]&gt;0;ROUND([.U$2]*[.U$2]/10;1)-[.$A6]; 0)" office:value-type="float" office:value="887.5">
            <text:p>887.5</text:p>
          </table:table-cell>
          <table:table-cell table:formula="of:=IF(ROUND([.V$2]*[.V$2]/10;1)-[.$A6]&gt;0;ROUND([.V$2]*[.V$2]/10;1)-[.$A6]; 0)" office:value-type="float" office:value="985">
            <text:p>985</text:p>
          </table:table-cell>
          <table:table-cell table:formula="of:=IF(ROUND([.W$2]*[.W$2]/10;1)-[.$A6]&gt;0;ROUND([.W$2]*[.W$2]/10;1)-[.$A6]; 0)" office:value-type="float" office:value="1087.5">
            <text:p>1087.5</text:p>
          </table:table-cell>
          <table:table-cell table:formula="of:=IF(ROUND([.X$2]*[.X$2]/10;1)-[.$A6]&gt;0;ROUND([.X$2]*[.X$2]/10;1)-[.$A6]; 0)" office:value-type="float" office:value="1195">
            <text:p>1195</text:p>
          </table:table-cell>
          <table:table-cell table:formula="of:=IF(ROUND([.Y$2]*[.Y$2]/10;1)-[.$A6]&gt;0;ROUND([.Y$2]*[.Y$2]/10;1)-[.$A6]; 0)" office:value-type="float" office:value="1307.5">
            <text:p>1307.5</text:p>
          </table:table-cell>
          <table:table-cell table:formula="of:=IF(ROUND([.Z$2]*[.Z$2]/10;1)-[.$A6]&gt;0;ROUND([.Z$2]*[.Z$2]/10;1)-[.$A6]; 0)" office:value-type="float" office:value="1425">
            <text:p>14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IF(ROUND([.B$2]*[.B$2]/10;1)-[.$A7]&gt;0;ROUND([.B$2]*[.B$2]/10;1)-[.$A7]; 0)" office:value-type="float" office:value="0">
            <text:p>0</text:p>
          </table:table-cell>
          <table:table-cell table:formula="of:=IF(ROUND([.C$2]*[.C$2]/10;1)-[.$A7]&gt;0;ROUND([.C$2]*[.C$2]/10;1)-[.$A7]; 0)" office:value-type="float" office:value="0">
            <text:p>0</text:p>
          </table:table-cell>
          <table:table-cell table:formula="of:=IF(ROUND([.D$2]*[.D$2]/10;1)-[.$A7]&gt;0;ROUND([.D$2]*[.D$2]/10;1)-[.$A7]; 0)" office:value-type="float" office:value="0">
            <text:p>0</text:p>
          </table:table-cell>
          <table:table-cell table:formula="of:=IF(ROUND([.E$2]*[.E$2]/10;1)-[.$A7]&gt;0;ROUND([.E$2]*[.E$2]/10;1)-[.$A7]; 0)" office:value-type="float" office:value="2.5">
            <text:p>2.5</text:p>
          </table:table-cell>
          <table:table-cell table:formula="of:=IF(ROUND([.F$2]*[.F$2]/10;1)-[.$A7]&gt;0;ROUND([.F$2]*[.F$2]/10;1)-[.$A7]; 0)" office:value-type="float" office:value="20">
            <text:p>20</text:p>
          </table:table-cell>
          <table:table-cell table:formula="of:=IF(ROUND([.G$2]*[.G$2]/10;1)-[.$A7]&gt;0;ROUND([.G$2]*[.G$2]/10;1)-[.$A7]; 0)" office:value-type="float" office:value="42.5">
            <text:p>42.5</text:p>
          </table:table-cell>
          <table:table-cell table:formula="of:=IF(ROUND([.H$2]*[.H$2]/10;1)-[.$A7]&gt;0;ROUND([.H$2]*[.H$2]/10;1)-[.$A7]; 0)" office:value-type="float" office:value="70">
            <text:p>70</text:p>
          </table:table-cell>
          <table:table-cell table:formula="of:=IF(ROUND([.I$2]*[.I$2]/10;1)-[.$A7]&gt;0;ROUND([.I$2]*[.I$2]/10;1)-[.$A7]; 0)" office:value-type="float" office:value="102.5">
            <text:p>102.5</text:p>
          </table:table-cell>
          <table:table-cell table:formula="of:=IF(ROUND([.J$2]*[.J$2]/10;1)-[.$A7]&gt;0;ROUND([.J$2]*[.J$2]/10;1)-[.$A7]; 0)" office:value-type="float" office:value="140">
            <text:p>140</text:p>
          </table:table-cell>
          <table:table-cell table:formula="of:=IF(ROUND([.K$2]*[.K$2]/10;1)-[.$A7]&gt;0;ROUND([.K$2]*[.K$2]/10;1)-[.$A7]; 0)" office:value-type="float" office:value="182.5">
            <text:p>182.5</text:p>
          </table:table-cell>
          <table:table-cell table:formula="of:=IF(ROUND([.L$2]*[.L$2]/10;1)-[.$A7]&gt;0;ROUND([.L$2]*[.L$2]/10;1)-[.$A7]; 0)" office:value-type="float" office:value="230">
            <text:p>230</text:p>
          </table:table-cell>
          <table:table-cell table:formula="of:=IF(ROUND([.M$2]*[.M$2]/10;1)-[.$A7]&gt;0;ROUND([.M$2]*[.M$2]/10;1)-[.$A7]; 0)" office:value-type="float" office:value="282.5">
            <text:p>282.5</text:p>
          </table:table-cell>
          <table:table-cell table:formula="of:=IF(ROUND([.N$2]*[.N$2]/10;1)-[.$A7]&gt;0;ROUND([.N$2]*[.N$2]/10;1)-[.$A7]; 0)" office:value-type="float" office:value="340">
            <text:p>340</text:p>
          </table:table-cell>
          <table:table-cell table:formula="of:=IF(ROUND([.O$2]*[.O$2]/10;1)-[.$A7]&gt;0;ROUND([.O$2]*[.O$2]/10;1)-[.$A7]; 0)" office:value-type="float" office:value="402.5">
            <text:p>402.5</text:p>
          </table:table-cell>
          <table:table-cell table:formula="of:=IF(ROUND([.P$2]*[.P$2]/10;1)-[.$A7]&gt;0;ROUND([.P$2]*[.P$2]/10;1)-[.$A7]; 0)" office:value-type="float" office:value="470">
            <text:p>470</text:p>
          </table:table-cell>
          <table:table-cell table:formula="of:=IF(ROUND([.Q$2]*[.Q$2]/10;1)-[.$A7]&gt;0;ROUND([.Q$2]*[.Q$2]/10;1)-[.$A7]; 0)" office:value-type="float" office:value="542.5">
            <text:p>542.5</text:p>
          </table:table-cell>
          <table:table-cell table:formula="of:=IF(ROUND([.R$2]*[.R$2]/10;1)-[.$A7]&gt;0;ROUND([.R$2]*[.R$2]/10;1)-[.$A7]; 0)" office:value-type="float" office:value="620">
            <text:p>620</text:p>
          </table:table-cell>
          <table:table-cell table:formula="of:=IF(ROUND([.S$2]*[.S$2]/10;1)-[.$A7]&gt;0;ROUND([.S$2]*[.S$2]/10;1)-[.$A7]; 0)" office:value-type="float" office:value="702.5">
            <text:p>702.5</text:p>
          </table:table-cell>
          <table:table-cell table:formula="of:=IF(ROUND([.T$2]*[.T$2]/10;1)-[.$A7]&gt;0;ROUND([.T$2]*[.T$2]/10;1)-[.$A7]; 0)" office:value-type="float" office:value="790">
            <text:p>790</text:p>
          </table:table-cell>
          <table:table-cell table:formula="of:=IF(ROUND([.U$2]*[.U$2]/10;1)-[.$A7]&gt;0;ROUND([.U$2]*[.U$2]/10;1)-[.$A7]; 0)" office:value-type="float" office:value="882.5">
            <text:p>882.5</text:p>
          </table:table-cell>
          <table:table-cell table:formula="of:=IF(ROUND([.V$2]*[.V$2]/10;1)-[.$A7]&gt;0;ROUND([.V$2]*[.V$2]/10;1)-[.$A7]; 0)" office:value-type="float" office:value="980">
            <text:p>980</text:p>
          </table:table-cell>
          <table:table-cell table:formula="of:=IF(ROUND([.W$2]*[.W$2]/10;1)-[.$A7]&gt;0;ROUND([.W$2]*[.W$2]/10;1)-[.$A7]; 0)" office:value-type="float" office:value="1082.5">
            <text:p>1082.5</text:p>
          </table:table-cell>
          <table:table-cell table:formula="of:=IF(ROUND([.X$2]*[.X$2]/10;1)-[.$A7]&gt;0;ROUND([.X$2]*[.X$2]/10;1)-[.$A7]; 0)" office:value-type="float" office:value="1190">
            <text:p>1190</text:p>
          </table:table-cell>
          <table:table-cell table:formula="of:=IF(ROUND([.Y$2]*[.Y$2]/10;1)-[.$A7]&gt;0;ROUND([.Y$2]*[.Y$2]/10;1)-[.$A7]; 0)" office:value-type="float" office:value="1302.5">
            <text:p>1302.5</text:p>
          </table:table-cell>
          <table:table-cell table:formula="of:=IF(ROUND([.Z$2]*[.Z$2]/10;1)-[.$A7]&gt;0;ROUND([.Z$2]*[.Z$2]/10;1)-[.$A7]; 0)" office:value-type="float" office:value="1420">
            <text:p>14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IF(ROUND([.B$2]*[.B$2]/10;1)-[.$A8]&gt;0;ROUND([.B$2]*[.B$2]/10;1)-[.$A8]; 0)" office:value-type="float" office:value="0">
            <text:p>0</text:p>
          </table:table-cell>
          <table:table-cell table:formula="of:=IF(ROUND([.C$2]*[.C$2]/10;1)-[.$A8]&gt;0;ROUND([.C$2]*[.C$2]/10;1)-[.$A8]; 0)" office:value-type="float" office:value="0">
            <text:p>0</text:p>
          </table:table-cell>
          <table:table-cell table:formula="of:=IF(ROUND([.D$2]*[.D$2]/10;1)-[.$A8]&gt;0;ROUND([.D$2]*[.D$2]/10;1)-[.$A8]; 0)" office:value-type="float" office:value="0">
            <text:p>0</text:p>
          </table:table-cell>
          <table:table-cell table:formula="of:=IF(ROUND([.E$2]*[.E$2]/10;1)-[.$A8]&gt;0;ROUND([.E$2]*[.E$2]/10;1)-[.$A8]; 0)" office:value-type="float" office:value="0">
            <text:p>0</text:p>
          </table:table-cell>
          <table:table-cell table:formula="of:=IF(ROUND([.F$2]*[.F$2]/10;1)-[.$A8]&gt;0;ROUND([.F$2]*[.F$2]/10;1)-[.$A8]; 0)" office:value-type="float" office:value="15">
            <text:p>15</text:p>
          </table:table-cell>
          <table:table-cell table:formula="of:=IF(ROUND([.G$2]*[.G$2]/10;1)-[.$A8]&gt;0;ROUND([.G$2]*[.G$2]/10;1)-[.$A8]; 0)" office:value-type="float" office:value="37.5">
            <text:p>37.5</text:p>
          </table:table-cell>
          <table:table-cell table:formula="of:=IF(ROUND([.H$2]*[.H$2]/10;1)-[.$A8]&gt;0;ROUND([.H$2]*[.H$2]/10;1)-[.$A8]; 0)" office:value-type="float" office:value="65">
            <text:p>65</text:p>
          </table:table-cell>
          <table:table-cell table:formula="of:=IF(ROUND([.I$2]*[.I$2]/10;1)-[.$A8]&gt;0;ROUND([.I$2]*[.I$2]/10;1)-[.$A8]; 0)" office:value-type="float" office:value="97.5">
            <text:p>97.5</text:p>
          </table:table-cell>
          <table:table-cell table:formula="of:=IF(ROUND([.J$2]*[.J$2]/10;1)-[.$A8]&gt;0;ROUND([.J$2]*[.J$2]/10;1)-[.$A8]; 0)" office:value-type="float" office:value="135">
            <text:p>135</text:p>
          </table:table-cell>
          <table:table-cell table:formula="of:=IF(ROUND([.K$2]*[.K$2]/10;1)-[.$A8]&gt;0;ROUND([.K$2]*[.K$2]/10;1)-[.$A8]; 0)" office:value-type="float" office:value="177.5">
            <text:p>177.5</text:p>
          </table:table-cell>
          <table:table-cell table:formula="of:=IF(ROUND([.L$2]*[.L$2]/10;1)-[.$A8]&gt;0;ROUND([.L$2]*[.L$2]/10;1)-[.$A8]; 0)" office:value-type="float" office:value="225">
            <text:p>225</text:p>
          </table:table-cell>
          <table:table-cell table:formula="of:=IF(ROUND([.M$2]*[.M$2]/10;1)-[.$A8]&gt;0;ROUND([.M$2]*[.M$2]/10;1)-[.$A8]; 0)" office:value-type="float" office:value="277.5">
            <text:p>277.5</text:p>
          </table:table-cell>
          <table:table-cell table:formula="of:=IF(ROUND([.N$2]*[.N$2]/10;1)-[.$A8]&gt;0;ROUND([.N$2]*[.N$2]/10;1)-[.$A8]; 0)" office:value-type="float" office:value="335">
            <text:p>335</text:p>
          </table:table-cell>
          <table:table-cell table:formula="of:=IF(ROUND([.O$2]*[.O$2]/10;1)-[.$A8]&gt;0;ROUND([.O$2]*[.O$2]/10;1)-[.$A8]; 0)" office:value-type="float" office:value="397.5">
            <text:p>397.5</text:p>
          </table:table-cell>
          <table:table-cell table:formula="of:=IF(ROUND([.P$2]*[.P$2]/10;1)-[.$A8]&gt;0;ROUND([.P$2]*[.P$2]/10;1)-[.$A8]; 0)" office:value-type="float" office:value="465">
            <text:p>465</text:p>
          </table:table-cell>
          <table:table-cell table:formula="of:=IF(ROUND([.Q$2]*[.Q$2]/10;1)-[.$A8]&gt;0;ROUND([.Q$2]*[.Q$2]/10;1)-[.$A8]; 0)" office:value-type="float" office:value="537.5">
            <text:p>537.5</text:p>
          </table:table-cell>
          <table:table-cell table:formula="of:=IF(ROUND([.R$2]*[.R$2]/10;1)-[.$A8]&gt;0;ROUND([.R$2]*[.R$2]/10;1)-[.$A8]; 0)" office:value-type="float" office:value="615">
            <text:p>615</text:p>
          </table:table-cell>
          <table:table-cell table:formula="of:=IF(ROUND([.S$2]*[.S$2]/10;1)-[.$A8]&gt;0;ROUND([.S$2]*[.S$2]/10;1)-[.$A8]; 0)" office:value-type="float" office:value="697.5">
            <text:p>697.5</text:p>
          </table:table-cell>
          <table:table-cell table:formula="of:=IF(ROUND([.T$2]*[.T$2]/10;1)-[.$A8]&gt;0;ROUND([.T$2]*[.T$2]/10;1)-[.$A8]; 0)" office:value-type="float" office:value="785">
            <text:p>785</text:p>
          </table:table-cell>
          <table:table-cell table:formula="of:=IF(ROUND([.U$2]*[.U$2]/10;1)-[.$A8]&gt;0;ROUND([.U$2]*[.U$2]/10;1)-[.$A8]; 0)" office:value-type="float" office:value="877.5">
            <text:p>877.5</text:p>
          </table:table-cell>
          <table:table-cell table:formula="of:=IF(ROUND([.V$2]*[.V$2]/10;1)-[.$A8]&gt;0;ROUND([.V$2]*[.V$2]/10;1)-[.$A8]; 0)" office:value-type="float" office:value="975">
            <text:p>975</text:p>
          </table:table-cell>
          <table:table-cell table:formula="of:=IF(ROUND([.W$2]*[.W$2]/10;1)-[.$A8]&gt;0;ROUND([.W$2]*[.W$2]/10;1)-[.$A8]; 0)" office:value-type="float" office:value="1077.5">
            <text:p>1077.5</text:p>
          </table:table-cell>
          <table:table-cell table:formula="of:=IF(ROUND([.X$2]*[.X$2]/10;1)-[.$A8]&gt;0;ROUND([.X$2]*[.X$2]/10;1)-[.$A8]; 0)" office:value-type="float" office:value="1185">
            <text:p>1185</text:p>
          </table:table-cell>
          <table:table-cell table:formula="of:=IF(ROUND([.Y$2]*[.Y$2]/10;1)-[.$A8]&gt;0;ROUND([.Y$2]*[.Y$2]/10;1)-[.$A8]; 0)" office:value-type="float" office:value="1297.5">
            <text:p>1297.5</text:p>
          </table:table-cell>
          <table:table-cell table:formula="of:=IF(ROUND([.Z$2]*[.Z$2]/10;1)-[.$A8]&gt;0;ROUND([.Z$2]*[.Z$2]/10;1)-[.$A8]; 0)" office:value-type="float" office:value="1415">
            <text:p>14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IF(ROUND([.B$2]*[.B$2]/10;1)-[.$A9]&gt;0;ROUND([.B$2]*[.B$2]/10;1)-[.$A9]; 0)" office:value-type="float" office:value="0">
            <text:p>0</text:p>
          </table:table-cell>
          <table:table-cell table:formula="of:=IF(ROUND([.C$2]*[.C$2]/10;1)-[.$A9]&gt;0;ROUND([.C$2]*[.C$2]/10;1)-[.$A9]; 0)" office:value-type="float" office:value="0">
            <text:p>0</text:p>
          </table:table-cell>
          <table:table-cell table:formula="of:=IF(ROUND([.D$2]*[.D$2]/10;1)-[.$A9]&gt;0;ROUND([.D$2]*[.D$2]/10;1)-[.$A9]; 0)" office:value-type="float" office:value="0">
            <text:p>0</text:p>
          </table:table-cell>
          <table:table-cell table:formula="of:=IF(ROUND([.E$2]*[.E$2]/10;1)-[.$A9]&gt;0;ROUND([.E$2]*[.E$2]/10;1)-[.$A9]; 0)" office:value-type="float" office:value="0">
            <text:p>0</text:p>
          </table:table-cell>
          <table:table-cell table:formula="of:=IF(ROUND([.F$2]*[.F$2]/10;1)-[.$A9]&gt;0;ROUND([.F$2]*[.F$2]/10;1)-[.$A9]; 0)" office:value-type="float" office:value="10">
            <text:p>10</text:p>
          </table:table-cell>
          <table:table-cell table:formula="of:=IF(ROUND([.G$2]*[.G$2]/10;1)-[.$A9]&gt;0;ROUND([.G$2]*[.G$2]/10;1)-[.$A9]; 0)" office:value-type="float" office:value="32.5">
            <text:p>32.5</text:p>
          </table:table-cell>
          <table:table-cell table:formula="of:=IF(ROUND([.H$2]*[.H$2]/10;1)-[.$A9]&gt;0;ROUND([.H$2]*[.H$2]/10;1)-[.$A9]; 0)" office:value-type="float" office:value="60">
            <text:p>60</text:p>
          </table:table-cell>
          <table:table-cell table:formula="of:=IF(ROUND([.I$2]*[.I$2]/10;1)-[.$A9]&gt;0;ROUND([.I$2]*[.I$2]/10;1)-[.$A9]; 0)" office:value-type="float" office:value="92.5">
            <text:p>92.5</text:p>
          </table:table-cell>
          <table:table-cell table:formula="of:=IF(ROUND([.J$2]*[.J$2]/10;1)-[.$A9]&gt;0;ROUND([.J$2]*[.J$2]/10;1)-[.$A9]; 0)" office:value-type="float" office:value="130">
            <text:p>130</text:p>
          </table:table-cell>
          <table:table-cell table:formula="of:=IF(ROUND([.K$2]*[.K$2]/10;1)-[.$A9]&gt;0;ROUND([.K$2]*[.K$2]/10;1)-[.$A9]; 0)" office:value-type="float" office:value="172.5">
            <text:p>172.5</text:p>
          </table:table-cell>
          <table:table-cell table:formula="of:=IF(ROUND([.L$2]*[.L$2]/10;1)-[.$A9]&gt;0;ROUND([.L$2]*[.L$2]/10;1)-[.$A9]; 0)" office:value-type="float" office:value="220">
            <text:p>220</text:p>
          </table:table-cell>
          <table:table-cell table:formula="of:=IF(ROUND([.M$2]*[.M$2]/10;1)-[.$A9]&gt;0;ROUND([.M$2]*[.M$2]/10;1)-[.$A9]; 0)" office:value-type="float" office:value="272.5">
            <text:p>272.5</text:p>
          </table:table-cell>
          <table:table-cell table:formula="of:=IF(ROUND([.N$2]*[.N$2]/10;1)-[.$A9]&gt;0;ROUND([.N$2]*[.N$2]/10;1)-[.$A9]; 0)" office:value-type="float" office:value="330">
            <text:p>330</text:p>
          </table:table-cell>
          <table:table-cell table:formula="of:=IF(ROUND([.O$2]*[.O$2]/10;1)-[.$A9]&gt;0;ROUND([.O$2]*[.O$2]/10;1)-[.$A9]; 0)" office:value-type="float" office:value="392.5">
            <text:p>392.5</text:p>
          </table:table-cell>
          <table:table-cell table:formula="of:=IF(ROUND([.P$2]*[.P$2]/10;1)-[.$A9]&gt;0;ROUND([.P$2]*[.P$2]/10;1)-[.$A9]; 0)" office:value-type="float" office:value="460">
            <text:p>460</text:p>
          </table:table-cell>
          <table:table-cell table:formula="of:=IF(ROUND([.Q$2]*[.Q$2]/10;1)-[.$A9]&gt;0;ROUND([.Q$2]*[.Q$2]/10;1)-[.$A9]; 0)" office:value-type="float" office:value="532.5">
            <text:p>532.5</text:p>
          </table:table-cell>
          <table:table-cell table:formula="of:=IF(ROUND([.R$2]*[.R$2]/10;1)-[.$A9]&gt;0;ROUND([.R$2]*[.R$2]/10;1)-[.$A9]; 0)" office:value-type="float" office:value="610">
            <text:p>610</text:p>
          </table:table-cell>
          <table:table-cell table:formula="of:=IF(ROUND([.S$2]*[.S$2]/10;1)-[.$A9]&gt;0;ROUND([.S$2]*[.S$2]/10;1)-[.$A9]; 0)" office:value-type="float" office:value="692.5">
            <text:p>692.5</text:p>
          </table:table-cell>
          <table:table-cell table:formula="of:=IF(ROUND([.T$2]*[.T$2]/10;1)-[.$A9]&gt;0;ROUND([.T$2]*[.T$2]/10;1)-[.$A9]; 0)" office:value-type="float" office:value="780">
            <text:p>780</text:p>
          </table:table-cell>
          <table:table-cell table:formula="of:=IF(ROUND([.U$2]*[.U$2]/10;1)-[.$A9]&gt;0;ROUND([.U$2]*[.U$2]/10;1)-[.$A9]; 0)" office:value-type="float" office:value="872.5">
            <text:p>872.5</text:p>
          </table:table-cell>
          <table:table-cell table:formula="of:=IF(ROUND([.V$2]*[.V$2]/10;1)-[.$A9]&gt;0;ROUND([.V$2]*[.V$2]/10;1)-[.$A9]; 0)" office:value-type="float" office:value="970">
            <text:p>970</text:p>
          </table:table-cell>
          <table:table-cell table:formula="of:=IF(ROUND([.W$2]*[.W$2]/10;1)-[.$A9]&gt;0;ROUND([.W$2]*[.W$2]/10;1)-[.$A9]; 0)" office:value-type="float" office:value="1072.5">
            <text:p>1072.5</text:p>
          </table:table-cell>
          <table:table-cell table:formula="of:=IF(ROUND([.X$2]*[.X$2]/10;1)-[.$A9]&gt;0;ROUND([.X$2]*[.X$2]/10;1)-[.$A9]; 0)" office:value-type="float" office:value="1180">
            <text:p>1180</text:p>
          </table:table-cell>
          <table:table-cell table:formula="of:=IF(ROUND([.Y$2]*[.Y$2]/10;1)-[.$A9]&gt;0;ROUND([.Y$2]*[.Y$2]/10;1)-[.$A9]; 0)" office:value-type="float" office:value="1292.5">
            <text:p>1292.5</text:p>
          </table:table-cell>
          <table:table-cell table:formula="of:=IF(ROUND([.Z$2]*[.Z$2]/10;1)-[.$A9]&gt;0;ROUND([.Z$2]*[.Z$2]/10;1)-[.$A9]; 0)" office:value-type="float" office:value="1410">
            <text:p>14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IF(ROUND([.B$2]*[.B$2]/10;1)-[.$A10]&gt;0;ROUND([.B$2]*[.B$2]/10;1)-[.$A10]; 0)" office:value-type="float" office:value="0">
            <text:p>0</text:p>
          </table:table-cell>
          <table:table-cell table:formula="of:=IF(ROUND([.C$2]*[.C$2]/10;1)-[.$A10]&gt;0;ROUND([.C$2]*[.C$2]/10;1)-[.$A10]; 0)" office:value-type="float" office:value="0">
            <text:p>0</text:p>
          </table:table-cell>
          <table:table-cell table:formula="of:=IF(ROUND([.D$2]*[.D$2]/10;1)-[.$A10]&gt;0;ROUND([.D$2]*[.D$2]/10;1)-[.$A10]; 0)" office:value-type="float" office:value="0">
            <text:p>0</text:p>
          </table:table-cell>
          <table:table-cell table:formula="of:=IF(ROUND([.E$2]*[.E$2]/10;1)-[.$A10]&gt;0;ROUND([.E$2]*[.E$2]/10;1)-[.$A10]; 0)" office:value-type="float" office:value="0">
            <text:p>0</text:p>
          </table:table-cell>
          <table:table-cell table:formula="of:=IF(ROUND([.F$2]*[.F$2]/10;1)-[.$A10]&gt;0;ROUND([.F$2]*[.F$2]/10;1)-[.$A10]; 0)" office:value-type="float" office:value="5">
            <text:p>5</text:p>
          </table:table-cell>
          <table:table-cell table:formula="of:=IF(ROUND([.G$2]*[.G$2]/10;1)-[.$A10]&gt;0;ROUND([.G$2]*[.G$2]/10;1)-[.$A10]; 0)" office:value-type="float" office:value="27.5">
            <text:p>27.5</text:p>
          </table:table-cell>
          <table:table-cell table:formula="of:=IF(ROUND([.H$2]*[.H$2]/10;1)-[.$A10]&gt;0;ROUND([.H$2]*[.H$2]/10;1)-[.$A10]; 0)" office:value-type="float" office:value="55">
            <text:p>55</text:p>
          </table:table-cell>
          <table:table-cell table:formula="of:=IF(ROUND([.I$2]*[.I$2]/10;1)-[.$A10]&gt;0;ROUND([.I$2]*[.I$2]/10;1)-[.$A10]; 0)" office:value-type="float" office:value="87.5">
            <text:p>87.5</text:p>
          </table:table-cell>
          <table:table-cell table:formula="of:=IF(ROUND([.J$2]*[.J$2]/10;1)-[.$A10]&gt;0;ROUND([.J$2]*[.J$2]/10;1)-[.$A10]; 0)" office:value-type="float" office:value="125">
            <text:p>125</text:p>
          </table:table-cell>
          <table:table-cell table:formula="of:=IF(ROUND([.K$2]*[.K$2]/10;1)-[.$A10]&gt;0;ROUND([.K$2]*[.K$2]/10;1)-[.$A10]; 0)" office:value-type="float" office:value="167.5">
            <text:p>167.5</text:p>
          </table:table-cell>
          <table:table-cell table:formula="of:=IF(ROUND([.L$2]*[.L$2]/10;1)-[.$A10]&gt;0;ROUND([.L$2]*[.L$2]/10;1)-[.$A10]; 0)" office:value-type="float" office:value="215">
            <text:p>215</text:p>
          </table:table-cell>
          <table:table-cell table:formula="of:=IF(ROUND([.M$2]*[.M$2]/10;1)-[.$A10]&gt;0;ROUND([.M$2]*[.M$2]/10;1)-[.$A10]; 0)" office:value-type="float" office:value="267.5">
            <text:p>267.5</text:p>
          </table:table-cell>
          <table:table-cell table:formula="of:=IF(ROUND([.N$2]*[.N$2]/10;1)-[.$A10]&gt;0;ROUND([.N$2]*[.N$2]/10;1)-[.$A10]; 0)" office:value-type="float" office:value="325">
            <text:p>325</text:p>
          </table:table-cell>
          <table:table-cell table:formula="of:=IF(ROUND([.O$2]*[.O$2]/10;1)-[.$A10]&gt;0;ROUND([.O$2]*[.O$2]/10;1)-[.$A10]; 0)" office:value-type="float" office:value="387.5">
            <text:p>387.5</text:p>
          </table:table-cell>
          <table:table-cell table:formula="of:=IF(ROUND([.P$2]*[.P$2]/10;1)-[.$A10]&gt;0;ROUND([.P$2]*[.P$2]/10;1)-[.$A10]; 0)" office:value-type="float" office:value="455">
            <text:p>455</text:p>
          </table:table-cell>
          <table:table-cell table:formula="of:=IF(ROUND([.Q$2]*[.Q$2]/10;1)-[.$A10]&gt;0;ROUND([.Q$2]*[.Q$2]/10;1)-[.$A10]; 0)" office:value-type="float" office:value="527.5">
            <text:p>527.5</text:p>
          </table:table-cell>
          <table:table-cell table:formula="of:=IF(ROUND([.R$2]*[.R$2]/10;1)-[.$A10]&gt;0;ROUND([.R$2]*[.R$2]/10;1)-[.$A10]; 0)" office:value-type="float" office:value="605">
            <text:p>605</text:p>
          </table:table-cell>
          <table:table-cell table:formula="of:=IF(ROUND([.S$2]*[.S$2]/10;1)-[.$A10]&gt;0;ROUND([.S$2]*[.S$2]/10;1)-[.$A10]; 0)" office:value-type="float" office:value="687.5">
            <text:p>687.5</text:p>
          </table:table-cell>
          <table:table-cell table:formula="of:=IF(ROUND([.T$2]*[.T$2]/10;1)-[.$A10]&gt;0;ROUND([.T$2]*[.T$2]/10;1)-[.$A10]; 0)" office:value-type="float" office:value="775">
            <text:p>775</text:p>
          </table:table-cell>
          <table:table-cell table:formula="of:=IF(ROUND([.U$2]*[.U$2]/10;1)-[.$A10]&gt;0;ROUND([.U$2]*[.U$2]/10;1)-[.$A10]; 0)" office:value-type="float" office:value="867.5">
            <text:p>867.5</text:p>
          </table:table-cell>
          <table:table-cell table:formula="of:=IF(ROUND([.V$2]*[.V$2]/10;1)-[.$A10]&gt;0;ROUND([.V$2]*[.V$2]/10;1)-[.$A10]; 0)" office:value-type="float" office:value="965">
            <text:p>965</text:p>
          </table:table-cell>
          <table:table-cell table:formula="of:=IF(ROUND([.W$2]*[.W$2]/10;1)-[.$A10]&gt;0;ROUND([.W$2]*[.W$2]/10;1)-[.$A10]; 0)" office:value-type="float" office:value="1067.5">
            <text:p>1067.5</text:p>
          </table:table-cell>
          <table:table-cell table:formula="of:=IF(ROUND([.X$2]*[.X$2]/10;1)-[.$A10]&gt;0;ROUND([.X$2]*[.X$2]/10;1)-[.$A10]; 0)" office:value-type="float" office:value="1175">
            <text:p>1175</text:p>
          </table:table-cell>
          <table:table-cell table:formula="of:=IF(ROUND([.Y$2]*[.Y$2]/10;1)-[.$A10]&gt;0;ROUND([.Y$2]*[.Y$2]/10;1)-[.$A10]; 0)" office:value-type="float" office:value="1287.5">
            <text:p>1287.5</text:p>
          </table:table-cell>
          <table:table-cell table:formula="of:=IF(ROUND([.Z$2]*[.Z$2]/10;1)-[.$A10]&gt;0;ROUND([.Z$2]*[.Z$2]/10;1)-[.$A10]; 0)" office:value-type="float" office:value="1405">
            <text:p>14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IF(ROUND([.B$2]*[.B$2]/10;1)-[.$A11]&gt;0;ROUND([.B$2]*[.B$2]/10;1)-[.$A11]; 0)" office:value-type="float" office:value="0">
            <text:p>0</text:p>
          </table:table-cell>
          <table:table-cell table:formula="of:=IF(ROUND([.C$2]*[.C$2]/10;1)-[.$A11]&gt;0;ROUND([.C$2]*[.C$2]/10;1)-[.$A11]; 0)" office:value-type="float" office:value="0">
            <text:p>0</text:p>
          </table:table-cell>
          <table:table-cell table:formula="of:=IF(ROUND([.D$2]*[.D$2]/10;1)-[.$A11]&gt;0;ROUND([.D$2]*[.D$2]/10;1)-[.$A11]; 0)" office:value-type="float" office:value="0">
            <text:p>0</text:p>
          </table:table-cell>
          <table:table-cell table:formula="of:=IF(ROUND([.E$2]*[.E$2]/10;1)-[.$A11]&gt;0;ROUND([.E$2]*[.E$2]/10;1)-[.$A11]; 0)" office:value-type="float" office:value="0">
            <text:p>0</text:p>
          </table:table-cell>
          <table:table-cell table:formula="of:=IF(ROUND([.F$2]*[.F$2]/10;1)-[.$A11]&gt;0;ROUND([.F$2]*[.F$2]/10;1)-[.$A11]; 0)" office:value-type="float" office:value="0">
            <text:p>0</text:p>
          </table:table-cell>
          <table:table-cell table:formula="of:=IF(ROUND([.G$2]*[.G$2]/10;1)-[.$A11]&gt;0;ROUND([.G$2]*[.G$2]/10;1)-[.$A11]; 0)" office:value-type="float" office:value="22.5">
            <text:p>22.5</text:p>
          </table:table-cell>
          <table:table-cell table:formula="of:=IF(ROUND([.H$2]*[.H$2]/10;1)-[.$A11]&gt;0;ROUND([.H$2]*[.H$2]/10;1)-[.$A11]; 0)" office:value-type="float" office:value="50">
            <text:p>50</text:p>
          </table:table-cell>
          <table:table-cell table:formula="of:=IF(ROUND([.I$2]*[.I$2]/10;1)-[.$A11]&gt;0;ROUND([.I$2]*[.I$2]/10;1)-[.$A11]; 0)" office:value-type="float" office:value="82.5">
            <text:p>82.5</text:p>
          </table:table-cell>
          <table:table-cell table:formula="of:=IF(ROUND([.J$2]*[.J$2]/10;1)-[.$A11]&gt;0;ROUND([.J$2]*[.J$2]/10;1)-[.$A11]; 0)" office:value-type="float" office:value="120">
            <text:p>120</text:p>
          </table:table-cell>
          <table:table-cell table:formula="of:=IF(ROUND([.K$2]*[.K$2]/10;1)-[.$A11]&gt;0;ROUND([.K$2]*[.K$2]/10;1)-[.$A11]; 0)" office:value-type="float" office:value="162.5">
            <text:p>162.5</text:p>
          </table:table-cell>
          <table:table-cell table:formula="of:=IF(ROUND([.L$2]*[.L$2]/10;1)-[.$A11]&gt;0;ROUND([.L$2]*[.L$2]/10;1)-[.$A11]; 0)" office:value-type="float" office:value="210">
            <text:p>210</text:p>
          </table:table-cell>
          <table:table-cell table:formula="of:=IF(ROUND([.M$2]*[.M$2]/10;1)-[.$A11]&gt;0;ROUND([.M$2]*[.M$2]/10;1)-[.$A11]; 0)" office:value-type="float" office:value="262.5">
            <text:p>262.5</text:p>
          </table:table-cell>
          <table:table-cell table:formula="of:=IF(ROUND([.N$2]*[.N$2]/10;1)-[.$A11]&gt;0;ROUND([.N$2]*[.N$2]/10;1)-[.$A11]; 0)" office:value-type="float" office:value="320">
            <text:p>320</text:p>
          </table:table-cell>
          <table:table-cell table:formula="of:=IF(ROUND([.O$2]*[.O$2]/10;1)-[.$A11]&gt;0;ROUND([.O$2]*[.O$2]/10;1)-[.$A11]; 0)" office:value-type="float" office:value="382.5">
            <text:p>382.5</text:p>
          </table:table-cell>
          <table:table-cell table:formula="of:=IF(ROUND([.P$2]*[.P$2]/10;1)-[.$A11]&gt;0;ROUND([.P$2]*[.P$2]/10;1)-[.$A11]; 0)" office:value-type="float" office:value="450">
            <text:p>450</text:p>
          </table:table-cell>
          <table:table-cell table:formula="of:=IF(ROUND([.Q$2]*[.Q$2]/10;1)-[.$A11]&gt;0;ROUND([.Q$2]*[.Q$2]/10;1)-[.$A11]; 0)" office:value-type="float" office:value="522.5">
            <text:p>522.5</text:p>
          </table:table-cell>
          <table:table-cell table:formula="of:=IF(ROUND([.R$2]*[.R$2]/10;1)-[.$A11]&gt;0;ROUND([.R$2]*[.R$2]/10;1)-[.$A11]; 0)" office:value-type="float" office:value="600">
            <text:p>600</text:p>
          </table:table-cell>
          <table:table-cell table:formula="of:=IF(ROUND([.S$2]*[.S$2]/10;1)-[.$A11]&gt;0;ROUND([.S$2]*[.S$2]/10;1)-[.$A11]; 0)" office:value-type="float" office:value="682.5">
            <text:p>682.5</text:p>
          </table:table-cell>
          <table:table-cell table:formula="of:=IF(ROUND([.T$2]*[.T$2]/10;1)-[.$A11]&gt;0;ROUND([.T$2]*[.T$2]/10;1)-[.$A11]; 0)" office:value-type="float" office:value="770">
            <text:p>770</text:p>
          </table:table-cell>
          <table:table-cell table:formula="of:=IF(ROUND([.U$2]*[.U$2]/10;1)-[.$A11]&gt;0;ROUND([.U$2]*[.U$2]/10;1)-[.$A11]; 0)" office:value-type="float" office:value="862.5">
            <text:p>862.5</text:p>
          </table:table-cell>
          <table:table-cell table:formula="of:=IF(ROUND([.V$2]*[.V$2]/10;1)-[.$A11]&gt;0;ROUND([.V$2]*[.V$2]/10;1)-[.$A11]; 0)" office:value-type="float" office:value="960">
            <text:p>960</text:p>
          </table:table-cell>
          <table:table-cell table:formula="of:=IF(ROUND([.W$2]*[.W$2]/10;1)-[.$A11]&gt;0;ROUND([.W$2]*[.W$2]/10;1)-[.$A11]; 0)" office:value-type="float" office:value="1062.5">
            <text:p>1062.5</text:p>
          </table:table-cell>
          <table:table-cell table:formula="of:=IF(ROUND([.X$2]*[.X$2]/10;1)-[.$A11]&gt;0;ROUND([.X$2]*[.X$2]/10;1)-[.$A11]; 0)" office:value-type="float" office:value="1170">
            <text:p>1170</text:p>
          </table:table-cell>
          <table:table-cell table:formula="of:=IF(ROUND([.Y$2]*[.Y$2]/10;1)-[.$A11]&gt;0;ROUND([.Y$2]*[.Y$2]/10;1)-[.$A11]; 0)" office:value-type="float" office:value="1282.5">
            <text:p>1282.5</text:p>
          </table:table-cell>
          <table:table-cell table:formula="of:=IF(ROUND([.Z$2]*[.Z$2]/10;1)-[.$A11]&gt;0;ROUND([.Z$2]*[.Z$2]/10;1)-[.$A11]; 0)" office:value-type="float" office:value="1400">
            <text:p>14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IF(ROUND([.B$2]*[.B$2]/10;1)-[.$A12]&gt;0;ROUND([.B$2]*[.B$2]/10;1)-[.$A12]; 0)" office:value-type="float" office:value="0">
            <text:p>0</text:p>
          </table:table-cell>
          <table:table-cell table:formula="of:=IF(ROUND([.C$2]*[.C$2]/10;1)-[.$A12]&gt;0;ROUND([.C$2]*[.C$2]/10;1)-[.$A12]; 0)" office:value-type="float" office:value="0">
            <text:p>0</text:p>
          </table:table-cell>
          <table:table-cell table:formula="of:=IF(ROUND([.D$2]*[.D$2]/10;1)-[.$A12]&gt;0;ROUND([.D$2]*[.D$2]/10;1)-[.$A12]; 0)" office:value-type="float" office:value="0">
            <text:p>0</text:p>
          </table:table-cell>
          <table:table-cell table:formula="of:=IF(ROUND([.E$2]*[.E$2]/10;1)-[.$A12]&gt;0;ROUND([.E$2]*[.E$2]/10;1)-[.$A12]; 0)" office:value-type="float" office:value="0">
            <text:p>0</text:p>
          </table:table-cell>
          <table:table-cell table:formula="of:=IF(ROUND([.F$2]*[.F$2]/10;1)-[.$A12]&gt;0;ROUND([.F$2]*[.F$2]/10;1)-[.$A12]; 0)" office:value-type="float" office:value="0">
            <text:p>0</text:p>
          </table:table-cell>
          <table:table-cell table:formula="of:=IF(ROUND([.G$2]*[.G$2]/10;1)-[.$A12]&gt;0;ROUND([.G$2]*[.G$2]/10;1)-[.$A12]; 0)" office:value-type="float" office:value="17.5">
            <text:p>17.5</text:p>
          </table:table-cell>
          <table:table-cell table:formula="of:=IF(ROUND([.H$2]*[.H$2]/10;1)-[.$A12]&gt;0;ROUND([.H$2]*[.H$2]/10;1)-[.$A12]; 0)" office:value-type="float" office:value="45">
            <text:p>45</text:p>
          </table:table-cell>
          <table:table-cell table:formula="of:=IF(ROUND([.I$2]*[.I$2]/10;1)-[.$A12]&gt;0;ROUND([.I$2]*[.I$2]/10;1)-[.$A12]; 0)" office:value-type="float" office:value="77.5">
            <text:p>77.5</text:p>
          </table:table-cell>
          <table:table-cell table:formula="of:=IF(ROUND([.J$2]*[.J$2]/10;1)-[.$A12]&gt;0;ROUND([.J$2]*[.J$2]/10;1)-[.$A12]; 0)" office:value-type="float" office:value="115">
            <text:p>115</text:p>
          </table:table-cell>
          <table:table-cell table:formula="of:=IF(ROUND([.K$2]*[.K$2]/10;1)-[.$A12]&gt;0;ROUND([.K$2]*[.K$2]/10;1)-[.$A12]; 0)" office:value-type="float" office:value="157.5">
            <text:p>157.5</text:p>
          </table:table-cell>
          <table:table-cell table:formula="of:=IF(ROUND([.L$2]*[.L$2]/10;1)-[.$A12]&gt;0;ROUND([.L$2]*[.L$2]/10;1)-[.$A12]; 0)" office:value-type="float" office:value="205">
            <text:p>205</text:p>
          </table:table-cell>
          <table:table-cell table:formula="of:=IF(ROUND([.M$2]*[.M$2]/10;1)-[.$A12]&gt;0;ROUND([.M$2]*[.M$2]/10;1)-[.$A12]; 0)" office:value-type="float" office:value="257.5">
            <text:p>257.5</text:p>
          </table:table-cell>
          <table:table-cell table:formula="of:=IF(ROUND([.N$2]*[.N$2]/10;1)-[.$A12]&gt;0;ROUND([.N$2]*[.N$2]/10;1)-[.$A12]; 0)" office:value-type="float" office:value="315">
            <text:p>315</text:p>
          </table:table-cell>
          <table:table-cell table:formula="of:=IF(ROUND([.O$2]*[.O$2]/10;1)-[.$A12]&gt;0;ROUND([.O$2]*[.O$2]/10;1)-[.$A12]; 0)" office:value-type="float" office:value="377.5">
            <text:p>377.5</text:p>
          </table:table-cell>
          <table:table-cell table:formula="of:=IF(ROUND([.P$2]*[.P$2]/10;1)-[.$A12]&gt;0;ROUND([.P$2]*[.P$2]/10;1)-[.$A12]; 0)" office:value-type="float" office:value="445">
            <text:p>445</text:p>
          </table:table-cell>
          <table:table-cell table:formula="of:=IF(ROUND([.Q$2]*[.Q$2]/10;1)-[.$A12]&gt;0;ROUND([.Q$2]*[.Q$2]/10;1)-[.$A12]; 0)" office:value-type="float" office:value="517.5">
            <text:p>517.5</text:p>
          </table:table-cell>
          <table:table-cell table:formula="of:=IF(ROUND([.R$2]*[.R$2]/10;1)-[.$A12]&gt;0;ROUND([.R$2]*[.R$2]/10;1)-[.$A12]; 0)" office:value-type="float" office:value="595">
            <text:p>595</text:p>
          </table:table-cell>
          <table:table-cell table:formula="of:=IF(ROUND([.S$2]*[.S$2]/10;1)-[.$A12]&gt;0;ROUND([.S$2]*[.S$2]/10;1)-[.$A12]; 0)" office:value-type="float" office:value="677.5">
            <text:p>677.5</text:p>
          </table:table-cell>
          <table:table-cell table:formula="of:=IF(ROUND([.T$2]*[.T$2]/10;1)-[.$A12]&gt;0;ROUND([.T$2]*[.T$2]/10;1)-[.$A12]; 0)" office:value-type="float" office:value="765">
            <text:p>765</text:p>
          </table:table-cell>
          <table:table-cell table:formula="of:=IF(ROUND([.U$2]*[.U$2]/10;1)-[.$A12]&gt;0;ROUND([.U$2]*[.U$2]/10;1)-[.$A12]; 0)" office:value-type="float" office:value="857.5">
            <text:p>857.5</text:p>
          </table:table-cell>
          <table:table-cell table:formula="of:=IF(ROUND([.V$2]*[.V$2]/10;1)-[.$A12]&gt;0;ROUND([.V$2]*[.V$2]/10;1)-[.$A12]; 0)" office:value-type="float" office:value="955">
            <text:p>955</text:p>
          </table:table-cell>
          <table:table-cell table:formula="of:=IF(ROUND([.W$2]*[.W$2]/10;1)-[.$A12]&gt;0;ROUND([.W$2]*[.W$2]/10;1)-[.$A12]; 0)" office:value-type="float" office:value="1057.5">
            <text:p>1057.5</text:p>
          </table:table-cell>
          <table:table-cell table:formula="of:=IF(ROUND([.X$2]*[.X$2]/10;1)-[.$A12]&gt;0;ROUND([.X$2]*[.X$2]/10;1)-[.$A12]; 0)" office:value-type="float" office:value="1165">
            <text:p>1165</text:p>
          </table:table-cell>
          <table:table-cell table:formula="of:=IF(ROUND([.Y$2]*[.Y$2]/10;1)-[.$A12]&gt;0;ROUND([.Y$2]*[.Y$2]/10;1)-[.$A12]; 0)" office:value-type="float" office:value="1277.5">
            <text:p>1277.5</text:p>
          </table:table-cell>
          <table:table-cell table:formula="of:=IF(ROUND([.Z$2]*[.Z$2]/10;1)-[.$A12]&gt;0;ROUND([.Z$2]*[.Z$2]/10;1)-[.$A12]; 0)" office:value-type="float" office:value="1395">
            <text:p>13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IF(ROUND([.B$2]*[.B$2]/10;1)-[.$A13]&gt;0;ROUND([.B$2]*[.B$2]/10;1)-[.$A13]; 0)" office:value-type="float" office:value="0">
            <text:p>0</text:p>
          </table:table-cell>
          <table:table-cell table:formula="of:=IF(ROUND([.C$2]*[.C$2]/10;1)-[.$A13]&gt;0;ROUND([.C$2]*[.C$2]/10;1)-[.$A13]; 0)" office:value-type="float" office:value="0">
            <text:p>0</text:p>
          </table:table-cell>
          <table:table-cell table:formula="of:=IF(ROUND([.D$2]*[.D$2]/10;1)-[.$A13]&gt;0;ROUND([.D$2]*[.D$2]/10;1)-[.$A13]; 0)" office:value-type="float" office:value="0">
            <text:p>0</text:p>
          </table:table-cell>
          <table:table-cell table:formula="of:=IF(ROUND([.E$2]*[.E$2]/10;1)-[.$A13]&gt;0;ROUND([.E$2]*[.E$2]/10;1)-[.$A13]; 0)" office:value-type="float" office:value="0">
            <text:p>0</text:p>
          </table:table-cell>
          <table:table-cell table:formula="of:=IF(ROUND([.F$2]*[.F$2]/10;1)-[.$A13]&gt;0;ROUND([.F$2]*[.F$2]/10;1)-[.$A13]; 0)" office:value-type="float" office:value="0">
            <text:p>0</text:p>
          </table:table-cell>
          <table:table-cell table:formula="of:=IF(ROUND([.G$2]*[.G$2]/10;1)-[.$A13]&gt;0;ROUND([.G$2]*[.G$2]/10;1)-[.$A13]; 0)" office:value-type="float" office:value="12.5">
            <text:p>12.5</text:p>
          </table:table-cell>
          <table:table-cell table:formula="of:=IF(ROUND([.H$2]*[.H$2]/10;1)-[.$A13]&gt;0;ROUND([.H$2]*[.H$2]/10;1)-[.$A13]; 0)" office:value-type="float" office:value="40">
            <text:p>40</text:p>
          </table:table-cell>
          <table:table-cell table:formula="of:=IF(ROUND([.I$2]*[.I$2]/10;1)-[.$A13]&gt;0;ROUND([.I$2]*[.I$2]/10;1)-[.$A13]; 0)" office:value-type="float" office:value="72.5">
            <text:p>72.5</text:p>
          </table:table-cell>
          <table:table-cell table:formula="of:=IF(ROUND([.J$2]*[.J$2]/10;1)-[.$A13]&gt;0;ROUND([.J$2]*[.J$2]/10;1)-[.$A13]; 0)" office:value-type="float" office:value="110">
            <text:p>110</text:p>
          </table:table-cell>
          <table:table-cell table:formula="of:=IF(ROUND([.K$2]*[.K$2]/10;1)-[.$A13]&gt;0;ROUND([.K$2]*[.K$2]/10;1)-[.$A13]; 0)" office:value-type="float" office:value="152.5">
            <text:p>152.5</text:p>
          </table:table-cell>
          <table:table-cell table:formula="of:=IF(ROUND([.L$2]*[.L$2]/10;1)-[.$A13]&gt;0;ROUND([.L$2]*[.L$2]/10;1)-[.$A13]; 0)" office:value-type="float" office:value="200">
            <text:p>200</text:p>
          </table:table-cell>
          <table:table-cell table:formula="of:=IF(ROUND([.M$2]*[.M$2]/10;1)-[.$A13]&gt;0;ROUND([.M$2]*[.M$2]/10;1)-[.$A13]; 0)" office:value-type="float" office:value="252.5">
            <text:p>252.5</text:p>
          </table:table-cell>
          <table:table-cell table:formula="of:=IF(ROUND([.N$2]*[.N$2]/10;1)-[.$A13]&gt;0;ROUND([.N$2]*[.N$2]/10;1)-[.$A13]; 0)" office:value-type="float" office:value="310">
            <text:p>310</text:p>
          </table:table-cell>
          <table:table-cell table:formula="of:=IF(ROUND([.O$2]*[.O$2]/10;1)-[.$A13]&gt;0;ROUND([.O$2]*[.O$2]/10;1)-[.$A13]; 0)" office:value-type="float" office:value="372.5">
            <text:p>372.5</text:p>
          </table:table-cell>
          <table:table-cell table:formula="of:=IF(ROUND([.P$2]*[.P$2]/10;1)-[.$A13]&gt;0;ROUND([.P$2]*[.P$2]/10;1)-[.$A13]; 0)" office:value-type="float" office:value="440">
            <text:p>440</text:p>
          </table:table-cell>
          <table:table-cell table:formula="of:=IF(ROUND([.Q$2]*[.Q$2]/10;1)-[.$A13]&gt;0;ROUND([.Q$2]*[.Q$2]/10;1)-[.$A13]; 0)" office:value-type="float" office:value="512.5">
            <text:p>512.5</text:p>
          </table:table-cell>
          <table:table-cell table:formula="of:=IF(ROUND([.R$2]*[.R$2]/10;1)-[.$A13]&gt;0;ROUND([.R$2]*[.R$2]/10;1)-[.$A13]; 0)" office:value-type="float" office:value="590">
            <text:p>590</text:p>
          </table:table-cell>
          <table:table-cell table:formula="of:=IF(ROUND([.S$2]*[.S$2]/10;1)-[.$A13]&gt;0;ROUND([.S$2]*[.S$2]/10;1)-[.$A13]; 0)" office:value-type="float" office:value="672.5">
            <text:p>672.5</text:p>
          </table:table-cell>
          <table:table-cell table:formula="of:=IF(ROUND([.T$2]*[.T$2]/10;1)-[.$A13]&gt;0;ROUND([.T$2]*[.T$2]/10;1)-[.$A13]; 0)" office:value-type="float" office:value="760">
            <text:p>760</text:p>
          </table:table-cell>
          <table:table-cell table:formula="of:=IF(ROUND([.U$2]*[.U$2]/10;1)-[.$A13]&gt;0;ROUND([.U$2]*[.U$2]/10;1)-[.$A13]; 0)" office:value-type="float" office:value="852.5">
            <text:p>852.5</text:p>
          </table:table-cell>
          <table:table-cell table:formula="of:=IF(ROUND([.V$2]*[.V$2]/10;1)-[.$A13]&gt;0;ROUND([.V$2]*[.V$2]/10;1)-[.$A13]; 0)" office:value-type="float" office:value="950">
            <text:p>950</text:p>
          </table:table-cell>
          <table:table-cell table:formula="of:=IF(ROUND([.W$2]*[.W$2]/10;1)-[.$A13]&gt;0;ROUND([.W$2]*[.W$2]/10;1)-[.$A13]; 0)" office:value-type="float" office:value="1052.5">
            <text:p>1052.5</text:p>
          </table:table-cell>
          <table:table-cell table:formula="of:=IF(ROUND([.X$2]*[.X$2]/10;1)-[.$A13]&gt;0;ROUND([.X$2]*[.X$2]/10;1)-[.$A13]; 0)" office:value-type="float" office:value="1160">
            <text:p>1160</text:p>
          </table:table-cell>
          <table:table-cell table:formula="of:=IF(ROUND([.Y$2]*[.Y$2]/10;1)-[.$A13]&gt;0;ROUND([.Y$2]*[.Y$2]/10;1)-[.$A13]; 0)" office:value-type="float" office:value="1272.5">
            <text:p>1272.5</text:p>
          </table:table-cell>
          <table:table-cell table:formula="of:=IF(ROUND([.Z$2]*[.Z$2]/10;1)-[.$A13]&gt;0;ROUND([.Z$2]*[.Z$2]/10;1)-[.$A13]; 0)" office:value-type="float" office:value="1390">
            <text:p>139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IF(ROUND([.B$2]*[.B$2]/10;1)-[.$A14]&gt;0;ROUND([.B$2]*[.B$2]/10;1)-[.$A14]; 0)" office:value-type="float" office:value="0">
            <text:p>0</text:p>
          </table:table-cell>
          <table:table-cell table:formula="of:=IF(ROUND([.C$2]*[.C$2]/10;1)-[.$A14]&gt;0;ROUND([.C$2]*[.C$2]/10;1)-[.$A14]; 0)" office:value-type="float" office:value="0">
            <text:p>0</text:p>
          </table:table-cell>
          <table:table-cell table:formula="of:=IF(ROUND([.D$2]*[.D$2]/10;1)-[.$A14]&gt;0;ROUND([.D$2]*[.D$2]/10;1)-[.$A14]; 0)" office:value-type="float" office:value="0">
            <text:p>0</text:p>
          </table:table-cell>
          <table:table-cell table:formula="of:=IF(ROUND([.E$2]*[.E$2]/10;1)-[.$A14]&gt;0;ROUND([.E$2]*[.E$2]/10;1)-[.$A14]; 0)" office:value-type="float" office:value="0">
            <text:p>0</text:p>
          </table:table-cell>
          <table:table-cell table:formula="of:=IF(ROUND([.F$2]*[.F$2]/10;1)-[.$A14]&gt;0;ROUND([.F$2]*[.F$2]/10;1)-[.$A14]; 0)" office:value-type="float" office:value="0">
            <text:p>0</text:p>
          </table:table-cell>
          <table:table-cell table:formula="of:=IF(ROUND([.G$2]*[.G$2]/10;1)-[.$A14]&gt;0;ROUND([.G$2]*[.G$2]/10;1)-[.$A14]; 0)" office:value-type="float" office:value="7.5">
            <text:p>7.5</text:p>
          </table:table-cell>
          <table:table-cell table:formula="of:=IF(ROUND([.H$2]*[.H$2]/10;1)-[.$A14]&gt;0;ROUND([.H$2]*[.H$2]/10;1)-[.$A14]; 0)" office:value-type="float" office:value="35">
            <text:p>35</text:p>
          </table:table-cell>
          <table:table-cell table:formula="of:=IF(ROUND([.I$2]*[.I$2]/10;1)-[.$A14]&gt;0;ROUND([.I$2]*[.I$2]/10;1)-[.$A14]; 0)" office:value-type="float" office:value="67.5">
            <text:p>67.5</text:p>
          </table:table-cell>
          <table:table-cell table:formula="of:=IF(ROUND([.J$2]*[.J$2]/10;1)-[.$A14]&gt;0;ROUND([.J$2]*[.J$2]/10;1)-[.$A14]; 0)" office:value-type="float" office:value="105">
            <text:p>105</text:p>
          </table:table-cell>
          <table:table-cell table:formula="of:=IF(ROUND([.K$2]*[.K$2]/10;1)-[.$A14]&gt;0;ROUND([.K$2]*[.K$2]/10;1)-[.$A14]; 0)" office:value-type="float" office:value="147.5">
            <text:p>147.5</text:p>
          </table:table-cell>
          <table:table-cell table:formula="of:=IF(ROUND([.L$2]*[.L$2]/10;1)-[.$A14]&gt;0;ROUND([.L$2]*[.L$2]/10;1)-[.$A14]; 0)" office:value-type="float" office:value="195">
            <text:p>195</text:p>
          </table:table-cell>
          <table:table-cell table:formula="of:=IF(ROUND([.M$2]*[.M$2]/10;1)-[.$A14]&gt;0;ROUND([.M$2]*[.M$2]/10;1)-[.$A14]; 0)" office:value-type="float" office:value="247.5">
            <text:p>247.5</text:p>
          </table:table-cell>
          <table:table-cell table:formula="of:=IF(ROUND([.N$2]*[.N$2]/10;1)-[.$A14]&gt;0;ROUND([.N$2]*[.N$2]/10;1)-[.$A14]; 0)" office:value-type="float" office:value="305">
            <text:p>305</text:p>
          </table:table-cell>
          <table:table-cell table:formula="of:=IF(ROUND([.O$2]*[.O$2]/10;1)-[.$A14]&gt;0;ROUND([.O$2]*[.O$2]/10;1)-[.$A14]; 0)" office:value-type="float" office:value="367.5">
            <text:p>367.5</text:p>
          </table:table-cell>
          <table:table-cell table:formula="of:=IF(ROUND([.P$2]*[.P$2]/10;1)-[.$A14]&gt;0;ROUND([.P$2]*[.P$2]/10;1)-[.$A14]; 0)" office:value-type="float" office:value="435">
            <text:p>435</text:p>
          </table:table-cell>
          <table:table-cell table:formula="of:=IF(ROUND([.Q$2]*[.Q$2]/10;1)-[.$A14]&gt;0;ROUND([.Q$2]*[.Q$2]/10;1)-[.$A14]; 0)" office:value-type="float" office:value="507.5">
            <text:p>507.5</text:p>
          </table:table-cell>
          <table:table-cell table:formula="of:=IF(ROUND([.R$2]*[.R$2]/10;1)-[.$A14]&gt;0;ROUND([.R$2]*[.R$2]/10;1)-[.$A14]; 0)" office:value-type="float" office:value="585">
            <text:p>585</text:p>
          </table:table-cell>
          <table:table-cell table:formula="of:=IF(ROUND([.S$2]*[.S$2]/10;1)-[.$A14]&gt;0;ROUND([.S$2]*[.S$2]/10;1)-[.$A14]; 0)" office:value-type="float" office:value="667.5">
            <text:p>667.5</text:p>
          </table:table-cell>
          <table:table-cell table:formula="of:=IF(ROUND([.T$2]*[.T$2]/10;1)-[.$A14]&gt;0;ROUND([.T$2]*[.T$2]/10;1)-[.$A14]; 0)" office:value-type="float" office:value="755">
            <text:p>755</text:p>
          </table:table-cell>
          <table:table-cell table:formula="of:=IF(ROUND([.U$2]*[.U$2]/10;1)-[.$A14]&gt;0;ROUND([.U$2]*[.U$2]/10;1)-[.$A14]; 0)" office:value-type="float" office:value="847.5">
            <text:p>847.5</text:p>
          </table:table-cell>
          <table:table-cell table:formula="of:=IF(ROUND([.V$2]*[.V$2]/10;1)-[.$A14]&gt;0;ROUND([.V$2]*[.V$2]/10;1)-[.$A14]; 0)" office:value-type="float" office:value="945">
            <text:p>945</text:p>
          </table:table-cell>
          <table:table-cell table:formula="of:=IF(ROUND([.W$2]*[.W$2]/10;1)-[.$A14]&gt;0;ROUND([.W$2]*[.W$2]/10;1)-[.$A14]; 0)" office:value-type="float" office:value="1047.5">
            <text:p>1047.5</text:p>
          </table:table-cell>
          <table:table-cell table:formula="of:=IF(ROUND([.X$2]*[.X$2]/10;1)-[.$A14]&gt;0;ROUND([.X$2]*[.X$2]/10;1)-[.$A14]; 0)" office:value-type="float" office:value="1155">
            <text:p>1155</text:p>
          </table:table-cell>
          <table:table-cell table:formula="of:=IF(ROUND([.Y$2]*[.Y$2]/10;1)-[.$A14]&gt;0;ROUND([.Y$2]*[.Y$2]/10;1)-[.$A14]; 0)" office:value-type="float" office:value="1267.5">
            <text:p>1267.5</text:p>
          </table:table-cell>
          <table:table-cell table:formula="of:=IF(ROUND([.Z$2]*[.Z$2]/10;1)-[.$A14]&gt;0;ROUND([.Z$2]*[.Z$2]/10;1)-[.$A14]; 0)" office:value-type="float" office:value="1385">
            <text:p>13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IF(ROUND([.B$2]*[.B$2]/10;1)-[.$A15]&gt;0;ROUND([.B$2]*[.B$2]/10;1)-[.$A15]; 0)" office:value-type="float" office:value="0">
            <text:p>0</text:p>
          </table:table-cell>
          <table:table-cell table:formula="of:=IF(ROUND([.C$2]*[.C$2]/10;1)-[.$A15]&gt;0;ROUND([.C$2]*[.C$2]/10;1)-[.$A15]; 0)" office:value-type="float" office:value="0">
            <text:p>0</text:p>
          </table:table-cell>
          <table:table-cell table:formula="of:=IF(ROUND([.D$2]*[.D$2]/10;1)-[.$A15]&gt;0;ROUND([.D$2]*[.D$2]/10;1)-[.$A15]; 0)" office:value-type="float" office:value="0">
            <text:p>0</text:p>
          </table:table-cell>
          <table:table-cell table:formula="of:=IF(ROUND([.E$2]*[.E$2]/10;1)-[.$A15]&gt;0;ROUND([.E$2]*[.E$2]/10;1)-[.$A15]; 0)" office:value-type="float" office:value="0">
            <text:p>0</text:p>
          </table:table-cell>
          <table:table-cell table:formula="of:=IF(ROUND([.F$2]*[.F$2]/10;1)-[.$A15]&gt;0;ROUND([.F$2]*[.F$2]/10;1)-[.$A15]; 0)" office:value-type="float" office:value="0">
            <text:p>0</text:p>
          </table:table-cell>
          <table:table-cell table:formula="of:=IF(ROUND([.G$2]*[.G$2]/10;1)-[.$A15]&gt;0;ROUND([.G$2]*[.G$2]/10;1)-[.$A15]; 0)" office:value-type="float" office:value="2.5">
            <text:p>2.5</text:p>
          </table:table-cell>
          <table:table-cell table:formula="of:=IF(ROUND([.H$2]*[.H$2]/10;1)-[.$A15]&gt;0;ROUND([.H$2]*[.H$2]/10;1)-[.$A15]; 0)" office:value-type="float" office:value="30">
            <text:p>30</text:p>
          </table:table-cell>
          <table:table-cell table:formula="of:=IF(ROUND([.I$2]*[.I$2]/10;1)-[.$A15]&gt;0;ROUND([.I$2]*[.I$2]/10;1)-[.$A15]; 0)" office:value-type="float" office:value="62.5">
            <text:p>62.5</text:p>
          </table:table-cell>
          <table:table-cell table:formula="of:=IF(ROUND([.J$2]*[.J$2]/10;1)-[.$A15]&gt;0;ROUND([.J$2]*[.J$2]/10;1)-[.$A15]; 0)" office:value-type="float" office:value="100">
            <text:p>100</text:p>
          </table:table-cell>
          <table:table-cell table:formula="of:=IF(ROUND([.K$2]*[.K$2]/10;1)-[.$A15]&gt;0;ROUND([.K$2]*[.K$2]/10;1)-[.$A15]; 0)" office:value-type="float" office:value="142.5">
            <text:p>142.5</text:p>
          </table:table-cell>
          <table:table-cell table:formula="of:=IF(ROUND([.L$2]*[.L$2]/10;1)-[.$A15]&gt;0;ROUND([.L$2]*[.L$2]/10;1)-[.$A15]; 0)" office:value-type="float" office:value="190">
            <text:p>190</text:p>
          </table:table-cell>
          <table:table-cell table:formula="of:=IF(ROUND([.M$2]*[.M$2]/10;1)-[.$A15]&gt;0;ROUND([.M$2]*[.M$2]/10;1)-[.$A15]; 0)" office:value-type="float" office:value="242.5">
            <text:p>242.5</text:p>
          </table:table-cell>
          <table:table-cell table:formula="of:=IF(ROUND([.N$2]*[.N$2]/10;1)-[.$A15]&gt;0;ROUND([.N$2]*[.N$2]/10;1)-[.$A15]; 0)" office:value-type="float" office:value="300">
            <text:p>300</text:p>
          </table:table-cell>
          <table:table-cell table:formula="of:=IF(ROUND([.O$2]*[.O$2]/10;1)-[.$A15]&gt;0;ROUND([.O$2]*[.O$2]/10;1)-[.$A15]; 0)" office:value-type="float" office:value="362.5">
            <text:p>362.5</text:p>
          </table:table-cell>
          <table:table-cell table:formula="of:=IF(ROUND([.P$2]*[.P$2]/10;1)-[.$A15]&gt;0;ROUND([.P$2]*[.P$2]/10;1)-[.$A15]; 0)" office:value-type="float" office:value="430">
            <text:p>430</text:p>
          </table:table-cell>
          <table:table-cell table:formula="of:=IF(ROUND([.Q$2]*[.Q$2]/10;1)-[.$A15]&gt;0;ROUND([.Q$2]*[.Q$2]/10;1)-[.$A15]; 0)" office:value-type="float" office:value="502.5">
            <text:p>502.5</text:p>
          </table:table-cell>
          <table:table-cell table:formula="of:=IF(ROUND([.R$2]*[.R$2]/10;1)-[.$A15]&gt;0;ROUND([.R$2]*[.R$2]/10;1)-[.$A15]; 0)" office:value-type="float" office:value="580">
            <text:p>580</text:p>
          </table:table-cell>
          <table:table-cell table:formula="of:=IF(ROUND([.S$2]*[.S$2]/10;1)-[.$A15]&gt;0;ROUND([.S$2]*[.S$2]/10;1)-[.$A15]; 0)" office:value-type="float" office:value="662.5">
            <text:p>662.5</text:p>
          </table:table-cell>
          <table:table-cell table:formula="of:=IF(ROUND([.T$2]*[.T$2]/10;1)-[.$A15]&gt;0;ROUND([.T$2]*[.T$2]/10;1)-[.$A15]; 0)" office:value-type="float" office:value="750">
            <text:p>750</text:p>
          </table:table-cell>
          <table:table-cell table:formula="of:=IF(ROUND([.U$2]*[.U$2]/10;1)-[.$A15]&gt;0;ROUND([.U$2]*[.U$2]/10;1)-[.$A15]; 0)" office:value-type="float" office:value="842.5">
            <text:p>842.5</text:p>
          </table:table-cell>
          <table:table-cell table:formula="of:=IF(ROUND([.V$2]*[.V$2]/10;1)-[.$A15]&gt;0;ROUND([.V$2]*[.V$2]/10;1)-[.$A15]; 0)" office:value-type="float" office:value="940">
            <text:p>940</text:p>
          </table:table-cell>
          <table:table-cell table:formula="of:=IF(ROUND([.W$2]*[.W$2]/10;1)-[.$A15]&gt;0;ROUND([.W$2]*[.W$2]/10;1)-[.$A15]; 0)" office:value-type="float" office:value="1042.5">
            <text:p>1042.5</text:p>
          </table:table-cell>
          <table:table-cell table:formula="of:=IF(ROUND([.X$2]*[.X$2]/10;1)-[.$A15]&gt;0;ROUND([.X$2]*[.X$2]/10;1)-[.$A15]; 0)" office:value-type="float" office:value="1150">
            <text:p>1150</text:p>
          </table:table-cell>
          <table:table-cell table:formula="of:=IF(ROUND([.Y$2]*[.Y$2]/10;1)-[.$A15]&gt;0;ROUND([.Y$2]*[.Y$2]/10;1)-[.$A15]; 0)" office:value-type="float" office:value="1262.5">
            <text:p>1262.5</text:p>
          </table:table-cell>
          <table:table-cell table:formula="of:=IF(ROUND([.Z$2]*[.Z$2]/10;1)-[.$A15]&gt;0;ROUND([.Z$2]*[.Z$2]/10;1)-[.$A15]; 0)" office:value-type="float" office:value="1380">
            <text:p>138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IF(ROUND([.B$2]*[.B$2]/10;1)-[.$A16]&gt;0;ROUND([.B$2]*[.B$2]/10;1)-[.$A16]; 0)" office:value-type="float" office:value="0">
            <text:p>0</text:p>
          </table:table-cell>
          <table:table-cell table:formula="of:=IF(ROUND([.C$2]*[.C$2]/10;1)-[.$A16]&gt;0;ROUND([.C$2]*[.C$2]/10;1)-[.$A16]; 0)" office:value-type="float" office:value="0">
            <text:p>0</text:p>
          </table:table-cell>
          <table:table-cell table:formula="of:=IF(ROUND([.D$2]*[.D$2]/10;1)-[.$A16]&gt;0;ROUND([.D$2]*[.D$2]/10;1)-[.$A16]; 0)" office:value-type="float" office:value="0">
            <text:p>0</text:p>
          </table:table-cell>
          <table:table-cell table:formula="of:=IF(ROUND([.E$2]*[.E$2]/10;1)-[.$A16]&gt;0;ROUND([.E$2]*[.E$2]/10;1)-[.$A16]; 0)" office:value-type="float" office:value="0">
            <text:p>0</text:p>
          </table:table-cell>
          <table:table-cell table:formula="of:=IF(ROUND([.F$2]*[.F$2]/10;1)-[.$A16]&gt;0;ROUND([.F$2]*[.F$2]/10;1)-[.$A16]; 0)" office:value-type="float" office:value="0">
            <text:p>0</text:p>
          </table:table-cell>
          <table:table-cell table:formula="of:=IF(ROUND([.G$2]*[.G$2]/10;1)-[.$A16]&gt;0;ROUND([.G$2]*[.G$2]/10;1)-[.$A16]; 0)" office:value-type="float" office:value="0">
            <text:p>0</text:p>
          </table:table-cell>
          <table:table-cell table:formula="of:=IF(ROUND([.H$2]*[.H$2]/10;1)-[.$A16]&gt;0;ROUND([.H$2]*[.H$2]/10;1)-[.$A16]; 0)" office:value-type="float" office:value="25">
            <text:p>25</text:p>
          </table:table-cell>
          <table:table-cell table:formula="of:=IF(ROUND([.I$2]*[.I$2]/10;1)-[.$A16]&gt;0;ROUND([.I$2]*[.I$2]/10;1)-[.$A16]; 0)" office:value-type="float" office:value="57.5">
            <text:p>57.5</text:p>
          </table:table-cell>
          <table:table-cell table:formula="of:=IF(ROUND([.J$2]*[.J$2]/10;1)-[.$A16]&gt;0;ROUND([.J$2]*[.J$2]/10;1)-[.$A16]; 0)" office:value-type="float" office:value="95">
            <text:p>95</text:p>
          </table:table-cell>
          <table:table-cell table:formula="of:=IF(ROUND([.K$2]*[.K$2]/10;1)-[.$A16]&gt;0;ROUND([.K$2]*[.K$2]/10;1)-[.$A16]; 0)" office:value-type="float" office:value="137.5">
            <text:p>137.5</text:p>
          </table:table-cell>
          <table:table-cell table:formula="of:=IF(ROUND([.L$2]*[.L$2]/10;1)-[.$A16]&gt;0;ROUND([.L$2]*[.L$2]/10;1)-[.$A16]; 0)" office:value-type="float" office:value="185">
            <text:p>185</text:p>
          </table:table-cell>
          <table:table-cell table:formula="of:=IF(ROUND([.M$2]*[.M$2]/10;1)-[.$A16]&gt;0;ROUND([.M$2]*[.M$2]/10;1)-[.$A16]; 0)" office:value-type="float" office:value="237.5">
            <text:p>237.5</text:p>
          </table:table-cell>
          <table:table-cell table:formula="of:=IF(ROUND([.N$2]*[.N$2]/10;1)-[.$A16]&gt;0;ROUND([.N$2]*[.N$2]/10;1)-[.$A16]; 0)" office:value-type="float" office:value="295">
            <text:p>295</text:p>
          </table:table-cell>
          <table:table-cell table:formula="of:=IF(ROUND([.O$2]*[.O$2]/10;1)-[.$A16]&gt;0;ROUND([.O$2]*[.O$2]/10;1)-[.$A16]; 0)" office:value-type="float" office:value="357.5">
            <text:p>357.5</text:p>
          </table:table-cell>
          <table:table-cell table:formula="of:=IF(ROUND([.P$2]*[.P$2]/10;1)-[.$A16]&gt;0;ROUND([.P$2]*[.P$2]/10;1)-[.$A16]; 0)" office:value-type="float" office:value="425">
            <text:p>425</text:p>
          </table:table-cell>
          <table:table-cell table:formula="of:=IF(ROUND([.Q$2]*[.Q$2]/10;1)-[.$A16]&gt;0;ROUND([.Q$2]*[.Q$2]/10;1)-[.$A16]; 0)" office:value-type="float" office:value="497.5">
            <text:p>497.5</text:p>
          </table:table-cell>
          <table:table-cell table:formula="of:=IF(ROUND([.R$2]*[.R$2]/10;1)-[.$A16]&gt;0;ROUND([.R$2]*[.R$2]/10;1)-[.$A16]; 0)" office:value-type="float" office:value="575">
            <text:p>575</text:p>
          </table:table-cell>
          <table:table-cell table:formula="of:=IF(ROUND([.S$2]*[.S$2]/10;1)-[.$A16]&gt;0;ROUND([.S$2]*[.S$2]/10;1)-[.$A16]; 0)" office:value-type="float" office:value="657.5">
            <text:p>657.5</text:p>
          </table:table-cell>
          <table:table-cell table:formula="of:=IF(ROUND([.T$2]*[.T$2]/10;1)-[.$A16]&gt;0;ROUND([.T$2]*[.T$2]/10;1)-[.$A16]; 0)" office:value-type="float" office:value="745">
            <text:p>745</text:p>
          </table:table-cell>
          <table:table-cell table:formula="of:=IF(ROUND([.U$2]*[.U$2]/10;1)-[.$A16]&gt;0;ROUND([.U$2]*[.U$2]/10;1)-[.$A16]; 0)" office:value-type="float" office:value="837.5">
            <text:p>837.5</text:p>
          </table:table-cell>
          <table:table-cell table:formula="of:=IF(ROUND([.V$2]*[.V$2]/10;1)-[.$A16]&gt;0;ROUND([.V$2]*[.V$2]/10;1)-[.$A16]; 0)" office:value-type="float" office:value="935">
            <text:p>935</text:p>
          </table:table-cell>
          <table:table-cell table:formula="of:=IF(ROUND([.W$2]*[.W$2]/10;1)-[.$A16]&gt;0;ROUND([.W$2]*[.W$2]/10;1)-[.$A16]; 0)" office:value-type="float" office:value="1037.5">
            <text:p>1037.5</text:p>
          </table:table-cell>
          <table:table-cell table:formula="of:=IF(ROUND([.X$2]*[.X$2]/10;1)-[.$A16]&gt;0;ROUND([.X$2]*[.X$2]/10;1)-[.$A16]; 0)" office:value-type="float" office:value="1145">
            <text:p>1145</text:p>
          </table:table-cell>
          <table:table-cell table:formula="of:=IF(ROUND([.Y$2]*[.Y$2]/10;1)-[.$A16]&gt;0;ROUND([.Y$2]*[.Y$2]/10;1)-[.$A16]; 0)" office:value-type="float" office:value="1257.5">
            <text:p>1257.5</text:p>
          </table:table-cell>
          <table:table-cell table:formula="of:=IF(ROUND([.Z$2]*[.Z$2]/10;1)-[.$A16]&gt;0;ROUND([.Z$2]*[.Z$2]/10;1)-[.$A16]; 0)" office:value-type="float" office:value="1375">
            <text:p>137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IF(ROUND([.B$2]*[.B$2]/10;1)-[.$A17]&gt;0;ROUND([.B$2]*[.B$2]/10;1)-[.$A17]; 0)" office:value-type="float" office:value="0">
            <text:p>0</text:p>
          </table:table-cell>
          <table:table-cell table:formula="of:=IF(ROUND([.C$2]*[.C$2]/10;1)-[.$A17]&gt;0;ROUND([.C$2]*[.C$2]/10;1)-[.$A17]; 0)" office:value-type="float" office:value="0">
            <text:p>0</text:p>
          </table:table-cell>
          <table:table-cell table:formula="of:=IF(ROUND([.D$2]*[.D$2]/10;1)-[.$A17]&gt;0;ROUND([.D$2]*[.D$2]/10;1)-[.$A17]; 0)" office:value-type="float" office:value="0">
            <text:p>0</text:p>
          </table:table-cell>
          <table:table-cell table:formula="of:=IF(ROUND([.E$2]*[.E$2]/10;1)-[.$A17]&gt;0;ROUND([.E$2]*[.E$2]/10;1)-[.$A17]; 0)" office:value-type="float" office:value="0">
            <text:p>0</text:p>
          </table:table-cell>
          <table:table-cell table:formula="of:=IF(ROUND([.F$2]*[.F$2]/10;1)-[.$A17]&gt;0;ROUND([.F$2]*[.F$2]/10;1)-[.$A17]; 0)" office:value-type="float" office:value="0">
            <text:p>0</text:p>
          </table:table-cell>
          <table:table-cell table:formula="of:=IF(ROUND([.G$2]*[.G$2]/10;1)-[.$A17]&gt;0;ROUND([.G$2]*[.G$2]/10;1)-[.$A17]; 0)" office:value-type="float" office:value="0">
            <text:p>0</text:p>
          </table:table-cell>
          <table:table-cell table:formula="of:=IF(ROUND([.H$2]*[.H$2]/10;1)-[.$A17]&gt;0;ROUND([.H$2]*[.H$2]/10;1)-[.$A17]; 0)" office:value-type="float" office:value="20">
            <text:p>20</text:p>
          </table:table-cell>
          <table:table-cell table:formula="of:=IF(ROUND([.I$2]*[.I$2]/10;1)-[.$A17]&gt;0;ROUND([.I$2]*[.I$2]/10;1)-[.$A17]; 0)" office:value-type="float" office:value="52.5">
            <text:p>52.5</text:p>
          </table:table-cell>
          <table:table-cell table:formula="of:=IF(ROUND([.J$2]*[.J$2]/10;1)-[.$A17]&gt;0;ROUND([.J$2]*[.J$2]/10;1)-[.$A17]; 0)" office:value-type="float" office:value="90">
            <text:p>90</text:p>
          </table:table-cell>
          <table:table-cell table:formula="of:=IF(ROUND([.K$2]*[.K$2]/10;1)-[.$A17]&gt;0;ROUND([.K$2]*[.K$2]/10;1)-[.$A17]; 0)" office:value-type="float" office:value="132.5">
            <text:p>132.5</text:p>
          </table:table-cell>
          <table:table-cell table:formula="of:=IF(ROUND([.L$2]*[.L$2]/10;1)-[.$A17]&gt;0;ROUND([.L$2]*[.L$2]/10;1)-[.$A17]; 0)" office:value-type="float" office:value="180">
            <text:p>180</text:p>
          </table:table-cell>
          <table:table-cell table:formula="of:=IF(ROUND([.M$2]*[.M$2]/10;1)-[.$A17]&gt;0;ROUND([.M$2]*[.M$2]/10;1)-[.$A17]; 0)" office:value-type="float" office:value="232.5">
            <text:p>232.5</text:p>
          </table:table-cell>
          <table:table-cell table:formula="of:=IF(ROUND([.N$2]*[.N$2]/10;1)-[.$A17]&gt;0;ROUND([.N$2]*[.N$2]/10;1)-[.$A17]; 0)" office:value-type="float" office:value="290">
            <text:p>290</text:p>
          </table:table-cell>
          <table:table-cell table:formula="of:=IF(ROUND([.O$2]*[.O$2]/10;1)-[.$A17]&gt;0;ROUND([.O$2]*[.O$2]/10;1)-[.$A17]; 0)" office:value-type="float" office:value="352.5">
            <text:p>352.5</text:p>
          </table:table-cell>
          <table:table-cell table:formula="of:=IF(ROUND([.P$2]*[.P$2]/10;1)-[.$A17]&gt;0;ROUND([.P$2]*[.P$2]/10;1)-[.$A17]; 0)" office:value-type="float" office:value="420">
            <text:p>420</text:p>
          </table:table-cell>
          <table:table-cell table:formula="of:=IF(ROUND([.Q$2]*[.Q$2]/10;1)-[.$A17]&gt;0;ROUND([.Q$2]*[.Q$2]/10;1)-[.$A17]; 0)" office:value-type="float" office:value="492.5">
            <text:p>492.5</text:p>
          </table:table-cell>
          <table:table-cell table:formula="of:=IF(ROUND([.R$2]*[.R$2]/10;1)-[.$A17]&gt;0;ROUND([.R$2]*[.R$2]/10;1)-[.$A17]; 0)" office:value-type="float" office:value="570">
            <text:p>570</text:p>
          </table:table-cell>
          <table:table-cell table:formula="of:=IF(ROUND([.S$2]*[.S$2]/10;1)-[.$A17]&gt;0;ROUND([.S$2]*[.S$2]/10;1)-[.$A17]; 0)" office:value-type="float" office:value="652.5">
            <text:p>652.5</text:p>
          </table:table-cell>
          <table:table-cell table:formula="of:=IF(ROUND([.T$2]*[.T$2]/10;1)-[.$A17]&gt;0;ROUND([.T$2]*[.T$2]/10;1)-[.$A17]; 0)" office:value-type="float" office:value="740">
            <text:p>740</text:p>
          </table:table-cell>
          <table:table-cell table:formula="of:=IF(ROUND([.U$2]*[.U$2]/10;1)-[.$A17]&gt;0;ROUND([.U$2]*[.U$2]/10;1)-[.$A17]; 0)" office:value-type="float" office:value="832.5">
            <text:p>832.5</text:p>
          </table:table-cell>
          <table:table-cell table:formula="of:=IF(ROUND([.V$2]*[.V$2]/10;1)-[.$A17]&gt;0;ROUND([.V$2]*[.V$2]/10;1)-[.$A17]; 0)" office:value-type="float" office:value="930">
            <text:p>930</text:p>
          </table:table-cell>
          <table:table-cell table:formula="of:=IF(ROUND([.W$2]*[.W$2]/10;1)-[.$A17]&gt;0;ROUND([.W$2]*[.W$2]/10;1)-[.$A17]; 0)" office:value-type="float" office:value="1032.5">
            <text:p>1032.5</text:p>
          </table:table-cell>
          <table:table-cell table:formula="of:=IF(ROUND([.X$2]*[.X$2]/10;1)-[.$A17]&gt;0;ROUND([.X$2]*[.X$2]/10;1)-[.$A17]; 0)" office:value-type="float" office:value="1140">
            <text:p>1140</text:p>
          </table:table-cell>
          <table:table-cell table:formula="of:=IF(ROUND([.Y$2]*[.Y$2]/10;1)-[.$A17]&gt;0;ROUND([.Y$2]*[.Y$2]/10;1)-[.$A17]; 0)" office:value-type="float" office:value="1252.5">
            <text:p>1252.5</text:p>
          </table:table-cell>
          <table:table-cell table:formula="of:=IF(ROUND([.Z$2]*[.Z$2]/10;1)-[.$A17]&gt;0;ROUND([.Z$2]*[.Z$2]/10;1)-[.$A17]; 0)" office:value-type="float" office:value="1370">
            <text:p>137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IF(ROUND([.B$2]*[.B$2]/10;1)-[.$A18]&gt;0;ROUND([.B$2]*[.B$2]/10;1)-[.$A18]; 0)" office:value-type="float" office:value="0">
            <text:p>0</text:p>
          </table:table-cell>
          <table:table-cell table:formula="of:=IF(ROUND([.C$2]*[.C$2]/10;1)-[.$A18]&gt;0;ROUND([.C$2]*[.C$2]/10;1)-[.$A18]; 0)" office:value-type="float" office:value="0">
            <text:p>0</text:p>
          </table:table-cell>
          <table:table-cell table:formula="of:=IF(ROUND([.D$2]*[.D$2]/10;1)-[.$A18]&gt;0;ROUND([.D$2]*[.D$2]/10;1)-[.$A18]; 0)" office:value-type="float" office:value="0">
            <text:p>0</text:p>
          </table:table-cell>
          <table:table-cell table:formula="of:=IF(ROUND([.E$2]*[.E$2]/10;1)-[.$A18]&gt;0;ROUND([.E$2]*[.E$2]/10;1)-[.$A18]; 0)" office:value-type="float" office:value="0">
            <text:p>0</text:p>
          </table:table-cell>
          <table:table-cell table:formula="of:=IF(ROUND([.F$2]*[.F$2]/10;1)-[.$A18]&gt;0;ROUND([.F$2]*[.F$2]/10;1)-[.$A18]; 0)" office:value-type="float" office:value="0">
            <text:p>0</text:p>
          </table:table-cell>
          <table:table-cell table:formula="of:=IF(ROUND([.G$2]*[.G$2]/10;1)-[.$A18]&gt;0;ROUND([.G$2]*[.G$2]/10;1)-[.$A18]; 0)" office:value-type="float" office:value="0">
            <text:p>0</text:p>
          </table:table-cell>
          <table:table-cell table:formula="of:=IF(ROUND([.H$2]*[.H$2]/10;1)-[.$A18]&gt;0;ROUND([.H$2]*[.H$2]/10;1)-[.$A18]; 0)" office:value-type="float" office:value="15">
            <text:p>15</text:p>
          </table:table-cell>
          <table:table-cell table:formula="of:=IF(ROUND([.I$2]*[.I$2]/10;1)-[.$A18]&gt;0;ROUND([.I$2]*[.I$2]/10;1)-[.$A18]; 0)" office:value-type="float" office:value="47.5">
            <text:p>47.5</text:p>
          </table:table-cell>
          <table:table-cell table:formula="of:=IF(ROUND([.J$2]*[.J$2]/10;1)-[.$A18]&gt;0;ROUND([.J$2]*[.J$2]/10;1)-[.$A18]; 0)" office:value-type="float" office:value="85">
            <text:p>85</text:p>
          </table:table-cell>
          <table:table-cell table:formula="of:=IF(ROUND([.K$2]*[.K$2]/10;1)-[.$A18]&gt;0;ROUND([.K$2]*[.K$2]/10;1)-[.$A18]; 0)" office:value-type="float" office:value="127.5">
            <text:p>127.5</text:p>
          </table:table-cell>
          <table:table-cell table:formula="of:=IF(ROUND([.L$2]*[.L$2]/10;1)-[.$A18]&gt;0;ROUND([.L$2]*[.L$2]/10;1)-[.$A18]; 0)" office:value-type="float" office:value="175">
            <text:p>175</text:p>
          </table:table-cell>
          <table:table-cell table:formula="of:=IF(ROUND([.M$2]*[.M$2]/10;1)-[.$A18]&gt;0;ROUND([.M$2]*[.M$2]/10;1)-[.$A18]; 0)" office:value-type="float" office:value="227.5">
            <text:p>227.5</text:p>
          </table:table-cell>
          <table:table-cell table:formula="of:=IF(ROUND([.N$2]*[.N$2]/10;1)-[.$A18]&gt;0;ROUND([.N$2]*[.N$2]/10;1)-[.$A18]; 0)" office:value-type="float" office:value="285">
            <text:p>285</text:p>
          </table:table-cell>
          <table:table-cell table:formula="of:=IF(ROUND([.O$2]*[.O$2]/10;1)-[.$A18]&gt;0;ROUND([.O$2]*[.O$2]/10;1)-[.$A18]; 0)" office:value-type="float" office:value="347.5">
            <text:p>347.5</text:p>
          </table:table-cell>
          <table:table-cell table:formula="of:=IF(ROUND([.P$2]*[.P$2]/10;1)-[.$A18]&gt;0;ROUND([.P$2]*[.P$2]/10;1)-[.$A18]; 0)" office:value-type="float" office:value="415">
            <text:p>415</text:p>
          </table:table-cell>
          <table:table-cell table:formula="of:=IF(ROUND([.Q$2]*[.Q$2]/10;1)-[.$A18]&gt;0;ROUND([.Q$2]*[.Q$2]/10;1)-[.$A18]; 0)" office:value-type="float" office:value="487.5">
            <text:p>487.5</text:p>
          </table:table-cell>
          <table:table-cell table:formula="of:=IF(ROUND([.R$2]*[.R$2]/10;1)-[.$A18]&gt;0;ROUND([.R$2]*[.R$2]/10;1)-[.$A18]; 0)" office:value-type="float" office:value="565">
            <text:p>565</text:p>
          </table:table-cell>
          <table:table-cell table:formula="of:=IF(ROUND([.S$2]*[.S$2]/10;1)-[.$A18]&gt;0;ROUND([.S$2]*[.S$2]/10;1)-[.$A18]; 0)" office:value-type="float" office:value="647.5">
            <text:p>647.5</text:p>
          </table:table-cell>
          <table:table-cell table:formula="of:=IF(ROUND([.T$2]*[.T$2]/10;1)-[.$A18]&gt;0;ROUND([.T$2]*[.T$2]/10;1)-[.$A18]; 0)" office:value-type="float" office:value="735">
            <text:p>735</text:p>
          </table:table-cell>
          <table:table-cell table:formula="of:=IF(ROUND([.U$2]*[.U$2]/10;1)-[.$A18]&gt;0;ROUND([.U$2]*[.U$2]/10;1)-[.$A18]; 0)" office:value-type="float" office:value="827.5">
            <text:p>827.5</text:p>
          </table:table-cell>
          <table:table-cell table:formula="of:=IF(ROUND([.V$2]*[.V$2]/10;1)-[.$A18]&gt;0;ROUND([.V$2]*[.V$2]/10;1)-[.$A18]; 0)" office:value-type="float" office:value="925">
            <text:p>925</text:p>
          </table:table-cell>
          <table:table-cell table:formula="of:=IF(ROUND([.W$2]*[.W$2]/10;1)-[.$A18]&gt;0;ROUND([.W$2]*[.W$2]/10;1)-[.$A18]; 0)" office:value-type="float" office:value="1027.5">
            <text:p>1027.5</text:p>
          </table:table-cell>
          <table:table-cell table:formula="of:=IF(ROUND([.X$2]*[.X$2]/10;1)-[.$A18]&gt;0;ROUND([.X$2]*[.X$2]/10;1)-[.$A18]; 0)" office:value-type="float" office:value="1135">
            <text:p>1135</text:p>
          </table:table-cell>
          <table:table-cell table:formula="of:=IF(ROUND([.Y$2]*[.Y$2]/10;1)-[.$A18]&gt;0;ROUND([.Y$2]*[.Y$2]/10;1)-[.$A18]; 0)" office:value-type="float" office:value="1247.5">
            <text:p>1247.5</text:p>
          </table:table-cell>
          <table:table-cell table:formula="of:=IF(ROUND([.Z$2]*[.Z$2]/10;1)-[.$A18]&gt;0;ROUND([.Z$2]*[.Z$2]/10;1)-[.$A18]; 0)" office:value-type="float" office:value="1365">
            <text:p>136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IF(ROUND([.B$2]*[.B$2]/10;1)-[.$A19]&gt;0;ROUND([.B$2]*[.B$2]/10;1)-[.$A19]; 0)" office:value-type="float" office:value="0">
            <text:p>0</text:p>
          </table:table-cell>
          <table:table-cell table:formula="of:=IF(ROUND([.C$2]*[.C$2]/10;1)-[.$A19]&gt;0;ROUND([.C$2]*[.C$2]/10;1)-[.$A19]; 0)" office:value-type="float" office:value="0">
            <text:p>0</text:p>
          </table:table-cell>
          <table:table-cell table:formula="of:=IF(ROUND([.D$2]*[.D$2]/10;1)-[.$A19]&gt;0;ROUND([.D$2]*[.D$2]/10;1)-[.$A19]; 0)" office:value-type="float" office:value="0">
            <text:p>0</text:p>
          </table:table-cell>
          <table:table-cell table:formula="of:=IF(ROUND([.E$2]*[.E$2]/10;1)-[.$A19]&gt;0;ROUND([.E$2]*[.E$2]/10;1)-[.$A19]; 0)" office:value-type="float" office:value="0">
            <text:p>0</text:p>
          </table:table-cell>
          <table:table-cell table:formula="of:=IF(ROUND([.F$2]*[.F$2]/10;1)-[.$A19]&gt;0;ROUND([.F$2]*[.F$2]/10;1)-[.$A19]; 0)" office:value-type="float" office:value="0">
            <text:p>0</text:p>
          </table:table-cell>
          <table:table-cell table:formula="of:=IF(ROUND([.G$2]*[.G$2]/10;1)-[.$A19]&gt;0;ROUND([.G$2]*[.G$2]/10;1)-[.$A19]; 0)" office:value-type="float" office:value="0">
            <text:p>0</text:p>
          </table:table-cell>
          <table:table-cell table:formula="of:=IF(ROUND([.H$2]*[.H$2]/10;1)-[.$A19]&gt;0;ROUND([.H$2]*[.H$2]/10;1)-[.$A19]; 0)" office:value-type="float" office:value="10">
            <text:p>10</text:p>
          </table:table-cell>
          <table:table-cell table:formula="of:=IF(ROUND([.I$2]*[.I$2]/10;1)-[.$A19]&gt;0;ROUND([.I$2]*[.I$2]/10;1)-[.$A19]; 0)" office:value-type="float" office:value="42.5">
            <text:p>42.5</text:p>
          </table:table-cell>
          <table:table-cell table:formula="of:=IF(ROUND([.J$2]*[.J$2]/10;1)-[.$A19]&gt;0;ROUND([.J$2]*[.J$2]/10;1)-[.$A19]; 0)" office:value-type="float" office:value="80">
            <text:p>80</text:p>
          </table:table-cell>
          <table:table-cell table:formula="of:=IF(ROUND([.K$2]*[.K$2]/10;1)-[.$A19]&gt;0;ROUND([.K$2]*[.K$2]/10;1)-[.$A19]; 0)" office:value-type="float" office:value="122.5">
            <text:p>122.5</text:p>
          </table:table-cell>
          <table:table-cell table:formula="of:=IF(ROUND([.L$2]*[.L$2]/10;1)-[.$A19]&gt;0;ROUND([.L$2]*[.L$2]/10;1)-[.$A19]; 0)" office:value-type="float" office:value="170">
            <text:p>170</text:p>
          </table:table-cell>
          <table:table-cell table:formula="of:=IF(ROUND([.M$2]*[.M$2]/10;1)-[.$A19]&gt;0;ROUND([.M$2]*[.M$2]/10;1)-[.$A19]; 0)" office:value-type="float" office:value="222.5">
            <text:p>222.5</text:p>
          </table:table-cell>
          <table:table-cell table:formula="of:=IF(ROUND([.N$2]*[.N$2]/10;1)-[.$A19]&gt;0;ROUND([.N$2]*[.N$2]/10;1)-[.$A19]; 0)" office:value-type="float" office:value="280">
            <text:p>280</text:p>
          </table:table-cell>
          <table:table-cell table:formula="of:=IF(ROUND([.O$2]*[.O$2]/10;1)-[.$A19]&gt;0;ROUND([.O$2]*[.O$2]/10;1)-[.$A19]; 0)" office:value-type="float" office:value="342.5">
            <text:p>342.5</text:p>
          </table:table-cell>
          <table:table-cell table:formula="of:=IF(ROUND([.P$2]*[.P$2]/10;1)-[.$A19]&gt;0;ROUND([.P$2]*[.P$2]/10;1)-[.$A19]; 0)" office:value-type="float" office:value="410">
            <text:p>410</text:p>
          </table:table-cell>
          <table:table-cell table:formula="of:=IF(ROUND([.Q$2]*[.Q$2]/10;1)-[.$A19]&gt;0;ROUND([.Q$2]*[.Q$2]/10;1)-[.$A19]; 0)" office:value-type="float" office:value="482.5">
            <text:p>482.5</text:p>
          </table:table-cell>
          <table:table-cell table:formula="of:=IF(ROUND([.R$2]*[.R$2]/10;1)-[.$A19]&gt;0;ROUND([.R$2]*[.R$2]/10;1)-[.$A19]; 0)" office:value-type="float" office:value="560">
            <text:p>560</text:p>
          </table:table-cell>
          <table:table-cell table:formula="of:=IF(ROUND([.S$2]*[.S$2]/10;1)-[.$A19]&gt;0;ROUND([.S$2]*[.S$2]/10;1)-[.$A19]; 0)" office:value-type="float" office:value="642.5">
            <text:p>642.5</text:p>
          </table:table-cell>
          <table:table-cell table:formula="of:=IF(ROUND([.T$2]*[.T$2]/10;1)-[.$A19]&gt;0;ROUND([.T$2]*[.T$2]/10;1)-[.$A19]; 0)" office:value-type="float" office:value="730">
            <text:p>730</text:p>
          </table:table-cell>
          <table:table-cell table:formula="of:=IF(ROUND([.U$2]*[.U$2]/10;1)-[.$A19]&gt;0;ROUND([.U$2]*[.U$2]/10;1)-[.$A19]; 0)" office:value-type="float" office:value="822.5">
            <text:p>822.5</text:p>
          </table:table-cell>
          <table:table-cell table:formula="of:=IF(ROUND([.V$2]*[.V$2]/10;1)-[.$A19]&gt;0;ROUND([.V$2]*[.V$2]/10;1)-[.$A19]; 0)" office:value-type="float" office:value="920">
            <text:p>920</text:p>
          </table:table-cell>
          <table:table-cell table:formula="of:=IF(ROUND([.W$2]*[.W$2]/10;1)-[.$A19]&gt;0;ROUND([.W$2]*[.W$2]/10;1)-[.$A19]; 0)" office:value-type="float" office:value="1022.5">
            <text:p>1022.5</text:p>
          </table:table-cell>
          <table:table-cell table:formula="of:=IF(ROUND([.X$2]*[.X$2]/10;1)-[.$A19]&gt;0;ROUND([.X$2]*[.X$2]/10;1)-[.$A19]; 0)" office:value-type="float" office:value="1130">
            <text:p>1130</text:p>
          </table:table-cell>
          <table:table-cell table:formula="of:=IF(ROUND([.Y$2]*[.Y$2]/10;1)-[.$A19]&gt;0;ROUND([.Y$2]*[.Y$2]/10;1)-[.$A19]; 0)" office:value-type="float" office:value="1242.5">
            <text:p>1242.5</text:p>
          </table:table-cell>
          <table:table-cell table:formula="of:=IF(ROUND([.Z$2]*[.Z$2]/10;1)-[.$A19]&gt;0;ROUND([.Z$2]*[.Z$2]/10;1)-[.$A19]; 0)" office:value-type="float" office:value="1360">
            <text:p>13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IF(ROUND([.B$2]*[.B$2]/10;1)-[.$A20]&gt;0;ROUND([.B$2]*[.B$2]/10;1)-[.$A20]; 0)" office:value-type="float" office:value="0">
            <text:p>0</text:p>
          </table:table-cell>
          <table:table-cell table:formula="of:=IF(ROUND([.C$2]*[.C$2]/10;1)-[.$A20]&gt;0;ROUND([.C$2]*[.C$2]/10;1)-[.$A20]; 0)" office:value-type="float" office:value="0">
            <text:p>0</text:p>
          </table:table-cell>
          <table:table-cell table:formula="of:=IF(ROUND([.D$2]*[.D$2]/10;1)-[.$A20]&gt;0;ROUND([.D$2]*[.D$2]/10;1)-[.$A20]; 0)" office:value-type="float" office:value="0">
            <text:p>0</text:p>
          </table:table-cell>
          <table:table-cell table:formula="of:=IF(ROUND([.E$2]*[.E$2]/10;1)-[.$A20]&gt;0;ROUND([.E$2]*[.E$2]/10;1)-[.$A20]; 0)" office:value-type="float" office:value="0">
            <text:p>0</text:p>
          </table:table-cell>
          <table:table-cell table:formula="of:=IF(ROUND([.F$2]*[.F$2]/10;1)-[.$A20]&gt;0;ROUND([.F$2]*[.F$2]/10;1)-[.$A20]; 0)" office:value-type="float" office:value="0">
            <text:p>0</text:p>
          </table:table-cell>
          <table:table-cell table:formula="of:=IF(ROUND([.G$2]*[.G$2]/10;1)-[.$A20]&gt;0;ROUND([.G$2]*[.G$2]/10;1)-[.$A20]; 0)" office:value-type="float" office:value="0">
            <text:p>0</text:p>
          </table:table-cell>
          <table:table-cell table:formula="of:=IF(ROUND([.H$2]*[.H$2]/10;1)-[.$A20]&gt;0;ROUND([.H$2]*[.H$2]/10;1)-[.$A20]; 0)" office:value-type="float" office:value="5">
            <text:p>5</text:p>
          </table:table-cell>
          <table:table-cell table:formula="of:=IF(ROUND([.I$2]*[.I$2]/10;1)-[.$A20]&gt;0;ROUND([.I$2]*[.I$2]/10;1)-[.$A20]; 0)" office:value-type="float" office:value="37.5">
            <text:p>37.5</text:p>
          </table:table-cell>
          <table:table-cell table:formula="of:=IF(ROUND([.J$2]*[.J$2]/10;1)-[.$A20]&gt;0;ROUND([.J$2]*[.J$2]/10;1)-[.$A20]; 0)" office:value-type="float" office:value="75">
            <text:p>75</text:p>
          </table:table-cell>
          <table:table-cell table:formula="of:=IF(ROUND([.K$2]*[.K$2]/10;1)-[.$A20]&gt;0;ROUND([.K$2]*[.K$2]/10;1)-[.$A20]; 0)" office:value-type="float" office:value="117.5">
            <text:p>117.5</text:p>
          </table:table-cell>
          <table:table-cell table:formula="of:=IF(ROUND([.L$2]*[.L$2]/10;1)-[.$A20]&gt;0;ROUND([.L$2]*[.L$2]/10;1)-[.$A20]; 0)" office:value-type="float" office:value="165">
            <text:p>165</text:p>
          </table:table-cell>
          <table:table-cell table:formula="of:=IF(ROUND([.M$2]*[.M$2]/10;1)-[.$A20]&gt;0;ROUND([.M$2]*[.M$2]/10;1)-[.$A20]; 0)" office:value-type="float" office:value="217.5">
            <text:p>217.5</text:p>
          </table:table-cell>
          <table:table-cell table:formula="of:=IF(ROUND([.N$2]*[.N$2]/10;1)-[.$A20]&gt;0;ROUND([.N$2]*[.N$2]/10;1)-[.$A20]; 0)" office:value-type="float" office:value="275">
            <text:p>275</text:p>
          </table:table-cell>
          <table:table-cell table:formula="of:=IF(ROUND([.O$2]*[.O$2]/10;1)-[.$A20]&gt;0;ROUND([.O$2]*[.O$2]/10;1)-[.$A20]; 0)" office:value-type="float" office:value="337.5">
            <text:p>337.5</text:p>
          </table:table-cell>
          <table:table-cell table:formula="of:=IF(ROUND([.P$2]*[.P$2]/10;1)-[.$A20]&gt;0;ROUND([.P$2]*[.P$2]/10;1)-[.$A20]; 0)" office:value-type="float" office:value="405">
            <text:p>405</text:p>
          </table:table-cell>
          <table:table-cell table:formula="of:=IF(ROUND([.Q$2]*[.Q$2]/10;1)-[.$A20]&gt;0;ROUND([.Q$2]*[.Q$2]/10;1)-[.$A20]; 0)" office:value-type="float" office:value="477.5">
            <text:p>477.5</text:p>
          </table:table-cell>
          <table:table-cell table:formula="of:=IF(ROUND([.R$2]*[.R$2]/10;1)-[.$A20]&gt;0;ROUND([.R$2]*[.R$2]/10;1)-[.$A20]; 0)" office:value-type="float" office:value="555">
            <text:p>555</text:p>
          </table:table-cell>
          <table:table-cell table:formula="of:=IF(ROUND([.S$2]*[.S$2]/10;1)-[.$A20]&gt;0;ROUND([.S$2]*[.S$2]/10;1)-[.$A20]; 0)" office:value-type="float" office:value="637.5">
            <text:p>637.5</text:p>
          </table:table-cell>
          <table:table-cell table:formula="of:=IF(ROUND([.T$2]*[.T$2]/10;1)-[.$A20]&gt;0;ROUND([.T$2]*[.T$2]/10;1)-[.$A20]; 0)" office:value-type="float" office:value="725">
            <text:p>725</text:p>
          </table:table-cell>
          <table:table-cell table:formula="of:=IF(ROUND([.U$2]*[.U$2]/10;1)-[.$A20]&gt;0;ROUND([.U$2]*[.U$2]/10;1)-[.$A20]; 0)" office:value-type="float" office:value="817.5">
            <text:p>817.5</text:p>
          </table:table-cell>
          <table:table-cell table:formula="of:=IF(ROUND([.V$2]*[.V$2]/10;1)-[.$A20]&gt;0;ROUND([.V$2]*[.V$2]/10;1)-[.$A20]; 0)" office:value-type="float" office:value="915">
            <text:p>915</text:p>
          </table:table-cell>
          <table:table-cell table:formula="of:=IF(ROUND([.W$2]*[.W$2]/10;1)-[.$A20]&gt;0;ROUND([.W$2]*[.W$2]/10;1)-[.$A20]; 0)" office:value-type="float" office:value="1017.5">
            <text:p>1017.5</text:p>
          </table:table-cell>
          <table:table-cell table:formula="of:=IF(ROUND([.X$2]*[.X$2]/10;1)-[.$A20]&gt;0;ROUND([.X$2]*[.X$2]/10;1)-[.$A20]; 0)" office:value-type="float" office:value="1125">
            <text:p>1125</text:p>
          </table:table-cell>
          <table:table-cell table:formula="of:=IF(ROUND([.Y$2]*[.Y$2]/10;1)-[.$A20]&gt;0;ROUND([.Y$2]*[.Y$2]/10;1)-[.$A20]; 0)" office:value-type="float" office:value="1237.5">
            <text:p>1237.5</text:p>
          </table:table-cell>
          <table:table-cell table:formula="of:=IF(ROUND([.Z$2]*[.Z$2]/10;1)-[.$A20]&gt;0;ROUND([.Z$2]*[.Z$2]/10;1)-[.$A20]; 0)" office:value-type="float" office:value="1355">
            <text:p>13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IF(ROUND([.B$2]*[.B$2]/10;1)-[.$A21]&gt;0;ROUND([.B$2]*[.B$2]/10;1)-[.$A21]; 0)" office:value-type="float" office:value="0">
            <text:p>0</text:p>
          </table:table-cell>
          <table:table-cell table:formula="of:=IF(ROUND([.C$2]*[.C$2]/10;1)-[.$A21]&gt;0;ROUND([.C$2]*[.C$2]/10;1)-[.$A21]; 0)" office:value-type="float" office:value="0">
            <text:p>0</text:p>
          </table:table-cell>
          <table:table-cell table:formula="of:=IF(ROUND([.D$2]*[.D$2]/10;1)-[.$A21]&gt;0;ROUND([.D$2]*[.D$2]/10;1)-[.$A21]; 0)" office:value-type="float" office:value="0">
            <text:p>0</text:p>
          </table:table-cell>
          <table:table-cell table:formula="of:=IF(ROUND([.E$2]*[.E$2]/10;1)-[.$A21]&gt;0;ROUND([.E$2]*[.E$2]/10;1)-[.$A21]; 0)" office:value-type="float" office:value="0">
            <text:p>0</text:p>
          </table:table-cell>
          <table:table-cell table:formula="of:=IF(ROUND([.F$2]*[.F$2]/10;1)-[.$A21]&gt;0;ROUND([.F$2]*[.F$2]/10;1)-[.$A21]; 0)" office:value-type="float" office:value="0">
            <text:p>0</text:p>
          </table:table-cell>
          <table:table-cell table:formula="of:=IF(ROUND([.G$2]*[.G$2]/10;1)-[.$A21]&gt;0;ROUND([.G$2]*[.G$2]/10;1)-[.$A21]; 0)" office:value-type="float" office:value="0">
            <text:p>0</text:p>
          </table:table-cell>
          <table:table-cell table:formula="of:=IF(ROUND([.H$2]*[.H$2]/10;1)-[.$A21]&gt;0;ROUND([.H$2]*[.H$2]/10;1)-[.$A21]; 0)" office:value-type="float" office:value="0">
            <text:p>0</text:p>
          </table:table-cell>
          <table:table-cell table:formula="of:=IF(ROUND([.I$2]*[.I$2]/10;1)-[.$A21]&gt;0;ROUND([.I$2]*[.I$2]/10;1)-[.$A21]; 0)" office:value-type="float" office:value="32.5">
            <text:p>32.5</text:p>
          </table:table-cell>
          <table:table-cell table:formula="of:=IF(ROUND([.J$2]*[.J$2]/10;1)-[.$A21]&gt;0;ROUND([.J$2]*[.J$2]/10;1)-[.$A21]; 0)" office:value-type="float" office:value="70">
            <text:p>70</text:p>
          </table:table-cell>
          <table:table-cell table:formula="of:=IF(ROUND([.K$2]*[.K$2]/10;1)-[.$A21]&gt;0;ROUND([.K$2]*[.K$2]/10;1)-[.$A21]; 0)" office:value-type="float" office:value="112.5">
            <text:p>112.5</text:p>
          </table:table-cell>
          <table:table-cell table:formula="of:=IF(ROUND([.L$2]*[.L$2]/10;1)-[.$A21]&gt;0;ROUND([.L$2]*[.L$2]/10;1)-[.$A21]; 0)" office:value-type="float" office:value="160">
            <text:p>160</text:p>
          </table:table-cell>
          <table:table-cell table:formula="of:=IF(ROUND([.M$2]*[.M$2]/10;1)-[.$A21]&gt;0;ROUND([.M$2]*[.M$2]/10;1)-[.$A21]; 0)" office:value-type="float" office:value="212.5">
            <text:p>212.5</text:p>
          </table:table-cell>
          <table:table-cell table:formula="of:=IF(ROUND([.N$2]*[.N$2]/10;1)-[.$A21]&gt;0;ROUND([.N$2]*[.N$2]/10;1)-[.$A21]; 0)" office:value-type="float" office:value="270">
            <text:p>270</text:p>
          </table:table-cell>
          <table:table-cell table:formula="of:=IF(ROUND([.O$2]*[.O$2]/10;1)-[.$A21]&gt;0;ROUND([.O$2]*[.O$2]/10;1)-[.$A21]; 0)" office:value-type="float" office:value="332.5">
            <text:p>332.5</text:p>
          </table:table-cell>
          <table:table-cell table:formula="of:=IF(ROUND([.P$2]*[.P$2]/10;1)-[.$A21]&gt;0;ROUND([.P$2]*[.P$2]/10;1)-[.$A21]; 0)" office:value-type="float" office:value="400">
            <text:p>400</text:p>
          </table:table-cell>
          <table:table-cell table:formula="of:=IF(ROUND([.Q$2]*[.Q$2]/10;1)-[.$A21]&gt;0;ROUND([.Q$2]*[.Q$2]/10;1)-[.$A21]; 0)" office:value-type="float" office:value="472.5">
            <text:p>472.5</text:p>
          </table:table-cell>
          <table:table-cell table:formula="of:=IF(ROUND([.R$2]*[.R$2]/10;1)-[.$A21]&gt;0;ROUND([.R$2]*[.R$2]/10;1)-[.$A21]; 0)" office:value-type="float" office:value="550">
            <text:p>550</text:p>
          </table:table-cell>
          <table:table-cell table:formula="of:=IF(ROUND([.S$2]*[.S$2]/10;1)-[.$A21]&gt;0;ROUND([.S$2]*[.S$2]/10;1)-[.$A21]; 0)" office:value-type="float" office:value="632.5">
            <text:p>632.5</text:p>
          </table:table-cell>
          <table:table-cell table:formula="of:=IF(ROUND([.T$2]*[.T$2]/10;1)-[.$A21]&gt;0;ROUND([.T$2]*[.T$2]/10;1)-[.$A21]; 0)" office:value-type="float" office:value="720">
            <text:p>720</text:p>
          </table:table-cell>
          <table:table-cell table:formula="of:=IF(ROUND([.U$2]*[.U$2]/10;1)-[.$A21]&gt;0;ROUND([.U$2]*[.U$2]/10;1)-[.$A21]; 0)" office:value-type="float" office:value="812.5">
            <text:p>812.5</text:p>
          </table:table-cell>
          <table:table-cell table:formula="of:=IF(ROUND([.V$2]*[.V$2]/10;1)-[.$A21]&gt;0;ROUND([.V$2]*[.V$2]/10;1)-[.$A21]; 0)" office:value-type="float" office:value="910">
            <text:p>910</text:p>
          </table:table-cell>
          <table:table-cell table:formula="of:=IF(ROUND([.W$2]*[.W$2]/10;1)-[.$A21]&gt;0;ROUND([.W$2]*[.W$2]/10;1)-[.$A21]; 0)" office:value-type="float" office:value="1012.5">
            <text:p>1012.5</text:p>
          </table:table-cell>
          <table:table-cell table:formula="of:=IF(ROUND([.X$2]*[.X$2]/10;1)-[.$A21]&gt;0;ROUND([.X$2]*[.X$2]/10;1)-[.$A21]; 0)" office:value-type="float" office:value="1120">
            <text:p>1120</text:p>
          </table:table-cell>
          <table:table-cell table:formula="of:=IF(ROUND([.Y$2]*[.Y$2]/10;1)-[.$A21]&gt;0;ROUND([.Y$2]*[.Y$2]/10;1)-[.$A21]; 0)" office:value-type="float" office:value="1232.5">
            <text:p>1232.5</text:p>
          </table:table-cell>
          <table:table-cell table:formula="of:=IF(ROUND([.Z$2]*[.Z$2]/10;1)-[.$A21]&gt;0;ROUND([.Z$2]*[.Z$2]/10;1)-[.$A21]; 0)" office:value-type="float" office:value="1350">
            <text:p>135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IF(ROUND([.B$2]*[.B$2]/10;1)-[.$A22]&gt;0;ROUND([.B$2]*[.B$2]/10;1)-[.$A22]; 0)" office:value-type="float" office:value="0">
            <text:p>0</text:p>
          </table:table-cell>
          <table:table-cell table:formula="of:=IF(ROUND([.C$2]*[.C$2]/10;1)-[.$A22]&gt;0;ROUND([.C$2]*[.C$2]/10;1)-[.$A22]; 0)" office:value-type="float" office:value="0">
            <text:p>0</text:p>
          </table:table-cell>
          <table:table-cell table:formula="of:=IF(ROUND([.D$2]*[.D$2]/10;1)-[.$A22]&gt;0;ROUND([.D$2]*[.D$2]/10;1)-[.$A22]; 0)" office:value-type="float" office:value="0">
            <text:p>0</text:p>
          </table:table-cell>
          <table:table-cell table:formula="of:=IF(ROUND([.E$2]*[.E$2]/10;1)-[.$A22]&gt;0;ROUND([.E$2]*[.E$2]/10;1)-[.$A22]; 0)" office:value-type="float" office:value="0">
            <text:p>0</text:p>
          </table:table-cell>
          <table:table-cell table:formula="of:=IF(ROUND([.F$2]*[.F$2]/10;1)-[.$A22]&gt;0;ROUND([.F$2]*[.F$2]/10;1)-[.$A22]; 0)" office:value-type="float" office:value="0">
            <text:p>0</text:p>
          </table:table-cell>
          <table:table-cell table:formula="of:=IF(ROUND([.G$2]*[.G$2]/10;1)-[.$A22]&gt;0;ROUND([.G$2]*[.G$2]/10;1)-[.$A22]; 0)" office:value-type="float" office:value="0">
            <text:p>0</text:p>
          </table:table-cell>
          <table:table-cell table:formula="of:=IF(ROUND([.H$2]*[.H$2]/10;1)-[.$A22]&gt;0;ROUND([.H$2]*[.H$2]/10;1)-[.$A22]; 0)" office:value-type="float" office:value="0">
            <text:p>0</text:p>
          </table:table-cell>
          <table:table-cell table:formula="of:=IF(ROUND([.I$2]*[.I$2]/10;1)-[.$A22]&gt;0;ROUND([.I$2]*[.I$2]/10;1)-[.$A22]; 0)" office:value-type="float" office:value="27.5">
            <text:p>27.5</text:p>
          </table:table-cell>
          <table:table-cell table:formula="of:=IF(ROUND([.J$2]*[.J$2]/10;1)-[.$A22]&gt;0;ROUND([.J$2]*[.J$2]/10;1)-[.$A22]; 0)" office:value-type="float" office:value="65">
            <text:p>65</text:p>
          </table:table-cell>
          <table:table-cell table:formula="of:=IF(ROUND([.K$2]*[.K$2]/10;1)-[.$A22]&gt;0;ROUND([.K$2]*[.K$2]/10;1)-[.$A22]; 0)" office:value-type="float" office:value="107.5">
            <text:p>107.5</text:p>
          </table:table-cell>
          <table:table-cell table:formula="of:=IF(ROUND([.L$2]*[.L$2]/10;1)-[.$A22]&gt;0;ROUND([.L$2]*[.L$2]/10;1)-[.$A22]; 0)" office:value-type="float" office:value="155">
            <text:p>155</text:p>
          </table:table-cell>
          <table:table-cell table:formula="of:=IF(ROUND([.M$2]*[.M$2]/10;1)-[.$A22]&gt;0;ROUND([.M$2]*[.M$2]/10;1)-[.$A22]; 0)" office:value-type="float" office:value="207.5">
            <text:p>207.5</text:p>
          </table:table-cell>
          <table:table-cell table:formula="of:=IF(ROUND([.N$2]*[.N$2]/10;1)-[.$A22]&gt;0;ROUND([.N$2]*[.N$2]/10;1)-[.$A22]; 0)" office:value-type="float" office:value="265">
            <text:p>265</text:p>
          </table:table-cell>
          <table:table-cell table:formula="of:=IF(ROUND([.O$2]*[.O$2]/10;1)-[.$A22]&gt;0;ROUND([.O$2]*[.O$2]/10;1)-[.$A22]; 0)" office:value-type="float" office:value="327.5">
            <text:p>327.5</text:p>
          </table:table-cell>
          <table:table-cell table:formula="of:=IF(ROUND([.P$2]*[.P$2]/10;1)-[.$A22]&gt;0;ROUND([.P$2]*[.P$2]/10;1)-[.$A22]; 0)" office:value-type="float" office:value="395">
            <text:p>395</text:p>
          </table:table-cell>
          <table:table-cell table:formula="of:=IF(ROUND([.Q$2]*[.Q$2]/10;1)-[.$A22]&gt;0;ROUND([.Q$2]*[.Q$2]/10;1)-[.$A22]; 0)" office:value-type="float" office:value="467.5">
            <text:p>467.5</text:p>
          </table:table-cell>
          <table:table-cell table:formula="of:=IF(ROUND([.R$2]*[.R$2]/10;1)-[.$A22]&gt;0;ROUND([.R$2]*[.R$2]/10;1)-[.$A22]; 0)" office:value-type="float" office:value="545">
            <text:p>545</text:p>
          </table:table-cell>
          <table:table-cell table:formula="of:=IF(ROUND([.S$2]*[.S$2]/10;1)-[.$A22]&gt;0;ROUND([.S$2]*[.S$2]/10;1)-[.$A22]; 0)" office:value-type="float" office:value="627.5">
            <text:p>627.5</text:p>
          </table:table-cell>
          <table:table-cell table:formula="of:=IF(ROUND([.T$2]*[.T$2]/10;1)-[.$A22]&gt;0;ROUND([.T$2]*[.T$2]/10;1)-[.$A22]; 0)" office:value-type="float" office:value="715">
            <text:p>715</text:p>
          </table:table-cell>
          <table:table-cell table:formula="of:=IF(ROUND([.U$2]*[.U$2]/10;1)-[.$A22]&gt;0;ROUND([.U$2]*[.U$2]/10;1)-[.$A22]; 0)" office:value-type="float" office:value="807.5">
            <text:p>807.5</text:p>
          </table:table-cell>
          <table:table-cell table:formula="of:=IF(ROUND([.V$2]*[.V$2]/10;1)-[.$A22]&gt;0;ROUND([.V$2]*[.V$2]/10;1)-[.$A22]; 0)" office:value-type="float" office:value="905">
            <text:p>905</text:p>
          </table:table-cell>
          <table:table-cell table:formula="of:=IF(ROUND([.W$2]*[.W$2]/10;1)-[.$A22]&gt;0;ROUND([.W$2]*[.W$2]/10;1)-[.$A22]; 0)" office:value-type="float" office:value="1007.5">
            <text:p>1007.5</text:p>
          </table:table-cell>
          <table:table-cell table:formula="of:=IF(ROUND([.X$2]*[.X$2]/10;1)-[.$A22]&gt;0;ROUND([.X$2]*[.X$2]/10;1)-[.$A22]; 0)" office:value-type="float" office:value="1115">
            <text:p>1115</text:p>
          </table:table-cell>
          <table:table-cell table:formula="of:=IF(ROUND([.Y$2]*[.Y$2]/10;1)-[.$A22]&gt;0;ROUND([.Y$2]*[.Y$2]/10;1)-[.$A22]; 0)" office:value-type="float" office:value="1227.5">
            <text:p>1227.5</text:p>
          </table:table-cell>
          <table:table-cell table:formula="of:=IF(ROUND([.Z$2]*[.Z$2]/10;1)-[.$A22]&gt;0;ROUND([.Z$2]*[.Z$2]/10;1)-[.$A22]; 0)" office:value-type="float" office:value="1345">
            <text:p>13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IF(ROUND([.B$2]*[.B$2]/10;1)-[.$A23]&gt;0;ROUND([.B$2]*[.B$2]/10;1)-[.$A23]; 0)" office:value-type="float" office:value="0">
            <text:p>0</text:p>
          </table:table-cell>
          <table:table-cell table:formula="of:=IF(ROUND([.C$2]*[.C$2]/10;1)-[.$A23]&gt;0;ROUND([.C$2]*[.C$2]/10;1)-[.$A23]; 0)" office:value-type="float" office:value="0">
            <text:p>0</text:p>
          </table:table-cell>
          <table:table-cell table:formula="of:=IF(ROUND([.D$2]*[.D$2]/10;1)-[.$A23]&gt;0;ROUND([.D$2]*[.D$2]/10;1)-[.$A23]; 0)" office:value-type="float" office:value="0">
            <text:p>0</text:p>
          </table:table-cell>
          <table:table-cell table:formula="of:=IF(ROUND([.E$2]*[.E$2]/10;1)-[.$A23]&gt;0;ROUND([.E$2]*[.E$2]/10;1)-[.$A23]; 0)" office:value-type="float" office:value="0">
            <text:p>0</text:p>
          </table:table-cell>
          <table:table-cell table:formula="of:=IF(ROUND([.F$2]*[.F$2]/10;1)-[.$A23]&gt;0;ROUND([.F$2]*[.F$2]/10;1)-[.$A23]; 0)" office:value-type="float" office:value="0">
            <text:p>0</text:p>
          </table:table-cell>
          <table:table-cell table:formula="of:=IF(ROUND([.G$2]*[.G$2]/10;1)-[.$A23]&gt;0;ROUND([.G$2]*[.G$2]/10;1)-[.$A23]; 0)" office:value-type="float" office:value="0">
            <text:p>0</text:p>
          </table:table-cell>
          <table:table-cell table:formula="of:=IF(ROUND([.H$2]*[.H$2]/10;1)-[.$A23]&gt;0;ROUND([.H$2]*[.H$2]/10;1)-[.$A23]; 0)" office:value-type="float" office:value="0">
            <text:p>0</text:p>
          </table:table-cell>
          <table:table-cell table:formula="of:=IF(ROUND([.I$2]*[.I$2]/10;1)-[.$A23]&gt;0;ROUND([.I$2]*[.I$2]/10;1)-[.$A23]; 0)" office:value-type="float" office:value="22.5">
            <text:p>22.5</text:p>
          </table:table-cell>
          <table:table-cell table:formula="of:=IF(ROUND([.J$2]*[.J$2]/10;1)-[.$A23]&gt;0;ROUND([.J$2]*[.J$2]/10;1)-[.$A23]; 0)" office:value-type="float" office:value="60">
            <text:p>60</text:p>
          </table:table-cell>
          <table:table-cell table:formula="of:=IF(ROUND([.K$2]*[.K$2]/10;1)-[.$A23]&gt;0;ROUND([.K$2]*[.K$2]/10;1)-[.$A23]; 0)" office:value-type="float" office:value="102.5">
            <text:p>102.5</text:p>
          </table:table-cell>
          <table:table-cell table:formula="of:=IF(ROUND([.L$2]*[.L$2]/10;1)-[.$A23]&gt;0;ROUND([.L$2]*[.L$2]/10;1)-[.$A23]; 0)" office:value-type="float" office:value="150">
            <text:p>150</text:p>
          </table:table-cell>
          <table:table-cell table:formula="of:=IF(ROUND([.M$2]*[.M$2]/10;1)-[.$A23]&gt;0;ROUND([.M$2]*[.M$2]/10;1)-[.$A23]; 0)" office:value-type="float" office:value="202.5">
            <text:p>202.5</text:p>
          </table:table-cell>
          <table:table-cell table:formula="of:=IF(ROUND([.N$2]*[.N$2]/10;1)-[.$A23]&gt;0;ROUND([.N$2]*[.N$2]/10;1)-[.$A23]; 0)" office:value-type="float" office:value="260">
            <text:p>260</text:p>
          </table:table-cell>
          <table:table-cell table:formula="of:=IF(ROUND([.O$2]*[.O$2]/10;1)-[.$A23]&gt;0;ROUND([.O$2]*[.O$2]/10;1)-[.$A23]; 0)" office:value-type="float" office:value="322.5">
            <text:p>322.5</text:p>
          </table:table-cell>
          <table:table-cell table:formula="of:=IF(ROUND([.P$2]*[.P$2]/10;1)-[.$A23]&gt;0;ROUND([.P$2]*[.P$2]/10;1)-[.$A23]; 0)" office:value-type="float" office:value="390">
            <text:p>390</text:p>
          </table:table-cell>
          <table:table-cell table:formula="of:=IF(ROUND([.Q$2]*[.Q$2]/10;1)-[.$A23]&gt;0;ROUND([.Q$2]*[.Q$2]/10;1)-[.$A23]; 0)" office:value-type="float" office:value="462.5">
            <text:p>462.5</text:p>
          </table:table-cell>
          <table:table-cell table:formula="of:=IF(ROUND([.R$2]*[.R$2]/10;1)-[.$A23]&gt;0;ROUND([.R$2]*[.R$2]/10;1)-[.$A23]; 0)" office:value-type="float" office:value="540">
            <text:p>540</text:p>
          </table:table-cell>
          <table:table-cell table:formula="of:=IF(ROUND([.S$2]*[.S$2]/10;1)-[.$A23]&gt;0;ROUND([.S$2]*[.S$2]/10;1)-[.$A23]; 0)" office:value-type="float" office:value="622.5">
            <text:p>622.5</text:p>
          </table:table-cell>
          <table:table-cell table:formula="of:=IF(ROUND([.T$2]*[.T$2]/10;1)-[.$A23]&gt;0;ROUND([.T$2]*[.T$2]/10;1)-[.$A23]; 0)" office:value-type="float" office:value="710">
            <text:p>710</text:p>
          </table:table-cell>
          <table:table-cell table:formula="of:=IF(ROUND([.U$2]*[.U$2]/10;1)-[.$A23]&gt;0;ROUND([.U$2]*[.U$2]/10;1)-[.$A23]; 0)" office:value-type="float" office:value="802.5">
            <text:p>802.5</text:p>
          </table:table-cell>
          <table:table-cell table:formula="of:=IF(ROUND([.V$2]*[.V$2]/10;1)-[.$A23]&gt;0;ROUND([.V$2]*[.V$2]/10;1)-[.$A23]; 0)" office:value-type="float" office:value="900">
            <text:p>900</text:p>
          </table:table-cell>
          <table:table-cell table:formula="of:=IF(ROUND([.W$2]*[.W$2]/10;1)-[.$A23]&gt;0;ROUND([.W$2]*[.W$2]/10;1)-[.$A23]; 0)" office:value-type="float" office:value="1002.5">
            <text:p>1002.5</text:p>
          </table:table-cell>
          <table:table-cell table:formula="of:=IF(ROUND([.X$2]*[.X$2]/10;1)-[.$A23]&gt;0;ROUND([.X$2]*[.X$2]/10;1)-[.$A23]; 0)" office:value-type="float" office:value="1110">
            <text:p>1110</text:p>
          </table:table-cell>
          <table:table-cell table:formula="of:=IF(ROUND([.Y$2]*[.Y$2]/10;1)-[.$A23]&gt;0;ROUND([.Y$2]*[.Y$2]/10;1)-[.$A23]; 0)" office:value-type="float" office:value="1222.5">
            <text:p>1222.5</text:p>
          </table:table-cell>
          <table:table-cell table:formula="of:=IF(ROUND([.Z$2]*[.Z$2]/10;1)-[.$A23]&gt;0;ROUND([.Z$2]*[.Z$2]/10;1)-[.$A23]; 0)" office:value-type="float" office:value="1340">
            <text:p>134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IF(ROUND([.B$2]*[.B$2]/10;1)-[.$A24]&gt;0;ROUND([.B$2]*[.B$2]/10;1)-[.$A24]; 0)" office:value-type="float" office:value="0">
            <text:p>0</text:p>
          </table:table-cell>
          <table:table-cell table:formula="of:=IF(ROUND([.C$2]*[.C$2]/10;1)-[.$A24]&gt;0;ROUND([.C$2]*[.C$2]/10;1)-[.$A24]; 0)" office:value-type="float" office:value="0">
            <text:p>0</text:p>
          </table:table-cell>
          <table:table-cell table:formula="of:=IF(ROUND([.D$2]*[.D$2]/10;1)-[.$A24]&gt;0;ROUND([.D$2]*[.D$2]/10;1)-[.$A24]; 0)" office:value-type="float" office:value="0">
            <text:p>0</text:p>
          </table:table-cell>
          <table:table-cell table:formula="of:=IF(ROUND([.E$2]*[.E$2]/10;1)-[.$A24]&gt;0;ROUND([.E$2]*[.E$2]/10;1)-[.$A24]; 0)" office:value-type="float" office:value="0">
            <text:p>0</text:p>
          </table:table-cell>
          <table:table-cell table:formula="of:=IF(ROUND([.F$2]*[.F$2]/10;1)-[.$A24]&gt;0;ROUND([.F$2]*[.F$2]/10;1)-[.$A24]; 0)" office:value-type="float" office:value="0">
            <text:p>0</text:p>
          </table:table-cell>
          <table:table-cell table:formula="of:=IF(ROUND([.G$2]*[.G$2]/10;1)-[.$A24]&gt;0;ROUND([.G$2]*[.G$2]/10;1)-[.$A24]; 0)" office:value-type="float" office:value="0">
            <text:p>0</text:p>
          </table:table-cell>
          <table:table-cell table:formula="of:=IF(ROUND([.H$2]*[.H$2]/10;1)-[.$A24]&gt;0;ROUND([.H$2]*[.H$2]/10;1)-[.$A24]; 0)" office:value-type="float" office:value="0">
            <text:p>0</text:p>
          </table:table-cell>
          <table:table-cell table:formula="of:=IF(ROUND([.I$2]*[.I$2]/10;1)-[.$A24]&gt;0;ROUND([.I$2]*[.I$2]/10;1)-[.$A24]; 0)" office:value-type="float" office:value="17.5">
            <text:p>17.5</text:p>
          </table:table-cell>
          <table:table-cell table:formula="of:=IF(ROUND([.J$2]*[.J$2]/10;1)-[.$A24]&gt;0;ROUND([.J$2]*[.J$2]/10;1)-[.$A24]; 0)" office:value-type="float" office:value="55">
            <text:p>55</text:p>
          </table:table-cell>
          <table:table-cell table:formula="of:=IF(ROUND([.K$2]*[.K$2]/10;1)-[.$A24]&gt;0;ROUND([.K$2]*[.K$2]/10;1)-[.$A24]; 0)" office:value-type="float" office:value="97.5">
            <text:p>97.5</text:p>
          </table:table-cell>
          <table:table-cell table:formula="of:=IF(ROUND([.L$2]*[.L$2]/10;1)-[.$A24]&gt;0;ROUND([.L$2]*[.L$2]/10;1)-[.$A24]; 0)" office:value-type="float" office:value="145">
            <text:p>145</text:p>
          </table:table-cell>
          <table:table-cell table:formula="of:=IF(ROUND([.M$2]*[.M$2]/10;1)-[.$A24]&gt;0;ROUND([.M$2]*[.M$2]/10;1)-[.$A24]; 0)" office:value-type="float" office:value="197.5">
            <text:p>197.5</text:p>
          </table:table-cell>
          <table:table-cell table:formula="of:=IF(ROUND([.N$2]*[.N$2]/10;1)-[.$A24]&gt;0;ROUND([.N$2]*[.N$2]/10;1)-[.$A24]; 0)" office:value-type="float" office:value="255">
            <text:p>255</text:p>
          </table:table-cell>
          <table:table-cell table:formula="of:=IF(ROUND([.O$2]*[.O$2]/10;1)-[.$A24]&gt;0;ROUND([.O$2]*[.O$2]/10;1)-[.$A24]; 0)" office:value-type="float" office:value="317.5">
            <text:p>317.5</text:p>
          </table:table-cell>
          <table:table-cell table:formula="of:=IF(ROUND([.P$2]*[.P$2]/10;1)-[.$A24]&gt;0;ROUND([.P$2]*[.P$2]/10;1)-[.$A24]; 0)" office:value-type="float" office:value="385">
            <text:p>385</text:p>
          </table:table-cell>
          <table:table-cell table:formula="of:=IF(ROUND([.Q$2]*[.Q$2]/10;1)-[.$A24]&gt;0;ROUND([.Q$2]*[.Q$2]/10;1)-[.$A24]; 0)" office:value-type="float" office:value="457.5">
            <text:p>457.5</text:p>
          </table:table-cell>
          <table:table-cell table:formula="of:=IF(ROUND([.R$2]*[.R$2]/10;1)-[.$A24]&gt;0;ROUND([.R$2]*[.R$2]/10;1)-[.$A24]; 0)" office:value-type="float" office:value="535">
            <text:p>535</text:p>
          </table:table-cell>
          <table:table-cell table:formula="of:=IF(ROUND([.S$2]*[.S$2]/10;1)-[.$A24]&gt;0;ROUND([.S$2]*[.S$2]/10;1)-[.$A24]; 0)" office:value-type="float" office:value="617.5">
            <text:p>617.5</text:p>
          </table:table-cell>
          <table:table-cell table:formula="of:=IF(ROUND([.T$2]*[.T$2]/10;1)-[.$A24]&gt;0;ROUND([.T$2]*[.T$2]/10;1)-[.$A24]; 0)" office:value-type="float" office:value="705">
            <text:p>705</text:p>
          </table:table-cell>
          <table:table-cell table:formula="of:=IF(ROUND([.U$2]*[.U$2]/10;1)-[.$A24]&gt;0;ROUND([.U$2]*[.U$2]/10;1)-[.$A24]; 0)" office:value-type="float" office:value="797.5">
            <text:p>797.5</text:p>
          </table:table-cell>
          <table:table-cell table:formula="of:=IF(ROUND([.V$2]*[.V$2]/10;1)-[.$A24]&gt;0;ROUND([.V$2]*[.V$2]/10;1)-[.$A24]; 0)" office:value-type="float" office:value="895">
            <text:p>895</text:p>
          </table:table-cell>
          <table:table-cell table:formula="of:=IF(ROUND([.W$2]*[.W$2]/10;1)-[.$A24]&gt;0;ROUND([.W$2]*[.W$2]/10;1)-[.$A24]; 0)" office:value-type="float" office:value="997.5">
            <text:p>997.5</text:p>
          </table:table-cell>
          <table:table-cell table:formula="of:=IF(ROUND([.X$2]*[.X$2]/10;1)-[.$A24]&gt;0;ROUND([.X$2]*[.X$2]/10;1)-[.$A24]; 0)" office:value-type="float" office:value="1105">
            <text:p>1105</text:p>
          </table:table-cell>
          <table:table-cell table:formula="of:=IF(ROUND([.Y$2]*[.Y$2]/10;1)-[.$A24]&gt;0;ROUND([.Y$2]*[.Y$2]/10;1)-[.$A24]; 0)" office:value-type="float" office:value="1217.5">
            <text:p>1217.5</text:p>
          </table:table-cell>
          <table:table-cell table:formula="of:=IF(ROUND([.Z$2]*[.Z$2]/10;1)-[.$A24]&gt;0;ROUND([.Z$2]*[.Z$2]/10;1)-[.$A24]; 0)" office:value-type="float" office:value="1335">
            <text:p>133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IF(ROUND([.B$2]*[.B$2]/10;1)-[.$A25]&gt;0;ROUND([.B$2]*[.B$2]/10;1)-[.$A25]; 0)" office:value-type="float" office:value="0">
            <text:p>0</text:p>
          </table:table-cell>
          <table:table-cell table:formula="of:=IF(ROUND([.C$2]*[.C$2]/10;1)-[.$A25]&gt;0;ROUND([.C$2]*[.C$2]/10;1)-[.$A25]; 0)" office:value-type="float" office:value="0">
            <text:p>0</text:p>
          </table:table-cell>
          <table:table-cell table:formula="of:=IF(ROUND([.D$2]*[.D$2]/10;1)-[.$A25]&gt;0;ROUND([.D$2]*[.D$2]/10;1)-[.$A25]; 0)" office:value-type="float" office:value="0">
            <text:p>0</text:p>
          </table:table-cell>
          <table:table-cell table:formula="of:=IF(ROUND([.E$2]*[.E$2]/10;1)-[.$A25]&gt;0;ROUND([.E$2]*[.E$2]/10;1)-[.$A25]; 0)" office:value-type="float" office:value="0">
            <text:p>0</text:p>
          </table:table-cell>
          <table:table-cell table:formula="of:=IF(ROUND([.F$2]*[.F$2]/10;1)-[.$A25]&gt;0;ROUND([.F$2]*[.F$2]/10;1)-[.$A25]; 0)" office:value-type="float" office:value="0">
            <text:p>0</text:p>
          </table:table-cell>
          <table:table-cell table:formula="of:=IF(ROUND([.G$2]*[.G$2]/10;1)-[.$A25]&gt;0;ROUND([.G$2]*[.G$2]/10;1)-[.$A25]; 0)" office:value-type="float" office:value="0">
            <text:p>0</text:p>
          </table:table-cell>
          <table:table-cell table:formula="of:=IF(ROUND([.H$2]*[.H$2]/10;1)-[.$A25]&gt;0;ROUND([.H$2]*[.H$2]/10;1)-[.$A25]; 0)" office:value-type="float" office:value="0">
            <text:p>0</text:p>
          </table:table-cell>
          <table:table-cell table:formula="of:=IF(ROUND([.I$2]*[.I$2]/10;1)-[.$A25]&gt;0;ROUND([.I$2]*[.I$2]/10;1)-[.$A25]; 0)" office:value-type="float" office:value="12.5">
            <text:p>12.5</text:p>
          </table:table-cell>
          <table:table-cell table:formula="of:=IF(ROUND([.J$2]*[.J$2]/10;1)-[.$A25]&gt;0;ROUND([.J$2]*[.J$2]/10;1)-[.$A25]; 0)" office:value-type="float" office:value="50">
            <text:p>50</text:p>
          </table:table-cell>
          <table:table-cell table:formula="of:=IF(ROUND([.K$2]*[.K$2]/10;1)-[.$A25]&gt;0;ROUND([.K$2]*[.K$2]/10;1)-[.$A25]; 0)" office:value-type="float" office:value="92.5">
            <text:p>92.5</text:p>
          </table:table-cell>
          <table:table-cell table:formula="of:=IF(ROUND([.L$2]*[.L$2]/10;1)-[.$A25]&gt;0;ROUND([.L$2]*[.L$2]/10;1)-[.$A25]; 0)" office:value-type="float" office:value="140">
            <text:p>140</text:p>
          </table:table-cell>
          <table:table-cell table:formula="of:=IF(ROUND([.M$2]*[.M$2]/10;1)-[.$A25]&gt;0;ROUND([.M$2]*[.M$2]/10;1)-[.$A25]; 0)" office:value-type="float" office:value="192.5">
            <text:p>192.5</text:p>
          </table:table-cell>
          <table:table-cell table:formula="of:=IF(ROUND([.N$2]*[.N$2]/10;1)-[.$A25]&gt;0;ROUND([.N$2]*[.N$2]/10;1)-[.$A25]; 0)" office:value-type="float" office:value="250">
            <text:p>250</text:p>
          </table:table-cell>
          <table:table-cell table:formula="of:=IF(ROUND([.O$2]*[.O$2]/10;1)-[.$A25]&gt;0;ROUND([.O$2]*[.O$2]/10;1)-[.$A25]; 0)" office:value-type="float" office:value="312.5">
            <text:p>312.5</text:p>
          </table:table-cell>
          <table:table-cell table:formula="of:=IF(ROUND([.P$2]*[.P$2]/10;1)-[.$A25]&gt;0;ROUND([.P$2]*[.P$2]/10;1)-[.$A25]; 0)" office:value-type="float" office:value="380">
            <text:p>380</text:p>
          </table:table-cell>
          <table:table-cell table:formula="of:=IF(ROUND([.Q$2]*[.Q$2]/10;1)-[.$A25]&gt;0;ROUND([.Q$2]*[.Q$2]/10;1)-[.$A25]; 0)" office:value-type="float" office:value="452.5">
            <text:p>452.5</text:p>
          </table:table-cell>
          <table:table-cell table:formula="of:=IF(ROUND([.R$2]*[.R$2]/10;1)-[.$A25]&gt;0;ROUND([.R$2]*[.R$2]/10;1)-[.$A25]; 0)" office:value-type="float" office:value="530">
            <text:p>530</text:p>
          </table:table-cell>
          <table:table-cell table:formula="of:=IF(ROUND([.S$2]*[.S$2]/10;1)-[.$A25]&gt;0;ROUND([.S$2]*[.S$2]/10;1)-[.$A25]; 0)" office:value-type="float" office:value="612.5">
            <text:p>612.5</text:p>
          </table:table-cell>
          <table:table-cell table:formula="of:=IF(ROUND([.T$2]*[.T$2]/10;1)-[.$A25]&gt;0;ROUND([.T$2]*[.T$2]/10;1)-[.$A25]; 0)" office:value-type="float" office:value="700">
            <text:p>700</text:p>
          </table:table-cell>
          <table:table-cell table:formula="of:=IF(ROUND([.U$2]*[.U$2]/10;1)-[.$A25]&gt;0;ROUND([.U$2]*[.U$2]/10;1)-[.$A25]; 0)" office:value-type="float" office:value="792.5">
            <text:p>792.5</text:p>
          </table:table-cell>
          <table:table-cell table:formula="of:=IF(ROUND([.V$2]*[.V$2]/10;1)-[.$A25]&gt;0;ROUND([.V$2]*[.V$2]/10;1)-[.$A25]; 0)" office:value-type="float" office:value="890">
            <text:p>890</text:p>
          </table:table-cell>
          <table:table-cell table:formula="of:=IF(ROUND([.W$2]*[.W$2]/10;1)-[.$A25]&gt;0;ROUND([.W$2]*[.W$2]/10;1)-[.$A25]; 0)" office:value-type="float" office:value="992.5">
            <text:p>992.5</text:p>
          </table:table-cell>
          <table:table-cell table:formula="of:=IF(ROUND([.X$2]*[.X$2]/10;1)-[.$A25]&gt;0;ROUND([.X$2]*[.X$2]/10;1)-[.$A25]; 0)" office:value-type="float" office:value="1100">
            <text:p>1100</text:p>
          </table:table-cell>
          <table:table-cell table:formula="of:=IF(ROUND([.Y$2]*[.Y$2]/10;1)-[.$A25]&gt;0;ROUND([.Y$2]*[.Y$2]/10;1)-[.$A25]; 0)" office:value-type="float" office:value="1212.5">
            <text:p>1212.5</text:p>
          </table:table-cell>
          <table:table-cell table:formula="of:=IF(ROUND([.Z$2]*[.Z$2]/10;1)-[.$A25]&gt;0;ROUND([.Z$2]*[.Z$2]/10;1)-[.$A25]; 0)" office:value-type="float" office:value="1330">
            <text:p>133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IF(ROUND([.B$2]*[.B$2]/10;1)-[.$A26]&gt;0;ROUND([.B$2]*[.B$2]/10;1)-[.$A26]; 0)" office:value-type="float" office:value="0">
            <text:p>0</text:p>
          </table:table-cell>
          <table:table-cell table:formula="of:=IF(ROUND([.C$2]*[.C$2]/10;1)-[.$A26]&gt;0;ROUND([.C$2]*[.C$2]/10;1)-[.$A26]; 0)" office:value-type="float" office:value="0">
            <text:p>0</text:p>
          </table:table-cell>
          <table:table-cell table:formula="of:=IF(ROUND([.D$2]*[.D$2]/10;1)-[.$A26]&gt;0;ROUND([.D$2]*[.D$2]/10;1)-[.$A26]; 0)" office:value-type="float" office:value="0">
            <text:p>0</text:p>
          </table:table-cell>
          <table:table-cell table:formula="of:=IF(ROUND([.E$2]*[.E$2]/10;1)-[.$A26]&gt;0;ROUND([.E$2]*[.E$2]/10;1)-[.$A26]; 0)" office:value-type="float" office:value="0">
            <text:p>0</text:p>
          </table:table-cell>
          <table:table-cell table:formula="of:=IF(ROUND([.F$2]*[.F$2]/10;1)-[.$A26]&gt;0;ROUND([.F$2]*[.F$2]/10;1)-[.$A26]; 0)" office:value-type="float" office:value="0">
            <text:p>0</text:p>
          </table:table-cell>
          <table:table-cell table:formula="of:=IF(ROUND([.G$2]*[.G$2]/10;1)-[.$A26]&gt;0;ROUND([.G$2]*[.G$2]/10;1)-[.$A26]; 0)" office:value-type="float" office:value="0">
            <text:p>0</text:p>
          </table:table-cell>
          <table:table-cell table:formula="of:=IF(ROUND([.H$2]*[.H$2]/10;1)-[.$A26]&gt;0;ROUND([.H$2]*[.H$2]/10;1)-[.$A26]; 0)" office:value-type="float" office:value="0">
            <text:p>0</text:p>
          </table:table-cell>
          <table:table-cell table:formula="of:=IF(ROUND([.I$2]*[.I$2]/10;1)-[.$A26]&gt;0;ROUND([.I$2]*[.I$2]/10;1)-[.$A26]; 0)" office:value-type="float" office:value="7.5">
            <text:p>7.5</text:p>
          </table:table-cell>
          <table:table-cell table:formula="of:=IF(ROUND([.J$2]*[.J$2]/10;1)-[.$A26]&gt;0;ROUND([.J$2]*[.J$2]/10;1)-[.$A26]; 0)" office:value-type="float" office:value="45">
            <text:p>45</text:p>
          </table:table-cell>
          <table:table-cell table:formula="of:=IF(ROUND([.K$2]*[.K$2]/10;1)-[.$A26]&gt;0;ROUND([.K$2]*[.K$2]/10;1)-[.$A26]; 0)" office:value-type="float" office:value="87.5">
            <text:p>87.5</text:p>
          </table:table-cell>
          <table:table-cell table:formula="of:=IF(ROUND([.L$2]*[.L$2]/10;1)-[.$A26]&gt;0;ROUND([.L$2]*[.L$2]/10;1)-[.$A26]; 0)" office:value-type="float" office:value="135">
            <text:p>135</text:p>
          </table:table-cell>
          <table:table-cell table:formula="of:=IF(ROUND([.M$2]*[.M$2]/10;1)-[.$A26]&gt;0;ROUND([.M$2]*[.M$2]/10;1)-[.$A26]; 0)" office:value-type="float" office:value="187.5">
            <text:p>187.5</text:p>
          </table:table-cell>
          <table:table-cell table:formula="of:=IF(ROUND([.N$2]*[.N$2]/10;1)-[.$A26]&gt;0;ROUND([.N$2]*[.N$2]/10;1)-[.$A26]; 0)" office:value-type="float" office:value="245">
            <text:p>245</text:p>
          </table:table-cell>
          <table:table-cell table:formula="of:=IF(ROUND([.O$2]*[.O$2]/10;1)-[.$A26]&gt;0;ROUND([.O$2]*[.O$2]/10;1)-[.$A26]; 0)" office:value-type="float" office:value="307.5">
            <text:p>307.5</text:p>
          </table:table-cell>
          <table:table-cell table:formula="of:=IF(ROUND([.P$2]*[.P$2]/10;1)-[.$A26]&gt;0;ROUND([.P$2]*[.P$2]/10;1)-[.$A26]; 0)" office:value-type="float" office:value="375">
            <text:p>375</text:p>
          </table:table-cell>
          <table:table-cell table:formula="of:=IF(ROUND([.Q$2]*[.Q$2]/10;1)-[.$A26]&gt;0;ROUND([.Q$2]*[.Q$2]/10;1)-[.$A26]; 0)" office:value-type="float" office:value="447.5">
            <text:p>447.5</text:p>
          </table:table-cell>
          <table:table-cell table:formula="of:=IF(ROUND([.R$2]*[.R$2]/10;1)-[.$A26]&gt;0;ROUND([.R$2]*[.R$2]/10;1)-[.$A26]; 0)" office:value-type="float" office:value="525">
            <text:p>525</text:p>
          </table:table-cell>
          <table:table-cell table:formula="of:=IF(ROUND([.S$2]*[.S$2]/10;1)-[.$A26]&gt;0;ROUND([.S$2]*[.S$2]/10;1)-[.$A26]; 0)" office:value-type="float" office:value="607.5">
            <text:p>607.5</text:p>
          </table:table-cell>
          <table:table-cell table:formula="of:=IF(ROUND([.T$2]*[.T$2]/10;1)-[.$A26]&gt;0;ROUND([.T$2]*[.T$2]/10;1)-[.$A26]; 0)" office:value-type="float" office:value="695">
            <text:p>695</text:p>
          </table:table-cell>
          <table:table-cell table:formula="of:=IF(ROUND([.U$2]*[.U$2]/10;1)-[.$A26]&gt;0;ROUND([.U$2]*[.U$2]/10;1)-[.$A26]; 0)" office:value-type="float" office:value="787.5">
            <text:p>787.5</text:p>
          </table:table-cell>
          <table:table-cell table:formula="of:=IF(ROUND([.V$2]*[.V$2]/10;1)-[.$A26]&gt;0;ROUND([.V$2]*[.V$2]/10;1)-[.$A26]; 0)" office:value-type="float" office:value="885">
            <text:p>885</text:p>
          </table:table-cell>
          <table:table-cell table:formula="of:=IF(ROUND([.W$2]*[.W$2]/10;1)-[.$A26]&gt;0;ROUND([.W$2]*[.W$2]/10;1)-[.$A26]; 0)" office:value-type="float" office:value="987.5">
            <text:p>987.5</text:p>
          </table:table-cell>
          <table:table-cell table:formula="of:=IF(ROUND([.X$2]*[.X$2]/10;1)-[.$A26]&gt;0;ROUND([.X$2]*[.X$2]/10;1)-[.$A26]; 0)" office:value-type="float" office:value="1095">
            <text:p>1095</text:p>
          </table:table-cell>
          <table:table-cell table:formula="of:=IF(ROUND([.Y$2]*[.Y$2]/10;1)-[.$A26]&gt;0;ROUND([.Y$2]*[.Y$2]/10;1)-[.$A26]; 0)" office:value-type="float" office:value="1207.5">
            <text:p>1207.5</text:p>
          </table:table-cell>
          <table:table-cell table:formula="of:=IF(ROUND([.Z$2]*[.Z$2]/10;1)-[.$A26]&gt;0;ROUND([.Z$2]*[.Z$2]/10;1)-[.$A26]; 0)" office:value-type="float" office:value="1325">
            <text:p>132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IF(ROUND([.B$2]*[.B$2]/10;1)-[.$A27]&gt;0;ROUND([.B$2]*[.B$2]/10;1)-[.$A27]; 0)" office:value-type="float" office:value="0">
            <text:p>0</text:p>
          </table:table-cell>
          <table:table-cell table:formula="of:=IF(ROUND([.C$2]*[.C$2]/10;1)-[.$A27]&gt;0;ROUND([.C$2]*[.C$2]/10;1)-[.$A27]; 0)" office:value-type="float" office:value="0">
            <text:p>0</text:p>
          </table:table-cell>
          <table:table-cell table:formula="of:=IF(ROUND([.D$2]*[.D$2]/10;1)-[.$A27]&gt;0;ROUND([.D$2]*[.D$2]/10;1)-[.$A27]; 0)" office:value-type="float" office:value="0">
            <text:p>0</text:p>
          </table:table-cell>
          <table:table-cell table:formula="of:=IF(ROUND([.E$2]*[.E$2]/10;1)-[.$A27]&gt;0;ROUND([.E$2]*[.E$2]/10;1)-[.$A27]; 0)" office:value-type="float" office:value="0">
            <text:p>0</text:p>
          </table:table-cell>
          <table:table-cell table:formula="of:=IF(ROUND([.F$2]*[.F$2]/10;1)-[.$A27]&gt;0;ROUND([.F$2]*[.F$2]/10;1)-[.$A27]; 0)" office:value-type="float" office:value="0">
            <text:p>0</text:p>
          </table:table-cell>
          <table:table-cell table:formula="of:=IF(ROUND([.G$2]*[.G$2]/10;1)-[.$A27]&gt;0;ROUND([.G$2]*[.G$2]/10;1)-[.$A27]; 0)" office:value-type="float" office:value="0">
            <text:p>0</text:p>
          </table:table-cell>
          <table:table-cell table:formula="of:=IF(ROUND([.H$2]*[.H$2]/10;1)-[.$A27]&gt;0;ROUND([.H$2]*[.H$2]/10;1)-[.$A27]; 0)" office:value-type="float" office:value="0">
            <text:p>0</text:p>
          </table:table-cell>
          <table:table-cell table:formula="of:=IF(ROUND([.I$2]*[.I$2]/10;1)-[.$A27]&gt;0;ROUND([.I$2]*[.I$2]/10;1)-[.$A27]; 0)" office:value-type="float" office:value="2.5">
            <text:p>2.5</text:p>
          </table:table-cell>
          <table:table-cell table:formula="of:=IF(ROUND([.J$2]*[.J$2]/10;1)-[.$A27]&gt;0;ROUND([.J$2]*[.J$2]/10;1)-[.$A27]; 0)" office:value-type="float" office:value="40">
            <text:p>40</text:p>
          </table:table-cell>
          <table:table-cell table:formula="of:=IF(ROUND([.K$2]*[.K$2]/10;1)-[.$A27]&gt;0;ROUND([.K$2]*[.K$2]/10;1)-[.$A27]; 0)" office:value-type="float" office:value="82.5">
            <text:p>82.5</text:p>
          </table:table-cell>
          <table:table-cell table:formula="of:=IF(ROUND([.L$2]*[.L$2]/10;1)-[.$A27]&gt;0;ROUND([.L$2]*[.L$2]/10;1)-[.$A27]; 0)" office:value-type="float" office:value="130">
            <text:p>130</text:p>
          </table:table-cell>
          <table:table-cell table:formula="of:=IF(ROUND([.M$2]*[.M$2]/10;1)-[.$A27]&gt;0;ROUND([.M$2]*[.M$2]/10;1)-[.$A27]; 0)" office:value-type="float" office:value="182.5">
            <text:p>182.5</text:p>
          </table:table-cell>
          <table:table-cell table:formula="of:=IF(ROUND([.N$2]*[.N$2]/10;1)-[.$A27]&gt;0;ROUND([.N$2]*[.N$2]/10;1)-[.$A27]; 0)" office:value-type="float" office:value="240">
            <text:p>240</text:p>
          </table:table-cell>
          <table:table-cell table:formula="of:=IF(ROUND([.O$2]*[.O$2]/10;1)-[.$A27]&gt;0;ROUND([.O$2]*[.O$2]/10;1)-[.$A27]; 0)" office:value-type="float" office:value="302.5">
            <text:p>302.5</text:p>
          </table:table-cell>
          <table:table-cell table:formula="of:=IF(ROUND([.P$2]*[.P$2]/10;1)-[.$A27]&gt;0;ROUND([.P$2]*[.P$2]/10;1)-[.$A27]; 0)" office:value-type="float" office:value="370">
            <text:p>370</text:p>
          </table:table-cell>
          <table:table-cell table:formula="of:=IF(ROUND([.Q$2]*[.Q$2]/10;1)-[.$A27]&gt;0;ROUND([.Q$2]*[.Q$2]/10;1)-[.$A27]; 0)" office:value-type="float" office:value="442.5">
            <text:p>442.5</text:p>
          </table:table-cell>
          <table:table-cell table:formula="of:=IF(ROUND([.R$2]*[.R$2]/10;1)-[.$A27]&gt;0;ROUND([.R$2]*[.R$2]/10;1)-[.$A27]; 0)" office:value-type="float" office:value="520">
            <text:p>520</text:p>
          </table:table-cell>
          <table:table-cell table:formula="of:=IF(ROUND([.S$2]*[.S$2]/10;1)-[.$A27]&gt;0;ROUND([.S$2]*[.S$2]/10;1)-[.$A27]; 0)" office:value-type="float" office:value="602.5">
            <text:p>602.5</text:p>
          </table:table-cell>
          <table:table-cell table:formula="of:=IF(ROUND([.T$2]*[.T$2]/10;1)-[.$A27]&gt;0;ROUND([.T$2]*[.T$2]/10;1)-[.$A27]; 0)" office:value-type="float" office:value="690">
            <text:p>690</text:p>
          </table:table-cell>
          <table:table-cell table:formula="of:=IF(ROUND([.U$2]*[.U$2]/10;1)-[.$A27]&gt;0;ROUND([.U$2]*[.U$2]/10;1)-[.$A27]; 0)" office:value-type="float" office:value="782.5">
            <text:p>782.5</text:p>
          </table:table-cell>
          <table:table-cell table:formula="of:=IF(ROUND([.V$2]*[.V$2]/10;1)-[.$A27]&gt;0;ROUND([.V$2]*[.V$2]/10;1)-[.$A27]; 0)" office:value-type="float" office:value="880">
            <text:p>880</text:p>
          </table:table-cell>
          <table:table-cell table:formula="of:=IF(ROUND([.W$2]*[.W$2]/10;1)-[.$A27]&gt;0;ROUND([.W$2]*[.W$2]/10;1)-[.$A27]; 0)" office:value-type="float" office:value="982.5">
            <text:p>982.5</text:p>
          </table:table-cell>
          <table:table-cell table:formula="of:=IF(ROUND([.X$2]*[.X$2]/10;1)-[.$A27]&gt;0;ROUND([.X$2]*[.X$2]/10;1)-[.$A27]; 0)" office:value-type="float" office:value="1090">
            <text:p>1090</text:p>
          </table:table-cell>
          <table:table-cell table:formula="of:=IF(ROUND([.Y$2]*[.Y$2]/10;1)-[.$A27]&gt;0;ROUND([.Y$2]*[.Y$2]/10;1)-[.$A27]; 0)" office:value-type="float" office:value="1202.5">
            <text:p>1202.5</text:p>
          </table:table-cell>
          <table:table-cell table:formula="of:=IF(ROUND([.Z$2]*[.Z$2]/10;1)-[.$A27]&gt;0;ROUND([.Z$2]*[.Z$2]/10;1)-[.$A27]; 0)" office:value-type="float" office:value="1320">
            <text:p>1320</text:p>
          </table:table-cell>
        </table:table-row>
      </table:table>
      <table:table table:name="danger levels" table:style-name="ta1" table:print="false">
        <office:forms form:automatic-focus="false" form:apply-design-mode="false"/>
        <table:table-column table:style-name="co3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3"/>
        </table:table-row>
      </table:table>
      <table:table table:name="Attribut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29" table:default-cell-style-name="Default"/>
        <table:table-column table:style-name="co3" table:default-cell-style-name="Default"/>
        <table:table-row table:style-name="ro1">
          <table:table-cell office:value-type="string">
            <text:p>Attributes</text:p>
          </table:table-cell>
          <table:table-cell table:number-columns-repeated="3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STR</text:p>
          </table:table-cell>
          <table:table-cell table:number-columns-repeated="2"/>
        </table:table-row>
        <table:table-row table:style-name="ro1">
          <table:table-cell office:value-type="string">
            <text:p>Toughness</text:p>
          </table:table-cell>
          <table:table-cell office:value-type="string">
            <text:p>TOU</text:p>
          </table:table-cell>
          <table:table-cell table:number-columns-repeated="2"/>
        </table:table-row>
        <table:table-row table:style-name="ro1">
          <table:table-cell office:value-type="string">
            <text:p>Agility</text:p>
          </table:table-cell>
          <table:table-cell office:value-type="string">
            <text:p>AGI</text:p>
          </table:table-cell>
          <table:table-cell table:number-columns-repeated="2"/>
        </table:table-row>
        <table:table-row table:style-name="ro1">
          <table:table-cell office:value-type="string">
            <text:p>Dexterity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Wisdom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1">
          <table:table-cell office:value-type="string">
            <text:p>Charisma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1">
          <table:table-cell office:value-type="string">
            <text:p>Essence</text:p>
          </table:table-cell>
          <table:table-cell office:value-type="string">
            <text:p>ESS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SIZ</text:p>
          </table:table-cell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string">
            <text:p>LVL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>
            <text:p>Derived</text:p>
          </table:table-cell>
          <table:table-cell table:number-columns-repeated="3"/>
        </table:table-row>
        <table:table-row table:style-name="ro1">
          <table:table-cell office:value-type="string">
            <text:p>Life</text:p>
          </table:table-cell>
          <table:table-cell office:value-type="string">
            <text:p>LP</text:p>
          </table:table-cell>
          <table:table-cell/>
          <table:table-cell office:value-type="string">
            <text:p>Toughness / 2</text:p>
          </table:table-cell>
        </table:table-row>
        <table:table-row table:style-name="ro1">
          <table:table-cell office:value-type="string">
            <text:p>Health</text:p>
          </table:table-cell>
          <table:table-cell office:value-type="string">
            <text:p>HP</text:p>
          </table:table-cell>
          <table:table-cell/>
          <table:table-cell office:value-type="string">
            <text:p>Depends on Level and Toughness</text:p>
          </table:table-cell>
        </table:table-row>
        <table:table-row table:style-name="ro1">
          <table:table-cell office:value-type="string">
            <text:p>Numen</text:p>
          </table:table-cell>
          <table:table-cell office:value-type="string">
            <text:p>NP</text:p>
          </table:table-cell>
          <table:table-cell/>
          <table:table-cell office:value-type="string">
            <text:p>Depends on Level and Essence</text:p>
          </table:table-cell>
        </table:table-row>
        <table:table-row table:style-name="ro1">
          <table:table-cell office:value-type="string">
            <text:p>Vigor</text:p>
          </table:table-cell>
          <table:table-cell office:value-type="string">
            <text:p>VP</text:p>
          </table:table-cell>
          <table:table-cell/>
          <table:table-cell office:value-type="string">
            <text:p>Depends on Level and Wisdom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ATT</text:p>
          </table:table-cell>
          <table:table-cell/>
          <table:table-cell office:value-type="string">
            <text:p>Skill for equipped weapon + Quality of equipped weapon + strength(melee) or dexterity(ranged)</text:p>
          </table:table-cell>
        </table:table-row>
        <table:table-row table:style-name="ro1">
          <table:table-cell office:value-type="string">
            <text:p>Defense</text:p>
          </table:table-cell>
          <table:table-cell office:value-type="string">
            <text:p>DEF</text:p>
          </table:table-cell>
          <table:table-cell/>
          <table:table-cell office:value-type="string">
            <text:p>Tougness + Skill for equipped gear + Quality of equipped gear 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BLO</text:p>
          </table:table-cell>
          <table:table-cell/>
          <table:table-cell office:value-type="string">
            <text:p>Agility + shield skill + shield quality</text:p>
          </table:table-cell>
        </table:table-row>
        <table:table-row table:style-name="ro1">
          <table:table-cell office:value-type="string">
            <text:p>Speed</text:p>
          </table:table-cell>
          <table:table-cell office:value-type="string">
            <text:p>SPE</text:p>
          </table:table-cell>
          <table:table-cell/>
          <table:table-cell office:value-type="string">
            <text:p>Agility - weight penalty of gear - weight penalty of shield - weight penalty of weapon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string">
            <text:p>FLU</text:p>
          </table:table-cell>
          <table:table-cell/>
          <table:table-cell office:value-type="string">
            <text:p>Essence - interference penalty of gear - interference penalty of shield - interference of weapon (except staves, which add their quality) + quality of equipped Foc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sistances</text:p>
          </table:table-cell>
          <table:table-cell table:number-columns-repeated="3"/>
        </table:table-row>
        <table:table-row table:style-name="ro1">
          <table:table-cell office:value-type="string">
            <text:p>Pierce</text:p>
          </table:table-cell>
          <table:table-cell table:number-columns-repeated="3"/>
        </table:table-row>
        <table:table-row table:style-name="ro1">
          <table:table-cell office:value-type="string">
            <text:p>Cut</text:p>
          </table:table-cell>
          <table:table-cell table:number-columns-repeated="3"/>
        </table:table-row>
        <table:table-row table:style-name="ro1">
          <table:table-cell office:value-type="string">
            <text:p>Impact</text:p>
          </table:table-cell>
          <table:table-cell table:number-columns-repeated="3"/>
        </table:table-row>
        <table:table-row table:style-name="ro1">
          <table:table-cell office:value-type="string">
            <text:p>Heat</text:p>
          </table:table-cell>
          <table:table-cell table:number-columns-repeated="3"/>
        </table:table-row>
        <table:table-row table:style-name="ro1">
          <table:table-cell office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>
            <text:p>Shock</text:p>
          </table:table-cell>
          <table:table-cell table:number-columns-repeated="3"/>
        </table:table-row>
        <table:table-row table:style-name="ro1">
          <table:table-cell office:value-type="string">
            <text:p>Laser</text:p>
          </table:table-cell>
          <table:table-cell table:number-columns-repeated="3"/>
        </table:table-row>
        <table:table-row table:style-name="ro1">
          <table:table-cell office:value-type="string">
            <text:p>Toxin</text:p>
          </table:table-cell>
          <table:table-cell table:number-columns-repeated="3"/>
        </table:table-row>
        <table:table-row table:style-name="ro1">
          <table:table-cell office:value-type="string">
            <text:p>Corruption</text:p>
          </table:table-cell>
          <table:table-cell table:number-columns-repeated="3"/>
        </table:table-row>
        <table:table-row table:style-name="ro1">
          <table:table-cell office:value-type="string">
            <text:p>Num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or items</text:p>
          </table:table-cell>
          <table:table-cell table:number-columns-repeated="3"/>
        </table:table-row>
        <table:table-row table:style-name="ro1">
          <table:table-cell office:value-type="string">
            <text:p>Quality</text:p>
          </table:table-cell>
          <table:table-cell table:number-columns-repeated="3"/>
        </table:table-row>
        <table:table-row table:style-name="ro1">
          <table:table-cell office:value-type="string">
            <text:p>Rarity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number-columns-repeated="3"/>
        </table:table-row>
        <table:table-row table:style-name="ro1">
          <table:table-cell office:value-type="string">
            <text:p>Interference</text:p>
          </table:table-cell>
          <table:table-cell table:number-columns-repeated="3"/>
        </table:table-row>
      </table:table>
      <table:table table:name="Skills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Skill</text:p>
          </table:table-cell>
          <table:table-cell office:value-type="string">
            <text:p>Kind</text:p>
          </table:table-cell>
          <table:table-cell office:value-type="string">
            <text:p>Related Attribute</text:p>
          </table:table-cell>
          <table:table-cell office:value-type="string">
            <text:p>Details </text:p>
          </table:table-cell>
        </table:table-row>
        <table:table-row table:style-name="ro1">
          <table:table-cell office:value-type="string">
            <text:p>Ton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Musical Numen Arts that have mostly buffing effects.</text:p>
          </table:table-cell>
        </table:table-row>
        <table:table-row table:style-name="ro1">
          <table:table-cell office:value-type="string">
            <text:p>Flame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s fire, heat, etc.</text:p>
          </table:table-cell>
        </table:table-row>
        <table:table-row table:style-name="ro1">
          <table:table-cell office:value-type="string">
            <text:p>Bolt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 electricity and wind</text:p>
          </table:table-cell>
        </table:table-row>
        <table:table-row table:style-name="ro1">
          <table:table-cell office:value-type="string">
            <text:p>Stream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 cold, water and ice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 light and purification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 living beings, nature and healing</text:p>
          </table:table-cell>
        </table:table-row>
        <table:table-row table:style-name="ro1">
          <table:table-cell office:value-type="string">
            <text:p>Moo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s shadows, corruption and lethal effects</text:p>
          </table:table-cell>
        </table:table-row>
        <table:table-row table:style-name="ro1">
          <table:table-cell office:value-type="string">
            <text:p>Arcane</text:p>
          </table:table-cell>
          <table:table-cell office:value-type="string">
            <text:p>Art</text:p>
          </table:table-cell>
          <table:table-cell office:value-type="string">
            <text:p>Charisma</text:p>
          </table:table-cell>
          <table:table-cell office:value-type="string">
            <text:p>Extraordinary Numen arts.</text:p>
          </table:table-cell>
        </table:table-row>
        <table:table-row table:style-name="ro1">
          <table:table-cell office:value-type="string">
            <text:p>Shield</text:p>
          </table:table-cell>
          <table:table-cell office:value-type="string">
            <text:p>Equipment</text:p>
          </table:table-cell>
          <table:table-cell office:value-type="string">
            <text:p>Agility</text:p>
          </table:table-cell>
          <table:table-cell office:value-type="string">
            <text:p>Use of shields.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Armors.</text:p>
          </table:table-cell>
        </table:table-row>
        <table:table-row table:style-name="ro1">
          <table:table-cell office:value-type="string">
            <text:p>Vest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Vests.</text:p>
          </table:table-cell>
        </table:table-row>
        <table:table-row table:style-name="ro1">
          <table:table-cell office:value-type="string">
            <text:p>Robe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Robes.</text:p>
          </table:table-cell>
        </table:table-row>
        <table:table-row table:style-name="ro1">
          <table:table-cell office:value-type="string">
            <text:p>Bomb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  <table:table-cell office:value-type="string">
            <text:p>Making and using bombs and explosives.</text:p>
          </table:table-cell>
        </table:table-row>
        <table:table-row table:style-name="ro1">
          <table:table-cell office:value-type="string">
            <text:p>Locks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  <table:table-cell office:value-type="string">
            <text:p>Breaking locks and traps.</text:p>
          </table:table-cell>
        </table:table-row>
        <table:table-row table:style-name="ro1">
          <table:table-cell office:value-type="string">
            <text:p>Sword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ting with swords.</text:p>
          </table:table-cell>
        </table:table-row>
        <table:table-row table:style-name="ro1">
          <table:table-cell office:value-type="string">
            <text:p>Fist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Martial arts style and unarmed fighting, use of gloves.</text:p>
          </table:table-cell>
        </table:table-row>
        <table:table-row table:style-name="ro1">
          <table:table-cell office:value-type="string">
            <text:p>Staff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ting with staves.</text:p>
          </table:table-cell>
        </table:table-row>
        <table:table-row table:style-name="ro1">
          <table:table-cell office:value-type="string">
            <text:p>Knife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ing with knives.</text:p>
          </table:table-cell>
        </table:table-row>
        <table:table-row table:style-name="ro1">
          <table:table-cell office:value-type="string">
            <text:p>Sneak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  <table:table-cell office:value-type="string">
            <text:p>Stealth, special techniques such as backstabbing, stealing, etc.</text:p>
          </table:table-cell>
        </table:table-row>
        <table:table-row table:style-name="ro1">
          <table:table-cell office:value-type="string">
            <text:p>Acrobatics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  <table:table-cell office:value-type="string">
            <text:p>Running away from fights, evasion of attacks.</text:p>
          </table:table-cell>
        </table:table-row>
        <table:table-row table:style-name="ro1">
          <table:table-cell office:value-type="string">
            <text:p>Gu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  <table:table-cell office:value-type="string">
            <text:p>Shooting guns.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  <table:table-cell office:value-type="string">
            <text:p>Shooting cannons.</text:p>
          </table:table-cell>
        </table:table-row>
        <table:table-row table:style-name="ro1">
          <table:table-cell office:value-type="string">
            <text:p>Medicin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Knowledge and use of medication, diseases, healing techniques.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Repair and construction of machines.</text:p>
          </table:table-cell>
        </table:table-row>
        <table:table-row table:style-name="ro1">
          <table:table-cell office:value-type="string">
            <text:p>Lor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Knowlege of history, and general knowledge.</text:p>
          </table:table-cell>
        </table:table-row>
        <table:table-row table:style-name="ro1">
          <table:table-cell office:value-type="string">
            <text:p>Chemistry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Creation of healing items and poisons. Debuffing effects.</text:p>
          </table:table-cell>
        </table:table-row>
        <table:table-row table:style-name="ro1">
          <table:table-cell office:value-type="string">
            <text:p>Barter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  <table:table-cell office:value-type="string">
            <text:p>Trading and bribing.</text:p>
          </table:table-cell>
        </table:table-row>
        <table:table-row table:style-name="ro1">
          <table:table-cell office:value-type="string">
            <text:p>Speech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  <table:table-cell office:value-type="string">
            <text:p>Talking to NPC's and convincing them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STADIWE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LN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ACID STEW</text:p>
          </table:table-cell>
          <table:table-cell table:number-columns-repeated="2"/>
        </table:table-row>
      </table:table>
      <table:table table:name="Skills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Skill</text:p>
          </table:table-cell>
          <table:table-cell office:value-type="string">
            <text:p>Techniques</text:p>
          </table:table-cell>
          <table:table-cell table:number-columns-repeated="2"/>
          <table:table-cell office:value-type="string">
            <text:p>Describe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words</text:p>
          </table:table-cell>
          <table:table-cell office:value-type="string">
            <text:p>Parry, Low Sweep, Cross Slash, Splitting Image</text:p>
          </table:table-cell>
          <table:table-cell table:number-columns-repeated="2"/>
          <table:table-cell office:value-type="string">
            <text:p><text:s/>1h/2h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Axes</text:p>
          </table:table-cell>
          <table:table-cell office:value-type="string">
            <text:p>Tomahawk, Skull bash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pears</text:p>
          </table:table-cell>
          <table:table-cell table:number-columns-repeated="3"/>
          <table:table-cell office:value-type="string">
            <text:p><text:s/>2h, ong weapons, poles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Toiling </text:p>
          </table:table-cell>
          <table:table-cell table:number-columns-repeated="3"/>
          <table:table-cell office:value-type="string">
            <text:p><text:s/>Carrying objects, Hard labour, mining, digging.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Climbing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Martial</text:p>
          </table:table-cell>
          <table:table-cell table:number-columns-repeated="3"/>
          <table:table-cell office:value-type="string">
            <text:p><text:s/>Unarmed fighting. </text:p>
          </table:table-cell>
          <table:table-cell office:value-type="string">
            <text:p>0h, parry, counterattack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<text:s/>Determines health power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Armours</text:p>
          </table:table-cell>
          <table:table-cell table:number-columns-repeated="3"/>
          <table:table-cell office:value-type="string">
            <text:p><text:s/>-&gt; def + / evade - / MP - / Numen skills down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Survival</text:p>
          </table:table-cell>
          <table:table-cell office:value-type="string">
            <text:p>Includes beast physical techniques</text:p>
          </table:table-cell>
          <table:table-cell table:number-columns-repeated="2"/>
          <table:table-cell office:value-type="string">
            <text:p><text:s/>Swimming, Beast attacks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ravel</text:p>
          </table:table-cell>
          <table:table-cell table:number-columns-repeated="3"/>
          <table:table-cell office:value-type="string">
            <text:p><text:s/>Travelling safely and speedlily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Knives</text:p>
          </table:table-cell>
          <table:table-cell office:value-type="string">
            <text:p>Backstab, Deflect, Disarm</text:p>
          </table:table-cell>
          <table:table-cell table:number-columns-repeated="2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Evade </text:p>
          </table:table-cell>
          <table:table-cell table:number-columns-repeated="3"/>
          <table:table-cell office:value-type="string">
            <text:p><text:s/>Evade physical attacks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Shields </text:p>
          </table:table-cell>
          <table:table-cell table:number-columns-repeated="3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Vests </text:p>
          </table:table-cell>
          <table:table-cell table:number-columns-repeated="3"/>
          <table:table-cell office:value-type="string">
            <text:p><text:s/>Vests, medium armour, etc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Acrobatics</text:p>
          </table:table-cell>
          <table:table-cell table:number-columns-repeated="3"/>
          <table:table-cell office:value-type="string">
            <text:p><text:s/>Moving, dancing, jumping, athletics. Also include evading in this?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Guns</text:p>
          </table:table-cell>
          <table:table-cell table:number-columns-repeated="3"/>
          <table:table-cell office:value-type="string">
            <text:p>All firearm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Tailor</text:p>
          </table:table-cell>
          <table:table-cell table:number-columns-repeated="3"/>
          <table:table-cell office:value-type="string">
            <text:p><text:s/>craft light / medium armors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Sleight </text:p>
          </table:table-cell>
          <table:table-cell table:number-columns-repeated="3"/>
          <table:table-cell office:value-type="string">
            <text:p><text:s/>locks, disarm traps, magic tricks, pickpocketing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Blacksmith</text:p>
          </table:table-cell>
          <table:table-cell office:value-type="string">
            <text:p>Smelt, Craft Knives, Craft Shields, Craft Swords, Craft Vests, Craft Armour</text:p>
          </table:table-cell>
          <table:table-cell table:number-columns-repeated="2"/>
          <table:table-cell office:value-type="string">
            <text:p><text:s/>Craft melee weapons, heavy armours and shield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Locks and Traps</text:p>
          </table:table-cell>
          <table:table-cell table:number-columns-repeated="5"/>
        </table:table-row>
        <table:table-row table:style-name="ro1">
          <table:table-cell office:value-type="string">
            <text:p>KNO</text:p>
          </table:table-cell>
          <table:table-cell office:value-type="string">
            <text:p>Electromancy</text:p>
          </table:table-cell>
          <table:table-cell office:value-type="string">
            <text:p>Shock, Shock All, Zap, Zap All</text:p>
          </table:table-cell>
          <table:table-cell table:number-columns-repeated="4"/>
        </table:table-row>
        <table:table-row table:style-name="ro1">
          <table:table-cell office:value-type="string">
            <text:p>KNO</text:p>
          </table:table-cell>
          <table:table-cell office:value-type="string">
            <text:p>Biology </text:p>
          </table:table-cell>
          <table:table-cell office:value-type="string">
            <text:p>Bioscan, Disrupt</text:p>
          </table:table-cell>
          <table:table-cell table:number-columns-repeated="2"/>
          <table:table-cell office:value-type="string">
            <text:p><text:s/>vs bio / bio knowledge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Engineering </text:p>
          </table:table-cell>
          <table:table-cell office:value-type="string">
            <text:p>Craft Guns, Jammer, Scan Mech,</text:p>
          </table:table-cell>
          <table:table-cell table:number-columns-repeated="2"/>
          <table:table-cell office:value-type="string">
            <text:p><text:s/>use of exotic weapons, techs vs mechs / mech knowledge/ repairing / computers / non-battle / gun smithing item creation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Medicine</text:p>
          </table:table-cell>
          <table:table-cell office:value-type="string">
            <text:p>Diagnose, Apply, Administer, Mix Potion, Prepare Bandage</text:p>
          </table:table-cell>
          <table:table-cell table:number-columns-repeated="2"/>
          <table:table-cell office:value-type="string">
            <text:p><text:s/>non-numen healing using medication / bandage, etc / potion creation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Chemistry</text:p>
          </table:table-cell>
          <table:table-cell office:value-type="string">
            <text:p>Craft Bombs</text:p>
          </table:table-cell>
          <table:table-cell table:number-columns-repeated="2"/>
          <table:table-cell office:value-type="string">
            <text:p><text:s/>chemistry / damaging item or wand creation /creation of explosives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Biomancy</text:p>
          </table:table-cell>
          <table:table-cell office:value-type="string">
            <text:p>Heal, Heal All, Anti, Cure, Cure All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Photomancy</text:p>
          </table:table-cell>
          <table:table-cell office:value-type="string">
            <text:p>Bright Beam, Bright Ball, Bright Arc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Clothes </text:p>
          </table:table-cell>
          <table:table-cell office:value-type="string">
            <text:p>Shirts, Dresses, Robes</text:p>
          </table:table-cell>
          <table:table-cell table:number-columns-repeated="2"/>
          <table:table-cell office:value-type="string">
            <text:p><text:s/>def - / evade + / MP + / Numen skills up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Staves</text:p>
          </table:table-cell>
          <table:table-cell office:value-type="string">
            <text:p>Parry, Stunning Blow, 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Mental</text:p>
          </table:table-cell>
          <table:table-cell table:number-columns-repeated="3"/>
          <table:table-cell office:value-type="string">
            <text:p><text:s/>A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ryomancy</text:p>
          </table:table-cell>
          <table:table-cell office:value-type="string">
            <text:p>Freeze</text:p>
          </table:table-cell>
          <table:table-cell table:number-columns-repeated="4"/>
        </table:table-row>
        <table:table-row table:style-name="ro1">
          <table:table-cell office:value-type="string">
            <text:p>WIL</text:p>
          </table:table-cell>
          <table:table-cell office:value-type="string">
            <text:p>Block</text:p>
          </table:table-cell>
          <table:table-cell table:number-columns-repeated="3"/>
          <table:table-cell office:value-type="string">
            <text:p><text:s/>Fire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Kenomancy </text:p>
          </table:table-cell>
          <table:table-cell table:number-columns-repeated="3"/>
          <table:table-cell office:value-type="string">
            <text:p><text:s/>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Animals </text:p>
          </table:table-cell>
          <table:table-cell table:number-columns-repeated="3"/>
          <table:table-cell office:value-type="string">
            <text:p><text:s/>Help of animals, handling them, etc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ourage </text:p>
          </table:table-cell>
          <table:table-cell table:number-columns-repeated="3"/>
          <table:table-cell office:value-type="string">
            <text:p><text:s/>Resist fear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Pyromancy</text:p>
          </table:table-cell>
          <table:table-cell table:number-columns-repeated="3"/>
          <table:table-cell office:value-type="string">
            <text:p><text:s/>Determines mental power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Music </text:p>
          </table:table-cell>
          <table:table-cell table:number-columns-repeated="3"/>
          <table:table-cell office:value-type="string">
            <text:p><text:s/>Stat change vs bio / empower friends/ non-battle use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Art </text:p>
          </table:table-cell>
          <table:table-cell table:number-columns-repeated="3"/>
          <table:table-cell office:value-type="string">
            <text:p><text:s/>Drawing, non battle, item creation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Cooking </text:p>
          </table:table-cell>
          <table:table-cell table:number-columns-repeated="3"/>
          <table:table-cell office:value-type="string">
            <text:p><text:s/>Item creation.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Rage</text:p>
          </table:table-cell>
          <table:table-cell office:value-type="string">
            <text:p>Beast Numen techniques</text:p>
          </table:table-cell>
          <table:table-cell table:number-columns-repeated="2"/>
          <table:table-cell office:value-type="string">
            <text:p><text:s/>Item creation.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Arcane </text:p>
          </table:table-cell>
          <table:table-cell table:number-columns-repeated="3"/>
          <table:table-cell office:value-type="string">
            <text:p><text:s/>Arcane numen techniques, powered by relations to other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rade</text:p>
          </table:table-cell>
          <table:table-cell table:number-columns-repeated="3"/>
          <table:table-cell office:value-type="string">
            <text:p><text:s/>non battle, trading of item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Speaking </text:p>
          </table:table-cell>
          <table:table-cell table:number-columns-repeated="3"/>
          <table:table-cell office:value-type="string">
            <text:p><text:s/>non battle, persuasion, also decieving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Leadership </text:p>
          </table:table-cell>
          <table:table-cell table:number-columns-repeated="3"/>
          <table:table-cell office:value-type="string">
            <text:p><text:s/>effectiveness of allies, special buffs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eaching </text:p>
          </table:table-cell>
          <table:table-cell table:number-columns-repeated="3"/>
          <table:table-cell office:value-type="string">
            <text:p><text:s/>Transferring knowledge to others. 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DEX: Leatherworking, Traps</text:p>
          </table:table-cell>
          <table:table-cell table:number-columns-repeated="5"/>
        </table:table-row>
      </table:table>
      <table:table table:name="HP Growth_2" table:style-name="ta1" table:print="false">
        <office:forms form:automatic-focus="false" form:apply-design-mode="false"/>
        <table:table-column table:style-name="co14" table:default-cell-style-name="Default"/>
        <table:table-column table:style-name="co16" table:default-cell-style-name="ce2"/>
        <table:table-column table:style-name="co13" table:default-cell-style-name="ce2"/>
        <table:table-column table:style-name="co16" table:number-columns-repeated="28" table:default-cell-style-name="ce2"/>
        <table:table-column table:style-name="co18" table:number-columns-repeated="14" table:default-cell-style-name="ce2"/>
        <table:table-column table:style-name="co19" table:default-cell-style-name="ce2"/>
        <table:table-column table:style-name="co18" table:number-columns-repeated="210" table:default-cell-style-name="Default"/>
        <table:table-row table:style-name="ro1">
          <table:table-cell office:value-type="string">
            <text:p>HP</text:p>
          </table:table-cell>
          <table:table-cell table:style-name="Default" office:value-type="string">
            <text:p>TO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43"/>
          <table:table-cell table:number-columns-repeated="210"/>
        </table:table-row>
        <table:table-row table:style-name="ro1">
          <table:table-cell office:value-type="string">
            <text:p>Resist Level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">
            <text:p>1</text:p>
          </table:table-cell>
          <table:table-cell table:formula="of:=[.$A3]*[.B$2]+[.$C$1]" office:value-type="float" office:value="6">
            <text:p>6</text:p>
          </table:table-cell>
          <table:table-cell table:formula="of:=[.$A3]*[.C$2]+[.$C$1]" office:value-type="float" office:value="7">
            <text:p>7</text:p>
          </table:table-cell>
          <table:table-cell table:formula="of:=[.$A3]*[.D$2]+[.$C$1]" office:value-type="float" office:value="8">
            <text:p>8</text:p>
          </table:table-cell>
          <table:table-cell table:formula="of:=[.$A3]*[.E$2]+[.$C$1]" office:value-type="float" office:value="9">
            <text:p>9</text:p>
          </table:table-cell>
          <table:table-cell table:formula="of:=[.$A3]*[.F$2]+[.$C$1]" office:value-type="float" office:value="10">
            <text:p>10</text:p>
          </table:table-cell>
          <table:table-cell table:formula="of:=[.$A3]*[.G$2]+[.$C$1]" office:value-type="float" office:value="11">
            <text:p>11</text:p>
          </table:table-cell>
          <table:table-cell table:formula="of:=[.$A3]*[.H$2]+[.$C$1]" office:value-type="float" office:value="12">
            <text:p>12</text:p>
          </table:table-cell>
          <table:table-cell table:formula="of:=[.$A3]*[.I$2]+[.$C$1]" office:value-type="float" office:value="13">
            <text:p>13</text:p>
          </table:table-cell>
          <table:table-cell table:formula="of:=[.$A3]*[.J$2]+[.$C$1]" office:value-type="float" office:value="14">
            <text:p>14</text:p>
          </table:table-cell>
          <table:table-cell table:formula="of:=[.$A3]*[.K$2]+[.$C$1]" office:value-type="float" office:value="15">
            <text:p>15</text:p>
          </table:table-cell>
          <table:table-cell table:formula="of:=[.$A3]*[.L$2]+[.$C$1]" office:value-type="float" office:value="16">
            <text:p>16</text:p>
          </table:table-cell>
          <table:table-cell table:formula="of:=[.$A3]*[.M$2]+[.$C$1]" office:value-type="float" office:value="17">
            <text:p>17</text:p>
          </table:table-cell>
          <table:table-cell table:formula="of:=[.$A3]*[.N$2]+[.$C$1]" office:value-type="float" office:value="18">
            <text:p>18</text:p>
          </table:table-cell>
          <table:table-cell table:formula="of:=[.$A3]*[.O$2]+[.$C$1]" office:value-type="float" office:value="19">
            <text:p>19</text:p>
          </table:table-cell>
          <table:table-cell table:formula="of:=[.$A3]*[.P$2]+[.$C$1]" office:value-type="float" office:value="20">
            <text:p>20</text:p>
          </table:table-cell>
          <table:table-cell table:formula="of:=[.$A3]*[.Q$2]+[.$C$1]" office:value-type="float" office:value="21">
            <text:p>21</text:p>
          </table:table-cell>
          <table:table-cell table:formula="of:=[.$A3]*[.R$2]+[.$C$1]" office:value-type="float" office:value="22">
            <text:p>22</text:p>
          </table:table-cell>
          <table:table-cell table:formula="of:=[.$A3]*[.S$2]+[.$C$1]" office:value-type="float" office:value="23">
            <text:p>23</text:p>
          </table:table-cell>
          <table:table-cell table:formula="of:=[.$A3]*[.T$2]+[.$C$1]" office:value-type="float" office:value="24">
            <text:p>24</text:p>
          </table:table-cell>
          <table:table-cell table:formula="of:=[.$A3]*[.U$2]+[.$C$1]" office:value-type="float" office:value="25">
            <text:p>25</text:p>
          </table:table-cell>
          <table:table-cell table:formula="of:=[.$A3]*[.V$2]+[.$C$1]" office:value-type="float" office:value="26">
            <text:p>26</text:p>
          </table:table-cell>
          <table:table-cell table:formula="of:=[.$A3]*[.W$2]+[.$C$1]" office:value-type="float" office:value="27">
            <text:p>27</text:p>
          </table:table-cell>
          <table:table-cell table:formula="of:=[.$A3]*[.X$2]+[.$C$1]" office:value-type="float" office:value="28">
            <text:p>28</text:p>
          </table:table-cell>
          <table:table-cell table:formula="of:=[.$A3]*[.Y$2]+[.$C$1]" office:value-type="float" office:value="29">
            <text:p>29</text:p>
          </table:table-cell>
          <table:table-cell table:formula="of:=[.$A3]*[.Z$2]+[.$C$1]" office:value-type="float" office:value="30">
            <text:p>30</text:p>
          </table:table-cell>
          <table:table-cell table:number-columns-repeated="230"/>
        </table:table-row>
        <table:table-row table:style-name="ro1">
          <table:table-cell office:value-type="float" office:value="2">
            <text:p>2</text:p>
          </table:table-cell>
          <table:table-cell table:formula="of:=[.$A4]*[.B$2]+[.$C$1]" office:value-type="float" office:value="7">
            <text:p>7</text:p>
          </table:table-cell>
          <table:table-cell table:formula="of:=[.$A4]*[.C$2]+[.$C$1]" office:value-type="float" office:value="9">
            <text:p>9</text:p>
          </table:table-cell>
          <table:table-cell table:formula="of:=[.$A4]*[.D$2]+[.$C$1]" office:value-type="float" office:value="11">
            <text:p>11</text:p>
          </table:table-cell>
          <table:table-cell table:formula="of:=[.$A4]*[.E$2]+[.$C$1]" office:value-type="float" office:value="13">
            <text:p>13</text:p>
          </table:table-cell>
          <table:table-cell table:formula="of:=[.$A4]*[.F$2]+[.$C$1]" office:value-type="float" office:value="15">
            <text:p>15</text:p>
          </table:table-cell>
          <table:table-cell table:formula="of:=[.$A4]*[.G$2]+[.$C$1]" office:value-type="float" office:value="17">
            <text:p>17</text:p>
          </table:table-cell>
          <table:table-cell table:formula="of:=[.$A4]*[.H$2]+[.$C$1]" office:value-type="float" office:value="19">
            <text:p>19</text:p>
          </table:table-cell>
          <table:table-cell table:formula="of:=[.$A4]*[.I$2]+[.$C$1]" office:value-type="float" office:value="21">
            <text:p>21</text:p>
          </table:table-cell>
          <table:table-cell table:formula="of:=[.$A4]*[.J$2]+[.$C$1]" office:value-type="float" office:value="23">
            <text:p>23</text:p>
          </table:table-cell>
          <table:table-cell table:formula="of:=[.$A4]*[.K$2]+[.$C$1]" office:value-type="float" office:value="25">
            <text:p>25</text:p>
          </table:table-cell>
          <table:table-cell table:formula="of:=[.$A4]*[.L$2]+[.$C$1]" office:value-type="float" office:value="27">
            <text:p>27</text:p>
          </table:table-cell>
          <table:table-cell table:formula="of:=[.$A4]*[.M$2]+[.$C$1]" office:value-type="float" office:value="29">
            <text:p>29</text:p>
          </table:table-cell>
          <table:table-cell table:formula="of:=[.$A4]*[.N$2]+[.$C$1]" office:value-type="float" office:value="31">
            <text:p>31</text:p>
          </table:table-cell>
          <table:table-cell table:formula="of:=[.$A4]*[.O$2]+[.$C$1]" office:value-type="float" office:value="33">
            <text:p>33</text:p>
          </table:table-cell>
          <table:table-cell table:formula="of:=[.$A4]*[.P$2]+[.$C$1]" office:value-type="float" office:value="35">
            <text:p>35</text:p>
          </table:table-cell>
          <table:table-cell table:formula="of:=[.$A4]*[.Q$2]+[.$C$1]" office:value-type="float" office:value="37">
            <text:p>37</text:p>
          </table:table-cell>
          <table:table-cell table:formula="of:=[.$A4]*[.R$2]+[.$C$1]" office:value-type="float" office:value="39">
            <text:p>39</text:p>
          </table:table-cell>
          <table:table-cell table:formula="of:=[.$A4]*[.S$2]+[.$C$1]" office:value-type="float" office:value="41">
            <text:p>41</text:p>
          </table:table-cell>
          <table:table-cell table:formula="of:=[.$A4]*[.T$2]+[.$C$1]" office:value-type="float" office:value="43">
            <text:p>43</text:p>
          </table:table-cell>
          <table:table-cell table:formula="of:=[.$A4]*[.U$2]+[.$C$1]" office:value-type="float" office:value="45">
            <text:p>45</text:p>
          </table:table-cell>
          <table:table-cell table:formula="of:=[.$A4]*[.V$2]+[.$C$1]" office:value-type="float" office:value="47">
            <text:p>47</text:p>
          </table:table-cell>
          <table:table-cell table:formula="of:=[.$A4]*[.W$2]+[.$C$1]" office:value-type="float" office:value="49">
            <text:p>49</text:p>
          </table:table-cell>
          <table:table-cell table:formula="of:=[.$A4]*[.X$2]+[.$C$1]" office:value-type="float" office:value="51">
            <text:p>51</text:p>
          </table:table-cell>
          <table:table-cell table:formula="of:=[.$A4]*[.Y$2]+[.$C$1]" office:value-type="float" office:value="53">
            <text:p>53</text:p>
          </table:table-cell>
          <table:table-cell table:formula="of:=[.$A4]*[.Z$2]+[.$C$1]" office:value-type="float" office:value="55">
            <text:p>55</text:p>
          </table:table-cell>
          <table:table-cell table:number-columns-repeated="230"/>
        </table:table-row>
        <table:table-row table:style-name="ro1">
          <table:table-cell office:value-type="float" office:value="3">
            <text:p>3</text:p>
          </table:table-cell>
          <table:table-cell table:formula="of:=[.$A5]*[.B$2]+[.$C$1]" office:value-type="float" office:value="8">
            <text:p>8</text:p>
          </table:table-cell>
          <table:table-cell table:formula="of:=[.$A5]*[.C$2]+[.$C$1]" office:value-type="float" office:value="11">
            <text:p>11</text:p>
          </table:table-cell>
          <table:table-cell table:formula="of:=[.$A5]*[.D$2]+[.$C$1]" office:value-type="float" office:value="14">
            <text:p>14</text:p>
          </table:table-cell>
          <table:table-cell table:formula="of:=[.$A5]*[.E$2]+[.$C$1]" office:value-type="float" office:value="17">
            <text:p>17</text:p>
          </table:table-cell>
          <table:table-cell table:formula="of:=[.$A5]*[.F$2]+[.$C$1]" office:value-type="float" office:value="20">
            <text:p>20</text:p>
          </table:table-cell>
          <table:table-cell table:formula="of:=[.$A5]*[.G$2]+[.$C$1]" office:value-type="float" office:value="23">
            <text:p>23</text:p>
          </table:table-cell>
          <table:table-cell table:formula="of:=[.$A5]*[.H$2]+[.$C$1]" office:value-type="float" office:value="26">
            <text:p>26</text:p>
          </table:table-cell>
          <table:table-cell table:formula="of:=[.$A5]*[.I$2]+[.$C$1]" office:value-type="float" office:value="29">
            <text:p>29</text:p>
          </table:table-cell>
          <table:table-cell table:formula="of:=[.$A5]*[.J$2]+[.$C$1]" office:value-type="float" office:value="32">
            <text:p>32</text:p>
          </table:table-cell>
          <table:table-cell table:formula="of:=[.$A5]*[.K$2]+[.$C$1]" office:value-type="float" office:value="35">
            <text:p>35</text:p>
          </table:table-cell>
          <table:table-cell table:formula="of:=[.$A5]*[.L$2]+[.$C$1]" office:value-type="float" office:value="38">
            <text:p>38</text:p>
          </table:table-cell>
          <table:table-cell table:formula="of:=[.$A5]*[.M$2]+[.$C$1]" office:value-type="float" office:value="41">
            <text:p>41</text:p>
          </table:table-cell>
          <table:table-cell table:formula="of:=[.$A5]*[.N$2]+[.$C$1]" office:value-type="float" office:value="44">
            <text:p>44</text:p>
          </table:table-cell>
          <table:table-cell table:formula="of:=[.$A5]*[.O$2]+[.$C$1]" office:value-type="float" office:value="47">
            <text:p>47</text:p>
          </table:table-cell>
          <table:table-cell table:formula="of:=[.$A5]*[.P$2]+[.$C$1]" office:value-type="float" office:value="50">
            <text:p>50</text:p>
          </table:table-cell>
          <table:table-cell table:formula="of:=[.$A5]*[.Q$2]+[.$C$1]" office:value-type="float" office:value="53">
            <text:p>53</text:p>
          </table:table-cell>
          <table:table-cell table:formula="of:=[.$A5]*[.R$2]+[.$C$1]" office:value-type="float" office:value="56">
            <text:p>56</text:p>
          </table:table-cell>
          <table:table-cell table:formula="of:=[.$A5]*[.S$2]+[.$C$1]" office:value-type="float" office:value="59">
            <text:p>59</text:p>
          </table:table-cell>
          <table:table-cell table:formula="of:=[.$A5]*[.T$2]+[.$C$1]" office:value-type="float" office:value="62">
            <text:p>62</text:p>
          </table:table-cell>
          <table:table-cell table:formula="of:=[.$A5]*[.U$2]+[.$C$1]" office:value-type="float" office:value="65">
            <text:p>65</text:p>
          </table:table-cell>
          <table:table-cell table:formula="of:=[.$A5]*[.V$2]+[.$C$1]" office:value-type="float" office:value="68">
            <text:p>68</text:p>
          </table:table-cell>
          <table:table-cell table:formula="of:=[.$A5]*[.W$2]+[.$C$1]" office:value-type="float" office:value="71">
            <text:p>71</text:p>
          </table:table-cell>
          <table:table-cell table:formula="of:=[.$A5]*[.X$2]+[.$C$1]" office:value-type="float" office:value="74">
            <text:p>74</text:p>
          </table:table-cell>
          <table:table-cell table:formula="of:=[.$A5]*[.Y$2]+[.$C$1]" office:value-type="float" office:value="77">
            <text:p>77</text:p>
          </table:table-cell>
          <table:table-cell table:formula="of:=[.$A5]*[.Z$2]+[.$C$1]" office:value-type="float" office:value="80">
            <text:p>80</text:p>
          </table:table-cell>
          <table:table-cell table:number-columns-repeated="230"/>
        </table:table-row>
        <table:table-row table:style-name="ro1">
          <table:table-cell office:value-type="float" office:value="4">
            <text:p>4</text:p>
          </table:table-cell>
          <table:table-cell table:formula="of:=[.$A6]*[.B$2]+[.$C$1]" office:value-type="float" office:value="9">
            <text:p>9</text:p>
          </table:table-cell>
          <table:table-cell table:formula="of:=[.$A6]*[.C$2]+[.$C$1]" office:value-type="float" office:value="13">
            <text:p>13</text:p>
          </table:table-cell>
          <table:table-cell table:formula="of:=[.$A6]*[.D$2]+[.$C$1]" office:value-type="float" office:value="17">
            <text:p>17</text:p>
          </table:table-cell>
          <table:table-cell table:formula="of:=[.$A6]*[.E$2]+[.$C$1]" office:value-type="float" office:value="21">
            <text:p>21</text:p>
          </table:table-cell>
          <table:table-cell table:formula="of:=[.$A6]*[.F$2]+[.$C$1]" office:value-type="float" office:value="25">
            <text:p>25</text:p>
          </table:table-cell>
          <table:table-cell table:formula="of:=[.$A6]*[.G$2]+[.$C$1]" office:value-type="float" office:value="29">
            <text:p>29</text:p>
          </table:table-cell>
          <table:table-cell table:formula="of:=[.$A6]*[.H$2]+[.$C$1]" office:value-type="float" office:value="33">
            <text:p>33</text:p>
          </table:table-cell>
          <table:table-cell table:formula="of:=[.$A6]*[.I$2]+[.$C$1]" office:value-type="float" office:value="37">
            <text:p>37</text:p>
          </table:table-cell>
          <table:table-cell table:formula="of:=[.$A6]*[.J$2]+[.$C$1]" office:value-type="float" office:value="41">
            <text:p>41</text:p>
          </table:table-cell>
          <table:table-cell table:formula="of:=[.$A6]*[.K$2]+[.$C$1]" office:value-type="float" office:value="45">
            <text:p>45</text:p>
          </table:table-cell>
          <table:table-cell table:formula="of:=[.$A6]*[.L$2]+[.$C$1]" office:value-type="float" office:value="49">
            <text:p>49</text:p>
          </table:table-cell>
          <table:table-cell table:formula="of:=[.$A6]*[.M$2]+[.$C$1]" office:value-type="float" office:value="53">
            <text:p>53</text:p>
          </table:table-cell>
          <table:table-cell table:formula="of:=[.$A6]*[.N$2]+[.$C$1]" office:value-type="float" office:value="57">
            <text:p>57</text:p>
          </table:table-cell>
          <table:table-cell table:formula="of:=[.$A6]*[.O$2]+[.$C$1]" office:value-type="float" office:value="61">
            <text:p>61</text:p>
          </table:table-cell>
          <table:table-cell table:formula="of:=[.$A6]*[.P$2]+[.$C$1]" office:value-type="float" office:value="65">
            <text:p>65</text:p>
          </table:table-cell>
          <table:table-cell table:formula="of:=[.$A6]*[.Q$2]+[.$C$1]" office:value-type="float" office:value="69">
            <text:p>69</text:p>
          </table:table-cell>
          <table:table-cell table:formula="of:=[.$A6]*[.R$2]+[.$C$1]" office:value-type="float" office:value="73">
            <text:p>73</text:p>
          </table:table-cell>
          <table:table-cell table:formula="of:=[.$A6]*[.S$2]+[.$C$1]" office:value-type="float" office:value="77">
            <text:p>77</text:p>
          </table:table-cell>
          <table:table-cell table:formula="of:=[.$A6]*[.T$2]+[.$C$1]" office:value-type="float" office:value="81">
            <text:p>81</text:p>
          </table:table-cell>
          <table:table-cell table:formula="of:=[.$A6]*[.U$2]+[.$C$1]" office:value-type="float" office:value="85">
            <text:p>85</text:p>
          </table:table-cell>
          <table:table-cell table:formula="of:=[.$A6]*[.V$2]+[.$C$1]" office:value-type="float" office:value="89">
            <text:p>89</text:p>
          </table:table-cell>
          <table:table-cell table:formula="of:=[.$A6]*[.W$2]+[.$C$1]" office:value-type="float" office:value="93">
            <text:p>93</text:p>
          </table:table-cell>
          <table:table-cell table:formula="of:=[.$A6]*[.X$2]+[.$C$1]" office:value-type="float" office:value="97">
            <text:p>97</text:p>
          </table:table-cell>
          <table:table-cell table:formula="of:=[.$A6]*[.Y$2]+[.$C$1]" office:value-type="float" office:value="101">
            <text:p>101</text:p>
          </table:table-cell>
          <table:table-cell table:formula="of:=[.$A6]*[.Z$2]+[.$C$1]" office:value-type="float" office:value="105">
            <text:p>105</text:p>
          </table:table-cell>
          <table:table-cell table:number-columns-repeated="230"/>
        </table:table-row>
        <table:table-row table:style-name="ro1">
          <table:table-cell office:value-type="float" office:value="5">
            <text:p>5</text:p>
          </table:table-cell>
          <table:table-cell table:formula="of:=[.$A7]*[.B$2]+[.$C$1]" office:value-type="float" office:value="10">
            <text:p>10</text:p>
          </table:table-cell>
          <table:table-cell table:formula="of:=[.$A7]*[.C$2]+[.$C$1]" office:value-type="float" office:value="15">
            <text:p>15</text:p>
          </table:table-cell>
          <table:table-cell table:formula="of:=[.$A7]*[.D$2]+[.$C$1]" office:value-type="float" office:value="20">
            <text:p>20</text:p>
          </table:table-cell>
          <table:table-cell table:formula="of:=[.$A7]*[.E$2]+[.$C$1]" office:value-type="float" office:value="25">
            <text:p>25</text:p>
          </table:table-cell>
          <table:table-cell table:formula="of:=[.$A7]*[.F$2]+[.$C$1]" office:value-type="float" office:value="30">
            <text:p>30</text:p>
          </table:table-cell>
          <table:table-cell table:formula="of:=[.$A7]*[.G$2]+[.$C$1]" office:value-type="float" office:value="35">
            <text:p>35</text:p>
          </table:table-cell>
          <table:table-cell table:formula="of:=[.$A7]*[.H$2]+[.$C$1]" office:value-type="float" office:value="40">
            <text:p>40</text:p>
          </table:table-cell>
          <table:table-cell table:formula="of:=[.$A7]*[.I$2]+[.$C$1]" office:value-type="float" office:value="45">
            <text:p>45</text:p>
          </table:table-cell>
          <table:table-cell table:formula="of:=[.$A7]*[.J$2]+[.$C$1]" office:value-type="float" office:value="50">
            <text:p>50</text:p>
          </table:table-cell>
          <table:table-cell table:formula="of:=[.$A7]*[.K$2]+[.$C$1]" office:value-type="float" office:value="55">
            <text:p>55</text:p>
          </table:table-cell>
          <table:table-cell table:formula="of:=[.$A7]*[.L$2]+[.$C$1]" office:value-type="float" office:value="60">
            <text:p>60</text:p>
          </table:table-cell>
          <table:table-cell table:formula="of:=[.$A7]*[.M$2]+[.$C$1]" office:value-type="float" office:value="65">
            <text:p>65</text:p>
          </table:table-cell>
          <table:table-cell table:formula="of:=[.$A7]*[.N$2]+[.$C$1]" office:value-type="float" office:value="70">
            <text:p>70</text:p>
          </table:table-cell>
          <table:table-cell table:formula="of:=[.$A7]*[.O$2]+[.$C$1]" office:value-type="float" office:value="75">
            <text:p>75</text:p>
          </table:table-cell>
          <table:table-cell table:formula="of:=[.$A7]*[.P$2]+[.$C$1]" office:value-type="float" office:value="80">
            <text:p>80</text:p>
          </table:table-cell>
          <table:table-cell table:formula="of:=[.$A7]*[.Q$2]+[.$C$1]" office:value-type="float" office:value="85">
            <text:p>85</text:p>
          </table:table-cell>
          <table:table-cell table:formula="of:=[.$A7]*[.R$2]+[.$C$1]" office:value-type="float" office:value="90">
            <text:p>90</text:p>
          </table:table-cell>
          <table:table-cell table:formula="of:=[.$A7]*[.S$2]+[.$C$1]" office:value-type="float" office:value="95">
            <text:p>95</text:p>
          </table:table-cell>
          <table:table-cell table:formula="of:=[.$A7]*[.T$2]+[.$C$1]" office:value-type="float" office:value="100">
            <text:p>100</text:p>
          </table:table-cell>
          <table:table-cell table:formula="of:=[.$A7]*[.U$2]+[.$C$1]" office:value-type="float" office:value="105">
            <text:p>105</text:p>
          </table:table-cell>
          <table:table-cell table:formula="of:=[.$A7]*[.V$2]+[.$C$1]" office:value-type="float" office:value="110">
            <text:p>110</text:p>
          </table:table-cell>
          <table:table-cell table:formula="of:=[.$A7]*[.W$2]+[.$C$1]" office:value-type="float" office:value="115">
            <text:p>115</text:p>
          </table:table-cell>
          <table:table-cell table:formula="of:=[.$A7]*[.X$2]+[.$C$1]" office:value-type="float" office:value="120">
            <text:p>120</text:p>
          </table:table-cell>
          <table:table-cell table:formula="of:=[.$A7]*[.Y$2]+[.$C$1]" office:value-type="float" office:value="125">
            <text:p>125</text:p>
          </table:table-cell>
          <table:table-cell table:formula="of:=[.$A7]*[.Z$2]+[.$C$1]" office:value-type="float" office:value="130">
            <text:p>130</text:p>
          </table:table-cell>
          <table:table-cell table:number-columns-repeated="230"/>
        </table:table-row>
        <table:table-row table:style-name="ro1">
          <table:table-cell office:value-type="float" office:value="6">
            <text:p>6</text:p>
          </table:table-cell>
          <table:table-cell table:formula="of:=[.$A8]*[.B$2]+[.$C$1]" office:value-type="float" office:value="11">
            <text:p>11</text:p>
          </table:table-cell>
          <table:table-cell table:formula="of:=[.$A8]*[.C$2]+[.$C$1]" office:value-type="float" office:value="17">
            <text:p>17</text:p>
          </table:table-cell>
          <table:table-cell table:formula="of:=[.$A8]*[.D$2]+[.$C$1]" office:value-type="float" office:value="23">
            <text:p>23</text:p>
          </table:table-cell>
          <table:table-cell table:formula="of:=[.$A8]*[.E$2]+[.$C$1]" office:value-type="float" office:value="29">
            <text:p>29</text:p>
          </table:table-cell>
          <table:table-cell table:formula="of:=[.$A8]*[.F$2]+[.$C$1]" office:value-type="float" office:value="35">
            <text:p>35</text:p>
          </table:table-cell>
          <table:table-cell table:formula="of:=[.$A8]*[.G$2]+[.$C$1]" office:value-type="float" office:value="41">
            <text:p>41</text:p>
          </table:table-cell>
          <table:table-cell table:formula="of:=[.$A8]*[.H$2]+[.$C$1]" office:value-type="float" office:value="47">
            <text:p>47</text:p>
          </table:table-cell>
          <table:table-cell table:formula="of:=[.$A8]*[.I$2]+[.$C$1]" office:value-type="float" office:value="53">
            <text:p>53</text:p>
          </table:table-cell>
          <table:table-cell table:formula="of:=[.$A8]*[.J$2]+[.$C$1]" office:value-type="float" office:value="59">
            <text:p>59</text:p>
          </table:table-cell>
          <table:table-cell table:formula="of:=[.$A8]*[.K$2]+[.$C$1]" office:value-type="float" office:value="65">
            <text:p>65</text:p>
          </table:table-cell>
          <table:table-cell table:formula="of:=[.$A8]*[.L$2]+[.$C$1]" office:value-type="float" office:value="71">
            <text:p>71</text:p>
          </table:table-cell>
          <table:table-cell table:formula="of:=[.$A8]*[.M$2]+[.$C$1]" office:value-type="float" office:value="77">
            <text:p>77</text:p>
          </table:table-cell>
          <table:table-cell table:formula="of:=[.$A8]*[.N$2]+[.$C$1]" office:value-type="float" office:value="83">
            <text:p>83</text:p>
          </table:table-cell>
          <table:table-cell table:formula="of:=[.$A8]*[.O$2]+[.$C$1]" office:value-type="float" office:value="89">
            <text:p>89</text:p>
          </table:table-cell>
          <table:table-cell table:formula="of:=[.$A8]*[.P$2]+[.$C$1]" office:value-type="float" office:value="95">
            <text:p>95</text:p>
          </table:table-cell>
          <table:table-cell table:formula="of:=[.$A8]*[.Q$2]+[.$C$1]" office:value-type="float" office:value="101">
            <text:p>101</text:p>
          </table:table-cell>
          <table:table-cell table:formula="of:=[.$A8]*[.R$2]+[.$C$1]" office:value-type="float" office:value="107">
            <text:p>107</text:p>
          </table:table-cell>
          <table:table-cell table:formula="of:=[.$A8]*[.S$2]+[.$C$1]" office:value-type="float" office:value="113">
            <text:p>113</text:p>
          </table:table-cell>
          <table:table-cell table:formula="of:=[.$A8]*[.T$2]+[.$C$1]" office:value-type="float" office:value="119">
            <text:p>119</text:p>
          </table:table-cell>
          <table:table-cell table:formula="of:=[.$A8]*[.U$2]+[.$C$1]" office:value-type="float" office:value="125">
            <text:p>125</text:p>
          </table:table-cell>
          <table:table-cell table:formula="of:=[.$A8]*[.V$2]+[.$C$1]" office:value-type="float" office:value="131">
            <text:p>131</text:p>
          </table:table-cell>
          <table:table-cell table:formula="of:=[.$A8]*[.W$2]+[.$C$1]" office:value-type="float" office:value="137">
            <text:p>137</text:p>
          </table:table-cell>
          <table:table-cell table:formula="of:=[.$A8]*[.X$2]+[.$C$1]" office:value-type="float" office:value="143">
            <text:p>143</text:p>
          </table:table-cell>
          <table:table-cell table:formula="of:=[.$A8]*[.Y$2]+[.$C$1]" office:value-type="float" office:value="149">
            <text:p>149</text:p>
          </table:table-cell>
          <table:table-cell table:formula="of:=[.$A8]*[.Z$2]+[.$C$1]" office:value-type="float" office:value="155">
            <text:p>155</text:p>
          </table:table-cell>
          <table:table-cell table:number-columns-repeated="230"/>
        </table:table-row>
        <table:table-row table:style-name="ro1">
          <table:table-cell office:value-type="float" office:value="7">
            <text:p>7</text:p>
          </table:table-cell>
          <table:table-cell table:formula="of:=[.$A9]*[.B$2]+[.$C$1]" office:value-type="float" office:value="12">
            <text:p>12</text:p>
          </table:table-cell>
          <table:table-cell table:formula="of:=[.$A9]*[.C$2]+[.$C$1]" office:value-type="float" office:value="19">
            <text:p>19</text:p>
          </table:table-cell>
          <table:table-cell table:formula="of:=[.$A9]*[.D$2]+[.$C$1]" office:value-type="float" office:value="26">
            <text:p>26</text:p>
          </table:table-cell>
          <table:table-cell table:formula="of:=[.$A9]*[.E$2]+[.$C$1]" office:value-type="float" office:value="33">
            <text:p>33</text:p>
          </table:table-cell>
          <table:table-cell table:formula="of:=[.$A9]*[.F$2]+[.$C$1]" office:value-type="float" office:value="40">
            <text:p>40</text:p>
          </table:table-cell>
          <table:table-cell table:formula="of:=[.$A9]*[.G$2]+[.$C$1]" office:value-type="float" office:value="47">
            <text:p>47</text:p>
          </table:table-cell>
          <table:table-cell table:formula="of:=[.$A9]*[.H$2]+[.$C$1]" office:value-type="float" office:value="54">
            <text:p>54</text:p>
          </table:table-cell>
          <table:table-cell table:formula="of:=[.$A9]*[.I$2]+[.$C$1]" office:value-type="float" office:value="61">
            <text:p>61</text:p>
          </table:table-cell>
          <table:table-cell table:formula="of:=[.$A9]*[.J$2]+[.$C$1]" office:value-type="float" office:value="68">
            <text:p>68</text:p>
          </table:table-cell>
          <table:table-cell table:formula="of:=[.$A9]*[.K$2]+[.$C$1]" office:value-type="float" office:value="75">
            <text:p>75</text:p>
          </table:table-cell>
          <table:table-cell table:formula="of:=[.$A9]*[.L$2]+[.$C$1]" office:value-type="float" office:value="82">
            <text:p>82</text:p>
          </table:table-cell>
          <table:table-cell table:formula="of:=[.$A9]*[.M$2]+[.$C$1]" office:value-type="float" office:value="89">
            <text:p>89</text:p>
          </table:table-cell>
          <table:table-cell table:formula="of:=[.$A9]*[.N$2]+[.$C$1]" office:value-type="float" office:value="96">
            <text:p>96</text:p>
          </table:table-cell>
          <table:table-cell table:formula="of:=[.$A9]*[.O$2]+[.$C$1]" office:value-type="float" office:value="103">
            <text:p>103</text:p>
          </table:table-cell>
          <table:table-cell table:formula="of:=[.$A9]*[.P$2]+[.$C$1]" office:value-type="float" office:value="110">
            <text:p>110</text:p>
          </table:table-cell>
          <table:table-cell table:formula="of:=[.$A9]*[.Q$2]+[.$C$1]" office:value-type="float" office:value="117">
            <text:p>117</text:p>
          </table:table-cell>
          <table:table-cell table:formula="of:=[.$A9]*[.R$2]+[.$C$1]" office:value-type="float" office:value="124">
            <text:p>124</text:p>
          </table:table-cell>
          <table:table-cell table:formula="of:=[.$A9]*[.S$2]+[.$C$1]" office:value-type="float" office:value="131">
            <text:p>131</text:p>
          </table:table-cell>
          <table:table-cell table:formula="of:=[.$A9]*[.T$2]+[.$C$1]" office:value-type="float" office:value="138">
            <text:p>138</text:p>
          </table:table-cell>
          <table:table-cell table:formula="of:=[.$A9]*[.U$2]+[.$C$1]" office:value-type="float" office:value="145">
            <text:p>145</text:p>
          </table:table-cell>
          <table:table-cell table:formula="of:=[.$A9]*[.V$2]+[.$C$1]" office:value-type="float" office:value="152">
            <text:p>152</text:p>
          </table:table-cell>
          <table:table-cell table:formula="of:=[.$A9]*[.W$2]+[.$C$1]" office:value-type="float" office:value="159">
            <text:p>159</text:p>
          </table:table-cell>
          <table:table-cell table:formula="of:=[.$A9]*[.X$2]+[.$C$1]" office:value-type="float" office:value="166">
            <text:p>166</text:p>
          </table:table-cell>
          <table:table-cell table:formula="of:=[.$A9]*[.Y$2]+[.$C$1]" office:value-type="float" office:value="173">
            <text:p>173</text:p>
          </table:table-cell>
          <table:table-cell table:formula="of:=[.$A9]*[.Z$2]+[.$C$1]" office:value-type="float" office:value="180">
            <text:p>180</text:p>
          </table:table-cell>
          <table:table-cell table:number-columns-repeated="230"/>
        </table:table-row>
        <table:table-row table:style-name="ro1">
          <table:table-cell office:value-type="float" office:value="8">
            <text:p>8</text:p>
          </table:table-cell>
          <table:table-cell table:formula="of:=[.$A10]*[.B$2]+[.$C$1]" office:value-type="float" office:value="13">
            <text:p>13</text:p>
          </table:table-cell>
          <table:table-cell table:formula="of:=[.$A10]*[.C$2]+[.$C$1]" office:value-type="float" office:value="21">
            <text:p>21</text:p>
          </table:table-cell>
          <table:table-cell table:formula="of:=[.$A10]*[.D$2]+[.$C$1]" office:value-type="float" office:value="29">
            <text:p>29</text:p>
          </table:table-cell>
          <table:table-cell table:formula="of:=[.$A10]*[.E$2]+[.$C$1]" office:value-type="float" office:value="37">
            <text:p>37</text:p>
          </table:table-cell>
          <table:table-cell table:formula="of:=[.$A10]*[.F$2]+[.$C$1]" office:value-type="float" office:value="45">
            <text:p>45</text:p>
          </table:table-cell>
          <table:table-cell table:formula="of:=[.$A10]*[.G$2]+[.$C$1]" office:value-type="float" office:value="53">
            <text:p>53</text:p>
          </table:table-cell>
          <table:table-cell table:formula="of:=[.$A10]*[.H$2]+[.$C$1]" office:value-type="float" office:value="61">
            <text:p>61</text:p>
          </table:table-cell>
          <table:table-cell table:formula="of:=[.$A10]*[.I$2]+[.$C$1]" office:value-type="float" office:value="69">
            <text:p>69</text:p>
          </table:table-cell>
          <table:table-cell table:formula="of:=[.$A10]*[.J$2]+[.$C$1]" office:value-type="float" office:value="77">
            <text:p>77</text:p>
          </table:table-cell>
          <table:table-cell table:formula="of:=[.$A10]*[.K$2]+[.$C$1]" office:value-type="float" office:value="85">
            <text:p>85</text:p>
          </table:table-cell>
          <table:table-cell table:formula="of:=[.$A10]*[.L$2]+[.$C$1]" office:value-type="float" office:value="93">
            <text:p>93</text:p>
          </table:table-cell>
          <table:table-cell table:formula="of:=[.$A10]*[.M$2]+[.$C$1]" office:value-type="float" office:value="101">
            <text:p>101</text:p>
          </table:table-cell>
          <table:table-cell table:formula="of:=[.$A10]*[.N$2]+[.$C$1]" office:value-type="float" office:value="109">
            <text:p>109</text:p>
          </table:table-cell>
          <table:table-cell table:formula="of:=[.$A10]*[.O$2]+[.$C$1]" office:value-type="float" office:value="117">
            <text:p>117</text:p>
          </table:table-cell>
          <table:table-cell table:formula="of:=[.$A10]*[.P$2]+[.$C$1]" office:value-type="float" office:value="125">
            <text:p>125</text:p>
          </table:table-cell>
          <table:table-cell table:formula="of:=[.$A10]*[.Q$2]+[.$C$1]" office:value-type="float" office:value="133">
            <text:p>133</text:p>
          </table:table-cell>
          <table:table-cell table:formula="of:=[.$A10]*[.R$2]+[.$C$1]" office:value-type="float" office:value="141">
            <text:p>141</text:p>
          </table:table-cell>
          <table:table-cell table:formula="of:=[.$A10]*[.S$2]+[.$C$1]" office:value-type="float" office:value="149">
            <text:p>149</text:p>
          </table:table-cell>
          <table:table-cell table:formula="of:=[.$A10]*[.T$2]+[.$C$1]" office:value-type="float" office:value="157">
            <text:p>157</text:p>
          </table:table-cell>
          <table:table-cell table:formula="of:=[.$A10]*[.U$2]+[.$C$1]" office:value-type="float" office:value="165">
            <text:p>165</text:p>
          </table:table-cell>
          <table:table-cell table:formula="of:=[.$A10]*[.V$2]+[.$C$1]" office:value-type="float" office:value="173">
            <text:p>173</text:p>
          </table:table-cell>
          <table:table-cell table:formula="of:=[.$A10]*[.W$2]+[.$C$1]" office:value-type="float" office:value="181">
            <text:p>181</text:p>
          </table:table-cell>
          <table:table-cell table:formula="of:=[.$A10]*[.X$2]+[.$C$1]" office:value-type="float" office:value="189">
            <text:p>189</text:p>
          </table:table-cell>
          <table:table-cell table:formula="of:=[.$A10]*[.Y$2]+[.$C$1]" office:value-type="float" office:value="197">
            <text:p>197</text:p>
          </table:table-cell>
          <table:table-cell table:formula="of:=[.$A10]*[.Z$2]+[.$C$1]" office:value-type="float" office:value="205">
            <text:p>205</text:p>
          </table:table-cell>
          <table:table-cell table:number-columns-repeated="230"/>
        </table:table-row>
        <table:table-row table:style-name="ro1">
          <table:table-cell office:value-type="float" office:value="9">
            <text:p>9</text:p>
          </table:table-cell>
          <table:table-cell table:formula="of:=[.$A11]*[.B$2]+[.$C$1]" office:value-type="float" office:value="14">
            <text:p>14</text:p>
          </table:table-cell>
          <table:table-cell table:formula="of:=[.$A11]*[.C$2]+[.$C$1]" office:value-type="float" office:value="23">
            <text:p>23</text:p>
          </table:table-cell>
          <table:table-cell table:formula="of:=[.$A11]*[.D$2]+[.$C$1]" office:value-type="float" office:value="32">
            <text:p>32</text:p>
          </table:table-cell>
          <table:table-cell table:formula="of:=[.$A11]*[.E$2]+[.$C$1]" office:value-type="float" office:value="41">
            <text:p>41</text:p>
          </table:table-cell>
          <table:table-cell table:formula="of:=[.$A11]*[.F$2]+[.$C$1]" office:value-type="float" office:value="50">
            <text:p>50</text:p>
          </table:table-cell>
          <table:table-cell table:formula="of:=[.$A11]*[.G$2]+[.$C$1]" office:value-type="float" office:value="59">
            <text:p>59</text:p>
          </table:table-cell>
          <table:table-cell table:formula="of:=[.$A11]*[.H$2]+[.$C$1]" office:value-type="float" office:value="68">
            <text:p>68</text:p>
          </table:table-cell>
          <table:table-cell table:formula="of:=[.$A11]*[.I$2]+[.$C$1]" office:value-type="float" office:value="77">
            <text:p>77</text:p>
          </table:table-cell>
          <table:table-cell table:formula="of:=[.$A11]*[.J$2]+[.$C$1]" office:value-type="float" office:value="86">
            <text:p>86</text:p>
          </table:table-cell>
          <table:table-cell table:formula="of:=[.$A11]*[.K$2]+[.$C$1]" office:value-type="float" office:value="95">
            <text:p>95</text:p>
          </table:table-cell>
          <table:table-cell table:formula="of:=[.$A11]*[.L$2]+[.$C$1]" office:value-type="float" office:value="104">
            <text:p>104</text:p>
          </table:table-cell>
          <table:table-cell table:formula="of:=[.$A11]*[.M$2]+[.$C$1]" office:value-type="float" office:value="113">
            <text:p>113</text:p>
          </table:table-cell>
          <table:table-cell table:formula="of:=[.$A11]*[.N$2]+[.$C$1]" office:value-type="float" office:value="122">
            <text:p>122</text:p>
          </table:table-cell>
          <table:table-cell table:formula="of:=[.$A11]*[.O$2]+[.$C$1]" office:value-type="float" office:value="131">
            <text:p>131</text:p>
          </table:table-cell>
          <table:table-cell table:formula="of:=[.$A11]*[.P$2]+[.$C$1]" office:value-type="float" office:value="140">
            <text:p>140</text:p>
          </table:table-cell>
          <table:table-cell table:formula="of:=[.$A11]*[.Q$2]+[.$C$1]" office:value-type="float" office:value="149">
            <text:p>149</text:p>
          </table:table-cell>
          <table:table-cell table:formula="of:=[.$A11]*[.R$2]+[.$C$1]" office:value-type="float" office:value="158">
            <text:p>158</text:p>
          </table:table-cell>
          <table:table-cell table:formula="of:=[.$A11]*[.S$2]+[.$C$1]" office:value-type="float" office:value="167">
            <text:p>167</text:p>
          </table:table-cell>
          <table:table-cell table:formula="of:=[.$A11]*[.T$2]+[.$C$1]" office:value-type="float" office:value="176">
            <text:p>176</text:p>
          </table:table-cell>
          <table:table-cell table:formula="of:=[.$A11]*[.U$2]+[.$C$1]" office:value-type="float" office:value="185">
            <text:p>185</text:p>
          </table:table-cell>
          <table:table-cell table:formula="of:=[.$A11]*[.V$2]+[.$C$1]" office:value-type="float" office:value="194">
            <text:p>194</text:p>
          </table:table-cell>
          <table:table-cell table:formula="of:=[.$A11]*[.W$2]+[.$C$1]" office:value-type="float" office:value="203">
            <text:p>203</text:p>
          </table:table-cell>
          <table:table-cell table:formula="of:=[.$A11]*[.X$2]+[.$C$1]" office:value-type="float" office:value="212">
            <text:p>212</text:p>
          </table:table-cell>
          <table:table-cell table:formula="of:=[.$A11]*[.Y$2]+[.$C$1]" office:value-type="float" office:value="221">
            <text:p>221</text:p>
          </table:table-cell>
          <table:table-cell table:formula="of:=[.$A11]*[.Z$2]+[.$C$1]" office:value-type="float" office:value="230">
            <text:p>230</text:p>
          </table:table-cell>
          <table:table-cell table:number-columns-repeated="230"/>
        </table:table-row>
        <table:table-row table:style-name="ro1">
          <table:table-cell table:style-name="ce1" office:value-type="float" office:value="10">
            <text:p>10</text:p>
          </table:table-cell>
          <table:table-cell table:formula="of:=[.$A12]*[.B$2]+[.$C$1]" office:value-type="float" office:value="15">
            <text:p>15</text:p>
          </table:table-cell>
          <table:table-cell table:formula="of:=[.$A12]*[.C$2]+[.$C$1]" office:value-type="float" office:value="25">
            <text:p>25</text:p>
          </table:table-cell>
          <table:table-cell table:formula="of:=[.$A12]*[.D$2]+[.$C$1]" office:value-type="float" office:value="35">
            <text:p>35</text:p>
          </table:table-cell>
          <table:table-cell table:formula="of:=[.$A12]*[.E$2]+[.$C$1]" office:value-type="float" office:value="45">
            <text:p>45</text:p>
          </table:table-cell>
          <table:table-cell table:formula="of:=[.$A12]*[.F$2]+[.$C$1]" office:value-type="float" office:value="55">
            <text:p>55</text:p>
          </table:table-cell>
          <table:table-cell table:formula="of:=[.$A12]*[.G$2]+[.$C$1]" office:value-type="float" office:value="65">
            <text:p>65</text:p>
          </table:table-cell>
          <table:table-cell table:formula="of:=[.$A12]*[.H$2]+[.$C$1]" office:value-type="float" office:value="75">
            <text:p>75</text:p>
          </table:table-cell>
          <table:table-cell table:formula="of:=[.$A12]*[.I$2]+[.$C$1]" office:value-type="float" office:value="85">
            <text:p>85</text:p>
          </table:table-cell>
          <table:table-cell table:formula="of:=[.$A12]*[.J$2]+[.$C$1]" office:value-type="float" office:value="95">
            <text:p>95</text:p>
          </table:table-cell>
          <table:table-cell table:formula="of:=[.$A12]*[.K$2]+[.$C$1]" office:value-type="float" office:value="105">
            <text:p>105</text:p>
          </table:table-cell>
          <table:table-cell table:formula="of:=[.$A12]*[.L$2]+[.$C$1]" office:value-type="float" office:value="115">
            <text:p>115</text:p>
          </table:table-cell>
          <table:table-cell table:formula="of:=[.$A12]*[.M$2]+[.$C$1]" office:value-type="float" office:value="125">
            <text:p>125</text:p>
          </table:table-cell>
          <table:table-cell table:formula="of:=[.$A12]*[.N$2]+[.$C$1]" office:value-type="float" office:value="135">
            <text:p>135</text:p>
          </table:table-cell>
          <table:table-cell table:formula="of:=[.$A12]*[.O$2]+[.$C$1]" office:value-type="float" office:value="145">
            <text:p>145</text:p>
          </table:table-cell>
          <table:table-cell table:formula="of:=[.$A12]*[.P$2]+[.$C$1]" office:value-type="float" office:value="155">
            <text:p>155</text:p>
          </table:table-cell>
          <table:table-cell table:formula="of:=[.$A12]*[.Q$2]+[.$C$1]" office:value-type="float" office:value="165">
            <text:p>165</text:p>
          </table:table-cell>
          <table:table-cell table:formula="of:=[.$A12]*[.R$2]+[.$C$1]" office:value-type="float" office:value="175">
            <text:p>175</text:p>
          </table:table-cell>
          <table:table-cell table:formula="of:=[.$A12]*[.S$2]+[.$C$1]" office:value-type="float" office:value="185">
            <text:p>185</text:p>
          </table:table-cell>
          <table:table-cell table:formula="of:=[.$A12]*[.T$2]+[.$C$1]" office:value-type="float" office:value="195">
            <text:p>195</text:p>
          </table:table-cell>
          <table:table-cell table:formula="of:=[.$A12]*[.U$2]+[.$C$1]" office:value-type="float" office:value="205">
            <text:p>205</text:p>
          </table:table-cell>
          <table:table-cell table:formula="of:=[.$A12]*[.V$2]+[.$C$1]" office:value-type="float" office:value="215">
            <text:p>215</text:p>
          </table:table-cell>
          <table:table-cell table:formula="of:=[.$A12]*[.W$2]+[.$C$1]" office:value-type="float" office:value="225">
            <text:p>225</text:p>
          </table:table-cell>
          <table:table-cell table:formula="of:=[.$A12]*[.X$2]+[.$C$1]" office:value-type="float" office:value="235">
            <text:p>235</text:p>
          </table:table-cell>
          <table:table-cell table:formula="of:=[.$A12]*[.Y$2]+[.$C$1]" office:value-type="float" office:value="245">
            <text:p>245</text:p>
          </table:table-cell>
          <table:table-cell table:formula="of:=[.$A12]*[.Z$2]+[.$C$1]" office:value-type="float" office:value="255">
            <text:p>255</text:p>
          </table:table-cell>
          <table:table-cell table:number-columns-repeated="230"/>
        </table:table-row>
        <table:table-row table:style-name="ro1">
          <table:table-cell office:value-type="float" office:value="11">
            <text:p>11</text:p>
          </table:table-cell>
          <table:table-cell table:formula="of:=[.$A13]*[.B$2]+[.$C$1]" office:value-type="float" office:value="16">
            <text:p>16</text:p>
          </table:table-cell>
          <table:table-cell table:formula="of:=[.$A13]*[.C$2]+[.$C$1]" office:value-type="float" office:value="27">
            <text:p>27</text:p>
          </table:table-cell>
          <table:table-cell table:formula="of:=[.$A13]*[.D$2]+[.$C$1]" office:value-type="float" office:value="38">
            <text:p>38</text:p>
          </table:table-cell>
          <table:table-cell table:formula="of:=[.$A13]*[.E$2]+[.$C$1]" office:value-type="float" office:value="49">
            <text:p>49</text:p>
          </table:table-cell>
          <table:table-cell table:formula="of:=[.$A13]*[.F$2]+[.$C$1]" office:value-type="float" office:value="60">
            <text:p>60</text:p>
          </table:table-cell>
          <table:table-cell table:formula="of:=[.$A13]*[.G$2]+[.$C$1]" office:value-type="float" office:value="71">
            <text:p>71</text:p>
          </table:table-cell>
          <table:table-cell table:formula="of:=[.$A13]*[.H$2]+[.$C$1]" office:value-type="float" office:value="82">
            <text:p>82</text:p>
          </table:table-cell>
          <table:table-cell table:formula="of:=[.$A13]*[.I$2]+[.$C$1]" office:value-type="float" office:value="93">
            <text:p>93</text:p>
          </table:table-cell>
          <table:table-cell table:formula="of:=[.$A13]*[.J$2]+[.$C$1]" office:value-type="float" office:value="104">
            <text:p>104</text:p>
          </table:table-cell>
          <table:table-cell table:formula="of:=[.$A13]*[.K$2]+[.$C$1]" office:value-type="float" office:value="115">
            <text:p>115</text:p>
          </table:table-cell>
          <table:table-cell table:formula="of:=[.$A13]*[.L$2]+[.$C$1]" office:value-type="float" office:value="126">
            <text:p>126</text:p>
          </table:table-cell>
          <table:table-cell table:formula="of:=[.$A13]*[.M$2]+[.$C$1]" office:value-type="float" office:value="137">
            <text:p>137</text:p>
          </table:table-cell>
          <table:table-cell table:formula="of:=[.$A13]*[.N$2]+[.$C$1]" office:value-type="float" office:value="148">
            <text:p>148</text:p>
          </table:table-cell>
          <table:table-cell table:formula="of:=[.$A13]*[.O$2]+[.$C$1]" office:value-type="float" office:value="159">
            <text:p>159</text:p>
          </table:table-cell>
          <table:table-cell table:formula="of:=[.$A13]*[.P$2]+[.$C$1]" office:value-type="float" office:value="170">
            <text:p>170</text:p>
          </table:table-cell>
          <table:table-cell table:formula="of:=[.$A13]*[.Q$2]+[.$C$1]" office:value-type="float" office:value="181">
            <text:p>181</text:p>
          </table:table-cell>
          <table:table-cell table:formula="of:=[.$A13]*[.R$2]+[.$C$1]" office:value-type="float" office:value="192">
            <text:p>192</text:p>
          </table:table-cell>
          <table:table-cell table:formula="of:=[.$A13]*[.S$2]+[.$C$1]" office:value-type="float" office:value="203">
            <text:p>203</text:p>
          </table:table-cell>
          <table:table-cell table:formula="of:=[.$A13]*[.T$2]+[.$C$1]" office:value-type="float" office:value="214">
            <text:p>214</text:p>
          </table:table-cell>
          <table:table-cell table:formula="of:=[.$A13]*[.U$2]+[.$C$1]" office:value-type="float" office:value="225">
            <text:p>225</text:p>
          </table:table-cell>
          <table:table-cell table:formula="of:=[.$A13]*[.V$2]+[.$C$1]" office:value-type="float" office:value="236">
            <text:p>236</text:p>
          </table:table-cell>
          <table:table-cell table:formula="of:=[.$A13]*[.W$2]+[.$C$1]" office:value-type="float" office:value="247">
            <text:p>247</text:p>
          </table:table-cell>
          <table:table-cell table:formula="of:=[.$A13]*[.X$2]+[.$C$1]" office:value-type="float" office:value="258">
            <text:p>258</text:p>
          </table:table-cell>
          <table:table-cell table:formula="of:=[.$A13]*[.Y$2]+[.$C$1]" office:value-type="float" office:value="269">
            <text:p>269</text:p>
          </table:table-cell>
          <table:table-cell table:formula="of:=[.$A13]*[.Z$2]+[.$C$1]" office:value-type="float" office:value="280">
            <text:p>280</text:p>
          </table:table-cell>
          <table:table-cell table:number-columns-repeated="230"/>
        </table:table-row>
        <table:table-row table:style-name="ro1">
          <table:table-cell office:value-type="float" office:value="12">
            <text:p>12</text:p>
          </table:table-cell>
          <table:table-cell table:formula="of:=[.$A14]*[.B$2]+[.$C$1]" office:value-type="float" office:value="17">
            <text:p>17</text:p>
          </table:table-cell>
          <table:table-cell table:formula="of:=[.$A14]*[.C$2]+[.$C$1]" office:value-type="float" office:value="29">
            <text:p>29</text:p>
          </table:table-cell>
          <table:table-cell table:formula="of:=[.$A14]*[.D$2]+[.$C$1]" office:value-type="float" office:value="41">
            <text:p>41</text:p>
          </table:table-cell>
          <table:table-cell table:formula="of:=[.$A14]*[.E$2]+[.$C$1]" office:value-type="float" office:value="53">
            <text:p>53</text:p>
          </table:table-cell>
          <table:table-cell table:formula="of:=[.$A14]*[.F$2]+[.$C$1]" office:value-type="float" office:value="65">
            <text:p>65</text:p>
          </table:table-cell>
          <table:table-cell table:formula="of:=[.$A14]*[.G$2]+[.$C$1]" office:value-type="float" office:value="77">
            <text:p>77</text:p>
          </table:table-cell>
          <table:table-cell table:formula="of:=[.$A14]*[.H$2]+[.$C$1]" office:value-type="float" office:value="89">
            <text:p>89</text:p>
          </table:table-cell>
          <table:table-cell table:formula="of:=[.$A14]*[.I$2]+[.$C$1]" office:value-type="float" office:value="101">
            <text:p>101</text:p>
          </table:table-cell>
          <table:table-cell table:formula="of:=[.$A14]*[.J$2]+[.$C$1]" office:value-type="float" office:value="113">
            <text:p>113</text:p>
          </table:table-cell>
          <table:table-cell table:formula="of:=[.$A14]*[.K$2]+[.$C$1]" office:value-type="float" office:value="125">
            <text:p>125</text:p>
          </table:table-cell>
          <table:table-cell table:formula="of:=[.$A14]*[.L$2]+[.$C$1]" office:value-type="float" office:value="137">
            <text:p>137</text:p>
          </table:table-cell>
          <table:table-cell table:formula="of:=[.$A14]*[.M$2]+[.$C$1]" office:value-type="float" office:value="149">
            <text:p>149</text:p>
          </table:table-cell>
          <table:table-cell table:formula="of:=[.$A14]*[.N$2]+[.$C$1]" office:value-type="float" office:value="161">
            <text:p>161</text:p>
          </table:table-cell>
          <table:table-cell table:formula="of:=[.$A14]*[.O$2]+[.$C$1]" office:value-type="float" office:value="173">
            <text:p>173</text:p>
          </table:table-cell>
          <table:table-cell table:formula="of:=[.$A14]*[.P$2]+[.$C$1]" office:value-type="float" office:value="185">
            <text:p>185</text:p>
          </table:table-cell>
          <table:table-cell table:formula="of:=[.$A14]*[.Q$2]+[.$C$1]" office:value-type="float" office:value="197">
            <text:p>197</text:p>
          </table:table-cell>
          <table:table-cell table:formula="of:=[.$A14]*[.R$2]+[.$C$1]" office:value-type="float" office:value="209">
            <text:p>209</text:p>
          </table:table-cell>
          <table:table-cell table:formula="of:=[.$A14]*[.S$2]+[.$C$1]" office:value-type="float" office:value="221">
            <text:p>221</text:p>
          </table:table-cell>
          <table:table-cell table:formula="of:=[.$A14]*[.T$2]+[.$C$1]" office:value-type="float" office:value="233">
            <text:p>233</text:p>
          </table:table-cell>
          <table:table-cell table:formula="of:=[.$A14]*[.U$2]+[.$C$1]" office:value-type="float" office:value="245">
            <text:p>245</text:p>
          </table:table-cell>
          <table:table-cell table:formula="of:=[.$A14]*[.V$2]+[.$C$1]" office:value-type="float" office:value="257">
            <text:p>257</text:p>
          </table:table-cell>
          <table:table-cell table:formula="of:=[.$A14]*[.W$2]+[.$C$1]" office:value-type="float" office:value="269">
            <text:p>269</text:p>
          </table:table-cell>
          <table:table-cell table:formula="of:=[.$A14]*[.X$2]+[.$C$1]" office:value-type="float" office:value="281">
            <text:p>281</text:p>
          </table:table-cell>
          <table:table-cell table:formula="of:=[.$A14]*[.Y$2]+[.$C$1]" office:value-type="float" office:value="293">
            <text:p>293</text:p>
          </table:table-cell>
          <table:table-cell table:formula="of:=[.$A14]*[.Z$2]+[.$C$1]" office:value-type="float" office:value="305">
            <text:p>305</text:p>
          </table:table-cell>
          <table:table-cell table:number-columns-repeated="230"/>
        </table:table-row>
        <table:table-row table:style-name="ro1">
          <table:table-cell office:value-type="float" office:value="13">
            <text:p>13</text:p>
          </table:table-cell>
          <table:table-cell table:formula="of:=[.$A15]*[.B$2]+[.$C$1]" office:value-type="float" office:value="18">
            <text:p>18</text:p>
          </table:table-cell>
          <table:table-cell table:formula="of:=[.$A15]*[.C$2]+[.$C$1]" office:value-type="float" office:value="31">
            <text:p>31</text:p>
          </table:table-cell>
          <table:table-cell table:formula="of:=[.$A15]*[.D$2]+[.$C$1]" office:value-type="float" office:value="44">
            <text:p>44</text:p>
          </table:table-cell>
          <table:table-cell table:formula="of:=[.$A15]*[.E$2]+[.$C$1]" office:value-type="float" office:value="57">
            <text:p>57</text:p>
          </table:table-cell>
          <table:table-cell table:formula="of:=[.$A15]*[.F$2]+[.$C$1]" office:value-type="float" office:value="70">
            <text:p>70</text:p>
          </table:table-cell>
          <table:table-cell table:formula="of:=[.$A15]*[.G$2]+[.$C$1]" office:value-type="float" office:value="83">
            <text:p>83</text:p>
          </table:table-cell>
          <table:table-cell table:formula="of:=[.$A15]*[.H$2]+[.$C$1]" office:value-type="float" office:value="96">
            <text:p>96</text:p>
          </table:table-cell>
          <table:table-cell table:formula="of:=[.$A15]*[.I$2]+[.$C$1]" office:value-type="float" office:value="109">
            <text:p>109</text:p>
          </table:table-cell>
          <table:table-cell table:formula="of:=[.$A15]*[.J$2]+[.$C$1]" office:value-type="float" office:value="122">
            <text:p>122</text:p>
          </table:table-cell>
          <table:table-cell table:formula="of:=[.$A15]*[.K$2]+[.$C$1]" office:value-type="float" office:value="135">
            <text:p>135</text:p>
          </table:table-cell>
          <table:table-cell table:formula="of:=[.$A15]*[.L$2]+[.$C$1]" office:value-type="float" office:value="148">
            <text:p>148</text:p>
          </table:table-cell>
          <table:table-cell table:formula="of:=[.$A15]*[.M$2]+[.$C$1]" office:value-type="float" office:value="161">
            <text:p>161</text:p>
          </table:table-cell>
          <table:table-cell table:formula="of:=[.$A15]*[.N$2]+[.$C$1]" office:value-type="float" office:value="174">
            <text:p>174</text:p>
          </table:table-cell>
          <table:table-cell table:formula="of:=[.$A15]*[.O$2]+[.$C$1]" office:value-type="float" office:value="187">
            <text:p>187</text:p>
          </table:table-cell>
          <table:table-cell table:formula="of:=[.$A15]*[.P$2]+[.$C$1]" office:value-type="float" office:value="200">
            <text:p>200</text:p>
          </table:table-cell>
          <table:table-cell table:formula="of:=[.$A15]*[.Q$2]+[.$C$1]" office:value-type="float" office:value="213">
            <text:p>213</text:p>
          </table:table-cell>
          <table:table-cell table:formula="of:=[.$A15]*[.R$2]+[.$C$1]" office:value-type="float" office:value="226">
            <text:p>226</text:p>
          </table:table-cell>
          <table:table-cell table:formula="of:=[.$A15]*[.S$2]+[.$C$1]" office:value-type="float" office:value="239">
            <text:p>239</text:p>
          </table:table-cell>
          <table:table-cell table:formula="of:=[.$A15]*[.T$2]+[.$C$1]" office:value-type="float" office:value="252">
            <text:p>252</text:p>
          </table:table-cell>
          <table:table-cell table:formula="of:=[.$A15]*[.U$2]+[.$C$1]" office:value-type="float" office:value="265">
            <text:p>265</text:p>
          </table:table-cell>
          <table:table-cell table:formula="of:=[.$A15]*[.V$2]+[.$C$1]" office:value-type="float" office:value="278">
            <text:p>278</text:p>
          </table:table-cell>
          <table:table-cell table:formula="of:=[.$A15]*[.W$2]+[.$C$1]" office:value-type="float" office:value="291">
            <text:p>291</text:p>
          </table:table-cell>
          <table:table-cell table:formula="of:=[.$A15]*[.X$2]+[.$C$1]" office:value-type="float" office:value="304">
            <text:p>304</text:p>
          </table:table-cell>
          <table:table-cell table:formula="of:=[.$A15]*[.Y$2]+[.$C$1]" office:value-type="float" office:value="317">
            <text:p>317</text:p>
          </table:table-cell>
          <table:table-cell table:formula="of:=[.$A15]*[.Z$2]+[.$C$1]" office:value-type="float" office:value="330">
            <text:p>330</text:p>
          </table:table-cell>
          <table:table-cell table:number-columns-repeated="230"/>
        </table:table-row>
        <table:table-row table:style-name="ro1">
          <table:table-cell office:value-type="float" office:value="14">
            <text:p>14</text:p>
          </table:table-cell>
          <table:table-cell table:formula="of:=[.$A16]*[.B$2]+[.$C$1]" office:value-type="float" office:value="19">
            <text:p>19</text:p>
          </table:table-cell>
          <table:table-cell table:formula="of:=[.$A16]*[.C$2]+[.$C$1]" office:value-type="float" office:value="33">
            <text:p>33</text:p>
          </table:table-cell>
          <table:table-cell table:formula="of:=[.$A16]*[.D$2]+[.$C$1]" office:value-type="float" office:value="47">
            <text:p>47</text:p>
          </table:table-cell>
          <table:table-cell table:formula="of:=[.$A16]*[.E$2]+[.$C$1]" office:value-type="float" office:value="61">
            <text:p>61</text:p>
          </table:table-cell>
          <table:table-cell table:formula="of:=[.$A16]*[.F$2]+[.$C$1]" office:value-type="float" office:value="75">
            <text:p>75</text:p>
          </table:table-cell>
          <table:table-cell table:formula="of:=[.$A16]*[.G$2]+[.$C$1]" office:value-type="float" office:value="89">
            <text:p>89</text:p>
          </table:table-cell>
          <table:table-cell table:formula="of:=[.$A16]*[.H$2]+[.$C$1]" office:value-type="float" office:value="103">
            <text:p>103</text:p>
          </table:table-cell>
          <table:table-cell table:formula="of:=[.$A16]*[.I$2]+[.$C$1]" office:value-type="float" office:value="117">
            <text:p>117</text:p>
          </table:table-cell>
          <table:table-cell table:formula="of:=[.$A16]*[.J$2]+[.$C$1]" office:value-type="float" office:value="131">
            <text:p>131</text:p>
          </table:table-cell>
          <table:table-cell table:formula="of:=[.$A16]*[.K$2]+[.$C$1]" office:value-type="float" office:value="145">
            <text:p>145</text:p>
          </table:table-cell>
          <table:table-cell table:formula="of:=[.$A16]*[.L$2]+[.$C$1]" office:value-type="float" office:value="159">
            <text:p>159</text:p>
          </table:table-cell>
          <table:table-cell table:formula="of:=[.$A16]*[.M$2]+[.$C$1]" office:value-type="float" office:value="173">
            <text:p>173</text:p>
          </table:table-cell>
          <table:table-cell table:formula="of:=[.$A16]*[.N$2]+[.$C$1]" office:value-type="float" office:value="187">
            <text:p>187</text:p>
          </table:table-cell>
          <table:table-cell table:formula="of:=[.$A16]*[.O$2]+[.$C$1]" office:value-type="float" office:value="201">
            <text:p>201</text:p>
          </table:table-cell>
          <table:table-cell table:formula="of:=[.$A16]*[.P$2]+[.$C$1]" office:value-type="float" office:value="215">
            <text:p>215</text:p>
          </table:table-cell>
          <table:table-cell table:formula="of:=[.$A16]*[.Q$2]+[.$C$1]" office:value-type="float" office:value="229">
            <text:p>229</text:p>
          </table:table-cell>
          <table:table-cell table:formula="of:=[.$A16]*[.R$2]+[.$C$1]" office:value-type="float" office:value="243">
            <text:p>243</text:p>
          </table:table-cell>
          <table:table-cell table:formula="of:=[.$A16]*[.S$2]+[.$C$1]" office:value-type="float" office:value="257">
            <text:p>257</text:p>
          </table:table-cell>
          <table:table-cell table:formula="of:=[.$A16]*[.T$2]+[.$C$1]" office:value-type="float" office:value="271">
            <text:p>271</text:p>
          </table:table-cell>
          <table:table-cell table:formula="of:=[.$A16]*[.U$2]+[.$C$1]" office:value-type="float" office:value="285">
            <text:p>285</text:p>
          </table:table-cell>
          <table:table-cell table:formula="of:=[.$A16]*[.V$2]+[.$C$1]" office:value-type="float" office:value="299">
            <text:p>299</text:p>
          </table:table-cell>
          <table:table-cell table:formula="of:=[.$A16]*[.W$2]+[.$C$1]" office:value-type="float" office:value="313">
            <text:p>313</text:p>
          </table:table-cell>
          <table:table-cell table:formula="of:=[.$A16]*[.X$2]+[.$C$1]" office:value-type="float" office:value="327">
            <text:p>327</text:p>
          </table:table-cell>
          <table:table-cell table:formula="of:=[.$A16]*[.Y$2]+[.$C$1]" office:value-type="float" office:value="341">
            <text:p>341</text:p>
          </table:table-cell>
          <table:table-cell table:formula="of:=[.$A16]*[.Z$2]+[.$C$1]" office:value-type="float" office:value="355">
            <text:p>355</text:p>
          </table:table-cell>
          <table:table-cell table:number-columns-repeated="230"/>
        </table:table-row>
        <table:table-row table:style-name="ro1">
          <table:table-cell office:value-type="float" office:value="15">
            <text:p>15</text:p>
          </table:table-cell>
          <table:table-cell table:formula="of:=[.$A17]*[.B$2]+[.$C$1]" office:value-type="float" office:value="20">
            <text:p>20</text:p>
          </table:table-cell>
          <table:table-cell table:formula="of:=[.$A17]*[.C$2]+[.$C$1]" office:value-type="float" office:value="35">
            <text:p>35</text:p>
          </table:table-cell>
          <table:table-cell table:formula="of:=[.$A17]*[.D$2]+[.$C$1]" office:value-type="float" office:value="50">
            <text:p>50</text:p>
          </table:table-cell>
          <table:table-cell table:formula="of:=[.$A17]*[.E$2]+[.$C$1]" office:value-type="float" office:value="65">
            <text:p>65</text:p>
          </table:table-cell>
          <table:table-cell table:formula="of:=[.$A17]*[.F$2]+[.$C$1]" office:value-type="float" office:value="80">
            <text:p>80</text:p>
          </table:table-cell>
          <table:table-cell table:formula="of:=[.$A17]*[.G$2]+[.$C$1]" office:value-type="float" office:value="95">
            <text:p>95</text:p>
          </table:table-cell>
          <table:table-cell table:formula="of:=[.$A17]*[.H$2]+[.$C$1]" office:value-type="float" office:value="110">
            <text:p>110</text:p>
          </table:table-cell>
          <table:table-cell table:formula="of:=[.$A17]*[.I$2]+[.$C$1]" office:value-type="float" office:value="125">
            <text:p>125</text:p>
          </table:table-cell>
          <table:table-cell table:formula="of:=[.$A17]*[.J$2]+[.$C$1]" office:value-type="float" office:value="140">
            <text:p>140</text:p>
          </table:table-cell>
          <table:table-cell table:formula="of:=[.$A17]*[.K$2]+[.$C$1]" office:value-type="float" office:value="155">
            <text:p>155</text:p>
          </table:table-cell>
          <table:table-cell table:formula="of:=[.$A17]*[.L$2]+[.$C$1]" office:value-type="float" office:value="170">
            <text:p>170</text:p>
          </table:table-cell>
          <table:table-cell table:formula="of:=[.$A17]*[.M$2]+[.$C$1]" office:value-type="float" office:value="185">
            <text:p>185</text:p>
          </table:table-cell>
          <table:table-cell table:formula="of:=[.$A17]*[.N$2]+[.$C$1]" office:value-type="float" office:value="200">
            <text:p>200</text:p>
          </table:table-cell>
          <table:table-cell table:formula="of:=[.$A17]*[.O$2]+[.$C$1]" office:value-type="float" office:value="215">
            <text:p>215</text:p>
          </table:table-cell>
          <table:table-cell table:formula="of:=[.$A17]*[.P$2]+[.$C$1]" office:value-type="float" office:value="230">
            <text:p>230</text:p>
          </table:table-cell>
          <table:table-cell table:formula="of:=[.$A17]*[.Q$2]+[.$C$1]" office:value-type="float" office:value="245">
            <text:p>245</text:p>
          </table:table-cell>
          <table:table-cell table:formula="of:=[.$A17]*[.R$2]+[.$C$1]" office:value-type="float" office:value="260">
            <text:p>260</text:p>
          </table:table-cell>
          <table:table-cell table:formula="of:=[.$A17]*[.S$2]+[.$C$1]" office:value-type="float" office:value="275">
            <text:p>275</text:p>
          </table:table-cell>
          <table:table-cell table:formula="of:=[.$A17]*[.T$2]+[.$C$1]" office:value-type="float" office:value="290">
            <text:p>290</text:p>
          </table:table-cell>
          <table:table-cell table:formula="of:=[.$A17]*[.U$2]+[.$C$1]" office:value-type="float" office:value="305">
            <text:p>305</text:p>
          </table:table-cell>
          <table:table-cell table:formula="of:=[.$A17]*[.V$2]+[.$C$1]" office:value-type="float" office:value="320">
            <text:p>320</text:p>
          </table:table-cell>
          <table:table-cell table:formula="of:=[.$A17]*[.W$2]+[.$C$1]" office:value-type="float" office:value="335">
            <text:p>335</text:p>
          </table:table-cell>
          <table:table-cell table:formula="of:=[.$A17]*[.X$2]+[.$C$1]" office:value-type="float" office:value="350">
            <text:p>350</text:p>
          </table:table-cell>
          <table:table-cell table:formula="of:=[.$A17]*[.Y$2]+[.$C$1]" office:value-type="float" office:value="365">
            <text:p>365</text:p>
          </table:table-cell>
          <table:table-cell table:formula="of:=[.$A17]*[.Z$2]+[.$C$1]" office:value-type="float" office:value="380">
            <text:p>380</text:p>
          </table:table-cell>
          <table:table-cell table:number-columns-repeated="230"/>
        </table:table-row>
        <table:table-row table:style-name="ro1">
          <table:table-cell office:value-type="float" office:value="16">
            <text:p>16</text:p>
          </table:table-cell>
          <table:table-cell table:formula="of:=[.$A18]*[.B$2]+[.$C$1]" office:value-type="float" office:value="21">
            <text:p>21</text:p>
          </table:table-cell>
          <table:table-cell table:formula="of:=[.$A18]*[.C$2]+[.$C$1]" office:value-type="float" office:value="37">
            <text:p>37</text:p>
          </table:table-cell>
          <table:table-cell table:formula="of:=[.$A18]*[.D$2]+[.$C$1]" office:value-type="float" office:value="53">
            <text:p>53</text:p>
          </table:table-cell>
          <table:table-cell table:formula="of:=[.$A18]*[.E$2]+[.$C$1]" office:value-type="float" office:value="69">
            <text:p>69</text:p>
          </table:table-cell>
          <table:table-cell table:formula="of:=[.$A18]*[.F$2]+[.$C$1]" office:value-type="float" office:value="85">
            <text:p>85</text:p>
          </table:table-cell>
          <table:table-cell table:formula="of:=[.$A18]*[.G$2]+[.$C$1]" office:value-type="float" office:value="101">
            <text:p>101</text:p>
          </table:table-cell>
          <table:table-cell table:formula="of:=[.$A18]*[.H$2]+[.$C$1]" office:value-type="float" office:value="117">
            <text:p>117</text:p>
          </table:table-cell>
          <table:table-cell table:formula="of:=[.$A18]*[.I$2]+[.$C$1]" office:value-type="float" office:value="133">
            <text:p>133</text:p>
          </table:table-cell>
          <table:table-cell table:formula="of:=[.$A18]*[.J$2]+[.$C$1]" office:value-type="float" office:value="149">
            <text:p>149</text:p>
          </table:table-cell>
          <table:table-cell table:formula="of:=[.$A18]*[.K$2]+[.$C$1]" office:value-type="float" office:value="165">
            <text:p>165</text:p>
          </table:table-cell>
          <table:table-cell table:formula="of:=[.$A18]*[.L$2]+[.$C$1]" office:value-type="float" office:value="181">
            <text:p>181</text:p>
          </table:table-cell>
          <table:table-cell table:formula="of:=[.$A18]*[.M$2]+[.$C$1]" office:value-type="float" office:value="197">
            <text:p>197</text:p>
          </table:table-cell>
          <table:table-cell table:formula="of:=[.$A18]*[.N$2]+[.$C$1]" office:value-type="float" office:value="213">
            <text:p>213</text:p>
          </table:table-cell>
          <table:table-cell table:formula="of:=[.$A18]*[.O$2]+[.$C$1]" office:value-type="float" office:value="229">
            <text:p>229</text:p>
          </table:table-cell>
          <table:table-cell table:formula="of:=[.$A18]*[.P$2]+[.$C$1]" office:value-type="float" office:value="245">
            <text:p>245</text:p>
          </table:table-cell>
          <table:table-cell table:formula="of:=[.$A18]*[.Q$2]+[.$C$1]" office:value-type="float" office:value="261">
            <text:p>261</text:p>
          </table:table-cell>
          <table:table-cell table:formula="of:=[.$A18]*[.R$2]+[.$C$1]" office:value-type="float" office:value="277">
            <text:p>277</text:p>
          </table:table-cell>
          <table:table-cell table:formula="of:=[.$A18]*[.S$2]+[.$C$1]" office:value-type="float" office:value="293">
            <text:p>293</text:p>
          </table:table-cell>
          <table:table-cell table:formula="of:=[.$A18]*[.T$2]+[.$C$1]" office:value-type="float" office:value="309">
            <text:p>309</text:p>
          </table:table-cell>
          <table:table-cell table:formula="of:=[.$A18]*[.U$2]+[.$C$1]" office:value-type="float" office:value="325">
            <text:p>325</text:p>
          </table:table-cell>
          <table:table-cell table:formula="of:=[.$A18]*[.V$2]+[.$C$1]" office:value-type="float" office:value="341">
            <text:p>341</text:p>
          </table:table-cell>
          <table:table-cell table:formula="of:=[.$A18]*[.W$2]+[.$C$1]" office:value-type="float" office:value="357">
            <text:p>357</text:p>
          </table:table-cell>
          <table:table-cell table:formula="of:=[.$A18]*[.X$2]+[.$C$1]" office:value-type="float" office:value="373">
            <text:p>373</text:p>
          </table:table-cell>
          <table:table-cell table:formula="of:=[.$A18]*[.Y$2]+[.$C$1]" office:value-type="float" office:value="389">
            <text:p>389</text:p>
          </table:table-cell>
          <table:table-cell table:formula="of:=[.$A18]*[.Z$2]+[.$C$1]" office:value-type="float" office:value="405">
            <text:p>405</text:p>
          </table:table-cell>
          <table:table-cell table:number-columns-repeated="230"/>
        </table:table-row>
        <table:table-row table:style-name="ro1">
          <table:table-cell office:value-type="float" office:value="17">
            <text:p>17</text:p>
          </table:table-cell>
          <table:table-cell table:formula="of:=[.$A19]*[.B$2]+[.$C$1]" office:value-type="float" office:value="22">
            <text:p>22</text:p>
          </table:table-cell>
          <table:table-cell table:formula="of:=[.$A19]*[.C$2]+[.$C$1]" office:value-type="float" office:value="39">
            <text:p>39</text:p>
          </table:table-cell>
          <table:table-cell table:formula="of:=[.$A19]*[.D$2]+[.$C$1]" office:value-type="float" office:value="56">
            <text:p>56</text:p>
          </table:table-cell>
          <table:table-cell table:formula="of:=[.$A19]*[.E$2]+[.$C$1]" office:value-type="float" office:value="73">
            <text:p>73</text:p>
          </table:table-cell>
          <table:table-cell table:formula="of:=[.$A19]*[.F$2]+[.$C$1]" office:value-type="float" office:value="90">
            <text:p>90</text:p>
          </table:table-cell>
          <table:table-cell table:formula="of:=[.$A19]*[.G$2]+[.$C$1]" office:value-type="float" office:value="107">
            <text:p>107</text:p>
          </table:table-cell>
          <table:table-cell table:formula="of:=[.$A19]*[.H$2]+[.$C$1]" office:value-type="float" office:value="124">
            <text:p>124</text:p>
          </table:table-cell>
          <table:table-cell table:formula="of:=[.$A19]*[.I$2]+[.$C$1]" office:value-type="float" office:value="141">
            <text:p>141</text:p>
          </table:table-cell>
          <table:table-cell table:formula="of:=[.$A19]*[.J$2]+[.$C$1]" office:value-type="float" office:value="158">
            <text:p>158</text:p>
          </table:table-cell>
          <table:table-cell table:formula="of:=[.$A19]*[.K$2]+[.$C$1]" office:value-type="float" office:value="175">
            <text:p>175</text:p>
          </table:table-cell>
          <table:table-cell table:formula="of:=[.$A19]*[.L$2]+[.$C$1]" office:value-type="float" office:value="192">
            <text:p>192</text:p>
          </table:table-cell>
          <table:table-cell table:formula="of:=[.$A19]*[.M$2]+[.$C$1]" office:value-type="float" office:value="209">
            <text:p>209</text:p>
          </table:table-cell>
          <table:table-cell table:formula="of:=[.$A19]*[.N$2]+[.$C$1]" office:value-type="float" office:value="226">
            <text:p>226</text:p>
          </table:table-cell>
          <table:table-cell table:formula="of:=[.$A19]*[.O$2]+[.$C$1]" office:value-type="float" office:value="243">
            <text:p>243</text:p>
          </table:table-cell>
          <table:table-cell table:formula="of:=[.$A19]*[.P$2]+[.$C$1]" office:value-type="float" office:value="260">
            <text:p>260</text:p>
          </table:table-cell>
          <table:table-cell table:formula="of:=[.$A19]*[.Q$2]+[.$C$1]" office:value-type="float" office:value="277">
            <text:p>277</text:p>
          </table:table-cell>
          <table:table-cell table:formula="of:=[.$A19]*[.R$2]+[.$C$1]" office:value-type="float" office:value="294">
            <text:p>294</text:p>
          </table:table-cell>
          <table:table-cell table:formula="of:=[.$A19]*[.S$2]+[.$C$1]" office:value-type="float" office:value="311">
            <text:p>311</text:p>
          </table:table-cell>
          <table:table-cell table:formula="of:=[.$A19]*[.T$2]+[.$C$1]" office:value-type="float" office:value="328">
            <text:p>328</text:p>
          </table:table-cell>
          <table:table-cell table:formula="of:=[.$A19]*[.U$2]+[.$C$1]" office:value-type="float" office:value="345">
            <text:p>345</text:p>
          </table:table-cell>
          <table:table-cell table:formula="of:=[.$A19]*[.V$2]+[.$C$1]" office:value-type="float" office:value="362">
            <text:p>362</text:p>
          </table:table-cell>
          <table:table-cell table:formula="of:=[.$A19]*[.W$2]+[.$C$1]" office:value-type="float" office:value="379">
            <text:p>379</text:p>
          </table:table-cell>
          <table:table-cell table:formula="of:=[.$A19]*[.X$2]+[.$C$1]" office:value-type="float" office:value="396">
            <text:p>396</text:p>
          </table:table-cell>
          <table:table-cell table:formula="of:=[.$A19]*[.Y$2]+[.$C$1]" office:value-type="float" office:value="413">
            <text:p>413</text:p>
          </table:table-cell>
          <table:table-cell table:formula="of:=[.$A19]*[.Z$2]+[.$C$1]" office:value-type="float" office:value="430">
            <text:p>430</text:p>
          </table:table-cell>
          <table:table-cell table:number-columns-repeated="230"/>
        </table:table-row>
        <table:table-row table:style-name="ro1">
          <table:table-cell office:value-type="float" office:value="18">
            <text:p>18</text:p>
          </table:table-cell>
          <table:table-cell table:formula="of:=[.$A20]*[.B$2]+[.$C$1]" office:value-type="float" office:value="23">
            <text:p>23</text:p>
          </table:table-cell>
          <table:table-cell table:formula="of:=[.$A20]*[.C$2]+[.$C$1]" office:value-type="float" office:value="41">
            <text:p>41</text:p>
          </table:table-cell>
          <table:table-cell table:formula="of:=[.$A20]*[.D$2]+[.$C$1]" office:value-type="float" office:value="59">
            <text:p>59</text:p>
          </table:table-cell>
          <table:table-cell table:formula="of:=[.$A20]*[.E$2]+[.$C$1]" office:value-type="float" office:value="77">
            <text:p>77</text:p>
          </table:table-cell>
          <table:table-cell table:formula="of:=[.$A20]*[.F$2]+[.$C$1]" office:value-type="float" office:value="95">
            <text:p>95</text:p>
          </table:table-cell>
          <table:table-cell table:formula="of:=[.$A20]*[.G$2]+[.$C$1]" office:value-type="float" office:value="113">
            <text:p>113</text:p>
          </table:table-cell>
          <table:table-cell table:formula="of:=[.$A20]*[.H$2]+[.$C$1]" office:value-type="float" office:value="131">
            <text:p>131</text:p>
          </table:table-cell>
          <table:table-cell table:formula="of:=[.$A20]*[.I$2]+[.$C$1]" office:value-type="float" office:value="149">
            <text:p>149</text:p>
          </table:table-cell>
          <table:table-cell table:formula="of:=[.$A20]*[.J$2]+[.$C$1]" office:value-type="float" office:value="167">
            <text:p>167</text:p>
          </table:table-cell>
          <table:table-cell table:formula="of:=[.$A20]*[.K$2]+[.$C$1]" office:value-type="float" office:value="185">
            <text:p>185</text:p>
          </table:table-cell>
          <table:table-cell table:formula="of:=[.$A20]*[.L$2]+[.$C$1]" office:value-type="float" office:value="203">
            <text:p>203</text:p>
          </table:table-cell>
          <table:table-cell table:formula="of:=[.$A20]*[.M$2]+[.$C$1]" office:value-type="float" office:value="221">
            <text:p>221</text:p>
          </table:table-cell>
          <table:table-cell table:formula="of:=[.$A20]*[.N$2]+[.$C$1]" office:value-type="float" office:value="239">
            <text:p>239</text:p>
          </table:table-cell>
          <table:table-cell table:formula="of:=[.$A20]*[.O$2]+[.$C$1]" office:value-type="float" office:value="257">
            <text:p>257</text:p>
          </table:table-cell>
          <table:table-cell table:formula="of:=[.$A20]*[.P$2]+[.$C$1]" office:value-type="float" office:value="275">
            <text:p>275</text:p>
          </table:table-cell>
          <table:table-cell table:formula="of:=[.$A20]*[.Q$2]+[.$C$1]" office:value-type="float" office:value="293">
            <text:p>293</text:p>
          </table:table-cell>
          <table:table-cell table:formula="of:=[.$A20]*[.R$2]+[.$C$1]" office:value-type="float" office:value="311">
            <text:p>311</text:p>
          </table:table-cell>
          <table:table-cell table:formula="of:=[.$A20]*[.S$2]+[.$C$1]" office:value-type="float" office:value="329">
            <text:p>329</text:p>
          </table:table-cell>
          <table:table-cell table:formula="of:=[.$A20]*[.T$2]+[.$C$1]" office:value-type="float" office:value="347">
            <text:p>347</text:p>
          </table:table-cell>
          <table:table-cell table:formula="of:=[.$A20]*[.U$2]+[.$C$1]" office:value-type="float" office:value="365">
            <text:p>365</text:p>
          </table:table-cell>
          <table:table-cell table:formula="of:=[.$A20]*[.V$2]+[.$C$1]" office:value-type="float" office:value="383">
            <text:p>383</text:p>
          </table:table-cell>
          <table:table-cell table:formula="of:=[.$A20]*[.W$2]+[.$C$1]" office:value-type="float" office:value="401">
            <text:p>401</text:p>
          </table:table-cell>
          <table:table-cell table:formula="of:=[.$A20]*[.X$2]+[.$C$1]" office:value-type="float" office:value="419">
            <text:p>419</text:p>
          </table:table-cell>
          <table:table-cell table:formula="of:=[.$A20]*[.Y$2]+[.$C$1]" office:value-type="float" office:value="437">
            <text:p>437</text:p>
          </table:table-cell>
          <table:table-cell table:formula="of:=[.$A20]*[.Z$2]+[.$C$1]" office:value-type="float" office:value="455">
            <text:p>455</text:p>
          </table:table-cell>
          <table:table-cell table:number-columns-repeated="230"/>
        </table:table-row>
        <table:table-row table:style-name="ro1">
          <table:table-cell office:value-type="float" office:value="19">
            <text:p>19</text:p>
          </table:table-cell>
          <table:table-cell table:formula="of:=[.$A21]*[.B$2]+[.$C$1]" office:value-type="float" office:value="24">
            <text:p>24</text:p>
          </table:table-cell>
          <table:table-cell table:formula="of:=[.$A21]*[.C$2]+[.$C$1]" office:value-type="float" office:value="43">
            <text:p>43</text:p>
          </table:table-cell>
          <table:table-cell table:formula="of:=[.$A21]*[.D$2]+[.$C$1]" office:value-type="float" office:value="62">
            <text:p>62</text:p>
          </table:table-cell>
          <table:table-cell table:formula="of:=[.$A21]*[.E$2]+[.$C$1]" office:value-type="float" office:value="81">
            <text:p>81</text:p>
          </table:table-cell>
          <table:table-cell table:formula="of:=[.$A21]*[.F$2]+[.$C$1]" office:value-type="float" office:value="100">
            <text:p>100</text:p>
          </table:table-cell>
          <table:table-cell table:formula="of:=[.$A21]*[.G$2]+[.$C$1]" office:value-type="float" office:value="119">
            <text:p>119</text:p>
          </table:table-cell>
          <table:table-cell table:formula="of:=[.$A21]*[.H$2]+[.$C$1]" office:value-type="float" office:value="138">
            <text:p>138</text:p>
          </table:table-cell>
          <table:table-cell table:formula="of:=[.$A21]*[.I$2]+[.$C$1]" office:value-type="float" office:value="157">
            <text:p>157</text:p>
          </table:table-cell>
          <table:table-cell table:formula="of:=[.$A21]*[.J$2]+[.$C$1]" office:value-type="float" office:value="176">
            <text:p>176</text:p>
          </table:table-cell>
          <table:table-cell table:formula="of:=[.$A21]*[.K$2]+[.$C$1]" office:value-type="float" office:value="195">
            <text:p>195</text:p>
          </table:table-cell>
          <table:table-cell table:formula="of:=[.$A21]*[.L$2]+[.$C$1]" office:value-type="float" office:value="214">
            <text:p>214</text:p>
          </table:table-cell>
          <table:table-cell table:formula="of:=[.$A21]*[.M$2]+[.$C$1]" office:value-type="float" office:value="233">
            <text:p>233</text:p>
          </table:table-cell>
          <table:table-cell table:formula="of:=[.$A21]*[.N$2]+[.$C$1]" office:value-type="float" office:value="252">
            <text:p>252</text:p>
          </table:table-cell>
          <table:table-cell table:formula="of:=[.$A21]*[.O$2]+[.$C$1]" office:value-type="float" office:value="271">
            <text:p>271</text:p>
          </table:table-cell>
          <table:table-cell table:formula="of:=[.$A21]*[.P$2]+[.$C$1]" office:value-type="float" office:value="290">
            <text:p>290</text:p>
          </table:table-cell>
          <table:table-cell table:formula="of:=[.$A21]*[.Q$2]+[.$C$1]" office:value-type="float" office:value="309">
            <text:p>309</text:p>
          </table:table-cell>
          <table:table-cell table:formula="of:=[.$A21]*[.R$2]+[.$C$1]" office:value-type="float" office:value="328">
            <text:p>328</text:p>
          </table:table-cell>
          <table:table-cell table:formula="of:=[.$A21]*[.S$2]+[.$C$1]" office:value-type="float" office:value="347">
            <text:p>347</text:p>
          </table:table-cell>
          <table:table-cell table:formula="of:=[.$A21]*[.T$2]+[.$C$1]" office:value-type="float" office:value="366">
            <text:p>366</text:p>
          </table:table-cell>
          <table:table-cell table:formula="of:=[.$A21]*[.U$2]+[.$C$1]" office:value-type="float" office:value="385">
            <text:p>385</text:p>
          </table:table-cell>
          <table:table-cell table:formula="of:=[.$A21]*[.V$2]+[.$C$1]" office:value-type="float" office:value="404">
            <text:p>404</text:p>
          </table:table-cell>
          <table:table-cell table:formula="of:=[.$A21]*[.W$2]+[.$C$1]" office:value-type="float" office:value="423">
            <text:p>423</text:p>
          </table:table-cell>
          <table:table-cell table:formula="of:=[.$A21]*[.X$2]+[.$C$1]" office:value-type="float" office:value="442">
            <text:p>442</text:p>
          </table:table-cell>
          <table:table-cell table:formula="of:=[.$A21]*[.Y$2]+[.$C$1]" office:value-type="float" office:value="461">
            <text:p>461</text:p>
          </table:table-cell>
          <table:table-cell table:formula="of:=[.$A21]*[.Z$2]+[.$C$1]" office:value-type="float" office:value="480">
            <text:p>480</text:p>
          </table:table-cell>
          <table:table-cell table:number-columns-repeated="230"/>
        </table:table-row>
        <table:table-row table:style-name="ro1">
          <table:table-cell office:value-type="float" office:value="20">
            <text:p>20</text:p>
          </table:table-cell>
          <table:table-cell table:formula="of:=[.$A22]*[.B$2]+[.$C$1]" office:value-type="float" office:value="25">
            <text:p>25</text:p>
          </table:table-cell>
          <table:table-cell table:formula="of:=[.$A22]*[.C$2]+[.$C$1]" office:value-type="float" office:value="45">
            <text:p>45</text:p>
          </table:table-cell>
          <table:table-cell table:formula="of:=[.$A22]*[.D$2]+[.$C$1]" office:value-type="float" office:value="65">
            <text:p>65</text:p>
          </table:table-cell>
          <table:table-cell table:formula="of:=[.$A22]*[.E$2]+[.$C$1]" office:value-type="float" office:value="85">
            <text:p>85</text:p>
          </table:table-cell>
          <table:table-cell table:formula="of:=[.$A22]*[.F$2]+[.$C$1]" office:value-type="float" office:value="105">
            <text:p>105</text:p>
          </table:table-cell>
          <table:table-cell table:formula="of:=[.$A22]*[.G$2]+[.$C$1]" office:value-type="float" office:value="125">
            <text:p>125</text:p>
          </table:table-cell>
          <table:table-cell table:formula="of:=[.$A22]*[.H$2]+[.$C$1]" office:value-type="float" office:value="145">
            <text:p>145</text:p>
          </table:table-cell>
          <table:table-cell table:formula="of:=[.$A22]*[.I$2]+[.$C$1]" office:value-type="float" office:value="165">
            <text:p>165</text:p>
          </table:table-cell>
          <table:table-cell table:formula="of:=[.$A22]*[.J$2]+[.$C$1]" office:value-type="float" office:value="185">
            <text:p>185</text:p>
          </table:table-cell>
          <table:table-cell table:formula="of:=[.$A22]*[.K$2]+[.$C$1]" office:value-type="float" office:value="205">
            <text:p>205</text:p>
          </table:table-cell>
          <table:table-cell table:formula="of:=[.$A22]*[.L$2]+[.$C$1]" office:value-type="float" office:value="225">
            <text:p>225</text:p>
          </table:table-cell>
          <table:table-cell table:formula="of:=[.$A22]*[.M$2]+[.$C$1]" office:value-type="float" office:value="245">
            <text:p>245</text:p>
          </table:table-cell>
          <table:table-cell table:formula="of:=[.$A22]*[.N$2]+[.$C$1]" office:value-type="float" office:value="265">
            <text:p>265</text:p>
          </table:table-cell>
          <table:table-cell table:formula="of:=[.$A22]*[.O$2]+[.$C$1]" office:value-type="float" office:value="285">
            <text:p>285</text:p>
          </table:table-cell>
          <table:table-cell table:formula="of:=[.$A22]*[.P$2]+[.$C$1]" office:value-type="float" office:value="305">
            <text:p>305</text:p>
          </table:table-cell>
          <table:table-cell table:formula="of:=[.$A22]*[.Q$2]+[.$C$1]" office:value-type="float" office:value="325">
            <text:p>325</text:p>
          </table:table-cell>
          <table:table-cell table:formula="of:=[.$A22]*[.R$2]+[.$C$1]" office:value-type="float" office:value="345">
            <text:p>345</text:p>
          </table:table-cell>
          <table:table-cell table:formula="of:=[.$A22]*[.S$2]+[.$C$1]" office:value-type="float" office:value="365">
            <text:p>365</text:p>
          </table:table-cell>
          <table:table-cell table:formula="of:=[.$A22]*[.T$2]+[.$C$1]" office:value-type="float" office:value="385">
            <text:p>385</text:p>
          </table:table-cell>
          <table:table-cell table:formula="of:=[.$A22]*[.U$2]+[.$C$1]" office:value-type="float" office:value="405">
            <text:p>405</text:p>
          </table:table-cell>
          <table:table-cell table:formula="of:=[.$A22]*[.V$2]+[.$C$1]" office:value-type="float" office:value="425">
            <text:p>425</text:p>
          </table:table-cell>
          <table:table-cell table:formula="of:=[.$A22]*[.W$2]+[.$C$1]" office:value-type="float" office:value="445">
            <text:p>445</text:p>
          </table:table-cell>
          <table:table-cell table:formula="of:=[.$A22]*[.X$2]+[.$C$1]" office:value-type="float" office:value="465">
            <text:p>465</text:p>
          </table:table-cell>
          <table:table-cell table:formula="of:=[.$A22]*[.Y$2]+[.$C$1]" office:value-type="float" office:value="485">
            <text:p>485</text:p>
          </table:table-cell>
          <table:table-cell table:formula="of:=[.$A22]*[.Z$2]+[.$C$1]" office:value-type="float" office:value="505">
            <text:p>505</text:p>
          </table:table-cell>
          <table:table-cell table:number-columns-repeated="230"/>
        </table:table-row>
        <table:table-row table:style-name="ro1">
          <table:table-cell office:value-type="float" office:value="21">
            <text:p>21</text:p>
          </table:table-cell>
          <table:table-cell table:formula="of:=[.$A23]*[.B$2]+[.$C$1]" office:value-type="float" office:value="26">
            <text:p>26</text:p>
          </table:table-cell>
          <table:table-cell table:formula="of:=[.$A23]*[.C$2]+[.$C$1]" office:value-type="float" office:value="47">
            <text:p>47</text:p>
          </table:table-cell>
          <table:table-cell table:formula="of:=[.$A23]*[.D$2]+[.$C$1]" office:value-type="float" office:value="68">
            <text:p>68</text:p>
          </table:table-cell>
          <table:table-cell table:formula="of:=[.$A23]*[.E$2]+[.$C$1]" office:value-type="float" office:value="89">
            <text:p>89</text:p>
          </table:table-cell>
          <table:table-cell table:formula="of:=[.$A23]*[.F$2]+[.$C$1]" office:value-type="float" office:value="110">
            <text:p>110</text:p>
          </table:table-cell>
          <table:table-cell table:formula="of:=[.$A23]*[.G$2]+[.$C$1]" office:value-type="float" office:value="131">
            <text:p>131</text:p>
          </table:table-cell>
          <table:table-cell table:formula="of:=[.$A23]*[.H$2]+[.$C$1]" office:value-type="float" office:value="152">
            <text:p>152</text:p>
          </table:table-cell>
          <table:table-cell table:formula="of:=[.$A23]*[.I$2]+[.$C$1]" office:value-type="float" office:value="173">
            <text:p>173</text:p>
          </table:table-cell>
          <table:table-cell table:formula="of:=[.$A23]*[.J$2]+[.$C$1]" office:value-type="float" office:value="194">
            <text:p>194</text:p>
          </table:table-cell>
          <table:table-cell table:formula="of:=[.$A23]*[.K$2]+[.$C$1]" office:value-type="float" office:value="215">
            <text:p>215</text:p>
          </table:table-cell>
          <table:table-cell table:formula="of:=[.$A23]*[.L$2]+[.$C$1]" office:value-type="float" office:value="236">
            <text:p>236</text:p>
          </table:table-cell>
          <table:table-cell table:formula="of:=[.$A23]*[.M$2]+[.$C$1]" office:value-type="float" office:value="257">
            <text:p>257</text:p>
          </table:table-cell>
          <table:table-cell table:formula="of:=[.$A23]*[.N$2]+[.$C$1]" office:value-type="float" office:value="278">
            <text:p>278</text:p>
          </table:table-cell>
          <table:table-cell table:formula="of:=[.$A23]*[.O$2]+[.$C$1]" office:value-type="float" office:value="299">
            <text:p>299</text:p>
          </table:table-cell>
          <table:table-cell table:formula="of:=[.$A23]*[.P$2]+[.$C$1]" office:value-type="float" office:value="320">
            <text:p>320</text:p>
          </table:table-cell>
          <table:table-cell table:formula="of:=[.$A23]*[.Q$2]+[.$C$1]" office:value-type="float" office:value="341">
            <text:p>341</text:p>
          </table:table-cell>
          <table:table-cell table:formula="of:=[.$A23]*[.R$2]+[.$C$1]" office:value-type="float" office:value="362">
            <text:p>362</text:p>
          </table:table-cell>
          <table:table-cell table:formula="of:=[.$A23]*[.S$2]+[.$C$1]" office:value-type="float" office:value="383">
            <text:p>383</text:p>
          </table:table-cell>
          <table:table-cell table:formula="of:=[.$A23]*[.T$2]+[.$C$1]" office:value-type="float" office:value="404">
            <text:p>404</text:p>
          </table:table-cell>
          <table:table-cell table:formula="of:=[.$A23]*[.U$2]+[.$C$1]" office:value-type="float" office:value="425">
            <text:p>425</text:p>
          </table:table-cell>
          <table:table-cell table:formula="of:=[.$A23]*[.V$2]+[.$C$1]" office:value-type="float" office:value="446">
            <text:p>446</text:p>
          </table:table-cell>
          <table:table-cell table:formula="of:=[.$A23]*[.W$2]+[.$C$1]" office:value-type="float" office:value="467">
            <text:p>467</text:p>
          </table:table-cell>
          <table:table-cell table:formula="of:=[.$A23]*[.X$2]+[.$C$1]" office:value-type="float" office:value="488">
            <text:p>488</text:p>
          </table:table-cell>
          <table:table-cell table:formula="of:=[.$A23]*[.Y$2]+[.$C$1]" office:value-type="float" office:value="509">
            <text:p>509</text:p>
          </table:table-cell>
          <table:table-cell table:formula="of:=[.$A23]*[.Z$2]+[.$C$1]" office:value-type="float" office:value="530">
            <text:p>530</text:p>
          </table:table-cell>
          <table:table-cell table:number-columns-repeated="230"/>
        </table:table-row>
        <table:table-row table:style-name="ro1">
          <table:table-cell office:value-type="float" office:value="22">
            <text:p>22</text:p>
          </table:table-cell>
          <table:table-cell table:formula="of:=[.$A24]*[.B$2]+[.$C$1]" office:value-type="float" office:value="27">
            <text:p>27</text:p>
          </table:table-cell>
          <table:table-cell table:formula="of:=[.$A24]*[.C$2]+[.$C$1]" office:value-type="float" office:value="49">
            <text:p>49</text:p>
          </table:table-cell>
          <table:table-cell table:formula="of:=[.$A24]*[.D$2]+[.$C$1]" office:value-type="float" office:value="71">
            <text:p>71</text:p>
          </table:table-cell>
          <table:table-cell table:formula="of:=[.$A24]*[.E$2]+[.$C$1]" office:value-type="float" office:value="93">
            <text:p>93</text:p>
          </table:table-cell>
          <table:table-cell table:formula="of:=[.$A24]*[.F$2]+[.$C$1]" office:value-type="float" office:value="115">
            <text:p>115</text:p>
          </table:table-cell>
          <table:table-cell table:formula="of:=[.$A24]*[.G$2]+[.$C$1]" office:value-type="float" office:value="137">
            <text:p>137</text:p>
          </table:table-cell>
          <table:table-cell table:formula="of:=[.$A24]*[.H$2]+[.$C$1]" office:value-type="float" office:value="159">
            <text:p>159</text:p>
          </table:table-cell>
          <table:table-cell table:formula="of:=[.$A24]*[.I$2]+[.$C$1]" office:value-type="float" office:value="181">
            <text:p>181</text:p>
          </table:table-cell>
          <table:table-cell table:formula="of:=[.$A24]*[.J$2]+[.$C$1]" office:value-type="float" office:value="203">
            <text:p>203</text:p>
          </table:table-cell>
          <table:table-cell table:formula="of:=[.$A24]*[.K$2]+[.$C$1]" office:value-type="float" office:value="225">
            <text:p>225</text:p>
          </table:table-cell>
          <table:table-cell table:formula="of:=[.$A24]*[.L$2]+[.$C$1]" office:value-type="float" office:value="247">
            <text:p>247</text:p>
          </table:table-cell>
          <table:table-cell table:formula="of:=[.$A24]*[.M$2]+[.$C$1]" office:value-type="float" office:value="269">
            <text:p>269</text:p>
          </table:table-cell>
          <table:table-cell table:formula="of:=[.$A24]*[.N$2]+[.$C$1]" office:value-type="float" office:value="291">
            <text:p>291</text:p>
          </table:table-cell>
          <table:table-cell table:formula="of:=[.$A24]*[.O$2]+[.$C$1]" office:value-type="float" office:value="313">
            <text:p>313</text:p>
          </table:table-cell>
          <table:table-cell table:formula="of:=[.$A24]*[.P$2]+[.$C$1]" office:value-type="float" office:value="335">
            <text:p>335</text:p>
          </table:table-cell>
          <table:table-cell table:formula="of:=[.$A24]*[.Q$2]+[.$C$1]" office:value-type="float" office:value="357">
            <text:p>357</text:p>
          </table:table-cell>
          <table:table-cell table:formula="of:=[.$A24]*[.R$2]+[.$C$1]" office:value-type="float" office:value="379">
            <text:p>379</text:p>
          </table:table-cell>
          <table:table-cell table:formula="of:=[.$A24]*[.S$2]+[.$C$1]" office:value-type="float" office:value="401">
            <text:p>401</text:p>
          </table:table-cell>
          <table:table-cell table:formula="of:=[.$A24]*[.T$2]+[.$C$1]" office:value-type="float" office:value="423">
            <text:p>423</text:p>
          </table:table-cell>
          <table:table-cell table:formula="of:=[.$A24]*[.U$2]+[.$C$1]" office:value-type="float" office:value="445">
            <text:p>445</text:p>
          </table:table-cell>
          <table:table-cell table:formula="of:=[.$A24]*[.V$2]+[.$C$1]" office:value-type="float" office:value="467">
            <text:p>467</text:p>
          </table:table-cell>
          <table:table-cell table:formula="of:=[.$A24]*[.W$2]+[.$C$1]" office:value-type="float" office:value="489">
            <text:p>489</text:p>
          </table:table-cell>
          <table:table-cell table:formula="of:=[.$A24]*[.X$2]+[.$C$1]" office:value-type="float" office:value="511">
            <text:p>511</text:p>
          </table:table-cell>
          <table:table-cell table:formula="of:=[.$A24]*[.Y$2]+[.$C$1]" office:value-type="float" office:value="533">
            <text:p>533</text:p>
          </table:table-cell>
          <table:table-cell table:formula="of:=[.$A24]*[.Z$2]+[.$C$1]" office:value-type="float" office:value="555">
            <text:p>555</text:p>
          </table:table-cell>
          <table:table-cell table:number-columns-repeated="230"/>
        </table:table-row>
        <table:table-row table:style-name="ro1">
          <table:table-cell office:value-type="float" office:value="23">
            <text:p>23</text:p>
          </table:table-cell>
          <table:table-cell table:formula="of:=[.$A25]*[.B$2]+[.$C$1]" office:value-type="float" office:value="28">
            <text:p>28</text:p>
          </table:table-cell>
          <table:table-cell table:formula="of:=[.$A25]*[.C$2]+[.$C$1]" office:value-type="float" office:value="51">
            <text:p>51</text:p>
          </table:table-cell>
          <table:table-cell table:formula="of:=[.$A25]*[.D$2]+[.$C$1]" office:value-type="float" office:value="74">
            <text:p>74</text:p>
          </table:table-cell>
          <table:table-cell table:formula="of:=[.$A25]*[.E$2]+[.$C$1]" office:value-type="float" office:value="97">
            <text:p>97</text:p>
          </table:table-cell>
          <table:table-cell table:formula="of:=[.$A25]*[.F$2]+[.$C$1]" office:value-type="float" office:value="120">
            <text:p>120</text:p>
          </table:table-cell>
          <table:table-cell table:formula="of:=[.$A25]*[.G$2]+[.$C$1]" office:value-type="float" office:value="143">
            <text:p>143</text:p>
          </table:table-cell>
          <table:table-cell table:formula="of:=[.$A25]*[.H$2]+[.$C$1]" office:value-type="float" office:value="166">
            <text:p>166</text:p>
          </table:table-cell>
          <table:table-cell table:formula="of:=[.$A25]*[.I$2]+[.$C$1]" office:value-type="float" office:value="189">
            <text:p>189</text:p>
          </table:table-cell>
          <table:table-cell table:formula="of:=[.$A25]*[.J$2]+[.$C$1]" office:value-type="float" office:value="212">
            <text:p>212</text:p>
          </table:table-cell>
          <table:table-cell table:formula="of:=[.$A25]*[.K$2]+[.$C$1]" office:value-type="float" office:value="235">
            <text:p>235</text:p>
          </table:table-cell>
          <table:table-cell table:formula="of:=[.$A25]*[.L$2]+[.$C$1]" office:value-type="float" office:value="258">
            <text:p>258</text:p>
          </table:table-cell>
          <table:table-cell table:formula="of:=[.$A25]*[.M$2]+[.$C$1]" office:value-type="float" office:value="281">
            <text:p>281</text:p>
          </table:table-cell>
          <table:table-cell table:formula="of:=[.$A25]*[.N$2]+[.$C$1]" office:value-type="float" office:value="304">
            <text:p>304</text:p>
          </table:table-cell>
          <table:table-cell table:formula="of:=[.$A25]*[.O$2]+[.$C$1]" office:value-type="float" office:value="327">
            <text:p>327</text:p>
          </table:table-cell>
          <table:table-cell table:formula="of:=[.$A25]*[.P$2]+[.$C$1]" office:value-type="float" office:value="350">
            <text:p>350</text:p>
          </table:table-cell>
          <table:table-cell table:formula="of:=[.$A25]*[.Q$2]+[.$C$1]" office:value-type="float" office:value="373">
            <text:p>373</text:p>
          </table:table-cell>
          <table:table-cell table:formula="of:=[.$A25]*[.R$2]+[.$C$1]" office:value-type="float" office:value="396">
            <text:p>396</text:p>
          </table:table-cell>
          <table:table-cell table:formula="of:=[.$A25]*[.S$2]+[.$C$1]" office:value-type="float" office:value="419">
            <text:p>419</text:p>
          </table:table-cell>
          <table:table-cell table:formula="of:=[.$A25]*[.T$2]+[.$C$1]" office:value-type="float" office:value="442">
            <text:p>442</text:p>
          </table:table-cell>
          <table:table-cell table:formula="of:=[.$A25]*[.U$2]+[.$C$1]" office:value-type="float" office:value="465">
            <text:p>465</text:p>
          </table:table-cell>
          <table:table-cell table:formula="of:=[.$A25]*[.V$2]+[.$C$1]" office:value-type="float" office:value="488">
            <text:p>488</text:p>
          </table:table-cell>
          <table:table-cell table:formula="of:=[.$A25]*[.W$2]+[.$C$1]" office:value-type="float" office:value="511">
            <text:p>511</text:p>
          </table:table-cell>
          <table:table-cell table:formula="of:=[.$A25]*[.X$2]+[.$C$1]" office:value-type="float" office:value="534">
            <text:p>534</text:p>
          </table:table-cell>
          <table:table-cell table:formula="of:=[.$A25]*[.Y$2]+[.$C$1]" office:value-type="float" office:value="557">
            <text:p>557</text:p>
          </table:table-cell>
          <table:table-cell table:formula="of:=[.$A25]*[.Z$2]+[.$C$1]" office:value-type="float" office:value="580">
            <text:p>580</text:p>
          </table:table-cell>
          <table:table-cell table:number-columns-repeated="230"/>
        </table:table-row>
        <table:table-row table:style-name="ro1">
          <table:table-cell office:value-type="float" office:value="24">
            <text:p>24</text:p>
          </table:table-cell>
          <table:table-cell table:formula="of:=[.$A26]*[.B$2]+[.$C$1]" office:value-type="float" office:value="29">
            <text:p>29</text:p>
          </table:table-cell>
          <table:table-cell table:formula="of:=[.$A26]*[.C$2]+[.$C$1]" office:value-type="float" office:value="53">
            <text:p>53</text:p>
          </table:table-cell>
          <table:table-cell table:formula="of:=[.$A26]*[.D$2]+[.$C$1]" office:value-type="float" office:value="77">
            <text:p>77</text:p>
          </table:table-cell>
          <table:table-cell table:formula="of:=[.$A26]*[.E$2]+[.$C$1]" office:value-type="float" office:value="101">
            <text:p>101</text:p>
          </table:table-cell>
          <table:table-cell table:formula="of:=[.$A26]*[.F$2]+[.$C$1]" office:value-type="float" office:value="125">
            <text:p>125</text:p>
          </table:table-cell>
          <table:table-cell table:formula="of:=[.$A26]*[.G$2]+[.$C$1]" office:value-type="float" office:value="149">
            <text:p>149</text:p>
          </table:table-cell>
          <table:table-cell table:formula="of:=[.$A26]*[.H$2]+[.$C$1]" office:value-type="float" office:value="173">
            <text:p>173</text:p>
          </table:table-cell>
          <table:table-cell table:formula="of:=[.$A26]*[.I$2]+[.$C$1]" office:value-type="float" office:value="197">
            <text:p>197</text:p>
          </table:table-cell>
          <table:table-cell table:formula="of:=[.$A26]*[.J$2]+[.$C$1]" office:value-type="float" office:value="221">
            <text:p>221</text:p>
          </table:table-cell>
          <table:table-cell table:formula="of:=[.$A26]*[.K$2]+[.$C$1]" office:value-type="float" office:value="245">
            <text:p>245</text:p>
          </table:table-cell>
          <table:table-cell table:formula="of:=[.$A26]*[.L$2]+[.$C$1]" office:value-type="float" office:value="269">
            <text:p>269</text:p>
          </table:table-cell>
          <table:table-cell table:formula="of:=[.$A26]*[.M$2]+[.$C$1]" office:value-type="float" office:value="293">
            <text:p>293</text:p>
          </table:table-cell>
          <table:table-cell table:formula="of:=[.$A26]*[.N$2]+[.$C$1]" office:value-type="float" office:value="317">
            <text:p>317</text:p>
          </table:table-cell>
          <table:table-cell table:formula="of:=[.$A26]*[.O$2]+[.$C$1]" office:value-type="float" office:value="341">
            <text:p>341</text:p>
          </table:table-cell>
          <table:table-cell table:formula="of:=[.$A26]*[.P$2]+[.$C$1]" office:value-type="float" office:value="365">
            <text:p>365</text:p>
          </table:table-cell>
          <table:table-cell table:formula="of:=[.$A26]*[.Q$2]+[.$C$1]" office:value-type="float" office:value="389">
            <text:p>389</text:p>
          </table:table-cell>
          <table:table-cell table:formula="of:=[.$A26]*[.R$2]+[.$C$1]" office:value-type="float" office:value="413">
            <text:p>413</text:p>
          </table:table-cell>
          <table:table-cell table:formula="of:=[.$A26]*[.S$2]+[.$C$1]" office:value-type="float" office:value="437">
            <text:p>437</text:p>
          </table:table-cell>
          <table:table-cell table:formula="of:=[.$A26]*[.T$2]+[.$C$1]" office:value-type="float" office:value="461">
            <text:p>461</text:p>
          </table:table-cell>
          <table:table-cell table:formula="of:=[.$A26]*[.U$2]+[.$C$1]" office:value-type="float" office:value="485">
            <text:p>485</text:p>
          </table:table-cell>
          <table:table-cell table:formula="of:=[.$A26]*[.V$2]+[.$C$1]" office:value-type="float" office:value="509">
            <text:p>509</text:p>
          </table:table-cell>
          <table:table-cell table:formula="of:=[.$A26]*[.W$2]+[.$C$1]" office:value-type="float" office:value="533">
            <text:p>533</text:p>
          </table:table-cell>
          <table:table-cell table:formula="of:=[.$A26]*[.X$2]+[.$C$1]" office:value-type="float" office:value="557">
            <text:p>557</text:p>
          </table:table-cell>
          <table:table-cell table:formula="of:=[.$A26]*[.Y$2]+[.$C$1]" office:value-type="float" office:value="581">
            <text:p>581</text:p>
          </table:table-cell>
          <table:table-cell table:formula="of:=[.$A26]*[.Z$2]+[.$C$1]" office:value-type="float" office:value="605">
            <text:p>605</text:p>
          </table:table-cell>
          <table:table-cell table:number-columns-repeated="230"/>
        </table:table-row>
        <table:table-row table:style-name="ro1">
          <table:table-cell office:value-type="float" office:value="25">
            <text:p>25</text:p>
          </table:table-cell>
          <table:table-cell table:formula="of:=[.$A27]*[.B$2]+[.$C$1]" office:value-type="float" office:value="30">
            <text:p>30</text:p>
          </table:table-cell>
          <table:table-cell table:formula="of:=[.$A27]*[.C$2]+[.$C$1]" office:value-type="float" office:value="55">
            <text:p>55</text:p>
          </table:table-cell>
          <table:table-cell table:formula="of:=[.$A27]*[.D$2]+[.$C$1]" office:value-type="float" office:value="80">
            <text:p>80</text:p>
          </table:table-cell>
          <table:table-cell table:formula="of:=[.$A27]*[.E$2]+[.$C$1]" office:value-type="float" office:value="105">
            <text:p>105</text:p>
          </table:table-cell>
          <table:table-cell table:formula="of:=[.$A27]*[.F$2]+[.$C$1]" office:value-type="float" office:value="130">
            <text:p>130</text:p>
          </table:table-cell>
          <table:table-cell table:formula="of:=[.$A27]*[.G$2]+[.$C$1]" office:value-type="float" office:value="155">
            <text:p>155</text:p>
          </table:table-cell>
          <table:table-cell table:formula="of:=[.$A27]*[.H$2]+[.$C$1]" office:value-type="float" office:value="180">
            <text:p>180</text:p>
          </table:table-cell>
          <table:table-cell table:formula="of:=[.$A27]*[.I$2]+[.$C$1]" office:value-type="float" office:value="205">
            <text:p>205</text:p>
          </table:table-cell>
          <table:table-cell table:formula="of:=[.$A27]*[.J$2]+[.$C$1]" office:value-type="float" office:value="230">
            <text:p>230</text:p>
          </table:table-cell>
          <table:table-cell table:formula="of:=[.$A27]*[.K$2]+[.$C$1]" office:value-type="float" office:value="255">
            <text:p>255</text:p>
          </table:table-cell>
          <table:table-cell table:formula="of:=[.$A27]*[.L$2]+[.$C$1]" office:value-type="float" office:value="280">
            <text:p>280</text:p>
          </table:table-cell>
          <table:table-cell table:formula="of:=[.$A27]*[.M$2]+[.$C$1]" office:value-type="float" office:value="305">
            <text:p>305</text:p>
          </table:table-cell>
          <table:table-cell table:formula="of:=[.$A27]*[.N$2]+[.$C$1]" office:value-type="float" office:value="330">
            <text:p>330</text:p>
          </table:table-cell>
          <table:table-cell table:formula="of:=[.$A27]*[.O$2]+[.$C$1]" office:value-type="float" office:value="355">
            <text:p>355</text:p>
          </table:table-cell>
          <table:table-cell table:formula="of:=[.$A27]*[.P$2]+[.$C$1]" office:value-type="float" office:value="380">
            <text:p>380</text:p>
          </table:table-cell>
          <table:table-cell table:formula="of:=[.$A27]*[.Q$2]+[.$C$1]" office:value-type="float" office:value="405">
            <text:p>405</text:p>
          </table:table-cell>
          <table:table-cell table:formula="of:=[.$A27]*[.R$2]+[.$C$1]" office:value-type="float" office:value="430">
            <text:p>430</text:p>
          </table:table-cell>
          <table:table-cell table:formula="of:=[.$A27]*[.S$2]+[.$C$1]" office:value-type="float" office:value="455">
            <text:p>455</text:p>
          </table:table-cell>
          <table:table-cell table:formula="of:=[.$A27]*[.T$2]+[.$C$1]" office:value-type="float" office:value="480">
            <text:p>480</text:p>
          </table:table-cell>
          <table:table-cell table:formula="of:=[.$A27]*[.U$2]+[.$C$1]" office:value-type="float" office:value="505">
            <text:p>505</text:p>
          </table:table-cell>
          <table:table-cell table:formula="of:=[.$A27]*[.V$2]+[.$C$1]" office:value-type="float" office:value="530">
            <text:p>530</text:p>
          </table:table-cell>
          <table:table-cell table:formula="of:=[.$A27]*[.W$2]+[.$C$1]" office:value-type="float" office:value="555">
            <text:p>555</text:p>
          </table:table-cell>
          <table:table-cell table:formula="of:=[.$A27]*[.X$2]+[.$C$1]" office:value-type="float" office:value="580">
            <text:p>580</text:p>
          </table:table-cell>
          <table:table-cell table:formula="of:=[.$A27]*[.Y$2]+[.$C$1]" office:value-type="float" office:value="605">
            <text:p>605</text:p>
          </table:table-cell>
          <table:table-cell table:formula="of:=[.$A27]*[.Z$2]+[.$C$1]" office:value-type="float" office:value="630">
            <text:p>630</text:p>
          </table:table-cell>
          <table:table-cell table:number-columns-repeated="230"/>
        </table:table-row>
        <table:table-row table:style-name="ro1">
          <table:table-cell office:value-type="float" office:value="26">
            <text:p>26</text:p>
          </table:table-cell>
          <table:table-cell table:formula="of:=[.$A28]*[.B$2]+[.$C$1]" office:value-type="float" office:value="31">
            <text:p>31</text:p>
          </table:table-cell>
          <table:table-cell table:formula="of:=[.$A28]*[.C$2]+[.$C$1]" office:value-type="float" office:value="57">
            <text:p>57</text:p>
          </table:table-cell>
          <table:table-cell table:formula="of:=[.$A28]*[.D$2]+[.$C$1]" office:value-type="float" office:value="83">
            <text:p>83</text:p>
          </table:table-cell>
          <table:table-cell table:formula="of:=[.$A28]*[.E$2]+[.$C$1]" office:value-type="float" office:value="109">
            <text:p>109</text:p>
          </table:table-cell>
          <table:table-cell table:formula="of:=[.$A28]*[.F$2]+[.$C$1]" office:value-type="float" office:value="135">
            <text:p>135</text:p>
          </table:table-cell>
          <table:table-cell table:formula="of:=[.$A28]*[.G$2]+[.$C$1]" office:value-type="float" office:value="161">
            <text:p>161</text:p>
          </table:table-cell>
          <table:table-cell table:formula="of:=[.$A28]*[.H$2]+[.$C$1]" office:value-type="float" office:value="187">
            <text:p>187</text:p>
          </table:table-cell>
          <table:table-cell table:formula="of:=[.$A28]*[.I$2]+[.$C$1]" office:value-type="float" office:value="213">
            <text:p>213</text:p>
          </table:table-cell>
          <table:table-cell table:formula="of:=[.$A28]*[.J$2]+[.$C$1]" office:value-type="float" office:value="239">
            <text:p>239</text:p>
          </table:table-cell>
          <table:table-cell table:formula="of:=[.$A28]*[.K$2]+[.$C$1]" office:value-type="float" office:value="265">
            <text:p>265</text:p>
          </table:table-cell>
          <table:table-cell table:formula="of:=[.$A28]*[.L$2]+[.$C$1]" office:value-type="float" office:value="291">
            <text:p>291</text:p>
          </table:table-cell>
          <table:table-cell table:formula="of:=[.$A28]*[.M$2]+[.$C$1]" office:value-type="float" office:value="317">
            <text:p>317</text:p>
          </table:table-cell>
          <table:table-cell table:formula="of:=[.$A28]*[.N$2]+[.$C$1]" office:value-type="float" office:value="343">
            <text:p>343</text:p>
          </table:table-cell>
          <table:table-cell table:formula="of:=[.$A28]*[.O$2]+[.$C$1]" office:value-type="float" office:value="369">
            <text:p>369</text:p>
          </table:table-cell>
          <table:table-cell table:formula="of:=[.$A28]*[.P$2]+[.$C$1]" office:value-type="float" office:value="395">
            <text:p>395</text:p>
          </table:table-cell>
          <table:table-cell table:formula="of:=[.$A28]*[.Q$2]+[.$C$1]" office:value-type="float" office:value="421">
            <text:p>421</text:p>
          </table:table-cell>
          <table:table-cell table:formula="of:=[.$A28]*[.R$2]+[.$C$1]" office:value-type="float" office:value="447">
            <text:p>447</text:p>
          </table:table-cell>
          <table:table-cell table:formula="of:=[.$A28]*[.S$2]+[.$C$1]" office:value-type="float" office:value="473">
            <text:p>473</text:p>
          </table:table-cell>
          <table:table-cell table:formula="of:=[.$A28]*[.T$2]+[.$C$1]" office:value-type="float" office:value="499">
            <text:p>499</text:p>
          </table:table-cell>
          <table:table-cell table:formula="of:=[.$A28]*[.U$2]+[.$C$1]" office:value-type="float" office:value="525">
            <text:p>525</text:p>
          </table:table-cell>
          <table:table-cell table:formula="of:=[.$A28]*[.V$2]+[.$C$1]" office:value-type="float" office:value="551">
            <text:p>551</text:p>
          </table:table-cell>
          <table:table-cell table:formula="of:=[.$A28]*[.W$2]+[.$C$1]" office:value-type="float" office:value="577">
            <text:p>577</text:p>
          </table:table-cell>
          <table:table-cell table:formula="of:=[.$A28]*[.X$2]+[.$C$1]" office:value-type="float" office:value="603">
            <text:p>603</text:p>
          </table:table-cell>
          <table:table-cell table:formula="of:=[.$A28]*[.Y$2]+[.$C$1]" office:value-type="float" office:value="629">
            <text:p>629</text:p>
          </table:table-cell>
          <table:table-cell table:formula="of:=[.$A28]*[.Z$2]+[.$C$1]" office:value-type="float" office:value="655">
            <text:p>655</text:p>
          </table:table-cell>
          <table:table-cell table:number-columns-repeated="230"/>
        </table:table-row>
        <table:table-row table:style-name="ro1">
          <table:table-cell office:value-type="float" office:value="27">
            <text:p>27</text:p>
          </table:table-cell>
          <table:table-cell table:formula="of:=[.$A29]*[.B$2]+[.$C$1]" office:value-type="float" office:value="32">
            <text:p>32</text:p>
          </table:table-cell>
          <table:table-cell table:formula="of:=[.$A29]*[.C$2]+[.$C$1]" office:value-type="float" office:value="59">
            <text:p>59</text:p>
          </table:table-cell>
          <table:table-cell table:formula="of:=[.$A29]*[.D$2]+[.$C$1]" office:value-type="float" office:value="86">
            <text:p>86</text:p>
          </table:table-cell>
          <table:table-cell table:formula="of:=[.$A29]*[.E$2]+[.$C$1]" office:value-type="float" office:value="113">
            <text:p>113</text:p>
          </table:table-cell>
          <table:table-cell table:formula="of:=[.$A29]*[.F$2]+[.$C$1]" office:value-type="float" office:value="140">
            <text:p>140</text:p>
          </table:table-cell>
          <table:table-cell table:formula="of:=[.$A29]*[.G$2]+[.$C$1]" office:value-type="float" office:value="167">
            <text:p>167</text:p>
          </table:table-cell>
          <table:table-cell table:formula="of:=[.$A29]*[.H$2]+[.$C$1]" office:value-type="float" office:value="194">
            <text:p>194</text:p>
          </table:table-cell>
          <table:table-cell table:formula="of:=[.$A29]*[.I$2]+[.$C$1]" office:value-type="float" office:value="221">
            <text:p>221</text:p>
          </table:table-cell>
          <table:table-cell table:formula="of:=[.$A29]*[.J$2]+[.$C$1]" office:value-type="float" office:value="248">
            <text:p>248</text:p>
          </table:table-cell>
          <table:table-cell table:formula="of:=[.$A29]*[.K$2]+[.$C$1]" office:value-type="float" office:value="275">
            <text:p>275</text:p>
          </table:table-cell>
          <table:table-cell table:formula="of:=[.$A29]*[.L$2]+[.$C$1]" office:value-type="float" office:value="302">
            <text:p>302</text:p>
          </table:table-cell>
          <table:table-cell table:formula="of:=[.$A29]*[.M$2]+[.$C$1]" office:value-type="float" office:value="329">
            <text:p>329</text:p>
          </table:table-cell>
          <table:table-cell table:formula="of:=[.$A29]*[.N$2]+[.$C$1]" office:value-type="float" office:value="356">
            <text:p>356</text:p>
          </table:table-cell>
          <table:table-cell table:formula="of:=[.$A29]*[.O$2]+[.$C$1]" office:value-type="float" office:value="383">
            <text:p>383</text:p>
          </table:table-cell>
          <table:table-cell table:formula="of:=[.$A29]*[.P$2]+[.$C$1]" office:value-type="float" office:value="410">
            <text:p>410</text:p>
          </table:table-cell>
          <table:table-cell table:formula="of:=[.$A29]*[.Q$2]+[.$C$1]" office:value-type="float" office:value="437">
            <text:p>437</text:p>
          </table:table-cell>
          <table:table-cell table:formula="of:=[.$A29]*[.R$2]+[.$C$1]" office:value-type="float" office:value="464">
            <text:p>464</text:p>
          </table:table-cell>
          <table:table-cell table:formula="of:=[.$A29]*[.S$2]+[.$C$1]" office:value-type="float" office:value="491">
            <text:p>491</text:p>
          </table:table-cell>
          <table:table-cell table:formula="of:=[.$A29]*[.T$2]+[.$C$1]" office:value-type="float" office:value="518">
            <text:p>518</text:p>
          </table:table-cell>
          <table:table-cell table:formula="of:=[.$A29]*[.U$2]+[.$C$1]" office:value-type="float" office:value="545">
            <text:p>545</text:p>
          </table:table-cell>
          <table:table-cell table:formula="of:=[.$A29]*[.V$2]+[.$C$1]" office:value-type="float" office:value="572">
            <text:p>572</text:p>
          </table:table-cell>
          <table:table-cell table:formula="of:=[.$A29]*[.W$2]+[.$C$1]" office:value-type="float" office:value="599">
            <text:p>599</text:p>
          </table:table-cell>
          <table:table-cell table:formula="of:=[.$A29]*[.X$2]+[.$C$1]" office:value-type="float" office:value="626">
            <text:p>626</text:p>
          </table:table-cell>
          <table:table-cell table:formula="of:=[.$A29]*[.Y$2]+[.$C$1]" office:value-type="float" office:value="653">
            <text:p>653</text:p>
          </table:table-cell>
          <table:table-cell table:formula="of:=[.$A29]*[.Z$2]+[.$C$1]" office:value-type="float" office:value="680">
            <text:p>680</text:p>
          </table:table-cell>
          <table:table-cell table:number-columns-repeated="230"/>
        </table:table-row>
        <table:table-row table:style-name="ro1">
          <table:table-cell office:value-type="float" office:value="28">
            <text:p>28</text:p>
          </table:table-cell>
          <table:table-cell table:formula="of:=[.$A30]*[.B$2]+[.$C$1]" office:value-type="float" office:value="33">
            <text:p>33</text:p>
          </table:table-cell>
          <table:table-cell table:formula="of:=[.$A30]*[.C$2]+[.$C$1]" office:value-type="float" office:value="61">
            <text:p>61</text:p>
          </table:table-cell>
          <table:table-cell table:formula="of:=[.$A30]*[.D$2]+[.$C$1]" office:value-type="float" office:value="89">
            <text:p>89</text:p>
          </table:table-cell>
          <table:table-cell table:formula="of:=[.$A30]*[.E$2]+[.$C$1]" office:value-type="float" office:value="117">
            <text:p>117</text:p>
          </table:table-cell>
          <table:table-cell table:formula="of:=[.$A30]*[.F$2]+[.$C$1]" office:value-type="float" office:value="145">
            <text:p>145</text:p>
          </table:table-cell>
          <table:table-cell table:formula="of:=[.$A30]*[.G$2]+[.$C$1]" office:value-type="float" office:value="173">
            <text:p>173</text:p>
          </table:table-cell>
          <table:table-cell table:formula="of:=[.$A30]*[.H$2]+[.$C$1]" office:value-type="float" office:value="201">
            <text:p>201</text:p>
          </table:table-cell>
          <table:table-cell table:formula="of:=[.$A30]*[.I$2]+[.$C$1]" office:value-type="float" office:value="229">
            <text:p>229</text:p>
          </table:table-cell>
          <table:table-cell table:formula="of:=[.$A30]*[.J$2]+[.$C$1]" office:value-type="float" office:value="257">
            <text:p>257</text:p>
          </table:table-cell>
          <table:table-cell table:formula="of:=[.$A30]*[.K$2]+[.$C$1]" office:value-type="float" office:value="285">
            <text:p>285</text:p>
          </table:table-cell>
          <table:table-cell table:formula="of:=[.$A30]*[.L$2]+[.$C$1]" office:value-type="float" office:value="313">
            <text:p>313</text:p>
          </table:table-cell>
          <table:table-cell table:formula="of:=[.$A30]*[.M$2]+[.$C$1]" office:value-type="float" office:value="341">
            <text:p>341</text:p>
          </table:table-cell>
          <table:table-cell table:formula="of:=[.$A30]*[.N$2]+[.$C$1]" office:value-type="float" office:value="369">
            <text:p>369</text:p>
          </table:table-cell>
          <table:table-cell table:formula="of:=[.$A30]*[.O$2]+[.$C$1]" office:value-type="float" office:value="397">
            <text:p>397</text:p>
          </table:table-cell>
          <table:table-cell table:formula="of:=[.$A30]*[.P$2]+[.$C$1]" office:value-type="float" office:value="425">
            <text:p>425</text:p>
          </table:table-cell>
          <table:table-cell table:formula="of:=[.$A30]*[.Q$2]+[.$C$1]" office:value-type="float" office:value="453">
            <text:p>453</text:p>
          </table:table-cell>
          <table:table-cell table:formula="of:=[.$A30]*[.R$2]+[.$C$1]" office:value-type="float" office:value="481">
            <text:p>481</text:p>
          </table:table-cell>
          <table:table-cell table:formula="of:=[.$A30]*[.S$2]+[.$C$1]" office:value-type="float" office:value="509">
            <text:p>509</text:p>
          </table:table-cell>
          <table:table-cell table:formula="of:=[.$A30]*[.T$2]+[.$C$1]" office:value-type="float" office:value="537">
            <text:p>537</text:p>
          </table:table-cell>
          <table:table-cell table:formula="of:=[.$A30]*[.U$2]+[.$C$1]" office:value-type="float" office:value="565">
            <text:p>565</text:p>
          </table:table-cell>
          <table:table-cell table:formula="of:=[.$A30]*[.V$2]+[.$C$1]" office:value-type="float" office:value="593">
            <text:p>593</text:p>
          </table:table-cell>
          <table:table-cell table:formula="of:=[.$A30]*[.W$2]+[.$C$1]" office:value-type="float" office:value="621">
            <text:p>621</text:p>
          </table:table-cell>
          <table:table-cell table:formula="of:=[.$A30]*[.X$2]+[.$C$1]" office:value-type="float" office:value="649">
            <text:p>649</text:p>
          </table:table-cell>
          <table:table-cell table:formula="of:=[.$A30]*[.Y$2]+[.$C$1]" office:value-type="float" office:value="677">
            <text:p>677</text:p>
          </table:table-cell>
          <table:table-cell table:formula="of:=[.$A30]*[.Z$2]+[.$C$1]" office:value-type="float" office:value="705">
            <text:p>705</text:p>
          </table:table-cell>
          <table:table-cell table:number-columns-repeated="230"/>
        </table:table-row>
        <table:table-row table:style-name="ro1">
          <table:table-cell office:value-type="float" office:value="29">
            <text:p>29</text:p>
          </table:table-cell>
          <table:table-cell table:formula="of:=[.$A31]*[.B$2]+[.$C$1]" office:value-type="float" office:value="34">
            <text:p>34</text:p>
          </table:table-cell>
          <table:table-cell table:formula="of:=[.$A31]*[.C$2]+[.$C$1]" office:value-type="float" office:value="63">
            <text:p>63</text:p>
          </table:table-cell>
          <table:table-cell table:formula="of:=[.$A31]*[.D$2]+[.$C$1]" office:value-type="float" office:value="92">
            <text:p>92</text:p>
          </table:table-cell>
          <table:table-cell table:formula="of:=[.$A31]*[.E$2]+[.$C$1]" office:value-type="float" office:value="121">
            <text:p>121</text:p>
          </table:table-cell>
          <table:table-cell table:formula="of:=[.$A31]*[.F$2]+[.$C$1]" office:value-type="float" office:value="150">
            <text:p>150</text:p>
          </table:table-cell>
          <table:table-cell table:formula="of:=[.$A31]*[.G$2]+[.$C$1]" office:value-type="float" office:value="179">
            <text:p>179</text:p>
          </table:table-cell>
          <table:table-cell table:formula="of:=[.$A31]*[.H$2]+[.$C$1]" office:value-type="float" office:value="208">
            <text:p>208</text:p>
          </table:table-cell>
          <table:table-cell table:formula="of:=[.$A31]*[.I$2]+[.$C$1]" office:value-type="float" office:value="237">
            <text:p>237</text:p>
          </table:table-cell>
          <table:table-cell table:formula="of:=[.$A31]*[.J$2]+[.$C$1]" office:value-type="float" office:value="266">
            <text:p>266</text:p>
          </table:table-cell>
          <table:table-cell table:formula="of:=[.$A31]*[.K$2]+[.$C$1]" office:value-type="float" office:value="295">
            <text:p>295</text:p>
          </table:table-cell>
          <table:table-cell table:formula="of:=[.$A31]*[.L$2]+[.$C$1]" office:value-type="float" office:value="324">
            <text:p>324</text:p>
          </table:table-cell>
          <table:table-cell table:formula="of:=[.$A31]*[.M$2]+[.$C$1]" office:value-type="float" office:value="353">
            <text:p>353</text:p>
          </table:table-cell>
          <table:table-cell table:formula="of:=[.$A31]*[.N$2]+[.$C$1]" office:value-type="float" office:value="382">
            <text:p>382</text:p>
          </table:table-cell>
          <table:table-cell table:formula="of:=[.$A31]*[.O$2]+[.$C$1]" office:value-type="float" office:value="411">
            <text:p>411</text:p>
          </table:table-cell>
          <table:table-cell table:formula="of:=[.$A31]*[.P$2]+[.$C$1]" office:value-type="float" office:value="440">
            <text:p>440</text:p>
          </table:table-cell>
          <table:table-cell table:formula="of:=[.$A31]*[.Q$2]+[.$C$1]" office:value-type="float" office:value="469">
            <text:p>469</text:p>
          </table:table-cell>
          <table:table-cell table:formula="of:=[.$A31]*[.R$2]+[.$C$1]" office:value-type="float" office:value="498">
            <text:p>498</text:p>
          </table:table-cell>
          <table:table-cell table:formula="of:=[.$A31]*[.S$2]+[.$C$1]" office:value-type="float" office:value="527">
            <text:p>527</text:p>
          </table:table-cell>
          <table:table-cell table:formula="of:=[.$A31]*[.T$2]+[.$C$1]" office:value-type="float" office:value="556">
            <text:p>556</text:p>
          </table:table-cell>
          <table:table-cell table:formula="of:=[.$A31]*[.U$2]+[.$C$1]" office:value-type="float" office:value="585">
            <text:p>585</text:p>
          </table:table-cell>
          <table:table-cell table:formula="of:=[.$A31]*[.V$2]+[.$C$1]" office:value-type="float" office:value="614">
            <text:p>614</text:p>
          </table:table-cell>
          <table:table-cell table:formula="of:=[.$A31]*[.W$2]+[.$C$1]" office:value-type="float" office:value="643">
            <text:p>643</text:p>
          </table:table-cell>
          <table:table-cell table:formula="of:=[.$A31]*[.X$2]+[.$C$1]" office:value-type="float" office:value="672">
            <text:p>672</text:p>
          </table:table-cell>
          <table:table-cell table:formula="of:=[.$A31]*[.Y$2]+[.$C$1]" office:value-type="float" office:value="701">
            <text:p>701</text:p>
          </table:table-cell>
          <table:table-cell table:formula="of:=[.$A31]*[.Z$2]+[.$C$1]" office:value-type="float" office:value="730">
            <text:p>730</text:p>
          </table:table-cell>
          <table:table-cell table:number-columns-repeated="230"/>
        </table:table-row>
        <table:table-row table:style-name="ro1">
          <table:table-cell office:value-type="float" office:value="30">
            <text:p>30</text:p>
          </table:table-cell>
          <table:table-cell table:formula="of:=[.$A32]*[.B$2]+[.$C$1]" office:value-type="float" office:value="35">
            <text:p>35</text:p>
          </table:table-cell>
          <table:table-cell table:formula="of:=[.$A32]*[.C$2]+[.$C$1]" office:value-type="float" office:value="65">
            <text:p>65</text:p>
          </table:table-cell>
          <table:table-cell table:formula="of:=[.$A32]*[.D$2]+[.$C$1]" office:value-type="float" office:value="95">
            <text:p>95</text:p>
          </table:table-cell>
          <table:table-cell table:formula="of:=[.$A32]*[.E$2]+[.$C$1]" office:value-type="float" office:value="125">
            <text:p>125</text:p>
          </table:table-cell>
          <table:table-cell table:formula="of:=[.$A32]*[.F$2]+[.$C$1]" office:value-type="float" office:value="155">
            <text:p>155</text:p>
          </table:table-cell>
          <table:table-cell table:formula="of:=[.$A32]*[.G$2]+[.$C$1]" office:value-type="float" office:value="185">
            <text:p>185</text:p>
          </table:table-cell>
          <table:table-cell table:formula="of:=[.$A32]*[.H$2]+[.$C$1]" office:value-type="float" office:value="215">
            <text:p>215</text:p>
          </table:table-cell>
          <table:table-cell table:formula="of:=[.$A32]*[.I$2]+[.$C$1]" office:value-type="float" office:value="245">
            <text:p>245</text:p>
          </table:table-cell>
          <table:table-cell table:formula="of:=[.$A32]*[.J$2]+[.$C$1]" office:value-type="float" office:value="275">
            <text:p>275</text:p>
          </table:table-cell>
          <table:table-cell table:formula="of:=[.$A32]*[.K$2]+[.$C$1]" office:value-type="float" office:value="305">
            <text:p>305</text:p>
          </table:table-cell>
          <table:table-cell table:formula="of:=[.$A32]*[.L$2]+[.$C$1]" office:value-type="float" office:value="335">
            <text:p>335</text:p>
          </table:table-cell>
          <table:table-cell table:formula="of:=[.$A32]*[.M$2]+[.$C$1]" office:value-type="float" office:value="365">
            <text:p>365</text:p>
          </table:table-cell>
          <table:table-cell table:formula="of:=[.$A32]*[.N$2]+[.$C$1]" office:value-type="float" office:value="395">
            <text:p>395</text:p>
          </table:table-cell>
          <table:table-cell table:formula="of:=[.$A32]*[.O$2]+[.$C$1]" office:value-type="float" office:value="425">
            <text:p>425</text:p>
          </table:table-cell>
          <table:table-cell table:formula="of:=[.$A32]*[.P$2]+[.$C$1]" office:value-type="float" office:value="455">
            <text:p>455</text:p>
          </table:table-cell>
          <table:table-cell table:formula="of:=[.$A32]*[.Q$2]+[.$C$1]" office:value-type="float" office:value="485">
            <text:p>485</text:p>
          </table:table-cell>
          <table:table-cell table:formula="of:=[.$A32]*[.R$2]+[.$C$1]" office:value-type="float" office:value="515">
            <text:p>515</text:p>
          </table:table-cell>
          <table:table-cell table:formula="of:=[.$A32]*[.S$2]+[.$C$1]" office:value-type="float" office:value="545">
            <text:p>545</text:p>
          </table:table-cell>
          <table:table-cell table:formula="of:=[.$A32]*[.T$2]+[.$C$1]" office:value-type="float" office:value="575">
            <text:p>575</text:p>
          </table:table-cell>
          <table:table-cell table:formula="of:=[.$A32]*[.U$2]+[.$C$1]" office:value-type="float" office:value="605">
            <text:p>605</text:p>
          </table:table-cell>
          <table:table-cell table:formula="of:=[.$A32]*[.V$2]+[.$C$1]" office:value-type="float" office:value="635">
            <text:p>635</text:p>
          </table:table-cell>
          <table:table-cell table:formula="of:=[.$A32]*[.W$2]+[.$C$1]" office:value-type="float" office:value="665">
            <text:p>665</text:p>
          </table:table-cell>
          <table:table-cell table:formula="of:=[.$A32]*[.X$2]+[.$C$1]" office:value-type="float" office:value="695">
            <text:p>695</text:p>
          </table:table-cell>
          <table:table-cell table:formula="of:=[.$A32]*[.Y$2]+[.$C$1]" office:value-type="float" office:value="725">
            <text:p>725</text:p>
          </table:table-cell>
          <table:table-cell table:formula="of:=[.$A32]*[.Z$2]+[.$C$1]" office:value-type="float" office:value="755">
            <text:p>755</text:p>
          </table:table-cell>
          <table:table-cell table:number-columns-repeated="230"/>
        </table:table-row>
        <table:table-row table:style-name="ro1">
          <table:table-cell office:value-type="float" office:value="31">
            <text:p>31</text:p>
          </table:table-cell>
          <table:table-cell table:formula="of:=[.$A33]*[.B$2]+[.$C$1]" office:value-type="float" office:value="36">
            <text:p>36</text:p>
          </table:table-cell>
          <table:table-cell table:formula="of:=[.$A33]*[.C$2]+[.$C$1]" office:value-type="float" office:value="67">
            <text:p>67</text:p>
          </table:table-cell>
          <table:table-cell table:formula="of:=[.$A33]*[.D$2]+[.$C$1]" office:value-type="float" office:value="98">
            <text:p>98</text:p>
          </table:table-cell>
          <table:table-cell table:formula="of:=[.$A33]*[.E$2]+[.$C$1]" office:value-type="float" office:value="129">
            <text:p>129</text:p>
          </table:table-cell>
          <table:table-cell table:formula="of:=[.$A33]*[.F$2]+[.$C$1]" office:value-type="float" office:value="160">
            <text:p>160</text:p>
          </table:table-cell>
          <table:table-cell table:formula="of:=[.$A33]*[.G$2]+[.$C$1]" office:value-type="float" office:value="191">
            <text:p>191</text:p>
          </table:table-cell>
          <table:table-cell table:formula="of:=[.$A33]*[.H$2]+[.$C$1]" office:value-type="float" office:value="222">
            <text:p>222</text:p>
          </table:table-cell>
          <table:table-cell table:formula="of:=[.$A33]*[.I$2]+[.$C$1]" office:value-type="float" office:value="253">
            <text:p>253</text:p>
          </table:table-cell>
          <table:table-cell table:formula="of:=[.$A33]*[.J$2]+[.$C$1]" office:value-type="float" office:value="284">
            <text:p>284</text:p>
          </table:table-cell>
          <table:table-cell table:formula="of:=[.$A33]*[.K$2]+[.$C$1]" office:value-type="float" office:value="315">
            <text:p>315</text:p>
          </table:table-cell>
          <table:table-cell table:formula="of:=[.$A33]*[.L$2]+[.$C$1]" office:value-type="float" office:value="346">
            <text:p>346</text:p>
          </table:table-cell>
          <table:table-cell table:formula="of:=[.$A33]*[.M$2]+[.$C$1]" office:value-type="float" office:value="377">
            <text:p>377</text:p>
          </table:table-cell>
          <table:table-cell table:formula="of:=[.$A33]*[.N$2]+[.$C$1]" office:value-type="float" office:value="408">
            <text:p>408</text:p>
          </table:table-cell>
          <table:table-cell table:formula="of:=[.$A33]*[.O$2]+[.$C$1]" office:value-type="float" office:value="439">
            <text:p>439</text:p>
          </table:table-cell>
          <table:table-cell table:formula="of:=[.$A33]*[.P$2]+[.$C$1]" office:value-type="float" office:value="470">
            <text:p>470</text:p>
          </table:table-cell>
          <table:table-cell table:formula="of:=[.$A33]*[.Q$2]+[.$C$1]" office:value-type="float" office:value="501">
            <text:p>501</text:p>
          </table:table-cell>
          <table:table-cell table:formula="of:=[.$A33]*[.R$2]+[.$C$1]" office:value-type="float" office:value="532">
            <text:p>532</text:p>
          </table:table-cell>
          <table:table-cell table:formula="of:=[.$A33]*[.S$2]+[.$C$1]" office:value-type="float" office:value="563">
            <text:p>563</text:p>
          </table:table-cell>
          <table:table-cell table:formula="of:=[.$A33]*[.T$2]+[.$C$1]" office:value-type="float" office:value="594">
            <text:p>594</text:p>
          </table:table-cell>
          <table:table-cell table:formula="of:=[.$A33]*[.U$2]+[.$C$1]" office:value-type="float" office:value="625">
            <text:p>625</text:p>
          </table:table-cell>
          <table:table-cell table:formula="of:=[.$A33]*[.V$2]+[.$C$1]" office:value-type="float" office:value="656">
            <text:p>656</text:p>
          </table:table-cell>
          <table:table-cell table:formula="of:=[.$A33]*[.W$2]+[.$C$1]" office:value-type="float" office:value="687">
            <text:p>687</text:p>
          </table:table-cell>
          <table:table-cell table:formula="of:=[.$A33]*[.X$2]+[.$C$1]" office:value-type="float" office:value="718">
            <text:p>718</text:p>
          </table:table-cell>
          <table:table-cell table:formula="of:=[.$A33]*[.Y$2]+[.$C$1]" office:value-type="float" office:value="749">
            <text:p>749</text:p>
          </table:table-cell>
          <table:table-cell table:formula="of:=[.$A33]*[.Z$2]+[.$C$1]" office:value-type="float" office:value="780">
            <text:p>780</text:p>
          </table:table-cell>
          <table:table-cell table:number-columns-repeated="230"/>
        </table:table-row>
        <table:table-row table:style-name="ro1">
          <table:table-cell office:value-type="float" office:value="32">
            <text:p>32</text:p>
          </table:table-cell>
          <table:table-cell table:formula="of:=[.$A34]*[.B$2]+[.$C$1]" office:value-type="float" office:value="37">
            <text:p>37</text:p>
          </table:table-cell>
          <table:table-cell table:formula="of:=[.$A34]*[.C$2]+[.$C$1]" office:value-type="float" office:value="69">
            <text:p>69</text:p>
          </table:table-cell>
          <table:table-cell table:formula="of:=[.$A34]*[.D$2]+[.$C$1]" office:value-type="float" office:value="101">
            <text:p>101</text:p>
          </table:table-cell>
          <table:table-cell table:formula="of:=[.$A34]*[.E$2]+[.$C$1]" office:value-type="float" office:value="133">
            <text:p>133</text:p>
          </table:table-cell>
          <table:table-cell table:formula="of:=[.$A34]*[.F$2]+[.$C$1]" office:value-type="float" office:value="165">
            <text:p>165</text:p>
          </table:table-cell>
          <table:table-cell table:formula="of:=[.$A34]*[.G$2]+[.$C$1]" office:value-type="float" office:value="197">
            <text:p>197</text:p>
          </table:table-cell>
          <table:table-cell table:formula="of:=[.$A34]*[.H$2]+[.$C$1]" office:value-type="float" office:value="229">
            <text:p>229</text:p>
          </table:table-cell>
          <table:table-cell table:formula="of:=[.$A34]*[.I$2]+[.$C$1]" office:value-type="float" office:value="261">
            <text:p>261</text:p>
          </table:table-cell>
          <table:table-cell table:formula="of:=[.$A34]*[.J$2]+[.$C$1]" office:value-type="float" office:value="293">
            <text:p>293</text:p>
          </table:table-cell>
          <table:table-cell table:formula="of:=[.$A34]*[.K$2]+[.$C$1]" office:value-type="float" office:value="325">
            <text:p>325</text:p>
          </table:table-cell>
          <table:table-cell table:formula="of:=[.$A34]*[.L$2]+[.$C$1]" office:value-type="float" office:value="357">
            <text:p>357</text:p>
          </table:table-cell>
          <table:table-cell table:formula="of:=[.$A34]*[.M$2]+[.$C$1]" office:value-type="float" office:value="389">
            <text:p>389</text:p>
          </table:table-cell>
          <table:table-cell table:formula="of:=[.$A34]*[.N$2]+[.$C$1]" office:value-type="float" office:value="421">
            <text:p>421</text:p>
          </table:table-cell>
          <table:table-cell table:formula="of:=[.$A34]*[.O$2]+[.$C$1]" office:value-type="float" office:value="453">
            <text:p>453</text:p>
          </table:table-cell>
          <table:table-cell table:formula="of:=[.$A34]*[.P$2]+[.$C$1]" office:value-type="float" office:value="485">
            <text:p>485</text:p>
          </table:table-cell>
          <table:table-cell table:formula="of:=[.$A34]*[.Q$2]+[.$C$1]" office:value-type="float" office:value="517">
            <text:p>517</text:p>
          </table:table-cell>
          <table:table-cell table:formula="of:=[.$A34]*[.R$2]+[.$C$1]" office:value-type="float" office:value="549">
            <text:p>549</text:p>
          </table:table-cell>
          <table:table-cell table:formula="of:=[.$A34]*[.S$2]+[.$C$1]" office:value-type="float" office:value="581">
            <text:p>581</text:p>
          </table:table-cell>
          <table:table-cell table:formula="of:=[.$A34]*[.T$2]+[.$C$1]" office:value-type="float" office:value="613">
            <text:p>613</text:p>
          </table:table-cell>
          <table:table-cell table:formula="of:=[.$A34]*[.U$2]+[.$C$1]" office:value-type="float" office:value="645">
            <text:p>645</text:p>
          </table:table-cell>
          <table:table-cell table:formula="of:=[.$A34]*[.V$2]+[.$C$1]" office:value-type="float" office:value="677">
            <text:p>677</text:p>
          </table:table-cell>
          <table:table-cell table:formula="of:=[.$A34]*[.W$2]+[.$C$1]" office:value-type="float" office:value="709">
            <text:p>709</text:p>
          </table:table-cell>
          <table:table-cell table:formula="of:=[.$A34]*[.X$2]+[.$C$1]" office:value-type="float" office:value="741">
            <text:p>741</text:p>
          </table:table-cell>
          <table:table-cell table:formula="of:=[.$A34]*[.Y$2]+[.$C$1]" office:value-type="float" office:value="773">
            <text:p>773</text:p>
          </table:table-cell>
          <table:table-cell table:formula="of:=[.$A34]*[.Z$2]+[.$C$1]" office:value-type="float" office:value="805">
            <text:p>805</text:p>
          </table:table-cell>
          <table:table-cell table:number-columns-repeated="230"/>
        </table:table-row>
        <table:table-row table:style-name="ro1">
          <table:table-cell office:value-type="float" office:value="33">
            <text:p>33</text:p>
          </table:table-cell>
          <table:table-cell table:formula="of:=[.$A35]*[.B$2]+[.$C$1]" office:value-type="float" office:value="38">
            <text:p>38</text:p>
          </table:table-cell>
          <table:table-cell table:formula="of:=[.$A35]*[.C$2]+[.$C$1]" office:value-type="float" office:value="71">
            <text:p>71</text:p>
          </table:table-cell>
          <table:table-cell table:formula="of:=[.$A35]*[.D$2]+[.$C$1]" office:value-type="float" office:value="104">
            <text:p>104</text:p>
          </table:table-cell>
          <table:table-cell table:formula="of:=[.$A35]*[.E$2]+[.$C$1]" office:value-type="float" office:value="137">
            <text:p>137</text:p>
          </table:table-cell>
          <table:table-cell table:formula="of:=[.$A35]*[.F$2]+[.$C$1]" office:value-type="float" office:value="170">
            <text:p>170</text:p>
          </table:table-cell>
          <table:table-cell table:formula="of:=[.$A35]*[.G$2]+[.$C$1]" office:value-type="float" office:value="203">
            <text:p>203</text:p>
          </table:table-cell>
          <table:table-cell table:formula="of:=[.$A35]*[.H$2]+[.$C$1]" office:value-type="float" office:value="236">
            <text:p>236</text:p>
          </table:table-cell>
          <table:table-cell table:formula="of:=[.$A35]*[.I$2]+[.$C$1]" office:value-type="float" office:value="269">
            <text:p>269</text:p>
          </table:table-cell>
          <table:table-cell table:formula="of:=[.$A35]*[.J$2]+[.$C$1]" office:value-type="float" office:value="302">
            <text:p>302</text:p>
          </table:table-cell>
          <table:table-cell table:formula="of:=[.$A35]*[.K$2]+[.$C$1]" office:value-type="float" office:value="335">
            <text:p>335</text:p>
          </table:table-cell>
          <table:table-cell table:formula="of:=[.$A35]*[.L$2]+[.$C$1]" office:value-type="float" office:value="368">
            <text:p>368</text:p>
          </table:table-cell>
          <table:table-cell table:formula="of:=[.$A35]*[.M$2]+[.$C$1]" office:value-type="float" office:value="401">
            <text:p>401</text:p>
          </table:table-cell>
          <table:table-cell table:formula="of:=[.$A35]*[.N$2]+[.$C$1]" office:value-type="float" office:value="434">
            <text:p>434</text:p>
          </table:table-cell>
          <table:table-cell table:formula="of:=[.$A35]*[.O$2]+[.$C$1]" office:value-type="float" office:value="467">
            <text:p>467</text:p>
          </table:table-cell>
          <table:table-cell table:formula="of:=[.$A35]*[.P$2]+[.$C$1]" office:value-type="float" office:value="500">
            <text:p>500</text:p>
          </table:table-cell>
          <table:table-cell table:formula="of:=[.$A35]*[.Q$2]+[.$C$1]" office:value-type="float" office:value="533">
            <text:p>533</text:p>
          </table:table-cell>
          <table:table-cell table:formula="of:=[.$A35]*[.R$2]+[.$C$1]" office:value-type="float" office:value="566">
            <text:p>566</text:p>
          </table:table-cell>
          <table:table-cell table:formula="of:=[.$A35]*[.S$2]+[.$C$1]" office:value-type="float" office:value="599">
            <text:p>599</text:p>
          </table:table-cell>
          <table:table-cell table:formula="of:=[.$A35]*[.T$2]+[.$C$1]" office:value-type="float" office:value="632">
            <text:p>632</text:p>
          </table:table-cell>
          <table:table-cell table:formula="of:=[.$A35]*[.U$2]+[.$C$1]" office:value-type="float" office:value="665">
            <text:p>665</text:p>
          </table:table-cell>
          <table:table-cell table:formula="of:=[.$A35]*[.V$2]+[.$C$1]" office:value-type="float" office:value="698">
            <text:p>698</text:p>
          </table:table-cell>
          <table:table-cell table:formula="of:=[.$A35]*[.W$2]+[.$C$1]" office:value-type="float" office:value="731">
            <text:p>731</text:p>
          </table:table-cell>
          <table:table-cell table:formula="of:=[.$A35]*[.X$2]+[.$C$1]" office:value-type="float" office:value="764">
            <text:p>764</text:p>
          </table:table-cell>
          <table:table-cell table:formula="of:=[.$A35]*[.Y$2]+[.$C$1]" office:value-type="float" office:value="797">
            <text:p>797</text:p>
          </table:table-cell>
          <table:table-cell table:formula="of:=[.$A35]*[.Z$2]+[.$C$1]" office:value-type="float" office:value="830">
            <text:p>830</text:p>
          </table:table-cell>
          <table:table-cell table:number-columns-repeated="230"/>
        </table:table-row>
        <table:table-row table:style-name="ro1">
          <table:table-cell office:value-type="float" office:value="34">
            <text:p>34</text:p>
          </table:table-cell>
          <table:table-cell table:formula="of:=[.$A36]*[.B$2]+[.$C$1]" office:value-type="float" office:value="39">
            <text:p>39</text:p>
          </table:table-cell>
          <table:table-cell table:formula="of:=[.$A36]*[.C$2]+[.$C$1]" office:value-type="float" office:value="73">
            <text:p>73</text:p>
          </table:table-cell>
          <table:table-cell table:formula="of:=[.$A36]*[.D$2]+[.$C$1]" office:value-type="float" office:value="107">
            <text:p>107</text:p>
          </table:table-cell>
          <table:table-cell table:formula="of:=[.$A36]*[.E$2]+[.$C$1]" office:value-type="float" office:value="141">
            <text:p>141</text:p>
          </table:table-cell>
          <table:table-cell table:formula="of:=[.$A36]*[.F$2]+[.$C$1]" office:value-type="float" office:value="175">
            <text:p>175</text:p>
          </table:table-cell>
          <table:table-cell table:formula="of:=[.$A36]*[.G$2]+[.$C$1]" office:value-type="float" office:value="209">
            <text:p>209</text:p>
          </table:table-cell>
          <table:table-cell table:formula="of:=[.$A36]*[.H$2]+[.$C$1]" office:value-type="float" office:value="243">
            <text:p>243</text:p>
          </table:table-cell>
          <table:table-cell table:formula="of:=[.$A36]*[.I$2]+[.$C$1]" office:value-type="float" office:value="277">
            <text:p>277</text:p>
          </table:table-cell>
          <table:table-cell table:formula="of:=[.$A36]*[.J$2]+[.$C$1]" office:value-type="float" office:value="311">
            <text:p>311</text:p>
          </table:table-cell>
          <table:table-cell table:formula="of:=[.$A36]*[.K$2]+[.$C$1]" office:value-type="float" office:value="345">
            <text:p>345</text:p>
          </table:table-cell>
          <table:table-cell table:formula="of:=[.$A36]*[.L$2]+[.$C$1]" office:value-type="float" office:value="379">
            <text:p>379</text:p>
          </table:table-cell>
          <table:table-cell table:formula="of:=[.$A36]*[.M$2]+[.$C$1]" office:value-type="float" office:value="413">
            <text:p>413</text:p>
          </table:table-cell>
          <table:table-cell table:formula="of:=[.$A36]*[.N$2]+[.$C$1]" office:value-type="float" office:value="447">
            <text:p>447</text:p>
          </table:table-cell>
          <table:table-cell table:formula="of:=[.$A36]*[.O$2]+[.$C$1]" office:value-type="float" office:value="481">
            <text:p>481</text:p>
          </table:table-cell>
          <table:table-cell table:formula="of:=[.$A36]*[.P$2]+[.$C$1]" office:value-type="float" office:value="515">
            <text:p>515</text:p>
          </table:table-cell>
          <table:table-cell table:formula="of:=[.$A36]*[.Q$2]+[.$C$1]" office:value-type="float" office:value="549">
            <text:p>549</text:p>
          </table:table-cell>
          <table:table-cell table:formula="of:=[.$A36]*[.R$2]+[.$C$1]" office:value-type="float" office:value="583">
            <text:p>583</text:p>
          </table:table-cell>
          <table:table-cell table:formula="of:=[.$A36]*[.S$2]+[.$C$1]" office:value-type="float" office:value="617">
            <text:p>617</text:p>
          </table:table-cell>
          <table:table-cell table:formula="of:=[.$A36]*[.T$2]+[.$C$1]" office:value-type="float" office:value="651">
            <text:p>651</text:p>
          </table:table-cell>
          <table:table-cell table:formula="of:=[.$A36]*[.U$2]+[.$C$1]" office:value-type="float" office:value="685">
            <text:p>685</text:p>
          </table:table-cell>
          <table:table-cell table:formula="of:=[.$A36]*[.V$2]+[.$C$1]" office:value-type="float" office:value="719">
            <text:p>719</text:p>
          </table:table-cell>
          <table:table-cell table:formula="of:=[.$A36]*[.W$2]+[.$C$1]" office:value-type="float" office:value="753">
            <text:p>753</text:p>
          </table:table-cell>
          <table:table-cell table:formula="of:=[.$A36]*[.X$2]+[.$C$1]" office:value-type="float" office:value="787">
            <text:p>787</text:p>
          </table:table-cell>
          <table:table-cell table:formula="of:=[.$A36]*[.Y$2]+[.$C$1]" office:value-type="float" office:value="821">
            <text:p>821</text:p>
          </table:table-cell>
          <table:table-cell table:formula="of:=[.$A36]*[.Z$2]+[.$C$1]" office:value-type="float" office:value="855">
            <text:p>855</text:p>
          </table:table-cell>
          <table:table-cell table:number-columns-repeated="230"/>
        </table:table-row>
        <table:table-row table:style-name="ro1">
          <table:table-cell office:value-type="float" office:value="35">
            <text:p>35</text:p>
          </table:table-cell>
          <table:table-cell table:formula="of:=[.$A37]*[.B$2]+[.$C$1]" office:value-type="float" office:value="40">
            <text:p>40</text:p>
          </table:table-cell>
          <table:table-cell table:formula="of:=[.$A37]*[.C$2]+[.$C$1]" office:value-type="float" office:value="75">
            <text:p>75</text:p>
          </table:table-cell>
          <table:table-cell table:formula="of:=[.$A37]*[.D$2]+[.$C$1]" office:value-type="float" office:value="110">
            <text:p>110</text:p>
          </table:table-cell>
          <table:table-cell table:formula="of:=[.$A37]*[.E$2]+[.$C$1]" office:value-type="float" office:value="145">
            <text:p>145</text:p>
          </table:table-cell>
          <table:table-cell table:formula="of:=[.$A37]*[.F$2]+[.$C$1]" office:value-type="float" office:value="180">
            <text:p>180</text:p>
          </table:table-cell>
          <table:table-cell table:formula="of:=[.$A37]*[.G$2]+[.$C$1]" office:value-type="float" office:value="215">
            <text:p>215</text:p>
          </table:table-cell>
          <table:table-cell table:formula="of:=[.$A37]*[.H$2]+[.$C$1]" office:value-type="float" office:value="250">
            <text:p>250</text:p>
          </table:table-cell>
          <table:table-cell table:formula="of:=[.$A37]*[.I$2]+[.$C$1]" office:value-type="float" office:value="285">
            <text:p>285</text:p>
          </table:table-cell>
          <table:table-cell table:formula="of:=[.$A37]*[.J$2]+[.$C$1]" office:value-type="float" office:value="320">
            <text:p>320</text:p>
          </table:table-cell>
          <table:table-cell table:formula="of:=[.$A37]*[.K$2]+[.$C$1]" office:value-type="float" office:value="355">
            <text:p>355</text:p>
          </table:table-cell>
          <table:table-cell table:formula="of:=[.$A37]*[.L$2]+[.$C$1]" office:value-type="float" office:value="390">
            <text:p>390</text:p>
          </table:table-cell>
          <table:table-cell table:formula="of:=[.$A37]*[.M$2]+[.$C$1]" office:value-type="float" office:value="425">
            <text:p>425</text:p>
          </table:table-cell>
          <table:table-cell table:formula="of:=[.$A37]*[.N$2]+[.$C$1]" office:value-type="float" office:value="460">
            <text:p>460</text:p>
          </table:table-cell>
          <table:table-cell table:formula="of:=[.$A37]*[.O$2]+[.$C$1]" office:value-type="float" office:value="495">
            <text:p>495</text:p>
          </table:table-cell>
          <table:table-cell table:formula="of:=[.$A37]*[.P$2]+[.$C$1]" office:value-type="float" office:value="530">
            <text:p>530</text:p>
          </table:table-cell>
          <table:table-cell table:formula="of:=[.$A37]*[.Q$2]+[.$C$1]" office:value-type="float" office:value="565">
            <text:p>565</text:p>
          </table:table-cell>
          <table:table-cell table:formula="of:=[.$A37]*[.R$2]+[.$C$1]" office:value-type="float" office:value="600">
            <text:p>600</text:p>
          </table:table-cell>
          <table:table-cell table:formula="of:=[.$A37]*[.S$2]+[.$C$1]" office:value-type="float" office:value="635">
            <text:p>635</text:p>
          </table:table-cell>
          <table:table-cell table:formula="of:=[.$A37]*[.T$2]+[.$C$1]" office:value-type="float" office:value="670">
            <text:p>670</text:p>
          </table:table-cell>
          <table:table-cell table:formula="of:=[.$A37]*[.U$2]+[.$C$1]" office:value-type="float" office:value="705">
            <text:p>705</text:p>
          </table:table-cell>
          <table:table-cell table:formula="of:=[.$A37]*[.V$2]+[.$C$1]" office:value-type="float" office:value="740">
            <text:p>740</text:p>
          </table:table-cell>
          <table:table-cell table:formula="of:=[.$A37]*[.W$2]+[.$C$1]" office:value-type="float" office:value="775">
            <text:p>775</text:p>
          </table:table-cell>
          <table:table-cell table:formula="of:=[.$A37]*[.X$2]+[.$C$1]" office:value-type="float" office:value="810">
            <text:p>810</text:p>
          </table:table-cell>
          <table:table-cell table:formula="of:=[.$A37]*[.Y$2]+[.$C$1]" office:value-type="float" office:value="845">
            <text:p>845</text:p>
          </table:table-cell>
          <table:table-cell table:formula="of:=[.$A37]*[.Z$2]+[.$C$1]" office:value-type="float" office:value="880">
            <text:p>880</text:p>
          </table:table-cell>
          <table:table-cell table:number-columns-repeated="230"/>
        </table:table-row>
        <table:table-row table:style-name="ro1">
          <table:table-cell office:value-type="float" office:value="36">
            <text:p>36</text:p>
          </table:table-cell>
          <table:table-cell table:formula="of:=[.$A38]*[.B$2]+[.$C$1]" office:value-type="float" office:value="41">
            <text:p>41</text:p>
          </table:table-cell>
          <table:table-cell table:formula="of:=[.$A38]*[.C$2]+[.$C$1]" office:value-type="float" office:value="77">
            <text:p>77</text:p>
          </table:table-cell>
          <table:table-cell table:formula="of:=[.$A38]*[.D$2]+[.$C$1]" office:value-type="float" office:value="113">
            <text:p>113</text:p>
          </table:table-cell>
          <table:table-cell table:formula="of:=[.$A38]*[.E$2]+[.$C$1]" office:value-type="float" office:value="149">
            <text:p>149</text:p>
          </table:table-cell>
          <table:table-cell table:formula="of:=[.$A38]*[.F$2]+[.$C$1]" office:value-type="float" office:value="185">
            <text:p>185</text:p>
          </table:table-cell>
          <table:table-cell table:formula="of:=[.$A38]*[.G$2]+[.$C$1]" office:value-type="float" office:value="221">
            <text:p>221</text:p>
          </table:table-cell>
          <table:table-cell table:formula="of:=[.$A38]*[.H$2]+[.$C$1]" office:value-type="float" office:value="257">
            <text:p>257</text:p>
          </table:table-cell>
          <table:table-cell table:formula="of:=[.$A38]*[.I$2]+[.$C$1]" office:value-type="float" office:value="293">
            <text:p>293</text:p>
          </table:table-cell>
          <table:table-cell table:formula="of:=[.$A38]*[.J$2]+[.$C$1]" office:value-type="float" office:value="329">
            <text:p>329</text:p>
          </table:table-cell>
          <table:table-cell table:formula="of:=[.$A38]*[.K$2]+[.$C$1]" office:value-type="float" office:value="365">
            <text:p>365</text:p>
          </table:table-cell>
          <table:table-cell table:formula="of:=[.$A38]*[.L$2]+[.$C$1]" office:value-type="float" office:value="401">
            <text:p>401</text:p>
          </table:table-cell>
          <table:table-cell table:formula="of:=[.$A38]*[.M$2]+[.$C$1]" office:value-type="float" office:value="437">
            <text:p>437</text:p>
          </table:table-cell>
          <table:table-cell table:formula="of:=[.$A38]*[.N$2]+[.$C$1]" office:value-type="float" office:value="473">
            <text:p>473</text:p>
          </table:table-cell>
          <table:table-cell table:formula="of:=[.$A38]*[.O$2]+[.$C$1]" office:value-type="float" office:value="509">
            <text:p>509</text:p>
          </table:table-cell>
          <table:table-cell table:formula="of:=[.$A38]*[.P$2]+[.$C$1]" office:value-type="float" office:value="545">
            <text:p>545</text:p>
          </table:table-cell>
          <table:table-cell table:formula="of:=[.$A38]*[.Q$2]+[.$C$1]" office:value-type="float" office:value="581">
            <text:p>581</text:p>
          </table:table-cell>
          <table:table-cell table:formula="of:=[.$A38]*[.R$2]+[.$C$1]" office:value-type="float" office:value="617">
            <text:p>617</text:p>
          </table:table-cell>
          <table:table-cell table:formula="of:=[.$A38]*[.S$2]+[.$C$1]" office:value-type="float" office:value="653">
            <text:p>653</text:p>
          </table:table-cell>
          <table:table-cell table:formula="of:=[.$A38]*[.T$2]+[.$C$1]" office:value-type="float" office:value="689">
            <text:p>689</text:p>
          </table:table-cell>
          <table:table-cell table:formula="of:=[.$A38]*[.U$2]+[.$C$1]" office:value-type="float" office:value="725">
            <text:p>725</text:p>
          </table:table-cell>
          <table:table-cell table:formula="of:=[.$A38]*[.V$2]+[.$C$1]" office:value-type="float" office:value="761">
            <text:p>761</text:p>
          </table:table-cell>
          <table:table-cell table:formula="of:=[.$A38]*[.W$2]+[.$C$1]" office:value-type="float" office:value="797">
            <text:p>797</text:p>
          </table:table-cell>
          <table:table-cell table:formula="of:=[.$A38]*[.X$2]+[.$C$1]" office:value-type="float" office:value="833">
            <text:p>833</text:p>
          </table:table-cell>
          <table:table-cell table:formula="of:=[.$A38]*[.Y$2]+[.$C$1]" office:value-type="float" office:value="869">
            <text:p>869</text:p>
          </table:table-cell>
          <table:table-cell table:formula="of:=[.$A38]*[.Z$2]+[.$C$1]" office:value-type="float" office:value="905">
            <text:p>905</text:p>
          </table:table-cell>
          <table:table-cell table:number-columns-repeated="230"/>
        </table:table-row>
        <table:table-row table:style-name="ro1">
          <table:table-cell office:value-type="float" office:value="37">
            <text:p>37</text:p>
          </table:table-cell>
          <table:table-cell table:formula="of:=[.$A39]*[.B$2]+[.$C$1]" office:value-type="float" office:value="42">
            <text:p>42</text:p>
          </table:table-cell>
          <table:table-cell table:formula="of:=[.$A39]*[.C$2]+[.$C$1]" office:value-type="float" office:value="79">
            <text:p>79</text:p>
          </table:table-cell>
          <table:table-cell table:formula="of:=[.$A39]*[.D$2]+[.$C$1]" office:value-type="float" office:value="116">
            <text:p>116</text:p>
          </table:table-cell>
          <table:table-cell table:formula="of:=[.$A39]*[.E$2]+[.$C$1]" office:value-type="float" office:value="153">
            <text:p>153</text:p>
          </table:table-cell>
          <table:table-cell table:formula="of:=[.$A39]*[.F$2]+[.$C$1]" office:value-type="float" office:value="190">
            <text:p>190</text:p>
          </table:table-cell>
          <table:table-cell table:formula="of:=[.$A39]*[.G$2]+[.$C$1]" office:value-type="float" office:value="227">
            <text:p>227</text:p>
          </table:table-cell>
          <table:table-cell table:formula="of:=[.$A39]*[.H$2]+[.$C$1]" office:value-type="float" office:value="264">
            <text:p>264</text:p>
          </table:table-cell>
          <table:table-cell table:formula="of:=[.$A39]*[.I$2]+[.$C$1]" office:value-type="float" office:value="301">
            <text:p>301</text:p>
          </table:table-cell>
          <table:table-cell table:formula="of:=[.$A39]*[.J$2]+[.$C$1]" office:value-type="float" office:value="338">
            <text:p>338</text:p>
          </table:table-cell>
          <table:table-cell table:formula="of:=[.$A39]*[.K$2]+[.$C$1]" office:value-type="float" office:value="375">
            <text:p>375</text:p>
          </table:table-cell>
          <table:table-cell table:formula="of:=[.$A39]*[.L$2]+[.$C$1]" office:value-type="float" office:value="412">
            <text:p>412</text:p>
          </table:table-cell>
          <table:table-cell table:formula="of:=[.$A39]*[.M$2]+[.$C$1]" office:value-type="float" office:value="449">
            <text:p>449</text:p>
          </table:table-cell>
          <table:table-cell table:formula="of:=[.$A39]*[.N$2]+[.$C$1]" office:value-type="float" office:value="486">
            <text:p>486</text:p>
          </table:table-cell>
          <table:table-cell table:formula="of:=[.$A39]*[.O$2]+[.$C$1]" office:value-type="float" office:value="523">
            <text:p>523</text:p>
          </table:table-cell>
          <table:table-cell table:formula="of:=[.$A39]*[.P$2]+[.$C$1]" office:value-type="float" office:value="560">
            <text:p>560</text:p>
          </table:table-cell>
          <table:table-cell table:formula="of:=[.$A39]*[.Q$2]+[.$C$1]" office:value-type="float" office:value="597">
            <text:p>597</text:p>
          </table:table-cell>
          <table:table-cell table:formula="of:=[.$A39]*[.R$2]+[.$C$1]" office:value-type="float" office:value="634">
            <text:p>634</text:p>
          </table:table-cell>
          <table:table-cell table:formula="of:=[.$A39]*[.S$2]+[.$C$1]" office:value-type="float" office:value="671">
            <text:p>671</text:p>
          </table:table-cell>
          <table:table-cell table:formula="of:=[.$A39]*[.T$2]+[.$C$1]" office:value-type="float" office:value="708">
            <text:p>708</text:p>
          </table:table-cell>
          <table:table-cell table:formula="of:=[.$A39]*[.U$2]+[.$C$1]" office:value-type="float" office:value="745">
            <text:p>745</text:p>
          </table:table-cell>
          <table:table-cell table:formula="of:=[.$A39]*[.V$2]+[.$C$1]" office:value-type="float" office:value="782">
            <text:p>782</text:p>
          </table:table-cell>
          <table:table-cell table:formula="of:=[.$A39]*[.W$2]+[.$C$1]" office:value-type="float" office:value="819">
            <text:p>819</text:p>
          </table:table-cell>
          <table:table-cell table:formula="of:=[.$A39]*[.X$2]+[.$C$1]" office:value-type="float" office:value="856">
            <text:p>856</text:p>
          </table:table-cell>
          <table:table-cell table:formula="of:=[.$A39]*[.Y$2]+[.$C$1]" office:value-type="float" office:value="893">
            <text:p>893</text:p>
          </table:table-cell>
          <table:table-cell table:formula="of:=[.$A39]*[.Z$2]+[.$C$1]" office:value-type="float" office:value="930">
            <text:p>930</text:p>
          </table:table-cell>
          <table:table-cell table:number-columns-repeated="230"/>
        </table:table-row>
        <table:table-row table:style-name="ro1">
          <table:table-cell office:value-type="float" office:value="38">
            <text:p>38</text:p>
          </table:table-cell>
          <table:table-cell table:formula="of:=[.$A40]*[.B$2]+[.$C$1]" office:value-type="float" office:value="43">
            <text:p>43</text:p>
          </table:table-cell>
          <table:table-cell table:formula="of:=[.$A40]*[.C$2]+[.$C$1]" office:value-type="float" office:value="81">
            <text:p>81</text:p>
          </table:table-cell>
          <table:table-cell table:formula="of:=[.$A40]*[.D$2]+[.$C$1]" office:value-type="float" office:value="119">
            <text:p>119</text:p>
          </table:table-cell>
          <table:table-cell table:formula="of:=[.$A40]*[.E$2]+[.$C$1]" office:value-type="float" office:value="157">
            <text:p>157</text:p>
          </table:table-cell>
          <table:table-cell table:formula="of:=[.$A40]*[.F$2]+[.$C$1]" office:value-type="float" office:value="195">
            <text:p>195</text:p>
          </table:table-cell>
          <table:table-cell table:formula="of:=[.$A40]*[.G$2]+[.$C$1]" office:value-type="float" office:value="233">
            <text:p>233</text:p>
          </table:table-cell>
          <table:table-cell table:formula="of:=[.$A40]*[.H$2]+[.$C$1]" office:value-type="float" office:value="271">
            <text:p>271</text:p>
          </table:table-cell>
          <table:table-cell table:formula="of:=[.$A40]*[.I$2]+[.$C$1]" office:value-type="float" office:value="309">
            <text:p>309</text:p>
          </table:table-cell>
          <table:table-cell table:formula="of:=[.$A40]*[.J$2]+[.$C$1]" office:value-type="float" office:value="347">
            <text:p>347</text:p>
          </table:table-cell>
          <table:table-cell table:formula="of:=[.$A40]*[.K$2]+[.$C$1]" office:value-type="float" office:value="385">
            <text:p>385</text:p>
          </table:table-cell>
          <table:table-cell table:formula="of:=[.$A40]*[.L$2]+[.$C$1]" office:value-type="float" office:value="423">
            <text:p>423</text:p>
          </table:table-cell>
          <table:table-cell table:formula="of:=[.$A40]*[.M$2]+[.$C$1]" office:value-type="float" office:value="461">
            <text:p>461</text:p>
          </table:table-cell>
          <table:table-cell table:formula="of:=[.$A40]*[.N$2]+[.$C$1]" office:value-type="float" office:value="499">
            <text:p>499</text:p>
          </table:table-cell>
          <table:table-cell table:formula="of:=[.$A40]*[.O$2]+[.$C$1]" office:value-type="float" office:value="537">
            <text:p>537</text:p>
          </table:table-cell>
          <table:table-cell table:formula="of:=[.$A40]*[.P$2]+[.$C$1]" office:value-type="float" office:value="575">
            <text:p>575</text:p>
          </table:table-cell>
          <table:table-cell table:formula="of:=[.$A40]*[.Q$2]+[.$C$1]" office:value-type="float" office:value="613">
            <text:p>613</text:p>
          </table:table-cell>
          <table:table-cell table:formula="of:=[.$A40]*[.R$2]+[.$C$1]" office:value-type="float" office:value="651">
            <text:p>651</text:p>
          </table:table-cell>
          <table:table-cell table:formula="of:=[.$A40]*[.S$2]+[.$C$1]" office:value-type="float" office:value="689">
            <text:p>689</text:p>
          </table:table-cell>
          <table:table-cell table:formula="of:=[.$A40]*[.T$2]+[.$C$1]" office:value-type="float" office:value="727">
            <text:p>727</text:p>
          </table:table-cell>
          <table:table-cell table:formula="of:=[.$A40]*[.U$2]+[.$C$1]" office:value-type="float" office:value="765">
            <text:p>765</text:p>
          </table:table-cell>
          <table:table-cell table:formula="of:=[.$A40]*[.V$2]+[.$C$1]" office:value-type="float" office:value="803">
            <text:p>803</text:p>
          </table:table-cell>
          <table:table-cell table:formula="of:=[.$A40]*[.W$2]+[.$C$1]" office:value-type="float" office:value="841">
            <text:p>841</text:p>
          </table:table-cell>
          <table:table-cell table:formula="of:=[.$A40]*[.X$2]+[.$C$1]" office:value-type="float" office:value="879">
            <text:p>879</text:p>
          </table:table-cell>
          <table:table-cell table:formula="of:=[.$A40]*[.Y$2]+[.$C$1]" office:value-type="float" office:value="917">
            <text:p>917</text:p>
          </table:table-cell>
          <table:table-cell table:formula="of:=[.$A40]*[.Z$2]+[.$C$1]" office:value-type="float" office:value="955">
            <text:p>955</text:p>
          </table:table-cell>
          <table:table-cell table:number-columns-repeated="230"/>
        </table:table-row>
        <table:table-row table:style-name="ro1">
          <table:table-cell office:value-type="float" office:value="39">
            <text:p>39</text:p>
          </table:table-cell>
          <table:table-cell table:formula="of:=[.$A41]*[.B$2]+[.$C$1]" office:value-type="float" office:value="44">
            <text:p>44</text:p>
          </table:table-cell>
          <table:table-cell table:formula="of:=[.$A41]*[.C$2]+[.$C$1]" office:value-type="float" office:value="83">
            <text:p>83</text:p>
          </table:table-cell>
          <table:table-cell table:formula="of:=[.$A41]*[.D$2]+[.$C$1]" office:value-type="float" office:value="122">
            <text:p>122</text:p>
          </table:table-cell>
          <table:table-cell table:formula="of:=[.$A41]*[.E$2]+[.$C$1]" office:value-type="float" office:value="161">
            <text:p>161</text:p>
          </table:table-cell>
          <table:table-cell table:formula="of:=[.$A41]*[.F$2]+[.$C$1]" office:value-type="float" office:value="200">
            <text:p>200</text:p>
          </table:table-cell>
          <table:table-cell table:formula="of:=[.$A41]*[.G$2]+[.$C$1]" office:value-type="float" office:value="239">
            <text:p>239</text:p>
          </table:table-cell>
          <table:table-cell table:formula="of:=[.$A41]*[.H$2]+[.$C$1]" office:value-type="float" office:value="278">
            <text:p>278</text:p>
          </table:table-cell>
          <table:table-cell table:formula="of:=[.$A41]*[.I$2]+[.$C$1]" office:value-type="float" office:value="317">
            <text:p>317</text:p>
          </table:table-cell>
          <table:table-cell table:formula="of:=[.$A41]*[.J$2]+[.$C$1]" office:value-type="float" office:value="356">
            <text:p>356</text:p>
          </table:table-cell>
          <table:table-cell table:formula="of:=[.$A41]*[.K$2]+[.$C$1]" office:value-type="float" office:value="395">
            <text:p>395</text:p>
          </table:table-cell>
          <table:table-cell table:formula="of:=[.$A41]*[.L$2]+[.$C$1]" office:value-type="float" office:value="434">
            <text:p>434</text:p>
          </table:table-cell>
          <table:table-cell table:formula="of:=[.$A41]*[.M$2]+[.$C$1]" office:value-type="float" office:value="473">
            <text:p>473</text:p>
          </table:table-cell>
          <table:table-cell table:formula="of:=[.$A41]*[.N$2]+[.$C$1]" office:value-type="float" office:value="512">
            <text:p>512</text:p>
          </table:table-cell>
          <table:table-cell table:formula="of:=[.$A41]*[.O$2]+[.$C$1]" office:value-type="float" office:value="551">
            <text:p>551</text:p>
          </table:table-cell>
          <table:table-cell table:formula="of:=[.$A41]*[.P$2]+[.$C$1]" office:value-type="float" office:value="590">
            <text:p>590</text:p>
          </table:table-cell>
          <table:table-cell table:formula="of:=[.$A41]*[.Q$2]+[.$C$1]" office:value-type="float" office:value="629">
            <text:p>629</text:p>
          </table:table-cell>
          <table:table-cell table:formula="of:=[.$A41]*[.R$2]+[.$C$1]" office:value-type="float" office:value="668">
            <text:p>668</text:p>
          </table:table-cell>
          <table:table-cell table:formula="of:=[.$A41]*[.S$2]+[.$C$1]" office:value-type="float" office:value="707">
            <text:p>707</text:p>
          </table:table-cell>
          <table:table-cell table:formula="of:=[.$A41]*[.T$2]+[.$C$1]" office:value-type="float" office:value="746">
            <text:p>746</text:p>
          </table:table-cell>
          <table:table-cell table:formula="of:=[.$A41]*[.U$2]+[.$C$1]" office:value-type="float" office:value="785">
            <text:p>785</text:p>
          </table:table-cell>
          <table:table-cell table:formula="of:=[.$A41]*[.V$2]+[.$C$1]" office:value-type="float" office:value="824">
            <text:p>824</text:p>
          </table:table-cell>
          <table:table-cell table:formula="of:=[.$A41]*[.W$2]+[.$C$1]" office:value-type="float" office:value="863">
            <text:p>863</text:p>
          </table:table-cell>
          <table:table-cell table:formula="of:=[.$A41]*[.X$2]+[.$C$1]" office:value-type="float" office:value="902">
            <text:p>902</text:p>
          </table:table-cell>
          <table:table-cell table:formula="of:=[.$A41]*[.Y$2]+[.$C$1]" office:value-type="float" office:value="941">
            <text:p>941</text:p>
          </table:table-cell>
          <table:table-cell table:formula="of:=[.$A41]*[.Z$2]+[.$C$1]" office:value-type="float" office:value="980">
            <text:p>980</text:p>
          </table:table-cell>
          <table:table-cell table:number-columns-repeated="230"/>
        </table:table-row>
        <table:table-row table:style-name="ro1">
          <table:table-cell office:value-type="float" office:value="40">
            <text:p>40</text:p>
          </table:table-cell>
          <table:table-cell table:formula="of:=[.$A42]*[.B$2]+[.$C$1]" office:value-type="float" office:value="45">
            <text:p>45</text:p>
          </table:table-cell>
          <table:table-cell table:formula="of:=[.$A42]*[.C$2]+[.$C$1]" office:value-type="float" office:value="85">
            <text:p>85</text:p>
          </table:table-cell>
          <table:table-cell table:formula="of:=[.$A42]*[.D$2]+[.$C$1]" office:value-type="float" office:value="125">
            <text:p>125</text:p>
          </table:table-cell>
          <table:table-cell table:formula="of:=[.$A42]*[.E$2]+[.$C$1]" office:value-type="float" office:value="165">
            <text:p>165</text:p>
          </table:table-cell>
          <table:table-cell table:formula="of:=[.$A42]*[.F$2]+[.$C$1]" office:value-type="float" office:value="205">
            <text:p>205</text:p>
          </table:table-cell>
          <table:table-cell table:formula="of:=[.$A42]*[.G$2]+[.$C$1]" office:value-type="float" office:value="245">
            <text:p>245</text:p>
          </table:table-cell>
          <table:table-cell table:formula="of:=[.$A42]*[.H$2]+[.$C$1]" office:value-type="float" office:value="285">
            <text:p>285</text:p>
          </table:table-cell>
          <table:table-cell table:formula="of:=[.$A42]*[.I$2]+[.$C$1]" office:value-type="float" office:value="325">
            <text:p>325</text:p>
          </table:table-cell>
          <table:table-cell table:formula="of:=[.$A42]*[.J$2]+[.$C$1]" office:value-type="float" office:value="365">
            <text:p>365</text:p>
          </table:table-cell>
          <table:table-cell table:formula="of:=[.$A42]*[.K$2]+[.$C$1]" office:value-type="float" office:value="405">
            <text:p>405</text:p>
          </table:table-cell>
          <table:table-cell table:formula="of:=[.$A42]*[.L$2]+[.$C$1]" office:value-type="float" office:value="445">
            <text:p>445</text:p>
          </table:table-cell>
          <table:table-cell table:formula="of:=[.$A42]*[.M$2]+[.$C$1]" office:value-type="float" office:value="485">
            <text:p>485</text:p>
          </table:table-cell>
          <table:table-cell table:formula="of:=[.$A42]*[.N$2]+[.$C$1]" office:value-type="float" office:value="525">
            <text:p>525</text:p>
          </table:table-cell>
          <table:table-cell table:formula="of:=[.$A42]*[.O$2]+[.$C$1]" office:value-type="float" office:value="565">
            <text:p>565</text:p>
          </table:table-cell>
          <table:table-cell table:formula="of:=[.$A42]*[.P$2]+[.$C$1]" office:value-type="float" office:value="605">
            <text:p>605</text:p>
          </table:table-cell>
          <table:table-cell table:formula="of:=[.$A42]*[.Q$2]+[.$C$1]" office:value-type="float" office:value="645">
            <text:p>645</text:p>
          </table:table-cell>
          <table:table-cell table:formula="of:=[.$A42]*[.R$2]+[.$C$1]" office:value-type="float" office:value="685">
            <text:p>685</text:p>
          </table:table-cell>
          <table:table-cell table:formula="of:=[.$A42]*[.S$2]+[.$C$1]" office:value-type="float" office:value="725">
            <text:p>725</text:p>
          </table:table-cell>
          <table:table-cell table:formula="of:=[.$A42]*[.T$2]+[.$C$1]" office:value-type="float" office:value="765">
            <text:p>765</text:p>
          </table:table-cell>
          <table:table-cell table:formula="of:=[.$A42]*[.U$2]+[.$C$1]" office:value-type="float" office:value="805">
            <text:p>805</text:p>
          </table:table-cell>
          <table:table-cell table:formula="of:=[.$A42]*[.V$2]+[.$C$1]" office:value-type="float" office:value="845">
            <text:p>845</text:p>
          </table:table-cell>
          <table:table-cell table:formula="of:=[.$A42]*[.W$2]+[.$C$1]" office:value-type="float" office:value="885">
            <text:p>885</text:p>
          </table:table-cell>
          <table:table-cell table:formula="of:=[.$A42]*[.X$2]+[.$C$1]" office:value-type="float" office:value="925">
            <text:p>925</text:p>
          </table:table-cell>
          <table:table-cell table:formula="of:=[.$A42]*[.Y$2]+[.$C$1]" office:value-type="float" office:value="965">
            <text:p>965</text:p>
          </table:table-cell>
          <table:table-cell table:formula="of:=[.$A42]*[.Z$2]+[.$C$1]" office:value-type="float" office:value="1005">
            <text:p>1005</text:p>
          </table:table-cell>
          <table:table-cell table:number-columns-repeated="230"/>
        </table:table-row>
        <table:table-row table:style-name="ro1">
          <table:table-cell office:value-type="float" office:value="41">
            <text:p>41</text:p>
          </table:table-cell>
          <table:table-cell table:formula="of:=[.$A43]*[.B$2]+[.$C$1]" office:value-type="float" office:value="46">
            <text:p>46</text:p>
          </table:table-cell>
          <table:table-cell table:formula="of:=[.$A43]*[.C$2]+[.$C$1]" office:value-type="float" office:value="87">
            <text:p>87</text:p>
          </table:table-cell>
          <table:table-cell table:formula="of:=[.$A43]*[.D$2]+[.$C$1]" office:value-type="float" office:value="128">
            <text:p>128</text:p>
          </table:table-cell>
          <table:table-cell table:formula="of:=[.$A43]*[.E$2]+[.$C$1]" office:value-type="float" office:value="169">
            <text:p>169</text:p>
          </table:table-cell>
          <table:table-cell table:formula="of:=[.$A43]*[.F$2]+[.$C$1]" office:value-type="float" office:value="210">
            <text:p>210</text:p>
          </table:table-cell>
          <table:table-cell table:formula="of:=[.$A43]*[.G$2]+[.$C$1]" office:value-type="float" office:value="251">
            <text:p>251</text:p>
          </table:table-cell>
          <table:table-cell table:formula="of:=[.$A43]*[.H$2]+[.$C$1]" office:value-type="float" office:value="292">
            <text:p>292</text:p>
          </table:table-cell>
          <table:table-cell table:formula="of:=[.$A43]*[.I$2]+[.$C$1]" office:value-type="float" office:value="333">
            <text:p>333</text:p>
          </table:table-cell>
          <table:table-cell table:formula="of:=[.$A43]*[.J$2]+[.$C$1]" office:value-type="float" office:value="374">
            <text:p>374</text:p>
          </table:table-cell>
          <table:table-cell table:formula="of:=[.$A43]*[.K$2]+[.$C$1]" office:value-type="float" office:value="415">
            <text:p>415</text:p>
          </table:table-cell>
          <table:table-cell table:formula="of:=[.$A43]*[.L$2]+[.$C$1]" office:value-type="float" office:value="456">
            <text:p>456</text:p>
          </table:table-cell>
          <table:table-cell table:formula="of:=[.$A43]*[.M$2]+[.$C$1]" office:value-type="float" office:value="497">
            <text:p>497</text:p>
          </table:table-cell>
          <table:table-cell table:formula="of:=[.$A43]*[.N$2]+[.$C$1]" office:value-type="float" office:value="538">
            <text:p>538</text:p>
          </table:table-cell>
          <table:table-cell table:formula="of:=[.$A43]*[.O$2]+[.$C$1]" office:value-type="float" office:value="579">
            <text:p>579</text:p>
          </table:table-cell>
          <table:table-cell table:formula="of:=[.$A43]*[.P$2]+[.$C$1]" office:value-type="float" office:value="620">
            <text:p>620</text:p>
          </table:table-cell>
          <table:table-cell table:formula="of:=[.$A43]*[.Q$2]+[.$C$1]" office:value-type="float" office:value="661">
            <text:p>661</text:p>
          </table:table-cell>
          <table:table-cell table:formula="of:=[.$A43]*[.R$2]+[.$C$1]" office:value-type="float" office:value="702">
            <text:p>702</text:p>
          </table:table-cell>
          <table:table-cell table:formula="of:=[.$A43]*[.S$2]+[.$C$1]" office:value-type="float" office:value="743">
            <text:p>743</text:p>
          </table:table-cell>
          <table:table-cell table:formula="of:=[.$A43]*[.T$2]+[.$C$1]" office:value-type="float" office:value="784">
            <text:p>784</text:p>
          </table:table-cell>
          <table:table-cell table:formula="of:=[.$A43]*[.U$2]+[.$C$1]" office:value-type="float" office:value="825">
            <text:p>825</text:p>
          </table:table-cell>
          <table:table-cell table:formula="of:=[.$A43]*[.V$2]+[.$C$1]" office:value-type="float" office:value="866">
            <text:p>866</text:p>
          </table:table-cell>
          <table:table-cell table:formula="of:=[.$A43]*[.W$2]+[.$C$1]" office:value-type="float" office:value="907">
            <text:p>907</text:p>
          </table:table-cell>
          <table:table-cell table:formula="of:=[.$A43]*[.X$2]+[.$C$1]" office:value-type="float" office:value="948">
            <text:p>948</text:p>
          </table:table-cell>
          <table:table-cell table:formula="of:=[.$A43]*[.Y$2]+[.$C$1]" office:value-type="float" office:value="989">
            <text:p>989</text:p>
          </table:table-cell>
          <table:table-cell table:formula="of:=[.$A43]*[.Z$2]+[.$C$1]" office:value-type="float" office:value="1030">
            <text:p>1030</text:p>
          </table:table-cell>
          <table:table-cell table:number-columns-repeated="230"/>
        </table:table-row>
        <table:table-row table:style-name="ro1">
          <table:table-cell office:value-type="float" office:value="42">
            <text:p>42</text:p>
          </table:table-cell>
          <table:table-cell table:formula="of:=[.$A44]*[.B$2]+[.$C$1]" office:value-type="float" office:value="47">
            <text:p>47</text:p>
          </table:table-cell>
          <table:table-cell table:formula="of:=[.$A44]*[.C$2]+[.$C$1]" office:value-type="float" office:value="89">
            <text:p>89</text:p>
          </table:table-cell>
          <table:table-cell table:formula="of:=[.$A44]*[.D$2]+[.$C$1]" office:value-type="float" office:value="131">
            <text:p>131</text:p>
          </table:table-cell>
          <table:table-cell table:formula="of:=[.$A44]*[.E$2]+[.$C$1]" office:value-type="float" office:value="173">
            <text:p>173</text:p>
          </table:table-cell>
          <table:table-cell table:formula="of:=[.$A44]*[.F$2]+[.$C$1]" office:value-type="float" office:value="215">
            <text:p>215</text:p>
          </table:table-cell>
          <table:table-cell table:formula="of:=[.$A44]*[.G$2]+[.$C$1]" office:value-type="float" office:value="257">
            <text:p>257</text:p>
          </table:table-cell>
          <table:table-cell table:formula="of:=[.$A44]*[.H$2]+[.$C$1]" office:value-type="float" office:value="299">
            <text:p>299</text:p>
          </table:table-cell>
          <table:table-cell table:formula="of:=[.$A44]*[.I$2]+[.$C$1]" office:value-type="float" office:value="341">
            <text:p>341</text:p>
          </table:table-cell>
          <table:table-cell table:formula="of:=[.$A44]*[.J$2]+[.$C$1]" office:value-type="float" office:value="383">
            <text:p>383</text:p>
          </table:table-cell>
          <table:table-cell table:formula="of:=[.$A44]*[.K$2]+[.$C$1]" office:value-type="float" office:value="425">
            <text:p>425</text:p>
          </table:table-cell>
          <table:table-cell table:formula="of:=[.$A44]*[.L$2]+[.$C$1]" office:value-type="float" office:value="467">
            <text:p>467</text:p>
          </table:table-cell>
          <table:table-cell table:formula="of:=[.$A44]*[.M$2]+[.$C$1]" office:value-type="float" office:value="509">
            <text:p>509</text:p>
          </table:table-cell>
          <table:table-cell table:formula="of:=[.$A44]*[.N$2]+[.$C$1]" office:value-type="float" office:value="551">
            <text:p>551</text:p>
          </table:table-cell>
          <table:table-cell table:formula="of:=[.$A44]*[.O$2]+[.$C$1]" office:value-type="float" office:value="593">
            <text:p>593</text:p>
          </table:table-cell>
          <table:table-cell table:formula="of:=[.$A44]*[.P$2]+[.$C$1]" office:value-type="float" office:value="635">
            <text:p>635</text:p>
          </table:table-cell>
          <table:table-cell table:formula="of:=[.$A44]*[.Q$2]+[.$C$1]" office:value-type="float" office:value="677">
            <text:p>677</text:p>
          </table:table-cell>
          <table:table-cell table:formula="of:=[.$A44]*[.R$2]+[.$C$1]" office:value-type="float" office:value="719">
            <text:p>719</text:p>
          </table:table-cell>
          <table:table-cell table:formula="of:=[.$A44]*[.S$2]+[.$C$1]" office:value-type="float" office:value="761">
            <text:p>761</text:p>
          </table:table-cell>
          <table:table-cell table:formula="of:=[.$A44]*[.T$2]+[.$C$1]" office:value-type="float" office:value="803">
            <text:p>803</text:p>
          </table:table-cell>
          <table:table-cell table:formula="of:=[.$A44]*[.U$2]+[.$C$1]" office:value-type="float" office:value="845">
            <text:p>845</text:p>
          </table:table-cell>
          <table:table-cell table:formula="of:=[.$A44]*[.V$2]+[.$C$1]" office:value-type="float" office:value="887">
            <text:p>887</text:p>
          </table:table-cell>
          <table:table-cell table:formula="of:=[.$A44]*[.W$2]+[.$C$1]" office:value-type="float" office:value="929">
            <text:p>929</text:p>
          </table:table-cell>
          <table:table-cell table:formula="of:=[.$A44]*[.X$2]+[.$C$1]" office:value-type="float" office:value="971">
            <text:p>971</text:p>
          </table:table-cell>
          <table:table-cell table:formula="of:=[.$A44]*[.Y$2]+[.$C$1]" office:value-type="float" office:value="1013">
            <text:p>1013</text:p>
          </table:table-cell>
          <table:table-cell table:formula="of:=[.$A44]*[.Z$2]+[.$C$1]" office:value-type="float" office:value="1055">
            <text:p>1055</text:p>
          </table:table-cell>
          <table:table-cell table:number-columns-repeated="230"/>
        </table:table-row>
        <table:table-row table:style-name="ro1">
          <table:table-cell office:value-type="float" office:value="43">
            <text:p>43</text:p>
          </table:table-cell>
          <table:table-cell table:formula="of:=[.$A45]*[.B$2]+[.$C$1]" office:value-type="float" office:value="48">
            <text:p>48</text:p>
          </table:table-cell>
          <table:table-cell table:formula="of:=[.$A45]*[.C$2]+[.$C$1]" office:value-type="float" office:value="91">
            <text:p>91</text:p>
          </table:table-cell>
          <table:table-cell table:formula="of:=[.$A45]*[.D$2]+[.$C$1]" office:value-type="float" office:value="134">
            <text:p>134</text:p>
          </table:table-cell>
          <table:table-cell table:formula="of:=[.$A45]*[.E$2]+[.$C$1]" office:value-type="float" office:value="177">
            <text:p>177</text:p>
          </table:table-cell>
          <table:table-cell table:formula="of:=[.$A45]*[.F$2]+[.$C$1]" office:value-type="float" office:value="220">
            <text:p>220</text:p>
          </table:table-cell>
          <table:table-cell table:formula="of:=[.$A45]*[.G$2]+[.$C$1]" office:value-type="float" office:value="263">
            <text:p>263</text:p>
          </table:table-cell>
          <table:table-cell table:formula="of:=[.$A45]*[.H$2]+[.$C$1]" office:value-type="float" office:value="306">
            <text:p>306</text:p>
          </table:table-cell>
          <table:table-cell table:formula="of:=[.$A45]*[.I$2]+[.$C$1]" office:value-type="float" office:value="349">
            <text:p>349</text:p>
          </table:table-cell>
          <table:table-cell table:formula="of:=[.$A45]*[.J$2]+[.$C$1]" office:value-type="float" office:value="392">
            <text:p>392</text:p>
          </table:table-cell>
          <table:table-cell table:formula="of:=[.$A45]*[.K$2]+[.$C$1]" office:value-type="float" office:value="435">
            <text:p>435</text:p>
          </table:table-cell>
          <table:table-cell table:formula="of:=[.$A45]*[.L$2]+[.$C$1]" office:value-type="float" office:value="478">
            <text:p>478</text:p>
          </table:table-cell>
          <table:table-cell table:formula="of:=[.$A45]*[.M$2]+[.$C$1]" office:value-type="float" office:value="521">
            <text:p>521</text:p>
          </table:table-cell>
          <table:table-cell table:formula="of:=[.$A45]*[.N$2]+[.$C$1]" office:value-type="float" office:value="564">
            <text:p>564</text:p>
          </table:table-cell>
          <table:table-cell table:formula="of:=[.$A45]*[.O$2]+[.$C$1]" office:value-type="float" office:value="607">
            <text:p>607</text:p>
          </table:table-cell>
          <table:table-cell table:formula="of:=[.$A45]*[.P$2]+[.$C$1]" office:value-type="float" office:value="650">
            <text:p>650</text:p>
          </table:table-cell>
          <table:table-cell table:formula="of:=[.$A45]*[.Q$2]+[.$C$1]" office:value-type="float" office:value="693">
            <text:p>693</text:p>
          </table:table-cell>
          <table:table-cell table:formula="of:=[.$A45]*[.R$2]+[.$C$1]" office:value-type="float" office:value="736">
            <text:p>736</text:p>
          </table:table-cell>
          <table:table-cell table:formula="of:=[.$A45]*[.S$2]+[.$C$1]" office:value-type="float" office:value="779">
            <text:p>779</text:p>
          </table:table-cell>
          <table:table-cell table:formula="of:=[.$A45]*[.T$2]+[.$C$1]" office:value-type="float" office:value="822">
            <text:p>822</text:p>
          </table:table-cell>
          <table:table-cell table:formula="of:=[.$A45]*[.U$2]+[.$C$1]" office:value-type="float" office:value="865">
            <text:p>865</text:p>
          </table:table-cell>
          <table:table-cell table:formula="of:=[.$A45]*[.V$2]+[.$C$1]" office:value-type="float" office:value="908">
            <text:p>908</text:p>
          </table:table-cell>
          <table:table-cell table:formula="of:=[.$A45]*[.W$2]+[.$C$1]" office:value-type="float" office:value="951">
            <text:p>951</text:p>
          </table:table-cell>
          <table:table-cell table:formula="of:=[.$A45]*[.X$2]+[.$C$1]" office:value-type="float" office:value="994">
            <text:p>994</text:p>
          </table:table-cell>
          <table:table-cell table:formula="of:=[.$A45]*[.Y$2]+[.$C$1]" office:value-type="float" office:value="1037">
            <text:p>1037</text:p>
          </table:table-cell>
          <table:table-cell table:formula="of:=[.$A45]*[.Z$2]+[.$C$1]" office:value-type="float" office:value="1080">
            <text:p>1080</text:p>
          </table:table-cell>
          <table:table-cell table:number-columns-repeated="230"/>
        </table:table-row>
        <table:table-row table:style-name="ro1">
          <table:table-cell office:value-type="float" office:value="44">
            <text:p>44</text:p>
          </table:table-cell>
          <table:table-cell table:formula="of:=[.$A46]*[.B$2]+[.$C$1]" office:value-type="float" office:value="49">
            <text:p>49</text:p>
          </table:table-cell>
          <table:table-cell table:formula="of:=[.$A46]*[.C$2]+[.$C$1]" office:value-type="float" office:value="93">
            <text:p>93</text:p>
          </table:table-cell>
          <table:table-cell table:formula="of:=[.$A46]*[.D$2]+[.$C$1]" office:value-type="float" office:value="137">
            <text:p>137</text:p>
          </table:table-cell>
          <table:table-cell table:formula="of:=[.$A46]*[.E$2]+[.$C$1]" office:value-type="float" office:value="181">
            <text:p>181</text:p>
          </table:table-cell>
          <table:table-cell table:formula="of:=[.$A46]*[.F$2]+[.$C$1]" office:value-type="float" office:value="225">
            <text:p>225</text:p>
          </table:table-cell>
          <table:table-cell table:formula="of:=[.$A46]*[.G$2]+[.$C$1]" office:value-type="float" office:value="269">
            <text:p>269</text:p>
          </table:table-cell>
          <table:table-cell table:formula="of:=[.$A46]*[.H$2]+[.$C$1]" office:value-type="float" office:value="313">
            <text:p>313</text:p>
          </table:table-cell>
          <table:table-cell table:formula="of:=[.$A46]*[.I$2]+[.$C$1]" office:value-type="float" office:value="357">
            <text:p>357</text:p>
          </table:table-cell>
          <table:table-cell table:formula="of:=[.$A46]*[.J$2]+[.$C$1]" office:value-type="float" office:value="401">
            <text:p>401</text:p>
          </table:table-cell>
          <table:table-cell table:formula="of:=[.$A46]*[.K$2]+[.$C$1]" office:value-type="float" office:value="445">
            <text:p>445</text:p>
          </table:table-cell>
          <table:table-cell table:formula="of:=[.$A46]*[.L$2]+[.$C$1]" office:value-type="float" office:value="489">
            <text:p>489</text:p>
          </table:table-cell>
          <table:table-cell table:formula="of:=[.$A46]*[.M$2]+[.$C$1]" office:value-type="float" office:value="533">
            <text:p>533</text:p>
          </table:table-cell>
          <table:table-cell table:formula="of:=[.$A46]*[.N$2]+[.$C$1]" office:value-type="float" office:value="577">
            <text:p>577</text:p>
          </table:table-cell>
          <table:table-cell table:formula="of:=[.$A46]*[.O$2]+[.$C$1]" office:value-type="float" office:value="621">
            <text:p>621</text:p>
          </table:table-cell>
          <table:table-cell table:formula="of:=[.$A46]*[.P$2]+[.$C$1]" office:value-type="float" office:value="665">
            <text:p>665</text:p>
          </table:table-cell>
          <table:table-cell table:formula="of:=[.$A46]*[.Q$2]+[.$C$1]" office:value-type="float" office:value="709">
            <text:p>709</text:p>
          </table:table-cell>
          <table:table-cell table:formula="of:=[.$A46]*[.R$2]+[.$C$1]" office:value-type="float" office:value="753">
            <text:p>753</text:p>
          </table:table-cell>
          <table:table-cell table:formula="of:=[.$A46]*[.S$2]+[.$C$1]" office:value-type="float" office:value="797">
            <text:p>797</text:p>
          </table:table-cell>
          <table:table-cell table:formula="of:=[.$A46]*[.T$2]+[.$C$1]" office:value-type="float" office:value="841">
            <text:p>841</text:p>
          </table:table-cell>
          <table:table-cell table:formula="of:=[.$A46]*[.U$2]+[.$C$1]" office:value-type="float" office:value="885">
            <text:p>885</text:p>
          </table:table-cell>
          <table:table-cell table:formula="of:=[.$A46]*[.V$2]+[.$C$1]" office:value-type="float" office:value="929">
            <text:p>929</text:p>
          </table:table-cell>
          <table:table-cell table:formula="of:=[.$A46]*[.W$2]+[.$C$1]" office:value-type="float" office:value="973">
            <text:p>973</text:p>
          </table:table-cell>
          <table:table-cell table:formula="of:=[.$A46]*[.X$2]+[.$C$1]" office:value-type="float" office:value="1017">
            <text:p>1017</text:p>
          </table:table-cell>
          <table:table-cell table:formula="of:=[.$A46]*[.Y$2]+[.$C$1]" office:value-type="float" office:value="1061">
            <text:p>1061</text:p>
          </table:table-cell>
          <table:table-cell table:formula="of:=[.$A46]*[.Z$2]+[.$C$1]" office:value-type="float" office:value="1105">
            <text:p>1105</text:p>
          </table:table-cell>
          <table:table-cell table:number-columns-repeated="230"/>
        </table:table-row>
        <table:table-row table:style-name="ro1">
          <table:table-cell office:value-type="float" office:value="45">
            <text:p>45</text:p>
          </table:table-cell>
          <table:table-cell table:formula="of:=[.$A47]*[.B$2]+[.$C$1]" office:value-type="float" office:value="50">
            <text:p>50</text:p>
          </table:table-cell>
          <table:table-cell table:formula="of:=[.$A47]*[.C$2]+[.$C$1]" office:value-type="float" office:value="95">
            <text:p>95</text:p>
          </table:table-cell>
          <table:table-cell table:formula="of:=[.$A47]*[.D$2]+[.$C$1]" office:value-type="float" office:value="140">
            <text:p>140</text:p>
          </table:table-cell>
          <table:table-cell table:formula="of:=[.$A47]*[.E$2]+[.$C$1]" office:value-type="float" office:value="185">
            <text:p>185</text:p>
          </table:table-cell>
          <table:table-cell table:formula="of:=[.$A47]*[.F$2]+[.$C$1]" office:value-type="float" office:value="230">
            <text:p>230</text:p>
          </table:table-cell>
          <table:table-cell table:formula="of:=[.$A47]*[.G$2]+[.$C$1]" office:value-type="float" office:value="275">
            <text:p>275</text:p>
          </table:table-cell>
          <table:table-cell table:formula="of:=[.$A47]*[.H$2]+[.$C$1]" office:value-type="float" office:value="320">
            <text:p>320</text:p>
          </table:table-cell>
          <table:table-cell table:formula="of:=[.$A47]*[.I$2]+[.$C$1]" office:value-type="float" office:value="365">
            <text:p>365</text:p>
          </table:table-cell>
          <table:table-cell table:formula="of:=[.$A47]*[.J$2]+[.$C$1]" office:value-type="float" office:value="410">
            <text:p>410</text:p>
          </table:table-cell>
          <table:table-cell table:formula="of:=[.$A47]*[.K$2]+[.$C$1]" office:value-type="float" office:value="455">
            <text:p>455</text:p>
          </table:table-cell>
          <table:table-cell table:formula="of:=[.$A47]*[.L$2]+[.$C$1]" office:value-type="float" office:value="500">
            <text:p>500</text:p>
          </table:table-cell>
          <table:table-cell table:formula="of:=[.$A47]*[.M$2]+[.$C$1]" office:value-type="float" office:value="545">
            <text:p>545</text:p>
          </table:table-cell>
          <table:table-cell table:formula="of:=[.$A47]*[.N$2]+[.$C$1]" office:value-type="float" office:value="590">
            <text:p>590</text:p>
          </table:table-cell>
          <table:table-cell table:formula="of:=[.$A47]*[.O$2]+[.$C$1]" office:value-type="float" office:value="635">
            <text:p>635</text:p>
          </table:table-cell>
          <table:table-cell table:formula="of:=[.$A47]*[.P$2]+[.$C$1]" office:value-type="float" office:value="680">
            <text:p>680</text:p>
          </table:table-cell>
          <table:table-cell table:formula="of:=[.$A47]*[.Q$2]+[.$C$1]" office:value-type="float" office:value="725">
            <text:p>725</text:p>
          </table:table-cell>
          <table:table-cell table:formula="of:=[.$A47]*[.R$2]+[.$C$1]" office:value-type="float" office:value="770">
            <text:p>770</text:p>
          </table:table-cell>
          <table:table-cell table:formula="of:=[.$A47]*[.S$2]+[.$C$1]" office:value-type="float" office:value="815">
            <text:p>815</text:p>
          </table:table-cell>
          <table:table-cell table:formula="of:=[.$A47]*[.T$2]+[.$C$1]" office:value-type="float" office:value="860">
            <text:p>860</text:p>
          </table:table-cell>
          <table:table-cell table:formula="of:=[.$A47]*[.U$2]+[.$C$1]" office:value-type="float" office:value="905">
            <text:p>905</text:p>
          </table:table-cell>
          <table:table-cell table:formula="of:=[.$A47]*[.V$2]+[.$C$1]" office:value-type="float" office:value="950">
            <text:p>950</text:p>
          </table:table-cell>
          <table:table-cell table:formula="of:=[.$A47]*[.W$2]+[.$C$1]" office:value-type="float" office:value="995">
            <text:p>995</text:p>
          </table:table-cell>
          <table:table-cell table:formula="of:=[.$A47]*[.X$2]+[.$C$1]" office:value-type="float" office:value="1040">
            <text:p>1040</text:p>
          </table:table-cell>
          <table:table-cell table:formula="of:=[.$A47]*[.Y$2]+[.$C$1]" office:value-type="float" office:value="1085">
            <text:p>1085</text:p>
          </table:table-cell>
          <table:table-cell table:formula="of:=[.$A47]*[.Z$2]+[.$C$1]" office:value-type="float" office:value="1130">
            <text:p>1130</text:p>
          </table:table-cell>
          <table:table-cell table:number-columns-repeated="230"/>
        </table:table-row>
        <table:table-row table:style-name="ro1">
          <table:table-cell office:value-type="float" office:value="46">
            <text:p>46</text:p>
          </table:table-cell>
          <table:table-cell table:formula="of:=[.$A48]*[.B$2]+[.$C$1]" office:value-type="float" office:value="51">
            <text:p>51</text:p>
          </table:table-cell>
          <table:table-cell table:formula="of:=[.$A48]*[.C$2]+[.$C$1]" office:value-type="float" office:value="97">
            <text:p>97</text:p>
          </table:table-cell>
          <table:table-cell table:formula="of:=[.$A48]*[.D$2]+[.$C$1]" office:value-type="float" office:value="143">
            <text:p>143</text:p>
          </table:table-cell>
          <table:table-cell table:formula="of:=[.$A48]*[.E$2]+[.$C$1]" office:value-type="float" office:value="189">
            <text:p>189</text:p>
          </table:table-cell>
          <table:table-cell table:formula="of:=[.$A48]*[.F$2]+[.$C$1]" office:value-type="float" office:value="235">
            <text:p>235</text:p>
          </table:table-cell>
          <table:table-cell table:formula="of:=[.$A48]*[.G$2]+[.$C$1]" office:value-type="float" office:value="281">
            <text:p>281</text:p>
          </table:table-cell>
          <table:table-cell table:formula="of:=[.$A48]*[.H$2]+[.$C$1]" office:value-type="float" office:value="327">
            <text:p>327</text:p>
          </table:table-cell>
          <table:table-cell table:formula="of:=[.$A48]*[.I$2]+[.$C$1]" office:value-type="float" office:value="373">
            <text:p>373</text:p>
          </table:table-cell>
          <table:table-cell table:formula="of:=[.$A48]*[.J$2]+[.$C$1]" office:value-type="float" office:value="419">
            <text:p>419</text:p>
          </table:table-cell>
          <table:table-cell table:formula="of:=[.$A48]*[.K$2]+[.$C$1]" office:value-type="float" office:value="465">
            <text:p>465</text:p>
          </table:table-cell>
          <table:table-cell table:formula="of:=[.$A48]*[.L$2]+[.$C$1]" office:value-type="float" office:value="511">
            <text:p>511</text:p>
          </table:table-cell>
          <table:table-cell table:formula="of:=[.$A48]*[.M$2]+[.$C$1]" office:value-type="float" office:value="557">
            <text:p>557</text:p>
          </table:table-cell>
          <table:table-cell table:formula="of:=[.$A48]*[.N$2]+[.$C$1]" office:value-type="float" office:value="603">
            <text:p>603</text:p>
          </table:table-cell>
          <table:table-cell table:formula="of:=[.$A48]*[.O$2]+[.$C$1]" office:value-type="float" office:value="649">
            <text:p>649</text:p>
          </table:table-cell>
          <table:table-cell table:formula="of:=[.$A48]*[.P$2]+[.$C$1]" office:value-type="float" office:value="695">
            <text:p>695</text:p>
          </table:table-cell>
          <table:table-cell table:formula="of:=[.$A48]*[.Q$2]+[.$C$1]" office:value-type="float" office:value="741">
            <text:p>741</text:p>
          </table:table-cell>
          <table:table-cell table:formula="of:=[.$A48]*[.R$2]+[.$C$1]" office:value-type="float" office:value="787">
            <text:p>787</text:p>
          </table:table-cell>
          <table:table-cell table:formula="of:=[.$A48]*[.S$2]+[.$C$1]" office:value-type="float" office:value="833">
            <text:p>833</text:p>
          </table:table-cell>
          <table:table-cell table:formula="of:=[.$A48]*[.T$2]+[.$C$1]" office:value-type="float" office:value="879">
            <text:p>879</text:p>
          </table:table-cell>
          <table:table-cell table:formula="of:=[.$A48]*[.U$2]+[.$C$1]" office:value-type="float" office:value="925">
            <text:p>925</text:p>
          </table:table-cell>
          <table:table-cell table:formula="of:=[.$A48]*[.V$2]+[.$C$1]" office:value-type="float" office:value="971">
            <text:p>971</text:p>
          </table:table-cell>
          <table:table-cell table:formula="of:=[.$A48]*[.W$2]+[.$C$1]" office:value-type="float" office:value="1017">
            <text:p>1017</text:p>
          </table:table-cell>
          <table:table-cell table:formula="of:=[.$A48]*[.X$2]+[.$C$1]" office:value-type="float" office:value="1063">
            <text:p>1063</text:p>
          </table:table-cell>
          <table:table-cell table:formula="of:=[.$A48]*[.Y$2]+[.$C$1]" office:value-type="float" office:value="1109">
            <text:p>1109</text:p>
          </table:table-cell>
          <table:table-cell table:formula="of:=[.$A48]*[.Z$2]+[.$C$1]" office:value-type="float" office:value="1155">
            <text:p>1155</text:p>
          </table:table-cell>
          <table:table-cell table:number-columns-repeated="230"/>
        </table:table-row>
        <table:table-row table:style-name="ro1">
          <table:table-cell office:value-type="float" office:value="47">
            <text:p>47</text:p>
          </table:table-cell>
          <table:table-cell table:formula="of:=[.$A49]*[.B$2]+[.$C$1]" office:value-type="float" office:value="52">
            <text:p>52</text:p>
          </table:table-cell>
          <table:table-cell table:formula="of:=[.$A49]*[.C$2]+[.$C$1]" office:value-type="float" office:value="99">
            <text:p>99</text:p>
          </table:table-cell>
          <table:table-cell table:formula="of:=[.$A49]*[.D$2]+[.$C$1]" office:value-type="float" office:value="146">
            <text:p>146</text:p>
          </table:table-cell>
          <table:table-cell table:formula="of:=[.$A49]*[.E$2]+[.$C$1]" office:value-type="float" office:value="193">
            <text:p>193</text:p>
          </table:table-cell>
          <table:table-cell table:formula="of:=[.$A49]*[.F$2]+[.$C$1]" office:value-type="float" office:value="240">
            <text:p>240</text:p>
          </table:table-cell>
          <table:table-cell table:formula="of:=[.$A49]*[.G$2]+[.$C$1]" office:value-type="float" office:value="287">
            <text:p>287</text:p>
          </table:table-cell>
          <table:table-cell table:formula="of:=[.$A49]*[.H$2]+[.$C$1]" office:value-type="float" office:value="334">
            <text:p>334</text:p>
          </table:table-cell>
          <table:table-cell table:formula="of:=[.$A49]*[.I$2]+[.$C$1]" office:value-type="float" office:value="381">
            <text:p>381</text:p>
          </table:table-cell>
          <table:table-cell table:formula="of:=[.$A49]*[.J$2]+[.$C$1]" office:value-type="float" office:value="428">
            <text:p>428</text:p>
          </table:table-cell>
          <table:table-cell table:formula="of:=[.$A49]*[.K$2]+[.$C$1]" office:value-type="float" office:value="475">
            <text:p>475</text:p>
          </table:table-cell>
          <table:table-cell table:formula="of:=[.$A49]*[.L$2]+[.$C$1]" office:value-type="float" office:value="522">
            <text:p>522</text:p>
          </table:table-cell>
          <table:table-cell table:formula="of:=[.$A49]*[.M$2]+[.$C$1]" office:value-type="float" office:value="569">
            <text:p>569</text:p>
          </table:table-cell>
          <table:table-cell table:formula="of:=[.$A49]*[.N$2]+[.$C$1]" office:value-type="float" office:value="616">
            <text:p>616</text:p>
          </table:table-cell>
          <table:table-cell table:formula="of:=[.$A49]*[.O$2]+[.$C$1]" office:value-type="float" office:value="663">
            <text:p>663</text:p>
          </table:table-cell>
          <table:table-cell table:formula="of:=[.$A49]*[.P$2]+[.$C$1]" office:value-type="float" office:value="710">
            <text:p>710</text:p>
          </table:table-cell>
          <table:table-cell table:formula="of:=[.$A49]*[.Q$2]+[.$C$1]" office:value-type="float" office:value="757">
            <text:p>757</text:p>
          </table:table-cell>
          <table:table-cell table:formula="of:=[.$A49]*[.R$2]+[.$C$1]" office:value-type="float" office:value="804">
            <text:p>804</text:p>
          </table:table-cell>
          <table:table-cell table:formula="of:=[.$A49]*[.S$2]+[.$C$1]" office:value-type="float" office:value="851">
            <text:p>851</text:p>
          </table:table-cell>
          <table:table-cell table:formula="of:=[.$A49]*[.T$2]+[.$C$1]" office:value-type="float" office:value="898">
            <text:p>898</text:p>
          </table:table-cell>
          <table:table-cell table:formula="of:=[.$A49]*[.U$2]+[.$C$1]" office:value-type="float" office:value="945">
            <text:p>945</text:p>
          </table:table-cell>
          <table:table-cell table:formula="of:=[.$A49]*[.V$2]+[.$C$1]" office:value-type="float" office:value="992">
            <text:p>992</text:p>
          </table:table-cell>
          <table:table-cell table:formula="of:=[.$A49]*[.W$2]+[.$C$1]" office:value-type="float" office:value="1039">
            <text:p>1039</text:p>
          </table:table-cell>
          <table:table-cell table:formula="of:=[.$A49]*[.X$2]+[.$C$1]" office:value-type="float" office:value="1086">
            <text:p>1086</text:p>
          </table:table-cell>
          <table:table-cell table:formula="of:=[.$A49]*[.Y$2]+[.$C$1]" office:value-type="float" office:value="1133">
            <text:p>1133</text:p>
          </table:table-cell>
          <table:table-cell table:formula="of:=[.$A49]*[.Z$2]+[.$C$1]" office:value-type="float" office:value="1180">
            <text:p>1180</text:p>
          </table:table-cell>
          <table:table-cell table:number-columns-repeated="230"/>
        </table:table-row>
        <table:table-row table:style-name="ro1">
          <table:table-cell office:value-type="float" office:value="48">
            <text:p>48</text:p>
          </table:table-cell>
          <table:table-cell table:formula="of:=[.$A50]*[.B$2]+[.$C$1]" office:value-type="float" office:value="53">
            <text:p>53</text:p>
          </table:table-cell>
          <table:table-cell table:formula="of:=[.$A50]*[.C$2]+[.$C$1]" office:value-type="float" office:value="101">
            <text:p>101</text:p>
          </table:table-cell>
          <table:table-cell table:formula="of:=[.$A50]*[.D$2]+[.$C$1]" office:value-type="float" office:value="149">
            <text:p>149</text:p>
          </table:table-cell>
          <table:table-cell table:formula="of:=[.$A50]*[.E$2]+[.$C$1]" office:value-type="float" office:value="197">
            <text:p>197</text:p>
          </table:table-cell>
          <table:table-cell table:formula="of:=[.$A50]*[.F$2]+[.$C$1]" office:value-type="float" office:value="245">
            <text:p>245</text:p>
          </table:table-cell>
          <table:table-cell table:formula="of:=[.$A50]*[.G$2]+[.$C$1]" office:value-type="float" office:value="293">
            <text:p>293</text:p>
          </table:table-cell>
          <table:table-cell table:formula="of:=[.$A50]*[.H$2]+[.$C$1]" office:value-type="float" office:value="341">
            <text:p>341</text:p>
          </table:table-cell>
          <table:table-cell table:formula="of:=[.$A50]*[.I$2]+[.$C$1]" office:value-type="float" office:value="389">
            <text:p>389</text:p>
          </table:table-cell>
          <table:table-cell table:formula="of:=[.$A50]*[.J$2]+[.$C$1]" office:value-type="float" office:value="437">
            <text:p>437</text:p>
          </table:table-cell>
          <table:table-cell table:formula="of:=[.$A50]*[.K$2]+[.$C$1]" office:value-type="float" office:value="485">
            <text:p>485</text:p>
          </table:table-cell>
          <table:table-cell table:formula="of:=[.$A50]*[.L$2]+[.$C$1]" office:value-type="float" office:value="533">
            <text:p>533</text:p>
          </table:table-cell>
          <table:table-cell table:formula="of:=[.$A50]*[.M$2]+[.$C$1]" office:value-type="float" office:value="581">
            <text:p>581</text:p>
          </table:table-cell>
          <table:table-cell table:formula="of:=[.$A50]*[.N$2]+[.$C$1]" office:value-type="float" office:value="629">
            <text:p>629</text:p>
          </table:table-cell>
          <table:table-cell table:formula="of:=[.$A50]*[.O$2]+[.$C$1]" office:value-type="float" office:value="677">
            <text:p>677</text:p>
          </table:table-cell>
          <table:table-cell table:formula="of:=[.$A50]*[.P$2]+[.$C$1]" office:value-type="float" office:value="725">
            <text:p>725</text:p>
          </table:table-cell>
          <table:table-cell table:formula="of:=[.$A50]*[.Q$2]+[.$C$1]" office:value-type="float" office:value="773">
            <text:p>773</text:p>
          </table:table-cell>
          <table:table-cell table:formula="of:=[.$A50]*[.R$2]+[.$C$1]" office:value-type="float" office:value="821">
            <text:p>821</text:p>
          </table:table-cell>
          <table:table-cell table:formula="of:=[.$A50]*[.S$2]+[.$C$1]" office:value-type="float" office:value="869">
            <text:p>869</text:p>
          </table:table-cell>
          <table:table-cell table:formula="of:=[.$A50]*[.T$2]+[.$C$1]" office:value-type="float" office:value="917">
            <text:p>917</text:p>
          </table:table-cell>
          <table:table-cell table:formula="of:=[.$A50]*[.U$2]+[.$C$1]" office:value-type="float" office:value="965">
            <text:p>965</text:p>
          </table:table-cell>
          <table:table-cell table:formula="of:=[.$A50]*[.V$2]+[.$C$1]" office:value-type="float" office:value="1013">
            <text:p>1013</text:p>
          </table:table-cell>
          <table:table-cell table:formula="of:=[.$A50]*[.W$2]+[.$C$1]" office:value-type="float" office:value="1061">
            <text:p>1061</text:p>
          </table:table-cell>
          <table:table-cell table:formula="of:=[.$A50]*[.X$2]+[.$C$1]" office:value-type="float" office:value="1109">
            <text:p>1109</text:p>
          </table:table-cell>
          <table:table-cell table:formula="of:=[.$A50]*[.Y$2]+[.$C$1]" office:value-type="float" office:value="1157">
            <text:p>1157</text:p>
          </table:table-cell>
          <table:table-cell table:formula="of:=[.$A50]*[.Z$2]+[.$C$1]" office:value-type="float" office:value="1205">
            <text:p>1205</text:p>
          </table:table-cell>
          <table:table-cell table:number-columns-repeated="230"/>
        </table:table-row>
        <table:table-row table:style-name="ro1">
          <table:table-cell office:value-type="float" office:value="49">
            <text:p>49</text:p>
          </table:table-cell>
          <table:table-cell table:formula="of:=[.$A51]*[.B$2]+[.$C$1]" office:value-type="float" office:value="54">
            <text:p>54</text:p>
          </table:table-cell>
          <table:table-cell table:formula="of:=[.$A51]*[.C$2]+[.$C$1]" office:value-type="float" office:value="103">
            <text:p>103</text:p>
          </table:table-cell>
          <table:table-cell table:formula="of:=[.$A51]*[.D$2]+[.$C$1]" office:value-type="float" office:value="152">
            <text:p>152</text:p>
          </table:table-cell>
          <table:table-cell table:formula="of:=[.$A51]*[.E$2]+[.$C$1]" office:value-type="float" office:value="201">
            <text:p>201</text:p>
          </table:table-cell>
          <table:table-cell table:formula="of:=[.$A51]*[.F$2]+[.$C$1]" office:value-type="float" office:value="250">
            <text:p>250</text:p>
          </table:table-cell>
          <table:table-cell table:formula="of:=[.$A51]*[.G$2]+[.$C$1]" office:value-type="float" office:value="299">
            <text:p>299</text:p>
          </table:table-cell>
          <table:table-cell table:formula="of:=[.$A51]*[.H$2]+[.$C$1]" office:value-type="float" office:value="348">
            <text:p>348</text:p>
          </table:table-cell>
          <table:table-cell table:formula="of:=[.$A51]*[.I$2]+[.$C$1]" office:value-type="float" office:value="397">
            <text:p>397</text:p>
          </table:table-cell>
          <table:table-cell table:formula="of:=[.$A51]*[.J$2]+[.$C$1]" office:value-type="float" office:value="446">
            <text:p>446</text:p>
          </table:table-cell>
          <table:table-cell table:formula="of:=[.$A51]*[.K$2]+[.$C$1]" office:value-type="float" office:value="495">
            <text:p>495</text:p>
          </table:table-cell>
          <table:table-cell table:formula="of:=[.$A51]*[.L$2]+[.$C$1]" office:value-type="float" office:value="544">
            <text:p>544</text:p>
          </table:table-cell>
          <table:table-cell table:formula="of:=[.$A51]*[.M$2]+[.$C$1]" office:value-type="float" office:value="593">
            <text:p>593</text:p>
          </table:table-cell>
          <table:table-cell table:formula="of:=[.$A51]*[.N$2]+[.$C$1]" office:value-type="float" office:value="642">
            <text:p>642</text:p>
          </table:table-cell>
          <table:table-cell table:formula="of:=[.$A51]*[.O$2]+[.$C$1]" office:value-type="float" office:value="691">
            <text:p>691</text:p>
          </table:table-cell>
          <table:table-cell table:formula="of:=[.$A51]*[.P$2]+[.$C$1]" office:value-type="float" office:value="740">
            <text:p>740</text:p>
          </table:table-cell>
          <table:table-cell table:formula="of:=[.$A51]*[.Q$2]+[.$C$1]" office:value-type="float" office:value="789">
            <text:p>789</text:p>
          </table:table-cell>
          <table:table-cell table:formula="of:=[.$A51]*[.R$2]+[.$C$1]" office:value-type="float" office:value="838">
            <text:p>838</text:p>
          </table:table-cell>
          <table:table-cell table:formula="of:=[.$A51]*[.S$2]+[.$C$1]" office:value-type="float" office:value="887">
            <text:p>887</text:p>
          </table:table-cell>
          <table:table-cell table:formula="of:=[.$A51]*[.T$2]+[.$C$1]" office:value-type="float" office:value="936">
            <text:p>936</text:p>
          </table:table-cell>
          <table:table-cell table:formula="of:=[.$A51]*[.U$2]+[.$C$1]" office:value-type="float" office:value="985">
            <text:p>985</text:p>
          </table:table-cell>
          <table:table-cell table:formula="of:=[.$A51]*[.V$2]+[.$C$1]" office:value-type="float" office:value="1034">
            <text:p>1034</text:p>
          </table:table-cell>
          <table:table-cell table:formula="of:=[.$A51]*[.W$2]+[.$C$1]" office:value-type="float" office:value="1083">
            <text:p>1083</text:p>
          </table:table-cell>
          <table:table-cell table:formula="of:=[.$A51]*[.X$2]+[.$C$1]" office:value-type="float" office:value="1132">
            <text:p>1132</text:p>
          </table:table-cell>
          <table:table-cell table:formula="of:=[.$A51]*[.Y$2]+[.$C$1]" office:value-type="float" office:value="1181">
            <text:p>1181</text:p>
          </table:table-cell>
          <table:table-cell table:formula="of:=[.$A51]*[.Z$2]+[.$C$1]" office:value-type="float" office:value="1230">
            <text:p>1230</text:p>
          </table:table-cell>
          <table:table-cell table:number-columns-repeated="230"/>
        </table:table-row>
        <table:table-row table:style-name="ro1">
          <table:table-cell office:value-type="float" office:value="50">
            <text:p>50</text:p>
          </table:table-cell>
          <table:table-cell table:formula="of:=[.$A52]*[.B$2]+[.$C$1]" office:value-type="float" office:value="55">
            <text:p>55</text:p>
          </table:table-cell>
          <table:table-cell table:formula="of:=[.$A52]*[.C$2]+[.$C$1]" office:value-type="float" office:value="105">
            <text:p>105</text:p>
          </table:table-cell>
          <table:table-cell table:formula="of:=[.$A52]*[.D$2]+[.$C$1]" office:value-type="float" office:value="155">
            <text:p>155</text:p>
          </table:table-cell>
          <table:table-cell table:formula="of:=[.$A52]*[.E$2]+[.$C$1]" office:value-type="float" office:value="205">
            <text:p>205</text:p>
          </table:table-cell>
          <table:table-cell table:formula="of:=[.$A52]*[.F$2]+[.$C$1]" office:value-type="float" office:value="255">
            <text:p>255</text:p>
          </table:table-cell>
          <table:table-cell table:formula="of:=[.$A52]*[.G$2]+[.$C$1]" office:value-type="float" office:value="305">
            <text:p>305</text:p>
          </table:table-cell>
          <table:table-cell table:formula="of:=[.$A52]*[.H$2]+[.$C$1]" office:value-type="float" office:value="355">
            <text:p>355</text:p>
          </table:table-cell>
          <table:table-cell table:formula="of:=[.$A52]*[.I$2]+[.$C$1]" office:value-type="float" office:value="405">
            <text:p>405</text:p>
          </table:table-cell>
          <table:table-cell table:formula="of:=[.$A52]*[.J$2]+[.$C$1]" office:value-type="float" office:value="455">
            <text:p>455</text:p>
          </table:table-cell>
          <table:table-cell table:formula="of:=[.$A52]*[.K$2]+[.$C$1]" office:value-type="float" office:value="505">
            <text:p>505</text:p>
          </table:table-cell>
          <table:table-cell table:formula="of:=[.$A52]*[.L$2]+[.$C$1]" office:value-type="float" office:value="555">
            <text:p>555</text:p>
          </table:table-cell>
          <table:table-cell table:formula="of:=[.$A52]*[.M$2]+[.$C$1]" office:value-type="float" office:value="605">
            <text:p>605</text:p>
          </table:table-cell>
          <table:table-cell table:formula="of:=[.$A52]*[.N$2]+[.$C$1]" office:value-type="float" office:value="655">
            <text:p>655</text:p>
          </table:table-cell>
          <table:table-cell table:formula="of:=[.$A52]*[.O$2]+[.$C$1]" office:value-type="float" office:value="705">
            <text:p>705</text:p>
          </table:table-cell>
          <table:table-cell table:formula="of:=[.$A52]*[.P$2]+[.$C$1]" office:value-type="float" office:value="755">
            <text:p>755</text:p>
          </table:table-cell>
          <table:table-cell table:formula="of:=[.$A52]*[.Q$2]+[.$C$1]" office:value-type="float" office:value="805">
            <text:p>805</text:p>
          </table:table-cell>
          <table:table-cell table:formula="of:=[.$A52]*[.R$2]+[.$C$1]" office:value-type="float" office:value="855">
            <text:p>855</text:p>
          </table:table-cell>
          <table:table-cell table:formula="of:=[.$A52]*[.S$2]+[.$C$1]" office:value-type="float" office:value="905">
            <text:p>905</text:p>
          </table:table-cell>
          <table:table-cell table:formula="of:=[.$A52]*[.T$2]+[.$C$1]" office:value-type="float" office:value="955">
            <text:p>955</text:p>
          </table:table-cell>
          <table:table-cell table:formula="of:=[.$A52]*[.U$2]+[.$C$1]" office:value-type="float" office:value="1005">
            <text:p>1005</text:p>
          </table:table-cell>
          <table:table-cell table:formula="of:=[.$A52]*[.V$2]+[.$C$1]" office:value-type="float" office:value="1055">
            <text:p>1055</text:p>
          </table:table-cell>
          <table:table-cell table:formula="of:=[.$A52]*[.W$2]+[.$C$1]" office:value-type="float" office:value="1105">
            <text:p>1105</text:p>
          </table:table-cell>
          <table:table-cell table:formula="of:=[.$A52]*[.X$2]+[.$C$1]" office:value-type="float" office:value="1155">
            <text:p>1155</text:p>
          </table:table-cell>
          <table:table-cell table:formula="of:=[.$A52]*[.Y$2]+[.$C$1]" office:value-type="float" office:value="1205">
            <text:p>1205</text:p>
          </table:table-cell>
          <table:table-cell table:formula="of:=[.$A52]*[.Z$2]+[.$C$1]" office:value-type="float" office:value="1255">
            <text:p>1255</text:p>
          </table:table-cell>
          <table:table-cell table:number-columns-repeated="230"/>
        </table:table-row>
        <table:table-row table:style-name="ro1">
          <table:table-cell office:value-type="float" office:value="51">
            <text:p>51</text:p>
          </table:table-cell>
          <table:table-cell table:formula="of:=[.$A53]*[.B$2]+[.$C$1]" office:value-type="float" office:value="56">
            <text:p>56</text:p>
          </table:table-cell>
          <table:table-cell table:formula="of:=[.$A53]*[.C$2]+[.$C$1]" office:value-type="float" office:value="107">
            <text:p>107</text:p>
          </table:table-cell>
          <table:table-cell table:formula="of:=[.$A53]*[.D$2]+[.$C$1]" office:value-type="float" office:value="158">
            <text:p>158</text:p>
          </table:table-cell>
          <table:table-cell table:formula="of:=[.$A53]*[.E$2]+[.$C$1]" office:value-type="float" office:value="209">
            <text:p>209</text:p>
          </table:table-cell>
          <table:table-cell table:formula="of:=[.$A53]*[.F$2]+[.$C$1]" office:value-type="float" office:value="260">
            <text:p>260</text:p>
          </table:table-cell>
          <table:table-cell table:formula="of:=[.$A53]*[.G$2]+[.$C$1]" office:value-type="float" office:value="311">
            <text:p>311</text:p>
          </table:table-cell>
          <table:table-cell table:formula="of:=[.$A53]*[.H$2]+[.$C$1]" office:value-type="float" office:value="362">
            <text:p>362</text:p>
          </table:table-cell>
          <table:table-cell table:formula="of:=[.$A53]*[.I$2]+[.$C$1]" office:value-type="float" office:value="413">
            <text:p>413</text:p>
          </table:table-cell>
          <table:table-cell table:formula="of:=[.$A53]*[.J$2]+[.$C$1]" office:value-type="float" office:value="464">
            <text:p>464</text:p>
          </table:table-cell>
          <table:table-cell table:formula="of:=[.$A53]*[.K$2]+[.$C$1]" office:value-type="float" office:value="515">
            <text:p>515</text:p>
          </table:table-cell>
          <table:table-cell table:formula="of:=[.$A53]*[.L$2]+[.$C$1]" office:value-type="float" office:value="566">
            <text:p>566</text:p>
          </table:table-cell>
          <table:table-cell table:formula="of:=[.$A53]*[.M$2]+[.$C$1]" office:value-type="float" office:value="617">
            <text:p>617</text:p>
          </table:table-cell>
          <table:table-cell table:formula="of:=[.$A53]*[.N$2]+[.$C$1]" office:value-type="float" office:value="668">
            <text:p>668</text:p>
          </table:table-cell>
          <table:table-cell table:formula="of:=[.$A53]*[.O$2]+[.$C$1]" office:value-type="float" office:value="719">
            <text:p>719</text:p>
          </table:table-cell>
          <table:table-cell table:formula="of:=[.$A53]*[.P$2]+[.$C$1]" office:value-type="float" office:value="770">
            <text:p>770</text:p>
          </table:table-cell>
          <table:table-cell table:formula="of:=[.$A53]*[.Q$2]+[.$C$1]" office:value-type="float" office:value="821">
            <text:p>821</text:p>
          </table:table-cell>
          <table:table-cell table:formula="of:=[.$A53]*[.R$2]+[.$C$1]" office:value-type="float" office:value="872">
            <text:p>872</text:p>
          </table:table-cell>
          <table:table-cell table:formula="of:=[.$A53]*[.S$2]+[.$C$1]" office:value-type="float" office:value="923">
            <text:p>923</text:p>
          </table:table-cell>
          <table:table-cell table:formula="of:=[.$A53]*[.T$2]+[.$C$1]" office:value-type="float" office:value="974">
            <text:p>974</text:p>
          </table:table-cell>
          <table:table-cell table:formula="of:=[.$A53]*[.U$2]+[.$C$1]" office:value-type="float" office:value="1025">
            <text:p>1025</text:p>
          </table:table-cell>
          <table:table-cell table:formula="of:=[.$A53]*[.V$2]+[.$C$1]" office:value-type="float" office:value="1076">
            <text:p>1076</text:p>
          </table:table-cell>
          <table:table-cell table:formula="of:=[.$A53]*[.W$2]+[.$C$1]" office:value-type="float" office:value="1127">
            <text:p>1127</text:p>
          </table:table-cell>
          <table:table-cell table:formula="of:=[.$A53]*[.X$2]+[.$C$1]" office:value-type="float" office:value="1178">
            <text:p>1178</text:p>
          </table:table-cell>
          <table:table-cell table:formula="of:=[.$A53]*[.Y$2]+[.$C$1]" office:value-type="float" office:value="1229">
            <text:p>1229</text:p>
          </table:table-cell>
          <table:table-cell table:formula="of:=[.$A53]*[.Z$2]+[.$C$1]" office:value-type="float" office:value="1280">
            <text:p>1280</text:p>
          </table:table-cell>
          <table:table-cell table:number-columns-repeated="230"/>
        </table:table-row>
        <table:table-row table:style-name="ro1">
          <table:table-cell office:value-type="float" office:value="52">
            <text:p>52</text:p>
          </table:table-cell>
          <table:table-cell table:formula="of:=[.$A54]*[.B$2]+[.$C$1]" office:value-type="float" office:value="57">
            <text:p>57</text:p>
          </table:table-cell>
          <table:table-cell table:formula="of:=[.$A54]*[.C$2]+[.$C$1]" office:value-type="float" office:value="109">
            <text:p>109</text:p>
          </table:table-cell>
          <table:table-cell table:formula="of:=[.$A54]*[.D$2]+[.$C$1]" office:value-type="float" office:value="161">
            <text:p>161</text:p>
          </table:table-cell>
          <table:table-cell table:formula="of:=[.$A54]*[.E$2]+[.$C$1]" office:value-type="float" office:value="213">
            <text:p>213</text:p>
          </table:table-cell>
          <table:table-cell table:formula="of:=[.$A54]*[.F$2]+[.$C$1]" office:value-type="float" office:value="265">
            <text:p>265</text:p>
          </table:table-cell>
          <table:table-cell table:formula="of:=[.$A54]*[.G$2]+[.$C$1]" office:value-type="float" office:value="317">
            <text:p>317</text:p>
          </table:table-cell>
          <table:table-cell table:formula="of:=[.$A54]*[.H$2]+[.$C$1]" office:value-type="float" office:value="369">
            <text:p>369</text:p>
          </table:table-cell>
          <table:table-cell table:formula="of:=[.$A54]*[.I$2]+[.$C$1]" office:value-type="float" office:value="421">
            <text:p>421</text:p>
          </table:table-cell>
          <table:table-cell table:formula="of:=[.$A54]*[.J$2]+[.$C$1]" office:value-type="float" office:value="473">
            <text:p>473</text:p>
          </table:table-cell>
          <table:table-cell table:formula="of:=[.$A54]*[.K$2]+[.$C$1]" office:value-type="float" office:value="525">
            <text:p>525</text:p>
          </table:table-cell>
          <table:table-cell table:formula="of:=[.$A54]*[.L$2]+[.$C$1]" office:value-type="float" office:value="577">
            <text:p>577</text:p>
          </table:table-cell>
          <table:table-cell table:formula="of:=[.$A54]*[.M$2]+[.$C$1]" office:value-type="float" office:value="629">
            <text:p>629</text:p>
          </table:table-cell>
          <table:table-cell table:formula="of:=[.$A54]*[.N$2]+[.$C$1]" office:value-type="float" office:value="681">
            <text:p>681</text:p>
          </table:table-cell>
          <table:table-cell table:formula="of:=[.$A54]*[.O$2]+[.$C$1]" office:value-type="float" office:value="733">
            <text:p>733</text:p>
          </table:table-cell>
          <table:table-cell table:formula="of:=[.$A54]*[.P$2]+[.$C$1]" office:value-type="float" office:value="785">
            <text:p>785</text:p>
          </table:table-cell>
          <table:table-cell table:formula="of:=[.$A54]*[.Q$2]+[.$C$1]" office:value-type="float" office:value="837">
            <text:p>837</text:p>
          </table:table-cell>
          <table:table-cell table:formula="of:=[.$A54]*[.R$2]+[.$C$1]" office:value-type="float" office:value="889">
            <text:p>889</text:p>
          </table:table-cell>
          <table:table-cell table:formula="of:=[.$A54]*[.S$2]+[.$C$1]" office:value-type="float" office:value="941">
            <text:p>941</text:p>
          </table:table-cell>
          <table:table-cell table:formula="of:=[.$A54]*[.T$2]+[.$C$1]" office:value-type="float" office:value="993">
            <text:p>993</text:p>
          </table:table-cell>
          <table:table-cell table:formula="of:=[.$A54]*[.U$2]+[.$C$1]" office:value-type="float" office:value="1045">
            <text:p>1045</text:p>
          </table:table-cell>
          <table:table-cell table:formula="of:=[.$A54]*[.V$2]+[.$C$1]" office:value-type="float" office:value="1097">
            <text:p>1097</text:p>
          </table:table-cell>
          <table:table-cell table:formula="of:=[.$A54]*[.W$2]+[.$C$1]" office:value-type="float" office:value="1149">
            <text:p>1149</text:p>
          </table:table-cell>
          <table:table-cell table:formula="of:=[.$A54]*[.X$2]+[.$C$1]" office:value-type="float" office:value="1201">
            <text:p>1201</text:p>
          </table:table-cell>
          <table:table-cell table:formula="of:=[.$A54]*[.Y$2]+[.$C$1]" office:value-type="float" office:value="1253">
            <text:p>1253</text:p>
          </table:table-cell>
          <table:table-cell table:formula="of:=[.$A54]*[.Z$2]+[.$C$1]" office:value-type="float" office:value="1305">
            <text:p>1305</text:p>
          </table:table-cell>
          <table:table-cell table:number-columns-repeated="230"/>
        </table:table-row>
        <table:table-row table:style-name="ro1">
          <table:table-cell office:value-type="float" office:value="53">
            <text:p>53</text:p>
          </table:table-cell>
          <table:table-cell table:formula="of:=[.$A55]*[.B$2]+[.$C$1]" office:value-type="float" office:value="58">
            <text:p>58</text:p>
          </table:table-cell>
          <table:table-cell table:formula="of:=[.$A55]*[.C$2]+[.$C$1]" office:value-type="float" office:value="111">
            <text:p>111</text:p>
          </table:table-cell>
          <table:table-cell table:formula="of:=[.$A55]*[.D$2]+[.$C$1]" office:value-type="float" office:value="164">
            <text:p>164</text:p>
          </table:table-cell>
          <table:table-cell table:formula="of:=[.$A55]*[.E$2]+[.$C$1]" office:value-type="float" office:value="217">
            <text:p>217</text:p>
          </table:table-cell>
          <table:table-cell table:formula="of:=[.$A55]*[.F$2]+[.$C$1]" office:value-type="float" office:value="270">
            <text:p>270</text:p>
          </table:table-cell>
          <table:table-cell table:formula="of:=[.$A55]*[.G$2]+[.$C$1]" office:value-type="float" office:value="323">
            <text:p>323</text:p>
          </table:table-cell>
          <table:table-cell table:formula="of:=[.$A55]*[.H$2]+[.$C$1]" office:value-type="float" office:value="376">
            <text:p>376</text:p>
          </table:table-cell>
          <table:table-cell table:formula="of:=[.$A55]*[.I$2]+[.$C$1]" office:value-type="float" office:value="429">
            <text:p>429</text:p>
          </table:table-cell>
          <table:table-cell table:formula="of:=[.$A55]*[.J$2]+[.$C$1]" office:value-type="float" office:value="482">
            <text:p>482</text:p>
          </table:table-cell>
          <table:table-cell table:formula="of:=[.$A55]*[.K$2]+[.$C$1]" office:value-type="float" office:value="535">
            <text:p>535</text:p>
          </table:table-cell>
          <table:table-cell table:formula="of:=[.$A55]*[.L$2]+[.$C$1]" office:value-type="float" office:value="588">
            <text:p>588</text:p>
          </table:table-cell>
          <table:table-cell table:formula="of:=[.$A55]*[.M$2]+[.$C$1]" office:value-type="float" office:value="641">
            <text:p>641</text:p>
          </table:table-cell>
          <table:table-cell table:formula="of:=[.$A55]*[.N$2]+[.$C$1]" office:value-type="float" office:value="694">
            <text:p>694</text:p>
          </table:table-cell>
          <table:table-cell table:formula="of:=[.$A55]*[.O$2]+[.$C$1]" office:value-type="float" office:value="747">
            <text:p>747</text:p>
          </table:table-cell>
          <table:table-cell table:formula="of:=[.$A55]*[.P$2]+[.$C$1]" office:value-type="float" office:value="800">
            <text:p>800</text:p>
          </table:table-cell>
          <table:table-cell table:formula="of:=[.$A55]*[.Q$2]+[.$C$1]" office:value-type="float" office:value="853">
            <text:p>853</text:p>
          </table:table-cell>
          <table:table-cell table:formula="of:=[.$A55]*[.R$2]+[.$C$1]" office:value-type="float" office:value="906">
            <text:p>906</text:p>
          </table:table-cell>
          <table:table-cell table:formula="of:=[.$A55]*[.S$2]+[.$C$1]" office:value-type="float" office:value="959">
            <text:p>959</text:p>
          </table:table-cell>
          <table:table-cell table:formula="of:=[.$A55]*[.T$2]+[.$C$1]" office:value-type="float" office:value="1012">
            <text:p>1012</text:p>
          </table:table-cell>
          <table:table-cell table:formula="of:=[.$A55]*[.U$2]+[.$C$1]" office:value-type="float" office:value="1065">
            <text:p>1065</text:p>
          </table:table-cell>
          <table:table-cell table:formula="of:=[.$A55]*[.V$2]+[.$C$1]" office:value-type="float" office:value="1118">
            <text:p>1118</text:p>
          </table:table-cell>
          <table:table-cell table:formula="of:=[.$A55]*[.W$2]+[.$C$1]" office:value-type="float" office:value="1171">
            <text:p>1171</text:p>
          </table:table-cell>
          <table:table-cell table:formula="of:=[.$A55]*[.X$2]+[.$C$1]" office:value-type="float" office:value="1224">
            <text:p>1224</text:p>
          </table:table-cell>
          <table:table-cell table:formula="of:=[.$A55]*[.Y$2]+[.$C$1]" office:value-type="float" office:value="1277">
            <text:p>1277</text:p>
          </table:table-cell>
          <table:table-cell table:formula="of:=[.$A55]*[.Z$2]+[.$C$1]" office:value-type="float" office:value="1330">
            <text:p>1330</text:p>
          </table:table-cell>
          <table:table-cell table:number-columns-repeated="230"/>
        </table:table-row>
        <table:table-row table:style-name="ro1">
          <table:table-cell office:value-type="float" office:value="54">
            <text:p>54</text:p>
          </table:table-cell>
          <table:table-cell table:formula="of:=[.$A56]*[.B$2]+[.$C$1]" office:value-type="float" office:value="59">
            <text:p>59</text:p>
          </table:table-cell>
          <table:table-cell table:formula="of:=[.$A56]*[.C$2]+[.$C$1]" office:value-type="float" office:value="113">
            <text:p>113</text:p>
          </table:table-cell>
          <table:table-cell table:formula="of:=[.$A56]*[.D$2]+[.$C$1]" office:value-type="float" office:value="167">
            <text:p>167</text:p>
          </table:table-cell>
          <table:table-cell table:formula="of:=[.$A56]*[.E$2]+[.$C$1]" office:value-type="float" office:value="221">
            <text:p>221</text:p>
          </table:table-cell>
          <table:table-cell table:formula="of:=[.$A56]*[.F$2]+[.$C$1]" office:value-type="float" office:value="275">
            <text:p>275</text:p>
          </table:table-cell>
          <table:table-cell table:formula="of:=[.$A56]*[.G$2]+[.$C$1]" office:value-type="float" office:value="329">
            <text:p>329</text:p>
          </table:table-cell>
          <table:table-cell table:formula="of:=[.$A56]*[.H$2]+[.$C$1]" office:value-type="float" office:value="383">
            <text:p>383</text:p>
          </table:table-cell>
          <table:table-cell table:formula="of:=[.$A56]*[.I$2]+[.$C$1]" office:value-type="float" office:value="437">
            <text:p>437</text:p>
          </table:table-cell>
          <table:table-cell table:formula="of:=[.$A56]*[.J$2]+[.$C$1]" office:value-type="float" office:value="491">
            <text:p>491</text:p>
          </table:table-cell>
          <table:table-cell table:formula="of:=[.$A56]*[.K$2]+[.$C$1]" office:value-type="float" office:value="545">
            <text:p>545</text:p>
          </table:table-cell>
          <table:table-cell table:formula="of:=[.$A56]*[.L$2]+[.$C$1]" office:value-type="float" office:value="599">
            <text:p>599</text:p>
          </table:table-cell>
          <table:table-cell table:formula="of:=[.$A56]*[.M$2]+[.$C$1]" office:value-type="float" office:value="653">
            <text:p>653</text:p>
          </table:table-cell>
          <table:table-cell table:formula="of:=[.$A56]*[.N$2]+[.$C$1]" office:value-type="float" office:value="707">
            <text:p>707</text:p>
          </table:table-cell>
          <table:table-cell table:formula="of:=[.$A56]*[.O$2]+[.$C$1]" office:value-type="float" office:value="761">
            <text:p>761</text:p>
          </table:table-cell>
          <table:table-cell table:formula="of:=[.$A56]*[.P$2]+[.$C$1]" office:value-type="float" office:value="815">
            <text:p>815</text:p>
          </table:table-cell>
          <table:table-cell table:formula="of:=[.$A56]*[.Q$2]+[.$C$1]" office:value-type="float" office:value="869">
            <text:p>869</text:p>
          </table:table-cell>
          <table:table-cell table:formula="of:=[.$A56]*[.R$2]+[.$C$1]" office:value-type="float" office:value="923">
            <text:p>923</text:p>
          </table:table-cell>
          <table:table-cell table:formula="of:=[.$A56]*[.S$2]+[.$C$1]" office:value-type="float" office:value="977">
            <text:p>977</text:p>
          </table:table-cell>
          <table:table-cell table:formula="of:=[.$A56]*[.T$2]+[.$C$1]" office:value-type="float" office:value="1031">
            <text:p>1031</text:p>
          </table:table-cell>
          <table:table-cell table:formula="of:=[.$A56]*[.U$2]+[.$C$1]" office:value-type="float" office:value="1085">
            <text:p>1085</text:p>
          </table:table-cell>
          <table:table-cell table:formula="of:=[.$A56]*[.V$2]+[.$C$1]" office:value-type="float" office:value="1139">
            <text:p>1139</text:p>
          </table:table-cell>
          <table:table-cell table:formula="of:=[.$A56]*[.W$2]+[.$C$1]" office:value-type="float" office:value="1193">
            <text:p>1193</text:p>
          </table:table-cell>
          <table:table-cell table:formula="of:=[.$A56]*[.X$2]+[.$C$1]" office:value-type="float" office:value="1247">
            <text:p>1247</text:p>
          </table:table-cell>
          <table:table-cell table:formula="of:=[.$A56]*[.Y$2]+[.$C$1]" office:value-type="float" office:value="1301">
            <text:p>1301</text:p>
          </table:table-cell>
          <table:table-cell table:formula="of:=[.$A56]*[.Z$2]+[.$C$1]" office:value-type="float" office:value="1355">
            <text:p>1355</text:p>
          </table:table-cell>
          <table:table-cell table:number-columns-repeated="230"/>
        </table:table-row>
        <table:table-row table:style-name="ro1">
          <table:table-cell office:value-type="float" office:value="55">
            <text:p>55</text:p>
          </table:table-cell>
          <table:table-cell table:formula="of:=[.$A57]*[.B$2]+[.$C$1]" office:value-type="float" office:value="60">
            <text:p>60</text:p>
          </table:table-cell>
          <table:table-cell table:formula="of:=[.$A57]*[.C$2]+[.$C$1]" office:value-type="float" office:value="115">
            <text:p>115</text:p>
          </table:table-cell>
          <table:table-cell table:formula="of:=[.$A57]*[.D$2]+[.$C$1]" office:value-type="float" office:value="170">
            <text:p>170</text:p>
          </table:table-cell>
          <table:table-cell table:formula="of:=[.$A57]*[.E$2]+[.$C$1]" office:value-type="float" office:value="225">
            <text:p>225</text:p>
          </table:table-cell>
          <table:table-cell table:formula="of:=[.$A57]*[.F$2]+[.$C$1]" office:value-type="float" office:value="280">
            <text:p>280</text:p>
          </table:table-cell>
          <table:table-cell table:formula="of:=[.$A57]*[.G$2]+[.$C$1]" office:value-type="float" office:value="335">
            <text:p>335</text:p>
          </table:table-cell>
          <table:table-cell table:formula="of:=[.$A57]*[.H$2]+[.$C$1]" office:value-type="float" office:value="390">
            <text:p>390</text:p>
          </table:table-cell>
          <table:table-cell table:formula="of:=[.$A57]*[.I$2]+[.$C$1]" office:value-type="float" office:value="445">
            <text:p>445</text:p>
          </table:table-cell>
          <table:table-cell table:formula="of:=[.$A57]*[.J$2]+[.$C$1]" office:value-type="float" office:value="500">
            <text:p>500</text:p>
          </table:table-cell>
          <table:table-cell table:formula="of:=[.$A57]*[.K$2]+[.$C$1]" office:value-type="float" office:value="555">
            <text:p>555</text:p>
          </table:table-cell>
          <table:table-cell table:formula="of:=[.$A57]*[.L$2]+[.$C$1]" office:value-type="float" office:value="610">
            <text:p>610</text:p>
          </table:table-cell>
          <table:table-cell table:formula="of:=[.$A57]*[.M$2]+[.$C$1]" office:value-type="float" office:value="665">
            <text:p>665</text:p>
          </table:table-cell>
          <table:table-cell table:formula="of:=[.$A57]*[.N$2]+[.$C$1]" office:value-type="float" office:value="720">
            <text:p>720</text:p>
          </table:table-cell>
          <table:table-cell table:formula="of:=[.$A57]*[.O$2]+[.$C$1]" office:value-type="float" office:value="775">
            <text:p>775</text:p>
          </table:table-cell>
          <table:table-cell table:formula="of:=[.$A57]*[.P$2]+[.$C$1]" office:value-type="float" office:value="830">
            <text:p>830</text:p>
          </table:table-cell>
          <table:table-cell table:formula="of:=[.$A57]*[.Q$2]+[.$C$1]" office:value-type="float" office:value="885">
            <text:p>885</text:p>
          </table:table-cell>
          <table:table-cell table:formula="of:=[.$A57]*[.R$2]+[.$C$1]" office:value-type="float" office:value="940">
            <text:p>940</text:p>
          </table:table-cell>
          <table:table-cell table:formula="of:=[.$A57]*[.S$2]+[.$C$1]" office:value-type="float" office:value="995">
            <text:p>995</text:p>
          </table:table-cell>
          <table:table-cell table:formula="of:=[.$A57]*[.T$2]+[.$C$1]" office:value-type="float" office:value="1050">
            <text:p>1050</text:p>
          </table:table-cell>
          <table:table-cell table:formula="of:=[.$A57]*[.U$2]+[.$C$1]" office:value-type="float" office:value="1105">
            <text:p>1105</text:p>
          </table:table-cell>
          <table:table-cell table:formula="of:=[.$A57]*[.V$2]+[.$C$1]" office:value-type="float" office:value="1160">
            <text:p>1160</text:p>
          </table:table-cell>
          <table:table-cell table:formula="of:=[.$A57]*[.W$2]+[.$C$1]" office:value-type="float" office:value="1215">
            <text:p>1215</text:p>
          </table:table-cell>
          <table:table-cell table:formula="of:=[.$A57]*[.X$2]+[.$C$1]" office:value-type="float" office:value="1270">
            <text:p>1270</text:p>
          </table:table-cell>
          <table:table-cell table:formula="of:=[.$A57]*[.Y$2]+[.$C$1]" office:value-type="float" office:value="1325">
            <text:p>1325</text:p>
          </table:table-cell>
          <table:table-cell table:formula="of:=[.$A57]*[.Z$2]+[.$C$1]" office:value-type="float" office:value="1380">
            <text:p>1380</text:p>
          </table:table-cell>
          <table:table-cell table:number-columns-repeated="230"/>
        </table:table-row>
        <table:table-row table:style-name="ro1">
          <table:table-cell office:value-type="float" office:value="56">
            <text:p>56</text:p>
          </table:table-cell>
          <table:table-cell table:formula="of:=[.$A58]*[.B$2]+[.$C$1]" office:value-type="float" office:value="61">
            <text:p>61</text:p>
          </table:table-cell>
          <table:table-cell table:formula="of:=[.$A58]*[.C$2]+[.$C$1]" office:value-type="float" office:value="117">
            <text:p>117</text:p>
          </table:table-cell>
          <table:table-cell table:formula="of:=[.$A58]*[.D$2]+[.$C$1]" office:value-type="float" office:value="173">
            <text:p>173</text:p>
          </table:table-cell>
          <table:table-cell table:formula="of:=[.$A58]*[.E$2]+[.$C$1]" office:value-type="float" office:value="229">
            <text:p>229</text:p>
          </table:table-cell>
          <table:table-cell table:formula="of:=[.$A58]*[.F$2]+[.$C$1]" office:value-type="float" office:value="285">
            <text:p>285</text:p>
          </table:table-cell>
          <table:table-cell table:formula="of:=[.$A58]*[.G$2]+[.$C$1]" office:value-type="float" office:value="341">
            <text:p>341</text:p>
          </table:table-cell>
          <table:table-cell table:formula="of:=[.$A58]*[.H$2]+[.$C$1]" office:value-type="float" office:value="397">
            <text:p>397</text:p>
          </table:table-cell>
          <table:table-cell table:formula="of:=[.$A58]*[.I$2]+[.$C$1]" office:value-type="float" office:value="453">
            <text:p>453</text:p>
          </table:table-cell>
          <table:table-cell table:formula="of:=[.$A58]*[.J$2]+[.$C$1]" office:value-type="float" office:value="509">
            <text:p>509</text:p>
          </table:table-cell>
          <table:table-cell table:formula="of:=[.$A58]*[.K$2]+[.$C$1]" office:value-type="float" office:value="565">
            <text:p>565</text:p>
          </table:table-cell>
          <table:table-cell table:formula="of:=[.$A58]*[.L$2]+[.$C$1]" office:value-type="float" office:value="621">
            <text:p>621</text:p>
          </table:table-cell>
          <table:table-cell table:formula="of:=[.$A58]*[.M$2]+[.$C$1]" office:value-type="float" office:value="677">
            <text:p>677</text:p>
          </table:table-cell>
          <table:table-cell table:formula="of:=[.$A58]*[.N$2]+[.$C$1]" office:value-type="float" office:value="733">
            <text:p>733</text:p>
          </table:table-cell>
          <table:table-cell table:formula="of:=[.$A58]*[.O$2]+[.$C$1]" office:value-type="float" office:value="789">
            <text:p>789</text:p>
          </table:table-cell>
          <table:table-cell table:formula="of:=[.$A58]*[.P$2]+[.$C$1]" office:value-type="float" office:value="845">
            <text:p>845</text:p>
          </table:table-cell>
          <table:table-cell table:formula="of:=[.$A58]*[.Q$2]+[.$C$1]" office:value-type="float" office:value="901">
            <text:p>901</text:p>
          </table:table-cell>
          <table:table-cell table:formula="of:=[.$A58]*[.R$2]+[.$C$1]" office:value-type="float" office:value="957">
            <text:p>957</text:p>
          </table:table-cell>
          <table:table-cell table:formula="of:=[.$A58]*[.S$2]+[.$C$1]" office:value-type="float" office:value="1013">
            <text:p>1013</text:p>
          </table:table-cell>
          <table:table-cell table:formula="of:=[.$A58]*[.T$2]+[.$C$1]" office:value-type="float" office:value="1069">
            <text:p>1069</text:p>
          </table:table-cell>
          <table:table-cell table:formula="of:=[.$A58]*[.U$2]+[.$C$1]" office:value-type="float" office:value="1125">
            <text:p>1125</text:p>
          </table:table-cell>
          <table:table-cell table:formula="of:=[.$A58]*[.V$2]+[.$C$1]" office:value-type="float" office:value="1181">
            <text:p>1181</text:p>
          </table:table-cell>
          <table:table-cell table:formula="of:=[.$A58]*[.W$2]+[.$C$1]" office:value-type="float" office:value="1237">
            <text:p>1237</text:p>
          </table:table-cell>
          <table:table-cell table:formula="of:=[.$A58]*[.X$2]+[.$C$1]" office:value-type="float" office:value="1293">
            <text:p>1293</text:p>
          </table:table-cell>
          <table:table-cell table:formula="of:=[.$A58]*[.Y$2]+[.$C$1]" office:value-type="float" office:value="1349">
            <text:p>1349</text:p>
          </table:table-cell>
          <table:table-cell table:formula="of:=[.$A58]*[.Z$2]+[.$C$1]" office:value-type="float" office:value="1405">
            <text:p>1405</text:p>
          </table:table-cell>
          <table:table-cell table:number-columns-repeated="230"/>
        </table:table-row>
        <table:table-row table:style-name="ro1">
          <table:table-cell office:value-type="float" office:value="57">
            <text:p>57</text:p>
          </table:table-cell>
          <table:table-cell table:formula="of:=[.$A59]*[.B$2]+[.$C$1]" office:value-type="float" office:value="62">
            <text:p>62</text:p>
          </table:table-cell>
          <table:table-cell table:formula="of:=[.$A59]*[.C$2]+[.$C$1]" office:value-type="float" office:value="119">
            <text:p>119</text:p>
          </table:table-cell>
          <table:table-cell table:formula="of:=[.$A59]*[.D$2]+[.$C$1]" office:value-type="float" office:value="176">
            <text:p>176</text:p>
          </table:table-cell>
          <table:table-cell table:formula="of:=[.$A59]*[.E$2]+[.$C$1]" office:value-type="float" office:value="233">
            <text:p>233</text:p>
          </table:table-cell>
          <table:table-cell table:formula="of:=[.$A59]*[.F$2]+[.$C$1]" office:value-type="float" office:value="290">
            <text:p>290</text:p>
          </table:table-cell>
          <table:table-cell table:formula="of:=[.$A59]*[.G$2]+[.$C$1]" office:value-type="float" office:value="347">
            <text:p>347</text:p>
          </table:table-cell>
          <table:table-cell table:formula="of:=[.$A59]*[.H$2]+[.$C$1]" office:value-type="float" office:value="404">
            <text:p>404</text:p>
          </table:table-cell>
          <table:table-cell table:formula="of:=[.$A59]*[.I$2]+[.$C$1]" office:value-type="float" office:value="461">
            <text:p>461</text:p>
          </table:table-cell>
          <table:table-cell table:formula="of:=[.$A59]*[.J$2]+[.$C$1]" office:value-type="float" office:value="518">
            <text:p>518</text:p>
          </table:table-cell>
          <table:table-cell table:formula="of:=[.$A59]*[.K$2]+[.$C$1]" office:value-type="float" office:value="575">
            <text:p>575</text:p>
          </table:table-cell>
          <table:table-cell table:formula="of:=[.$A59]*[.L$2]+[.$C$1]" office:value-type="float" office:value="632">
            <text:p>632</text:p>
          </table:table-cell>
          <table:table-cell table:formula="of:=[.$A59]*[.M$2]+[.$C$1]" office:value-type="float" office:value="689">
            <text:p>689</text:p>
          </table:table-cell>
          <table:table-cell table:formula="of:=[.$A59]*[.N$2]+[.$C$1]" office:value-type="float" office:value="746">
            <text:p>746</text:p>
          </table:table-cell>
          <table:table-cell table:formula="of:=[.$A59]*[.O$2]+[.$C$1]" office:value-type="float" office:value="803">
            <text:p>803</text:p>
          </table:table-cell>
          <table:table-cell table:formula="of:=[.$A59]*[.P$2]+[.$C$1]" office:value-type="float" office:value="860">
            <text:p>860</text:p>
          </table:table-cell>
          <table:table-cell table:formula="of:=[.$A59]*[.Q$2]+[.$C$1]" office:value-type="float" office:value="917">
            <text:p>917</text:p>
          </table:table-cell>
          <table:table-cell table:formula="of:=[.$A59]*[.R$2]+[.$C$1]" office:value-type="float" office:value="974">
            <text:p>974</text:p>
          </table:table-cell>
          <table:table-cell table:formula="of:=[.$A59]*[.S$2]+[.$C$1]" office:value-type="float" office:value="1031">
            <text:p>1031</text:p>
          </table:table-cell>
          <table:table-cell table:formula="of:=[.$A59]*[.T$2]+[.$C$1]" office:value-type="float" office:value="1088">
            <text:p>1088</text:p>
          </table:table-cell>
          <table:table-cell table:formula="of:=[.$A59]*[.U$2]+[.$C$1]" office:value-type="float" office:value="1145">
            <text:p>1145</text:p>
          </table:table-cell>
          <table:table-cell table:formula="of:=[.$A59]*[.V$2]+[.$C$1]" office:value-type="float" office:value="1202">
            <text:p>1202</text:p>
          </table:table-cell>
          <table:table-cell table:formula="of:=[.$A59]*[.W$2]+[.$C$1]" office:value-type="float" office:value="1259">
            <text:p>1259</text:p>
          </table:table-cell>
          <table:table-cell table:formula="of:=[.$A59]*[.X$2]+[.$C$1]" office:value-type="float" office:value="1316">
            <text:p>1316</text:p>
          </table:table-cell>
          <table:table-cell table:formula="of:=[.$A59]*[.Y$2]+[.$C$1]" office:value-type="float" office:value="1373">
            <text:p>1373</text:p>
          </table:table-cell>
          <table:table-cell table:formula="of:=[.$A59]*[.Z$2]+[.$C$1]" office:value-type="float" office:value="1430">
            <text:p>1430</text:p>
          </table:table-cell>
          <table:table-cell table:number-columns-repeated="230"/>
        </table:table-row>
        <table:table-row table:style-name="ro1">
          <table:table-cell office:value-type="float" office:value="58">
            <text:p>58</text:p>
          </table:table-cell>
          <table:table-cell table:formula="of:=[.$A60]*[.B$2]+[.$C$1]" office:value-type="float" office:value="63">
            <text:p>63</text:p>
          </table:table-cell>
          <table:table-cell table:formula="of:=[.$A60]*[.C$2]+[.$C$1]" office:value-type="float" office:value="121">
            <text:p>121</text:p>
          </table:table-cell>
          <table:table-cell table:formula="of:=[.$A60]*[.D$2]+[.$C$1]" office:value-type="float" office:value="179">
            <text:p>179</text:p>
          </table:table-cell>
          <table:table-cell table:formula="of:=[.$A60]*[.E$2]+[.$C$1]" office:value-type="float" office:value="237">
            <text:p>237</text:p>
          </table:table-cell>
          <table:table-cell table:formula="of:=[.$A60]*[.F$2]+[.$C$1]" office:value-type="float" office:value="295">
            <text:p>295</text:p>
          </table:table-cell>
          <table:table-cell table:formula="of:=[.$A60]*[.G$2]+[.$C$1]" office:value-type="float" office:value="353">
            <text:p>353</text:p>
          </table:table-cell>
          <table:table-cell table:formula="of:=[.$A60]*[.H$2]+[.$C$1]" office:value-type="float" office:value="411">
            <text:p>411</text:p>
          </table:table-cell>
          <table:table-cell table:formula="of:=[.$A60]*[.I$2]+[.$C$1]" office:value-type="float" office:value="469">
            <text:p>469</text:p>
          </table:table-cell>
          <table:table-cell table:formula="of:=[.$A60]*[.J$2]+[.$C$1]" office:value-type="float" office:value="527">
            <text:p>527</text:p>
          </table:table-cell>
          <table:table-cell table:formula="of:=[.$A60]*[.K$2]+[.$C$1]" office:value-type="float" office:value="585">
            <text:p>585</text:p>
          </table:table-cell>
          <table:table-cell table:formula="of:=[.$A60]*[.L$2]+[.$C$1]" office:value-type="float" office:value="643">
            <text:p>643</text:p>
          </table:table-cell>
          <table:table-cell table:formula="of:=[.$A60]*[.M$2]+[.$C$1]" office:value-type="float" office:value="701">
            <text:p>701</text:p>
          </table:table-cell>
          <table:table-cell table:formula="of:=[.$A60]*[.N$2]+[.$C$1]" office:value-type="float" office:value="759">
            <text:p>759</text:p>
          </table:table-cell>
          <table:table-cell table:formula="of:=[.$A60]*[.O$2]+[.$C$1]" office:value-type="float" office:value="817">
            <text:p>817</text:p>
          </table:table-cell>
          <table:table-cell table:formula="of:=[.$A60]*[.P$2]+[.$C$1]" office:value-type="float" office:value="875">
            <text:p>875</text:p>
          </table:table-cell>
          <table:table-cell table:formula="of:=[.$A60]*[.Q$2]+[.$C$1]" office:value-type="float" office:value="933">
            <text:p>933</text:p>
          </table:table-cell>
          <table:table-cell table:formula="of:=[.$A60]*[.R$2]+[.$C$1]" office:value-type="float" office:value="991">
            <text:p>991</text:p>
          </table:table-cell>
          <table:table-cell table:formula="of:=[.$A60]*[.S$2]+[.$C$1]" office:value-type="float" office:value="1049">
            <text:p>1049</text:p>
          </table:table-cell>
          <table:table-cell table:formula="of:=[.$A60]*[.T$2]+[.$C$1]" office:value-type="float" office:value="1107">
            <text:p>1107</text:p>
          </table:table-cell>
          <table:table-cell table:formula="of:=[.$A60]*[.U$2]+[.$C$1]" office:value-type="float" office:value="1165">
            <text:p>1165</text:p>
          </table:table-cell>
          <table:table-cell table:formula="of:=[.$A60]*[.V$2]+[.$C$1]" office:value-type="float" office:value="1223">
            <text:p>1223</text:p>
          </table:table-cell>
          <table:table-cell table:formula="of:=[.$A60]*[.W$2]+[.$C$1]" office:value-type="float" office:value="1281">
            <text:p>1281</text:p>
          </table:table-cell>
          <table:table-cell table:formula="of:=[.$A60]*[.X$2]+[.$C$1]" office:value-type="float" office:value="1339">
            <text:p>1339</text:p>
          </table:table-cell>
          <table:table-cell table:formula="of:=[.$A60]*[.Y$2]+[.$C$1]" office:value-type="float" office:value="1397">
            <text:p>1397</text:p>
          </table:table-cell>
          <table:table-cell table:formula="of:=[.$A60]*[.Z$2]+[.$C$1]" office:value-type="float" office:value="1455">
            <text:p>1455</text:p>
          </table:table-cell>
          <table:table-cell table:number-columns-repeated="230"/>
        </table:table-row>
        <table:table-row table:style-name="ro1">
          <table:table-cell office:value-type="float" office:value="59">
            <text:p>59</text:p>
          </table:table-cell>
          <table:table-cell table:formula="of:=[.$A61]*[.B$2]+[.$C$1]" office:value-type="float" office:value="64">
            <text:p>64</text:p>
          </table:table-cell>
          <table:table-cell table:formula="of:=[.$A61]*[.C$2]+[.$C$1]" office:value-type="float" office:value="123">
            <text:p>123</text:p>
          </table:table-cell>
          <table:table-cell table:formula="of:=[.$A61]*[.D$2]+[.$C$1]" office:value-type="float" office:value="182">
            <text:p>182</text:p>
          </table:table-cell>
          <table:table-cell table:formula="of:=[.$A61]*[.E$2]+[.$C$1]" office:value-type="float" office:value="241">
            <text:p>241</text:p>
          </table:table-cell>
          <table:table-cell table:formula="of:=[.$A61]*[.F$2]+[.$C$1]" office:value-type="float" office:value="300">
            <text:p>300</text:p>
          </table:table-cell>
          <table:table-cell table:formula="of:=[.$A61]*[.G$2]+[.$C$1]" office:value-type="float" office:value="359">
            <text:p>359</text:p>
          </table:table-cell>
          <table:table-cell table:formula="of:=[.$A61]*[.H$2]+[.$C$1]" office:value-type="float" office:value="418">
            <text:p>418</text:p>
          </table:table-cell>
          <table:table-cell table:formula="of:=[.$A61]*[.I$2]+[.$C$1]" office:value-type="float" office:value="477">
            <text:p>477</text:p>
          </table:table-cell>
          <table:table-cell table:formula="of:=[.$A61]*[.J$2]+[.$C$1]" office:value-type="float" office:value="536">
            <text:p>536</text:p>
          </table:table-cell>
          <table:table-cell table:formula="of:=[.$A61]*[.K$2]+[.$C$1]" office:value-type="float" office:value="595">
            <text:p>595</text:p>
          </table:table-cell>
          <table:table-cell table:formula="of:=[.$A61]*[.L$2]+[.$C$1]" office:value-type="float" office:value="654">
            <text:p>654</text:p>
          </table:table-cell>
          <table:table-cell table:formula="of:=[.$A61]*[.M$2]+[.$C$1]" office:value-type="float" office:value="713">
            <text:p>713</text:p>
          </table:table-cell>
          <table:table-cell table:formula="of:=[.$A61]*[.N$2]+[.$C$1]" office:value-type="float" office:value="772">
            <text:p>772</text:p>
          </table:table-cell>
          <table:table-cell table:formula="of:=[.$A61]*[.O$2]+[.$C$1]" office:value-type="float" office:value="831">
            <text:p>831</text:p>
          </table:table-cell>
          <table:table-cell table:formula="of:=[.$A61]*[.P$2]+[.$C$1]" office:value-type="float" office:value="890">
            <text:p>890</text:p>
          </table:table-cell>
          <table:table-cell table:formula="of:=[.$A61]*[.Q$2]+[.$C$1]" office:value-type="float" office:value="949">
            <text:p>949</text:p>
          </table:table-cell>
          <table:table-cell table:formula="of:=[.$A61]*[.R$2]+[.$C$1]" office:value-type="float" office:value="1008">
            <text:p>1008</text:p>
          </table:table-cell>
          <table:table-cell table:formula="of:=[.$A61]*[.S$2]+[.$C$1]" office:value-type="float" office:value="1067">
            <text:p>1067</text:p>
          </table:table-cell>
          <table:table-cell table:formula="of:=[.$A61]*[.T$2]+[.$C$1]" office:value-type="float" office:value="1126">
            <text:p>1126</text:p>
          </table:table-cell>
          <table:table-cell table:formula="of:=[.$A61]*[.U$2]+[.$C$1]" office:value-type="float" office:value="1185">
            <text:p>1185</text:p>
          </table:table-cell>
          <table:table-cell table:formula="of:=[.$A61]*[.V$2]+[.$C$1]" office:value-type="float" office:value="1244">
            <text:p>1244</text:p>
          </table:table-cell>
          <table:table-cell table:formula="of:=[.$A61]*[.W$2]+[.$C$1]" office:value-type="float" office:value="1303">
            <text:p>1303</text:p>
          </table:table-cell>
          <table:table-cell table:formula="of:=[.$A61]*[.X$2]+[.$C$1]" office:value-type="float" office:value="1362">
            <text:p>1362</text:p>
          </table:table-cell>
          <table:table-cell table:formula="of:=[.$A61]*[.Y$2]+[.$C$1]" office:value-type="float" office:value="1421">
            <text:p>1421</text:p>
          </table:table-cell>
          <table:table-cell table:formula="of:=[.$A61]*[.Z$2]+[.$C$1]" office:value-type="float" office:value="1480">
            <text:p>1480</text:p>
          </table:table-cell>
          <table:table-cell table:number-columns-repeated="230"/>
        </table:table-row>
        <table:table-row table:style-name="ro1">
          <table:table-cell office:value-type="float" office:value="60">
            <text:p>60</text:p>
          </table:table-cell>
          <table:table-cell table:formula="of:=[.$A62]*[.B$2]+[.$C$1]" office:value-type="float" office:value="65">
            <text:p>65</text:p>
          </table:table-cell>
          <table:table-cell table:formula="of:=[.$A62]*[.C$2]+[.$C$1]" office:value-type="float" office:value="125">
            <text:p>125</text:p>
          </table:table-cell>
          <table:table-cell table:formula="of:=[.$A62]*[.D$2]+[.$C$1]" office:value-type="float" office:value="185">
            <text:p>185</text:p>
          </table:table-cell>
          <table:table-cell table:formula="of:=[.$A62]*[.E$2]+[.$C$1]" office:value-type="float" office:value="245">
            <text:p>245</text:p>
          </table:table-cell>
          <table:table-cell table:formula="of:=[.$A62]*[.F$2]+[.$C$1]" office:value-type="float" office:value="305">
            <text:p>305</text:p>
          </table:table-cell>
          <table:table-cell table:formula="of:=[.$A62]*[.G$2]+[.$C$1]" office:value-type="float" office:value="365">
            <text:p>365</text:p>
          </table:table-cell>
          <table:table-cell table:formula="of:=[.$A62]*[.H$2]+[.$C$1]" office:value-type="float" office:value="425">
            <text:p>425</text:p>
          </table:table-cell>
          <table:table-cell table:formula="of:=[.$A62]*[.I$2]+[.$C$1]" office:value-type="float" office:value="485">
            <text:p>485</text:p>
          </table:table-cell>
          <table:table-cell table:formula="of:=[.$A62]*[.J$2]+[.$C$1]" office:value-type="float" office:value="545">
            <text:p>545</text:p>
          </table:table-cell>
          <table:table-cell table:formula="of:=[.$A62]*[.K$2]+[.$C$1]" office:value-type="float" office:value="605">
            <text:p>605</text:p>
          </table:table-cell>
          <table:table-cell table:formula="of:=[.$A62]*[.L$2]+[.$C$1]" office:value-type="float" office:value="665">
            <text:p>665</text:p>
          </table:table-cell>
          <table:table-cell table:formula="of:=[.$A62]*[.M$2]+[.$C$1]" office:value-type="float" office:value="725">
            <text:p>725</text:p>
          </table:table-cell>
          <table:table-cell table:formula="of:=[.$A62]*[.N$2]+[.$C$1]" office:value-type="float" office:value="785">
            <text:p>785</text:p>
          </table:table-cell>
          <table:table-cell table:formula="of:=[.$A62]*[.O$2]+[.$C$1]" office:value-type="float" office:value="845">
            <text:p>845</text:p>
          </table:table-cell>
          <table:table-cell table:formula="of:=[.$A62]*[.P$2]+[.$C$1]" office:value-type="float" office:value="905">
            <text:p>905</text:p>
          </table:table-cell>
          <table:table-cell table:formula="of:=[.$A62]*[.Q$2]+[.$C$1]" office:value-type="float" office:value="965">
            <text:p>965</text:p>
          </table:table-cell>
          <table:table-cell table:formula="of:=[.$A62]*[.R$2]+[.$C$1]" office:value-type="float" office:value="1025">
            <text:p>1025</text:p>
          </table:table-cell>
          <table:table-cell table:formula="of:=[.$A62]*[.S$2]+[.$C$1]" office:value-type="float" office:value="1085">
            <text:p>1085</text:p>
          </table:table-cell>
          <table:table-cell table:formula="of:=[.$A62]*[.T$2]+[.$C$1]" office:value-type="float" office:value="1145">
            <text:p>1145</text:p>
          </table:table-cell>
          <table:table-cell table:formula="of:=[.$A62]*[.U$2]+[.$C$1]" office:value-type="float" office:value="1205">
            <text:p>1205</text:p>
          </table:table-cell>
          <table:table-cell table:formula="of:=[.$A62]*[.V$2]+[.$C$1]" office:value-type="float" office:value="1265">
            <text:p>1265</text:p>
          </table:table-cell>
          <table:table-cell table:formula="of:=[.$A62]*[.W$2]+[.$C$1]" office:value-type="float" office:value="1325">
            <text:p>1325</text:p>
          </table:table-cell>
          <table:table-cell table:formula="of:=[.$A62]*[.X$2]+[.$C$1]" office:value-type="float" office:value="1385">
            <text:p>1385</text:p>
          </table:table-cell>
          <table:table-cell table:formula="of:=[.$A62]*[.Y$2]+[.$C$1]" office:value-type="float" office:value="1445">
            <text:p>1445</text:p>
          </table:table-cell>
          <table:table-cell table:formula="of:=[.$A62]*[.Z$2]+[.$C$1]" office:value-type="float" office:value="1505">
            <text:p>1505</text:p>
          </table:table-cell>
          <table:table-cell table:number-columns-repeated="230"/>
        </table:table-row>
        <table:table-row table:style-name="ro1">
          <table:table-cell office:value-type="float" office:value="61">
            <text:p>61</text:p>
          </table:table-cell>
          <table:table-cell table:formula="of:=[.$A63]*[.B$2]+[.$C$1]" office:value-type="float" office:value="66">
            <text:p>66</text:p>
          </table:table-cell>
          <table:table-cell table:formula="of:=[.$A63]*[.C$2]+[.$C$1]" office:value-type="float" office:value="127">
            <text:p>127</text:p>
          </table:table-cell>
          <table:table-cell table:formula="of:=[.$A63]*[.D$2]+[.$C$1]" office:value-type="float" office:value="188">
            <text:p>188</text:p>
          </table:table-cell>
          <table:table-cell table:formula="of:=[.$A63]*[.E$2]+[.$C$1]" office:value-type="float" office:value="249">
            <text:p>249</text:p>
          </table:table-cell>
          <table:table-cell table:formula="of:=[.$A63]*[.F$2]+[.$C$1]" office:value-type="float" office:value="310">
            <text:p>310</text:p>
          </table:table-cell>
          <table:table-cell table:formula="of:=[.$A63]*[.G$2]+[.$C$1]" office:value-type="float" office:value="371">
            <text:p>371</text:p>
          </table:table-cell>
          <table:table-cell table:formula="of:=[.$A63]*[.H$2]+[.$C$1]" office:value-type="float" office:value="432">
            <text:p>432</text:p>
          </table:table-cell>
          <table:table-cell table:formula="of:=[.$A63]*[.I$2]+[.$C$1]" office:value-type="float" office:value="493">
            <text:p>493</text:p>
          </table:table-cell>
          <table:table-cell table:formula="of:=[.$A63]*[.J$2]+[.$C$1]" office:value-type="float" office:value="554">
            <text:p>554</text:p>
          </table:table-cell>
          <table:table-cell table:formula="of:=[.$A63]*[.K$2]+[.$C$1]" office:value-type="float" office:value="615">
            <text:p>615</text:p>
          </table:table-cell>
          <table:table-cell table:formula="of:=[.$A63]*[.L$2]+[.$C$1]" office:value-type="float" office:value="676">
            <text:p>676</text:p>
          </table:table-cell>
          <table:table-cell table:formula="of:=[.$A63]*[.M$2]+[.$C$1]" office:value-type="float" office:value="737">
            <text:p>737</text:p>
          </table:table-cell>
          <table:table-cell table:formula="of:=[.$A63]*[.N$2]+[.$C$1]" office:value-type="float" office:value="798">
            <text:p>798</text:p>
          </table:table-cell>
          <table:table-cell table:formula="of:=[.$A63]*[.O$2]+[.$C$1]" office:value-type="float" office:value="859">
            <text:p>859</text:p>
          </table:table-cell>
          <table:table-cell table:formula="of:=[.$A63]*[.P$2]+[.$C$1]" office:value-type="float" office:value="920">
            <text:p>920</text:p>
          </table:table-cell>
          <table:table-cell table:formula="of:=[.$A63]*[.Q$2]+[.$C$1]" office:value-type="float" office:value="981">
            <text:p>981</text:p>
          </table:table-cell>
          <table:table-cell table:formula="of:=[.$A63]*[.R$2]+[.$C$1]" office:value-type="float" office:value="1042">
            <text:p>1042</text:p>
          </table:table-cell>
          <table:table-cell table:formula="of:=[.$A63]*[.S$2]+[.$C$1]" office:value-type="float" office:value="1103">
            <text:p>1103</text:p>
          </table:table-cell>
          <table:table-cell table:formula="of:=[.$A63]*[.T$2]+[.$C$1]" office:value-type="float" office:value="1164">
            <text:p>1164</text:p>
          </table:table-cell>
          <table:table-cell table:formula="of:=[.$A63]*[.U$2]+[.$C$1]" office:value-type="float" office:value="1225">
            <text:p>1225</text:p>
          </table:table-cell>
          <table:table-cell table:formula="of:=[.$A63]*[.V$2]+[.$C$1]" office:value-type="float" office:value="1286">
            <text:p>1286</text:p>
          </table:table-cell>
          <table:table-cell table:formula="of:=[.$A63]*[.W$2]+[.$C$1]" office:value-type="float" office:value="1347">
            <text:p>1347</text:p>
          </table:table-cell>
          <table:table-cell table:formula="of:=[.$A63]*[.X$2]+[.$C$1]" office:value-type="float" office:value="1408">
            <text:p>1408</text:p>
          </table:table-cell>
          <table:table-cell table:formula="of:=[.$A63]*[.Y$2]+[.$C$1]" office:value-type="float" office:value="1469">
            <text:p>1469</text:p>
          </table:table-cell>
          <table:table-cell table:formula="of:=[.$A63]*[.Z$2]+[.$C$1]" office:value-type="float" office:value="1530">
            <text:p>1530</text:p>
          </table:table-cell>
          <table:table-cell table:number-columns-repeated="230"/>
        </table:table-row>
        <table:table-row table:style-name="ro1">
          <table:table-cell office:value-type="float" office:value="62">
            <text:p>62</text:p>
          </table:table-cell>
          <table:table-cell table:formula="of:=[.$A64]*[.B$2]+[.$C$1]" office:value-type="float" office:value="67">
            <text:p>67</text:p>
          </table:table-cell>
          <table:table-cell table:formula="of:=[.$A64]*[.C$2]+[.$C$1]" office:value-type="float" office:value="129">
            <text:p>129</text:p>
          </table:table-cell>
          <table:table-cell table:formula="of:=[.$A64]*[.D$2]+[.$C$1]" office:value-type="float" office:value="191">
            <text:p>191</text:p>
          </table:table-cell>
          <table:table-cell table:formula="of:=[.$A64]*[.E$2]+[.$C$1]" office:value-type="float" office:value="253">
            <text:p>253</text:p>
          </table:table-cell>
          <table:table-cell table:formula="of:=[.$A64]*[.F$2]+[.$C$1]" office:value-type="float" office:value="315">
            <text:p>315</text:p>
          </table:table-cell>
          <table:table-cell table:formula="of:=[.$A64]*[.G$2]+[.$C$1]" office:value-type="float" office:value="377">
            <text:p>377</text:p>
          </table:table-cell>
          <table:table-cell table:formula="of:=[.$A64]*[.H$2]+[.$C$1]" office:value-type="float" office:value="439">
            <text:p>439</text:p>
          </table:table-cell>
          <table:table-cell table:formula="of:=[.$A64]*[.I$2]+[.$C$1]" office:value-type="float" office:value="501">
            <text:p>501</text:p>
          </table:table-cell>
          <table:table-cell table:formula="of:=[.$A64]*[.J$2]+[.$C$1]" office:value-type="float" office:value="563">
            <text:p>563</text:p>
          </table:table-cell>
          <table:table-cell table:formula="of:=[.$A64]*[.K$2]+[.$C$1]" office:value-type="float" office:value="625">
            <text:p>625</text:p>
          </table:table-cell>
          <table:table-cell table:formula="of:=[.$A64]*[.L$2]+[.$C$1]" office:value-type="float" office:value="687">
            <text:p>687</text:p>
          </table:table-cell>
          <table:table-cell table:formula="of:=[.$A64]*[.M$2]+[.$C$1]" office:value-type="float" office:value="749">
            <text:p>749</text:p>
          </table:table-cell>
          <table:table-cell table:formula="of:=[.$A64]*[.N$2]+[.$C$1]" office:value-type="float" office:value="811">
            <text:p>811</text:p>
          </table:table-cell>
          <table:table-cell table:formula="of:=[.$A64]*[.O$2]+[.$C$1]" office:value-type="float" office:value="873">
            <text:p>873</text:p>
          </table:table-cell>
          <table:table-cell table:formula="of:=[.$A64]*[.P$2]+[.$C$1]" office:value-type="float" office:value="935">
            <text:p>935</text:p>
          </table:table-cell>
          <table:table-cell table:formula="of:=[.$A64]*[.Q$2]+[.$C$1]" office:value-type="float" office:value="997">
            <text:p>997</text:p>
          </table:table-cell>
          <table:table-cell table:formula="of:=[.$A64]*[.R$2]+[.$C$1]" office:value-type="float" office:value="1059">
            <text:p>1059</text:p>
          </table:table-cell>
          <table:table-cell table:formula="of:=[.$A64]*[.S$2]+[.$C$1]" office:value-type="float" office:value="1121">
            <text:p>1121</text:p>
          </table:table-cell>
          <table:table-cell table:formula="of:=[.$A64]*[.T$2]+[.$C$1]" office:value-type="float" office:value="1183">
            <text:p>1183</text:p>
          </table:table-cell>
          <table:table-cell table:formula="of:=[.$A64]*[.U$2]+[.$C$1]" office:value-type="float" office:value="1245">
            <text:p>1245</text:p>
          </table:table-cell>
          <table:table-cell table:formula="of:=[.$A64]*[.V$2]+[.$C$1]" office:value-type="float" office:value="1307">
            <text:p>1307</text:p>
          </table:table-cell>
          <table:table-cell table:formula="of:=[.$A64]*[.W$2]+[.$C$1]" office:value-type="float" office:value="1369">
            <text:p>1369</text:p>
          </table:table-cell>
          <table:table-cell table:formula="of:=[.$A64]*[.X$2]+[.$C$1]" office:value-type="float" office:value="1431">
            <text:p>1431</text:p>
          </table:table-cell>
          <table:table-cell table:formula="of:=[.$A64]*[.Y$2]+[.$C$1]" office:value-type="float" office:value="1493">
            <text:p>1493</text:p>
          </table:table-cell>
          <table:table-cell table:formula="of:=[.$A64]*[.Z$2]+[.$C$1]" office:value-type="float" office:value="1555">
            <text:p>1555</text:p>
          </table:table-cell>
          <table:table-cell table:number-columns-repeated="230"/>
        </table:table-row>
        <table:table-row table:style-name="ro1">
          <table:table-cell office:value-type="float" office:value="63">
            <text:p>63</text:p>
          </table:table-cell>
          <table:table-cell table:formula="of:=[.$A65]*[.B$2]+[.$C$1]" office:value-type="float" office:value="68">
            <text:p>68</text:p>
          </table:table-cell>
          <table:table-cell table:formula="of:=[.$A65]*[.C$2]+[.$C$1]" office:value-type="float" office:value="131">
            <text:p>131</text:p>
          </table:table-cell>
          <table:table-cell table:formula="of:=[.$A65]*[.D$2]+[.$C$1]" office:value-type="float" office:value="194">
            <text:p>194</text:p>
          </table:table-cell>
          <table:table-cell table:formula="of:=[.$A65]*[.E$2]+[.$C$1]" office:value-type="float" office:value="257">
            <text:p>257</text:p>
          </table:table-cell>
          <table:table-cell table:formula="of:=[.$A65]*[.F$2]+[.$C$1]" office:value-type="float" office:value="320">
            <text:p>320</text:p>
          </table:table-cell>
          <table:table-cell table:formula="of:=[.$A65]*[.G$2]+[.$C$1]" office:value-type="float" office:value="383">
            <text:p>383</text:p>
          </table:table-cell>
          <table:table-cell table:formula="of:=[.$A65]*[.H$2]+[.$C$1]" office:value-type="float" office:value="446">
            <text:p>446</text:p>
          </table:table-cell>
          <table:table-cell table:formula="of:=[.$A65]*[.I$2]+[.$C$1]" office:value-type="float" office:value="509">
            <text:p>509</text:p>
          </table:table-cell>
          <table:table-cell table:formula="of:=[.$A65]*[.J$2]+[.$C$1]" office:value-type="float" office:value="572">
            <text:p>572</text:p>
          </table:table-cell>
          <table:table-cell table:formula="of:=[.$A65]*[.K$2]+[.$C$1]" office:value-type="float" office:value="635">
            <text:p>635</text:p>
          </table:table-cell>
          <table:table-cell table:formula="of:=[.$A65]*[.L$2]+[.$C$1]" office:value-type="float" office:value="698">
            <text:p>698</text:p>
          </table:table-cell>
          <table:table-cell table:formula="of:=[.$A65]*[.M$2]+[.$C$1]" office:value-type="float" office:value="761">
            <text:p>761</text:p>
          </table:table-cell>
          <table:table-cell table:formula="of:=[.$A65]*[.N$2]+[.$C$1]" office:value-type="float" office:value="824">
            <text:p>824</text:p>
          </table:table-cell>
          <table:table-cell table:formula="of:=[.$A65]*[.O$2]+[.$C$1]" office:value-type="float" office:value="887">
            <text:p>887</text:p>
          </table:table-cell>
          <table:table-cell table:formula="of:=[.$A65]*[.P$2]+[.$C$1]" office:value-type="float" office:value="950">
            <text:p>950</text:p>
          </table:table-cell>
          <table:table-cell table:formula="of:=[.$A65]*[.Q$2]+[.$C$1]" office:value-type="float" office:value="1013">
            <text:p>1013</text:p>
          </table:table-cell>
          <table:table-cell table:formula="of:=[.$A65]*[.R$2]+[.$C$1]" office:value-type="float" office:value="1076">
            <text:p>1076</text:p>
          </table:table-cell>
          <table:table-cell table:formula="of:=[.$A65]*[.S$2]+[.$C$1]" office:value-type="float" office:value="1139">
            <text:p>1139</text:p>
          </table:table-cell>
          <table:table-cell table:formula="of:=[.$A65]*[.T$2]+[.$C$1]" office:value-type="float" office:value="1202">
            <text:p>1202</text:p>
          </table:table-cell>
          <table:table-cell table:formula="of:=[.$A65]*[.U$2]+[.$C$1]" office:value-type="float" office:value="1265">
            <text:p>1265</text:p>
          </table:table-cell>
          <table:table-cell table:formula="of:=[.$A65]*[.V$2]+[.$C$1]" office:value-type="float" office:value="1328">
            <text:p>1328</text:p>
          </table:table-cell>
          <table:table-cell table:formula="of:=[.$A65]*[.W$2]+[.$C$1]" office:value-type="float" office:value="1391">
            <text:p>1391</text:p>
          </table:table-cell>
          <table:table-cell table:formula="of:=[.$A65]*[.X$2]+[.$C$1]" office:value-type="float" office:value="1454">
            <text:p>1454</text:p>
          </table:table-cell>
          <table:table-cell table:formula="of:=[.$A65]*[.Y$2]+[.$C$1]" office:value-type="float" office:value="1517">
            <text:p>1517</text:p>
          </table:table-cell>
          <table:table-cell table:formula="of:=[.$A65]*[.Z$2]+[.$C$1]" office:value-type="float" office:value="1580">
            <text:p>1580</text:p>
          </table:table-cell>
          <table:table-cell table:number-columns-repeated="230"/>
        </table:table-row>
        <table:table-row table:style-name="ro1">
          <table:table-cell office:value-type="float" office:value="64">
            <text:p>64</text:p>
          </table:table-cell>
          <table:table-cell table:formula="of:=[.$A66]*[.B$2]+[.$C$1]" office:value-type="float" office:value="69">
            <text:p>69</text:p>
          </table:table-cell>
          <table:table-cell table:formula="of:=[.$A66]*[.C$2]+[.$C$1]" office:value-type="float" office:value="133">
            <text:p>133</text:p>
          </table:table-cell>
          <table:table-cell table:formula="of:=[.$A66]*[.D$2]+[.$C$1]" office:value-type="float" office:value="197">
            <text:p>197</text:p>
          </table:table-cell>
          <table:table-cell table:formula="of:=[.$A66]*[.E$2]+[.$C$1]" office:value-type="float" office:value="261">
            <text:p>261</text:p>
          </table:table-cell>
          <table:table-cell table:formula="of:=[.$A66]*[.F$2]+[.$C$1]" office:value-type="float" office:value="325">
            <text:p>325</text:p>
          </table:table-cell>
          <table:table-cell table:formula="of:=[.$A66]*[.G$2]+[.$C$1]" office:value-type="float" office:value="389">
            <text:p>389</text:p>
          </table:table-cell>
          <table:table-cell table:formula="of:=[.$A66]*[.H$2]+[.$C$1]" office:value-type="float" office:value="453">
            <text:p>453</text:p>
          </table:table-cell>
          <table:table-cell table:formula="of:=[.$A66]*[.I$2]+[.$C$1]" office:value-type="float" office:value="517">
            <text:p>517</text:p>
          </table:table-cell>
          <table:table-cell table:formula="of:=[.$A66]*[.J$2]+[.$C$1]" office:value-type="float" office:value="581">
            <text:p>581</text:p>
          </table:table-cell>
          <table:table-cell table:formula="of:=[.$A66]*[.K$2]+[.$C$1]" office:value-type="float" office:value="645">
            <text:p>645</text:p>
          </table:table-cell>
          <table:table-cell table:formula="of:=[.$A66]*[.L$2]+[.$C$1]" office:value-type="float" office:value="709">
            <text:p>709</text:p>
          </table:table-cell>
          <table:table-cell table:formula="of:=[.$A66]*[.M$2]+[.$C$1]" office:value-type="float" office:value="773">
            <text:p>773</text:p>
          </table:table-cell>
          <table:table-cell table:formula="of:=[.$A66]*[.N$2]+[.$C$1]" office:value-type="float" office:value="837">
            <text:p>837</text:p>
          </table:table-cell>
          <table:table-cell table:formula="of:=[.$A66]*[.O$2]+[.$C$1]" office:value-type="float" office:value="901">
            <text:p>901</text:p>
          </table:table-cell>
          <table:table-cell table:formula="of:=[.$A66]*[.P$2]+[.$C$1]" office:value-type="float" office:value="965">
            <text:p>965</text:p>
          </table:table-cell>
          <table:table-cell table:formula="of:=[.$A66]*[.Q$2]+[.$C$1]" office:value-type="float" office:value="1029">
            <text:p>1029</text:p>
          </table:table-cell>
          <table:table-cell table:formula="of:=[.$A66]*[.R$2]+[.$C$1]" office:value-type="float" office:value="1093">
            <text:p>1093</text:p>
          </table:table-cell>
          <table:table-cell table:formula="of:=[.$A66]*[.S$2]+[.$C$1]" office:value-type="float" office:value="1157">
            <text:p>1157</text:p>
          </table:table-cell>
          <table:table-cell table:formula="of:=[.$A66]*[.T$2]+[.$C$1]" office:value-type="float" office:value="1221">
            <text:p>1221</text:p>
          </table:table-cell>
          <table:table-cell table:formula="of:=[.$A66]*[.U$2]+[.$C$1]" office:value-type="float" office:value="1285">
            <text:p>1285</text:p>
          </table:table-cell>
          <table:table-cell table:formula="of:=[.$A66]*[.V$2]+[.$C$1]" office:value-type="float" office:value="1349">
            <text:p>1349</text:p>
          </table:table-cell>
          <table:table-cell table:formula="of:=[.$A66]*[.W$2]+[.$C$1]" office:value-type="float" office:value="1413">
            <text:p>1413</text:p>
          </table:table-cell>
          <table:table-cell table:formula="of:=[.$A66]*[.X$2]+[.$C$1]" office:value-type="float" office:value="1477">
            <text:p>1477</text:p>
          </table:table-cell>
          <table:table-cell table:formula="of:=[.$A66]*[.Y$2]+[.$C$1]" office:value-type="float" office:value="1541">
            <text:p>1541</text:p>
          </table:table-cell>
          <table:table-cell table:formula="of:=[.$A66]*[.Z$2]+[.$C$1]" office:value-type="float" office:value="1605">
            <text:p>1605</text:p>
          </table:table-cell>
          <table:table-cell table:number-columns-repeated="230"/>
        </table:table-row>
        <table:table-row table:style-name="ro1">
          <table:table-cell office:value-type="float" office:value="65">
            <text:p>65</text:p>
          </table:table-cell>
          <table:table-cell table:formula="of:=[.$A67]*[.B$2]+[.$C$1]" office:value-type="float" office:value="70">
            <text:p>70</text:p>
          </table:table-cell>
          <table:table-cell table:formula="of:=[.$A67]*[.C$2]+[.$C$1]" office:value-type="float" office:value="135">
            <text:p>135</text:p>
          </table:table-cell>
          <table:table-cell table:formula="of:=[.$A67]*[.D$2]+[.$C$1]" office:value-type="float" office:value="200">
            <text:p>200</text:p>
          </table:table-cell>
          <table:table-cell table:formula="of:=[.$A67]*[.E$2]+[.$C$1]" office:value-type="float" office:value="265">
            <text:p>265</text:p>
          </table:table-cell>
          <table:table-cell table:formula="of:=[.$A67]*[.F$2]+[.$C$1]" office:value-type="float" office:value="330">
            <text:p>330</text:p>
          </table:table-cell>
          <table:table-cell table:formula="of:=[.$A67]*[.G$2]+[.$C$1]" office:value-type="float" office:value="395">
            <text:p>395</text:p>
          </table:table-cell>
          <table:table-cell table:formula="of:=[.$A67]*[.H$2]+[.$C$1]" office:value-type="float" office:value="460">
            <text:p>460</text:p>
          </table:table-cell>
          <table:table-cell table:formula="of:=[.$A67]*[.I$2]+[.$C$1]" office:value-type="float" office:value="525">
            <text:p>525</text:p>
          </table:table-cell>
          <table:table-cell table:formula="of:=[.$A67]*[.J$2]+[.$C$1]" office:value-type="float" office:value="590">
            <text:p>590</text:p>
          </table:table-cell>
          <table:table-cell table:formula="of:=[.$A67]*[.K$2]+[.$C$1]" office:value-type="float" office:value="655">
            <text:p>655</text:p>
          </table:table-cell>
          <table:table-cell table:formula="of:=[.$A67]*[.L$2]+[.$C$1]" office:value-type="float" office:value="720">
            <text:p>720</text:p>
          </table:table-cell>
          <table:table-cell table:formula="of:=[.$A67]*[.M$2]+[.$C$1]" office:value-type="float" office:value="785">
            <text:p>785</text:p>
          </table:table-cell>
          <table:table-cell table:formula="of:=[.$A67]*[.N$2]+[.$C$1]" office:value-type="float" office:value="850">
            <text:p>850</text:p>
          </table:table-cell>
          <table:table-cell table:formula="of:=[.$A67]*[.O$2]+[.$C$1]" office:value-type="float" office:value="915">
            <text:p>915</text:p>
          </table:table-cell>
          <table:table-cell table:formula="of:=[.$A67]*[.P$2]+[.$C$1]" office:value-type="float" office:value="980">
            <text:p>980</text:p>
          </table:table-cell>
          <table:table-cell table:formula="of:=[.$A67]*[.Q$2]+[.$C$1]" office:value-type="float" office:value="1045">
            <text:p>1045</text:p>
          </table:table-cell>
          <table:table-cell table:formula="of:=[.$A67]*[.R$2]+[.$C$1]" office:value-type="float" office:value="1110">
            <text:p>1110</text:p>
          </table:table-cell>
          <table:table-cell table:formula="of:=[.$A67]*[.S$2]+[.$C$1]" office:value-type="float" office:value="1175">
            <text:p>1175</text:p>
          </table:table-cell>
          <table:table-cell table:formula="of:=[.$A67]*[.T$2]+[.$C$1]" office:value-type="float" office:value="1240">
            <text:p>1240</text:p>
          </table:table-cell>
          <table:table-cell table:formula="of:=[.$A67]*[.U$2]+[.$C$1]" office:value-type="float" office:value="1305">
            <text:p>1305</text:p>
          </table:table-cell>
          <table:table-cell table:formula="of:=[.$A67]*[.V$2]+[.$C$1]" office:value-type="float" office:value="1370">
            <text:p>1370</text:p>
          </table:table-cell>
          <table:table-cell table:formula="of:=[.$A67]*[.W$2]+[.$C$1]" office:value-type="float" office:value="1435">
            <text:p>1435</text:p>
          </table:table-cell>
          <table:table-cell table:formula="of:=[.$A67]*[.X$2]+[.$C$1]" office:value-type="float" office:value="1500">
            <text:p>1500</text:p>
          </table:table-cell>
          <table:table-cell table:formula="of:=[.$A67]*[.Y$2]+[.$C$1]" office:value-type="float" office:value="1565">
            <text:p>1565</text:p>
          </table:table-cell>
          <table:table-cell table:formula="of:=[.$A67]*[.Z$2]+[.$C$1]" office:value-type="float" office:value="1630">
            <text:p>1630</text:p>
          </table:table-cell>
          <table:table-cell table:number-columns-repeated="230"/>
        </table:table-row>
        <table:table-row table:style-name="ro1">
          <table:table-cell office:value-type="float" office:value="66">
            <text:p>66</text:p>
          </table:table-cell>
          <table:table-cell table:formula="of:=[.$A68]*[.B$2]+[.$C$1]" office:value-type="float" office:value="71">
            <text:p>71</text:p>
          </table:table-cell>
          <table:table-cell table:formula="of:=[.$A68]*[.C$2]+[.$C$1]" office:value-type="float" office:value="137">
            <text:p>137</text:p>
          </table:table-cell>
          <table:table-cell table:formula="of:=[.$A68]*[.D$2]+[.$C$1]" office:value-type="float" office:value="203">
            <text:p>203</text:p>
          </table:table-cell>
          <table:table-cell table:formula="of:=[.$A68]*[.E$2]+[.$C$1]" office:value-type="float" office:value="269">
            <text:p>269</text:p>
          </table:table-cell>
          <table:table-cell table:formula="of:=[.$A68]*[.F$2]+[.$C$1]" office:value-type="float" office:value="335">
            <text:p>335</text:p>
          </table:table-cell>
          <table:table-cell table:formula="of:=[.$A68]*[.G$2]+[.$C$1]" office:value-type="float" office:value="401">
            <text:p>401</text:p>
          </table:table-cell>
          <table:table-cell table:formula="of:=[.$A68]*[.H$2]+[.$C$1]" office:value-type="float" office:value="467">
            <text:p>467</text:p>
          </table:table-cell>
          <table:table-cell table:formula="of:=[.$A68]*[.I$2]+[.$C$1]" office:value-type="float" office:value="533">
            <text:p>533</text:p>
          </table:table-cell>
          <table:table-cell table:formula="of:=[.$A68]*[.J$2]+[.$C$1]" office:value-type="float" office:value="599">
            <text:p>599</text:p>
          </table:table-cell>
          <table:table-cell table:formula="of:=[.$A68]*[.K$2]+[.$C$1]" office:value-type="float" office:value="665">
            <text:p>665</text:p>
          </table:table-cell>
          <table:table-cell table:formula="of:=[.$A68]*[.L$2]+[.$C$1]" office:value-type="float" office:value="731">
            <text:p>731</text:p>
          </table:table-cell>
          <table:table-cell table:formula="of:=[.$A68]*[.M$2]+[.$C$1]" office:value-type="float" office:value="797">
            <text:p>797</text:p>
          </table:table-cell>
          <table:table-cell table:formula="of:=[.$A68]*[.N$2]+[.$C$1]" office:value-type="float" office:value="863">
            <text:p>863</text:p>
          </table:table-cell>
          <table:table-cell table:formula="of:=[.$A68]*[.O$2]+[.$C$1]" office:value-type="float" office:value="929">
            <text:p>929</text:p>
          </table:table-cell>
          <table:table-cell table:formula="of:=[.$A68]*[.P$2]+[.$C$1]" office:value-type="float" office:value="995">
            <text:p>995</text:p>
          </table:table-cell>
          <table:table-cell table:formula="of:=[.$A68]*[.Q$2]+[.$C$1]" office:value-type="float" office:value="1061">
            <text:p>1061</text:p>
          </table:table-cell>
          <table:table-cell table:formula="of:=[.$A68]*[.R$2]+[.$C$1]" office:value-type="float" office:value="1127">
            <text:p>1127</text:p>
          </table:table-cell>
          <table:table-cell table:formula="of:=[.$A68]*[.S$2]+[.$C$1]" office:value-type="float" office:value="1193">
            <text:p>1193</text:p>
          </table:table-cell>
          <table:table-cell table:formula="of:=[.$A68]*[.T$2]+[.$C$1]" office:value-type="float" office:value="1259">
            <text:p>1259</text:p>
          </table:table-cell>
          <table:table-cell table:formula="of:=[.$A68]*[.U$2]+[.$C$1]" office:value-type="float" office:value="1325">
            <text:p>1325</text:p>
          </table:table-cell>
          <table:table-cell table:formula="of:=[.$A68]*[.V$2]+[.$C$1]" office:value-type="float" office:value="1391">
            <text:p>1391</text:p>
          </table:table-cell>
          <table:table-cell table:formula="of:=[.$A68]*[.W$2]+[.$C$1]" office:value-type="float" office:value="1457">
            <text:p>1457</text:p>
          </table:table-cell>
          <table:table-cell table:formula="of:=[.$A68]*[.X$2]+[.$C$1]" office:value-type="float" office:value="1523">
            <text:p>1523</text:p>
          </table:table-cell>
          <table:table-cell table:formula="of:=[.$A68]*[.Y$2]+[.$C$1]" office:value-type="float" office:value="1589">
            <text:p>1589</text:p>
          </table:table-cell>
          <table:table-cell table:formula="of:=[.$A68]*[.Z$2]+[.$C$1]" office:value-type="float" office:value="1655">
            <text:p>1655</text:p>
          </table:table-cell>
          <table:table-cell table:number-columns-repeated="230"/>
        </table:table-row>
        <table:table-row table:style-name="ro1">
          <table:table-cell office:value-type="float" office:value="67">
            <text:p>67</text:p>
          </table:table-cell>
          <table:table-cell table:formula="of:=[.$A69]*[.B$2]+[.$C$1]" office:value-type="float" office:value="72">
            <text:p>72</text:p>
          </table:table-cell>
          <table:table-cell table:formula="of:=[.$A69]*[.C$2]+[.$C$1]" office:value-type="float" office:value="139">
            <text:p>139</text:p>
          </table:table-cell>
          <table:table-cell table:formula="of:=[.$A69]*[.D$2]+[.$C$1]" office:value-type="float" office:value="206">
            <text:p>206</text:p>
          </table:table-cell>
          <table:table-cell table:formula="of:=[.$A69]*[.E$2]+[.$C$1]" office:value-type="float" office:value="273">
            <text:p>273</text:p>
          </table:table-cell>
          <table:table-cell table:formula="of:=[.$A69]*[.F$2]+[.$C$1]" office:value-type="float" office:value="340">
            <text:p>340</text:p>
          </table:table-cell>
          <table:table-cell table:formula="of:=[.$A69]*[.G$2]+[.$C$1]" office:value-type="float" office:value="407">
            <text:p>407</text:p>
          </table:table-cell>
          <table:table-cell table:formula="of:=[.$A69]*[.H$2]+[.$C$1]" office:value-type="float" office:value="474">
            <text:p>474</text:p>
          </table:table-cell>
          <table:table-cell table:formula="of:=[.$A69]*[.I$2]+[.$C$1]" office:value-type="float" office:value="541">
            <text:p>541</text:p>
          </table:table-cell>
          <table:table-cell table:formula="of:=[.$A69]*[.J$2]+[.$C$1]" office:value-type="float" office:value="608">
            <text:p>608</text:p>
          </table:table-cell>
          <table:table-cell table:formula="of:=[.$A69]*[.K$2]+[.$C$1]" office:value-type="float" office:value="675">
            <text:p>675</text:p>
          </table:table-cell>
          <table:table-cell table:formula="of:=[.$A69]*[.L$2]+[.$C$1]" office:value-type="float" office:value="742">
            <text:p>742</text:p>
          </table:table-cell>
          <table:table-cell table:formula="of:=[.$A69]*[.M$2]+[.$C$1]" office:value-type="float" office:value="809">
            <text:p>809</text:p>
          </table:table-cell>
          <table:table-cell table:formula="of:=[.$A69]*[.N$2]+[.$C$1]" office:value-type="float" office:value="876">
            <text:p>876</text:p>
          </table:table-cell>
          <table:table-cell table:formula="of:=[.$A69]*[.O$2]+[.$C$1]" office:value-type="float" office:value="943">
            <text:p>943</text:p>
          </table:table-cell>
          <table:table-cell table:formula="of:=[.$A69]*[.P$2]+[.$C$1]" office:value-type="float" office:value="1010">
            <text:p>1010</text:p>
          </table:table-cell>
          <table:table-cell table:formula="of:=[.$A69]*[.Q$2]+[.$C$1]" office:value-type="float" office:value="1077">
            <text:p>1077</text:p>
          </table:table-cell>
          <table:table-cell table:formula="of:=[.$A69]*[.R$2]+[.$C$1]" office:value-type="float" office:value="1144">
            <text:p>1144</text:p>
          </table:table-cell>
          <table:table-cell table:formula="of:=[.$A69]*[.S$2]+[.$C$1]" office:value-type="float" office:value="1211">
            <text:p>1211</text:p>
          </table:table-cell>
          <table:table-cell table:formula="of:=[.$A69]*[.T$2]+[.$C$1]" office:value-type="float" office:value="1278">
            <text:p>1278</text:p>
          </table:table-cell>
          <table:table-cell table:formula="of:=[.$A69]*[.U$2]+[.$C$1]" office:value-type="float" office:value="1345">
            <text:p>1345</text:p>
          </table:table-cell>
          <table:table-cell table:formula="of:=[.$A69]*[.V$2]+[.$C$1]" office:value-type="float" office:value="1412">
            <text:p>1412</text:p>
          </table:table-cell>
          <table:table-cell table:formula="of:=[.$A69]*[.W$2]+[.$C$1]" office:value-type="float" office:value="1479">
            <text:p>1479</text:p>
          </table:table-cell>
          <table:table-cell table:formula="of:=[.$A69]*[.X$2]+[.$C$1]" office:value-type="float" office:value="1546">
            <text:p>1546</text:p>
          </table:table-cell>
          <table:table-cell table:formula="of:=[.$A69]*[.Y$2]+[.$C$1]" office:value-type="float" office:value="1613">
            <text:p>1613</text:p>
          </table:table-cell>
          <table:table-cell table:formula="of:=[.$A69]*[.Z$2]+[.$C$1]" office:value-type="float" office:value="1680">
            <text:p>1680</text:p>
          </table:table-cell>
          <table:table-cell table:number-columns-repeated="230"/>
        </table:table-row>
        <table:table-row table:style-name="ro1">
          <table:table-cell office:value-type="float" office:value="68">
            <text:p>68</text:p>
          </table:table-cell>
          <table:table-cell table:formula="of:=[.$A70]*[.B$2]+[.$C$1]" office:value-type="float" office:value="73">
            <text:p>73</text:p>
          </table:table-cell>
          <table:table-cell table:formula="of:=[.$A70]*[.C$2]+[.$C$1]" office:value-type="float" office:value="141">
            <text:p>141</text:p>
          </table:table-cell>
          <table:table-cell table:formula="of:=[.$A70]*[.D$2]+[.$C$1]" office:value-type="float" office:value="209">
            <text:p>209</text:p>
          </table:table-cell>
          <table:table-cell table:formula="of:=[.$A70]*[.E$2]+[.$C$1]" office:value-type="float" office:value="277">
            <text:p>277</text:p>
          </table:table-cell>
          <table:table-cell table:formula="of:=[.$A70]*[.F$2]+[.$C$1]" office:value-type="float" office:value="345">
            <text:p>345</text:p>
          </table:table-cell>
          <table:table-cell table:formula="of:=[.$A70]*[.G$2]+[.$C$1]" office:value-type="float" office:value="413">
            <text:p>413</text:p>
          </table:table-cell>
          <table:table-cell table:formula="of:=[.$A70]*[.H$2]+[.$C$1]" office:value-type="float" office:value="481">
            <text:p>481</text:p>
          </table:table-cell>
          <table:table-cell table:formula="of:=[.$A70]*[.I$2]+[.$C$1]" office:value-type="float" office:value="549">
            <text:p>549</text:p>
          </table:table-cell>
          <table:table-cell table:formula="of:=[.$A70]*[.J$2]+[.$C$1]" office:value-type="float" office:value="617">
            <text:p>617</text:p>
          </table:table-cell>
          <table:table-cell table:formula="of:=[.$A70]*[.K$2]+[.$C$1]" office:value-type="float" office:value="685">
            <text:p>685</text:p>
          </table:table-cell>
          <table:table-cell table:formula="of:=[.$A70]*[.L$2]+[.$C$1]" office:value-type="float" office:value="753">
            <text:p>753</text:p>
          </table:table-cell>
          <table:table-cell table:formula="of:=[.$A70]*[.M$2]+[.$C$1]" office:value-type="float" office:value="821">
            <text:p>821</text:p>
          </table:table-cell>
          <table:table-cell table:formula="of:=[.$A70]*[.N$2]+[.$C$1]" office:value-type="float" office:value="889">
            <text:p>889</text:p>
          </table:table-cell>
          <table:table-cell table:formula="of:=[.$A70]*[.O$2]+[.$C$1]" office:value-type="float" office:value="957">
            <text:p>957</text:p>
          </table:table-cell>
          <table:table-cell table:formula="of:=[.$A70]*[.P$2]+[.$C$1]" office:value-type="float" office:value="1025">
            <text:p>1025</text:p>
          </table:table-cell>
          <table:table-cell table:formula="of:=[.$A70]*[.Q$2]+[.$C$1]" office:value-type="float" office:value="1093">
            <text:p>1093</text:p>
          </table:table-cell>
          <table:table-cell table:formula="of:=[.$A70]*[.R$2]+[.$C$1]" office:value-type="float" office:value="1161">
            <text:p>1161</text:p>
          </table:table-cell>
          <table:table-cell table:formula="of:=[.$A70]*[.S$2]+[.$C$1]" office:value-type="float" office:value="1229">
            <text:p>1229</text:p>
          </table:table-cell>
          <table:table-cell table:formula="of:=[.$A70]*[.T$2]+[.$C$1]" office:value-type="float" office:value="1297">
            <text:p>1297</text:p>
          </table:table-cell>
          <table:table-cell table:formula="of:=[.$A70]*[.U$2]+[.$C$1]" office:value-type="float" office:value="1365">
            <text:p>1365</text:p>
          </table:table-cell>
          <table:table-cell table:formula="of:=[.$A70]*[.V$2]+[.$C$1]" office:value-type="float" office:value="1433">
            <text:p>1433</text:p>
          </table:table-cell>
          <table:table-cell table:formula="of:=[.$A70]*[.W$2]+[.$C$1]" office:value-type="float" office:value="1501">
            <text:p>1501</text:p>
          </table:table-cell>
          <table:table-cell table:formula="of:=[.$A70]*[.X$2]+[.$C$1]" office:value-type="float" office:value="1569">
            <text:p>1569</text:p>
          </table:table-cell>
          <table:table-cell table:formula="of:=[.$A70]*[.Y$2]+[.$C$1]" office:value-type="float" office:value="1637">
            <text:p>1637</text:p>
          </table:table-cell>
          <table:table-cell table:formula="of:=[.$A70]*[.Z$2]+[.$C$1]" office:value-type="float" office:value="1705">
            <text:p>1705</text:p>
          </table:table-cell>
          <table:table-cell table:number-columns-repeated="230"/>
        </table:table-row>
        <table:table-row table:style-name="ro1">
          <table:table-cell office:value-type="float" office:value="69">
            <text:p>69</text:p>
          </table:table-cell>
          <table:table-cell table:formula="of:=[.$A71]*[.B$2]+[.$C$1]" office:value-type="float" office:value="74">
            <text:p>74</text:p>
          </table:table-cell>
          <table:table-cell table:formula="of:=[.$A71]*[.C$2]+[.$C$1]" office:value-type="float" office:value="143">
            <text:p>143</text:p>
          </table:table-cell>
          <table:table-cell table:formula="of:=[.$A71]*[.D$2]+[.$C$1]" office:value-type="float" office:value="212">
            <text:p>212</text:p>
          </table:table-cell>
          <table:table-cell table:formula="of:=[.$A71]*[.E$2]+[.$C$1]" office:value-type="float" office:value="281">
            <text:p>281</text:p>
          </table:table-cell>
          <table:table-cell table:formula="of:=[.$A71]*[.F$2]+[.$C$1]" office:value-type="float" office:value="350">
            <text:p>350</text:p>
          </table:table-cell>
          <table:table-cell table:formula="of:=[.$A71]*[.G$2]+[.$C$1]" office:value-type="float" office:value="419">
            <text:p>419</text:p>
          </table:table-cell>
          <table:table-cell table:formula="of:=[.$A71]*[.H$2]+[.$C$1]" office:value-type="float" office:value="488">
            <text:p>488</text:p>
          </table:table-cell>
          <table:table-cell table:formula="of:=[.$A71]*[.I$2]+[.$C$1]" office:value-type="float" office:value="557">
            <text:p>557</text:p>
          </table:table-cell>
          <table:table-cell table:formula="of:=[.$A71]*[.J$2]+[.$C$1]" office:value-type="float" office:value="626">
            <text:p>626</text:p>
          </table:table-cell>
          <table:table-cell table:formula="of:=[.$A71]*[.K$2]+[.$C$1]" office:value-type="float" office:value="695">
            <text:p>695</text:p>
          </table:table-cell>
          <table:table-cell table:formula="of:=[.$A71]*[.L$2]+[.$C$1]" office:value-type="float" office:value="764">
            <text:p>764</text:p>
          </table:table-cell>
          <table:table-cell table:formula="of:=[.$A71]*[.M$2]+[.$C$1]" office:value-type="float" office:value="833">
            <text:p>833</text:p>
          </table:table-cell>
          <table:table-cell table:formula="of:=[.$A71]*[.N$2]+[.$C$1]" office:value-type="float" office:value="902">
            <text:p>902</text:p>
          </table:table-cell>
          <table:table-cell table:formula="of:=[.$A71]*[.O$2]+[.$C$1]" office:value-type="float" office:value="971">
            <text:p>971</text:p>
          </table:table-cell>
          <table:table-cell table:formula="of:=[.$A71]*[.P$2]+[.$C$1]" office:value-type="float" office:value="1040">
            <text:p>1040</text:p>
          </table:table-cell>
          <table:table-cell table:formula="of:=[.$A71]*[.Q$2]+[.$C$1]" office:value-type="float" office:value="1109">
            <text:p>1109</text:p>
          </table:table-cell>
          <table:table-cell table:formula="of:=[.$A71]*[.R$2]+[.$C$1]" office:value-type="float" office:value="1178">
            <text:p>1178</text:p>
          </table:table-cell>
          <table:table-cell table:formula="of:=[.$A71]*[.S$2]+[.$C$1]" office:value-type="float" office:value="1247">
            <text:p>1247</text:p>
          </table:table-cell>
          <table:table-cell table:formula="of:=[.$A71]*[.T$2]+[.$C$1]" office:value-type="float" office:value="1316">
            <text:p>1316</text:p>
          </table:table-cell>
          <table:table-cell table:formula="of:=[.$A71]*[.U$2]+[.$C$1]" office:value-type="float" office:value="1385">
            <text:p>1385</text:p>
          </table:table-cell>
          <table:table-cell table:formula="of:=[.$A71]*[.V$2]+[.$C$1]" office:value-type="float" office:value="1454">
            <text:p>1454</text:p>
          </table:table-cell>
          <table:table-cell table:formula="of:=[.$A71]*[.W$2]+[.$C$1]" office:value-type="float" office:value="1523">
            <text:p>1523</text:p>
          </table:table-cell>
          <table:table-cell table:formula="of:=[.$A71]*[.X$2]+[.$C$1]" office:value-type="float" office:value="1592">
            <text:p>1592</text:p>
          </table:table-cell>
          <table:table-cell table:formula="of:=[.$A71]*[.Y$2]+[.$C$1]" office:value-type="float" office:value="1661">
            <text:p>1661</text:p>
          </table:table-cell>
          <table:table-cell table:formula="of:=[.$A71]*[.Z$2]+[.$C$1]" office:value-type="float" office:value="1730">
            <text:p>1730</text:p>
          </table:table-cell>
          <table:table-cell table:number-columns-repeated="230"/>
        </table:table-row>
        <table:table-row table:style-name="ro1">
          <table:table-cell office:value-type="float" office:value="70">
            <text:p>70</text:p>
          </table:table-cell>
          <table:table-cell table:formula="of:=[.$A72]*[.B$2]+[.$C$1]" office:value-type="float" office:value="75">
            <text:p>75</text:p>
          </table:table-cell>
          <table:table-cell table:formula="of:=[.$A72]*[.C$2]+[.$C$1]" office:value-type="float" office:value="145">
            <text:p>145</text:p>
          </table:table-cell>
          <table:table-cell table:formula="of:=[.$A72]*[.D$2]+[.$C$1]" office:value-type="float" office:value="215">
            <text:p>215</text:p>
          </table:table-cell>
          <table:table-cell table:formula="of:=[.$A72]*[.E$2]+[.$C$1]" office:value-type="float" office:value="285">
            <text:p>285</text:p>
          </table:table-cell>
          <table:table-cell table:formula="of:=[.$A72]*[.F$2]+[.$C$1]" office:value-type="float" office:value="355">
            <text:p>355</text:p>
          </table:table-cell>
          <table:table-cell table:formula="of:=[.$A72]*[.G$2]+[.$C$1]" office:value-type="float" office:value="425">
            <text:p>425</text:p>
          </table:table-cell>
          <table:table-cell table:formula="of:=[.$A72]*[.H$2]+[.$C$1]" office:value-type="float" office:value="495">
            <text:p>495</text:p>
          </table:table-cell>
          <table:table-cell table:formula="of:=[.$A72]*[.I$2]+[.$C$1]" office:value-type="float" office:value="565">
            <text:p>565</text:p>
          </table:table-cell>
          <table:table-cell table:formula="of:=[.$A72]*[.J$2]+[.$C$1]" office:value-type="float" office:value="635">
            <text:p>635</text:p>
          </table:table-cell>
          <table:table-cell table:formula="of:=[.$A72]*[.K$2]+[.$C$1]" office:value-type="float" office:value="705">
            <text:p>705</text:p>
          </table:table-cell>
          <table:table-cell table:formula="of:=[.$A72]*[.L$2]+[.$C$1]" office:value-type="float" office:value="775">
            <text:p>775</text:p>
          </table:table-cell>
          <table:table-cell table:formula="of:=[.$A72]*[.M$2]+[.$C$1]" office:value-type="float" office:value="845">
            <text:p>845</text:p>
          </table:table-cell>
          <table:table-cell table:formula="of:=[.$A72]*[.N$2]+[.$C$1]" office:value-type="float" office:value="915">
            <text:p>915</text:p>
          </table:table-cell>
          <table:table-cell table:formula="of:=[.$A72]*[.O$2]+[.$C$1]" office:value-type="float" office:value="985">
            <text:p>985</text:p>
          </table:table-cell>
          <table:table-cell table:formula="of:=[.$A72]*[.P$2]+[.$C$1]" office:value-type="float" office:value="1055">
            <text:p>1055</text:p>
          </table:table-cell>
          <table:table-cell table:formula="of:=[.$A72]*[.Q$2]+[.$C$1]" office:value-type="float" office:value="1125">
            <text:p>1125</text:p>
          </table:table-cell>
          <table:table-cell table:formula="of:=[.$A72]*[.R$2]+[.$C$1]" office:value-type="float" office:value="1195">
            <text:p>1195</text:p>
          </table:table-cell>
          <table:table-cell table:formula="of:=[.$A72]*[.S$2]+[.$C$1]" office:value-type="float" office:value="1265">
            <text:p>1265</text:p>
          </table:table-cell>
          <table:table-cell table:formula="of:=[.$A72]*[.T$2]+[.$C$1]" office:value-type="float" office:value="1335">
            <text:p>1335</text:p>
          </table:table-cell>
          <table:table-cell table:formula="of:=[.$A72]*[.U$2]+[.$C$1]" office:value-type="float" office:value="1405">
            <text:p>1405</text:p>
          </table:table-cell>
          <table:table-cell table:formula="of:=[.$A72]*[.V$2]+[.$C$1]" office:value-type="float" office:value="1475">
            <text:p>1475</text:p>
          </table:table-cell>
          <table:table-cell table:formula="of:=[.$A72]*[.W$2]+[.$C$1]" office:value-type="float" office:value="1545">
            <text:p>1545</text:p>
          </table:table-cell>
          <table:table-cell table:formula="of:=[.$A72]*[.X$2]+[.$C$1]" office:value-type="float" office:value="1615">
            <text:p>1615</text:p>
          </table:table-cell>
          <table:table-cell table:formula="of:=[.$A72]*[.Y$2]+[.$C$1]" office:value-type="float" office:value="1685">
            <text:p>1685</text:p>
          </table:table-cell>
          <table:table-cell table:formula="of:=[.$A72]*[.Z$2]+[.$C$1]" office:value-type="float" office:value="1755">
            <text:p>1755</text:p>
          </table:table-cell>
          <table:table-cell table:number-columns-repeated="230"/>
        </table:table-row>
        <table:table-row table:style-name="ro1">
          <table:table-cell office:value-type="float" office:value="71">
            <text:p>71</text:p>
          </table:table-cell>
          <table:table-cell table:formula="of:=[.$A73]*[.B$2]+[.$C$1]" office:value-type="float" office:value="76">
            <text:p>76</text:p>
          </table:table-cell>
          <table:table-cell table:formula="of:=[.$A73]*[.C$2]+[.$C$1]" office:value-type="float" office:value="147">
            <text:p>147</text:p>
          </table:table-cell>
          <table:table-cell table:formula="of:=[.$A73]*[.D$2]+[.$C$1]" office:value-type="float" office:value="218">
            <text:p>218</text:p>
          </table:table-cell>
          <table:table-cell table:formula="of:=[.$A73]*[.E$2]+[.$C$1]" office:value-type="float" office:value="289">
            <text:p>289</text:p>
          </table:table-cell>
          <table:table-cell table:formula="of:=[.$A73]*[.F$2]+[.$C$1]" office:value-type="float" office:value="360">
            <text:p>360</text:p>
          </table:table-cell>
          <table:table-cell table:formula="of:=[.$A73]*[.G$2]+[.$C$1]" office:value-type="float" office:value="431">
            <text:p>431</text:p>
          </table:table-cell>
          <table:table-cell table:formula="of:=[.$A73]*[.H$2]+[.$C$1]" office:value-type="float" office:value="502">
            <text:p>502</text:p>
          </table:table-cell>
          <table:table-cell table:formula="of:=[.$A73]*[.I$2]+[.$C$1]" office:value-type="float" office:value="573">
            <text:p>573</text:p>
          </table:table-cell>
          <table:table-cell table:formula="of:=[.$A73]*[.J$2]+[.$C$1]" office:value-type="float" office:value="644">
            <text:p>644</text:p>
          </table:table-cell>
          <table:table-cell table:formula="of:=[.$A73]*[.K$2]+[.$C$1]" office:value-type="float" office:value="715">
            <text:p>715</text:p>
          </table:table-cell>
          <table:table-cell table:formula="of:=[.$A73]*[.L$2]+[.$C$1]" office:value-type="float" office:value="786">
            <text:p>786</text:p>
          </table:table-cell>
          <table:table-cell table:formula="of:=[.$A73]*[.M$2]+[.$C$1]" office:value-type="float" office:value="857">
            <text:p>857</text:p>
          </table:table-cell>
          <table:table-cell table:formula="of:=[.$A73]*[.N$2]+[.$C$1]" office:value-type="float" office:value="928">
            <text:p>928</text:p>
          </table:table-cell>
          <table:table-cell table:formula="of:=[.$A73]*[.O$2]+[.$C$1]" office:value-type="float" office:value="999">
            <text:p>999</text:p>
          </table:table-cell>
          <table:table-cell table:formula="of:=[.$A73]*[.P$2]+[.$C$1]" office:value-type="float" office:value="1070">
            <text:p>1070</text:p>
          </table:table-cell>
          <table:table-cell table:formula="of:=[.$A73]*[.Q$2]+[.$C$1]" office:value-type="float" office:value="1141">
            <text:p>1141</text:p>
          </table:table-cell>
          <table:table-cell table:formula="of:=[.$A73]*[.R$2]+[.$C$1]" office:value-type="float" office:value="1212">
            <text:p>1212</text:p>
          </table:table-cell>
          <table:table-cell table:formula="of:=[.$A73]*[.S$2]+[.$C$1]" office:value-type="float" office:value="1283">
            <text:p>1283</text:p>
          </table:table-cell>
          <table:table-cell table:formula="of:=[.$A73]*[.T$2]+[.$C$1]" office:value-type="float" office:value="1354">
            <text:p>1354</text:p>
          </table:table-cell>
          <table:table-cell table:formula="of:=[.$A73]*[.U$2]+[.$C$1]" office:value-type="float" office:value="1425">
            <text:p>1425</text:p>
          </table:table-cell>
          <table:table-cell table:formula="of:=[.$A73]*[.V$2]+[.$C$1]" office:value-type="float" office:value="1496">
            <text:p>1496</text:p>
          </table:table-cell>
          <table:table-cell table:formula="of:=[.$A73]*[.W$2]+[.$C$1]" office:value-type="float" office:value="1567">
            <text:p>1567</text:p>
          </table:table-cell>
          <table:table-cell table:formula="of:=[.$A73]*[.X$2]+[.$C$1]" office:value-type="float" office:value="1638">
            <text:p>1638</text:p>
          </table:table-cell>
          <table:table-cell table:formula="of:=[.$A73]*[.Y$2]+[.$C$1]" office:value-type="float" office:value="1709">
            <text:p>1709</text:p>
          </table:table-cell>
          <table:table-cell table:formula="of:=[.$A73]*[.Z$2]+[.$C$1]" office:value-type="float" office:value="1780">
            <text:p>1780</text:p>
          </table:table-cell>
          <table:table-cell table:number-columns-repeated="230"/>
        </table:table-row>
        <table:table-row table:style-name="ro1">
          <table:table-cell office:value-type="float" office:value="72">
            <text:p>72</text:p>
          </table:table-cell>
          <table:table-cell table:formula="of:=[.$A74]*[.B$2]+[.$C$1]" office:value-type="float" office:value="77">
            <text:p>77</text:p>
          </table:table-cell>
          <table:table-cell table:formula="of:=[.$A74]*[.C$2]+[.$C$1]" office:value-type="float" office:value="149">
            <text:p>149</text:p>
          </table:table-cell>
          <table:table-cell table:formula="of:=[.$A74]*[.D$2]+[.$C$1]" office:value-type="float" office:value="221">
            <text:p>221</text:p>
          </table:table-cell>
          <table:table-cell table:formula="of:=[.$A74]*[.E$2]+[.$C$1]" office:value-type="float" office:value="293">
            <text:p>293</text:p>
          </table:table-cell>
          <table:table-cell table:formula="of:=[.$A74]*[.F$2]+[.$C$1]" office:value-type="float" office:value="365">
            <text:p>365</text:p>
          </table:table-cell>
          <table:table-cell table:formula="of:=[.$A74]*[.G$2]+[.$C$1]" office:value-type="float" office:value="437">
            <text:p>437</text:p>
          </table:table-cell>
          <table:table-cell table:formula="of:=[.$A74]*[.H$2]+[.$C$1]" office:value-type="float" office:value="509">
            <text:p>509</text:p>
          </table:table-cell>
          <table:table-cell table:formula="of:=[.$A74]*[.I$2]+[.$C$1]" office:value-type="float" office:value="581">
            <text:p>581</text:p>
          </table:table-cell>
          <table:table-cell table:formula="of:=[.$A74]*[.J$2]+[.$C$1]" office:value-type="float" office:value="653">
            <text:p>653</text:p>
          </table:table-cell>
          <table:table-cell table:formula="of:=[.$A74]*[.K$2]+[.$C$1]" office:value-type="float" office:value="725">
            <text:p>725</text:p>
          </table:table-cell>
          <table:table-cell table:formula="of:=[.$A74]*[.L$2]+[.$C$1]" office:value-type="float" office:value="797">
            <text:p>797</text:p>
          </table:table-cell>
          <table:table-cell table:formula="of:=[.$A74]*[.M$2]+[.$C$1]" office:value-type="float" office:value="869">
            <text:p>869</text:p>
          </table:table-cell>
          <table:table-cell table:formula="of:=[.$A74]*[.N$2]+[.$C$1]" office:value-type="float" office:value="941">
            <text:p>941</text:p>
          </table:table-cell>
          <table:table-cell table:formula="of:=[.$A74]*[.O$2]+[.$C$1]" office:value-type="float" office:value="1013">
            <text:p>1013</text:p>
          </table:table-cell>
          <table:table-cell table:formula="of:=[.$A74]*[.P$2]+[.$C$1]" office:value-type="float" office:value="1085">
            <text:p>1085</text:p>
          </table:table-cell>
          <table:table-cell table:formula="of:=[.$A74]*[.Q$2]+[.$C$1]" office:value-type="float" office:value="1157">
            <text:p>1157</text:p>
          </table:table-cell>
          <table:table-cell table:formula="of:=[.$A74]*[.R$2]+[.$C$1]" office:value-type="float" office:value="1229">
            <text:p>1229</text:p>
          </table:table-cell>
          <table:table-cell table:formula="of:=[.$A74]*[.S$2]+[.$C$1]" office:value-type="float" office:value="1301">
            <text:p>1301</text:p>
          </table:table-cell>
          <table:table-cell table:formula="of:=[.$A74]*[.T$2]+[.$C$1]" office:value-type="float" office:value="1373">
            <text:p>1373</text:p>
          </table:table-cell>
          <table:table-cell table:formula="of:=[.$A74]*[.U$2]+[.$C$1]" office:value-type="float" office:value="1445">
            <text:p>1445</text:p>
          </table:table-cell>
          <table:table-cell table:formula="of:=[.$A74]*[.V$2]+[.$C$1]" office:value-type="float" office:value="1517">
            <text:p>1517</text:p>
          </table:table-cell>
          <table:table-cell table:formula="of:=[.$A74]*[.W$2]+[.$C$1]" office:value-type="float" office:value="1589">
            <text:p>1589</text:p>
          </table:table-cell>
          <table:table-cell table:formula="of:=[.$A74]*[.X$2]+[.$C$1]" office:value-type="float" office:value="1661">
            <text:p>1661</text:p>
          </table:table-cell>
          <table:table-cell table:formula="of:=[.$A74]*[.Y$2]+[.$C$1]" office:value-type="float" office:value="1733">
            <text:p>1733</text:p>
          </table:table-cell>
          <table:table-cell table:formula="of:=[.$A74]*[.Z$2]+[.$C$1]" office:value-type="float" office:value="1805">
            <text:p>1805</text:p>
          </table:table-cell>
          <table:table-cell table:number-columns-repeated="230"/>
        </table:table-row>
        <table:table-row table:style-name="ro1">
          <table:table-cell office:value-type="float" office:value="73">
            <text:p>73</text:p>
          </table:table-cell>
          <table:table-cell table:formula="of:=[.$A75]*[.B$2]+[.$C$1]" office:value-type="float" office:value="78">
            <text:p>78</text:p>
          </table:table-cell>
          <table:table-cell table:formula="of:=[.$A75]*[.C$2]+[.$C$1]" office:value-type="float" office:value="151">
            <text:p>151</text:p>
          </table:table-cell>
          <table:table-cell table:formula="of:=[.$A75]*[.D$2]+[.$C$1]" office:value-type="float" office:value="224">
            <text:p>224</text:p>
          </table:table-cell>
          <table:table-cell table:formula="of:=[.$A75]*[.E$2]+[.$C$1]" office:value-type="float" office:value="297">
            <text:p>297</text:p>
          </table:table-cell>
          <table:table-cell table:formula="of:=[.$A75]*[.F$2]+[.$C$1]" office:value-type="float" office:value="370">
            <text:p>370</text:p>
          </table:table-cell>
          <table:table-cell table:formula="of:=[.$A75]*[.G$2]+[.$C$1]" office:value-type="float" office:value="443">
            <text:p>443</text:p>
          </table:table-cell>
          <table:table-cell table:formula="of:=[.$A75]*[.H$2]+[.$C$1]" office:value-type="float" office:value="516">
            <text:p>516</text:p>
          </table:table-cell>
          <table:table-cell table:formula="of:=[.$A75]*[.I$2]+[.$C$1]" office:value-type="float" office:value="589">
            <text:p>589</text:p>
          </table:table-cell>
          <table:table-cell table:formula="of:=[.$A75]*[.J$2]+[.$C$1]" office:value-type="float" office:value="662">
            <text:p>662</text:p>
          </table:table-cell>
          <table:table-cell table:formula="of:=[.$A75]*[.K$2]+[.$C$1]" office:value-type="float" office:value="735">
            <text:p>735</text:p>
          </table:table-cell>
          <table:table-cell table:formula="of:=[.$A75]*[.L$2]+[.$C$1]" office:value-type="float" office:value="808">
            <text:p>808</text:p>
          </table:table-cell>
          <table:table-cell table:formula="of:=[.$A75]*[.M$2]+[.$C$1]" office:value-type="float" office:value="881">
            <text:p>881</text:p>
          </table:table-cell>
          <table:table-cell table:formula="of:=[.$A75]*[.N$2]+[.$C$1]" office:value-type="float" office:value="954">
            <text:p>954</text:p>
          </table:table-cell>
          <table:table-cell table:formula="of:=[.$A75]*[.O$2]+[.$C$1]" office:value-type="float" office:value="1027">
            <text:p>1027</text:p>
          </table:table-cell>
          <table:table-cell table:formula="of:=[.$A75]*[.P$2]+[.$C$1]" office:value-type="float" office:value="1100">
            <text:p>1100</text:p>
          </table:table-cell>
          <table:table-cell table:formula="of:=[.$A75]*[.Q$2]+[.$C$1]" office:value-type="float" office:value="1173">
            <text:p>1173</text:p>
          </table:table-cell>
          <table:table-cell table:formula="of:=[.$A75]*[.R$2]+[.$C$1]" office:value-type="float" office:value="1246">
            <text:p>1246</text:p>
          </table:table-cell>
          <table:table-cell table:formula="of:=[.$A75]*[.S$2]+[.$C$1]" office:value-type="float" office:value="1319">
            <text:p>1319</text:p>
          </table:table-cell>
          <table:table-cell table:formula="of:=[.$A75]*[.T$2]+[.$C$1]" office:value-type="float" office:value="1392">
            <text:p>1392</text:p>
          </table:table-cell>
          <table:table-cell table:formula="of:=[.$A75]*[.U$2]+[.$C$1]" office:value-type="float" office:value="1465">
            <text:p>1465</text:p>
          </table:table-cell>
          <table:table-cell table:formula="of:=[.$A75]*[.V$2]+[.$C$1]" office:value-type="float" office:value="1538">
            <text:p>1538</text:p>
          </table:table-cell>
          <table:table-cell table:formula="of:=[.$A75]*[.W$2]+[.$C$1]" office:value-type="float" office:value="1611">
            <text:p>1611</text:p>
          </table:table-cell>
          <table:table-cell table:formula="of:=[.$A75]*[.X$2]+[.$C$1]" office:value-type="float" office:value="1684">
            <text:p>1684</text:p>
          </table:table-cell>
          <table:table-cell table:formula="of:=[.$A75]*[.Y$2]+[.$C$1]" office:value-type="float" office:value="1757">
            <text:p>1757</text:p>
          </table:table-cell>
          <table:table-cell table:formula="of:=[.$A75]*[.Z$2]+[.$C$1]" office:value-type="float" office:value="1830">
            <text:p>1830</text:p>
          </table:table-cell>
          <table:table-cell table:number-columns-repeated="230"/>
        </table:table-row>
        <table:table-row table:style-name="ro1">
          <table:table-cell office:value-type="float" office:value="74">
            <text:p>74</text:p>
          </table:table-cell>
          <table:table-cell table:formula="of:=[.$A76]*[.B$2]+[.$C$1]" office:value-type="float" office:value="79">
            <text:p>79</text:p>
          </table:table-cell>
          <table:table-cell table:formula="of:=[.$A76]*[.C$2]+[.$C$1]" office:value-type="float" office:value="153">
            <text:p>153</text:p>
          </table:table-cell>
          <table:table-cell table:formula="of:=[.$A76]*[.D$2]+[.$C$1]" office:value-type="float" office:value="227">
            <text:p>227</text:p>
          </table:table-cell>
          <table:table-cell table:formula="of:=[.$A76]*[.E$2]+[.$C$1]" office:value-type="float" office:value="301">
            <text:p>301</text:p>
          </table:table-cell>
          <table:table-cell table:formula="of:=[.$A76]*[.F$2]+[.$C$1]" office:value-type="float" office:value="375">
            <text:p>375</text:p>
          </table:table-cell>
          <table:table-cell table:formula="of:=[.$A76]*[.G$2]+[.$C$1]" office:value-type="float" office:value="449">
            <text:p>449</text:p>
          </table:table-cell>
          <table:table-cell table:formula="of:=[.$A76]*[.H$2]+[.$C$1]" office:value-type="float" office:value="523">
            <text:p>523</text:p>
          </table:table-cell>
          <table:table-cell table:formula="of:=[.$A76]*[.I$2]+[.$C$1]" office:value-type="float" office:value="597">
            <text:p>597</text:p>
          </table:table-cell>
          <table:table-cell table:formula="of:=[.$A76]*[.J$2]+[.$C$1]" office:value-type="float" office:value="671">
            <text:p>671</text:p>
          </table:table-cell>
          <table:table-cell table:formula="of:=[.$A76]*[.K$2]+[.$C$1]" office:value-type="float" office:value="745">
            <text:p>745</text:p>
          </table:table-cell>
          <table:table-cell table:formula="of:=[.$A76]*[.L$2]+[.$C$1]" office:value-type="float" office:value="819">
            <text:p>819</text:p>
          </table:table-cell>
          <table:table-cell table:formula="of:=[.$A76]*[.M$2]+[.$C$1]" office:value-type="float" office:value="893">
            <text:p>893</text:p>
          </table:table-cell>
          <table:table-cell table:formula="of:=[.$A76]*[.N$2]+[.$C$1]" office:value-type="float" office:value="967">
            <text:p>967</text:p>
          </table:table-cell>
          <table:table-cell table:formula="of:=[.$A76]*[.O$2]+[.$C$1]" office:value-type="float" office:value="1041">
            <text:p>1041</text:p>
          </table:table-cell>
          <table:table-cell table:formula="of:=[.$A76]*[.P$2]+[.$C$1]" office:value-type="float" office:value="1115">
            <text:p>1115</text:p>
          </table:table-cell>
          <table:table-cell table:formula="of:=[.$A76]*[.Q$2]+[.$C$1]" office:value-type="float" office:value="1189">
            <text:p>1189</text:p>
          </table:table-cell>
          <table:table-cell table:formula="of:=[.$A76]*[.R$2]+[.$C$1]" office:value-type="float" office:value="1263">
            <text:p>1263</text:p>
          </table:table-cell>
          <table:table-cell table:formula="of:=[.$A76]*[.S$2]+[.$C$1]" office:value-type="float" office:value="1337">
            <text:p>1337</text:p>
          </table:table-cell>
          <table:table-cell table:formula="of:=[.$A76]*[.T$2]+[.$C$1]" office:value-type="float" office:value="1411">
            <text:p>1411</text:p>
          </table:table-cell>
          <table:table-cell table:formula="of:=[.$A76]*[.U$2]+[.$C$1]" office:value-type="float" office:value="1485">
            <text:p>1485</text:p>
          </table:table-cell>
          <table:table-cell table:formula="of:=[.$A76]*[.V$2]+[.$C$1]" office:value-type="float" office:value="1559">
            <text:p>1559</text:p>
          </table:table-cell>
          <table:table-cell table:formula="of:=[.$A76]*[.W$2]+[.$C$1]" office:value-type="float" office:value="1633">
            <text:p>1633</text:p>
          </table:table-cell>
          <table:table-cell table:formula="of:=[.$A76]*[.X$2]+[.$C$1]" office:value-type="float" office:value="1707">
            <text:p>1707</text:p>
          </table:table-cell>
          <table:table-cell table:formula="of:=[.$A76]*[.Y$2]+[.$C$1]" office:value-type="float" office:value="1781">
            <text:p>1781</text:p>
          </table:table-cell>
          <table:table-cell table:formula="of:=[.$A76]*[.Z$2]+[.$C$1]" office:value-type="float" office:value="1855">
            <text:p>1855</text:p>
          </table:table-cell>
          <table:table-cell table:number-columns-repeated="230"/>
        </table:table-row>
        <table:table-row table:style-name="ro1">
          <table:table-cell office:value-type="float" office:value="75">
            <text:p>75</text:p>
          </table:table-cell>
          <table:table-cell table:formula="of:=[.$A77]*[.B$2]+[.$C$1]" office:value-type="float" office:value="80">
            <text:p>80</text:p>
          </table:table-cell>
          <table:table-cell table:formula="of:=[.$A77]*[.C$2]+[.$C$1]" office:value-type="float" office:value="155">
            <text:p>155</text:p>
          </table:table-cell>
          <table:table-cell table:formula="of:=[.$A77]*[.D$2]+[.$C$1]" office:value-type="float" office:value="230">
            <text:p>230</text:p>
          </table:table-cell>
          <table:table-cell table:formula="of:=[.$A77]*[.E$2]+[.$C$1]" office:value-type="float" office:value="305">
            <text:p>305</text:p>
          </table:table-cell>
          <table:table-cell table:formula="of:=[.$A77]*[.F$2]+[.$C$1]" office:value-type="float" office:value="380">
            <text:p>380</text:p>
          </table:table-cell>
          <table:table-cell table:formula="of:=[.$A77]*[.G$2]+[.$C$1]" office:value-type="float" office:value="455">
            <text:p>455</text:p>
          </table:table-cell>
          <table:table-cell table:formula="of:=[.$A77]*[.H$2]+[.$C$1]" office:value-type="float" office:value="530">
            <text:p>530</text:p>
          </table:table-cell>
          <table:table-cell table:formula="of:=[.$A77]*[.I$2]+[.$C$1]" office:value-type="float" office:value="605">
            <text:p>605</text:p>
          </table:table-cell>
          <table:table-cell table:formula="of:=[.$A77]*[.J$2]+[.$C$1]" office:value-type="float" office:value="680">
            <text:p>680</text:p>
          </table:table-cell>
          <table:table-cell table:formula="of:=[.$A77]*[.K$2]+[.$C$1]" office:value-type="float" office:value="755">
            <text:p>755</text:p>
          </table:table-cell>
          <table:table-cell table:formula="of:=[.$A77]*[.L$2]+[.$C$1]" office:value-type="float" office:value="830">
            <text:p>830</text:p>
          </table:table-cell>
          <table:table-cell table:formula="of:=[.$A77]*[.M$2]+[.$C$1]" office:value-type="float" office:value="905">
            <text:p>905</text:p>
          </table:table-cell>
          <table:table-cell table:formula="of:=[.$A77]*[.N$2]+[.$C$1]" office:value-type="float" office:value="980">
            <text:p>980</text:p>
          </table:table-cell>
          <table:table-cell table:formula="of:=[.$A77]*[.O$2]+[.$C$1]" office:value-type="float" office:value="1055">
            <text:p>1055</text:p>
          </table:table-cell>
          <table:table-cell table:formula="of:=[.$A77]*[.P$2]+[.$C$1]" office:value-type="float" office:value="1130">
            <text:p>1130</text:p>
          </table:table-cell>
          <table:table-cell table:formula="of:=[.$A77]*[.Q$2]+[.$C$1]" office:value-type="float" office:value="1205">
            <text:p>1205</text:p>
          </table:table-cell>
          <table:table-cell table:formula="of:=[.$A77]*[.R$2]+[.$C$1]" office:value-type="float" office:value="1280">
            <text:p>1280</text:p>
          </table:table-cell>
          <table:table-cell table:formula="of:=[.$A77]*[.S$2]+[.$C$1]" office:value-type="float" office:value="1355">
            <text:p>1355</text:p>
          </table:table-cell>
          <table:table-cell table:formula="of:=[.$A77]*[.T$2]+[.$C$1]" office:value-type="float" office:value="1430">
            <text:p>1430</text:p>
          </table:table-cell>
          <table:table-cell table:formula="of:=[.$A77]*[.U$2]+[.$C$1]" office:value-type="float" office:value="1505">
            <text:p>1505</text:p>
          </table:table-cell>
          <table:table-cell table:formula="of:=[.$A77]*[.V$2]+[.$C$1]" office:value-type="float" office:value="1580">
            <text:p>1580</text:p>
          </table:table-cell>
          <table:table-cell table:formula="of:=[.$A77]*[.W$2]+[.$C$1]" office:value-type="float" office:value="1655">
            <text:p>1655</text:p>
          </table:table-cell>
          <table:table-cell table:formula="of:=[.$A77]*[.X$2]+[.$C$1]" office:value-type="float" office:value="1730">
            <text:p>1730</text:p>
          </table:table-cell>
          <table:table-cell table:formula="of:=[.$A77]*[.Y$2]+[.$C$1]" office:value-type="float" office:value="1805">
            <text:p>1805</text:p>
          </table:table-cell>
          <table:table-cell table:formula="of:=[.$A77]*[.Z$2]+[.$C$1]" office:value-type="float" office:value="1880">
            <text:p>1880</text:p>
          </table:table-cell>
          <table:table-cell table:number-columns-repeated="230"/>
        </table:table-row>
        <table:table-row table:style-name="ro1">
          <table:table-cell office:value-type="float" office:value="76">
            <text:p>76</text:p>
          </table:table-cell>
          <table:table-cell table:formula="of:=[.$A78]*[.B$2]+[.$C$1]" office:value-type="float" office:value="81">
            <text:p>81</text:p>
          </table:table-cell>
          <table:table-cell table:formula="of:=[.$A78]*[.C$2]+[.$C$1]" office:value-type="float" office:value="157">
            <text:p>157</text:p>
          </table:table-cell>
          <table:table-cell table:formula="of:=[.$A78]*[.D$2]+[.$C$1]" office:value-type="float" office:value="233">
            <text:p>233</text:p>
          </table:table-cell>
          <table:table-cell table:formula="of:=[.$A78]*[.E$2]+[.$C$1]" office:value-type="float" office:value="309">
            <text:p>309</text:p>
          </table:table-cell>
          <table:table-cell table:formula="of:=[.$A78]*[.F$2]+[.$C$1]" office:value-type="float" office:value="385">
            <text:p>385</text:p>
          </table:table-cell>
          <table:table-cell table:formula="of:=[.$A78]*[.G$2]+[.$C$1]" office:value-type="float" office:value="461">
            <text:p>461</text:p>
          </table:table-cell>
          <table:table-cell table:formula="of:=[.$A78]*[.H$2]+[.$C$1]" office:value-type="float" office:value="537">
            <text:p>537</text:p>
          </table:table-cell>
          <table:table-cell table:formula="of:=[.$A78]*[.I$2]+[.$C$1]" office:value-type="float" office:value="613">
            <text:p>613</text:p>
          </table:table-cell>
          <table:table-cell table:formula="of:=[.$A78]*[.J$2]+[.$C$1]" office:value-type="float" office:value="689">
            <text:p>689</text:p>
          </table:table-cell>
          <table:table-cell table:formula="of:=[.$A78]*[.K$2]+[.$C$1]" office:value-type="float" office:value="765">
            <text:p>765</text:p>
          </table:table-cell>
          <table:table-cell table:formula="of:=[.$A78]*[.L$2]+[.$C$1]" office:value-type="float" office:value="841">
            <text:p>841</text:p>
          </table:table-cell>
          <table:table-cell table:formula="of:=[.$A78]*[.M$2]+[.$C$1]" office:value-type="float" office:value="917">
            <text:p>917</text:p>
          </table:table-cell>
          <table:table-cell table:formula="of:=[.$A78]*[.N$2]+[.$C$1]" office:value-type="float" office:value="993">
            <text:p>993</text:p>
          </table:table-cell>
          <table:table-cell table:formula="of:=[.$A78]*[.O$2]+[.$C$1]" office:value-type="float" office:value="1069">
            <text:p>1069</text:p>
          </table:table-cell>
          <table:table-cell table:formula="of:=[.$A78]*[.P$2]+[.$C$1]" office:value-type="float" office:value="1145">
            <text:p>1145</text:p>
          </table:table-cell>
          <table:table-cell table:formula="of:=[.$A78]*[.Q$2]+[.$C$1]" office:value-type="float" office:value="1221">
            <text:p>1221</text:p>
          </table:table-cell>
          <table:table-cell table:formula="of:=[.$A78]*[.R$2]+[.$C$1]" office:value-type="float" office:value="1297">
            <text:p>1297</text:p>
          </table:table-cell>
          <table:table-cell table:formula="of:=[.$A78]*[.S$2]+[.$C$1]" office:value-type="float" office:value="1373">
            <text:p>1373</text:p>
          </table:table-cell>
          <table:table-cell table:formula="of:=[.$A78]*[.T$2]+[.$C$1]" office:value-type="float" office:value="1449">
            <text:p>1449</text:p>
          </table:table-cell>
          <table:table-cell table:formula="of:=[.$A78]*[.U$2]+[.$C$1]" office:value-type="float" office:value="1525">
            <text:p>1525</text:p>
          </table:table-cell>
          <table:table-cell table:formula="of:=[.$A78]*[.V$2]+[.$C$1]" office:value-type="float" office:value="1601">
            <text:p>1601</text:p>
          </table:table-cell>
          <table:table-cell table:formula="of:=[.$A78]*[.W$2]+[.$C$1]" office:value-type="float" office:value="1677">
            <text:p>1677</text:p>
          </table:table-cell>
          <table:table-cell table:formula="of:=[.$A78]*[.X$2]+[.$C$1]" office:value-type="float" office:value="1753">
            <text:p>1753</text:p>
          </table:table-cell>
          <table:table-cell table:formula="of:=[.$A78]*[.Y$2]+[.$C$1]" office:value-type="float" office:value="1829">
            <text:p>1829</text:p>
          </table:table-cell>
          <table:table-cell table:formula="of:=[.$A78]*[.Z$2]+[.$C$1]" office:value-type="float" office:value="1905">
            <text:p>1905</text:p>
          </table:table-cell>
          <table:table-cell table:number-columns-repeated="230"/>
        </table:table-row>
        <table:table-row table:style-name="ro1">
          <table:table-cell office:value-type="float" office:value="77">
            <text:p>77</text:p>
          </table:table-cell>
          <table:table-cell table:formula="of:=[.$A79]*[.B$2]+[.$C$1]" office:value-type="float" office:value="82">
            <text:p>82</text:p>
          </table:table-cell>
          <table:table-cell table:formula="of:=[.$A79]*[.C$2]+[.$C$1]" office:value-type="float" office:value="159">
            <text:p>159</text:p>
          </table:table-cell>
          <table:table-cell table:formula="of:=[.$A79]*[.D$2]+[.$C$1]" office:value-type="float" office:value="236">
            <text:p>236</text:p>
          </table:table-cell>
          <table:table-cell table:formula="of:=[.$A79]*[.E$2]+[.$C$1]" office:value-type="float" office:value="313">
            <text:p>313</text:p>
          </table:table-cell>
          <table:table-cell table:formula="of:=[.$A79]*[.F$2]+[.$C$1]" office:value-type="float" office:value="390">
            <text:p>390</text:p>
          </table:table-cell>
          <table:table-cell table:formula="of:=[.$A79]*[.G$2]+[.$C$1]" office:value-type="float" office:value="467">
            <text:p>467</text:p>
          </table:table-cell>
          <table:table-cell table:formula="of:=[.$A79]*[.H$2]+[.$C$1]" office:value-type="float" office:value="544">
            <text:p>544</text:p>
          </table:table-cell>
          <table:table-cell table:formula="of:=[.$A79]*[.I$2]+[.$C$1]" office:value-type="float" office:value="621">
            <text:p>621</text:p>
          </table:table-cell>
          <table:table-cell table:formula="of:=[.$A79]*[.J$2]+[.$C$1]" office:value-type="float" office:value="698">
            <text:p>698</text:p>
          </table:table-cell>
          <table:table-cell table:formula="of:=[.$A79]*[.K$2]+[.$C$1]" office:value-type="float" office:value="775">
            <text:p>775</text:p>
          </table:table-cell>
          <table:table-cell table:formula="of:=[.$A79]*[.L$2]+[.$C$1]" office:value-type="float" office:value="852">
            <text:p>852</text:p>
          </table:table-cell>
          <table:table-cell table:formula="of:=[.$A79]*[.M$2]+[.$C$1]" office:value-type="float" office:value="929">
            <text:p>929</text:p>
          </table:table-cell>
          <table:table-cell table:formula="of:=[.$A79]*[.N$2]+[.$C$1]" office:value-type="float" office:value="1006">
            <text:p>1006</text:p>
          </table:table-cell>
          <table:table-cell table:formula="of:=[.$A79]*[.O$2]+[.$C$1]" office:value-type="float" office:value="1083">
            <text:p>1083</text:p>
          </table:table-cell>
          <table:table-cell table:formula="of:=[.$A79]*[.P$2]+[.$C$1]" office:value-type="float" office:value="1160">
            <text:p>1160</text:p>
          </table:table-cell>
          <table:table-cell table:formula="of:=[.$A79]*[.Q$2]+[.$C$1]" office:value-type="float" office:value="1237">
            <text:p>1237</text:p>
          </table:table-cell>
          <table:table-cell table:formula="of:=[.$A79]*[.R$2]+[.$C$1]" office:value-type="float" office:value="1314">
            <text:p>1314</text:p>
          </table:table-cell>
          <table:table-cell table:formula="of:=[.$A79]*[.S$2]+[.$C$1]" office:value-type="float" office:value="1391">
            <text:p>1391</text:p>
          </table:table-cell>
          <table:table-cell table:formula="of:=[.$A79]*[.T$2]+[.$C$1]" office:value-type="float" office:value="1468">
            <text:p>1468</text:p>
          </table:table-cell>
          <table:table-cell table:formula="of:=[.$A79]*[.U$2]+[.$C$1]" office:value-type="float" office:value="1545">
            <text:p>1545</text:p>
          </table:table-cell>
          <table:table-cell table:formula="of:=[.$A79]*[.V$2]+[.$C$1]" office:value-type="float" office:value="1622">
            <text:p>1622</text:p>
          </table:table-cell>
          <table:table-cell table:formula="of:=[.$A79]*[.W$2]+[.$C$1]" office:value-type="float" office:value="1699">
            <text:p>1699</text:p>
          </table:table-cell>
          <table:table-cell table:formula="of:=[.$A79]*[.X$2]+[.$C$1]" office:value-type="float" office:value="1776">
            <text:p>1776</text:p>
          </table:table-cell>
          <table:table-cell table:formula="of:=[.$A79]*[.Y$2]+[.$C$1]" office:value-type="float" office:value="1853">
            <text:p>1853</text:p>
          </table:table-cell>
          <table:table-cell table:formula="of:=[.$A79]*[.Z$2]+[.$C$1]" office:value-type="float" office:value="1930">
            <text:p>1930</text:p>
          </table:table-cell>
          <table:table-cell table:number-columns-repeated="230"/>
        </table:table-row>
        <table:table-row table:style-name="ro1">
          <table:table-cell office:value-type="float" office:value="78">
            <text:p>78</text:p>
          </table:table-cell>
          <table:table-cell table:formula="of:=[.$A80]*[.B$2]+[.$C$1]" office:value-type="float" office:value="83">
            <text:p>83</text:p>
          </table:table-cell>
          <table:table-cell table:formula="of:=[.$A80]*[.C$2]+[.$C$1]" office:value-type="float" office:value="161">
            <text:p>161</text:p>
          </table:table-cell>
          <table:table-cell table:formula="of:=[.$A80]*[.D$2]+[.$C$1]" office:value-type="float" office:value="239">
            <text:p>239</text:p>
          </table:table-cell>
          <table:table-cell table:formula="of:=[.$A80]*[.E$2]+[.$C$1]" office:value-type="float" office:value="317">
            <text:p>317</text:p>
          </table:table-cell>
          <table:table-cell table:formula="of:=[.$A80]*[.F$2]+[.$C$1]" office:value-type="float" office:value="395">
            <text:p>395</text:p>
          </table:table-cell>
          <table:table-cell table:formula="of:=[.$A80]*[.G$2]+[.$C$1]" office:value-type="float" office:value="473">
            <text:p>473</text:p>
          </table:table-cell>
          <table:table-cell table:formula="of:=[.$A80]*[.H$2]+[.$C$1]" office:value-type="float" office:value="551">
            <text:p>551</text:p>
          </table:table-cell>
          <table:table-cell table:formula="of:=[.$A80]*[.I$2]+[.$C$1]" office:value-type="float" office:value="629">
            <text:p>629</text:p>
          </table:table-cell>
          <table:table-cell table:formula="of:=[.$A80]*[.J$2]+[.$C$1]" office:value-type="float" office:value="707">
            <text:p>707</text:p>
          </table:table-cell>
          <table:table-cell table:formula="of:=[.$A80]*[.K$2]+[.$C$1]" office:value-type="float" office:value="785">
            <text:p>785</text:p>
          </table:table-cell>
          <table:table-cell table:formula="of:=[.$A80]*[.L$2]+[.$C$1]" office:value-type="float" office:value="863">
            <text:p>863</text:p>
          </table:table-cell>
          <table:table-cell table:formula="of:=[.$A80]*[.M$2]+[.$C$1]" office:value-type="float" office:value="941">
            <text:p>941</text:p>
          </table:table-cell>
          <table:table-cell table:formula="of:=[.$A80]*[.N$2]+[.$C$1]" office:value-type="float" office:value="1019">
            <text:p>1019</text:p>
          </table:table-cell>
          <table:table-cell table:formula="of:=[.$A80]*[.O$2]+[.$C$1]" office:value-type="float" office:value="1097">
            <text:p>1097</text:p>
          </table:table-cell>
          <table:table-cell table:formula="of:=[.$A80]*[.P$2]+[.$C$1]" office:value-type="float" office:value="1175">
            <text:p>1175</text:p>
          </table:table-cell>
          <table:table-cell table:formula="of:=[.$A80]*[.Q$2]+[.$C$1]" office:value-type="float" office:value="1253">
            <text:p>1253</text:p>
          </table:table-cell>
          <table:table-cell table:formula="of:=[.$A80]*[.R$2]+[.$C$1]" office:value-type="float" office:value="1331">
            <text:p>1331</text:p>
          </table:table-cell>
          <table:table-cell table:formula="of:=[.$A80]*[.S$2]+[.$C$1]" office:value-type="float" office:value="1409">
            <text:p>1409</text:p>
          </table:table-cell>
          <table:table-cell table:formula="of:=[.$A80]*[.T$2]+[.$C$1]" office:value-type="float" office:value="1487">
            <text:p>1487</text:p>
          </table:table-cell>
          <table:table-cell table:formula="of:=[.$A80]*[.U$2]+[.$C$1]" office:value-type="float" office:value="1565">
            <text:p>1565</text:p>
          </table:table-cell>
          <table:table-cell table:formula="of:=[.$A80]*[.V$2]+[.$C$1]" office:value-type="float" office:value="1643">
            <text:p>1643</text:p>
          </table:table-cell>
          <table:table-cell table:formula="of:=[.$A80]*[.W$2]+[.$C$1]" office:value-type="float" office:value="1721">
            <text:p>1721</text:p>
          </table:table-cell>
          <table:table-cell table:formula="of:=[.$A80]*[.X$2]+[.$C$1]" office:value-type="float" office:value="1799">
            <text:p>1799</text:p>
          </table:table-cell>
          <table:table-cell table:formula="of:=[.$A80]*[.Y$2]+[.$C$1]" office:value-type="float" office:value="1877">
            <text:p>1877</text:p>
          </table:table-cell>
          <table:table-cell table:formula="of:=[.$A80]*[.Z$2]+[.$C$1]" office:value-type="float" office:value="1955">
            <text:p>1955</text:p>
          </table:table-cell>
          <table:table-cell table:number-columns-repeated="230"/>
        </table:table-row>
        <table:table-row table:style-name="ro1">
          <table:table-cell office:value-type="float" office:value="79">
            <text:p>79</text:p>
          </table:table-cell>
          <table:table-cell table:formula="of:=[.$A81]*[.B$2]+[.$C$1]" office:value-type="float" office:value="84">
            <text:p>84</text:p>
          </table:table-cell>
          <table:table-cell table:formula="of:=[.$A81]*[.C$2]+[.$C$1]" office:value-type="float" office:value="163">
            <text:p>163</text:p>
          </table:table-cell>
          <table:table-cell table:formula="of:=[.$A81]*[.D$2]+[.$C$1]" office:value-type="float" office:value="242">
            <text:p>242</text:p>
          </table:table-cell>
          <table:table-cell table:formula="of:=[.$A81]*[.E$2]+[.$C$1]" office:value-type="float" office:value="321">
            <text:p>321</text:p>
          </table:table-cell>
          <table:table-cell table:formula="of:=[.$A81]*[.F$2]+[.$C$1]" office:value-type="float" office:value="400">
            <text:p>400</text:p>
          </table:table-cell>
          <table:table-cell table:formula="of:=[.$A81]*[.G$2]+[.$C$1]" office:value-type="float" office:value="479">
            <text:p>479</text:p>
          </table:table-cell>
          <table:table-cell table:formula="of:=[.$A81]*[.H$2]+[.$C$1]" office:value-type="float" office:value="558">
            <text:p>558</text:p>
          </table:table-cell>
          <table:table-cell table:formula="of:=[.$A81]*[.I$2]+[.$C$1]" office:value-type="float" office:value="637">
            <text:p>637</text:p>
          </table:table-cell>
          <table:table-cell table:formula="of:=[.$A81]*[.J$2]+[.$C$1]" office:value-type="float" office:value="716">
            <text:p>716</text:p>
          </table:table-cell>
          <table:table-cell table:formula="of:=[.$A81]*[.K$2]+[.$C$1]" office:value-type="float" office:value="795">
            <text:p>795</text:p>
          </table:table-cell>
          <table:table-cell table:formula="of:=[.$A81]*[.L$2]+[.$C$1]" office:value-type="float" office:value="874">
            <text:p>874</text:p>
          </table:table-cell>
          <table:table-cell table:formula="of:=[.$A81]*[.M$2]+[.$C$1]" office:value-type="float" office:value="953">
            <text:p>953</text:p>
          </table:table-cell>
          <table:table-cell table:formula="of:=[.$A81]*[.N$2]+[.$C$1]" office:value-type="float" office:value="1032">
            <text:p>1032</text:p>
          </table:table-cell>
          <table:table-cell table:formula="of:=[.$A81]*[.O$2]+[.$C$1]" office:value-type="float" office:value="1111">
            <text:p>1111</text:p>
          </table:table-cell>
          <table:table-cell table:formula="of:=[.$A81]*[.P$2]+[.$C$1]" office:value-type="float" office:value="1190">
            <text:p>1190</text:p>
          </table:table-cell>
          <table:table-cell table:formula="of:=[.$A81]*[.Q$2]+[.$C$1]" office:value-type="float" office:value="1269">
            <text:p>1269</text:p>
          </table:table-cell>
          <table:table-cell table:formula="of:=[.$A81]*[.R$2]+[.$C$1]" office:value-type="float" office:value="1348">
            <text:p>1348</text:p>
          </table:table-cell>
          <table:table-cell table:formula="of:=[.$A81]*[.S$2]+[.$C$1]" office:value-type="float" office:value="1427">
            <text:p>1427</text:p>
          </table:table-cell>
          <table:table-cell table:formula="of:=[.$A81]*[.T$2]+[.$C$1]" office:value-type="float" office:value="1506">
            <text:p>1506</text:p>
          </table:table-cell>
          <table:table-cell table:formula="of:=[.$A81]*[.U$2]+[.$C$1]" office:value-type="float" office:value="1585">
            <text:p>1585</text:p>
          </table:table-cell>
          <table:table-cell table:formula="of:=[.$A81]*[.V$2]+[.$C$1]" office:value-type="float" office:value="1664">
            <text:p>1664</text:p>
          </table:table-cell>
          <table:table-cell table:formula="of:=[.$A81]*[.W$2]+[.$C$1]" office:value-type="float" office:value="1743">
            <text:p>1743</text:p>
          </table:table-cell>
          <table:table-cell table:formula="of:=[.$A81]*[.X$2]+[.$C$1]" office:value-type="float" office:value="1822">
            <text:p>1822</text:p>
          </table:table-cell>
          <table:table-cell table:formula="of:=[.$A81]*[.Y$2]+[.$C$1]" office:value-type="float" office:value="1901">
            <text:p>1901</text:p>
          </table:table-cell>
          <table:table-cell table:formula="of:=[.$A81]*[.Z$2]+[.$C$1]" office:value-type="float" office:value="1980">
            <text:p>1980</text:p>
          </table:table-cell>
          <table:table-cell table:number-columns-repeated="230"/>
        </table:table-row>
        <table:table-row table:style-name="ro1">
          <table:table-cell office:value-type="float" office:value="80">
            <text:p>80</text:p>
          </table:table-cell>
          <table:table-cell table:formula="of:=[.$A82]*[.B$2]+[.$C$1]" office:value-type="float" office:value="85">
            <text:p>85</text:p>
          </table:table-cell>
          <table:table-cell table:formula="of:=[.$A82]*[.C$2]+[.$C$1]" office:value-type="float" office:value="165">
            <text:p>165</text:p>
          </table:table-cell>
          <table:table-cell table:formula="of:=[.$A82]*[.D$2]+[.$C$1]" office:value-type="float" office:value="245">
            <text:p>245</text:p>
          </table:table-cell>
          <table:table-cell table:formula="of:=[.$A82]*[.E$2]+[.$C$1]" office:value-type="float" office:value="325">
            <text:p>325</text:p>
          </table:table-cell>
          <table:table-cell table:formula="of:=[.$A82]*[.F$2]+[.$C$1]" office:value-type="float" office:value="405">
            <text:p>405</text:p>
          </table:table-cell>
          <table:table-cell table:formula="of:=[.$A82]*[.G$2]+[.$C$1]" office:value-type="float" office:value="485">
            <text:p>485</text:p>
          </table:table-cell>
          <table:table-cell table:formula="of:=[.$A82]*[.H$2]+[.$C$1]" office:value-type="float" office:value="565">
            <text:p>565</text:p>
          </table:table-cell>
          <table:table-cell table:formula="of:=[.$A82]*[.I$2]+[.$C$1]" office:value-type="float" office:value="645">
            <text:p>645</text:p>
          </table:table-cell>
          <table:table-cell table:formula="of:=[.$A82]*[.J$2]+[.$C$1]" office:value-type="float" office:value="725">
            <text:p>725</text:p>
          </table:table-cell>
          <table:table-cell table:formula="of:=[.$A82]*[.K$2]+[.$C$1]" office:value-type="float" office:value="805">
            <text:p>805</text:p>
          </table:table-cell>
          <table:table-cell table:formula="of:=[.$A82]*[.L$2]+[.$C$1]" office:value-type="float" office:value="885">
            <text:p>885</text:p>
          </table:table-cell>
          <table:table-cell table:formula="of:=[.$A82]*[.M$2]+[.$C$1]" office:value-type="float" office:value="965">
            <text:p>965</text:p>
          </table:table-cell>
          <table:table-cell table:formula="of:=[.$A82]*[.N$2]+[.$C$1]" office:value-type="float" office:value="1045">
            <text:p>1045</text:p>
          </table:table-cell>
          <table:table-cell table:formula="of:=[.$A82]*[.O$2]+[.$C$1]" office:value-type="float" office:value="1125">
            <text:p>1125</text:p>
          </table:table-cell>
          <table:table-cell table:formula="of:=[.$A82]*[.P$2]+[.$C$1]" office:value-type="float" office:value="1205">
            <text:p>1205</text:p>
          </table:table-cell>
          <table:table-cell table:formula="of:=[.$A82]*[.Q$2]+[.$C$1]" office:value-type="float" office:value="1285">
            <text:p>1285</text:p>
          </table:table-cell>
          <table:table-cell table:formula="of:=[.$A82]*[.R$2]+[.$C$1]" office:value-type="float" office:value="1365">
            <text:p>1365</text:p>
          </table:table-cell>
          <table:table-cell table:formula="of:=[.$A82]*[.S$2]+[.$C$1]" office:value-type="float" office:value="1445">
            <text:p>1445</text:p>
          </table:table-cell>
          <table:table-cell table:formula="of:=[.$A82]*[.T$2]+[.$C$1]" office:value-type="float" office:value="1525">
            <text:p>1525</text:p>
          </table:table-cell>
          <table:table-cell table:formula="of:=[.$A82]*[.U$2]+[.$C$1]" office:value-type="float" office:value="1605">
            <text:p>1605</text:p>
          </table:table-cell>
          <table:table-cell table:formula="of:=[.$A82]*[.V$2]+[.$C$1]" office:value-type="float" office:value="1685">
            <text:p>1685</text:p>
          </table:table-cell>
          <table:table-cell table:formula="of:=[.$A82]*[.W$2]+[.$C$1]" office:value-type="float" office:value="1765">
            <text:p>1765</text:p>
          </table:table-cell>
          <table:table-cell table:formula="of:=[.$A82]*[.X$2]+[.$C$1]" office:value-type="float" office:value="1845">
            <text:p>1845</text:p>
          </table:table-cell>
          <table:table-cell table:formula="of:=[.$A82]*[.Y$2]+[.$C$1]" office:value-type="float" office:value="1925">
            <text:p>1925</text:p>
          </table:table-cell>
          <table:table-cell table:formula="of:=[.$A82]*[.Z$2]+[.$C$1]" office:value-type="float" office:value="2005">
            <text:p>2005</text:p>
          </table:table-cell>
          <table:table-cell table:number-columns-repeated="230"/>
        </table:table-row>
        <table:table-row table:style-name="ro1">
          <table:table-cell office:value-type="float" office:value="81">
            <text:p>81</text:p>
          </table:table-cell>
          <table:table-cell table:formula="of:=[.$A83]*[.B$2]+[.$C$1]" office:value-type="float" office:value="86">
            <text:p>86</text:p>
          </table:table-cell>
          <table:table-cell table:formula="of:=[.$A83]*[.C$2]+[.$C$1]" office:value-type="float" office:value="167">
            <text:p>167</text:p>
          </table:table-cell>
          <table:table-cell table:formula="of:=[.$A83]*[.D$2]+[.$C$1]" office:value-type="float" office:value="248">
            <text:p>248</text:p>
          </table:table-cell>
          <table:table-cell table:formula="of:=[.$A83]*[.E$2]+[.$C$1]" office:value-type="float" office:value="329">
            <text:p>329</text:p>
          </table:table-cell>
          <table:table-cell table:formula="of:=[.$A83]*[.F$2]+[.$C$1]" office:value-type="float" office:value="410">
            <text:p>410</text:p>
          </table:table-cell>
          <table:table-cell table:formula="of:=[.$A83]*[.G$2]+[.$C$1]" office:value-type="float" office:value="491">
            <text:p>491</text:p>
          </table:table-cell>
          <table:table-cell table:formula="of:=[.$A83]*[.H$2]+[.$C$1]" office:value-type="float" office:value="572">
            <text:p>572</text:p>
          </table:table-cell>
          <table:table-cell table:formula="of:=[.$A83]*[.I$2]+[.$C$1]" office:value-type="float" office:value="653">
            <text:p>653</text:p>
          </table:table-cell>
          <table:table-cell table:formula="of:=[.$A83]*[.J$2]+[.$C$1]" office:value-type="float" office:value="734">
            <text:p>734</text:p>
          </table:table-cell>
          <table:table-cell table:formula="of:=[.$A83]*[.K$2]+[.$C$1]" office:value-type="float" office:value="815">
            <text:p>815</text:p>
          </table:table-cell>
          <table:table-cell table:formula="of:=[.$A83]*[.L$2]+[.$C$1]" office:value-type="float" office:value="896">
            <text:p>896</text:p>
          </table:table-cell>
          <table:table-cell table:formula="of:=[.$A83]*[.M$2]+[.$C$1]" office:value-type="float" office:value="977">
            <text:p>977</text:p>
          </table:table-cell>
          <table:table-cell table:formula="of:=[.$A83]*[.N$2]+[.$C$1]" office:value-type="float" office:value="1058">
            <text:p>1058</text:p>
          </table:table-cell>
          <table:table-cell table:formula="of:=[.$A83]*[.O$2]+[.$C$1]" office:value-type="float" office:value="1139">
            <text:p>1139</text:p>
          </table:table-cell>
          <table:table-cell table:formula="of:=[.$A83]*[.P$2]+[.$C$1]" office:value-type="float" office:value="1220">
            <text:p>1220</text:p>
          </table:table-cell>
          <table:table-cell table:formula="of:=[.$A83]*[.Q$2]+[.$C$1]" office:value-type="float" office:value="1301">
            <text:p>1301</text:p>
          </table:table-cell>
          <table:table-cell table:formula="of:=[.$A83]*[.R$2]+[.$C$1]" office:value-type="float" office:value="1382">
            <text:p>1382</text:p>
          </table:table-cell>
          <table:table-cell table:formula="of:=[.$A83]*[.S$2]+[.$C$1]" office:value-type="float" office:value="1463">
            <text:p>1463</text:p>
          </table:table-cell>
          <table:table-cell table:formula="of:=[.$A83]*[.T$2]+[.$C$1]" office:value-type="float" office:value="1544">
            <text:p>1544</text:p>
          </table:table-cell>
          <table:table-cell table:formula="of:=[.$A83]*[.U$2]+[.$C$1]" office:value-type="float" office:value="1625">
            <text:p>1625</text:p>
          </table:table-cell>
          <table:table-cell table:formula="of:=[.$A83]*[.V$2]+[.$C$1]" office:value-type="float" office:value="1706">
            <text:p>1706</text:p>
          </table:table-cell>
          <table:table-cell table:formula="of:=[.$A83]*[.W$2]+[.$C$1]" office:value-type="float" office:value="1787">
            <text:p>1787</text:p>
          </table:table-cell>
          <table:table-cell table:formula="of:=[.$A83]*[.X$2]+[.$C$1]" office:value-type="float" office:value="1868">
            <text:p>1868</text:p>
          </table:table-cell>
          <table:table-cell table:formula="of:=[.$A83]*[.Y$2]+[.$C$1]" office:value-type="float" office:value="1949">
            <text:p>1949</text:p>
          </table:table-cell>
          <table:table-cell table:formula="of:=[.$A83]*[.Z$2]+[.$C$1]" office:value-type="float" office:value="2030">
            <text:p>2030</text:p>
          </table:table-cell>
          <table:table-cell table:number-columns-repeated="230"/>
        </table:table-row>
        <table:table-row table:style-name="ro1">
          <table:table-cell office:value-type="float" office:value="82">
            <text:p>82</text:p>
          </table:table-cell>
          <table:table-cell table:formula="of:=[.$A84]*[.B$2]+[.$C$1]" office:value-type="float" office:value="87">
            <text:p>87</text:p>
          </table:table-cell>
          <table:table-cell table:formula="of:=[.$A84]*[.C$2]+[.$C$1]" office:value-type="float" office:value="169">
            <text:p>169</text:p>
          </table:table-cell>
          <table:table-cell table:formula="of:=[.$A84]*[.D$2]+[.$C$1]" office:value-type="float" office:value="251">
            <text:p>251</text:p>
          </table:table-cell>
          <table:table-cell table:formula="of:=[.$A84]*[.E$2]+[.$C$1]" office:value-type="float" office:value="333">
            <text:p>333</text:p>
          </table:table-cell>
          <table:table-cell table:formula="of:=[.$A84]*[.F$2]+[.$C$1]" office:value-type="float" office:value="415">
            <text:p>415</text:p>
          </table:table-cell>
          <table:table-cell table:formula="of:=[.$A84]*[.G$2]+[.$C$1]" office:value-type="float" office:value="497">
            <text:p>497</text:p>
          </table:table-cell>
          <table:table-cell table:formula="of:=[.$A84]*[.H$2]+[.$C$1]" office:value-type="float" office:value="579">
            <text:p>579</text:p>
          </table:table-cell>
          <table:table-cell table:formula="of:=[.$A84]*[.I$2]+[.$C$1]" office:value-type="float" office:value="661">
            <text:p>661</text:p>
          </table:table-cell>
          <table:table-cell table:formula="of:=[.$A84]*[.J$2]+[.$C$1]" office:value-type="float" office:value="743">
            <text:p>743</text:p>
          </table:table-cell>
          <table:table-cell table:formula="of:=[.$A84]*[.K$2]+[.$C$1]" office:value-type="float" office:value="825">
            <text:p>825</text:p>
          </table:table-cell>
          <table:table-cell table:formula="of:=[.$A84]*[.L$2]+[.$C$1]" office:value-type="float" office:value="907">
            <text:p>907</text:p>
          </table:table-cell>
          <table:table-cell table:formula="of:=[.$A84]*[.M$2]+[.$C$1]" office:value-type="float" office:value="989">
            <text:p>989</text:p>
          </table:table-cell>
          <table:table-cell table:formula="of:=[.$A84]*[.N$2]+[.$C$1]" office:value-type="float" office:value="1071">
            <text:p>1071</text:p>
          </table:table-cell>
          <table:table-cell table:formula="of:=[.$A84]*[.O$2]+[.$C$1]" office:value-type="float" office:value="1153">
            <text:p>1153</text:p>
          </table:table-cell>
          <table:table-cell table:formula="of:=[.$A84]*[.P$2]+[.$C$1]" office:value-type="float" office:value="1235">
            <text:p>1235</text:p>
          </table:table-cell>
          <table:table-cell table:formula="of:=[.$A84]*[.Q$2]+[.$C$1]" office:value-type="float" office:value="1317">
            <text:p>1317</text:p>
          </table:table-cell>
          <table:table-cell table:formula="of:=[.$A84]*[.R$2]+[.$C$1]" office:value-type="float" office:value="1399">
            <text:p>1399</text:p>
          </table:table-cell>
          <table:table-cell table:formula="of:=[.$A84]*[.S$2]+[.$C$1]" office:value-type="float" office:value="1481">
            <text:p>1481</text:p>
          </table:table-cell>
          <table:table-cell table:formula="of:=[.$A84]*[.T$2]+[.$C$1]" office:value-type="float" office:value="1563">
            <text:p>1563</text:p>
          </table:table-cell>
          <table:table-cell table:formula="of:=[.$A84]*[.U$2]+[.$C$1]" office:value-type="float" office:value="1645">
            <text:p>1645</text:p>
          </table:table-cell>
          <table:table-cell table:formula="of:=[.$A84]*[.V$2]+[.$C$1]" office:value-type="float" office:value="1727">
            <text:p>1727</text:p>
          </table:table-cell>
          <table:table-cell table:formula="of:=[.$A84]*[.W$2]+[.$C$1]" office:value-type="float" office:value="1809">
            <text:p>1809</text:p>
          </table:table-cell>
          <table:table-cell table:formula="of:=[.$A84]*[.X$2]+[.$C$1]" office:value-type="float" office:value="1891">
            <text:p>1891</text:p>
          </table:table-cell>
          <table:table-cell table:formula="of:=[.$A84]*[.Y$2]+[.$C$1]" office:value-type="float" office:value="1973">
            <text:p>1973</text:p>
          </table:table-cell>
          <table:table-cell table:formula="of:=[.$A84]*[.Z$2]+[.$C$1]" office:value-type="float" office:value="2055">
            <text:p>2055</text:p>
          </table:table-cell>
          <table:table-cell table:number-columns-repeated="230"/>
        </table:table-row>
        <table:table-row table:style-name="ro1">
          <table:table-cell office:value-type="float" office:value="83">
            <text:p>83</text:p>
          </table:table-cell>
          <table:table-cell table:formula="of:=[.$A85]*[.B$2]+[.$C$1]" office:value-type="float" office:value="88">
            <text:p>88</text:p>
          </table:table-cell>
          <table:table-cell table:formula="of:=[.$A85]*[.C$2]+[.$C$1]" office:value-type="float" office:value="171">
            <text:p>171</text:p>
          </table:table-cell>
          <table:table-cell table:formula="of:=[.$A85]*[.D$2]+[.$C$1]" office:value-type="float" office:value="254">
            <text:p>254</text:p>
          </table:table-cell>
          <table:table-cell table:formula="of:=[.$A85]*[.E$2]+[.$C$1]" office:value-type="float" office:value="337">
            <text:p>337</text:p>
          </table:table-cell>
          <table:table-cell table:formula="of:=[.$A85]*[.F$2]+[.$C$1]" office:value-type="float" office:value="420">
            <text:p>420</text:p>
          </table:table-cell>
          <table:table-cell table:formula="of:=[.$A85]*[.G$2]+[.$C$1]" office:value-type="float" office:value="503">
            <text:p>503</text:p>
          </table:table-cell>
          <table:table-cell table:formula="of:=[.$A85]*[.H$2]+[.$C$1]" office:value-type="float" office:value="586">
            <text:p>586</text:p>
          </table:table-cell>
          <table:table-cell table:formula="of:=[.$A85]*[.I$2]+[.$C$1]" office:value-type="float" office:value="669">
            <text:p>669</text:p>
          </table:table-cell>
          <table:table-cell table:formula="of:=[.$A85]*[.J$2]+[.$C$1]" office:value-type="float" office:value="752">
            <text:p>752</text:p>
          </table:table-cell>
          <table:table-cell table:formula="of:=[.$A85]*[.K$2]+[.$C$1]" office:value-type="float" office:value="835">
            <text:p>835</text:p>
          </table:table-cell>
          <table:table-cell table:formula="of:=[.$A85]*[.L$2]+[.$C$1]" office:value-type="float" office:value="918">
            <text:p>918</text:p>
          </table:table-cell>
          <table:table-cell table:formula="of:=[.$A85]*[.M$2]+[.$C$1]" office:value-type="float" office:value="1001">
            <text:p>1001</text:p>
          </table:table-cell>
          <table:table-cell table:formula="of:=[.$A85]*[.N$2]+[.$C$1]" office:value-type="float" office:value="1084">
            <text:p>1084</text:p>
          </table:table-cell>
          <table:table-cell table:formula="of:=[.$A85]*[.O$2]+[.$C$1]" office:value-type="float" office:value="1167">
            <text:p>1167</text:p>
          </table:table-cell>
          <table:table-cell table:formula="of:=[.$A85]*[.P$2]+[.$C$1]" office:value-type="float" office:value="1250">
            <text:p>1250</text:p>
          </table:table-cell>
          <table:table-cell table:formula="of:=[.$A85]*[.Q$2]+[.$C$1]" office:value-type="float" office:value="1333">
            <text:p>1333</text:p>
          </table:table-cell>
          <table:table-cell table:formula="of:=[.$A85]*[.R$2]+[.$C$1]" office:value-type="float" office:value="1416">
            <text:p>1416</text:p>
          </table:table-cell>
          <table:table-cell table:formula="of:=[.$A85]*[.S$2]+[.$C$1]" office:value-type="float" office:value="1499">
            <text:p>1499</text:p>
          </table:table-cell>
          <table:table-cell table:formula="of:=[.$A85]*[.T$2]+[.$C$1]" office:value-type="float" office:value="1582">
            <text:p>1582</text:p>
          </table:table-cell>
          <table:table-cell table:formula="of:=[.$A85]*[.U$2]+[.$C$1]" office:value-type="float" office:value="1665">
            <text:p>1665</text:p>
          </table:table-cell>
          <table:table-cell table:formula="of:=[.$A85]*[.V$2]+[.$C$1]" office:value-type="float" office:value="1748">
            <text:p>1748</text:p>
          </table:table-cell>
          <table:table-cell table:formula="of:=[.$A85]*[.W$2]+[.$C$1]" office:value-type="float" office:value="1831">
            <text:p>1831</text:p>
          </table:table-cell>
          <table:table-cell table:formula="of:=[.$A85]*[.X$2]+[.$C$1]" office:value-type="float" office:value="1914">
            <text:p>1914</text:p>
          </table:table-cell>
          <table:table-cell table:formula="of:=[.$A85]*[.Y$2]+[.$C$1]" office:value-type="float" office:value="1997">
            <text:p>1997</text:p>
          </table:table-cell>
          <table:table-cell table:formula="of:=[.$A85]*[.Z$2]+[.$C$1]" office:value-type="float" office:value="2080">
            <text:p>2080</text:p>
          </table:table-cell>
          <table:table-cell table:number-columns-repeated="230"/>
        </table:table-row>
        <table:table-row table:style-name="ro1">
          <table:table-cell office:value-type="float" office:value="84">
            <text:p>84</text:p>
          </table:table-cell>
          <table:table-cell table:formula="of:=[.$A86]*[.B$2]+[.$C$1]" office:value-type="float" office:value="89">
            <text:p>89</text:p>
          </table:table-cell>
          <table:table-cell table:formula="of:=[.$A86]*[.C$2]+[.$C$1]" office:value-type="float" office:value="173">
            <text:p>173</text:p>
          </table:table-cell>
          <table:table-cell table:formula="of:=[.$A86]*[.D$2]+[.$C$1]" office:value-type="float" office:value="257">
            <text:p>257</text:p>
          </table:table-cell>
          <table:table-cell table:formula="of:=[.$A86]*[.E$2]+[.$C$1]" office:value-type="float" office:value="341">
            <text:p>341</text:p>
          </table:table-cell>
          <table:table-cell table:formula="of:=[.$A86]*[.F$2]+[.$C$1]" office:value-type="float" office:value="425">
            <text:p>425</text:p>
          </table:table-cell>
          <table:table-cell table:formula="of:=[.$A86]*[.G$2]+[.$C$1]" office:value-type="float" office:value="509">
            <text:p>509</text:p>
          </table:table-cell>
          <table:table-cell table:formula="of:=[.$A86]*[.H$2]+[.$C$1]" office:value-type="float" office:value="593">
            <text:p>593</text:p>
          </table:table-cell>
          <table:table-cell table:formula="of:=[.$A86]*[.I$2]+[.$C$1]" office:value-type="float" office:value="677">
            <text:p>677</text:p>
          </table:table-cell>
          <table:table-cell table:formula="of:=[.$A86]*[.J$2]+[.$C$1]" office:value-type="float" office:value="761">
            <text:p>761</text:p>
          </table:table-cell>
          <table:table-cell table:formula="of:=[.$A86]*[.K$2]+[.$C$1]" office:value-type="float" office:value="845">
            <text:p>845</text:p>
          </table:table-cell>
          <table:table-cell table:formula="of:=[.$A86]*[.L$2]+[.$C$1]" office:value-type="float" office:value="929">
            <text:p>929</text:p>
          </table:table-cell>
          <table:table-cell table:formula="of:=[.$A86]*[.M$2]+[.$C$1]" office:value-type="float" office:value="1013">
            <text:p>1013</text:p>
          </table:table-cell>
          <table:table-cell table:formula="of:=[.$A86]*[.N$2]+[.$C$1]" office:value-type="float" office:value="1097">
            <text:p>1097</text:p>
          </table:table-cell>
          <table:table-cell table:formula="of:=[.$A86]*[.O$2]+[.$C$1]" office:value-type="float" office:value="1181">
            <text:p>1181</text:p>
          </table:table-cell>
          <table:table-cell table:formula="of:=[.$A86]*[.P$2]+[.$C$1]" office:value-type="float" office:value="1265">
            <text:p>1265</text:p>
          </table:table-cell>
          <table:table-cell table:formula="of:=[.$A86]*[.Q$2]+[.$C$1]" office:value-type="float" office:value="1349">
            <text:p>1349</text:p>
          </table:table-cell>
          <table:table-cell table:formula="of:=[.$A86]*[.R$2]+[.$C$1]" office:value-type="float" office:value="1433">
            <text:p>1433</text:p>
          </table:table-cell>
          <table:table-cell table:formula="of:=[.$A86]*[.S$2]+[.$C$1]" office:value-type="float" office:value="1517">
            <text:p>1517</text:p>
          </table:table-cell>
          <table:table-cell table:formula="of:=[.$A86]*[.T$2]+[.$C$1]" office:value-type="float" office:value="1601">
            <text:p>1601</text:p>
          </table:table-cell>
          <table:table-cell table:formula="of:=[.$A86]*[.U$2]+[.$C$1]" office:value-type="float" office:value="1685">
            <text:p>1685</text:p>
          </table:table-cell>
          <table:table-cell table:formula="of:=[.$A86]*[.V$2]+[.$C$1]" office:value-type="float" office:value="1769">
            <text:p>1769</text:p>
          </table:table-cell>
          <table:table-cell table:formula="of:=[.$A86]*[.W$2]+[.$C$1]" office:value-type="float" office:value="1853">
            <text:p>1853</text:p>
          </table:table-cell>
          <table:table-cell table:formula="of:=[.$A86]*[.X$2]+[.$C$1]" office:value-type="float" office:value="1937">
            <text:p>1937</text:p>
          </table:table-cell>
          <table:table-cell table:formula="of:=[.$A86]*[.Y$2]+[.$C$1]" office:value-type="float" office:value="2021">
            <text:p>2021</text:p>
          </table:table-cell>
          <table:table-cell table:formula="of:=[.$A86]*[.Z$2]+[.$C$1]" office:value-type="float" office:value="2105">
            <text:p>2105</text:p>
          </table:table-cell>
          <table:table-cell table:number-columns-repeated="230"/>
        </table:table-row>
        <table:table-row table:style-name="ro1">
          <table:table-cell office:value-type="float" office:value="85">
            <text:p>85</text:p>
          </table:table-cell>
          <table:table-cell table:formula="of:=[.$A87]*[.B$2]+[.$C$1]" office:value-type="float" office:value="90">
            <text:p>90</text:p>
          </table:table-cell>
          <table:table-cell table:formula="of:=[.$A87]*[.C$2]+[.$C$1]" office:value-type="float" office:value="175">
            <text:p>175</text:p>
          </table:table-cell>
          <table:table-cell table:formula="of:=[.$A87]*[.D$2]+[.$C$1]" office:value-type="float" office:value="260">
            <text:p>260</text:p>
          </table:table-cell>
          <table:table-cell table:formula="of:=[.$A87]*[.E$2]+[.$C$1]" office:value-type="float" office:value="345">
            <text:p>345</text:p>
          </table:table-cell>
          <table:table-cell table:formula="of:=[.$A87]*[.F$2]+[.$C$1]" office:value-type="float" office:value="430">
            <text:p>430</text:p>
          </table:table-cell>
          <table:table-cell table:formula="of:=[.$A87]*[.G$2]+[.$C$1]" office:value-type="float" office:value="515">
            <text:p>515</text:p>
          </table:table-cell>
          <table:table-cell table:formula="of:=[.$A87]*[.H$2]+[.$C$1]" office:value-type="float" office:value="600">
            <text:p>600</text:p>
          </table:table-cell>
          <table:table-cell table:formula="of:=[.$A87]*[.I$2]+[.$C$1]" office:value-type="float" office:value="685">
            <text:p>685</text:p>
          </table:table-cell>
          <table:table-cell table:formula="of:=[.$A87]*[.J$2]+[.$C$1]" office:value-type="float" office:value="770">
            <text:p>770</text:p>
          </table:table-cell>
          <table:table-cell table:formula="of:=[.$A87]*[.K$2]+[.$C$1]" office:value-type="float" office:value="855">
            <text:p>855</text:p>
          </table:table-cell>
          <table:table-cell table:formula="of:=[.$A87]*[.L$2]+[.$C$1]" office:value-type="float" office:value="940">
            <text:p>940</text:p>
          </table:table-cell>
          <table:table-cell table:formula="of:=[.$A87]*[.M$2]+[.$C$1]" office:value-type="float" office:value="1025">
            <text:p>1025</text:p>
          </table:table-cell>
          <table:table-cell table:formula="of:=[.$A87]*[.N$2]+[.$C$1]" office:value-type="float" office:value="1110">
            <text:p>1110</text:p>
          </table:table-cell>
          <table:table-cell table:formula="of:=[.$A87]*[.O$2]+[.$C$1]" office:value-type="float" office:value="1195">
            <text:p>1195</text:p>
          </table:table-cell>
          <table:table-cell table:formula="of:=[.$A87]*[.P$2]+[.$C$1]" office:value-type="float" office:value="1280">
            <text:p>1280</text:p>
          </table:table-cell>
          <table:table-cell table:formula="of:=[.$A87]*[.Q$2]+[.$C$1]" office:value-type="float" office:value="1365">
            <text:p>1365</text:p>
          </table:table-cell>
          <table:table-cell table:formula="of:=[.$A87]*[.R$2]+[.$C$1]" office:value-type="float" office:value="1450">
            <text:p>1450</text:p>
          </table:table-cell>
          <table:table-cell table:formula="of:=[.$A87]*[.S$2]+[.$C$1]" office:value-type="float" office:value="1535">
            <text:p>1535</text:p>
          </table:table-cell>
          <table:table-cell table:formula="of:=[.$A87]*[.T$2]+[.$C$1]" office:value-type="float" office:value="1620">
            <text:p>1620</text:p>
          </table:table-cell>
          <table:table-cell table:formula="of:=[.$A87]*[.U$2]+[.$C$1]" office:value-type="float" office:value="1705">
            <text:p>1705</text:p>
          </table:table-cell>
          <table:table-cell table:formula="of:=[.$A87]*[.V$2]+[.$C$1]" office:value-type="float" office:value="1790">
            <text:p>1790</text:p>
          </table:table-cell>
          <table:table-cell table:formula="of:=[.$A87]*[.W$2]+[.$C$1]" office:value-type="float" office:value="1875">
            <text:p>1875</text:p>
          </table:table-cell>
          <table:table-cell table:formula="of:=[.$A87]*[.X$2]+[.$C$1]" office:value-type="float" office:value="1960">
            <text:p>1960</text:p>
          </table:table-cell>
          <table:table-cell table:formula="of:=[.$A87]*[.Y$2]+[.$C$1]" office:value-type="float" office:value="2045">
            <text:p>2045</text:p>
          </table:table-cell>
          <table:table-cell table:formula="of:=[.$A87]*[.Z$2]+[.$C$1]" office:value-type="float" office:value="2130">
            <text:p>2130</text:p>
          </table:table-cell>
          <table:table-cell table:number-columns-repeated="230"/>
        </table:table-row>
        <table:table-row table:style-name="ro1">
          <table:table-cell office:value-type="float" office:value="86">
            <text:p>86</text:p>
          </table:table-cell>
          <table:table-cell table:formula="of:=[.$A88]*[.B$2]+[.$C$1]" office:value-type="float" office:value="91">
            <text:p>91</text:p>
          </table:table-cell>
          <table:table-cell table:formula="of:=[.$A88]*[.C$2]+[.$C$1]" office:value-type="float" office:value="177">
            <text:p>177</text:p>
          </table:table-cell>
          <table:table-cell table:formula="of:=[.$A88]*[.D$2]+[.$C$1]" office:value-type="float" office:value="263">
            <text:p>263</text:p>
          </table:table-cell>
          <table:table-cell table:formula="of:=[.$A88]*[.E$2]+[.$C$1]" office:value-type="float" office:value="349">
            <text:p>349</text:p>
          </table:table-cell>
          <table:table-cell table:formula="of:=[.$A88]*[.F$2]+[.$C$1]" office:value-type="float" office:value="435">
            <text:p>435</text:p>
          </table:table-cell>
          <table:table-cell table:formula="of:=[.$A88]*[.G$2]+[.$C$1]" office:value-type="float" office:value="521">
            <text:p>521</text:p>
          </table:table-cell>
          <table:table-cell table:formula="of:=[.$A88]*[.H$2]+[.$C$1]" office:value-type="float" office:value="607">
            <text:p>607</text:p>
          </table:table-cell>
          <table:table-cell table:formula="of:=[.$A88]*[.I$2]+[.$C$1]" office:value-type="float" office:value="693">
            <text:p>693</text:p>
          </table:table-cell>
          <table:table-cell table:formula="of:=[.$A88]*[.J$2]+[.$C$1]" office:value-type="float" office:value="779">
            <text:p>779</text:p>
          </table:table-cell>
          <table:table-cell table:formula="of:=[.$A88]*[.K$2]+[.$C$1]" office:value-type="float" office:value="865">
            <text:p>865</text:p>
          </table:table-cell>
          <table:table-cell table:formula="of:=[.$A88]*[.L$2]+[.$C$1]" office:value-type="float" office:value="951">
            <text:p>951</text:p>
          </table:table-cell>
          <table:table-cell table:formula="of:=[.$A88]*[.M$2]+[.$C$1]" office:value-type="float" office:value="1037">
            <text:p>1037</text:p>
          </table:table-cell>
          <table:table-cell table:formula="of:=[.$A88]*[.N$2]+[.$C$1]" office:value-type="float" office:value="1123">
            <text:p>1123</text:p>
          </table:table-cell>
          <table:table-cell table:formula="of:=[.$A88]*[.O$2]+[.$C$1]" office:value-type="float" office:value="1209">
            <text:p>1209</text:p>
          </table:table-cell>
          <table:table-cell table:formula="of:=[.$A88]*[.P$2]+[.$C$1]" office:value-type="float" office:value="1295">
            <text:p>1295</text:p>
          </table:table-cell>
          <table:table-cell table:formula="of:=[.$A88]*[.Q$2]+[.$C$1]" office:value-type="float" office:value="1381">
            <text:p>1381</text:p>
          </table:table-cell>
          <table:table-cell table:formula="of:=[.$A88]*[.R$2]+[.$C$1]" office:value-type="float" office:value="1467">
            <text:p>1467</text:p>
          </table:table-cell>
          <table:table-cell table:formula="of:=[.$A88]*[.S$2]+[.$C$1]" office:value-type="float" office:value="1553">
            <text:p>1553</text:p>
          </table:table-cell>
          <table:table-cell table:formula="of:=[.$A88]*[.T$2]+[.$C$1]" office:value-type="float" office:value="1639">
            <text:p>1639</text:p>
          </table:table-cell>
          <table:table-cell table:formula="of:=[.$A88]*[.U$2]+[.$C$1]" office:value-type="float" office:value="1725">
            <text:p>1725</text:p>
          </table:table-cell>
          <table:table-cell table:formula="of:=[.$A88]*[.V$2]+[.$C$1]" office:value-type="float" office:value="1811">
            <text:p>1811</text:p>
          </table:table-cell>
          <table:table-cell table:formula="of:=[.$A88]*[.W$2]+[.$C$1]" office:value-type="float" office:value="1897">
            <text:p>1897</text:p>
          </table:table-cell>
          <table:table-cell table:formula="of:=[.$A88]*[.X$2]+[.$C$1]" office:value-type="float" office:value="1983">
            <text:p>1983</text:p>
          </table:table-cell>
          <table:table-cell table:formula="of:=[.$A88]*[.Y$2]+[.$C$1]" office:value-type="float" office:value="2069">
            <text:p>2069</text:p>
          </table:table-cell>
          <table:table-cell table:formula="of:=[.$A88]*[.Z$2]+[.$C$1]" office:value-type="float" office:value="2155">
            <text:p>2155</text:p>
          </table:table-cell>
          <table:table-cell table:number-columns-repeated="230"/>
        </table:table-row>
        <table:table-row table:style-name="ro1">
          <table:table-cell office:value-type="float" office:value="87">
            <text:p>87</text:p>
          </table:table-cell>
          <table:table-cell table:formula="of:=[.$A89]*[.B$2]+[.$C$1]" office:value-type="float" office:value="92">
            <text:p>92</text:p>
          </table:table-cell>
          <table:table-cell table:formula="of:=[.$A89]*[.C$2]+[.$C$1]" office:value-type="float" office:value="179">
            <text:p>179</text:p>
          </table:table-cell>
          <table:table-cell table:formula="of:=[.$A89]*[.D$2]+[.$C$1]" office:value-type="float" office:value="266">
            <text:p>266</text:p>
          </table:table-cell>
          <table:table-cell table:formula="of:=[.$A89]*[.E$2]+[.$C$1]" office:value-type="float" office:value="353">
            <text:p>353</text:p>
          </table:table-cell>
          <table:table-cell table:formula="of:=[.$A89]*[.F$2]+[.$C$1]" office:value-type="float" office:value="440">
            <text:p>440</text:p>
          </table:table-cell>
          <table:table-cell table:formula="of:=[.$A89]*[.G$2]+[.$C$1]" office:value-type="float" office:value="527">
            <text:p>527</text:p>
          </table:table-cell>
          <table:table-cell table:formula="of:=[.$A89]*[.H$2]+[.$C$1]" office:value-type="float" office:value="614">
            <text:p>614</text:p>
          </table:table-cell>
          <table:table-cell table:formula="of:=[.$A89]*[.I$2]+[.$C$1]" office:value-type="float" office:value="701">
            <text:p>701</text:p>
          </table:table-cell>
          <table:table-cell table:formula="of:=[.$A89]*[.J$2]+[.$C$1]" office:value-type="float" office:value="788">
            <text:p>788</text:p>
          </table:table-cell>
          <table:table-cell table:formula="of:=[.$A89]*[.K$2]+[.$C$1]" office:value-type="float" office:value="875">
            <text:p>875</text:p>
          </table:table-cell>
          <table:table-cell table:formula="of:=[.$A89]*[.L$2]+[.$C$1]" office:value-type="float" office:value="962">
            <text:p>962</text:p>
          </table:table-cell>
          <table:table-cell table:formula="of:=[.$A89]*[.M$2]+[.$C$1]" office:value-type="float" office:value="1049">
            <text:p>1049</text:p>
          </table:table-cell>
          <table:table-cell table:formula="of:=[.$A89]*[.N$2]+[.$C$1]" office:value-type="float" office:value="1136">
            <text:p>1136</text:p>
          </table:table-cell>
          <table:table-cell table:formula="of:=[.$A89]*[.O$2]+[.$C$1]" office:value-type="float" office:value="1223">
            <text:p>1223</text:p>
          </table:table-cell>
          <table:table-cell table:formula="of:=[.$A89]*[.P$2]+[.$C$1]" office:value-type="float" office:value="1310">
            <text:p>1310</text:p>
          </table:table-cell>
          <table:table-cell table:formula="of:=[.$A89]*[.Q$2]+[.$C$1]" office:value-type="float" office:value="1397">
            <text:p>1397</text:p>
          </table:table-cell>
          <table:table-cell table:formula="of:=[.$A89]*[.R$2]+[.$C$1]" office:value-type="float" office:value="1484">
            <text:p>1484</text:p>
          </table:table-cell>
          <table:table-cell table:formula="of:=[.$A89]*[.S$2]+[.$C$1]" office:value-type="float" office:value="1571">
            <text:p>1571</text:p>
          </table:table-cell>
          <table:table-cell table:formula="of:=[.$A89]*[.T$2]+[.$C$1]" office:value-type="float" office:value="1658">
            <text:p>1658</text:p>
          </table:table-cell>
          <table:table-cell table:formula="of:=[.$A89]*[.U$2]+[.$C$1]" office:value-type="float" office:value="1745">
            <text:p>1745</text:p>
          </table:table-cell>
          <table:table-cell table:formula="of:=[.$A89]*[.V$2]+[.$C$1]" office:value-type="float" office:value="1832">
            <text:p>1832</text:p>
          </table:table-cell>
          <table:table-cell table:formula="of:=[.$A89]*[.W$2]+[.$C$1]" office:value-type="float" office:value="1919">
            <text:p>1919</text:p>
          </table:table-cell>
          <table:table-cell table:formula="of:=[.$A89]*[.X$2]+[.$C$1]" office:value-type="float" office:value="2006">
            <text:p>2006</text:p>
          </table:table-cell>
          <table:table-cell table:formula="of:=[.$A89]*[.Y$2]+[.$C$1]" office:value-type="float" office:value="2093">
            <text:p>2093</text:p>
          </table:table-cell>
          <table:table-cell table:formula="of:=[.$A89]*[.Z$2]+[.$C$1]" office:value-type="float" office:value="2180">
            <text:p>2180</text:p>
          </table:table-cell>
          <table:table-cell table:number-columns-repeated="230"/>
        </table:table-row>
        <table:table-row table:style-name="ro1">
          <table:table-cell office:value-type="float" office:value="88">
            <text:p>88</text:p>
          </table:table-cell>
          <table:table-cell table:formula="of:=[.$A90]*[.B$2]+[.$C$1]" office:value-type="float" office:value="93">
            <text:p>93</text:p>
          </table:table-cell>
          <table:table-cell table:formula="of:=[.$A90]*[.C$2]+[.$C$1]" office:value-type="float" office:value="181">
            <text:p>181</text:p>
          </table:table-cell>
          <table:table-cell table:formula="of:=[.$A90]*[.D$2]+[.$C$1]" office:value-type="float" office:value="269">
            <text:p>269</text:p>
          </table:table-cell>
          <table:table-cell table:formula="of:=[.$A90]*[.E$2]+[.$C$1]" office:value-type="float" office:value="357">
            <text:p>357</text:p>
          </table:table-cell>
          <table:table-cell table:formula="of:=[.$A90]*[.F$2]+[.$C$1]" office:value-type="float" office:value="445">
            <text:p>445</text:p>
          </table:table-cell>
          <table:table-cell table:formula="of:=[.$A90]*[.G$2]+[.$C$1]" office:value-type="float" office:value="533">
            <text:p>533</text:p>
          </table:table-cell>
          <table:table-cell table:formula="of:=[.$A90]*[.H$2]+[.$C$1]" office:value-type="float" office:value="621">
            <text:p>621</text:p>
          </table:table-cell>
          <table:table-cell table:formula="of:=[.$A90]*[.I$2]+[.$C$1]" office:value-type="float" office:value="709">
            <text:p>709</text:p>
          </table:table-cell>
          <table:table-cell table:formula="of:=[.$A90]*[.J$2]+[.$C$1]" office:value-type="float" office:value="797">
            <text:p>797</text:p>
          </table:table-cell>
          <table:table-cell table:formula="of:=[.$A90]*[.K$2]+[.$C$1]" office:value-type="float" office:value="885">
            <text:p>885</text:p>
          </table:table-cell>
          <table:table-cell table:formula="of:=[.$A90]*[.L$2]+[.$C$1]" office:value-type="float" office:value="973">
            <text:p>973</text:p>
          </table:table-cell>
          <table:table-cell table:formula="of:=[.$A90]*[.M$2]+[.$C$1]" office:value-type="float" office:value="1061">
            <text:p>1061</text:p>
          </table:table-cell>
          <table:table-cell table:formula="of:=[.$A90]*[.N$2]+[.$C$1]" office:value-type="float" office:value="1149">
            <text:p>1149</text:p>
          </table:table-cell>
          <table:table-cell table:formula="of:=[.$A90]*[.O$2]+[.$C$1]" office:value-type="float" office:value="1237">
            <text:p>1237</text:p>
          </table:table-cell>
          <table:table-cell table:formula="of:=[.$A90]*[.P$2]+[.$C$1]" office:value-type="float" office:value="1325">
            <text:p>1325</text:p>
          </table:table-cell>
          <table:table-cell table:formula="of:=[.$A90]*[.Q$2]+[.$C$1]" office:value-type="float" office:value="1413">
            <text:p>1413</text:p>
          </table:table-cell>
          <table:table-cell table:formula="of:=[.$A90]*[.R$2]+[.$C$1]" office:value-type="float" office:value="1501">
            <text:p>1501</text:p>
          </table:table-cell>
          <table:table-cell table:formula="of:=[.$A90]*[.S$2]+[.$C$1]" office:value-type="float" office:value="1589">
            <text:p>1589</text:p>
          </table:table-cell>
          <table:table-cell table:formula="of:=[.$A90]*[.T$2]+[.$C$1]" office:value-type="float" office:value="1677">
            <text:p>1677</text:p>
          </table:table-cell>
          <table:table-cell table:formula="of:=[.$A90]*[.U$2]+[.$C$1]" office:value-type="float" office:value="1765">
            <text:p>1765</text:p>
          </table:table-cell>
          <table:table-cell table:formula="of:=[.$A90]*[.V$2]+[.$C$1]" office:value-type="float" office:value="1853">
            <text:p>1853</text:p>
          </table:table-cell>
          <table:table-cell table:formula="of:=[.$A90]*[.W$2]+[.$C$1]" office:value-type="float" office:value="1941">
            <text:p>1941</text:p>
          </table:table-cell>
          <table:table-cell table:formula="of:=[.$A90]*[.X$2]+[.$C$1]" office:value-type="float" office:value="2029">
            <text:p>2029</text:p>
          </table:table-cell>
          <table:table-cell table:formula="of:=[.$A90]*[.Y$2]+[.$C$1]" office:value-type="float" office:value="2117">
            <text:p>2117</text:p>
          </table:table-cell>
          <table:table-cell table:formula="of:=[.$A90]*[.Z$2]+[.$C$1]" office:value-type="float" office:value="2205">
            <text:p>2205</text:p>
          </table:table-cell>
          <table:table-cell table:number-columns-repeated="230"/>
        </table:table-row>
        <table:table-row table:style-name="ro1">
          <table:table-cell office:value-type="float" office:value="89">
            <text:p>89</text:p>
          </table:table-cell>
          <table:table-cell table:formula="of:=[.$A91]*[.B$2]+[.$C$1]" office:value-type="float" office:value="94">
            <text:p>94</text:p>
          </table:table-cell>
          <table:table-cell table:formula="of:=[.$A91]*[.C$2]+[.$C$1]" office:value-type="float" office:value="183">
            <text:p>183</text:p>
          </table:table-cell>
          <table:table-cell table:formula="of:=[.$A91]*[.D$2]+[.$C$1]" office:value-type="float" office:value="272">
            <text:p>272</text:p>
          </table:table-cell>
          <table:table-cell table:formula="of:=[.$A91]*[.E$2]+[.$C$1]" office:value-type="float" office:value="361">
            <text:p>361</text:p>
          </table:table-cell>
          <table:table-cell table:formula="of:=[.$A91]*[.F$2]+[.$C$1]" office:value-type="float" office:value="450">
            <text:p>450</text:p>
          </table:table-cell>
          <table:table-cell table:formula="of:=[.$A91]*[.G$2]+[.$C$1]" office:value-type="float" office:value="539">
            <text:p>539</text:p>
          </table:table-cell>
          <table:table-cell table:formula="of:=[.$A91]*[.H$2]+[.$C$1]" office:value-type="float" office:value="628">
            <text:p>628</text:p>
          </table:table-cell>
          <table:table-cell table:formula="of:=[.$A91]*[.I$2]+[.$C$1]" office:value-type="float" office:value="717">
            <text:p>717</text:p>
          </table:table-cell>
          <table:table-cell table:formula="of:=[.$A91]*[.J$2]+[.$C$1]" office:value-type="float" office:value="806">
            <text:p>806</text:p>
          </table:table-cell>
          <table:table-cell table:formula="of:=[.$A91]*[.K$2]+[.$C$1]" office:value-type="float" office:value="895">
            <text:p>895</text:p>
          </table:table-cell>
          <table:table-cell table:formula="of:=[.$A91]*[.L$2]+[.$C$1]" office:value-type="float" office:value="984">
            <text:p>984</text:p>
          </table:table-cell>
          <table:table-cell table:formula="of:=[.$A91]*[.M$2]+[.$C$1]" office:value-type="float" office:value="1073">
            <text:p>1073</text:p>
          </table:table-cell>
          <table:table-cell table:formula="of:=[.$A91]*[.N$2]+[.$C$1]" office:value-type="float" office:value="1162">
            <text:p>1162</text:p>
          </table:table-cell>
          <table:table-cell table:formula="of:=[.$A91]*[.O$2]+[.$C$1]" office:value-type="float" office:value="1251">
            <text:p>1251</text:p>
          </table:table-cell>
          <table:table-cell table:formula="of:=[.$A91]*[.P$2]+[.$C$1]" office:value-type="float" office:value="1340">
            <text:p>1340</text:p>
          </table:table-cell>
          <table:table-cell table:formula="of:=[.$A91]*[.Q$2]+[.$C$1]" office:value-type="float" office:value="1429">
            <text:p>1429</text:p>
          </table:table-cell>
          <table:table-cell table:formula="of:=[.$A91]*[.R$2]+[.$C$1]" office:value-type="float" office:value="1518">
            <text:p>1518</text:p>
          </table:table-cell>
          <table:table-cell table:formula="of:=[.$A91]*[.S$2]+[.$C$1]" office:value-type="float" office:value="1607">
            <text:p>1607</text:p>
          </table:table-cell>
          <table:table-cell table:formula="of:=[.$A91]*[.T$2]+[.$C$1]" office:value-type="float" office:value="1696">
            <text:p>1696</text:p>
          </table:table-cell>
          <table:table-cell table:formula="of:=[.$A91]*[.U$2]+[.$C$1]" office:value-type="float" office:value="1785">
            <text:p>1785</text:p>
          </table:table-cell>
          <table:table-cell table:formula="of:=[.$A91]*[.V$2]+[.$C$1]" office:value-type="float" office:value="1874">
            <text:p>1874</text:p>
          </table:table-cell>
          <table:table-cell table:formula="of:=[.$A91]*[.W$2]+[.$C$1]" office:value-type="float" office:value="1963">
            <text:p>1963</text:p>
          </table:table-cell>
          <table:table-cell table:formula="of:=[.$A91]*[.X$2]+[.$C$1]" office:value-type="float" office:value="2052">
            <text:p>2052</text:p>
          </table:table-cell>
          <table:table-cell table:formula="of:=[.$A91]*[.Y$2]+[.$C$1]" office:value-type="float" office:value="2141">
            <text:p>2141</text:p>
          </table:table-cell>
          <table:table-cell table:formula="of:=[.$A91]*[.Z$2]+[.$C$1]" office:value-type="float" office:value="2230">
            <text:p>2230</text:p>
          </table:table-cell>
          <table:table-cell table:number-columns-repeated="230"/>
        </table:table-row>
        <table:table-row table:style-name="ro1">
          <table:table-cell office:value-type="float" office:value="90">
            <text:p>90</text:p>
          </table:table-cell>
          <table:table-cell table:formula="of:=[.$A92]*[.B$2]+[.$C$1]" office:value-type="float" office:value="95">
            <text:p>95</text:p>
          </table:table-cell>
          <table:table-cell table:formula="of:=[.$A92]*[.C$2]+[.$C$1]" office:value-type="float" office:value="185">
            <text:p>185</text:p>
          </table:table-cell>
          <table:table-cell table:formula="of:=[.$A92]*[.D$2]+[.$C$1]" office:value-type="float" office:value="275">
            <text:p>275</text:p>
          </table:table-cell>
          <table:table-cell table:formula="of:=[.$A92]*[.E$2]+[.$C$1]" office:value-type="float" office:value="365">
            <text:p>365</text:p>
          </table:table-cell>
          <table:table-cell table:formula="of:=[.$A92]*[.F$2]+[.$C$1]" office:value-type="float" office:value="455">
            <text:p>455</text:p>
          </table:table-cell>
          <table:table-cell table:formula="of:=[.$A92]*[.G$2]+[.$C$1]" office:value-type="float" office:value="545">
            <text:p>545</text:p>
          </table:table-cell>
          <table:table-cell table:formula="of:=[.$A92]*[.H$2]+[.$C$1]" office:value-type="float" office:value="635">
            <text:p>635</text:p>
          </table:table-cell>
          <table:table-cell table:formula="of:=[.$A92]*[.I$2]+[.$C$1]" office:value-type="float" office:value="725">
            <text:p>725</text:p>
          </table:table-cell>
          <table:table-cell table:formula="of:=[.$A92]*[.J$2]+[.$C$1]" office:value-type="float" office:value="815">
            <text:p>815</text:p>
          </table:table-cell>
          <table:table-cell table:formula="of:=[.$A92]*[.K$2]+[.$C$1]" office:value-type="float" office:value="905">
            <text:p>905</text:p>
          </table:table-cell>
          <table:table-cell table:formula="of:=[.$A92]*[.L$2]+[.$C$1]" office:value-type="float" office:value="995">
            <text:p>995</text:p>
          </table:table-cell>
          <table:table-cell table:formula="of:=[.$A92]*[.M$2]+[.$C$1]" office:value-type="float" office:value="1085">
            <text:p>1085</text:p>
          </table:table-cell>
          <table:table-cell table:formula="of:=[.$A92]*[.N$2]+[.$C$1]" office:value-type="float" office:value="1175">
            <text:p>1175</text:p>
          </table:table-cell>
          <table:table-cell table:formula="of:=[.$A92]*[.O$2]+[.$C$1]" office:value-type="float" office:value="1265">
            <text:p>1265</text:p>
          </table:table-cell>
          <table:table-cell table:formula="of:=[.$A92]*[.P$2]+[.$C$1]" office:value-type="float" office:value="1355">
            <text:p>1355</text:p>
          </table:table-cell>
          <table:table-cell table:formula="of:=[.$A92]*[.Q$2]+[.$C$1]" office:value-type="float" office:value="1445">
            <text:p>1445</text:p>
          </table:table-cell>
          <table:table-cell table:formula="of:=[.$A92]*[.R$2]+[.$C$1]" office:value-type="float" office:value="1535">
            <text:p>1535</text:p>
          </table:table-cell>
          <table:table-cell table:formula="of:=[.$A92]*[.S$2]+[.$C$1]" office:value-type="float" office:value="1625">
            <text:p>1625</text:p>
          </table:table-cell>
          <table:table-cell table:formula="of:=[.$A92]*[.T$2]+[.$C$1]" office:value-type="float" office:value="1715">
            <text:p>1715</text:p>
          </table:table-cell>
          <table:table-cell table:formula="of:=[.$A92]*[.U$2]+[.$C$1]" office:value-type="float" office:value="1805">
            <text:p>1805</text:p>
          </table:table-cell>
          <table:table-cell table:formula="of:=[.$A92]*[.V$2]+[.$C$1]" office:value-type="float" office:value="1895">
            <text:p>1895</text:p>
          </table:table-cell>
          <table:table-cell table:formula="of:=[.$A92]*[.W$2]+[.$C$1]" office:value-type="float" office:value="1985">
            <text:p>1985</text:p>
          </table:table-cell>
          <table:table-cell table:formula="of:=[.$A92]*[.X$2]+[.$C$1]" office:value-type="float" office:value="2075">
            <text:p>2075</text:p>
          </table:table-cell>
          <table:table-cell table:formula="of:=[.$A92]*[.Y$2]+[.$C$1]" office:value-type="float" office:value="2165">
            <text:p>2165</text:p>
          </table:table-cell>
          <table:table-cell table:formula="of:=[.$A92]*[.Z$2]+[.$C$1]" office:value-type="float" office:value="2255">
            <text:p>2255</text:p>
          </table:table-cell>
          <table:table-cell table:number-columns-repeated="230"/>
        </table:table-row>
        <table:table-row table:style-name="ro1">
          <table:table-cell office:value-type="float" office:value="91">
            <text:p>91</text:p>
          </table:table-cell>
          <table:table-cell table:formula="of:=[.$A93]*[.B$2]+[.$C$1]" office:value-type="float" office:value="96">
            <text:p>96</text:p>
          </table:table-cell>
          <table:table-cell table:formula="of:=[.$A93]*[.C$2]+[.$C$1]" office:value-type="float" office:value="187">
            <text:p>187</text:p>
          </table:table-cell>
          <table:table-cell table:formula="of:=[.$A93]*[.D$2]+[.$C$1]" office:value-type="float" office:value="278">
            <text:p>278</text:p>
          </table:table-cell>
          <table:table-cell table:formula="of:=[.$A93]*[.E$2]+[.$C$1]" office:value-type="float" office:value="369">
            <text:p>369</text:p>
          </table:table-cell>
          <table:table-cell table:formula="of:=[.$A93]*[.F$2]+[.$C$1]" office:value-type="float" office:value="460">
            <text:p>460</text:p>
          </table:table-cell>
          <table:table-cell table:formula="of:=[.$A93]*[.G$2]+[.$C$1]" office:value-type="float" office:value="551">
            <text:p>551</text:p>
          </table:table-cell>
          <table:table-cell table:formula="of:=[.$A93]*[.H$2]+[.$C$1]" office:value-type="float" office:value="642">
            <text:p>642</text:p>
          </table:table-cell>
          <table:table-cell table:formula="of:=[.$A93]*[.I$2]+[.$C$1]" office:value-type="float" office:value="733">
            <text:p>733</text:p>
          </table:table-cell>
          <table:table-cell table:formula="of:=[.$A93]*[.J$2]+[.$C$1]" office:value-type="float" office:value="824">
            <text:p>824</text:p>
          </table:table-cell>
          <table:table-cell table:formula="of:=[.$A93]*[.K$2]+[.$C$1]" office:value-type="float" office:value="915">
            <text:p>915</text:p>
          </table:table-cell>
          <table:table-cell table:formula="of:=[.$A93]*[.L$2]+[.$C$1]" office:value-type="float" office:value="1006">
            <text:p>1006</text:p>
          </table:table-cell>
          <table:table-cell table:formula="of:=[.$A93]*[.M$2]+[.$C$1]" office:value-type="float" office:value="1097">
            <text:p>1097</text:p>
          </table:table-cell>
          <table:table-cell table:formula="of:=[.$A93]*[.N$2]+[.$C$1]" office:value-type="float" office:value="1188">
            <text:p>1188</text:p>
          </table:table-cell>
          <table:table-cell table:formula="of:=[.$A93]*[.O$2]+[.$C$1]" office:value-type="float" office:value="1279">
            <text:p>1279</text:p>
          </table:table-cell>
          <table:table-cell table:formula="of:=[.$A93]*[.P$2]+[.$C$1]" office:value-type="float" office:value="1370">
            <text:p>1370</text:p>
          </table:table-cell>
          <table:table-cell table:formula="of:=[.$A93]*[.Q$2]+[.$C$1]" office:value-type="float" office:value="1461">
            <text:p>1461</text:p>
          </table:table-cell>
          <table:table-cell table:formula="of:=[.$A93]*[.R$2]+[.$C$1]" office:value-type="float" office:value="1552">
            <text:p>1552</text:p>
          </table:table-cell>
          <table:table-cell table:formula="of:=[.$A93]*[.S$2]+[.$C$1]" office:value-type="float" office:value="1643">
            <text:p>1643</text:p>
          </table:table-cell>
          <table:table-cell table:formula="of:=[.$A93]*[.T$2]+[.$C$1]" office:value-type="float" office:value="1734">
            <text:p>1734</text:p>
          </table:table-cell>
          <table:table-cell table:formula="of:=[.$A93]*[.U$2]+[.$C$1]" office:value-type="float" office:value="1825">
            <text:p>1825</text:p>
          </table:table-cell>
          <table:table-cell table:formula="of:=[.$A93]*[.V$2]+[.$C$1]" office:value-type="float" office:value="1916">
            <text:p>1916</text:p>
          </table:table-cell>
          <table:table-cell table:formula="of:=[.$A93]*[.W$2]+[.$C$1]" office:value-type="float" office:value="2007">
            <text:p>2007</text:p>
          </table:table-cell>
          <table:table-cell table:formula="of:=[.$A93]*[.X$2]+[.$C$1]" office:value-type="float" office:value="2098">
            <text:p>2098</text:p>
          </table:table-cell>
          <table:table-cell table:formula="of:=[.$A93]*[.Y$2]+[.$C$1]" office:value-type="float" office:value="2189">
            <text:p>2189</text:p>
          </table:table-cell>
          <table:table-cell table:formula="of:=[.$A93]*[.Z$2]+[.$C$1]" office:value-type="float" office:value="2280">
            <text:p>2280</text:p>
          </table:table-cell>
          <table:table-cell table:number-columns-repeated="230"/>
        </table:table-row>
        <table:table-row table:style-name="ro1">
          <table:table-cell office:value-type="float" office:value="92">
            <text:p>92</text:p>
          </table:table-cell>
          <table:table-cell table:formula="of:=[.$A94]*[.B$2]+[.$C$1]" office:value-type="float" office:value="97">
            <text:p>97</text:p>
          </table:table-cell>
          <table:table-cell table:formula="of:=[.$A94]*[.C$2]+[.$C$1]" office:value-type="float" office:value="189">
            <text:p>189</text:p>
          </table:table-cell>
          <table:table-cell table:formula="of:=[.$A94]*[.D$2]+[.$C$1]" office:value-type="float" office:value="281">
            <text:p>281</text:p>
          </table:table-cell>
          <table:table-cell table:formula="of:=[.$A94]*[.E$2]+[.$C$1]" office:value-type="float" office:value="373">
            <text:p>373</text:p>
          </table:table-cell>
          <table:table-cell table:formula="of:=[.$A94]*[.F$2]+[.$C$1]" office:value-type="float" office:value="465">
            <text:p>465</text:p>
          </table:table-cell>
          <table:table-cell table:formula="of:=[.$A94]*[.G$2]+[.$C$1]" office:value-type="float" office:value="557">
            <text:p>557</text:p>
          </table:table-cell>
          <table:table-cell table:formula="of:=[.$A94]*[.H$2]+[.$C$1]" office:value-type="float" office:value="649">
            <text:p>649</text:p>
          </table:table-cell>
          <table:table-cell table:formula="of:=[.$A94]*[.I$2]+[.$C$1]" office:value-type="float" office:value="741">
            <text:p>741</text:p>
          </table:table-cell>
          <table:table-cell table:formula="of:=[.$A94]*[.J$2]+[.$C$1]" office:value-type="float" office:value="833">
            <text:p>833</text:p>
          </table:table-cell>
          <table:table-cell table:formula="of:=[.$A94]*[.K$2]+[.$C$1]" office:value-type="float" office:value="925">
            <text:p>925</text:p>
          </table:table-cell>
          <table:table-cell table:formula="of:=[.$A94]*[.L$2]+[.$C$1]" office:value-type="float" office:value="1017">
            <text:p>1017</text:p>
          </table:table-cell>
          <table:table-cell table:formula="of:=[.$A94]*[.M$2]+[.$C$1]" office:value-type="float" office:value="1109">
            <text:p>1109</text:p>
          </table:table-cell>
          <table:table-cell table:formula="of:=[.$A94]*[.N$2]+[.$C$1]" office:value-type="float" office:value="1201">
            <text:p>1201</text:p>
          </table:table-cell>
          <table:table-cell table:formula="of:=[.$A94]*[.O$2]+[.$C$1]" office:value-type="float" office:value="1293">
            <text:p>1293</text:p>
          </table:table-cell>
          <table:table-cell table:formula="of:=[.$A94]*[.P$2]+[.$C$1]" office:value-type="float" office:value="1385">
            <text:p>1385</text:p>
          </table:table-cell>
          <table:table-cell table:formula="of:=[.$A94]*[.Q$2]+[.$C$1]" office:value-type="float" office:value="1477">
            <text:p>1477</text:p>
          </table:table-cell>
          <table:table-cell table:formula="of:=[.$A94]*[.R$2]+[.$C$1]" office:value-type="float" office:value="1569">
            <text:p>1569</text:p>
          </table:table-cell>
          <table:table-cell table:formula="of:=[.$A94]*[.S$2]+[.$C$1]" office:value-type="float" office:value="1661">
            <text:p>1661</text:p>
          </table:table-cell>
          <table:table-cell table:formula="of:=[.$A94]*[.T$2]+[.$C$1]" office:value-type="float" office:value="1753">
            <text:p>1753</text:p>
          </table:table-cell>
          <table:table-cell table:formula="of:=[.$A94]*[.U$2]+[.$C$1]" office:value-type="float" office:value="1845">
            <text:p>1845</text:p>
          </table:table-cell>
          <table:table-cell table:formula="of:=[.$A94]*[.V$2]+[.$C$1]" office:value-type="float" office:value="1937">
            <text:p>1937</text:p>
          </table:table-cell>
          <table:table-cell table:formula="of:=[.$A94]*[.W$2]+[.$C$1]" office:value-type="float" office:value="2029">
            <text:p>2029</text:p>
          </table:table-cell>
          <table:table-cell table:formula="of:=[.$A94]*[.X$2]+[.$C$1]" office:value-type="float" office:value="2121">
            <text:p>2121</text:p>
          </table:table-cell>
          <table:table-cell table:formula="of:=[.$A94]*[.Y$2]+[.$C$1]" office:value-type="float" office:value="2213">
            <text:p>2213</text:p>
          </table:table-cell>
          <table:table-cell table:formula="of:=[.$A94]*[.Z$2]+[.$C$1]" office:value-type="float" office:value="2305">
            <text:p>2305</text:p>
          </table:table-cell>
          <table:table-cell table:number-columns-repeated="230"/>
        </table:table-row>
        <table:table-row table:style-name="ro1">
          <table:table-cell office:value-type="float" office:value="93">
            <text:p>93</text:p>
          </table:table-cell>
          <table:table-cell table:formula="of:=[.$A95]*[.B$2]+[.$C$1]" office:value-type="float" office:value="98">
            <text:p>98</text:p>
          </table:table-cell>
          <table:table-cell table:formula="of:=[.$A95]*[.C$2]+[.$C$1]" office:value-type="float" office:value="191">
            <text:p>191</text:p>
          </table:table-cell>
          <table:table-cell table:formula="of:=[.$A95]*[.D$2]+[.$C$1]" office:value-type="float" office:value="284">
            <text:p>284</text:p>
          </table:table-cell>
          <table:table-cell table:formula="of:=[.$A95]*[.E$2]+[.$C$1]" office:value-type="float" office:value="377">
            <text:p>377</text:p>
          </table:table-cell>
          <table:table-cell table:formula="of:=[.$A95]*[.F$2]+[.$C$1]" office:value-type="float" office:value="470">
            <text:p>470</text:p>
          </table:table-cell>
          <table:table-cell table:formula="of:=[.$A95]*[.G$2]+[.$C$1]" office:value-type="float" office:value="563">
            <text:p>563</text:p>
          </table:table-cell>
          <table:table-cell table:formula="of:=[.$A95]*[.H$2]+[.$C$1]" office:value-type="float" office:value="656">
            <text:p>656</text:p>
          </table:table-cell>
          <table:table-cell table:formula="of:=[.$A95]*[.I$2]+[.$C$1]" office:value-type="float" office:value="749">
            <text:p>749</text:p>
          </table:table-cell>
          <table:table-cell table:formula="of:=[.$A95]*[.J$2]+[.$C$1]" office:value-type="float" office:value="842">
            <text:p>842</text:p>
          </table:table-cell>
          <table:table-cell table:formula="of:=[.$A95]*[.K$2]+[.$C$1]" office:value-type="float" office:value="935">
            <text:p>935</text:p>
          </table:table-cell>
          <table:table-cell table:formula="of:=[.$A95]*[.L$2]+[.$C$1]" office:value-type="float" office:value="1028">
            <text:p>1028</text:p>
          </table:table-cell>
          <table:table-cell table:formula="of:=[.$A95]*[.M$2]+[.$C$1]" office:value-type="float" office:value="1121">
            <text:p>1121</text:p>
          </table:table-cell>
          <table:table-cell table:formula="of:=[.$A95]*[.N$2]+[.$C$1]" office:value-type="float" office:value="1214">
            <text:p>1214</text:p>
          </table:table-cell>
          <table:table-cell table:formula="of:=[.$A95]*[.O$2]+[.$C$1]" office:value-type="float" office:value="1307">
            <text:p>1307</text:p>
          </table:table-cell>
          <table:table-cell table:formula="of:=[.$A95]*[.P$2]+[.$C$1]" office:value-type="float" office:value="1400">
            <text:p>1400</text:p>
          </table:table-cell>
          <table:table-cell table:formula="of:=[.$A95]*[.Q$2]+[.$C$1]" office:value-type="float" office:value="1493">
            <text:p>1493</text:p>
          </table:table-cell>
          <table:table-cell table:formula="of:=[.$A95]*[.R$2]+[.$C$1]" office:value-type="float" office:value="1586">
            <text:p>1586</text:p>
          </table:table-cell>
          <table:table-cell table:formula="of:=[.$A95]*[.S$2]+[.$C$1]" office:value-type="float" office:value="1679">
            <text:p>1679</text:p>
          </table:table-cell>
          <table:table-cell table:formula="of:=[.$A95]*[.T$2]+[.$C$1]" office:value-type="float" office:value="1772">
            <text:p>1772</text:p>
          </table:table-cell>
          <table:table-cell table:formula="of:=[.$A95]*[.U$2]+[.$C$1]" office:value-type="float" office:value="1865">
            <text:p>1865</text:p>
          </table:table-cell>
          <table:table-cell table:formula="of:=[.$A95]*[.V$2]+[.$C$1]" office:value-type="float" office:value="1958">
            <text:p>1958</text:p>
          </table:table-cell>
          <table:table-cell table:formula="of:=[.$A95]*[.W$2]+[.$C$1]" office:value-type="float" office:value="2051">
            <text:p>2051</text:p>
          </table:table-cell>
          <table:table-cell table:formula="of:=[.$A95]*[.X$2]+[.$C$1]" office:value-type="float" office:value="2144">
            <text:p>2144</text:p>
          </table:table-cell>
          <table:table-cell table:formula="of:=[.$A95]*[.Y$2]+[.$C$1]" office:value-type="float" office:value="2237">
            <text:p>2237</text:p>
          </table:table-cell>
          <table:table-cell table:formula="of:=[.$A95]*[.Z$2]+[.$C$1]" office:value-type="float" office:value="2330">
            <text:p>2330</text:p>
          </table:table-cell>
          <table:table-cell table:number-columns-repeated="230"/>
        </table:table-row>
        <table:table-row table:style-name="ro1">
          <table:table-cell office:value-type="float" office:value="94">
            <text:p>94</text:p>
          </table:table-cell>
          <table:table-cell table:formula="of:=[.$A96]*[.B$2]+[.$C$1]" office:value-type="float" office:value="99">
            <text:p>99</text:p>
          </table:table-cell>
          <table:table-cell table:formula="of:=[.$A96]*[.C$2]+[.$C$1]" office:value-type="float" office:value="193">
            <text:p>193</text:p>
          </table:table-cell>
          <table:table-cell table:formula="of:=[.$A96]*[.D$2]+[.$C$1]" office:value-type="float" office:value="287">
            <text:p>287</text:p>
          </table:table-cell>
          <table:table-cell table:formula="of:=[.$A96]*[.E$2]+[.$C$1]" office:value-type="float" office:value="381">
            <text:p>381</text:p>
          </table:table-cell>
          <table:table-cell table:formula="of:=[.$A96]*[.F$2]+[.$C$1]" office:value-type="float" office:value="475">
            <text:p>475</text:p>
          </table:table-cell>
          <table:table-cell table:formula="of:=[.$A96]*[.G$2]+[.$C$1]" office:value-type="float" office:value="569">
            <text:p>569</text:p>
          </table:table-cell>
          <table:table-cell table:formula="of:=[.$A96]*[.H$2]+[.$C$1]" office:value-type="float" office:value="663">
            <text:p>663</text:p>
          </table:table-cell>
          <table:table-cell table:formula="of:=[.$A96]*[.I$2]+[.$C$1]" office:value-type="float" office:value="757">
            <text:p>757</text:p>
          </table:table-cell>
          <table:table-cell table:formula="of:=[.$A96]*[.J$2]+[.$C$1]" office:value-type="float" office:value="851">
            <text:p>851</text:p>
          </table:table-cell>
          <table:table-cell table:formula="of:=[.$A96]*[.K$2]+[.$C$1]" office:value-type="float" office:value="945">
            <text:p>945</text:p>
          </table:table-cell>
          <table:table-cell table:formula="of:=[.$A96]*[.L$2]+[.$C$1]" office:value-type="float" office:value="1039">
            <text:p>1039</text:p>
          </table:table-cell>
          <table:table-cell table:formula="of:=[.$A96]*[.M$2]+[.$C$1]" office:value-type="float" office:value="1133">
            <text:p>1133</text:p>
          </table:table-cell>
          <table:table-cell table:formula="of:=[.$A96]*[.N$2]+[.$C$1]" office:value-type="float" office:value="1227">
            <text:p>1227</text:p>
          </table:table-cell>
          <table:table-cell table:formula="of:=[.$A96]*[.O$2]+[.$C$1]" office:value-type="float" office:value="1321">
            <text:p>1321</text:p>
          </table:table-cell>
          <table:table-cell table:formula="of:=[.$A96]*[.P$2]+[.$C$1]" office:value-type="float" office:value="1415">
            <text:p>1415</text:p>
          </table:table-cell>
          <table:table-cell table:formula="of:=[.$A96]*[.Q$2]+[.$C$1]" office:value-type="float" office:value="1509">
            <text:p>1509</text:p>
          </table:table-cell>
          <table:table-cell table:formula="of:=[.$A96]*[.R$2]+[.$C$1]" office:value-type="float" office:value="1603">
            <text:p>1603</text:p>
          </table:table-cell>
          <table:table-cell table:formula="of:=[.$A96]*[.S$2]+[.$C$1]" office:value-type="float" office:value="1697">
            <text:p>1697</text:p>
          </table:table-cell>
          <table:table-cell table:formula="of:=[.$A96]*[.T$2]+[.$C$1]" office:value-type="float" office:value="1791">
            <text:p>1791</text:p>
          </table:table-cell>
          <table:table-cell table:formula="of:=[.$A96]*[.U$2]+[.$C$1]" office:value-type="float" office:value="1885">
            <text:p>1885</text:p>
          </table:table-cell>
          <table:table-cell table:formula="of:=[.$A96]*[.V$2]+[.$C$1]" office:value-type="float" office:value="1979">
            <text:p>1979</text:p>
          </table:table-cell>
          <table:table-cell table:formula="of:=[.$A96]*[.W$2]+[.$C$1]" office:value-type="float" office:value="2073">
            <text:p>2073</text:p>
          </table:table-cell>
          <table:table-cell table:formula="of:=[.$A96]*[.X$2]+[.$C$1]" office:value-type="float" office:value="2167">
            <text:p>2167</text:p>
          </table:table-cell>
          <table:table-cell table:formula="of:=[.$A96]*[.Y$2]+[.$C$1]" office:value-type="float" office:value="2261">
            <text:p>2261</text:p>
          </table:table-cell>
          <table:table-cell table:formula="of:=[.$A96]*[.Z$2]+[.$C$1]" office:value-type="float" office:value="2355">
            <text:p>2355</text:p>
          </table:table-cell>
          <table:table-cell table:number-columns-repeated="230"/>
        </table:table-row>
        <table:table-row table:style-name="ro1">
          <table:table-cell office:value-type="float" office:value="95">
            <text:p>95</text:p>
          </table:table-cell>
          <table:table-cell table:formula="of:=[.$A97]*[.B$2]+[.$C$1]" office:value-type="float" office:value="100">
            <text:p>100</text:p>
          </table:table-cell>
          <table:table-cell table:formula="of:=[.$A97]*[.C$2]+[.$C$1]" office:value-type="float" office:value="195">
            <text:p>195</text:p>
          </table:table-cell>
          <table:table-cell table:formula="of:=[.$A97]*[.D$2]+[.$C$1]" office:value-type="float" office:value="290">
            <text:p>290</text:p>
          </table:table-cell>
          <table:table-cell table:formula="of:=[.$A97]*[.E$2]+[.$C$1]" office:value-type="float" office:value="385">
            <text:p>385</text:p>
          </table:table-cell>
          <table:table-cell table:formula="of:=[.$A97]*[.F$2]+[.$C$1]" office:value-type="float" office:value="480">
            <text:p>480</text:p>
          </table:table-cell>
          <table:table-cell table:formula="of:=[.$A97]*[.G$2]+[.$C$1]" office:value-type="float" office:value="575">
            <text:p>575</text:p>
          </table:table-cell>
          <table:table-cell table:formula="of:=[.$A97]*[.H$2]+[.$C$1]" office:value-type="float" office:value="670">
            <text:p>670</text:p>
          </table:table-cell>
          <table:table-cell table:formula="of:=[.$A97]*[.I$2]+[.$C$1]" office:value-type="float" office:value="765">
            <text:p>765</text:p>
          </table:table-cell>
          <table:table-cell table:formula="of:=[.$A97]*[.J$2]+[.$C$1]" office:value-type="float" office:value="860">
            <text:p>860</text:p>
          </table:table-cell>
          <table:table-cell table:formula="of:=[.$A97]*[.K$2]+[.$C$1]" office:value-type="float" office:value="955">
            <text:p>955</text:p>
          </table:table-cell>
          <table:table-cell table:formula="of:=[.$A97]*[.L$2]+[.$C$1]" office:value-type="float" office:value="1050">
            <text:p>1050</text:p>
          </table:table-cell>
          <table:table-cell table:formula="of:=[.$A97]*[.M$2]+[.$C$1]" office:value-type="float" office:value="1145">
            <text:p>1145</text:p>
          </table:table-cell>
          <table:table-cell table:formula="of:=[.$A97]*[.N$2]+[.$C$1]" office:value-type="float" office:value="1240">
            <text:p>1240</text:p>
          </table:table-cell>
          <table:table-cell table:formula="of:=[.$A97]*[.O$2]+[.$C$1]" office:value-type="float" office:value="1335">
            <text:p>1335</text:p>
          </table:table-cell>
          <table:table-cell table:formula="of:=[.$A97]*[.P$2]+[.$C$1]" office:value-type="float" office:value="1430">
            <text:p>1430</text:p>
          </table:table-cell>
          <table:table-cell table:formula="of:=[.$A97]*[.Q$2]+[.$C$1]" office:value-type="float" office:value="1525">
            <text:p>1525</text:p>
          </table:table-cell>
          <table:table-cell table:formula="of:=[.$A97]*[.R$2]+[.$C$1]" office:value-type="float" office:value="1620">
            <text:p>1620</text:p>
          </table:table-cell>
          <table:table-cell table:formula="of:=[.$A97]*[.S$2]+[.$C$1]" office:value-type="float" office:value="1715">
            <text:p>1715</text:p>
          </table:table-cell>
          <table:table-cell table:formula="of:=[.$A97]*[.T$2]+[.$C$1]" office:value-type="float" office:value="1810">
            <text:p>1810</text:p>
          </table:table-cell>
          <table:table-cell table:formula="of:=[.$A97]*[.U$2]+[.$C$1]" office:value-type="float" office:value="1905">
            <text:p>1905</text:p>
          </table:table-cell>
          <table:table-cell table:formula="of:=[.$A97]*[.V$2]+[.$C$1]" office:value-type="float" office:value="2000">
            <text:p>2000</text:p>
          </table:table-cell>
          <table:table-cell table:formula="of:=[.$A97]*[.W$2]+[.$C$1]" office:value-type="float" office:value="2095">
            <text:p>2095</text:p>
          </table:table-cell>
          <table:table-cell table:formula="of:=[.$A97]*[.X$2]+[.$C$1]" office:value-type="float" office:value="2190">
            <text:p>2190</text:p>
          </table:table-cell>
          <table:table-cell table:formula="of:=[.$A97]*[.Y$2]+[.$C$1]" office:value-type="float" office:value="2285">
            <text:p>2285</text:p>
          </table:table-cell>
          <table:table-cell table:formula="of:=[.$A97]*[.Z$2]+[.$C$1]" office:value-type="float" office:value="2380">
            <text:p>2380</text:p>
          </table:table-cell>
          <table:table-cell table:number-columns-repeated="230"/>
        </table:table-row>
        <table:table-row table:style-name="ro1">
          <table:table-cell office:value-type="float" office:value="96">
            <text:p>96</text:p>
          </table:table-cell>
          <table:table-cell table:formula="of:=[.$A98]*[.B$2]+[.$C$1]" office:value-type="float" office:value="101">
            <text:p>101</text:p>
          </table:table-cell>
          <table:table-cell table:formula="of:=[.$A98]*[.C$2]+[.$C$1]" office:value-type="float" office:value="197">
            <text:p>197</text:p>
          </table:table-cell>
          <table:table-cell table:formula="of:=[.$A98]*[.D$2]+[.$C$1]" office:value-type="float" office:value="293">
            <text:p>293</text:p>
          </table:table-cell>
          <table:table-cell table:formula="of:=[.$A98]*[.E$2]+[.$C$1]" office:value-type="float" office:value="389">
            <text:p>389</text:p>
          </table:table-cell>
          <table:table-cell table:formula="of:=[.$A98]*[.F$2]+[.$C$1]" office:value-type="float" office:value="485">
            <text:p>485</text:p>
          </table:table-cell>
          <table:table-cell table:formula="of:=[.$A98]*[.G$2]+[.$C$1]" office:value-type="float" office:value="581">
            <text:p>581</text:p>
          </table:table-cell>
          <table:table-cell table:formula="of:=[.$A98]*[.H$2]+[.$C$1]" office:value-type="float" office:value="677">
            <text:p>677</text:p>
          </table:table-cell>
          <table:table-cell table:formula="of:=[.$A98]*[.I$2]+[.$C$1]" office:value-type="float" office:value="773">
            <text:p>773</text:p>
          </table:table-cell>
          <table:table-cell table:formula="of:=[.$A98]*[.J$2]+[.$C$1]" office:value-type="float" office:value="869">
            <text:p>869</text:p>
          </table:table-cell>
          <table:table-cell table:formula="of:=[.$A98]*[.K$2]+[.$C$1]" office:value-type="float" office:value="965">
            <text:p>965</text:p>
          </table:table-cell>
          <table:table-cell table:formula="of:=[.$A98]*[.L$2]+[.$C$1]" office:value-type="float" office:value="1061">
            <text:p>1061</text:p>
          </table:table-cell>
          <table:table-cell table:formula="of:=[.$A98]*[.M$2]+[.$C$1]" office:value-type="float" office:value="1157">
            <text:p>1157</text:p>
          </table:table-cell>
          <table:table-cell table:formula="of:=[.$A98]*[.N$2]+[.$C$1]" office:value-type="float" office:value="1253">
            <text:p>1253</text:p>
          </table:table-cell>
          <table:table-cell table:formula="of:=[.$A98]*[.O$2]+[.$C$1]" office:value-type="float" office:value="1349">
            <text:p>1349</text:p>
          </table:table-cell>
          <table:table-cell table:formula="of:=[.$A98]*[.P$2]+[.$C$1]" office:value-type="float" office:value="1445">
            <text:p>1445</text:p>
          </table:table-cell>
          <table:table-cell table:formula="of:=[.$A98]*[.Q$2]+[.$C$1]" office:value-type="float" office:value="1541">
            <text:p>1541</text:p>
          </table:table-cell>
          <table:table-cell table:formula="of:=[.$A98]*[.R$2]+[.$C$1]" office:value-type="float" office:value="1637">
            <text:p>1637</text:p>
          </table:table-cell>
          <table:table-cell table:formula="of:=[.$A98]*[.S$2]+[.$C$1]" office:value-type="float" office:value="1733">
            <text:p>1733</text:p>
          </table:table-cell>
          <table:table-cell table:formula="of:=[.$A98]*[.T$2]+[.$C$1]" office:value-type="float" office:value="1829">
            <text:p>1829</text:p>
          </table:table-cell>
          <table:table-cell table:formula="of:=[.$A98]*[.U$2]+[.$C$1]" office:value-type="float" office:value="1925">
            <text:p>1925</text:p>
          </table:table-cell>
          <table:table-cell table:formula="of:=[.$A98]*[.V$2]+[.$C$1]" office:value-type="float" office:value="2021">
            <text:p>2021</text:p>
          </table:table-cell>
          <table:table-cell table:formula="of:=[.$A98]*[.W$2]+[.$C$1]" office:value-type="float" office:value="2117">
            <text:p>2117</text:p>
          </table:table-cell>
          <table:table-cell table:formula="of:=[.$A98]*[.X$2]+[.$C$1]" office:value-type="float" office:value="2213">
            <text:p>2213</text:p>
          </table:table-cell>
          <table:table-cell table:formula="of:=[.$A98]*[.Y$2]+[.$C$1]" office:value-type="float" office:value="2309">
            <text:p>2309</text:p>
          </table:table-cell>
          <table:table-cell table:formula="of:=[.$A98]*[.Z$2]+[.$C$1]" office:value-type="float" office:value="2405">
            <text:p>2405</text:p>
          </table:table-cell>
          <table:table-cell table:number-columns-repeated="230"/>
        </table:table-row>
        <table:table-row table:style-name="ro1">
          <table:table-cell office:value-type="float" office:value="97">
            <text:p>97</text:p>
          </table:table-cell>
          <table:table-cell table:formula="of:=[.$A99]*[.B$2]+[.$C$1]" office:value-type="float" office:value="102">
            <text:p>102</text:p>
          </table:table-cell>
          <table:table-cell table:formula="of:=[.$A99]*[.C$2]+[.$C$1]" office:value-type="float" office:value="199">
            <text:p>199</text:p>
          </table:table-cell>
          <table:table-cell table:formula="of:=[.$A99]*[.D$2]+[.$C$1]" office:value-type="float" office:value="296">
            <text:p>296</text:p>
          </table:table-cell>
          <table:table-cell table:formula="of:=[.$A99]*[.E$2]+[.$C$1]" office:value-type="float" office:value="393">
            <text:p>393</text:p>
          </table:table-cell>
          <table:table-cell table:formula="of:=[.$A99]*[.F$2]+[.$C$1]" office:value-type="float" office:value="490">
            <text:p>490</text:p>
          </table:table-cell>
          <table:table-cell table:formula="of:=[.$A99]*[.G$2]+[.$C$1]" office:value-type="float" office:value="587">
            <text:p>587</text:p>
          </table:table-cell>
          <table:table-cell table:formula="of:=[.$A99]*[.H$2]+[.$C$1]" office:value-type="float" office:value="684">
            <text:p>684</text:p>
          </table:table-cell>
          <table:table-cell table:formula="of:=[.$A99]*[.I$2]+[.$C$1]" office:value-type="float" office:value="781">
            <text:p>781</text:p>
          </table:table-cell>
          <table:table-cell table:formula="of:=[.$A99]*[.J$2]+[.$C$1]" office:value-type="float" office:value="878">
            <text:p>878</text:p>
          </table:table-cell>
          <table:table-cell table:formula="of:=[.$A99]*[.K$2]+[.$C$1]" office:value-type="float" office:value="975">
            <text:p>975</text:p>
          </table:table-cell>
          <table:table-cell table:formula="of:=[.$A99]*[.L$2]+[.$C$1]" office:value-type="float" office:value="1072">
            <text:p>1072</text:p>
          </table:table-cell>
          <table:table-cell table:formula="of:=[.$A99]*[.M$2]+[.$C$1]" office:value-type="float" office:value="1169">
            <text:p>1169</text:p>
          </table:table-cell>
          <table:table-cell table:formula="of:=[.$A99]*[.N$2]+[.$C$1]" office:value-type="float" office:value="1266">
            <text:p>1266</text:p>
          </table:table-cell>
          <table:table-cell table:formula="of:=[.$A99]*[.O$2]+[.$C$1]" office:value-type="float" office:value="1363">
            <text:p>1363</text:p>
          </table:table-cell>
          <table:table-cell table:formula="of:=[.$A99]*[.P$2]+[.$C$1]" office:value-type="float" office:value="1460">
            <text:p>1460</text:p>
          </table:table-cell>
          <table:table-cell table:formula="of:=[.$A99]*[.Q$2]+[.$C$1]" office:value-type="float" office:value="1557">
            <text:p>1557</text:p>
          </table:table-cell>
          <table:table-cell table:formula="of:=[.$A99]*[.R$2]+[.$C$1]" office:value-type="float" office:value="1654">
            <text:p>1654</text:p>
          </table:table-cell>
          <table:table-cell table:formula="of:=[.$A99]*[.S$2]+[.$C$1]" office:value-type="float" office:value="1751">
            <text:p>1751</text:p>
          </table:table-cell>
          <table:table-cell table:formula="of:=[.$A99]*[.T$2]+[.$C$1]" office:value-type="float" office:value="1848">
            <text:p>1848</text:p>
          </table:table-cell>
          <table:table-cell table:formula="of:=[.$A99]*[.U$2]+[.$C$1]" office:value-type="float" office:value="1945">
            <text:p>1945</text:p>
          </table:table-cell>
          <table:table-cell table:formula="of:=[.$A99]*[.V$2]+[.$C$1]" office:value-type="float" office:value="2042">
            <text:p>2042</text:p>
          </table:table-cell>
          <table:table-cell table:formula="of:=[.$A99]*[.W$2]+[.$C$1]" office:value-type="float" office:value="2139">
            <text:p>2139</text:p>
          </table:table-cell>
          <table:table-cell table:formula="of:=[.$A99]*[.X$2]+[.$C$1]" office:value-type="float" office:value="2236">
            <text:p>2236</text:p>
          </table:table-cell>
          <table:table-cell table:formula="of:=[.$A99]*[.Y$2]+[.$C$1]" office:value-type="float" office:value="2333">
            <text:p>2333</text:p>
          </table:table-cell>
          <table:table-cell table:formula="of:=[.$A99]*[.Z$2]+[.$C$1]" office:value-type="float" office:value="2430">
            <text:p>2430</text:p>
          </table:table-cell>
          <table:table-cell table:number-columns-repeated="230"/>
        </table:table-row>
        <table:table-row table:style-name="ro1">
          <table:table-cell office:value-type="float" office:value="98">
            <text:p>98</text:p>
          </table:table-cell>
          <table:table-cell table:formula="of:=[.$A100]*[.B$2]+[.$C$1]" office:value-type="float" office:value="103">
            <text:p>103</text:p>
          </table:table-cell>
          <table:table-cell table:formula="of:=[.$A100]*[.C$2]+[.$C$1]" office:value-type="float" office:value="201">
            <text:p>201</text:p>
          </table:table-cell>
          <table:table-cell table:formula="of:=[.$A100]*[.D$2]+[.$C$1]" office:value-type="float" office:value="299">
            <text:p>299</text:p>
          </table:table-cell>
          <table:table-cell table:formula="of:=[.$A100]*[.E$2]+[.$C$1]" office:value-type="float" office:value="397">
            <text:p>397</text:p>
          </table:table-cell>
          <table:table-cell table:formula="of:=[.$A100]*[.F$2]+[.$C$1]" office:value-type="float" office:value="495">
            <text:p>495</text:p>
          </table:table-cell>
          <table:table-cell table:formula="of:=[.$A100]*[.G$2]+[.$C$1]" office:value-type="float" office:value="593">
            <text:p>593</text:p>
          </table:table-cell>
          <table:table-cell table:formula="of:=[.$A100]*[.H$2]+[.$C$1]" office:value-type="float" office:value="691">
            <text:p>691</text:p>
          </table:table-cell>
          <table:table-cell table:formula="of:=[.$A100]*[.I$2]+[.$C$1]" office:value-type="float" office:value="789">
            <text:p>789</text:p>
          </table:table-cell>
          <table:table-cell table:formula="of:=[.$A100]*[.J$2]+[.$C$1]" office:value-type="float" office:value="887">
            <text:p>887</text:p>
          </table:table-cell>
          <table:table-cell table:formula="of:=[.$A100]*[.K$2]+[.$C$1]" office:value-type="float" office:value="985">
            <text:p>985</text:p>
          </table:table-cell>
          <table:table-cell table:formula="of:=[.$A100]*[.L$2]+[.$C$1]" office:value-type="float" office:value="1083">
            <text:p>1083</text:p>
          </table:table-cell>
          <table:table-cell table:formula="of:=[.$A100]*[.M$2]+[.$C$1]" office:value-type="float" office:value="1181">
            <text:p>1181</text:p>
          </table:table-cell>
          <table:table-cell table:formula="of:=[.$A100]*[.N$2]+[.$C$1]" office:value-type="float" office:value="1279">
            <text:p>1279</text:p>
          </table:table-cell>
          <table:table-cell table:formula="of:=[.$A100]*[.O$2]+[.$C$1]" office:value-type="float" office:value="1377">
            <text:p>1377</text:p>
          </table:table-cell>
          <table:table-cell table:formula="of:=[.$A100]*[.P$2]+[.$C$1]" office:value-type="float" office:value="1475">
            <text:p>1475</text:p>
          </table:table-cell>
          <table:table-cell table:formula="of:=[.$A100]*[.Q$2]+[.$C$1]" office:value-type="float" office:value="1573">
            <text:p>1573</text:p>
          </table:table-cell>
          <table:table-cell table:formula="of:=[.$A100]*[.R$2]+[.$C$1]" office:value-type="float" office:value="1671">
            <text:p>1671</text:p>
          </table:table-cell>
          <table:table-cell table:formula="of:=[.$A100]*[.S$2]+[.$C$1]" office:value-type="float" office:value="1769">
            <text:p>1769</text:p>
          </table:table-cell>
          <table:table-cell table:formula="of:=[.$A100]*[.T$2]+[.$C$1]" office:value-type="float" office:value="1867">
            <text:p>1867</text:p>
          </table:table-cell>
          <table:table-cell table:formula="of:=[.$A100]*[.U$2]+[.$C$1]" office:value-type="float" office:value="1965">
            <text:p>1965</text:p>
          </table:table-cell>
          <table:table-cell table:formula="of:=[.$A100]*[.V$2]+[.$C$1]" office:value-type="float" office:value="2063">
            <text:p>2063</text:p>
          </table:table-cell>
          <table:table-cell table:formula="of:=[.$A100]*[.W$2]+[.$C$1]" office:value-type="float" office:value="2161">
            <text:p>2161</text:p>
          </table:table-cell>
          <table:table-cell table:formula="of:=[.$A100]*[.X$2]+[.$C$1]" office:value-type="float" office:value="2259">
            <text:p>2259</text:p>
          </table:table-cell>
          <table:table-cell table:formula="of:=[.$A100]*[.Y$2]+[.$C$1]" office:value-type="float" office:value="2357">
            <text:p>2357</text:p>
          </table:table-cell>
          <table:table-cell table:formula="of:=[.$A100]*[.Z$2]+[.$C$1]" office:value-type="float" office:value="2455">
            <text:p>2455</text:p>
          </table:table-cell>
          <table:table-cell table:number-columns-repeated="230"/>
        </table:table-row>
        <table:table-row table:style-name="ro1">
          <table:table-cell office:value-type="float" office:value="99">
            <text:p>99</text:p>
          </table:table-cell>
          <table:table-cell table:formula="of:=[.$A101]*[.B$2]+[.$C$1]" office:value-type="float" office:value="104">
            <text:p>104</text:p>
          </table:table-cell>
          <table:table-cell table:formula="of:=[.$A101]*[.C$2]+[.$C$1]" office:value-type="float" office:value="203">
            <text:p>203</text:p>
          </table:table-cell>
          <table:table-cell table:formula="of:=[.$A101]*[.D$2]+[.$C$1]" office:value-type="float" office:value="302">
            <text:p>302</text:p>
          </table:table-cell>
          <table:table-cell table:formula="of:=[.$A101]*[.E$2]+[.$C$1]" office:value-type="float" office:value="401">
            <text:p>401</text:p>
          </table:table-cell>
          <table:table-cell table:formula="of:=[.$A101]*[.F$2]+[.$C$1]" office:value-type="float" office:value="500">
            <text:p>500</text:p>
          </table:table-cell>
          <table:table-cell table:formula="of:=[.$A101]*[.G$2]+[.$C$1]" office:value-type="float" office:value="599">
            <text:p>599</text:p>
          </table:table-cell>
          <table:table-cell table:formula="of:=[.$A101]*[.H$2]+[.$C$1]" office:value-type="float" office:value="698">
            <text:p>698</text:p>
          </table:table-cell>
          <table:table-cell table:formula="of:=[.$A101]*[.I$2]+[.$C$1]" office:value-type="float" office:value="797">
            <text:p>797</text:p>
          </table:table-cell>
          <table:table-cell table:formula="of:=[.$A101]*[.J$2]+[.$C$1]" office:value-type="float" office:value="896">
            <text:p>896</text:p>
          </table:table-cell>
          <table:table-cell table:formula="of:=[.$A101]*[.K$2]+[.$C$1]" office:value-type="float" office:value="995">
            <text:p>995</text:p>
          </table:table-cell>
          <table:table-cell table:formula="of:=[.$A101]*[.L$2]+[.$C$1]" office:value-type="float" office:value="1094">
            <text:p>1094</text:p>
          </table:table-cell>
          <table:table-cell table:formula="of:=[.$A101]*[.M$2]+[.$C$1]" office:value-type="float" office:value="1193">
            <text:p>1193</text:p>
          </table:table-cell>
          <table:table-cell table:formula="of:=[.$A101]*[.N$2]+[.$C$1]" office:value-type="float" office:value="1292">
            <text:p>1292</text:p>
          </table:table-cell>
          <table:table-cell table:formula="of:=[.$A101]*[.O$2]+[.$C$1]" office:value-type="float" office:value="1391">
            <text:p>1391</text:p>
          </table:table-cell>
          <table:table-cell table:formula="of:=[.$A101]*[.P$2]+[.$C$1]" office:value-type="float" office:value="1490">
            <text:p>1490</text:p>
          </table:table-cell>
          <table:table-cell table:formula="of:=[.$A101]*[.Q$2]+[.$C$1]" office:value-type="float" office:value="1589">
            <text:p>1589</text:p>
          </table:table-cell>
          <table:table-cell table:formula="of:=[.$A101]*[.R$2]+[.$C$1]" office:value-type="float" office:value="1688">
            <text:p>1688</text:p>
          </table:table-cell>
          <table:table-cell table:formula="of:=[.$A101]*[.S$2]+[.$C$1]" office:value-type="float" office:value="1787">
            <text:p>1787</text:p>
          </table:table-cell>
          <table:table-cell table:formula="of:=[.$A101]*[.T$2]+[.$C$1]" office:value-type="float" office:value="1886">
            <text:p>1886</text:p>
          </table:table-cell>
          <table:table-cell table:formula="of:=[.$A101]*[.U$2]+[.$C$1]" office:value-type="float" office:value="1985">
            <text:p>1985</text:p>
          </table:table-cell>
          <table:table-cell table:formula="of:=[.$A101]*[.V$2]+[.$C$1]" office:value-type="float" office:value="2084">
            <text:p>2084</text:p>
          </table:table-cell>
          <table:table-cell table:formula="of:=[.$A101]*[.W$2]+[.$C$1]" office:value-type="float" office:value="2183">
            <text:p>2183</text:p>
          </table:table-cell>
          <table:table-cell table:formula="of:=[.$A101]*[.X$2]+[.$C$1]" office:value-type="float" office:value="2282">
            <text:p>2282</text:p>
          </table:table-cell>
          <table:table-cell table:formula="of:=[.$A101]*[.Y$2]+[.$C$1]" office:value-type="float" office:value="2381">
            <text:p>2381</text:p>
          </table:table-cell>
          <table:table-cell table:formula="of:=[.$A101]*[.Z$2]+[.$C$1]" office:value-type="float" office:value="2480">
            <text:p>2480</text:p>
          </table:table-cell>
          <table:table-cell table:number-columns-repeated="230"/>
        </table:table-row>
        <table:table-row table:style-name="ro1">
          <table:table-cell office:value-type="float" office:value="100">
            <text:p>100</text:p>
          </table:table-cell>
          <table:table-cell table:formula="of:=[.$A102]*[.B$2]+[.$C$1]" office:value-type="float" office:value="105">
            <text:p>105</text:p>
          </table:table-cell>
          <table:table-cell table:formula="of:=[.$A102]*[.C$2]+[.$C$1]" office:value-type="float" office:value="205">
            <text:p>205</text:p>
          </table:table-cell>
          <table:table-cell table:formula="of:=[.$A102]*[.D$2]+[.$C$1]" office:value-type="float" office:value="305">
            <text:p>305</text:p>
          </table:table-cell>
          <table:table-cell table:formula="of:=[.$A102]*[.E$2]+[.$C$1]" office:value-type="float" office:value="405">
            <text:p>405</text:p>
          </table:table-cell>
          <table:table-cell table:formula="of:=[.$A102]*[.F$2]+[.$C$1]" office:value-type="float" office:value="505">
            <text:p>505</text:p>
          </table:table-cell>
          <table:table-cell table:formula="of:=[.$A102]*[.G$2]+[.$C$1]" office:value-type="float" office:value="605">
            <text:p>605</text:p>
          </table:table-cell>
          <table:table-cell table:formula="of:=[.$A102]*[.H$2]+[.$C$1]" office:value-type="float" office:value="705">
            <text:p>705</text:p>
          </table:table-cell>
          <table:table-cell table:formula="of:=[.$A102]*[.I$2]+[.$C$1]" office:value-type="float" office:value="805">
            <text:p>805</text:p>
          </table:table-cell>
          <table:table-cell table:formula="of:=[.$A102]*[.J$2]+[.$C$1]" office:value-type="float" office:value="905">
            <text:p>905</text:p>
          </table:table-cell>
          <table:table-cell table:formula="of:=[.$A102]*[.K$2]+[.$C$1]" office:value-type="float" office:value="1005">
            <text:p>1005</text:p>
          </table:table-cell>
          <table:table-cell table:formula="of:=[.$A102]*[.L$2]+[.$C$1]" office:value-type="float" office:value="1105">
            <text:p>1105</text:p>
          </table:table-cell>
          <table:table-cell table:formula="of:=[.$A102]*[.M$2]+[.$C$1]" office:value-type="float" office:value="1205">
            <text:p>1205</text:p>
          </table:table-cell>
          <table:table-cell table:formula="of:=[.$A102]*[.N$2]+[.$C$1]" office:value-type="float" office:value="1305">
            <text:p>1305</text:p>
          </table:table-cell>
          <table:table-cell table:formula="of:=[.$A102]*[.O$2]+[.$C$1]" office:value-type="float" office:value="1405">
            <text:p>1405</text:p>
          </table:table-cell>
          <table:table-cell table:formula="of:=[.$A102]*[.P$2]+[.$C$1]" office:value-type="float" office:value="1505">
            <text:p>1505</text:p>
          </table:table-cell>
          <table:table-cell table:formula="of:=[.$A102]*[.Q$2]+[.$C$1]" office:value-type="float" office:value="1605">
            <text:p>1605</text:p>
          </table:table-cell>
          <table:table-cell table:formula="of:=[.$A102]*[.R$2]+[.$C$1]" office:value-type="float" office:value="1705">
            <text:p>1705</text:p>
          </table:table-cell>
          <table:table-cell table:formula="of:=[.$A102]*[.S$2]+[.$C$1]" office:value-type="float" office:value="1805">
            <text:p>1805</text:p>
          </table:table-cell>
          <table:table-cell table:formula="of:=[.$A102]*[.T$2]+[.$C$1]" office:value-type="float" office:value="1905">
            <text:p>1905</text:p>
          </table:table-cell>
          <table:table-cell table:formula="of:=[.$A102]*[.U$2]+[.$C$1]" office:value-type="float" office:value="2005">
            <text:p>2005</text:p>
          </table:table-cell>
          <table:table-cell table:formula="of:=[.$A102]*[.V$2]+[.$C$1]" office:value-type="float" office:value="2105">
            <text:p>2105</text:p>
          </table:table-cell>
          <table:table-cell table:formula="of:=[.$A102]*[.W$2]+[.$C$1]" office:value-type="float" office:value="2205">
            <text:p>2205</text:p>
          </table:table-cell>
          <table:table-cell table:formula="of:=[.$A102]*[.X$2]+[.$C$1]" office:value-type="float" office:value="2305">
            <text:p>2305</text:p>
          </table:table-cell>
          <table:table-cell table:formula="of:=[.$A102]*[.Y$2]+[.$C$1]" office:value-type="float" office:value="2405">
            <text:p>2405</text:p>
          </table:table-cell>
          <table:table-cell table:formula="of:=[.$A102]*[.Z$2]+[.$C$1]" office:value-type="float" office:value="2505">
            <text:p>2505</text:p>
          </table:table-cell>
          <table:table-cell table:number-columns-repeated="230"/>
        </table:table-row>
        <table:table-row table:style-name="ro1">
          <table:table-cell office:value-type="float" office:value="101">
            <text:p>101</text:p>
          </table:table-cell>
          <table:table-cell table:formula="of:=[.$A103]*[.B$2]+[.$C$1]" office:value-type="float" office:value="106">
            <text:p>106</text:p>
          </table:table-cell>
          <table:table-cell table:formula="of:=[.$A103]*[.C$2]+[.$C$1]" office:value-type="float" office:value="207">
            <text:p>207</text:p>
          </table:table-cell>
          <table:table-cell table:formula="of:=[.$A103]*[.D$2]+[.$C$1]" office:value-type="float" office:value="308">
            <text:p>308</text:p>
          </table:table-cell>
          <table:table-cell table:formula="of:=[.$A103]*[.E$2]+[.$C$1]" office:value-type="float" office:value="409">
            <text:p>409</text:p>
          </table:table-cell>
          <table:table-cell table:formula="of:=[.$A103]*[.F$2]+[.$C$1]" office:value-type="float" office:value="510">
            <text:p>510</text:p>
          </table:table-cell>
          <table:table-cell table:formula="of:=[.$A103]*[.G$2]+[.$C$1]" office:value-type="float" office:value="611">
            <text:p>611</text:p>
          </table:table-cell>
          <table:table-cell table:formula="of:=[.$A103]*[.H$2]+[.$C$1]" office:value-type="float" office:value="712">
            <text:p>712</text:p>
          </table:table-cell>
          <table:table-cell table:formula="of:=[.$A103]*[.I$2]+[.$C$1]" office:value-type="float" office:value="813">
            <text:p>813</text:p>
          </table:table-cell>
          <table:table-cell table:formula="of:=[.$A103]*[.J$2]+[.$C$1]" office:value-type="float" office:value="914">
            <text:p>914</text:p>
          </table:table-cell>
          <table:table-cell table:formula="of:=[.$A103]*[.K$2]+[.$C$1]" office:value-type="float" office:value="1015">
            <text:p>1015</text:p>
          </table:table-cell>
          <table:table-cell table:formula="of:=[.$A103]*[.L$2]+[.$C$1]" office:value-type="float" office:value="1116">
            <text:p>1116</text:p>
          </table:table-cell>
          <table:table-cell table:formula="of:=[.$A103]*[.M$2]+[.$C$1]" office:value-type="float" office:value="1217">
            <text:p>1217</text:p>
          </table:table-cell>
          <table:table-cell table:formula="of:=[.$A103]*[.N$2]+[.$C$1]" office:value-type="float" office:value="1318">
            <text:p>1318</text:p>
          </table:table-cell>
          <table:table-cell table:formula="of:=[.$A103]*[.O$2]+[.$C$1]" office:value-type="float" office:value="1419">
            <text:p>1419</text:p>
          </table:table-cell>
          <table:table-cell table:formula="of:=[.$A103]*[.P$2]+[.$C$1]" office:value-type="float" office:value="1520">
            <text:p>1520</text:p>
          </table:table-cell>
          <table:table-cell table:formula="of:=[.$A103]*[.Q$2]+[.$C$1]" office:value-type="float" office:value="1621">
            <text:p>1621</text:p>
          </table:table-cell>
          <table:table-cell table:formula="of:=[.$A103]*[.R$2]+[.$C$1]" office:value-type="float" office:value="1722">
            <text:p>1722</text:p>
          </table:table-cell>
          <table:table-cell table:formula="of:=[.$A103]*[.S$2]+[.$C$1]" office:value-type="float" office:value="1823">
            <text:p>1823</text:p>
          </table:table-cell>
          <table:table-cell table:formula="of:=[.$A103]*[.T$2]+[.$C$1]" office:value-type="float" office:value="1924">
            <text:p>1924</text:p>
          </table:table-cell>
          <table:table-cell table:formula="of:=[.$A103]*[.U$2]+[.$C$1]" office:value-type="float" office:value="2025">
            <text:p>2025</text:p>
          </table:table-cell>
          <table:table-cell table:formula="of:=[.$A103]*[.V$2]+[.$C$1]" office:value-type="float" office:value="2126">
            <text:p>2126</text:p>
          </table:table-cell>
          <table:table-cell table:formula="of:=[.$A103]*[.W$2]+[.$C$1]" office:value-type="float" office:value="2227">
            <text:p>2227</text:p>
          </table:table-cell>
          <table:table-cell table:formula="of:=[.$A103]*[.X$2]+[.$C$1]" office:value-type="float" office:value="2328">
            <text:p>2328</text:p>
          </table:table-cell>
          <table:table-cell table:formula="of:=[.$A103]*[.Y$2]+[.$C$1]" office:value-type="float" office:value="2429">
            <text:p>2429</text:p>
          </table:table-cell>
          <table:table-cell table:formula="of:=[.$A103]*[.Z$2]+[.$C$1]" office:value-type="float" office:value="2530">
            <text:p>25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2">
            <text:p>102</text:p>
          </table:table-cell>
          <table:table-cell table:formula="of:=[.$A104]*[.B$2]+[.$C$1]" office:value-type="float" office:value="107">
            <text:p>107</text:p>
          </table:table-cell>
          <table:table-cell table:formula="of:=[.$A104]*[.C$2]+[.$C$1]" office:value-type="float" office:value="209">
            <text:p>209</text:p>
          </table:table-cell>
          <table:table-cell table:formula="of:=[.$A104]*[.D$2]+[.$C$1]" office:value-type="float" office:value="311">
            <text:p>311</text:p>
          </table:table-cell>
          <table:table-cell table:formula="of:=[.$A104]*[.E$2]+[.$C$1]" office:value-type="float" office:value="413">
            <text:p>413</text:p>
          </table:table-cell>
          <table:table-cell table:formula="of:=[.$A104]*[.F$2]+[.$C$1]" office:value-type="float" office:value="515">
            <text:p>515</text:p>
          </table:table-cell>
          <table:table-cell table:formula="of:=[.$A104]*[.G$2]+[.$C$1]" office:value-type="float" office:value="617">
            <text:p>617</text:p>
          </table:table-cell>
          <table:table-cell table:formula="of:=[.$A104]*[.H$2]+[.$C$1]" office:value-type="float" office:value="719">
            <text:p>719</text:p>
          </table:table-cell>
          <table:table-cell table:formula="of:=[.$A104]*[.I$2]+[.$C$1]" office:value-type="float" office:value="821">
            <text:p>821</text:p>
          </table:table-cell>
          <table:table-cell table:formula="of:=[.$A104]*[.J$2]+[.$C$1]" office:value-type="float" office:value="923">
            <text:p>923</text:p>
          </table:table-cell>
          <table:table-cell table:formula="of:=[.$A104]*[.K$2]+[.$C$1]" office:value-type="float" office:value="1025">
            <text:p>1025</text:p>
          </table:table-cell>
          <table:table-cell table:formula="of:=[.$A104]*[.L$2]+[.$C$1]" office:value-type="float" office:value="1127">
            <text:p>1127</text:p>
          </table:table-cell>
          <table:table-cell table:formula="of:=[.$A104]*[.M$2]+[.$C$1]" office:value-type="float" office:value="1229">
            <text:p>1229</text:p>
          </table:table-cell>
          <table:table-cell table:formula="of:=[.$A104]*[.N$2]+[.$C$1]" office:value-type="float" office:value="1331">
            <text:p>1331</text:p>
          </table:table-cell>
          <table:table-cell table:formula="of:=[.$A104]*[.O$2]+[.$C$1]" office:value-type="float" office:value="1433">
            <text:p>1433</text:p>
          </table:table-cell>
          <table:table-cell table:formula="of:=[.$A104]*[.P$2]+[.$C$1]" office:value-type="float" office:value="1535">
            <text:p>1535</text:p>
          </table:table-cell>
          <table:table-cell table:formula="of:=[.$A104]*[.Q$2]+[.$C$1]" office:value-type="float" office:value="1637">
            <text:p>1637</text:p>
          </table:table-cell>
          <table:table-cell table:formula="of:=[.$A104]*[.R$2]+[.$C$1]" office:value-type="float" office:value="1739">
            <text:p>1739</text:p>
          </table:table-cell>
          <table:table-cell table:formula="of:=[.$A104]*[.S$2]+[.$C$1]" office:value-type="float" office:value="1841">
            <text:p>1841</text:p>
          </table:table-cell>
          <table:table-cell table:formula="of:=[.$A104]*[.T$2]+[.$C$1]" office:value-type="float" office:value="1943">
            <text:p>1943</text:p>
          </table:table-cell>
          <table:table-cell table:formula="of:=[.$A104]*[.U$2]+[.$C$1]" office:value-type="float" office:value="2045">
            <text:p>2045</text:p>
          </table:table-cell>
          <table:table-cell table:formula="of:=[.$A104]*[.V$2]+[.$C$1]" office:value-type="float" office:value="2147">
            <text:p>2147</text:p>
          </table:table-cell>
          <table:table-cell table:formula="of:=[.$A104]*[.W$2]+[.$C$1]" office:value-type="float" office:value="2249">
            <text:p>2249</text:p>
          </table:table-cell>
          <table:table-cell table:formula="of:=[.$A104]*[.X$2]+[.$C$1]" office:value-type="float" office:value="2351">
            <text:p>2351</text:p>
          </table:table-cell>
          <table:table-cell table:formula="of:=[.$A104]*[.Y$2]+[.$C$1]" office:value-type="float" office:value="2453">
            <text:p>2453</text:p>
          </table:table-cell>
          <table:table-cell table:formula="of:=[.$A104]*[.Z$2]+[.$C$1]" office:value-type="float" office:value="2555">
            <text:p>25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3">
            <text:p>103</text:p>
          </table:table-cell>
          <table:table-cell table:formula="of:=[.$A105]*[.B$2]+[.$C$1]" office:value-type="float" office:value="108">
            <text:p>108</text:p>
          </table:table-cell>
          <table:table-cell table:formula="of:=[.$A105]*[.C$2]+[.$C$1]" office:value-type="float" office:value="211">
            <text:p>211</text:p>
          </table:table-cell>
          <table:table-cell table:formula="of:=[.$A105]*[.D$2]+[.$C$1]" office:value-type="float" office:value="314">
            <text:p>314</text:p>
          </table:table-cell>
          <table:table-cell table:formula="of:=[.$A105]*[.E$2]+[.$C$1]" office:value-type="float" office:value="417">
            <text:p>417</text:p>
          </table:table-cell>
          <table:table-cell table:formula="of:=[.$A105]*[.F$2]+[.$C$1]" office:value-type="float" office:value="520">
            <text:p>520</text:p>
          </table:table-cell>
          <table:table-cell table:formula="of:=[.$A105]*[.G$2]+[.$C$1]" office:value-type="float" office:value="623">
            <text:p>623</text:p>
          </table:table-cell>
          <table:table-cell table:formula="of:=[.$A105]*[.H$2]+[.$C$1]" office:value-type="float" office:value="726">
            <text:p>726</text:p>
          </table:table-cell>
          <table:table-cell table:formula="of:=[.$A105]*[.I$2]+[.$C$1]" office:value-type="float" office:value="829">
            <text:p>829</text:p>
          </table:table-cell>
          <table:table-cell table:formula="of:=[.$A105]*[.J$2]+[.$C$1]" office:value-type="float" office:value="932">
            <text:p>932</text:p>
          </table:table-cell>
          <table:table-cell table:formula="of:=[.$A105]*[.K$2]+[.$C$1]" office:value-type="float" office:value="1035">
            <text:p>1035</text:p>
          </table:table-cell>
          <table:table-cell table:formula="of:=[.$A105]*[.L$2]+[.$C$1]" office:value-type="float" office:value="1138">
            <text:p>1138</text:p>
          </table:table-cell>
          <table:table-cell table:formula="of:=[.$A105]*[.M$2]+[.$C$1]" office:value-type="float" office:value="1241">
            <text:p>1241</text:p>
          </table:table-cell>
          <table:table-cell table:formula="of:=[.$A105]*[.N$2]+[.$C$1]" office:value-type="float" office:value="1344">
            <text:p>1344</text:p>
          </table:table-cell>
          <table:table-cell table:formula="of:=[.$A105]*[.O$2]+[.$C$1]" office:value-type="float" office:value="1447">
            <text:p>1447</text:p>
          </table:table-cell>
          <table:table-cell table:formula="of:=[.$A105]*[.P$2]+[.$C$1]" office:value-type="float" office:value="1550">
            <text:p>1550</text:p>
          </table:table-cell>
          <table:table-cell table:formula="of:=[.$A105]*[.Q$2]+[.$C$1]" office:value-type="float" office:value="1653">
            <text:p>1653</text:p>
          </table:table-cell>
          <table:table-cell table:formula="of:=[.$A105]*[.R$2]+[.$C$1]" office:value-type="float" office:value="1756">
            <text:p>1756</text:p>
          </table:table-cell>
          <table:table-cell table:formula="of:=[.$A105]*[.S$2]+[.$C$1]" office:value-type="float" office:value="1859">
            <text:p>1859</text:p>
          </table:table-cell>
          <table:table-cell table:formula="of:=[.$A105]*[.T$2]+[.$C$1]" office:value-type="float" office:value="1962">
            <text:p>1962</text:p>
          </table:table-cell>
          <table:table-cell table:formula="of:=[.$A105]*[.U$2]+[.$C$1]" office:value-type="float" office:value="2065">
            <text:p>2065</text:p>
          </table:table-cell>
          <table:table-cell table:formula="of:=[.$A105]*[.V$2]+[.$C$1]" office:value-type="float" office:value="2168">
            <text:p>2168</text:p>
          </table:table-cell>
          <table:table-cell table:formula="of:=[.$A105]*[.W$2]+[.$C$1]" office:value-type="float" office:value="2271">
            <text:p>2271</text:p>
          </table:table-cell>
          <table:table-cell table:formula="of:=[.$A105]*[.X$2]+[.$C$1]" office:value-type="float" office:value="2374">
            <text:p>2374</text:p>
          </table:table-cell>
          <table:table-cell table:formula="of:=[.$A105]*[.Y$2]+[.$C$1]" office:value-type="float" office:value="2477">
            <text:p>2477</text:p>
          </table:table-cell>
          <table:table-cell table:formula="of:=[.$A105]*[.Z$2]+[.$C$1]" office:value-type="float" office:value="2580">
            <text:p>25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4">
            <text:p>104</text:p>
          </table:table-cell>
          <table:table-cell table:formula="of:=[.$A106]*[.B$2]+[.$C$1]" office:value-type="float" office:value="109">
            <text:p>109</text:p>
          </table:table-cell>
          <table:table-cell table:formula="of:=[.$A106]*[.C$2]+[.$C$1]" office:value-type="float" office:value="213">
            <text:p>213</text:p>
          </table:table-cell>
          <table:table-cell table:formula="of:=[.$A106]*[.D$2]+[.$C$1]" office:value-type="float" office:value="317">
            <text:p>317</text:p>
          </table:table-cell>
          <table:table-cell table:formula="of:=[.$A106]*[.E$2]+[.$C$1]" office:value-type="float" office:value="421">
            <text:p>421</text:p>
          </table:table-cell>
          <table:table-cell table:formula="of:=[.$A106]*[.F$2]+[.$C$1]" office:value-type="float" office:value="525">
            <text:p>525</text:p>
          </table:table-cell>
          <table:table-cell table:formula="of:=[.$A106]*[.G$2]+[.$C$1]" office:value-type="float" office:value="629">
            <text:p>629</text:p>
          </table:table-cell>
          <table:table-cell table:formula="of:=[.$A106]*[.H$2]+[.$C$1]" office:value-type="float" office:value="733">
            <text:p>733</text:p>
          </table:table-cell>
          <table:table-cell table:formula="of:=[.$A106]*[.I$2]+[.$C$1]" office:value-type="float" office:value="837">
            <text:p>837</text:p>
          </table:table-cell>
          <table:table-cell table:formula="of:=[.$A106]*[.J$2]+[.$C$1]" office:value-type="float" office:value="941">
            <text:p>941</text:p>
          </table:table-cell>
          <table:table-cell table:formula="of:=[.$A106]*[.K$2]+[.$C$1]" office:value-type="float" office:value="1045">
            <text:p>1045</text:p>
          </table:table-cell>
          <table:table-cell table:formula="of:=[.$A106]*[.L$2]+[.$C$1]" office:value-type="float" office:value="1149">
            <text:p>1149</text:p>
          </table:table-cell>
          <table:table-cell table:formula="of:=[.$A106]*[.M$2]+[.$C$1]" office:value-type="float" office:value="1253">
            <text:p>1253</text:p>
          </table:table-cell>
          <table:table-cell table:formula="of:=[.$A106]*[.N$2]+[.$C$1]" office:value-type="float" office:value="1357">
            <text:p>1357</text:p>
          </table:table-cell>
          <table:table-cell table:formula="of:=[.$A106]*[.O$2]+[.$C$1]" office:value-type="float" office:value="1461">
            <text:p>1461</text:p>
          </table:table-cell>
          <table:table-cell table:formula="of:=[.$A106]*[.P$2]+[.$C$1]" office:value-type="float" office:value="1565">
            <text:p>1565</text:p>
          </table:table-cell>
          <table:table-cell table:formula="of:=[.$A106]*[.Q$2]+[.$C$1]" office:value-type="float" office:value="1669">
            <text:p>1669</text:p>
          </table:table-cell>
          <table:table-cell table:formula="of:=[.$A106]*[.R$2]+[.$C$1]" office:value-type="float" office:value="1773">
            <text:p>1773</text:p>
          </table:table-cell>
          <table:table-cell table:formula="of:=[.$A106]*[.S$2]+[.$C$1]" office:value-type="float" office:value="1877">
            <text:p>1877</text:p>
          </table:table-cell>
          <table:table-cell table:formula="of:=[.$A106]*[.T$2]+[.$C$1]" office:value-type="float" office:value="1981">
            <text:p>1981</text:p>
          </table:table-cell>
          <table:table-cell table:formula="of:=[.$A106]*[.U$2]+[.$C$1]" office:value-type="float" office:value="2085">
            <text:p>2085</text:p>
          </table:table-cell>
          <table:table-cell table:formula="of:=[.$A106]*[.V$2]+[.$C$1]" office:value-type="float" office:value="2189">
            <text:p>2189</text:p>
          </table:table-cell>
          <table:table-cell table:formula="of:=[.$A106]*[.W$2]+[.$C$1]" office:value-type="float" office:value="2293">
            <text:p>2293</text:p>
          </table:table-cell>
          <table:table-cell table:formula="of:=[.$A106]*[.X$2]+[.$C$1]" office:value-type="float" office:value="2397">
            <text:p>2397</text:p>
          </table:table-cell>
          <table:table-cell table:formula="of:=[.$A106]*[.Y$2]+[.$C$1]" office:value-type="float" office:value="2501">
            <text:p>2501</text:p>
          </table:table-cell>
          <table:table-cell table:formula="of:=[.$A106]*[.Z$2]+[.$C$1]" office:value-type="float" office:value="2605">
            <text:p>26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5">
            <text:p>105</text:p>
          </table:table-cell>
          <table:table-cell table:formula="of:=[.$A107]*[.B$2]+[.$C$1]" office:value-type="float" office:value="110">
            <text:p>110</text:p>
          </table:table-cell>
          <table:table-cell table:formula="of:=[.$A107]*[.C$2]+[.$C$1]" office:value-type="float" office:value="215">
            <text:p>215</text:p>
          </table:table-cell>
          <table:table-cell table:formula="of:=[.$A107]*[.D$2]+[.$C$1]" office:value-type="float" office:value="320">
            <text:p>320</text:p>
          </table:table-cell>
          <table:table-cell table:formula="of:=[.$A107]*[.E$2]+[.$C$1]" office:value-type="float" office:value="425">
            <text:p>425</text:p>
          </table:table-cell>
          <table:table-cell table:formula="of:=[.$A107]*[.F$2]+[.$C$1]" office:value-type="float" office:value="530">
            <text:p>530</text:p>
          </table:table-cell>
          <table:table-cell table:formula="of:=[.$A107]*[.G$2]+[.$C$1]" office:value-type="float" office:value="635">
            <text:p>635</text:p>
          </table:table-cell>
          <table:table-cell table:formula="of:=[.$A107]*[.H$2]+[.$C$1]" office:value-type="float" office:value="740">
            <text:p>740</text:p>
          </table:table-cell>
          <table:table-cell table:formula="of:=[.$A107]*[.I$2]+[.$C$1]" office:value-type="float" office:value="845">
            <text:p>845</text:p>
          </table:table-cell>
          <table:table-cell table:formula="of:=[.$A107]*[.J$2]+[.$C$1]" office:value-type="float" office:value="950">
            <text:p>950</text:p>
          </table:table-cell>
          <table:table-cell table:formula="of:=[.$A107]*[.K$2]+[.$C$1]" office:value-type="float" office:value="1055">
            <text:p>1055</text:p>
          </table:table-cell>
          <table:table-cell table:formula="of:=[.$A107]*[.L$2]+[.$C$1]" office:value-type="float" office:value="1160">
            <text:p>1160</text:p>
          </table:table-cell>
          <table:table-cell table:formula="of:=[.$A107]*[.M$2]+[.$C$1]" office:value-type="float" office:value="1265">
            <text:p>1265</text:p>
          </table:table-cell>
          <table:table-cell table:formula="of:=[.$A107]*[.N$2]+[.$C$1]" office:value-type="float" office:value="1370">
            <text:p>1370</text:p>
          </table:table-cell>
          <table:table-cell table:formula="of:=[.$A107]*[.O$2]+[.$C$1]" office:value-type="float" office:value="1475">
            <text:p>1475</text:p>
          </table:table-cell>
          <table:table-cell table:formula="of:=[.$A107]*[.P$2]+[.$C$1]" office:value-type="float" office:value="1580">
            <text:p>1580</text:p>
          </table:table-cell>
          <table:table-cell table:formula="of:=[.$A107]*[.Q$2]+[.$C$1]" office:value-type="float" office:value="1685">
            <text:p>1685</text:p>
          </table:table-cell>
          <table:table-cell table:formula="of:=[.$A107]*[.R$2]+[.$C$1]" office:value-type="float" office:value="1790">
            <text:p>1790</text:p>
          </table:table-cell>
          <table:table-cell table:formula="of:=[.$A107]*[.S$2]+[.$C$1]" office:value-type="float" office:value="1895">
            <text:p>1895</text:p>
          </table:table-cell>
          <table:table-cell table:formula="of:=[.$A107]*[.T$2]+[.$C$1]" office:value-type="float" office:value="2000">
            <text:p>2000</text:p>
          </table:table-cell>
          <table:table-cell table:formula="of:=[.$A107]*[.U$2]+[.$C$1]" office:value-type="float" office:value="2105">
            <text:p>2105</text:p>
          </table:table-cell>
          <table:table-cell table:formula="of:=[.$A107]*[.V$2]+[.$C$1]" office:value-type="float" office:value="2210">
            <text:p>2210</text:p>
          </table:table-cell>
          <table:table-cell table:formula="of:=[.$A107]*[.W$2]+[.$C$1]" office:value-type="float" office:value="2315">
            <text:p>2315</text:p>
          </table:table-cell>
          <table:table-cell table:formula="of:=[.$A107]*[.X$2]+[.$C$1]" office:value-type="float" office:value="2420">
            <text:p>2420</text:p>
          </table:table-cell>
          <table:table-cell table:formula="of:=[.$A107]*[.Y$2]+[.$C$1]" office:value-type="float" office:value="2525">
            <text:p>2525</text:p>
          </table:table-cell>
          <table:table-cell table:formula="of:=[.$A107]*[.Z$2]+[.$C$1]" office:value-type="float" office:value="2630">
            <text:p>26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6">
            <text:p>106</text:p>
          </table:table-cell>
          <table:table-cell table:formula="of:=[.$A108]*[.B$2]+[.$C$1]" office:value-type="float" office:value="111">
            <text:p>111</text:p>
          </table:table-cell>
          <table:table-cell table:formula="of:=[.$A108]*[.C$2]+[.$C$1]" office:value-type="float" office:value="217">
            <text:p>217</text:p>
          </table:table-cell>
          <table:table-cell table:formula="of:=[.$A108]*[.D$2]+[.$C$1]" office:value-type="float" office:value="323">
            <text:p>323</text:p>
          </table:table-cell>
          <table:table-cell table:formula="of:=[.$A108]*[.E$2]+[.$C$1]" office:value-type="float" office:value="429">
            <text:p>429</text:p>
          </table:table-cell>
          <table:table-cell table:formula="of:=[.$A108]*[.F$2]+[.$C$1]" office:value-type="float" office:value="535">
            <text:p>535</text:p>
          </table:table-cell>
          <table:table-cell table:formula="of:=[.$A108]*[.G$2]+[.$C$1]" office:value-type="float" office:value="641">
            <text:p>641</text:p>
          </table:table-cell>
          <table:table-cell table:formula="of:=[.$A108]*[.H$2]+[.$C$1]" office:value-type="float" office:value="747">
            <text:p>747</text:p>
          </table:table-cell>
          <table:table-cell table:formula="of:=[.$A108]*[.I$2]+[.$C$1]" office:value-type="float" office:value="853">
            <text:p>853</text:p>
          </table:table-cell>
          <table:table-cell table:formula="of:=[.$A108]*[.J$2]+[.$C$1]" office:value-type="float" office:value="959">
            <text:p>959</text:p>
          </table:table-cell>
          <table:table-cell table:formula="of:=[.$A108]*[.K$2]+[.$C$1]" office:value-type="float" office:value="1065">
            <text:p>1065</text:p>
          </table:table-cell>
          <table:table-cell table:formula="of:=[.$A108]*[.L$2]+[.$C$1]" office:value-type="float" office:value="1171">
            <text:p>1171</text:p>
          </table:table-cell>
          <table:table-cell table:formula="of:=[.$A108]*[.M$2]+[.$C$1]" office:value-type="float" office:value="1277">
            <text:p>1277</text:p>
          </table:table-cell>
          <table:table-cell table:formula="of:=[.$A108]*[.N$2]+[.$C$1]" office:value-type="float" office:value="1383">
            <text:p>1383</text:p>
          </table:table-cell>
          <table:table-cell table:formula="of:=[.$A108]*[.O$2]+[.$C$1]" office:value-type="float" office:value="1489">
            <text:p>1489</text:p>
          </table:table-cell>
          <table:table-cell table:formula="of:=[.$A108]*[.P$2]+[.$C$1]" office:value-type="float" office:value="1595">
            <text:p>1595</text:p>
          </table:table-cell>
          <table:table-cell table:formula="of:=[.$A108]*[.Q$2]+[.$C$1]" office:value-type="float" office:value="1701">
            <text:p>1701</text:p>
          </table:table-cell>
          <table:table-cell table:formula="of:=[.$A108]*[.R$2]+[.$C$1]" office:value-type="float" office:value="1807">
            <text:p>1807</text:p>
          </table:table-cell>
          <table:table-cell table:formula="of:=[.$A108]*[.S$2]+[.$C$1]" office:value-type="float" office:value="1913">
            <text:p>1913</text:p>
          </table:table-cell>
          <table:table-cell table:formula="of:=[.$A108]*[.T$2]+[.$C$1]" office:value-type="float" office:value="2019">
            <text:p>2019</text:p>
          </table:table-cell>
          <table:table-cell table:formula="of:=[.$A108]*[.U$2]+[.$C$1]" office:value-type="float" office:value="2125">
            <text:p>2125</text:p>
          </table:table-cell>
          <table:table-cell table:formula="of:=[.$A108]*[.V$2]+[.$C$1]" office:value-type="float" office:value="2231">
            <text:p>2231</text:p>
          </table:table-cell>
          <table:table-cell table:formula="of:=[.$A108]*[.W$2]+[.$C$1]" office:value-type="float" office:value="2337">
            <text:p>2337</text:p>
          </table:table-cell>
          <table:table-cell table:formula="of:=[.$A108]*[.X$2]+[.$C$1]" office:value-type="float" office:value="2443">
            <text:p>2443</text:p>
          </table:table-cell>
          <table:table-cell table:formula="of:=[.$A108]*[.Y$2]+[.$C$1]" office:value-type="float" office:value="2549">
            <text:p>2549</text:p>
          </table:table-cell>
          <table:table-cell table:formula="of:=[.$A108]*[.Z$2]+[.$C$1]" office:value-type="float" office:value="2655">
            <text:p>26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7">
            <text:p>107</text:p>
          </table:table-cell>
          <table:table-cell table:formula="of:=[.$A109]*[.B$2]+[.$C$1]" office:value-type="float" office:value="112">
            <text:p>112</text:p>
          </table:table-cell>
          <table:table-cell table:formula="of:=[.$A109]*[.C$2]+[.$C$1]" office:value-type="float" office:value="219">
            <text:p>219</text:p>
          </table:table-cell>
          <table:table-cell table:formula="of:=[.$A109]*[.D$2]+[.$C$1]" office:value-type="float" office:value="326">
            <text:p>326</text:p>
          </table:table-cell>
          <table:table-cell table:formula="of:=[.$A109]*[.E$2]+[.$C$1]" office:value-type="float" office:value="433">
            <text:p>433</text:p>
          </table:table-cell>
          <table:table-cell table:formula="of:=[.$A109]*[.F$2]+[.$C$1]" office:value-type="float" office:value="540">
            <text:p>540</text:p>
          </table:table-cell>
          <table:table-cell table:formula="of:=[.$A109]*[.G$2]+[.$C$1]" office:value-type="float" office:value="647">
            <text:p>647</text:p>
          </table:table-cell>
          <table:table-cell table:formula="of:=[.$A109]*[.H$2]+[.$C$1]" office:value-type="float" office:value="754">
            <text:p>754</text:p>
          </table:table-cell>
          <table:table-cell table:formula="of:=[.$A109]*[.I$2]+[.$C$1]" office:value-type="float" office:value="861">
            <text:p>861</text:p>
          </table:table-cell>
          <table:table-cell table:formula="of:=[.$A109]*[.J$2]+[.$C$1]" office:value-type="float" office:value="968">
            <text:p>968</text:p>
          </table:table-cell>
          <table:table-cell table:formula="of:=[.$A109]*[.K$2]+[.$C$1]" office:value-type="float" office:value="1075">
            <text:p>1075</text:p>
          </table:table-cell>
          <table:table-cell table:formula="of:=[.$A109]*[.L$2]+[.$C$1]" office:value-type="float" office:value="1182">
            <text:p>1182</text:p>
          </table:table-cell>
          <table:table-cell table:formula="of:=[.$A109]*[.M$2]+[.$C$1]" office:value-type="float" office:value="1289">
            <text:p>1289</text:p>
          </table:table-cell>
          <table:table-cell table:formula="of:=[.$A109]*[.N$2]+[.$C$1]" office:value-type="float" office:value="1396">
            <text:p>1396</text:p>
          </table:table-cell>
          <table:table-cell table:formula="of:=[.$A109]*[.O$2]+[.$C$1]" office:value-type="float" office:value="1503">
            <text:p>1503</text:p>
          </table:table-cell>
          <table:table-cell table:formula="of:=[.$A109]*[.P$2]+[.$C$1]" office:value-type="float" office:value="1610">
            <text:p>1610</text:p>
          </table:table-cell>
          <table:table-cell table:formula="of:=[.$A109]*[.Q$2]+[.$C$1]" office:value-type="float" office:value="1717">
            <text:p>1717</text:p>
          </table:table-cell>
          <table:table-cell table:formula="of:=[.$A109]*[.R$2]+[.$C$1]" office:value-type="float" office:value="1824">
            <text:p>1824</text:p>
          </table:table-cell>
          <table:table-cell table:formula="of:=[.$A109]*[.S$2]+[.$C$1]" office:value-type="float" office:value="1931">
            <text:p>1931</text:p>
          </table:table-cell>
          <table:table-cell table:formula="of:=[.$A109]*[.T$2]+[.$C$1]" office:value-type="float" office:value="2038">
            <text:p>2038</text:p>
          </table:table-cell>
          <table:table-cell table:formula="of:=[.$A109]*[.U$2]+[.$C$1]" office:value-type="float" office:value="2145">
            <text:p>2145</text:p>
          </table:table-cell>
          <table:table-cell table:formula="of:=[.$A109]*[.V$2]+[.$C$1]" office:value-type="float" office:value="2252">
            <text:p>2252</text:p>
          </table:table-cell>
          <table:table-cell table:formula="of:=[.$A109]*[.W$2]+[.$C$1]" office:value-type="float" office:value="2359">
            <text:p>2359</text:p>
          </table:table-cell>
          <table:table-cell table:formula="of:=[.$A109]*[.X$2]+[.$C$1]" office:value-type="float" office:value="2466">
            <text:p>2466</text:p>
          </table:table-cell>
          <table:table-cell table:formula="of:=[.$A109]*[.Y$2]+[.$C$1]" office:value-type="float" office:value="2573">
            <text:p>2573</text:p>
          </table:table-cell>
          <table:table-cell table:formula="of:=[.$A109]*[.Z$2]+[.$C$1]" office:value-type="float" office:value="2680">
            <text:p>26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8">
            <text:p>108</text:p>
          </table:table-cell>
          <table:table-cell table:formula="of:=[.$A110]*[.B$2]+[.$C$1]" office:value-type="float" office:value="113">
            <text:p>113</text:p>
          </table:table-cell>
          <table:table-cell table:formula="of:=[.$A110]*[.C$2]+[.$C$1]" office:value-type="float" office:value="221">
            <text:p>221</text:p>
          </table:table-cell>
          <table:table-cell table:formula="of:=[.$A110]*[.D$2]+[.$C$1]" office:value-type="float" office:value="329">
            <text:p>329</text:p>
          </table:table-cell>
          <table:table-cell table:formula="of:=[.$A110]*[.E$2]+[.$C$1]" office:value-type="float" office:value="437">
            <text:p>437</text:p>
          </table:table-cell>
          <table:table-cell table:formula="of:=[.$A110]*[.F$2]+[.$C$1]" office:value-type="float" office:value="545">
            <text:p>545</text:p>
          </table:table-cell>
          <table:table-cell table:formula="of:=[.$A110]*[.G$2]+[.$C$1]" office:value-type="float" office:value="653">
            <text:p>653</text:p>
          </table:table-cell>
          <table:table-cell table:formula="of:=[.$A110]*[.H$2]+[.$C$1]" office:value-type="float" office:value="761">
            <text:p>761</text:p>
          </table:table-cell>
          <table:table-cell table:formula="of:=[.$A110]*[.I$2]+[.$C$1]" office:value-type="float" office:value="869">
            <text:p>869</text:p>
          </table:table-cell>
          <table:table-cell table:formula="of:=[.$A110]*[.J$2]+[.$C$1]" office:value-type="float" office:value="977">
            <text:p>977</text:p>
          </table:table-cell>
          <table:table-cell table:formula="of:=[.$A110]*[.K$2]+[.$C$1]" office:value-type="float" office:value="1085">
            <text:p>1085</text:p>
          </table:table-cell>
          <table:table-cell table:formula="of:=[.$A110]*[.L$2]+[.$C$1]" office:value-type="float" office:value="1193">
            <text:p>1193</text:p>
          </table:table-cell>
          <table:table-cell table:formula="of:=[.$A110]*[.M$2]+[.$C$1]" office:value-type="float" office:value="1301">
            <text:p>1301</text:p>
          </table:table-cell>
          <table:table-cell table:formula="of:=[.$A110]*[.N$2]+[.$C$1]" office:value-type="float" office:value="1409">
            <text:p>1409</text:p>
          </table:table-cell>
          <table:table-cell table:formula="of:=[.$A110]*[.O$2]+[.$C$1]" office:value-type="float" office:value="1517">
            <text:p>1517</text:p>
          </table:table-cell>
          <table:table-cell table:formula="of:=[.$A110]*[.P$2]+[.$C$1]" office:value-type="float" office:value="1625">
            <text:p>1625</text:p>
          </table:table-cell>
          <table:table-cell table:formula="of:=[.$A110]*[.Q$2]+[.$C$1]" office:value-type="float" office:value="1733">
            <text:p>1733</text:p>
          </table:table-cell>
          <table:table-cell table:formula="of:=[.$A110]*[.R$2]+[.$C$1]" office:value-type="float" office:value="1841">
            <text:p>1841</text:p>
          </table:table-cell>
          <table:table-cell table:formula="of:=[.$A110]*[.S$2]+[.$C$1]" office:value-type="float" office:value="1949">
            <text:p>1949</text:p>
          </table:table-cell>
          <table:table-cell table:formula="of:=[.$A110]*[.T$2]+[.$C$1]" office:value-type="float" office:value="2057">
            <text:p>2057</text:p>
          </table:table-cell>
          <table:table-cell table:formula="of:=[.$A110]*[.U$2]+[.$C$1]" office:value-type="float" office:value="2165">
            <text:p>2165</text:p>
          </table:table-cell>
          <table:table-cell table:formula="of:=[.$A110]*[.V$2]+[.$C$1]" office:value-type="float" office:value="2273">
            <text:p>2273</text:p>
          </table:table-cell>
          <table:table-cell table:formula="of:=[.$A110]*[.W$2]+[.$C$1]" office:value-type="float" office:value="2381">
            <text:p>2381</text:p>
          </table:table-cell>
          <table:table-cell table:formula="of:=[.$A110]*[.X$2]+[.$C$1]" office:value-type="float" office:value="2489">
            <text:p>2489</text:p>
          </table:table-cell>
          <table:table-cell table:formula="of:=[.$A110]*[.Y$2]+[.$C$1]" office:value-type="float" office:value="2597">
            <text:p>2597</text:p>
          </table:table-cell>
          <table:table-cell table:formula="of:=[.$A110]*[.Z$2]+[.$C$1]" office:value-type="float" office:value="2705">
            <text:p>27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09">
            <text:p>109</text:p>
          </table:table-cell>
          <table:table-cell table:formula="of:=[.$A111]*[.B$2]+[.$C$1]" office:value-type="float" office:value="114">
            <text:p>114</text:p>
          </table:table-cell>
          <table:table-cell table:formula="of:=[.$A111]*[.C$2]+[.$C$1]" office:value-type="float" office:value="223">
            <text:p>223</text:p>
          </table:table-cell>
          <table:table-cell table:formula="of:=[.$A111]*[.D$2]+[.$C$1]" office:value-type="float" office:value="332">
            <text:p>332</text:p>
          </table:table-cell>
          <table:table-cell table:formula="of:=[.$A111]*[.E$2]+[.$C$1]" office:value-type="float" office:value="441">
            <text:p>441</text:p>
          </table:table-cell>
          <table:table-cell table:formula="of:=[.$A111]*[.F$2]+[.$C$1]" office:value-type="float" office:value="550">
            <text:p>550</text:p>
          </table:table-cell>
          <table:table-cell table:formula="of:=[.$A111]*[.G$2]+[.$C$1]" office:value-type="float" office:value="659">
            <text:p>659</text:p>
          </table:table-cell>
          <table:table-cell table:formula="of:=[.$A111]*[.H$2]+[.$C$1]" office:value-type="float" office:value="768">
            <text:p>768</text:p>
          </table:table-cell>
          <table:table-cell table:formula="of:=[.$A111]*[.I$2]+[.$C$1]" office:value-type="float" office:value="877">
            <text:p>877</text:p>
          </table:table-cell>
          <table:table-cell table:formula="of:=[.$A111]*[.J$2]+[.$C$1]" office:value-type="float" office:value="986">
            <text:p>986</text:p>
          </table:table-cell>
          <table:table-cell table:formula="of:=[.$A111]*[.K$2]+[.$C$1]" office:value-type="float" office:value="1095">
            <text:p>1095</text:p>
          </table:table-cell>
          <table:table-cell table:formula="of:=[.$A111]*[.L$2]+[.$C$1]" office:value-type="float" office:value="1204">
            <text:p>1204</text:p>
          </table:table-cell>
          <table:table-cell table:formula="of:=[.$A111]*[.M$2]+[.$C$1]" office:value-type="float" office:value="1313">
            <text:p>1313</text:p>
          </table:table-cell>
          <table:table-cell table:formula="of:=[.$A111]*[.N$2]+[.$C$1]" office:value-type="float" office:value="1422">
            <text:p>1422</text:p>
          </table:table-cell>
          <table:table-cell table:formula="of:=[.$A111]*[.O$2]+[.$C$1]" office:value-type="float" office:value="1531">
            <text:p>1531</text:p>
          </table:table-cell>
          <table:table-cell table:formula="of:=[.$A111]*[.P$2]+[.$C$1]" office:value-type="float" office:value="1640">
            <text:p>1640</text:p>
          </table:table-cell>
          <table:table-cell table:formula="of:=[.$A111]*[.Q$2]+[.$C$1]" office:value-type="float" office:value="1749">
            <text:p>1749</text:p>
          </table:table-cell>
          <table:table-cell table:formula="of:=[.$A111]*[.R$2]+[.$C$1]" office:value-type="float" office:value="1858">
            <text:p>1858</text:p>
          </table:table-cell>
          <table:table-cell table:formula="of:=[.$A111]*[.S$2]+[.$C$1]" office:value-type="float" office:value="1967">
            <text:p>1967</text:p>
          </table:table-cell>
          <table:table-cell table:formula="of:=[.$A111]*[.T$2]+[.$C$1]" office:value-type="float" office:value="2076">
            <text:p>2076</text:p>
          </table:table-cell>
          <table:table-cell table:formula="of:=[.$A111]*[.U$2]+[.$C$1]" office:value-type="float" office:value="2185">
            <text:p>2185</text:p>
          </table:table-cell>
          <table:table-cell table:formula="of:=[.$A111]*[.V$2]+[.$C$1]" office:value-type="float" office:value="2294">
            <text:p>2294</text:p>
          </table:table-cell>
          <table:table-cell table:formula="of:=[.$A111]*[.W$2]+[.$C$1]" office:value-type="float" office:value="2403">
            <text:p>2403</text:p>
          </table:table-cell>
          <table:table-cell table:formula="of:=[.$A111]*[.X$2]+[.$C$1]" office:value-type="float" office:value="2512">
            <text:p>2512</text:p>
          </table:table-cell>
          <table:table-cell table:formula="of:=[.$A111]*[.Y$2]+[.$C$1]" office:value-type="float" office:value="2621">
            <text:p>2621</text:p>
          </table:table-cell>
          <table:table-cell table:formula="of:=[.$A111]*[.Z$2]+[.$C$1]" office:value-type="float" office:value="2730">
            <text:p>27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0">
            <text:p>110</text:p>
          </table:table-cell>
          <table:table-cell table:formula="of:=[.$A112]*[.B$2]+[.$C$1]" office:value-type="float" office:value="115">
            <text:p>115</text:p>
          </table:table-cell>
          <table:table-cell table:formula="of:=[.$A112]*[.C$2]+[.$C$1]" office:value-type="float" office:value="225">
            <text:p>225</text:p>
          </table:table-cell>
          <table:table-cell table:formula="of:=[.$A112]*[.D$2]+[.$C$1]" office:value-type="float" office:value="335">
            <text:p>335</text:p>
          </table:table-cell>
          <table:table-cell table:formula="of:=[.$A112]*[.E$2]+[.$C$1]" office:value-type="float" office:value="445">
            <text:p>445</text:p>
          </table:table-cell>
          <table:table-cell table:formula="of:=[.$A112]*[.F$2]+[.$C$1]" office:value-type="float" office:value="555">
            <text:p>555</text:p>
          </table:table-cell>
          <table:table-cell table:formula="of:=[.$A112]*[.G$2]+[.$C$1]" office:value-type="float" office:value="665">
            <text:p>665</text:p>
          </table:table-cell>
          <table:table-cell table:formula="of:=[.$A112]*[.H$2]+[.$C$1]" office:value-type="float" office:value="775">
            <text:p>775</text:p>
          </table:table-cell>
          <table:table-cell table:formula="of:=[.$A112]*[.I$2]+[.$C$1]" office:value-type="float" office:value="885">
            <text:p>885</text:p>
          </table:table-cell>
          <table:table-cell table:formula="of:=[.$A112]*[.J$2]+[.$C$1]" office:value-type="float" office:value="995">
            <text:p>995</text:p>
          </table:table-cell>
          <table:table-cell table:formula="of:=[.$A112]*[.K$2]+[.$C$1]" office:value-type="float" office:value="1105">
            <text:p>1105</text:p>
          </table:table-cell>
          <table:table-cell table:formula="of:=[.$A112]*[.L$2]+[.$C$1]" office:value-type="float" office:value="1215">
            <text:p>1215</text:p>
          </table:table-cell>
          <table:table-cell table:formula="of:=[.$A112]*[.M$2]+[.$C$1]" office:value-type="float" office:value="1325">
            <text:p>1325</text:p>
          </table:table-cell>
          <table:table-cell table:formula="of:=[.$A112]*[.N$2]+[.$C$1]" office:value-type="float" office:value="1435">
            <text:p>1435</text:p>
          </table:table-cell>
          <table:table-cell table:formula="of:=[.$A112]*[.O$2]+[.$C$1]" office:value-type="float" office:value="1545">
            <text:p>1545</text:p>
          </table:table-cell>
          <table:table-cell table:formula="of:=[.$A112]*[.P$2]+[.$C$1]" office:value-type="float" office:value="1655">
            <text:p>1655</text:p>
          </table:table-cell>
          <table:table-cell table:formula="of:=[.$A112]*[.Q$2]+[.$C$1]" office:value-type="float" office:value="1765">
            <text:p>1765</text:p>
          </table:table-cell>
          <table:table-cell table:formula="of:=[.$A112]*[.R$2]+[.$C$1]" office:value-type="float" office:value="1875">
            <text:p>1875</text:p>
          </table:table-cell>
          <table:table-cell table:formula="of:=[.$A112]*[.S$2]+[.$C$1]" office:value-type="float" office:value="1985">
            <text:p>1985</text:p>
          </table:table-cell>
          <table:table-cell table:formula="of:=[.$A112]*[.T$2]+[.$C$1]" office:value-type="float" office:value="2095">
            <text:p>2095</text:p>
          </table:table-cell>
          <table:table-cell table:formula="of:=[.$A112]*[.U$2]+[.$C$1]" office:value-type="float" office:value="2205">
            <text:p>2205</text:p>
          </table:table-cell>
          <table:table-cell table:formula="of:=[.$A112]*[.V$2]+[.$C$1]" office:value-type="float" office:value="2315">
            <text:p>2315</text:p>
          </table:table-cell>
          <table:table-cell table:formula="of:=[.$A112]*[.W$2]+[.$C$1]" office:value-type="float" office:value="2425">
            <text:p>2425</text:p>
          </table:table-cell>
          <table:table-cell table:formula="of:=[.$A112]*[.X$2]+[.$C$1]" office:value-type="float" office:value="2535">
            <text:p>2535</text:p>
          </table:table-cell>
          <table:table-cell table:formula="of:=[.$A112]*[.Y$2]+[.$C$1]" office:value-type="float" office:value="2645">
            <text:p>2645</text:p>
          </table:table-cell>
          <table:table-cell table:formula="of:=[.$A112]*[.Z$2]+[.$C$1]" office:value-type="float" office:value="2755">
            <text:p>27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1">
            <text:p>111</text:p>
          </table:table-cell>
          <table:table-cell table:formula="of:=[.$A113]*[.B$2]+[.$C$1]" office:value-type="float" office:value="116">
            <text:p>116</text:p>
          </table:table-cell>
          <table:table-cell table:formula="of:=[.$A113]*[.C$2]+[.$C$1]" office:value-type="float" office:value="227">
            <text:p>227</text:p>
          </table:table-cell>
          <table:table-cell table:formula="of:=[.$A113]*[.D$2]+[.$C$1]" office:value-type="float" office:value="338">
            <text:p>338</text:p>
          </table:table-cell>
          <table:table-cell table:formula="of:=[.$A113]*[.E$2]+[.$C$1]" office:value-type="float" office:value="449">
            <text:p>449</text:p>
          </table:table-cell>
          <table:table-cell table:formula="of:=[.$A113]*[.F$2]+[.$C$1]" office:value-type="float" office:value="560">
            <text:p>560</text:p>
          </table:table-cell>
          <table:table-cell table:formula="of:=[.$A113]*[.G$2]+[.$C$1]" office:value-type="float" office:value="671">
            <text:p>671</text:p>
          </table:table-cell>
          <table:table-cell table:formula="of:=[.$A113]*[.H$2]+[.$C$1]" office:value-type="float" office:value="782">
            <text:p>782</text:p>
          </table:table-cell>
          <table:table-cell table:formula="of:=[.$A113]*[.I$2]+[.$C$1]" office:value-type="float" office:value="893">
            <text:p>893</text:p>
          </table:table-cell>
          <table:table-cell table:formula="of:=[.$A113]*[.J$2]+[.$C$1]" office:value-type="float" office:value="1004">
            <text:p>1004</text:p>
          </table:table-cell>
          <table:table-cell table:formula="of:=[.$A113]*[.K$2]+[.$C$1]" office:value-type="float" office:value="1115">
            <text:p>1115</text:p>
          </table:table-cell>
          <table:table-cell table:formula="of:=[.$A113]*[.L$2]+[.$C$1]" office:value-type="float" office:value="1226">
            <text:p>1226</text:p>
          </table:table-cell>
          <table:table-cell table:formula="of:=[.$A113]*[.M$2]+[.$C$1]" office:value-type="float" office:value="1337">
            <text:p>1337</text:p>
          </table:table-cell>
          <table:table-cell table:formula="of:=[.$A113]*[.N$2]+[.$C$1]" office:value-type="float" office:value="1448">
            <text:p>1448</text:p>
          </table:table-cell>
          <table:table-cell table:formula="of:=[.$A113]*[.O$2]+[.$C$1]" office:value-type="float" office:value="1559">
            <text:p>1559</text:p>
          </table:table-cell>
          <table:table-cell table:formula="of:=[.$A113]*[.P$2]+[.$C$1]" office:value-type="float" office:value="1670">
            <text:p>1670</text:p>
          </table:table-cell>
          <table:table-cell table:formula="of:=[.$A113]*[.Q$2]+[.$C$1]" office:value-type="float" office:value="1781">
            <text:p>1781</text:p>
          </table:table-cell>
          <table:table-cell table:formula="of:=[.$A113]*[.R$2]+[.$C$1]" office:value-type="float" office:value="1892">
            <text:p>1892</text:p>
          </table:table-cell>
          <table:table-cell table:formula="of:=[.$A113]*[.S$2]+[.$C$1]" office:value-type="float" office:value="2003">
            <text:p>2003</text:p>
          </table:table-cell>
          <table:table-cell table:formula="of:=[.$A113]*[.T$2]+[.$C$1]" office:value-type="float" office:value="2114">
            <text:p>2114</text:p>
          </table:table-cell>
          <table:table-cell table:formula="of:=[.$A113]*[.U$2]+[.$C$1]" office:value-type="float" office:value="2225">
            <text:p>2225</text:p>
          </table:table-cell>
          <table:table-cell table:formula="of:=[.$A113]*[.V$2]+[.$C$1]" office:value-type="float" office:value="2336">
            <text:p>2336</text:p>
          </table:table-cell>
          <table:table-cell table:formula="of:=[.$A113]*[.W$2]+[.$C$1]" office:value-type="float" office:value="2447">
            <text:p>2447</text:p>
          </table:table-cell>
          <table:table-cell table:formula="of:=[.$A113]*[.X$2]+[.$C$1]" office:value-type="float" office:value="2558">
            <text:p>2558</text:p>
          </table:table-cell>
          <table:table-cell table:formula="of:=[.$A113]*[.Y$2]+[.$C$1]" office:value-type="float" office:value="2669">
            <text:p>2669</text:p>
          </table:table-cell>
          <table:table-cell table:formula="of:=[.$A113]*[.Z$2]+[.$C$1]" office:value-type="float" office:value="2780">
            <text:p>27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2">
            <text:p>112</text:p>
          </table:table-cell>
          <table:table-cell table:formula="of:=[.$A114]*[.B$2]+[.$C$1]" office:value-type="float" office:value="117">
            <text:p>117</text:p>
          </table:table-cell>
          <table:table-cell table:formula="of:=[.$A114]*[.C$2]+[.$C$1]" office:value-type="float" office:value="229">
            <text:p>229</text:p>
          </table:table-cell>
          <table:table-cell table:formula="of:=[.$A114]*[.D$2]+[.$C$1]" office:value-type="float" office:value="341">
            <text:p>341</text:p>
          </table:table-cell>
          <table:table-cell table:formula="of:=[.$A114]*[.E$2]+[.$C$1]" office:value-type="float" office:value="453">
            <text:p>453</text:p>
          </table:table-cell>
          <table:table-cell table:formula="of:=[.$A114]*[.F$2]+[.$C$1]" office:value-type="float" office:value="565">
            <text:p>565</text:p>
          </table:table-cell>
          <table:table-cell table:formula="of:=[.$A114]*[.G$2]+[.$C$1]" office:value-type="float" office:value="677">
            <text:p>677</text:p>
          </table:table-cell>
          <table:table-cell table:formula="of:=[.$A114]*[.H$2]+[.$C$1]" office:value-type="float" office:value="789">
            <text:p>789</text:p>
          </table:table-cell>
          <table:table-cell table:formula="of:=[.$A114]*[.I$2]+[.$C$1]" office:value-type="float" office:value="901">
            <text:p>901</text:p>
          </table:table-cell>
          <table:table-cell table:formula="of:=[.$A114]*[.J$2]+[.$C$1]" office:value-type="float" office:value="1013">
            <text:p>1013</text:p>
          </table:table-cell>
          <table:table-cell table:formula="of:=[.$A114]*[.K$2]+[.$C$1]" office:value-type="float" office:value="1125">
            <text:p>1125</text:p>
          </table:table-cell>
          <table:table-cell table:formula="of:=[.$A114]*[.L$2]+[.$C$1]" office:value-type="float" office:value="1237">
            <text:p>1237</text:p>
          </table:table-cell>
          <table:table-cell table:formula="of:=[.$A114]*[.M$2]+[.$C$1]" office:value-type="float" office:value="1349">
            <text:p>1349</text:p>
          </table:table-cell>
          <table:table-cell table:formula="of:=[.$A114]*[.N$2]+[.$C$1]" office:value-type="float" office:value="1461">
            <text:p>1461</text:p>
          </table:table-cell>
          <table:table-cell table:formula="of:=[.$A114]*[.O$2]+[.$C$1]" office:value-type="float" office:value="1573">
            <text:p>1573</text:p>
          </table:table-cell>
          <table:table-cell table:formula="of:=[.$A114]*[.P$2]+[.$C$1]" office:value-type="float" office:value="1685">
            <text:p>1685</text:p>
          </table:table-cell>
          <table:table-cell table:formula="of:=[.$A114]*[.Q$2]+[.$C$1]" office:value-type="float" office:value="1797">
            <text:p>1797</text:p>
          </table:table-cell>
          <table:table-cell table:formula="of:=[.$A114]*[.R$2]+[.$C$1]" office:value-type="float" office:value="1909">
            <text:p>1909</text:p>
          </table:table-cell>
          <table:table-cell table:formula="of:=[.$A114]*[.S$2]+[.$C$1]" office:value-type="float" office:value="2021">
            <text:p>2021</text:p>
          </table:table-cell>
          <table:table-cell table:formula="of:=[.$A114]*[.T$2]+[.$C$1]" office:value-type="float" office:value="2133">
            <text:p>2133</text:p>
          </table:table-cell>
          <table:table-cell table:formula="of:=[.$A114]*[.U$2]+[.$C$1]" office:value-type="float" office:value="2245">
            <text:p>2245</text:p>
          </table:table-cell>
          <table:table-cell table:formula="of:=[.$A114]*[.V$2]+[.$C$1]" office:value-type="float" office:value="2357">
            <text:p>2357</text:p>
          </table:table-cell>
          <table:table-cell table:formula="of:=[.$A114]*[.W$2]+[.$C$1]" office:value-type="float" office:value="2469">
            <text:p>2469</text:p>
          </table:table-cell>
          <table:table-cell table:formula="of:=[.$A114]*[.X$2]+[.$C$1]" office:value-type="float" office:value="2581">
            <text:p>2581</text:p>
          </table:table-cell>
          <table:table-cell table:formula="of:=[.$A114]*[.Y$2]+[.$C$1]" office:value-type="float" office:value="2693">
            <text:p>2693</text:p>
          </table:table-cell>
          <table:table-cell table:formula="of:=[.$A114]*[.Z$2]+[.$C$1]" office:value-type="float" office:value="2805">
            <text:p>28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3">
            <text:p>113</text:p>
          </table:table-cell>
          <table:table-cell table:formula="of:=[.$A115]*[.B$2]+[.$C$1]" office:value-type="float" office:value="118">
            <text:p>118</text:p>
          </table:table-cell>
          <table:table-cell table:formula="of:=[.$A115]*[.C$2]+[.$C$1]" office:value-type="float" office:value="231">
            <text:p>231</text:p>
          </table:table-cell>
          <table:table-cell table:formula="of:=[.$A115]*[.D$2]+[.$C$1]" office:value-type="float" office:value="344">
            <text:p>344</text:p>
          </table:table-cell>
          <table:table-cell table:formula="of:=[.$A115]*[.E$2]+[.$C$1]" office:value-type="float" office:value="457">
            <text:p>457</text:p>
          </table:table-cell>
          <table:table-cell table:formula="of:=[.$A115]*[.F$2]+[.$C$1]" office:value-type="float" office:value="570">
            <text:p>570</text:p>
          </table:table-cell>
          <table:table-cell table:formula="of:=[.$A115]*[.G$2]+[.$C$1]" office:value-type="float" office:value="683">
            <text:p>683</text:p>
          </table:table-cell>
          <table:table-cell table:formula="of:=[.$A115]*[.H$2]+[.$C$1]" office:value-type="float" office:value="796">
            <text:p>796</text:p>
          </table:table-cell>
          <table:table-cell table:formula="of:=[.$A115]*[.I$2]+[.$C$1]" office:value-type="float" office:value="909">
            <text:p>909</text:p>
          </table:table-cell>
          <table:table-cell table:formula="of:=[.$A115]*[.J$2]+[.$C$1]" office:value-type="float" office:value="1022">
            <text:p>1022</text:p>
          </table:table-cell>
          <table:table-cell table:formula="of:=[.$A115]*[.K$2]+[.$C$1]" office:value-type="float" office:value="1135">
            <text:p>1135</text:p>
          </table:table-cell>
          <table:table-cell table:formula="of:=[.$A115]*[.L$2]+[.$C$1]" office:value-type="float" office:value="1248">
            <text:p>1248</text:p>
          </table:table-cell>
          <table:table-cell table:formula="of:=[.$A115]*[.M$2]+[.$C$1]" office:value-type="float" office:value="1361">
            <text:p>1361</text:p>
          </table:table-cell>
          <table:table-cell table:formula="of:=[.$A115]*[.N$2]+[.$C$1]" office:value-type="float" office:value="1474">
            <text:p>1474</text:p>
          </table:table-cell>
          <table:table-cell table:formula="of:=[.$A115]*[.O$2]+[.$C$1]" office:value-type="float" office:value="1587">
            <text:p>1587</text:p>
          </table:table-cell>
          <table:table-cell table:formula="of:=[.$A115]*[.P$2]+[.$C$1]" office:value-type="float" office:value="1700">
            <text:p>1700</text:p>
          </table:table-cell>
          <table:table-cell table:formula="of:=[.$A115]*[.Q$2]+[.$C$1]" office:value-type="float" office:value="1813">
            <text:p>1813</text:p>
          </table:table-cell>
          <table:table-cell table:formula="of:=[.$A115]*[.R$2]+[.$C$1]" office:value-type="float" office:value="1926">
            <text:p>1926</text:p>
          </table:table-cell>
          <table:table-cell table:formula="of:=[.$A115]*[.S$2]+[.$C$1]" office:value-type="float" office:value="2039">
            <text:p>2039</text:p>
          </table:table-cell>
          <table:table-cell table:formula="of:=[.$A115]*[.T$2]+[.$C$1]" office:value-type="float" office:value="2152">
            <text:p>2152</text:p>
          </table:table-cell>
          <table:table-cell table:formula="of:=[.$A115]*[.U$2]+[.$C$1]" office:value-type="float" office:value="2265">
            <text:p>2265</text:p>
          </table:table-cell>
          <table:table-cell table:formula="of:=[.$A115]*[.V$2]+[.$C$1]" office:value-type="float" office:value="2378">
            <text:p>2378</text:p>
          </table:table-cell>
          <table:table-cell table:formula="of:=[.$A115]*[.W$2]+[.$C$1]" office:value-type="float" office:value="2491">
            <text:p>2491</text:p>
          </table:table-cell>
          <table:table-cell table:formula="of:=[.$A115]*[.X$2]+[.$C$1]" office:value-type="float" office:value="2604">
            <text:p>2604</text:p>
          </table:table-cell>
          <table:table-cell table:formula="of:=[.$A115]*[.Y$2]+[.$C$1]" office:value-type="float" office:value="2717">
            <text:p>2717</text:p>
          </table:table-cell>
          <table:table-cell table:formula="of:=[.$A115]*[.Z$2]+[.$C$1]" office:value-type="float" office:value="2830">
            <text:p>28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4">
            <text:p>114</text:p>
          </table:table-cell>
          <table:table-cell table:formula="of:=[.$A116]*[.B$2]+[.$C$1]" office:value-type="float" office:value="119">
            <text:p>119</text:p>
          </table:table-cell>
          <table:table-cell table:formula="of:=[.$A116]*[.C$2]+[.$C$1]" office:value-type="float" office:value="233">
            <text:p>233</text:p>
          </table:table-cell>
          <table:table-cell table:formula="of:=[.$A116]*[.D$2]+[.$C$1]" office:value-type="float" office:value="347">
            <text:p>347</text:p>
          </table:table-cell>
          <table:table-cell table:formula="of:=[.$A116]*[.E$2]+[.$C$1]" office:value-type="float" office:value="461">
            <text:p>461</text:p>
          </table:table-cell>
          <table:table-cell table:formula="of:=[.$A116]*[.F$2]+[.$C$1]" office:value-type="float" office:value="575">
            <text:p>575</text:p>
          </table:table-cell>
          <table:table-cell table:formula="of:=[.$A116]*[.G$2]+[.$C$1]" office:value-type="float" office:value="689">
            <text:p>689</text:p>
          </table:table-cell>
          <table:table-cell table:formula="of:=[.$A116]*[.H$2]+[.$C$1]" office:value-type="float" office:value="803">
            <text:p>803</text:p>
          </table:table-cell>
          <table:table-cell table:formula="of:=[.$A116]*[.I$2]+[.$C$1]" office:value-type="float" office:value="917">
            <text:p>917</text:p>
          </table:table-cell>
          <table:table-cell table:formula="of:=[.$A116]*[.J$2]+[.$C$1]" office:value-type="float" office:value="1031">
            <text:p>1031</text:p>
          </table:table-cell>
          <table:table-cell table:formula="of:=[.$A116]*[.K$2]+[.$C$1]" office:value-type="float" office:value="1145">
            <text:p>1145</text:p>
          </table:table-cell>
          <table:table-cell table:formula="of:=[.$A116]*[.L$2]+[.$C$1]" office:value-type="float" office:value="1259">
            <text:p>1259</text:p>
          </table:table-cell>
          <table:table-cell table:formula="of:=[.$A116]*[.M$2]+[.$C$1]" office:value-type="float" office:value="1373">
            <text:p>1373</text:p>
          </table:table-cell>
          <table:table-cell table:formula="of:=[.$A116]*[.N$2]+[.$C$1]" office:value-type="float" office:value="1487">
            <text:p>1487</text:p>
          </table:table-cell>
          <table:table-cell table:formula="of:=[.$A116]*[.O$2]+[.$C$1]" office:value-type="float" office:value="1601">
            <text:p>1601</text:p>
          </table:table-cell>
          <table:table-cell table:formula="of:=[.$A116]*[.P$2]+[.$C$1]" office:value-type="float" office:value="1715">
            <text:p>1715</text:p>
          </table:table-cell>
          <table:table-cell table:formula="of:=[.$A116]*[.Q$2]+[.$C$1]" office:value-type="float" office:value="1829">
            <text:p>1829</text:p>
          </table:table-cell>
          <table:table-cell table:formula="of:=[.$A116]*[.R$2]+[.$C$1]" office:value-type="float" office:value="1943">
            <text:p>1943</text:p>
          </table:table-cell>
          <table:table-cell table:formula="of:=[.$A116]*[.S$2]+[.$C$1]" office:value-type="float" office:value="2057">
            <text:p>2057</text:p>
          </table:table-cell>
          <table:table-cell table:formula="of:=[.$A116]*[.T$2]+[.$C$1]" office:value-type="float" office:value="2171">
            <text:p>2171</text:p>
          </table:table-cell>
          <table:table-cell table:formula="of:=[.$A116]*[.U$2]+[.$C$1]" office:value-type="float" office:value="2285">
            <text:p>2285</text:p>
          </table:table-cell>
          <table:table-cell table:formula="of:=[.$A116]*[.V$2]+[.$C$1]" office:value-type="float" office:value="2399">
            <text:p>2399</text:p>
          </table:table-cell>
          <table:table-cell table:formula="of:=[.$A116]*[.W$2]+[.$C$1]" office:value-type="float" office:value="2513">
            <text:p>2513</text:p>
          </table:table-cell>
          <table:table-cell table:formula="of:=[.$A116]*[.X$2]+[.$C$1]" office:value-type="float" office:value="2627">
            <text:p>2627</text:p>
          </table:table-cell>
          <table:table-cell table:formula="of:=[.$A116]*[.Y$2]+[.$C$1]" office:value-type="float" office:value="2741">
            <text:p>2741</text:p>
          </table:table-cell>
          <table:table-cell table:formula="of:=[.$A116]*[.Z$2]+[.$C$1]" office:value-type="float" office:value="2855">
            <text:p>28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5">
            <text:p>115</text:p>
          </table:table-cell>
          <table:table-cell table:formula="of:=[.$A117]*[.B$2]+[.$C$1]" office:value-type="float" office:value="120">
            <text:p>120</text:p>
          </table:table-cell>
          <table:table-cell table:formula="of:=[.$A117]*[.C$2]+[.$C$1]" office:value-type="float" office:value="235">
            <text:p>235</text:p>
          </table:table-cell>
          <table:table-cell table:formula="of:=[.$A117]*[.D$2]+[.$C$1]" office:value-type="float" office:value="350">
            <text:p>350</text:p>
          </table:table-cell>
          <table:table-cell table:formula="of:=[.$A117]*[.E$2]+[.$C$1]" office:value-type="float" office:value="465">
            <text:p>465</text:p>
          </table:table-cell>
          <table:table-cell table:formula="of:=[.$A117]*[.F$2]+[.$C$1]" office:value-type="float" office:value="580">
            <text:p>580</text:p>
          </table:table-cell>
          <table:table-cell table:formula="of:=[.$A117]*[.G$2]+[.$C$1]" office:value-type="float" office:value="695">
            <text:p>695</text:p>
          </table:table-cell>
          <table:table-cell table:formula="of:=[.$A117]*[.H$2]+[.$C$1]" office:value-type="float" office:value="810">
            <text:p>810</text:p>
          </table:table-cell>
          <table:table-cell table:formula="of:=[.$A117]*[.I$2]+[.$C$1]" office:value-type="float" office:value="925">
            <text:p>925</text:p>
          </table:table-cell>
          <table:table-cell table:formula="of:=[.$A117]*[.J$2]+[.$C$1]" office:value-type="float" office:value="1040">
            <text:p>1040</text:p>
          </table:table-cell>
          <table:table-cell table:formula="of:=[.$A117]*[.K$2]+[.$C$1]" office:value-type="float" office:value="1155">
            <text:p>1155</text:p>
          </table:table-cell>
          <table:table-cell table:formula="of:=[.$A117]*[.L$2]+[.$C$1]" office:value-type="float" office:value="1270">
            <text:p>1270</text:p>
          </table:table-cell>
          <table:table-cell table:formula="of:=[.$A117]*[.M$2]+[.$C$1]" office:value-type="float" office:value="1385">
            <text:p>1385</text:p>
          </table:table-cell>
          <table:table-cell table:formula="of:=[.$A117]*[.N$2]+[.$C$1]" office:value-type="float" office:value="1500">
            <text:p>1500</text:p>
          </table:table-cell>
          <table:table-cell table:formula="of:=[.$A117]*[.O$2]+[.$C$1]" office:value-type="float" office:value="1615">
            <text:p>1615</text:p>
          </table:table-cell>
          <table:table-cell table:formula="of:=[.$A117]*[.P$2]+[.$C$1]" office:value-type="float" office:value="1730">
            <text:p>1730</text:p>
          </table:table-cell>
          <table:table-cell table:formula="of:=[.$A117]*[.Q$2]+[.$C$1]" office:value-type="float" office:value="1845">
            <text:p>1845</text:p>
          </table:table-cell>
          <table:table-cell table:formula="of:=[.$A117]*[.R$2]+[.$C$1]" office:value-type="float" office:value="1960">
            <text:p>1960</text:p>
          </table:table-cell>
          <table:table-cell table:formula="of:=[.$A117]*[.S$2]+[.$C$1]" office:value-type="float" office:value="2075">
            <text:p>2075</text:p>
          </table:table-cell>
          <table:table-cell table:formula="of:=[.$A117]*[.T$2]+[.$C$1]" office:value-type="float" office:value="2190">
            <text:p>2190</text:p>
          </table:table-cell>
          <table:table-cell table:formula="of:=[.$A117]*[.U$2]+[.$C$1]" office:value-type="float" office:value="2305">
            <text:p>2305</text:p>
          </table:table-cell>
          <table:table-cell table:formula="of:=[.$A117]*[.V$2]+[.$C$1]" office:value-type="float" office:value="2420">
            <text:p>2420</text:p>
          </table:table-cell>
          <table:table-cell table:formula="of:=[.$A117]*[.W$2]+[.$C$1]" office:value-type="float" office:value="2535">
            <text:p>2535</text:p>
          </table:table-cell>
          <table:table-cell table:formula="of:=[.$A117]*[.X$2]+[.$C$1]" office:value-type="float" office:value="2650">
            <text:p>2650</text:p>
          </table:table-cell>
          <table:table-cell table:formula="of:=[.$A117]*[.Y$2]+[.$C$1]" office:value-type="float" office:value="2765">
            <text:p>2765</text:p>
          </table:table-cell>
          <table:table-cell table:formula="of:=[.$A117]*[.Z$2]+[.$C$1]" office:value-type="float" office:value="2880">
            <text:p>28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6">
            <text:p>116</text:p>
          </table:table-cell>
          <table:table-cell table:formula="of:=[.$A118]*[.B$2]+[.$C$1]" office:value-type="float" office:value="121">
            <text:p>121</text:p>
          </table:table-cell>
          <table:table-cell table:formula="of:=[.$A118]*[.C$2]+[.$C$1]" office:value-type="float" office:value="237">
            <text:p>237</text:p>
          </table:table-cell>
          <table:table-cell table:formula="of:=[.$A118]*[.D$2]+[.$C$1]" office:value-type="float" office:value="353">
            <text:p>353</text:p>
          </table:table-cell>
          <table:table-cell table:formula="of:=[.$A118]*[.E$2]+[.$C$1]" office:value-type="float" office:value="469">
            <text:p>469</text:p>
          </table:table-cell>
          <table:table-cell table:formula="of:=[.$A118]*[.F$2]+[.$C$1]" office:value-type="float" office:value="585">
            <text:p>585</text:p>
          </table:table-cell>
          <table:table-cell table:formula="of:=[.$A118]*[.G$2]+[.$C$1]" office:value-type="float" office:value="701">
            <text:p>701</text:p>
          </table:table-cell>
          <table:table-cell table:formula="of:=[.$A118]*[.H$2]+[.$C$1]" office:value-type="float" office:value="817">
            <text:p>817</text:p>
          </table:table-cell>
          <table:table-cell table:formula="of:=[.$A118]*[.I$2]+[.$C$1]" office:value-type="float" office:value="933">
            <text:p>933</text:p>
          </table:table-cell>
          <table:table-cell table:formula="of:=[.$A118]*[.J$2]+[.$C$1]" office:value-type="float" office:value="1049">
            <text:p>1049</text:p>
          </table:table-cell>
          <table:table-cell table:formula="of:=[.$A118]*[.K$2]+[.$C$1]" office:value-type="float" office:value="1165">
            <text:p>1165</text:p>
          </table:table-cell>
          <table:table-cell table:formula="of:=[.$A118]*[.L$2]+[.$C$1]" office:value-type="float" office:value="1281">
            <text:p>1281</text:p>
          </table:table-cell>
          <table:table-cell table:formula="of:=[.$A118]*[.M$2]+[.$C$1]" office:value-type="float" office:value="1397">
            <text:p>1397</text:p>
          </table:table-cell>
          <table:table-cell table:formula="of:=[.$A118]*[.N$2]+[.$C$1]" office:value-type="float" office:value="1513">
            <text:p>1513</text:p>
          </table:table-cell>
          <table:table-cell table:formula="of:=[.$A118]*[.O$2]+[.$C$1]" office:value-type="float" office:value="1629">
            <text:p>1629</text:p>
          </table:table-cell>
          <table:table-cell table:formula="of:=[.$A118]*[.P$2]+[.$C$1]" office:value-type="float" office:value="1745">
            <text:p>1745</text:p>
          </table:table-cell>
          <table:table-cell table:formula="of:=[.$A118]*[.Q$2]+[.$C$1]" office:value-type="float" office:value="1861">
            <text:p>1861</text:p>
          </table:table-cell>
          <table:table-cell table:formula="of:=[.$A118]*[.R$2]+[.$C$1]" office:value-type="float" office:value="1977">
            <text:p>1977</text:p>
          </table:table-cell>
          <table:table-cell table:formula="of:=[.$A118]*[.S$2]+[.$C$1]" office:value-type="float" office:value="2093">
            <text:p>2093</text:p>
          </table:table-cell>
          <table:table-cell table:formula="of:=[.$A118]*[.T$2]+[.$C$1]" office:value-type="float" office:value="2209">
            <text:p>2209</text:p>
          </table:table-cell>
          <table:table-cell table:formula="of:=[.$A118]*[.U$2]+[.$C$1]" office:value-type="float" office:value="2325">
            <text:p>2325</text:p>
          </table:table-cell>
          <table:table-cell table:formula="of:=[.$A118]*[.V$2]+[.$C$1]" office:value-type="float" office:value="2441">
            <text:p>2441</text:p>
          </table:table-cell>
          <table:table-cell table:formula="of:=[.$A118]*[.W$2]+[.$C$1]" office:value-type="float" office:value="2557">
            <text:p>2557</text:p>
          </table:table-cell>
          <table:table-cell table:formula="of:=[.$A118]*[.X$2]+[.$C$1]" office:value-type="float" office:value="2673">
            <text:p>2673</text:p>
          </table:table-cell>
          <table:table-cell table:formula="of:=[.$A118]*[.Y$2]+[.$C$1]" office:value-type="float" office:value="2789">
            <text:p>2789</text:p>
          </table:table-cell>
          <table:table-cell table:formula="of:=[.$A118]*[.Z$2]+[.$C$1]" office:value-type="float" office:value="2905">
            <text:p>29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7">
            <text:p>117</text:p>
          </table:table-cell>
          <table:table-cell table:formula="of:=[.$A119]*[.B$2]+[.$C$1]" office:value-type="float" office:value="122">
            <text:p>122</text:p>
          </table:table-cell>
          <table:table-cell table:formula="of:=[.$A119]*[.C$2]+[.$C$1]" office:value-type="float" office:value="239">
            <text:p>239</text:p>
          </table:table-cell>
          <table:table-cell table:formula="of:=[.$A119]*[.D$2]+[.$C$1]" office:value-type="float" office:value="356">
            <text:p>356</text:p>
          </table:table-cell>
          <table:table-cell table:formula="of:=[.$A119]*[.E$2]+[.$C$1]" office:value-type="float" office:value="473">
            <text:p>473</text:p>
          </table:table-cell>
          <table:table-cell table:formula="of:=[.$A119]*[.F$2]+[.$C$1]" office:value-type="float" office:value="590">
            <text:p>590</text:p>
          </table:table-cell>
          <table:table-cell table:formula="of:=[.$A119]*[.G$2]+[.$C$1]" office:value-type="float" office:value="707">
            <text:p>707</text:p>
          </table:table-cell>
          <table:table-cell table:formula="of:=[.$A119]*[.H$2]+[.$C$1]" office:value-type="float" office:value="824">
            <text:p>824</text:p>
          </table:table-cell>
          <table:table-cell table:formula="of:=[.$A119]*[.I$2]+[.$C$1]" office:value-type="float" office:value="941">
            <text:p>941</text:p>
          </table:table-cell>
          <table:table-cell table:formula="of:=[.$A119]*[.J$2]+[.$C$1]" office:value-type="float" office:value="1058">
            <text:p>1058</text:p>
          </table:table-cell>
          <table:table-cell table:formula="of:=[.$A119]*[.K$2]+[.$C$1]" office:value-type="float" office:value="1175">
            <text:p>1175</text:p>
          </table:table-cell>
          <table:table-cell table:formula="of:=[.$A119]*[.L$2]+[.$C$1]" office:value-type="float" office:value="1292">
            <text:p>1292</text:p>
          </table:table-cell>
          <table:table-cell table:formula="of:=[.$A119]*[.M$2]+[.$C$1]" office:value-type="float" office:value="1409">
            <text:p>1409</text:p>
          </table:table-cell>
          <table:table-cell table:formula="of:=[.$A119]*[.N$2]+[.$C$1]" office:value-type="float" office:value="1526">
            <text:p>1526</text:p>
          </table:table-cell>
          <table:table-cell table:formula="of:=[.$A119]*[.O$2]+[.$C$1]" office:value-type="float" office:value="1643">
            <text:p>1643</text:p>
          </table:table-cell>
          <table:table-cell table:formula="of:=[.$A119]*[.P$2]+[.$C$1]" office:value-type="float" office:value="1760">
            <text:p>1760</text:p>
          </table:table-cell>
          <table:table-cell table:formula="of:=[.$A119]*[.Q$2]+[.$C$1]" office:value-type="float" office:value="1877">
            <text:p>1877</text:p>
          </table:table-cell>
          <table:table-cell table:formula="of:=[.$A119]*[.R$2]+[.$C$1]" office:value-type="float" office:value="1994">
            <text:p>1994</text:p>
          </table:table-cell>
          <table:table-cell table:formula="of:=[.$A119]*[.S$2]+[.$C$1]" office:value-type="float" office:value="2111">
            <text:p>2111</text:p>
          </table:table-cell>
          <table:table-cell table:formula="of:=[.$A119]*[.T$2]+[.$C$1]" office:value-type="float" office:value="2228">
            <text:p>2228</text:p>
          </table:table-cell>
          <table:table-cell table:formula="of:=[.$A119]*[.U$2]+[.$C$1]" office:value-type="float" office:value="2345">
            <text:p>2345</text:p>
          </table:table-cell>
          <table:table-cell table:formula="of:=[.$A119]*[.V$2]+[.$C$1]" office:value-type="float" office:value="2462">
            <text:p>2462</text:p>
          </table:table-cell>
          <table:table-cell table:formula="of:=[.$A119]*[.W$2]+[.$C$1]" office:value-type="float" office:value="2579">
            <text:p>2579</text:p>
          </table:table-cell>
          <table:table-cell table:formula="of:=[.$A119]*[.X$2]+[.$C$1]" office:value-type="float" office:value="2696">
            <text:p>2696</text:p>
          </table:table-cell>
          <table:table-cell table:formula="of:=[.$A119]*[.Y$2]+[.$C$1]" office:value-type="float" office:value="2813">
            <text:p>2813</text:p>
          </table:table-cell>
          <table:table-cell table:formula="of:=[.$A119]*[.Z$2]+[.$C$1]" office:value-type="float" office:value="2930">
            <text:p>29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8">
            <text:p>118</text:p>
          </table:table-cell>
          <table:table-cell table:formula="of:=[.$A120]*[.B$2]+[.$C$1]" office:value-type="float" office:value="123">
            <text:p>123</text:p>
          </table:table-cell>
          <table:table-cell table:formula="of:=[.$A120]*[.C$2]+[.$C$1]" office:value-type="float" office:value="241">
            <text:p>241</text:p>
          </table:table-cell>
          <table:table-cell table:formula="of:=[.$A120]*[.D$2]+[.$C$1]" office:value-type="float" office:value="359">
            <text:p>359</text:p>
          </table:table-cell>
          <table:table-cell table:formula="of:=[.$A120]*[.E$2]+[.$C$1]" office:value-type="float" office:value="477">
            <text:p>477</text:p>
          </table:table-cell>
          <table:table-cell table:formula="of:=[.$A120]*[.F$2]+[.$C$1]" office:value-type="float" office:value="595">
            <text:p>595</text:p>
          </table:table-cell>
          <table:table-cell table:formula="of:=[.$A120]*[.G$2]+[.$C$1]" office:value-type="float" office:value="713">
            <text:p>713</text:p>
          </table:table-cell>
          <table:table-cell table:formula="of:=[.$A120]*[.H$2]+[.$C$1]" office:value-type="float" office:value="831">
            <text:p>831</text:p>
          </table:table-cell>
          <table:table-cell table:formula="of:=[.$A120]*[.I$2]+[.$C$1]" office:value-type="float" office:value="949">
            <text:p>949</text:p>
          </table:table-cell>
          <table:table-cell table:formula="of:=[.$A120]*[.J$2]+[.$C$1]" office:value-type="float" office:value="1067">
            <text:p>1067</text:p>
          </table:table-cell>
          <table:table-cell table:formula="of:=[.$A120]*[.K$2]+[.$C$1]" office:value-type="float" office:value="1185">
            <text:p>1185</text:p>
          </table:table-cell>
          <table:table-cell table:formula="of:=[.$A120]*[.L$2]+[.$C$1]" office:value-type="float" office:value="1303">
            <text:p>1303</text:p>
          </table:table-cell>
          <table:table-cell table:formula="of:=[.$A120]*[.M$2]+[.$C$1]" office:value-type="float" office:value="1421">
            <text:p>1421</text:p>
          </table:table-cell>
          <table:table-cell table:formula="of:=[.$A120]*[.N$2]+[.$C$1]" office:value-type="float" office:value="1539">
            <text:p>1539</text:p>
          </table:table-cell>
          <table:table-cell table:formula="of:=[.$A120]*[.O$2]+[.$C$1]" office:value-type="float" office:value="1657">
            <text:p>1657</text:p>
          </table:table-cell>
          <table:table-cell table:formula="of:=[.$A120]*[.P$2]+[.$C$1]" office:value-type="float" office:value="1775">
            <text:p>1775</text:p>
          </table:table-cell>
          <table:table-cell table:formula="of:=[.$A120]*[.Q$2]+[.$C$1]" office:value-type="float" office:value="1893">
            <text:p>1893</text:p>
          </table:table-cell>
          <table:table-cell table:formula="of:=[.$A120]*[.R$2]+[.$C$1]" office:value-type="float" office:value="2011">
            <text:p>2011</text:p>
          </table:table-cell>
          <table:table-cell table:formula="of:=[.$A120]*[.S$2]+[.$C$1]" office:value-type="float" office:value="2129">
            <text:p>2129</text:p>
          </table:table-cell>
          <table:table-cell table:formula="of:=[.$A120]*[.T$2]+[.$C$1]" office:value-type="float" office:value="2247">
            <text:p>2247</text:p>
          </table:table-cell>
          <table:table-cell table:formula="of:=[.$A120]*[.U$2]+[.$C$1]" office:value-type="float" office:value="2365">
            <text:p>2365</text:p>
          </table:table-cell>
          <table:table-cell table:formula="of:=[.$A120]*[.V$2]+[.$C$1]" office:value-type="float" office:value="2483">
            <text:p>2483</text:p>
          </table:table-cell>
          <table:table-cell table:formula="of:=[.$A120]*[.W$2]+[.$C$1]" office:value-type="float" office:value="2601">
            <text:p>2601</text:p>
          </table:table-cell>
          <table:table-cell table:formula="of:=[.$A120]*[.X$2]+[.$C$1]" office:value-type="float" office:value="2719">
            <text:p>2719</text:p>
          </table:table-cell>
          <table:table-cell table:formula="of:=[.$A120]*[.Y$2]+[.$C$1]" office:value-type="float" office:value="2837">
            <text:p>2837</text:p>
          </table:table-cell>
          <table:table-cell table:formula="of:=[.$A120]*[.Z$2]+[.$C$1]" office:value-type="float" office:value="2955">
            <text:p>29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19">
            <text:p>119</text:p>
          </table:table-cell>
          <table:table-cell table:formula="of:=[.$A121]*[.B$2]+[.$C$1]" office:value-type="float" office:value="124">
            <text:p>124</text:p>
          </table:table-cell>
          <table:table-cell table:formula="of:=[.$A121]*[.C$2]+[.$C$1]" office:value-type="float" office:value="243">
            <text:p>243</text:p>
          </table:table-cell>
          <table:table-cell table:formula="of:=[.$A121]*[.D$2]+[.$C$1]" office:value-type="float" office:value="362">
            <text:p>362</text:p>
          </table:table-cell>
          <table:table-cell table:formula="of:=[.$A121]*[.E$2]+[.$C$1]" office:value-type="float" office:value="481">
            <text:p>481</text:p>
          </table:table-cell>
          <table:table-cell table:formula="of:=[.$A121]*[.F$2]+[.$C$1]" office:value-type="float" office:value="600">
            <text:p>600</text:p>
          </table:table-cell>
          <table:table-cell table:formula="of:=[.$A121]*[.G$2]+[.$C$1]" office:value-type="float" office:value="719">
            <text:p>719</text:p>
          </table:table-cell>
          <table:table-cell table:formula="of:=[.$A121]*[.H$2]+[.$C$1]" office:value-type="float" office:value="838">
            <text:p>838</text:p>
          </table:table-cell>
          <table:table-cell table:formula="of:=[.$A121]*[.I$2]+[.$C$1]" office:value-type="float" office:value="957">
            <text:p>957</text:p>
          </table:table-cell>
          <table:table-cell table:formula="of:=[.$A121]*[.J$2]+[.$C$1]" office:value-type="float" office:value="1076">
            <text:p>1076</text:p>
          </table:table-cell>
          <table:table-cell table:formula="of:=[.$A121]*[.K$2]+[.$C$1]" office:value-type="float" office:value="1195">
            <text:p>1195</text:p>
          </table:table-cell>
          <table:table-cell table:formula="of:=[.$A121]*[.L$2]+[.$C$1]" office:value-type="float" office:value="1314">
            <text:p>1314</text:p>
          </table:table-cell>
          <table:table-cell table:formula="of:=[.$A121]*[.M$2]+[.$C$1]" office:value-type="float" office:value="1433">
            <text:p>1433</text:p>
          </table:table-cell>
          <table:table-cell table:formula="of:=[.$A121]*[.N$2]+[.$C$1]" office:value-type="float" office:value="1552">
            <text:p>1552</text:p>
          </table:table-cell>
          <table:table-cell table:formula="of:=[.$A121]*[.O$2]+[.$C$1]" office:value-type="float" office:value="1671">
            <text:p>1671</text:p>
          </table:table-cell>
          <table:table-cell table:formula="of:=[.$A121]*[.P$2]+[.$C$1]" office:value-type="float" office:value="1790">
            <text:p>1790</text:p>
          </table:table-cell>
          <table:table-cell table:formula="of:=[.$A121]*[.Q$2]+[.$C$1]" office:value-type="float" office:value="1909">
            <text:p>1909</text:p>
          </table:table-cell>
          <table:table-cell table:formula="of:=[.$A121]*[.R$2]+[.$C$1]" office:value-type="float" office:value="2028">
            <text:p>2028</text:p>
          </table:table-cell>
          <table:table-cell table:formula="of:=[.$A121]*[.S$2]+[.$C$1]" office:value-type="float" office:value="2147">
            <text:p>2147</text:p>
          </table:table-cell>
          <table:table-cell table:formula="of:=[.$A121]*[.T$2]+[.$C$1]" office:value-type="float" office:value="2266">
            <text:p>2266</text:p>
          </table:table-cell>
          <table:table-cell table:formula="of:=[.$A121]*[.U$2]+[.$C$1]" office:value-type="float" office:value="2385">
            <text:p>2385</text:p>
          </table:table-cell>
          <table:table-cell table:formula="of:=[.$A121]*[.V$2]+[.$C$1]" office:value-type="float" office:value="2504">
            <text:p>2504</text:p>
          </table:table-cell>
          <table:table-cell table:formula="of:=[.$A121]*[.W$2]+[.$C$1]" office:value-type="float" office:value="2623">
            <text:p>2623</text:p>
          </table:table-cell>
          <table:table-cell table:formula="of:=[.$A121]*[.X$2]+[.$C$1]" office:value-type="float" office:value="2742">
            <text:p>2742</text:p>
          </table:table-cell>
          <table:table-cell table:formula="of:=[.$A121]*[.Y$2]+[.$C$1]" office:value-type="float" office:value="2861">
            <text:p>2861</text:p>
          </table:table-cell>
          <table:table-cell table:formula="of:=[.$A121]*[.Z$2]+[.$C$1]" office:value-type="float" office:value="2980">
            <text:p>29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0">
            <text:p>120</text:p>
          </table:table-cell>
          <table:table-cell table:formula="of:=[.$A122]*[.B$2]+[.$C$1]" office:value-type="float" office:value="125">
            <text:p>125</text:p>
          </table:table-cell>
          <table:table-cell table:formula="of:=[.$A122]*[.C$2]+[.$C$1]" office:value-type="float" office:value="245">
            <text:p>245</text:p>
          </table:table-cell>
          <table:table-cell table:formula="of:=[.$A122]*[.D$2]+[.$C$1]" office:value-type="float" office:value="365">
            <text:p>365</text:p>
          </table:table-cell>
          <table:table-cell table:formula="of:=[.$A122]*[.E$2]+[.$C$1]" office:value-type="float" office:value="485">
            <text:p>485</text:p>
          </table:table-cell>
          <table:table-cell table:formula="of:=[.$A122]*[.F$2]+[.$C$1]" office:value-type="float" office:value="605">
            <text:p>605</text:p>
          </table:table-cell>
          <table:table-cell table:formula="of:=[.$A122]*[.G$2]+[.$C$1]" office:value-type="float" office:value="725">
            <text:p>725</text:p>
          </table:table-cell>
          <table:table-cell table:formula="of:=[.$A122]*[.H$2]+[.$C$1]" office:value-type="float" office:value="845">
            <text:p>845</text:p>
          </table:table-cell>
          <table:table-cell table:formula="of:=[.$A122]*[.I$2]+[.$C$1]" office:value-type="float" office:value="965">
            <text:p>965</text:p>
          </table:table-cell>
          <table:table-cell table:formula="of:=[.$A122]*[.J$2]+[.$C$1]" office:value-type="float" office:value="1085">
            <text:p>1085</text:p>
          </table:table-cell>
          <table:table-cell table:formula="of:=[.$A122]*[.K$2]+[.$C$1]" office:value-type="float" office:value="1205">
            <text:p>1205</text:p>
          </table:table-cell>
          <table:table-cell table:formula="of:=[.$A122]*[.L$2]+[.$C$1]" office:value-type="float" office:value="1325">
            <text:p>1325</text:p>
          </table:table-cell>
          <table:table-cell table:formula="of:=[.$A122]*[.M$2]+[.$C$1]" office:value-type="float" office:value="1445">
            <text:p>1445</text:p>
          </table:table-cell>
          <table:table-cell table:formula="of:=[.$A122]*[.N$2]+[.$C$1]" office:value-type="float" office:value="1565">
            <text:p>1565</text:p>
          </table:table-cell>
          <table:table-cell table:formula="of:=[.$A122]*[.O$2]+[.$C$1]" office:value-type="float" office:value="1685">
            <text:p>1685</text:p>
          </table:table-cell>
          <table:table-cell table:formula="of:=[.$A122]*[.P$2]+[.$C$1]" office:value-type="float" office:value="1805">
            <text:p>1805</text:p>
          </table:table-cell>
          <table:table-cell table:formula="of:=[.$A122]*[.Q$2]+[.$C$1]" office:value-type="float" office:value="1925">
            <text:p>1925</text:p>
          </table:table-cell>
          <table:table-cell table:formula="of:=[.$A122]*[.R$2]+[.$C$1]" office:value-type="float" office:value="2045">
            <text:p>2045</text:p>
          </table:table-cell>
          <table:table-cell table:formula="of:=[.$A122]*[.S$2]+[.$C$1]" office:value-type="float" office:value="2165">
            <text:p>2165</text:p>
          </table:table-cell>
          <table:table-cell table:formula="of:=[.$A122]*[.T$2]+[.$C$1]" office:value-type="float" office:value="2285">
            <text:p>2285</text:p>
          </table:table-cell>
          <table:table-cell table:formula="of:=[.$A122]*[.U$2]+[.$C$1]" office:value-type="float" office:value="2405">
            <text:p>2405</text:p>
          </table:table-cell>
          <table:table-cell table:formula="of:=[.$A122]*[.V$2]+[.$C$1]" office:value-type="float" office:value="2525">
            <text:p>2525</text:p>
          </table:table-cell>
          <table:table-cell table:formula="of:=[.$A122]*[.W$2]+[.$C$1]" office:value-type="float" office:value="2645">
            <text:p>2645</text:p>
          </table:table-cell>
          <table:table-cell table:formula="of:=[.$A122]*[.X$2]+[.$C$1]" office:value-type="float" office:value="2765">
            <text:p>2765</text:p>
          </table:table-cell>
          <table:table-cell table:formula="of:=[.$A122]*[.Y$2]+[.$C$1]" office:value-type="float" office:value="2885">
            <text:p>2885</text:p>
          </table:table-cell>
          <table:table-cell table:formula="of:=[.$A122]*[.Z$2]+[.$C$1]" office:value-type="float" office:value="3005">
            <text:p>30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1">
            <text:p>121</text:p>
          </table:table-cell>
          <table:table-cell table:formula="of:=[.$A123]*[.B$2]+[.$C$1]" office:value-type="float" office:value="126">
            <text:p>126</text:p>
          </table:table-cell>
          <table:table-cell table:formula="of:=[.$A123]*[.C$2]+[.$C$1]" office:value-type="float" office:value="247">
            <text:p>247</text:p>
          </table:table-cell>
          <table:table-cell table:formula="of:=[.$A123]*[.D$2]+[.$C$1]" office:value-type="float" office:value="368">
            <text:p>368</text:p>
          </table:table-cell>
          <table:table-cell table:formula="of:=[.$A123]*[.E$2]+[.$C$1]" office:value-type="float" office:value="489">
            <text:p>489</text:p>
          </table:table-cell>
          <table:table-cell table:formula="of:=[.$A123]*[.F$2]+[.$C$1]" office:value-type="float" office:value="610">
            <text:p>610</text:p>
          </table:table-cell>
          <table:table-cell table:formula="of:=[.$A123]*[.G$2]+[.$C$1]" office:value-type="float" office:value="731">
            <text:p>731</text:p>
          </table:table-cell>
          <table:table-cell table:formula="of:=[.$A123]*[.H$2]+[.$C$1]" office:value-type="float" office:value="852">
            <text:p>852</text:p>
          </table:table-cell>
          <table:table-cell table:formula="of:=[.$A123]*[.I$2]+[.$C$1]" office:value-type="float" office:value="973">
            <text:p>973</text:p>
          </table:table-cell>
          <table:table-cell table:formula="of:=[.$A123]*[.J$2]+[.$C$1]" office:value-type="float" office:value="1094">
            <text:p>1094</text:p>
          </table:table-cell>
          <table:table-cell table:formula="of:=[.$A123]*[.K$2]+[.$C$1]" office:value-type="float" office:value="1215">
            <text:p>1215</text:p>
          </table:table-cell>
          <table:table-cell table:formula="of:=[.$A123]*[.L$2]+[.$C$1]" office:value-type="float" office:value="1336">
            <text:p>1336</text:p>
          </table:table-cell>
          <table:table-cell table:formula="of:=[.$A123]*[.M$2]+[.$C$1]" office:value-type="float" office:value="1457">
            <text:p>1457</text:p>
          </table:table-cell>
          <table:table-cell table:formula="of:=[.$A123]*[.N$2]+[.$C$1]" office:value-type="float" office:value="1578">
            <text:p>1578</text:p>
          </table:table-cell>
          <table:table-cell table:formula="of:=[.$A123]*[.O$2]+[.$C$1]" office:value-type="float" office:value="1699">
            <text:p>1699</text:p>
          </table:table-cell>
          <table:table-cell table:formula="of:=[.$A123]*[.P$2]+[.$C$1]" office:value-type="float" office:value="1820">
            <text:p>1820</text:p>
          </table:table-cell>
          <table:table-cell table:formula="of:=[.$A123]*[.Q$2]+[.$C$1]" office:value-type="float" office:value="1941">
            <text:p>1941</text:p>
          </table:table-cell>
          <table:table-cell table:formula="of:=[.$A123]*[.R$2]+[.$C$1]" office:value-type="float" office:value="2062">
            <text:p>2062</text:p>
          </table:table-cell>
          <table:table-cell table:formula="of:=[.$A123]*[.S$2]+[.$C$1]" office:value-type="float" office:value="2183">
            <text:p>2183</text:p>
          </table:table-cell>
          <table:table-cell table:formula="of:=[.$A123]*[.T$2]+[.$C$1]" office:value-type="float" office:value="2304">
            <text:p>2304</text:p>
          </table:table-cell>
          <table:table-cell table:formula="of:=[.$A123]*[.U$2]+[.$C$1]" office:value-type="float" office:value="2425">
            <text:p>2425</text:p>
          </table:table-cell>
          <table:table-cell table:formula="of:=[.$A123]*[.V$2]+[.$C$1]" office:value-type="float" office:value="2546">
            <text:p>2546</text:p>
          </table:table-cell>
          <table:table-cell table:formula="of:=[.$A123]*[.W$2]+[.$C$1]" office:value-type="float" office:value="2667">
            <text:p>2667</text:p>
          </table:table-cell>
          <table:table-cell table:formula="of:=[.$A123]*[.X$2]+[.$C$1]" office:value-type="float" office:value="2788">
            <text:p>2788</text:p>
          </table:table-cell>
          <table:table-cell table:formula="of:=[.$A123]*[.Y$2]+[.$C$1]" office:value-type="float" office:value="2909">
            <text:p>2909</text:p>
          </table:table-cell>
          <table:table-cell table:formula="of:=[.$A123]*[.Z$2]+[.$C$1]" office:value-type="float" office:value="3030">
            <text:p>30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2">
            <text:p>122</text:p>
          </table:table-cell>
          <table:table-cell table:formula="of:=[.$A124]*[.B$2]+[.$C$1]" office:value-type="float" office:value="127">
            <text:p>127</text:p>
          </table:table-cell>
          <table:table-cell table:formula="of:=[.$A124]*[.C$2]+[.$C$1]" office:value-type="float" office:value="249">
            <text:p>249</text:p>
          </table:table-cell>
          <table:table-cell table:formula="of:=[.$A124]*[.D$2]+[.$C$1]" office:value-type="float" office:value="371">
            <text:p>371</text:p>
          </table:table-cell>
          <table:table-cell table:formula="of:=[.$A124]*[.E$2]+[.$C$1]" office:value-type="float" office:value="493">
            <text:p>493</text:p>
          </table:table-cell>
          <table:table-cell table:formula="of:=[.$A124]*[.F$2]+[.$C$1]" office:value-type="float" office:value="615">
            <text:p>615</text:p>
          </table:table-cell>
          <table:table-cell table:formula="of:=[.$A124]*[.G$2]+[.$C$1]" office:value-type="float" office:value="737">
            <text:p>737</text:p>
          </table:table-cell>
          <table:table-cell table:formula="of:=[.$A124]*[.H$2]+[.$C$1]" office:value-type="float" office:value="859">
            <text:p>859</text:p>
          </table:table-cell>
          <table:table-cell table:formula="of:=[.$A124]*[.I$2]+[.$C$1]" office:value-type="float" office:value="981">
            <text:p>981</text:p>
          </table:table-cell>
          <table:table-cell table:formula="of:=[.$A124]*[.J$2]+[.$C$1]" office:value-type="float" office:value="1103">
            <text:p>1103</text:p>
          </table:table-cell>
          <table:table-cell table:formula="of:=[.$A124]*[.K$2]+[.$C$1]" office:value-type="float" office:value="1225">
            <text:p>1225</text:p>
          </table:table-cell>
          <table:table-cell table:formula="of:=[.$A124]*[.L$2]+[.$C$1]" office:value-type="float" office:value="1347">
            <text:p>1347</text:p>
          </table:table-cell>
          <table:table-cell table:formula="of:=[.$A124]*[.M$2]+[.$C$1]" office:value-type="float" office:value="1469">
            <text:p>1469</text:p>
          </table:table-cell>
          <table:table-cell table:formula="of:=[.$A124]*[.N$2]+[.$C$1]" office:value-type="float" office:value="1591">
            <text:p>1591</text:p>
          </table:table-cell>
          <table:table-cell table:formula="of:=[.$A124]*[.O$2]+[.$C$1]" office:value-type="float" office:value="1713">
            <text:p>1713</text:p>
          </table:table-cell>
          <table:table-cell table:formula="of:=[.$A124]*[.P$2]+[.$C$1]" office:value-type="float" office:value="1835">
            <text:p>1835</text:p>
          </table:table-cell>
          <table:table-cell table:formula="of:=[.$A124]*[.Q$2]+[.$C$1]" office:value-type="float" office:value="1957">
            <text:p>1957</text:p>
          </table:table-cell>
          <table:table-cell table:formula="of:=[.$A124]*[.R$2]+[.$C$1]" office:value-type="float" office:value="2079">
            <text:p>2079</text:p>
          </table:table-cell>
          <table:table-cell table:formula="of:=[.$A124]*[.S$2]+[.$C$1]" office:value-type="float" office:value="2201">
            <text:p>2201</text:p>
          </table:table-cell>
          <table:table-cell table:formula="of:=[.$A124]*[.T$2]+[.$C$1]" office:value-type="float" office:value="2323">
            <text:p>2323</text:p>
          </table:table-cell>
          <table:table-cell table:formula="of:=[.$A124]*[.U$2]+[.$C$1]" office:value-type="float" office:value="2445">
            <text:p>2445</text:p>
          </table:table-cell>
          <table:table-cell table:formula="of:=[.$A124]*[.V$2]+[.$C$1]" office:value-type="float" office:value="2567">
            <text:p>2567</text:p>
          </table:table-cell>
          <table:table-cell table:formula="of:=[.$A124]*[.W$2]+[.$C$1]" office:value-type="float" office:value="2689">
            <text:p>2689</text:p>
          </table:table-cell>
          <table:table-cell table:formula="of:=[.$A124]*[.X$2]+[.$C$1]" office:value-type="float" office:value="2811">
            <text:p>2811</text:p>
          </table:table-cell>
          <table:table-cell table:formula="of:=[.$A124]*[.Y$2]+[.$C$1]" office:value-type="float" office:value="2933">
            <text:p>2933</text:p>
          </table:table-cell>
          <table:table-cell table:formula="of:=[.$A124]*[.Z$2]+[.$C$1]" office:value-type="float" office:value="3055">
            <text:p>30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3">
            <text:p>123</text:p>
          </table:table-cell>
          <table:table-cell table:formula="of:=[.$A125]*[.B$2]+[.$C$1]" office:value-type="float" office:value="128">
            <text:p>128</text:p>
          </table:table-cell>
          <table:table-cell table:formula="of:=[.$A125]*[.C$2]+[.$C$1]" office:value-type="float" office:value="251">
            <text:p>251</text:p>
          </table:table-cell>
          <table:table-cell table:formula="of:=[.$A125]*[.D$2]+[.$C$1]" office:value-type="float" office:value="374">
            <text:p>374</text:p>
          </table:table-cell>
          <table:table-cell table:formula="of:=[.$A125]*[.E$2]+[.$C$1]" office:value-type="float" office:value="497">
            <text:p>497</text:p>
          </table:table-cell>
          <table:table-cell table:formula="of:=[.$A125]*[.F$2]+[.$C$1]" office:value-type="float" office:value="620">
            <text:p>620</text:p>
          </table:table-cell>
          <table:table-cell table:formula="of:=[.$A125]*[.G$2]+[.$C$1]" office:value-type="float" office:value="743">
            <text:p>743</text:p>
          </table:table-cell>
          <table:table-cell table:formula="of:=[.$A125]*[.H$2]+[.$C$1]" office:value-type="float" office:value="866">
            <text:p>866</text:p>
          </table:table-cell>
          <table:table-cell table:formula="of:=[.$A125]*[.I$2]+[.$C$1]" office:value-type="float" office:value="989">
            <text:p>989</text:p>
          </table:table-cell>
          <table:table-cell table:formula="of:=[.$A125]*[.J$2]+[.$C$1]" office:value-type="float" office:value="1112">
            <text:p>1112</text:p>
          </table:table-cell>
          <table:table-cell table:formula="of:=[.$A125]*[.K$2]+[.$C$1]" office:value-type="float" office:value="1235">
            <text:p>1235</text:p>
          </table:table-cell>
          <table:table-cell table:formula="of:=[.$A125]*[.L$2]+[.$C$1]" office:value-type="float" office:value="1358">
            <text:p>1358</text:p>
          </table:table-cell>
          <table:table-cell table:formula="of:=[.$A125]*[.M$2]+[.$C$1]" office:value-type="float" office:value="1481">
            <text:p>1481</text:p>
          </table:table-cell>
          <table:table-cell table:formula="of:=[.$A125]*[.N$2]+[.$C$1]" office:value-type="float" office:value="1604">
            <text:p>1604</text:p>
          </table:table-cell>
          <table:table-cell table:formula="of:=[.$A125]*[.O$2]+[.$C$1]" office:value-type="float" office:value="1727">
            <text:p>1727</text:p>
          </table:table-cell>
          <table:table-cell table:formula="of:=[.$A125]*[.P$2]+[.$C$1]" office:value-type="float" office:value="1850">
            <text:p>1850</text:p>
          </table:table-cell>
          <table:table-cell table:formula="of:=[.$A125]*[.Q$2]+[.$C$1]" office:value-type="float" office:value="1973">
            <text:p>1973</text:p>
          </table:table-cell>
          <table:table-cell table:formula="of:=[.$A125]*[.R$2]+[.$C$1]" office:value-type="float" office:value="2096">
            <text:p>2096</text:p>
          </table:table-cell>
          <table:table-cell table:formula="of:=[.$A125]*[.S$2]+[.$C$1]" office:value-type="float" office:value="2219">
            <text:p>2219</text:p>
          </table:table-cell>
          <table:table-cell table:formula="of:=[.$A125]*[.T$2]+[.$C$1]" office:value-type="float" office:value="2342">
            <text:p>2342</text:p>
          </table:table-cell>
          <table:table-cell table:formula="of:=[.$A125]*[.U$2]+[.$C$1]" office:value-type="float" office:value="2465">
            <text:p>2465</text:p>
          </table:table-cell>
          <table:table-cell table:formula="of:=[.$A125]*[.V$2]+[.$C$1]" office:value-type="float" office:value="2588">
            <text:p>2588</text:p>
          </table:table-cell>
          <table:table-cell table:formula="of:=[.$A125]*[.W$2]+[.$C$1]" office:value-type="float" office:value="2711">
            <text:p>2711</text:p>
          </table:table-cell>
          <table:table-cell table:formula="of:=[.$A125]*[.X$2]+[.$C$1]" office:value-type="float" office:value="2834">
            <text:p>2834</text:p>
          </table:table-cell>
          <table:table-cell table:formula="of:=[.$A125]*[.Y$2]+[.$C$1]" office:value-type="float" office:value="2957">
            <text:p>2957</text:p>
          </table:table-cell>
          <table:table-cell table:formula="of:=[.$A125]*[.Z$2]+[.$C$1]" office:value-type="float" office:value="3080">
            <text:p>30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4">
            <text:p>124</text:p>
          </table:table-cell>
          <table:table-cell table:formula="of:=[.$A126]*[.B$2]+[.$C$1]" office:value-type="float" office:value="129">
            <text:p>129</text:p>
          </table:table-cell>
          <table:table-cell table:formula="of:=[.$A126]*[.C$2]+[.$C$1]" office:value-type="float" office:value="253">
            <text:p>253</text:p>
          </table:table-cell>
          <table:table-cell table:formula="of:=[.$A126]*[.D$2]+[.$C$1]" office:value-type="float" office:value="377">
            <text:p>377</text:p>
          </table:table-cell>
          <table:table-cell table:formula="of:=[.$A126]*[.E$2]+[.$C$1]" office:value-type="float" office:value="501">
            <text:p>501</text:p>
          </table:table-cell>
          <table:table-cell table:formula="of:=[.$A126]*[.F$2]+[.$C$1]" office:value-type="float" office:value="625">
            <text:p>625</text:p>
          </table:table-cell>
          <table:table-cell table:formula="of:=[.$A126]*[.G$2]+[.$C$1]" office:value-type="float" office:value="749">
            <text:p>749</text:p>
          </table:table-cell>
          <table:table-cell table:formula="of:=[.$A126]*[.H$2]+[.$C$1]" office:value-type="float" office:value="873">
            <text:p>873</text:p>
          </table:table-cell>
          <table:table-cell table:formula="of:=[.$A126]*[.I$2]+[.$C$1]" office:value-type="float" office:value="997">
            <text:p>997</text:p>
          </table:table-cell>
          <table:table-cell table:formula="of:=[.$A126]*[.J$2]+[.$C$1]" office:value-type="float" office:value="1121">
            <text:p>1121</text:p>
          </table:table-cell>
          <table:table-cell table:formula="of:=[.$A126]*[.K$2]+[.$C$1]" office:value-type="float" office:value="1245">
            <text:p>1245</text:p>
          </table:table-cell>
          <table:table-cell table:formula="of:=[.$A126]*[.L$2]+[.$C$1]" office:value-type="float" office:value="1369">
            <text:p>1369</text:p>
          </table:table-cell>
          <table:table-cell table:formula="of:=[.$A126]*[.M$2]+[.$C$1]" office:value-type="float" office:value="1493">
            <text:p>1493</text:p>
          </table:table-cell>
          <table:table-cell table:formula="of:=[.$A126]*[.N$2]+[.$C$1]" office:value-type="float" office:value="1617">
            <text:p>1617</text:p>
          </table:table-cell>
          <table:table-cell table:formula="of:=[.$A126]*[.O$2]+[.$C$1]" office:value-type="float" office:value="1741">
            <text:p>1741</text:p>
          </table:table-cell>
          <table:table-cell table:formula="of:=[.$A126]*[.P$2]+[.$C$1]" office:value-type="float" office:value="1865">
            <text:p>1865</text:p>
          </table:table-cell>
          <table:table-cell table:formula="of:=[.$A126]*[.Q$2]+[.$C$1]" office:value-type="float" office:value="1989">
            <text:p>1989</text:p>
          </table:table-cell>
          <table:table-cell table:formula="of:=[.$A126]*[.R$2]+[.$C$1]" office:value-type="float" office:value="2113">
            <text:p>2113</text:p>
          </table:table-cell>
          <table:table-cell table:formula="of:=[.$A126]*[.S$2]+[.$C$1]" office:value-type="float" office:value="2237">
            <text:p>2237</text:p>
          </table:table-cell>
          <table:table-cell table:formula="of:=[.$A126]*[.T$2]+[.$C$1]" office:value-type="float" office:value="2361">
            <text:p>2361</text:p>
          </table:table-cell>
          <table:table-cell table:formula="of:=[.$A126]*[.U$2]+[.$C$1]" office:value-type="float" office:value="2485">
            <text:p>2485</text:p>
          </table:table-cell>
          <table:table-cell table:formula="of:=[.$A126]*[.V$2]+[.$C$1]" office:value-type="float" office:value="2609">
            <text:p>2609</text:p>
          </table:table-cell>
          <table:table-cell table:formula="of:=[.$A126]*[.W$2]+[.$C$1]" office:value-type="float" office:value="2733">
            <text:p>2733</text:p>
          </table:table-cell>
          <table:table-cell table:formula="of:=[.$A126]*[.X$2]+[.$C$1]" office:value-type="float" office:value="2857">
            <text:p>2857</text:p>
          </table:table-cell>
          <table:table-cell table:formula="of:=[.$A126]*[.Y$2]+[.$C$1]" office:value-type="float" office:value="2981">
            <text:p>2981</text:p>
          </table:table-cell>
          <table:table-cell table:formula="of:=[.$A126]*[.Z$2]+[.$C$1]" office:value-type="float" office:value="3105">
            <text:p>31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5">
            <text:p>125</text:p>
          </table:table-cell>
          <table:table-cell table:formula="of:=[.$A127]*[.B$2]+[.$C$1]" office:value-type="float" office:value="130">
            <text:p>130</text:p>
          </table:table-cell>
          <table:table-cell table:formula="of:=[.$A127]*[.C$2]+[.$C$1]" office:value-type="float" office:value="255">
            <text:p>255</text:p>
          </table:table-cell>
          <table:table-cell table:formula="of:=[.$A127]*[.D$2]+[.$C$1]" office:value-type="float" office:value="380">
            <text:p>380</text:p>
          </table:table-cell>
          <table:table-cell table:formula="of:=[.$A127]*[.E$2]+[.$C$1]" office:value-type="float" office:value="505">
            <text:p>505</text:p>
          </table:table-cell>
          <table:table-cell table:formula="of:=[.$A127]*[.F$2]+[.$C$1]" office:value-type="float" office:value="630">
            <text:p>630</text:p>
          </table:table-cell>
          <table:table-cell table:formula="of:=[.$A127]*[.G$2]+[.$C$1]" office:value-type="float" office:value="755">
            <text:p>755</text:p>
          </table:table-cell>
          <table:table-cell table:formula="of:=[.$A127]*[.H$2]+[.$C$1]" office:value-type="float" office:value="880">
            <text:p>880</text:p>
          </table:table-cell>
          <table:table-cell table:formula="of:=[.$A127]*[.I$2]+[.$C$1]" office:value-type="float" office:value="1005">
            <text:p>1005</text:p>
          </table:table-cell>
          <table:table-cell table:formula="of:=[.$A127]*[.J$2]+[.$C$1]" office:value-type="float" office:value="1130">
            <text:p>1130</text:p>
          </table:table-cell>
          <table:table-cell table:formula="of:=[.$A127]*[.K$2]+[.$C$1]" office:value-type="float" office:value="1255">
            <text:p>1255</text:p>
          </table:table-cell>
          <table:table-cell table:formula="of:=[.$A127]*[.L$2]+[.$C$1]" office:value-type="float" office:value="1380">
            <text:p>1380</text:p>
          </table:table-cell>
          <table:table-cell table:formula="of:=[.$A127]*[.M$2]+[.$C$1]" office:value-type="float" office:value="1505">
            <text:p>1505</text:p>
          </table:table-cell>
          <table:table-cell table:formula="of:=[.$A127]*[.N$2]+[.$C$1]" office:value-type="float" office:value="1630">
            <text:p>1630</text:p>
          </table:table-cell>
          <table:table-cell table:formula="of:=[.$A127]*[.O$2]+[.$C$1]" office:value-type="float" office:value="1755">
            <text:p>1755</text:p>
          </table:table-cell>
          <table:table-cell table:formula="of:=[.$A127]*[.P$2]+[.$C$1]" office:value-type="float" office:value="1880">
            <text:p>1880</text:p>
          </table:table-cell>
          <table:table-cell table:formula="of:=[.$A127]*[.Q$2]+[.$C$1]" office:value-type="float" office:value="2005">
            <text:p>2005</text:p>
          </table:table-cell>
          <table:table-cell table:formula="of:=[.$A127]*[.R$2]+[.$C$1]" office:value-type="float" office:value="2130">
            <text:p>2130</text:p>
          </table:table-cell>
          <table:table-cell table:formula="of:=[.$A127]*[.S$2]+[.$C$1]" office:value-type="float" office:value="2255">
            <text:p>2255</text:p>
          </table:table-cell>
          <table:table-cell table:formula="of:=[.$A127]*[.T$2]+[.$C$1]" office:value-type="float" office:value="2380">
            <text:p>2380</text:p>
          </table:table-cell>
          <table:table-cell table:formula="of:=[.$A127]*[.U$2]+[.$C$1]" office:value-type="float" office:value="2505">
            <text:p>2505</text:p>
          </table:table-cell>
          <table:table-cell table:formula="of:=[.$A127]*[.V$2]+[.$C$1]" office:value-type="float" office:value="2630">
            <text:p>2630</text:p>
          </table:table-cell>
          <table:table-cell table:formula="of:=[.$A127]*[.W$2]+[.$C$1]" office:value-type="float" office:value="2755">
            <text:p>2755</text:p>
          </table:table-cell>
          <table:table-cell table:formula="of:=[.$A127]*[.X$2]+[.$C$1]" office:value-type="float" office:value="2880">
            <text:p>2880</text:p>
          </table:table-cell>
          <table:table-cell table:formula="of:=[.$A127]*[.Y$2]+[.$C$1]" office:value-type="float" office:value="3005">
            <text:p>3005</text:p>
          </table:table-cell>
          <table:table-cell table:formula="of:=[.$A127]*[.Z$2]+[.$C$1]" office:value-type="float" office:value="3130">
            <text:p>31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6">
            <text:p>126</text:p>
          </table:table-cell>
          <table:table-cell table:formula="of:=[.$A128]*[.B$2]+[.$C$1]" office:value-type="float" office:value="131">
            <text:p>131</text:p>
          </table:table-cell>
          <table:table-cell table:formula="of:=[.$A128]*[.C$2]+[.$C$1]" office:value-type="float" office:value="257">
            <text:p>257</text:p>
          </table:table-cell>
          <table:table-cell table:formula="of:=[.$A128]*[.D$2]+[.$C$1]" office:value-type="float" office:value="383">
            <text:p>383</text:p>
          </table:table-cell>
          <table:table-cell table:formula="of:=[.$A128]*[.E$2]+[.$C$1]" office:value-type="float" office:value="509">
            <text:p>509</text:p>
          </table:table-cell>
          <table:table-cell table:formula="of:=[.$A128]*[.F$2]+[.$C$1]" office:value-type="float" office:value="635">
            <text:p>635</text:p>
          </table:table-cell>
          <table:table-cell table:formula="of:=[.$A128]*[.G$2]+[.$C$1]" office:value-type="float" office:value="761">
            <text:p>761</text:p>
          </table:table-cell>
          <table:table-cell table:formula="of:=[.$A128]*[.H$2]+[.$C$1]" office:value-type="float" office:value="887">
            <text:p>887</text:p>
          </table:table-cell>
          <table:table-cell table:formula="of:=[.$A128]*[.I$2]+[.$C$1]" office:value-type="float" office:value="1013">
            <text:p>1013</text:p>
          </table:table-cell>
          <table:table-cell table:formula="of:=[.$A128]*[.J$2]+[.$C$1]" office:value-type="float" office:value="1139">
            <text:p>1139</text:p>
          </table:table-cell>
          <table:table-cell table:formula="of:=[.$A128]*[.K$2]+[.$C$1]" office:value-type="float" office:value="1265">
            <text:p>1265</text:p>
          </table:table-cell>
          <table:table-cell table:formula="of:=[.$A128]*[.L$2]+[.$C$1]" office:value-type="float" office:value="1391">
            <text:p>1391</text:p>
          </table:table-cell>
          <table:table-cell table:formula="of:=[.$A128]*[.M$2]+[.$C$1]" office:value-type="float" office:value="1517">
            <text:p>1517</text:p>
          </table:table-cell>
          <table:table-cell table:formula="of:=[.$A128]*[.N$2]+[.$C$1]" office:value-type="float" office:value="1643">
            <text:p>1643</text:p>
          </table:table-cell>
          <table:table-cell table:formula="of:=[.$A128]*[.O$2]+[.$C$1]" office:value-type="float" office:value="1769">
            <text:p>1769</text:p>
          </table:table-cell>
          <table:table-cell table:formula="of:=[.$A128]*[.P$2]+[.$C$1]" office:value-type="float" office:value="1895">
            <text:p>1895</text:p>
          </table:table-cell>
          <table:table-cell table:formula="of:=[.$A128]*[.Q$2]+[.$C$1]" office:value-type="float" office:value="2021">
            <text:p>2021</text:p>
          </table:table-cell>
          <table:table-cell table:formula="of:=[.$A128]*[.R$2]+[.$C$1]" office:value-type="float" office:value="2147">
            <text:p>2147</text:p>
          </table:table-cell>
          <table:table-cell table:formula="of:=[.$A128]*[.S$2]+[.$C$1]" office:value-type="float" office:value="2273">
            <text:p>2273</text:p>
          </table:table-cell>
          <table:table-cell table:formula="of:=[.$A128]*[.T$2]+[.$C$1]" office:value-type="float" office:value="2399">
            <text:p>2399</text:p>
          </table:table-cell>
          <table:table-cell table:formula="of:=[.$A128]*[.U$2]+[.$C$1]" office:value-type="float" office:value="2525">
            <text:p>2525</text:p>
          </table:table-cell>
          <table:table-cell table:formula="of:=[.$A128]*[.V$2]+[.$C$1]" office:value-type="float" office:value="2651">
            <text:p>2651</text:p>
          </table:table-cell>
          <table:table-cell table:formula="of:=[.$A128]*[.W$2]+[.$C$1]" office:value-type="float" office:value="2777">
            <text:p>2777</text:p>
          </table:table-cell>
          <table:table-cell table:formula="of:=[.$A128]*[.X$2]+[.$C$1]" office:value-type="float" office:value="2903">
            <text:p>2903</text:p>
          </table:table-cell>
          <table:table-cell table:formula="of:=[.$A128]*[.Y$2]+[.$C$1]" office:value-type="float" office:value="3029">
            <text:p>3029</text:p>
          </table:table-cell>
          <table:table-cell table:formula="of:=[.$A128]*[.Z$2]+[.$C$1]" office:value-type="float" office:value="3155">
            <text:p>31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7">
            <text:p>127</text:p>
          </table:table-cell>
          <table:table-cell table:formula="of:=[.$A129]*[.B$2]+[.$C$1]" office:value-type="float" office:value="132">
            <text:p>132</text:p>
          </table:table-cell>
          <table:table-cell table:formula="of:=[.$A129]*[.C$2]+[.$C$1]" office:value-type="float" office:value="259">
            <text:p>259</text:p>
          </table:table-cell>
          <table:table-cell table:formula="of:=[.$A129]*[.D$2]+[.$C$1]" office:value-type="float" office:value="386">
            <text:p>386</text:p>
          </table:table-cell>
          <table:table-cell table:formula="of:=[.$A129]*[.E$2]+[.$C$1]" office:value-type="float" office:value="513">
            <text:p>513</text:p>
          </table:table-cell>
          <table:table-cell table:formula="of:=[.$A129]*[.F$2]+[.$C$1]" office:value-type="float" office:value="640">
            <text:p>640</text:p>
          </table:table-cell>
          <table:table-cell table:formula="of:=[.$A129]*[.G$2]+[.$C$1]" office:value-type="float" office:value="767">
            <text:p>767</text:p>
          </table:table-cell>
          <table:table-cell table:formula="of:=[.$A129]*[.H$2]+[.$C$1]" office:value-type="float" office:value="894">
            <text:p>894</text:p>
          </table:table-cell>
          <table:table-cell table:formula="of:=[.$A129]*[.I$2]+[.$C$1]" office:value-type="float" office:value="1021">
            <text:p>1021</text:p>
          </table:table-cell>
          <table:table-cell table:formula="of:=[.$A129]*[.J$2]+[.$C$1]" office:value-type="float" office:value="1148">
            <text:p>1148</text:p>
          </table:table-cell>
          <table:table-cell table:formula="of:=[.$A129]*[.K$2]+[.$C$1]" office:value-type="float" office:value="1275">
            <text:p>1275</text:p>
          </table:table-cell>
          <table:table-cell table:formula="of:=[.$A129]*[.L$2]+[.$C$1]" office:value-type="float" office:value="1402">
            <text:p>1402</text:p>
          </table:table-cell>
          <table:table-cell table:formula="of:=[.$A129]*[.M$2]+[.$C$1]" office:value-type="float" office:value="1529">
            <text:p>1529</text:p>
          </table:table-cell>
          <table:table-cell table:formula="of:=[.$A129]*[.N$2]+[.$C$1]" office:value-type="float" office:value="1656">
            <text:p>1656</text:p>
          </table:table-cell>
          <table:table-cell table:formula="of:=[.$A129]*[.O$2]+[.$C$1]" office:value-type="float" office:value="1783">
            <text:p>1783</text:p>
          </table:table-cell>
          <table:table-cell table:formula="of:=[.$A129]*[.P$2]+[.$C$1]" office:value-type="float" office:value="1910">
            <text:p>1910</text:p>
          </table:table-cell>
          <table:table-cell table:formula="of:=[.$A129]*[.Q$2]+[.$C$1]" office:value-type="float" office:value="2037">
            <text:p>2037</text:p>
          </table:table-cell>
          <table:table-cell table:formula="of:=[.$A129]*[.R$2]+[.$C$1]" office:value-type="float" office:value="2164">
            <text:p>2164</text:p>
          </table:table-cell>
          <table:table-cell table:formula="of:=[.$A129]*[.S$2]+[.$C$1]" office:value-type="float" office:value="2291">
            <text:p>2291</text:p>
          </table:table-cell>
          <table:table-cell table:formula="of:=[.$A129]*[.T$2]+[.$C$1]" office:value-type="float" office:value="2418">
            <text:p>2418</text:p>
          </table:table-cell>
          <table:table-cell table:formula="of:=[.$A129]*[.U$2]+[.$C$1]" office:value-type="float" office:value="2545">
            <text:p>2545</text:p>
          </table:table-cell>
          <table:table-cell table:formula="of:=[.$A129]*[.V$2]+[.$C$1]" office:value-type="float" office:value="2672">
            <text:p>2672</text:p>
          </table:table-cell>
          <table:table-cell table:formula="of:=[.$A129]*[.W$2]+[.$C$1]" office:value-type="float" office:value="2799">
            <text:p>2799</text:p>
          </table:table-cell>
          <table:table-cell table:formula="of:=[.$A129]*[.X$2]+[.$C$1]" office:value-type="float" office:value="2926">
            <text:p>2926</text:p>
          </table:table-cell>
          <table:table-cell table:formula="of:=[.$A129]*[.Y$2]+[.$C$1]" office:value-type="float" office:value="3053">
            <text:p>3053</text:p>
          </table:table-cell>
          <table:table-cell table:formula="of:=[.$A129]*[.Z$2]+[.$C$1]" office:value-type="float" office:value="3180">
            <text:p>31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8">
            <text:p>128</text:p>
          </table:table-cell>
          <table:table-cell table:formula="of:=[.$A130]*[.B$2]+[.$C$1]" office:value-type="float" office:value="133">
            <text:p>133</text:p>
          </table:table-cell>
          <table:table-cell table:formula="of:=[.$A130]*[.C$2]+[.$C$1]" office:value-type="float" office:value="261">
            <text:p>261</text:p>
          </table:table-cell>
          <table:table-cell table:formula="of:=[.$A130]*[.D$2]+[.$C$1]" office:value-type="float" office:value="389">
            <text:p>389</text:p>
          </table:table-cell>
          <table:table-cell table:formula="of:=[.$A130]*[.E$2]+[.$C$1]" office:value-type="float" office:value="517">
            <text:p>517</text:p>
          </table:table-cell>
          <table:table-cell table:formula="of:=[.$A130]*[.F$2]+[.$C$1]" office:value-type="float" office:value="645">
            <text:p>645</text:p>
          </table:table-cell>
          <table:table-cell table:formula="of:=[.$A130]*[.G$2]+[.$C$1]" office:value-type="float" office:value="773">
            <text:p>773</text:p>
          </table:table-cell>
          <table:table-cell table:formula="of:=[.$A130]*[.H$2]+[.$C$1]" office:value-type="float" office:value="901">
            <text:p>901</text:p>
          </table:table-cell>
          <table:table-cell table:formula="of:=[.$A130]*[.I$2]+[.$C$1]" office:value-type="float" office:value="1029">
            <text:p>1029</text:p>
          </table:table-cell>
          <table:table-cell table:formula="of:=[.$A130]*[.J$2]+[.$C$1]" office:value-type="float" office:value="1157">
            <text:p>1157</text:p>
          </table:table-cell>
          <table:table-cell table:formula="of:=[.$A130]*[.K$2]+[.$C$1]" office:value-type="float" office:value="1285">
            <text:p>1285</text:p>
          </table:table-cell>
          <table:table-cell table:formula="of:=[.$A130]*[.L$2]+[.$C$1]" office:value-type="float" office:value="1413">
            <text:p>1413</text:p>
          </table:table-cell>
          <table:table-cell table:formula="of:=[.$A130]*[.M$2]+[.$C$1]" office:value-type="float" office:value="1541">
            <text:p>1541</text:p>
          </table:table-cell>
          <table:table-cell table:formula="of:=[.$A130]*[.N$2]+[.$C$1]" office:value-type="float" office:value="1669">
            <text:p>1669</text:p>
          </table:table-cell>
          <table:table-cell table:formula="of:=[.$A130]*[.O$2]+[.$C$1]" office:value-type="float" office:value="1797">
            <text:p>1797</text:p>
          </table:table-cell>
          <table:table-cell table:formula="of:=[.$A130]*[.P$2]+[.$C$1]" office:value-type="float" office:value="1925">
            <text:p>1925</text:p>
          </table:table-cell>
          <table:table-cell table:formula="of:=[.$A130]*[.Q$2]+[.$C$1]" office:value-type="float" office:value="2053">
            <text:p>2053</text:p>
          </table:table-cell>
          <table:table-cell table:formula="of:=[.$A130]*[.R$2]+[.$C$1]" office:value-type="float" office:value="2181">
            <text:p>2181</text:p>
          </table:table-cell>
          <table:table-cell table:formula="of:=[.$A130]*[.S$2]+[.$C$1]" office:value-type="float" office:value="2309">
            <text:p>2309</text:p>
          </table:table-cell>
          <table:table-cell table:formula="of:=[.$A130]*[.T$2]+[.$C$1]" office:value-type="float" office:value="2437">
            <text:p>2437</text:p>
          </table:table-cell>
          <table:table-cell table:formula="of:=[.$A130]*[.U$2]+[.$C$1]" office:value-type="float" office:value="2565">
            <text:p>2565</text:p>
          </table:table-cell>
          <table:table-cell table:formula="of:=[.$A130]*[.V$2]+[.$C$1]" office:value-type="float" office:value="2693">
            <text:p>2693</text:p>
          </table:table-cell>
          <table:table-cell table:formula="of:=[.$A130]*[.W$2]+[.$C$1]" office:value-type="float" office:value="2821">
            <text:p>2821</text:p>
          </table:table-cell>
          <table:table-cell table:formula="of:=[.$A130]*[.X$2]+[.$C$1]" office:value-type="float" office:value="2949">
            <text:p>2949</text:p>
          </table:table-cell>
          <table:table-cell table:formula="of:=[.$A130]*[.Y$2]+[.$C$1]" office:value-type="float" office:value="3077">
            <text:p>3077</text:p>
          </table:table-cell>
          <table:table-cell table:formula="of:=[.$A130]*[.Z$2]+[.$C$1]" office:value-type="float" office:value="3205">
            <text:p>32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29">
            <text:p>129</text:p>
          </table:table-cell>
          <table:table-cell table:formula="of:=[.$A131]*[.B$2]+[.$C$1]" office:value-type="float" office:value="134">
            <text:p>134</text:p>
          </table:table-cell>
          <table:table-cell table:formula="of:=[.$A131]*[.C$2]+[.$C$1]" office:value-type="float" office:value="263">
            <text:p>263</text:p>
          </table:table-cell>
          <table:table-cell table:formula="of:=[.$A131]*[.D$2]+[.$C$1]" office:value-type="float" office:value="392">
            <text:p>392</text:p>
          </table:table-cell>
          <table:table-cell table:formula="of:=[.$A131]*[.E$2]+[.$C$1]" office:value-type="float" office:value="521">
            <text:p>521</text:p>
          </table:table-cell>
          <table:table-cell table:formula="of:=[.$A131]*[.F$2]+[.$C$1]" office:value-type="float" office:value="650">
            <text:p>650</text:p>
          </table:table-cell>
          <table:table-cell table:formula="of:=[.$A131]*[.G$2]+[.$C$1]" office:value-type="float" office:value="779">
            <text:p>779</text:p>
          </table:table-cell>
          <table:table-cell table:formula="of:=[.$A131]*[.H$2]+[.$C$1]" office:value-type="float" office:value="908">
            <text:p>908</text:p>
          </table:table-cell>
          <table:table-cell table:formula="of:=[.$A131]*[.I$2]+[.$C$1]" office:value-type="float" office:value="1037">
            <text:p>1037</text:p>
          </table:table-cell>
          <table:table-cell table:formula="of:=[.$A131]*[.J$2]+[.$C$1]" office:value-type="float" office:value="1166">
            <text:p>1166</text:p>
          </table:table-cell>
          <table:table-cell table:formula="of:=[.$A131]*[.K$2]+[.$C$1]" office:value-type="float" office:value="1295">
            <text:p>1295</text:p>
          </table:table-cell>
          <table:table-cell table:formula="of:=[.$A131]*[.L$2]+[.$C$1]" office:value-type="float" office:value="1424">
            <text:p>1424</text:p>
          </table:table-cell>
          <table:table-cell table:formula="of:=[.$A131]*[.M$2]+[.$C$1]" office:value-type="float" office:value="1553">
            <text:p>1553</text:p>
          </table:table-cell>
          <table:table-cell table:formula="of:=[.$A131]*[.N$2]+[.$C$1]" office:value-type="float" office:value="1682">
            <text:p>1682</text:p>
          </table:table-cell>
          <table:table-cell table:formula="of:=[.$A131]*[.O$2]+[.$C$1]" office:value-type="float" office:value="1811">
            <text:p>1811</text:p>
          </table:table-cell>
          <table:table-cell table:formula="of:=[.$A131]*[.P$2]+[.$C$1]" office:value-type="float" office:value="1940">
            <text:p>1940</text:p>
          </table:table-cell>
          <table:table-cell table:formula="of:=[.$A131]*[.Q$2]+[.$C$1]" office:value-type="float" office:value="2069">
            <text:p>2069</text:p>
          </table:table-cell>
          <table:table-cell table:formula="of:=[.$A131]*[.R$2]+[.$C$1]" office:value-type="float" office:value="2198">
            <text:p>2198</text:p>
          </table:table-cell>
          <table:table-cell table:formula="of:=[.$A131]*[.S$2]+[.$C$1]" office:value-type="float" office:value="2327">
            <text:p>2327</text:p>
          </table:table-cell>
          <table:table-cell table:formula="of:=[.$A131]*[.T$2]+[.$C$1]" office:value-type="float" office:value="2456">
            <text:p>2456</text:p>
          </table:table-cell>
          <table:table-cell table:formula="of:=[.$A131]*[.U$2]+[.$C$1]" office:value-type="float" office:value="2585">
            <text:p>2585</text:p>
          </table:table-cell>
          <table:table-cell table:formula="of:=[.$A131]*[.V$2]+[.$C$1]" office:value-type="float" office:value="2714">
            <text:p>2714</text:p>
          </table:table-cell>
          <table:table-cell table:formula="of:=[.$A131]*[.W$2]+[.$C$1]" office:value-type="float" office:value="2843">
            <text:p>2843</text:p>
          </table:table-cell>
          <table:table-cell table:formula="of:=[.$A131]*[.X$2]+[.$C$1]" office:value-type="float" office:value="2972">
            <text:p>2972</text:p>
          </table:table-cell>
          <table:table-cell table:formula="of:=[.$A131]*[.Y$2]+[.$C$1]" office:value-type="float" office:value="3101">
            <text:p>3101</text:p>
          </table:table-cell>
          <table:table-cell table:formula="of:=[.$A131]*[.Z$2]+[.$C$1]" office:value-type="float" office:value="3230">
            <text:p>32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0">
            <text:p>130</text:p>
          </table:table-cell>
          <table:table-cell table:formula="of:=[.$A132]*[.B$2]+[.$C$1]" office:value-type="float" office:value="135">
            <text:p>135</text:p>
          </table:table-cell>
          <table:table-cell table:formula="of:=[.$A132]*[.C$2]+[.$C$1]" office:value-type="float" office:value="265">
            <text:p>265</text:p>
          </table:table-cell>
          <table:table-cell table:formula="of:=[.$A132]*[.D$2]+[.$C$1]" office:value-type="float" office:value="395">
            <text:p>395</text:p>
          </table:table-cell>
          <table:table-cell table:formula="of:=[.$A132]*[.E$2]+[.$C$1]" office:value-type="float" office:value="525">
            <text:p>525</text:p>
          </table:table-cell>
          <table:table-cell table:formula="of:=[.$A132]*[.F$2]+[.$C$1]" office:value-type="float" office:value="655">
            <text:p>655</text:p>
          </table:table-cell>
          <table:table-cell table:formula="of:=[.$A132]*[.G$2]+[.$C$1]" office:value-type="float" office:value="785">
            <text:p>785</text:p>
          </table:table-cell>
          <table:table-cell table:formula="of:=[.$A132]*[.H$2]+[.$C$1]" office:value-type="float" office:value="915">
            <text:p>915</text:p>
          </table:table-cell>
          <table:table-cell table:formula="of:=[.$A132]*[.I$2]+[.$C$1]" office:value-type="float" office:value="1045">
            <text:p>1045</text:p>
          </table:table-cell>
          <table:table-cell table:formula="of:=[.$A132]*[.J$2]+[.$C$1]" office:value-type="float" office:value="1175">
            <text:p>1175</text:p>
          </table:table-cell>
          <table:table-cell table:formula="of:=[.$A132]*[.K$2]+[.$C$1]" office:value-type="float" office:value="1305">
            <text:p>1305</text:p>
          </table:table-cell>
          <table:table-cell table:formula="of:=[.$A132]*[.L$2]+[.$C$1]" office:value-type="float" office:value="1435">
            <text:p>1435</text:p>
          </table:table-cell>
          <table:table-cell table:formula="of:=[.$A132]*[.M$2]+[.$C$1]" office:value-type="float" office:value="1565">
            <text:p>1565</text:p>
          </table:table-cell>
          <table:table-cell table:formula="of:=[.$A132]*[.N$2]+[.$C$1]" office:value-type="float" office:value="1695">
            <text:p>1695</text:p>
          </table:table-cell>
          <table:table-cell table:formula="of:=[.$A132]*[.O$2]+[.$C$1]" office:value-type="float" office:value="1825">
            <text:p>1825</text:p>
          </table:table-cell>
          <table:table-cell table:formula="of:=[.$A132]*[.P$2]+[.$C$1]" office:value-type="float" office:value="1955">
            <text:p>1955</text:p>
          </table:table-cell>
          <table:table-cell table:formula="of:=[.$A132]*[.Q$2]+[.$C$1]" office:value-type="float" office:value="2085">
            <text:p>2085</text:p>
          </table:table-cell>
          <table:table-cell table:formula="of:=[.$A132]*[.R$2]+[.$C$1]" office:value-type="float" office:value="2215">
            <text:p>2215</text:p>
          </table:table-cell>
          <table:table-cell table:formula="of:=[.$A132]*[.S$2]+[.$C$1]" office:value-type="float" office:value="2345">
            <text:p>2345</text:p>
          </table:table-cell>
          <table:table-cell table:formula="of:=[.$A132]*[.T$2]+[.$C$1]" office:value-type="float" office:value="2475">
            <text:p>2475</text:p>
          </table:table-cell>
          <table:table-cell table:formula="of:=[.$A132]*[.U$2]+[.$C$1]" office:value-type="float" office:value="2605">
            <text:p>2605</text:p>
          </table:table-cell>
          <table:table-cell table:formula="of:=[.$A132]*[.V$2]+[.$C$1]" office:value-type="float" office:value="2735">
            <text:p>2735</text:p>
          </table:table-cell>
          <table:table-cell table:formula="of:=[.$A132]*[.W$2]+[.$C$1]" office:value-type="float" office:value="2865">
            <text:p>2865</text:p>
          </table:table-cell>
          <table:table-cell table:formula="of:=[.$A132]*[.X$2]+[.$C$1]" office:value-type="float" office:value="2995">
            <text:p>2995</text:p>
          </table:table-cell>
          <table:table-cell table:formula="of:=[.$A132]*[.Y$2]+[.$C$1]" office:value-type="float" office:value="3125">
            <text:p>3125</text:p>
          </table:table-cell>
          <table:table-cell table:formula="of:=[.$A132]*[.Z$2]+[.$C$1]" office:value-type="float" office:value="3255">
            <text:p>32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1">
            <text:p>131</text:p>
          </table:table-cell>
          <table:table-cell table:formula="of:=[.$A133]*[.B$2]+[.$C$1]" office:value-type="float" office:value="136">
            <text:p>136</text:p>
          </table:table-cell>
          <table:table-cell table:formula="of:=[.$A133]*[.C$2]+[.$C$1]" office:value-type="float" office:value="267">
            <text:p>267</text:p>
          </table:table-cell>
          <table:table-cell table:formula="of:=[.$A133]*[.D$2]+[.$C$1]" office:value-type="float" office:value="398">
            <text:p>398</text:p>
          </table:table-cell>
          <table:table-cell table:formula="of:=[.$A133]*[.E$2]+[.$C$1]" office:value-type="float" office:value="529">
            <text:p>529</text:p>
          </table:table-cell>
          <table:table-cell table:formula="of:=[.$A133]*[.F$2]+[.$C$1]" office:value-type="float" office:value="660">
            <text:p>660</text:p>
          </table:table-cell>
          <table:table-cell table:formula="of:=[.$A133]*[.G$2]+[.$C$1]" office:value-type="float" office:value="791">
            <text:p>791</text:p>
          </table:table-cell>
          <table:table-cell table:formula="of:=[.$A133]*[.H$2]+[.$C$1]" office:value-type="float" office:value="922">
            <text:p>922</text:p>
          </table:table-cell>
          <table:table-cell table:formula="of:=[.$A133]*[.I$2]+[.$C$1]" office:value-type="float" office:value="1053">
            <text:p>1053</text:p>
          </table:table-cell>
          <table:table-cell table:formula="of:=[.$A133]*[.J$2]+[.$C$1]" office:value-type="float" office:value="1184">
            <text:p>1184</text:p>
          </table:table-cell>
          <table:table-cell table:formula="of:=[.$A133]*[.K$2]+[.$C$1]" office:value-type="float" office:value="1315">
            <text:p>1315</text:p>
          </table:table-cell>
          <table:table-cell table:formula="of:=[.$A133]*[.L$2]+[.$C$1]" office:value-type="float" office:value="1446">
            <text:p>1446</text:p>
          </table:table-cell>
          <table:table-cell table:formula="of:=[.$A133]*[.M$2]+[.$C$1]" office:value-type="float" office:value="1577">
            <text:p>1577</text:p>
          </table:table-cell>
          <table:table-cell table:formula="of:=[.$A133]*[.N$2]+[.$C$1]" office:value-type="float" office:value="1708">
            <text:p>1708</text:p>
          </table:table-cell>
          <table:table-cell table:formula="of:=[.$A133]*[.O$2]+[.$C$1]" office:value-type="float" office:value="1839">
            <text:p>1839</text:p>
          </table:table-cell>
          <table:table-cell table:formula="of:=[.$A133]*[.P$2]+[.$C$1]" office:value-type="float" office:value="1970">
            <text:p>1970</text:p>
          </table:table-cell>
          <table:table-cell table:formula="of:=[.$A133]*[.Q$2]+[.$C$1]" office:value-type="float" office:value="2101">
            <text:p>2101</text:p>
          </table:table-cell>
          <table:table-cell table:formula="of:=[.$A133]*[.R$2]+[.$C$1]" office:value-type="float" office:value="2232">
            <text:p>2232</text:p>
          </table:table-cell>
          <table:table-cell table:formula="of:=[.$A133]*[.S$2]+[.$C$1]" office:value-type="float" office:value="2363">
            <text:p>2363</text:p>
          </table:table-cell>
          <table:table-cell table:formula="of:=[.$A133]*[.T$2]+[.$C$1]" office:value-type="float" office:value="2494">
            <text:p>2494</text:p>
          </table:table-cell>
          <table:table-cell table:formula="of:=[.$A133]*[.U$2]+[.$C$1]" office:value-type="float" office:value="2625">
            <text:p>2625</text:p>
          </table:table-cell>
          <table:table-cell table:formula="of:=[.$A133]*[.V$2]+[.$C$1]" office:value-type="float" office:value="2756">
            <text:p>2756</text:p>
          </table:table-cell>
          <table:table-cell table:formula="of:=[.$A133]*[.W$2]+[.$C$1]" office:value-type="float" office:value="2887">
            <text:p>2887</text:p>
          </table:table-cell>
          <table:table-cell table:formula="of:=[.$A133]*[.X$2]+[.$C$1]" office:value-type="float" office:value="3018">
            <text:p>3018</text:p>
          </table:table-cell>
          <table:table-cell table:formula="of:=[.$A133]*[.Y$2]+[.$C$1]" office:value-type="float" office:value="3149">
            <text:p>3149</text:p>
          </table:table-cell>
          <table:table-cell table:formula="of:=[.$A133]*[.Z$2]+[.$C$1]" office:value-type="float" office:value="3280">
            <text:p>32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2">
            <text:p>132</text:p>
          </table:table-cell>
          <table:table-cell table:formula="of:=[.$A134]*[.B$2]+[.$C$1]" office:value-type="float" office:value="137">
            <text:p>137</text:p>
          </table:table-cell>
          <table:table-cell table:formula="of:=[.$A134]*[.C$2]+[.$C$1]" office:value-type="float" office:value="269">
            <text:p>269</text:p>
          </table:table-cell>
          <table:table-cell table:formula="of:=[.$A134]*[.D$2]+[.$C$1]" office:value-type="float" office:value="401">
            <text:p>401</text:p>
          </table:table-cell>
          <table:table-cell table:formula="of:=[.$A134]*[.E$2]+[.$C$1]" office:value-type="float" office:value="533">
            <text:p>533</text:p>
          </table:table-cell>
          <table:table-cell table:formula="of:=[.$A134]*[.F$2]+[.$C$1]" office:value-type="float" office:value="665">
            <text:p>665</text:p>
          </table:table-cell>
          <table:table-cell table:formula="of:=[.$A134]*[.G$2]+[.$C$1]" office:value-type="float" office:value="797">
            <text:p>797</text:p>
          </table:table-cell>
          <table:table-cell table:formula="of:=[.$A134]*[.H$2]+[.$C$1]" office:value-type="float" office:value="929">
            <text:p>929</text:p>
          </table:table-cell>
          <table:table-cell table:formula="of:=[.$A134]*[.I$2]+[.$C$1]" office:value-type="float" office:value="1061">
            <text:p>1061</text:p>
          </table:table-cell>
          <table:table-cell table:formula="of:=[.$A134]*[.J$2]+[.$C$1]" office:value-type="float" office:value="1193">
            <text:p>1193</text:p>
          </table:table-cell>
          <table:table-cell table:formula="of:=[.$A134]*[.K$2]+[.$C$1]" office:value-type="float" office:value="1325">
            <text:p>1325</text:p>
          </table:table-cell>
          <table:table-cell table:formula="of:=[.$A134]*[.L$2]+[.$C$1]" office:value-type="float" office:value="1457">
            <text:p>1457</text:p>
          </table:table-cell>
          <table:table-cell table:formula="of:=[.$A134]*[.M$2]+[.$C$1]" office:value-type="float" office:value="1589">
            <text:p>1589</text:p>
          </table:table-cell>
          <table:table-cell table:formula="of:=[.$A134]*[.N$2]+[.$C$1]" office:value-type="float" office:value="1721">
            <text:p>1721</text:p>
          </table:table-cell>
          <table:table-cell table:formula="of:=[.$A134]*[.O$2]+[.$C$1]" office:value-type="float" office:value="1853">
            <text:p>1853</text:p>
          </table:table-cell>
          <table:table-cell table:formula="of:=[.$A134]*[.P$2]+[.$C$1]" office:value-type="float" office:value="1985">
            <text:p>1985</text:p>
          </table:table-cell>
          <table:table-cell table:formula="of:=[.$A134]*[.Q$2]+[.$C$1]" office:value-type="float" office:value="2117">
            <text:p>2117</text:p>
          </table:table-cell>
          <table:table-cell table:formula="of:=[.$A134]*[.R$2]+[.$C$1]" office:value-type="float" office:value="2249">
            <text:p>2249</text:p>
          </table:table-cell>
          <table:table-cell table:formula="of:=[.$A134]*[.S$2]+[.$C$1]" office:value-type="float" office:value="2381">
            <text:p>2381</text:p>
          </table:table-cell>
          <table:table-cell table:formula="of:=[.$A134]*[.T$2]+[.$C$1]" office:value-type="float" office:value="2513">
            <text:p>2513</text:p>
          </table:table-cell>
          <table:table-cell table:formula="of:=[.$A134]*[.U$2]+[.$C$1]" office:value-type="float" office:value="2645">
            <text:p>2645</text:p>
          </table:table-cell>
          <table:table-cell table:formula="of:=[.$A134]*[.V$2]+[.$C$1]" office:value-type="float" office:value="2777">
            <text:p>2777</text:p>
          </table:table-cell>
          <table:table-cell table:formula="of:=[.$A134]*[.W$2]+[.$C$1]" office:value-type="float" office:value="2909">
            <text:p>2909</text:p>
          </table:table-cell>
          <table:table-cell table:formula="of:=[.$A134]*[.X$2]+[.$C$1]" office:value-type="float" office:value="3041">
            <text:p>3041</text:p>
          </table:table-cell>
          <table:table-cell table:formula="of:=[.$A134]*[.Y$2]+[.$C$1]" office:value-type="float" office:value="3173">
            <text:p>3173</text:p>
          </table:table-cell>
          <table:table-cell table:formula="of:=[.$A134]*[.Z$2]+[.$C$1]" office:value-type="float" office:value="3305">
            <text:p>33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3">
            <text:p>133</text:p>
          </table:table-cell>
          <table:table-cell table:formula="of:=[.$A135]*[.B$2]+[.$C$1]" office:value-type="float" office:value="138">
            <text:p>138</text:p>
          </table:table-cell>
          <table:table-cell table:formula="of:=[.$A135]*[.C$2]+[.$C$1]" office:value-type="float" office:value="271">
            <text:p>271</text:p>
          </table:table-cell>
          <table:table-cell table:formula="of:=[.$A135]*[.D$2]+[.$C$1]" office:value-type="float" office:value="404">
            <text:p>404</text:p>
          </table:table-cell>
          <table:table-cell table:formula="of:=[.$A135]*[.E$2]+[.$C$1]" office:value-type="float" office:value="537">
            <text:p>537</text:p>
          </table:table-cell>
          <table:table-cell table:formula="of:=[.$A135]*[.F$2]+[.$C$1]" office:value-type="float" office:value="670">
            <text:p>670</text:p>
          </table:table-cell>
          <table:table-cell table:formula="of:=[.$A135]*[.G$2]+[.$C$1]" office:value-type="float" office:value="803">
            <text:p>803</text:p>
          </table:table-cell>
          <table:table-cell table:formula="of:=[.$A135]*[.H$2]+[.$C$1]" office:value-type="float" office:value="936">
            <text:p>936</text:p>
          </table:table-cell>
          <table:table-cell table:formula="of:=[.$A135]*[.I$2]+[.$C$1]" office:value-type="float" office:value="1069">
            <text:p>1069</text:p>
          </table:table-cell>
          <table:table-cell table:formula="of:=[.$A135]*[.J$2]+[.$C$1]" office:value-type="float" office:value="1202">
            <text:p>1202</text:p>
          </table:table-cell>
          <table:table-cell table:formula="of:=[.$A135]*[.K$2]+[.$C$1]" office:value-type="float" office:value="1335">
            <text:p>1335</text:p>
          </table:table-cell>
          <table:table-cell table:formula="of:=[.$A135]*[.L$2]+[.$C$1]" office:value-type="float" office:value="1468">
            <text:p>1468</text:p>
          </table:table-cell>
          <table:table-cell table:formula="of:=[.$A135]*[.M$2]+[.$C$1]" office:value-type="float" office:value="1601">
            <text:p>1601</text:p>
          </table:table-cell>
          <table:table-cell table:formula="of:=[.$A135]*[.N$2]+[.$C$1]" office:value-type="float" office:value="1734">
            <text:p>1734</text:p>
          </table:table-cell>
          <table:table-cell table:formula="of:=[.$A135]*[.O$2]+[.$C$1]" office:value-type="float" office:value="1867">
            <text:p>1867</text:p>
          </table:table-cell>
          <table:table-cell table:formula="of:=[.$A135]*[.P$2]+[.$C$1]" office:value-type="float" office:value="2000">
            <text:p>2000</text:p>
          </table:table-cell>
          <table:table-cell table:formula="of:=[.$A135]*[.Q$2]+[.$C$1]" office:value-type="float" office:value="2133">
            <text:p>2133</text:p>
          </table:table-cell>
          <table:table-cell table:formula="of:=[.$A135]*[.R$2]+[.$C$1]" office:value-type="float" office:value="2266">
            <text:p>2266</text:p>
          </table:table-cell>
          <table:table-cell table:formula="of:=[.$A135]*[.S$2]+[.$C$1]" office:value-type="float" office:value="2399">
            <text:p>2399</text:p>
          </table:table-cell>
          <table:table-cell table:formula="of:=[.$A135]*[.T$2]+[.$C$1]" office:value-type="float" office:value="2532">
            <text:p>2532</text:p>
          </table:table-cell>
          <table:table-cell table:formula="of:=[.$A135]*[.U$2]+[.$C$1]" office:value-type="float" office:value="2665">
            <text:p>2665</text:p>
          </table:table-cell>
          <table:table-cell table:formula="of:=[.$A135]*[.V$2]+[.$C$1]" office:value-type="float" office:value="2798">
            <text:p>2798</text:p>
          </table:table-cell>
          <table:table-cell table:formula="of:=[.$A135]*[.W$2]+[.$C$1]" office:value-type="float" office:value="2931">
            <text:p>2931</text:p>
          </table:table-cell>
          <table:table-cell table:formula="of:=[.$A135]*[.X$2]+[.$C$1]" office:value-type="float" office:value="3064">
            <text:p>3064</text:p>
          </table:table-cell>
          <table:table-cell table:formula="of:=[.$A135]*[.Y$2]+[.$C$1]" office:value-type="float" office:value="3197">
            <text:p>3197</text:p>
          </table:table-cell>
          <table:table-cell table:formula="of:=[.$A135]*[.Z$2]+[.$C$1]" office:value-type="float" office:value="3330">
            <text:p>33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4">
            <text:p>134</text:p>
          </table:table-cell>
          <table:table-cell table:formula="of:=[.$A136]*[.B$2]+[.$C$1]" office:value-type="float" office:value="139">
            <text:p>139</text:p>
          </table:table-cell>
          <table:table-cell table:formula="of:=[.$A136]*[.C$2]+[.$C$1]" office:value-type="float" office:value="273">
            <text:p>273</text:p>
          </table:table-cell>
          <table:table-cell table:formula="of:=[.$A136]*[.D$2]+[.$C$1]" office:value-type="float" office:value="407">
            <text:p>407</text:p>
          </table:table-cell>
          <table:table-cell table:formula="of:=[.$A136]*[.E$2]+[.$C$1]" office:value-type="float" office:value="541">
            <text:p>541</text:p>
          </table:table-cell>
          <table:table-cell table:formula="of:=[.$A136]*[.F$2]+[.$C$1]" office:value-type="float" office:value="675">
            <text:p>675</text:p>
          </table:table-cell>
          <table:table-cell table:formula="of:=[.$A136]*[.G$2]+[.$C$1]" office:value-type="float" office:value="809">
            <text:p>809</text:p>
          </table:table-cell>
          <table:table-cell table:formula="of:=[.$A136]*[.H$2]+[.$C$1]" office:value-type="float" office:value="943">
            <text:p>943</text:p>
          </table:table-cell>
          <table:table-cell table:formula="of:=[.$A136]*[.I$2]+[.$C$1]" office:value-type="float" office:value="1077">
            <text:p>1077</text:p>
          </table:table-cell>
          <table:table-cell table:formula="of:=[.$A136]*[.J$2]+[.$C$1]" office:value-type="float" office:value="1211">
            <text:p>1211</text:p>
          </table:table-cell>
          <table:table-cell table:formula="of:=[.$A136]*[.K$2]+[.$C$1]" office:value-type="float" office:value="1345">
            <text:p>1345</text:p>
          </table:table-cell>
          <table:table-cell table:formula="of:=[.$A136]*[.L$2]+[.$C$1]" office:value-type="float" office:value="1479">
            <text:p>1479</text:p>
          </table:table-cell>
          <table:table-cell table:formula="of:=[.$A136]*[.M$2]+[.$C$1]" office:value-type="float" office:value="1613">
            <text:p>1613</text:p>
          </table:table-cell>
          <table:table-cell table:formula="of:=[.$A136]*[.N$2]+[.$C$1]" office:value-type="float" office:value="1747">
            <text:p>1747</text:p>
          </table:table-cell>
          <table:table-cell table:formula="of:=[.$A136]*[.O$2]+[.$C$1]" office:value-type="float" office:value="1881">
            <text:p>1881</text:p>
          </table:table-cell>
          <table:table-cell table:formula="of:=[.$A136]*[.P$2]+[.$C$1]" office:value-type="float" office:value="2015">
            <text:p>2015</text:p>
          </table:table-cell>
          <table:table-cell table:formula="of:=[.$A136]*[.Q$2]+[.$C$1]" office:value-type="float" office:value="2149">
            <text:p>2149</text:p>
          </table:table-cell>
          <table:table-cell table:formula="of:=[.$A136]*[.R$2]+[.$C$1]" office:value-type="float" office:value="2283">
            <text:p>2283</text:p>
          </table:table-cell>
          <table:table-cell table:formula="of:=[.$A136]*[.S$2]+[.$C$1]" office:value-type="float" office:value="2417">
            <text:p>2417</text:p>
          </table:table-cell>
          <table:table-cell table:formula="of:=[.$A136]*[.T$2]+[.$C$1]" office:value-type="float" office:value="2551">
            <text:p>2551</text:p>
          </table:table-cell>
          <table:table-cell table:formula="of:=[.$A136]*[.U$2]+[.$C$1]" office:value-type="float" office:value="2685">
            <text:p>2685</text:p>
          </table:table-cell>
          <table:table-cell table:formula="of:=[.$A136]*[.V$2]+[.$C$1]" office:value-type="float" office:value="2819">
            <text:p>2819</text:p>
          </table:table-cell>
          <table:table-cell table:formula="of:=[.$A136]*[.W$2]+[.$C$1]" office:value-type="float" office:value="2953">
            <text:p>2953</text:p>
          </table:table-cell>
          <table:table-cell table:formula="of:=[.$A136]*[.X$2]+[.$C$1]" office:value-type="float" office:value="3087">
            <text:p>3087</text:p>
          </table:table-cell>
          <table:table-cell table:formula="of:=[.$A136]*[.Y$2]+[.$C$1]" office:value-type="float" office:value="3221">
            <text:p>3221</text:p>
          </table:table-cell>
          <table:table-cell table:formula="of:=[.$A136]*[.Z$2]+[.$C$1]" office:value-type="float" office:value="3355">
            <text:p>33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5">
            <text:p>135</text:p>
          </table:table-cell>
          <table:table-cell table:formula="of:=[.$A137]*[.B$2]+[.$C$1]" office:value-type="float" office:value="140">
            <text:p>140</text:p>
          </table:table-cell>
          <table:table-cell table:formula="of:=[.$A137]*[.C$2]+[.$C$1]" office:value-type="float" office:value="275">
            <text:p>275</text:p>
          </table:table-cell>
          <table:table-cell table:formula="of:=[.$A137]*[.D$2]+[.$C$1]" office:value-type="float" office:value="410">
            <text:p>410</text:p>
          </table:table-cell>
          <table:table-cell table:formula="of:=[.$A137]*[.E$2]+[.$C$1]" office:value-type="float" office:value="545">
            <text:p>545</text:p>
          </table:table-cell>
          <table:table-cell table:formula="of:=[.$A137]*[.F$2]+[.$C$1]" office:value-type="float" office:value="680">
            <text:p>680</text:p>
          </table:table-cell>
          <table:table-cell table:formula="of:=[.$A137]*[.G$2]+[.$C$1]" office:value-type="float" office:value="815">
            <text:p>815</text:p>
          </table:table-cell>
          <table:table-cell table:formula="of:=[.$A137]*[.H$2]+[.$C$1]" office:value-type="float" office:value="950">
            <text:p>950</text:p>
          </table:table-cell>
          <table:table-cell table:formula="of:=[.$A137]*[.I$2]+[.$C$1]" office:value-type="float" office:value="1085">
            <text:p>1085</text:p>
          </table:table-cell>
          <table:table-cell table:formula="of:=[.$A137]*[.J$2]+[.$C$1]" office:value-type="float" office:value="1220">
            <text:p>1220</text:p>
          </table:table-cell>
          <table:table-cell table:formula="of:=[.$A137]*[.K$2]+[.$C$1]" office:value-type="float" office:value="1355">
            <text:p>1355</text:p>
          </table:table-cell>
          <table:table-cell table:formula="of:=[.$A137]*[.L$2]+[.$C$1]" office:value-type="float" office:value="1490">
            <text:p>1490</text:p>
          </table:table-cell>
          <table:table-cell table:formula="of:=[.$A137]*[.M$2]+[.$C$1]" office:value-type="float" office:value="1625">
            <text:p>1625</text:p>
          </table:table-cell>
          <table:table-cell table:formula="of:=[.$A137]*[.N$2]+[.$C$1]" office:value-type="float" office:value="1760">
            <text:p>1760</text:p>
          </table:table-cell>
          <table:table-cell table:formula="of:=[.$A137]*[.O$2]+[.$C$1]" office:value-type="float" office:value="1895">
            <text:p>1895</text:p>
          </table:table-cell>
          <table:table-cell table:formula="of:=[.$A137]*[.P$2]+[.$C$1]" office:value-type="float" office:value="2030">
            <text:p>2030</text:p>
          </table:table-cell>
          <table:table-cell table:formula="of:=[.$A137]*[.Q$2]+[.$C$1]" office:value-type="float" office:value="2165">
            <text:p>2165</text:p>
          </table:table-cell>
          <table:table-cell table:formula="of:=[.$A137]*[.R$2]+[.$C$1]" office:value-type="float" office:value="2300">
            <text:p>2300</text:p>
          </table:table-cell>
          <table:table-cell table:formula="of:=[.$A137]*[.S$2]+[.$C$1]" office:value-type="float" office:value="2435">
            <text:p>2435</text:p>
          </table:table-cell>
          <table:table-cell table:formula="of:=[.$A137]*[.T$2]+[.$C$1]" office:value-type="float" office:value="2570">
            <text:p>2570</text:p>
          </table:table-cell>
          <table:table-cell table:formula="of:=[.$A137]*[.U$2]+[.$C$1]" office:value-type="float" office:value="2705">
            <text:p>2705</text:p>
          </table:table-cell>
          <table:table-cell table:formula="of:=[.$A137]*[.V$2]+[.$C$1]" office:value-type="float" office:value="2840">
            <text:p>2840</text:p>
          </table:table-cell>
          <table:table-cell table:formula="of:=[.$A137]*[.W$2]+[.$C$1]" office:value-type="float" office:value="2975">
            <text:p>2975</text:p>
          </table:table-cell>
          <table:table-cell table:formula="of:=[.$A137]*[.X$2]+[.$C$1]" office:value-type="float" office:value="3110">
            <text:p>3110</text:p>
          </table:table-cell>
          <table:table-cell table:formula="of:=[.$A137]*[.Y$2]+[.$C$1]" office:value-type="float" office:value="3245">
            <text:p>3245</text:p>
          </table:table-cell>
          <table:table-cell table:formula="of:=[.$A137]*[.Z$2]+[.$C$1]" office:value-type="float" office:value="3380">
            <text:p>33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6">
            <text:p>136</text:p>
          </table:table-cell>
          <table:table-cell table:formula="of:=[.$A138]*[.B$2]+[.$C$1]" office:value-type="float" office:value="141">
            <text:p>141</text:p>
          </table:table-cell>
          <table:table-cell table:formula="of:=[.$A138]*[.C$2]+[.$C$1]" office:value-type="float" office:value="277">
            <text:p>277</text:p>
          </table:table-cell>
          <table:table-cell table:formula="of:=[.$A138]*[.D$2]+[.$C$1]" office:value-type="float" office:value="413">
            <text:p>413</text:p>
          </table:table-cell>
          <table:table-cell table:formula="of:=[.$A138]*[.E$2]+[.$C$1]" office:value-type="float" office:value="549">
            <text:p>549</text:p>
          </table:table-cell>
          <table:table-cell table:formula="of:=[.$A138]*[.F$2]+[.$C$1]" office:value-type="float" office:value="685">
            <text:p>685</text:p>
          </table:table-cell>
          <table:table-cell table:formula="of:=[.$A138]*[.G$2]+[.$C$1]" office:value-type="float" office:value="821">
            <text:p>821</text:p>
          </table:table-cell>
          <table:table-cell table:formula="of:=[.$A138]*[.H$2]+[.$C$1]" office:value-type="float" office:value="957">
            <text:p>957</text:p>
          </table:table-cell>
          <table:table-cell table:formula="of:=[.$A138]*[.I$2]+[.$C$1]" office:value-type="float" office:value="1093">
            <text:p>1093</text:p>
          </table:table-cell>
          <table:table-cell table:formula="of:=[.$A138]*[.J$2]+[.$C$1]" office:value-type="float" office:value="1229">
            <text:p>1229</text:p>
          </table:table-cell>
          <table:table-cell table:formula="of:=[.$A138]*[.K$2]+[.$C$1]" office:value-type="float" office:value="1365">
            <text:p>1365</text:p>
          </table:table-cell>
          <table:table-cell table:formula="of:=[.$A138]*[.L$2]+[.$C$1]" office:value-type="float" office:value="1501">
            <text:p>1501</text:p>
          </table:table-cell>
          <table:table-cell table:formula="of:=[.$A138]*[.M$2]+[.$C$1]" office:value-type="float" office:value="1637">
            <text:p>1637</text:p>
          </table:table-cell>
          <table:table-cell table:formula="of:=[.$A138]*[.N$2]+[.$C$1]" office:value-type="float" office:value="1773">
            <text:p>1773</text:p>
          </table:table-cell>
          <table:table-cell table:formula="of:=[.$A138]*[.O$2]+[.$C$1]" office:value-type="float" office:value="1909">
            <text:p>1909</text:p>
          </table:table-cell>
          <table:table-cell table:formula="of:=[.$A138]*[.P$2]+[.$C$1]" office:value-type="float" office:value="2045">
            <text:p>2045</text:p>
          </table:table-cell>
          <table:table-cell table:formula="of:=[.$A138]*[.Q$2]+[.$C$1]" office:value-type="float" office:value="2181">
            <text:p>2181</text:p>
          </table:table-cell>
          <table:table-cell table:formula="of:=[.$A138]*[.R$2]+[.$C$1]" office:value-type="float" office:value="2317">
            <text:p>2317</text:p>
          </table:table-cell>
          <table:table-cell table:formula="of:=[.$A138]*[.S$2]+[.$C$1]" office:value-type="float" office:value="2453">
            <text:p>2453</text:p>
          </table:table-cell>
          <table:table-cell table:formula="of:=[.$A138]*[.T$2]+[.$C$1]" office:value-type="float" office:value="2589">
            <text:p>2589</text:p>
          </table:table-cell>
          <table:table-cell table:formula="of:=[.$A138]*[.U$2]+[.$C$1]" office:value-type="float" office:value="2725">
            <text:p>2725</text:p>
          </table:table-cell>
          <table:table-cell table:formula="of:=[.$A138]*[.V$2]+[.$C$1]" office:value-type="float" office:value="2861">
            <text:p>2861</text:p>
          </table:table-cell>
          <table:table-cell table:formula="of:=[.$A138]*[.W$2]+[.$C$1]" office:value-type="float" office:value="2997">
            <text:p>2997</text:p>
          </table:table-cell>
          <table:table-cell table:formula="of:=[.$A138]*[.X$2]+[.$C$1]" office:value-type="float" office:value="3133">
            <text:p>3133</text:p>
          </table:table-cell>
          <table:table-cell table:formula="of:=[.$A138]*[.Y$2]+[.$C$1]" office:value-type="float" office:value="3269">
            <text:p>3269</text:p>
          </table:table-cell>
          <table:table-cell table:formula="of:=[.$A138]*[.Z$2]+[.$C$1]" office:value-type="float" office:value="3405">
            <text:p>34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7">
            <text:p>137</text:p>
          </table:table-cell>
          <table:table-cell table:formula="of:=[.$A139]*[.B$2]+[.$C$1]" office:value-type="float" office:value="142">
            <text:p>142</text:p>
          </table:table-cell>
          <table:table-cell table:formula="of:=[.$A139]*[.C$2]+[.$C$1]" office:value-type="float" office:value="279">
            <text:p>279</text:p>
          </table:table-cell>
          <table:table-cell table:formula="of:=[.$A139]*[.D$2]+[.$C$1]" office:value-type="float" office:value="416">
            <text:p>416</text:p>
          </table:table-cell>
          <table:table-cell table:formula="of:=[.$A139]*[.E$2]+[.$C$1]" office:value-type="float" office:value="553">
            <text:p>553</text:p>
          </table:table-cell>
          <table:table-cell table:formula="of:=[.$A139]*[.F$2]+[.$C$1]" office:value-type="float" office:value="690">
            <text:p>690</text:p>
          </table:table-cell>
          <table:table-cell table:formula="of:=[.$A139]*[.G$2]+[.$C$1]" office:value-type="float" office:value="827">
            <text:p>827</text:p>
          </table:table-cell>
          <table:table-cell table:formula="of:=[.$A139]*[.H$2]+[.$C$1]" office:value-type="float" office:value="964">
            <text:p>964</text:p>
          </table:table-cell>
          <table:table-cell table:formula="of:=[.$A139]*[.I$2]+[.$C$1]" office:value-type="float" office:value="1101">
            <text:p>1101</text:p>
          </table:table-cell>
          <table:table-cell table:formula="of:=[.$A139]*[.J$2]+[.$C$1]" office:value-type="float" office:value="1238">
            <text:p>1238</text:p>
          </table:table-cell>
          <table:table-cell table:formula="of:=[.$A139]*[.K$2]+[.$C$1]" office:value-type="float" office:value="1375">
            <text:p>1375</text:p>
          </table:table-cell>
          <table:table-cell table:formula="of:=[.$A139]*[.L$2]+[.$C$1]" office:value-type="float" office:value="1512">
            <text:p>1512</text:p>
          </table:table-cell>
          <table:table-cell table:formula="of:=[.$A139]*[.M$2]+[.$C$1]" office:value-type="float" office:value="1649">
            <text:p>1649</text:p>
          </table:table-cell>
          <table:table-cell table:formula="of:=[.$A139]*[.N$2]+[.$C$1]" office:value-type="float" office:value="1786">
            <text:p>1786</text:p>
          </table:table-cell>
          <table:table-cell table:formula="of:=[.$A139]*[.O$2]+[.$C$1]" office:value-type="float" office:value="1923">
            <text:p>1923</text:p>
          </table:table-cell>
          <table:table-cell table:formula="of:=[.$A139]*[.P$2]+[.$C$1]" office:value-type="float" office:value="2060">
            <text:p>2060</text:p>
          </table:table-cell>
          <table:table-cell table:formula="of:=[.$A139]*[.Q$2]+[.$C$1]" office:value-type="float" office:value="2197">
            <text:p>2197</text:p>
          </table:table-cell>
          <table:table-cell table:formula="of:=[.$A139]*[.R$2]+[.$C$1]" office:value-type="float" office:value="2334">
            <text:p>2334</text:p>
          </table:table-cell>
          <table:table-cell table:formula="of:=[.$A139]*[.S$2]+[.$C$1]" office:value-type="float" office:value="2471">
            <text:p>2471</text:p>
          </table:table-cell>
          <table:table-cell table:formula="of:=[.$A139]*[.T$2]+[.$C$1]" office:value-type="float" office:value="2608">
            <text:p>2608</text:p>
          </table:table-cell>
          <table:table-cell table:formula="of:=[.$A139]*[.U$2]+[.$C$1]" office:value-type="float" office:value="2745">
            <text:p>2745</text:p>
          </table:table-cell>
          <table:table-cell table:formula="of:=[.$A139]*[.V$2]+[.$C$1]" office:value-type="float" office:value="2882">
            <text:p>2882</text:p>
          </table:table-cell>
          <table:table-cell table:formula="of:=[.$A139]*[.W$2]+[.$C$1]" office:value-type="float" office:value="3019">
            <text:p>3019</text:p>
          </table:table-cell>
          <table:table-cell table:formula="of:=[.$A139]*[.X$2]+[.$C$1]" office:value-type="float" office:value="3156">
            <text:p>3156</text:p>
          </table:table-cell>
          <table:table-cell table:formula="of:=[.$A139]*[.Y$2]+[.$C$1]" office:value-type="float" office:value="3293">
            <text:p>3293</text:p>
          </table:table-cell>
          <table:table-cell table:formula="of:=[.$A139]*[.Z$2]+[.$C$1]" office:value-type="float" office:value="3430">
            <text:p>34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8">
            <text:p>138</text:p>
          </table:table-cell>
          <table:table-cell table:formula="of:=[.$A140]*[.B$2]+[.$C$1]" office:value-type="float" office:value="143">
            <text:p>143</text:p>
          </table:table-cell>
          <table:table-cell table:formula="of:=[.$A140]*[.C$2]+[.$C$1]" office:value-type="float" office:value="281">
            <text:p>281</text:p>
          </table:table-cell>
          <table:table-cell table:formula="of:=[.$A140]*[.D$2]+[.$C$1]" office:value-type="float" office:value="419">
            <text:p>419</text:p>
          </table:table-cell>
          <table:table-cell table:formula="of:=[.$A140]*[.E$2]+[.$C$1]" office:value-type="float" office:value="557">
            <text:p>557</text:p>
          </table:table-cell>
          <table:table-cell table:formula="of:=[.$A140]*[.F$2]+[.$C$1]" office:value-type="float" office:value="695">
            <text:p>695</text:p>
          </table:table-cell>
          <table:table-cell table:formula="of:=[.$A140]*[.G$2]+[.$C$1]" office:value-type="float" office:value="833">
            <text:p>833</text:p>
          </table:table-cell>
          <table:table-cell table:formula="of:=[.$A140]*[.H$2]+[.$C$1]" office:value-type="float" office:value="971">
            <text:p>971</text:p>
          </table:table-cell>
          <table:table-cell table:formula="of:=[.$A140]*[.I$2]+[.$C$1]" office:value-type="float" office:value="1109">
            <text:p>1109</text:p>
          </table:table-cell>
          <table:table-cell table:formula="of:=[.$A140]*[.J$2]+[.$C$1]" office:value-type="float" office:value="1247">
            <text:p>1247</text:p>
          </table:table-cell>
          <table:table-cell table:formula="of:=[.$A140]*[.K$2]+[.$C$1]" office:value-type="float" office:value="1385">
            <text:p>1385</text:p>
          </table:table-cell>
          <table:table-cell table:formula="of:=[.$A140]*[.L$2]+[.$C$1]" office:value-type="float" office:value="1523">
            <text:p>1523</text:p>
          </table:table-cell>
          <table:table-cell table:formula="of:=[.$A140]*[.M$2]+[.$C$1]" office:value-type="float" office:value="1661">
            <text:p>1661</text:p>
          </table:table-cell>
          <table:table-cell table:formula="of:=[.$A140]*[.N$2]+[.$C$1]" office:value-type="float" office:value="1799">
            <text:p>1799</text:p>
          </table:table-cell>
          <table:table-cell table:formula="of:=[.$A140]*[.O$2]+[.$C$1]" office:value-type="float" office:value="1937">
            <text:p>1937</text:p>
          </table:table-cell>
          <table:table-cell table:formula="of:=[.$A140]*[.P$2]+[.$C$1]" office:value-type="float" office:value="2075">
            <text:p>2075</text:p>
          </table:table-cell>
          <table:table-cell table:formula="of:=[.$A140]*[.Q$2]+[.$C$1]" office:value-type="float" office:value="2213">
            <text:p>2213</text:p>
          </table:table-cell>
          <table:table-cell table:formula="of:=[.$A140]*[.R$2]+[.$C$1]" office:value-type="float" office:value="2351">
            <text:p>2351</text:p>
          </table:table-cell>
          <table:table-cell table:formula="of:=[.$A140]*[.S$2]+[.$C$1]" office:value-type="float" office:value="2489">
            <text:p>2489</text:p>
          </table:table-cell>
          <table:table-cell table:formula="of:=[.$A140]*[.T$2]+[.$C$1]" office:value-type="float" office:value="2627">
            <text:p>2627</text:p>
          </table:table-cell>
          <table:table-cell table:formula="of:=[.$A140]*[.U$2]+[.$C$1]" office:value-type="float" office:value="2765">
            <text:p>2765</text:p>
          </table:table-cell>
          <table:table-cell table:formula="of:=[.$A140]*[.V$2]+[.$C$1]" office:value-type="float" office:value="2903">
            <text:p>2903</text:p>
          </table:table-cell>
          <table:table-cell table:formula="of:=[.$A140]*[.W$2]+[.$C$1]" office:value-type="float" office:value="3041">
            <text:p>3041</text:p>
          </table:table-cell>
          <table:table-cell table:formula="of:=[.$A140]*[.X$2]+[.$C$1]" office:value-type="float" office:value="3179">
            <text:p>3179</text:p>
          </table:table-cell>
          <table:table-cell table:formula="of:=[.$A140]*[.Y$2]+[.$C$1]" office:value-type="float" office:value="3317">
            <text:p>3317</text:p>
          </table:table-cell>
          <table:table-cell table:formula="of:=[.$A140]*[.Z$2]+[.$C$1]" office:value-type="float" office:value="3455">
            <text:p>34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39">
            <text:p>139</text:p>
          </table:table-cell>
          <table:table-cell table:formula="of:=[.$A141]*[.B$2]+[.$C$1]" office:value-type="float" office:value="144">
            <text:p>144</text:p>
          </table:table-cell>
          <table:table-cell table:formula="of:=[.$A141]*[.C$2]+[.$C$1]" office:value-type="float" office:value="283">
            <text:p>283</text:p>
          </table:table-cell>
          <table:table-cell table:formula="of:=[.$A141]*[.D$2]+[.$C$1]" office:value-type="float" office:value="422">
            <text:p>422</text:p>
          </table:table-cell>
          <table:table-cell table:formula="of:=[.$A141]*[.E$2]+[.$C$1]" office:value-type="float" office:value="561">
            <text:p>561</text:p>
          </table:table-cell>
          <table:table-cell table:formula="of:=[.$A141]*[.F$2]+[.$C$1]" office:value-type="float" office:value="700">
            <text:p>700</text:p>
          </table:table-cell>
          <table:table-cell table:formula="of:=[.$A141]*[.G$2]+[.$C$1]" office:value-type="float" office:value="839">
            <text:p>839</text:p>
          </table:table-cell>
          <table:table-cell table:formula="of:=[.$A141]*[.H$2]+[.$C$1]" office:value-type="float" office:value="978">
            <text:p>978</text:p>
          </table:table-cell>
          <table:table-cell table:formula="of:=[.$A141]*[.I$2]+[.$C$1]" office:value-type="float" office:value="1117">
            <text:p>1117</text:p>
          </table:table-cell>
          <table:table-cell table:formula="of:=[.$A141]*[.J$2]+[.$C$1]" office:value-type="float" office:value="1256">
            <text:p>1256</text:p>
          </table:table-cell>
          <table:table-cell table:formula="of:=[.$A141]*[.K$2]+[.$C$1]" office:value-type="float" office:value="1395">
            <text:p>1395</text:p>
          </table:table-cell>
          <table:table-cell table:formula="of:=[.$A141]*[.L$2]+[.$C$1]" office:value-type="float" office:value="1534">
            <text:p>1534</text:p>
          </table:table-cell>
          <table:table-cell table:formula="of:=[.$A141]*[.M$2]+[.$C$1]" office:value-type="float" office:value="1673">
            <text:p>1673</text:p>
          </table:table-cell>
          <table:table-cell table:formula="of:=[.$A141]*[.N$2]+[.$C$1]" office:value-type="float" office:value="1812">
            <text:p>1812</text:p>
          </table:table-cell>
          <table:table-cell table:formula="of:=[.$A141]*[.O$2]+[.$C$1]" office:value-type="float" office:value="1951">
            <text:p>1951</text:p>
          </table:table-cell>
          <table:table-cell table:formula="of:=[.$A141]*[.P$2]+[.$C$1]" office:value-type="float" office:value="2090">
            <text:p>2090</text:p>
          </table:table-cell>
          <table:table-cell table:formula="of:=[.$A141]*[.Q$2]+[.$C$1]" office:value-type="float" office:value="2229">
            <text:p>2229</text:p>
          </table:table-cell>
          <table:table-cell table:formula="of:=[.$A141]*[.R$2]+[.$C$1]" office:value-type="float" office:value="2368">
            <text:p>2368</text:p>
          </table:table-cell>
          <table:table-cell table:formula="of:=[.$A141]*[.S$2]+[.$C$1]" office:value-type="float" office:value="2507">
            <text:p>2507</text:p>
          </table:table-cell>
          <table:table-cell table:formula="of:=[.$A141]*[.T$2]+[.$C$1]" office:value-type="float" office:value="2646">
            <text:p>2646</text:p>
          </table:table-cell>
          <table:table-cell table:formula="of:=[.$A141]*[.U$2]+[.$C$1]" office:value-type="float" office:value="2785">
            <text:p>2785</text:p>
          </table:table-cell>
          <table:table-cell table:formula="of:=[.$A141]*[.V$2]+[.$C$1]" office:value-type="float" office:value="2924">
            <text:p>2924</text:p>
          </table:table-cell>
          <table:table-cell table:formula="of:=[.$A141]*[.W$2]+[.$C$1]" office:value-type="float" office:value="3063">
            <text:p>3063</text:p>
          </table:table-cell>
          <table:table-cell table:formula="of:=[.$A141]*[.X$2]+[.$C$1]" office:value-type="float" office:value="3202">
            <text:p>3202</text:p>
          </table:table-cell>
          <table:table-cell table:formula="of:=[.$A141]*[.Y$2]+[.$C$1]" office:value-type="float" office:value="3341">
            <text:p>3341</text:p>
          </table:table-cell>
          <table:table-cell table:formula="of:=[.$A141]*[.Z$2]+[.$C$1]" office:value-type="float" office:value="3480">
            <text:p>34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0">
            <text:p>140</text:p>
          </table:table-cell>
          <table:table-cell table:formula="of:=[.$A142]*[.B$2]+[.$C$1]" office:value-type="float" office:value="145">
            <text:p>145</text:p>
          </table:table-cell>
          <table:table-cell table:formula="of:=[.$A142]*[.C$2]+[.$C$1]" office:value-type="float" office:value="285">
            <text:p>285</text:p>
          </table:table-cell>
          <table:table-cell table:formula="of:=[.$A142]*[.D$2]+[.$C$1]" office:value-type="float" office:value="425">
            <text:p>425</text:p>
          </table:table-cell>
          <table:table-cell table:formula="of:=[.$A142]*[.E$2]+[.$C$1]" office:value-type="float" office:value="565">
            <text:p>565</text:p>
          </table:table-cell>
          <table:table-cell table:formula="of:=[.$A142]*[.F$2]+[.$C$1]" office:value-type="float" office:value="705">
            <text:p>705</text:p>
          </table:table-cell>
          <table:table-cell table:formula="of:=[.$A142]*[.G$2]+[.$C$1]" office:value-type="float" office:value="845">
            <text:p>845</text:p>
          </table:table-cell>
          <table:table-cell table:formula="of:=[.$A142]*[.H$2]+[.$C$1]" office:value-type="float" office:value="985">
            <text:p>985</text:p>
          </table:table-cell>
          <table:table-cell table:formula="of:=[.$A142]*[.I$2]+[.$C$1]" office:value-type="float" office:value="1125">
            <text:p>1125</text:p>
          </table:table-cell>
          <table:table-cell table:formula="of:=[.$A142]*[.J$2]+[.$C$1]" office:value-type="float" office:value="1265">
            <text:p>1265</text:p>
          </table:table-cell>
          <table:table-cell table:formula="of:=[.$A142]*[.K$2]+[.$C$1]" office:value-type="float" office:value="1405">
            <text:p>1405</text:p>
          </table:table-cell>
          <table:table-cell table:formula="of:=[.$A142]*[.L$2]+[.$C$1]" office:value-type="float" office:value="1545">
            <text:p>1545</text:p>
          </table:table-cell>
          <table:table-cell table:formula="of:=[.$A142]*[.M$2]+[.$C$1]" office:value-type="float" office:value="1685">
            <text:p>1685</text:p>
          </table:table-cell>
          <table:table-cell table:formula="of:=[.$A142]*[.N$2]+[.$C$1]" office:value-type="float" office:value="1825">
            <text:p>1825</text:p>
          </table:table-cell>
          <table:table-cell table:formula="of:=[.$A142]*[.O$2]+[.$C$1]" office:value-type="float" office:value="1965">
            <text:p>1965</text:p>
          </table:table-cell>
          <table:table-cell table:formula="of:=[.$A142]*[.P$2]+[.$C$1]" office:value-type="float" office:value="2105">
            <text:p>2105</text:p>
          </table:table-cell>
          <table:table-cell table:formula="of:=[.$A142]*[.Q$2]+[.$C$1]" office:value-type="float" office:value="2245">
            <text:p>2245</text:p>
          </table:table-cell>
          <table:table-cell table:formula="of:=[.$A142]*[.R$2]+[.$C$1]" office:value-type="float" office:value="2385">
            <text:p>2385</text:p>
          </table:table-cell>
          <table:table-cell table:formula="of:=[.$A142]*[.S$2]+[.$C$1]" office:value-type="float" office:value="2525">
            <text:p>2525</text:p>
          </table:table-cell>
          <table:table-cell table:formula="of:=[.$A142]*[.T$2]+[.$C$1]" office:value-type="float" office:value="2665">
            <text:p>2665</text:p>
          </table:table-cell>
          <table:table-cell table:formula="of:=[.$A142]*[.U$2]+[.$C$1]" office:value-type="float" office:value="2805">
            <text:p>2805</text:p>
          </table:table-cell>
          <table:table-cell table:formula="of:=[.$A142]*[.V$2]+[.$C$1]" office:value-type="float" office:value="2945">
            <text:p>2945</text:p>
          </table:table-cell>
          <table:table-cell table:formula="of:=[.$A142]*[.W$2]+[.$C$1]" office:value-type="float" office:value="3085">
            <text:p>3085</text:p>
          </table:table-cell>
          <table:table-cell table:formula="of:=[.$A142]*[.X$2]+[.$C$1]" office:value-type="float" office:value="3225">
            <text:p>3225</text:p>
          </table:table-cell>
          <table:table-cell table:formula="of:=[.$A142]*[.Y$2]+[.$C$1]" office:value-type="float" office:value="3365">
            <text:p>3365</text:p>
          </table:table-cell>
          <table:table-cell table:formula="of:=[.$A142]*[.Z$2]+[.$C$1]" office:value-type="float" office:value="3505">
            <text:p>35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1">
            <text:p>141</text:p>
          </table:table-cell>
          <table:table-cell table:formula="of:=[.$A143]*[.B$2]+[.$C$1]" office:value-type="float" office:value="146">
            <text:p>146</text:p>
          </table:table-cell>
          <table:table-cell table:formula="of:=[.$A143]*[.C$2]+[.$C$1]" office:value-type="float" office:value="287">
            <text:p>287</text:p>
          </table:table-cell>
          <table:table-cell table:formula="of:=[.$A143]*[.D$2]+[.$C$1]" office:value-type="float" office:value="428">
            <text:p>428</text:p>
          </table:table-cell>
          <table:table-cell table:formula="of:=[.$A143]*[.E$2]+[.$C$1]" office:value-type="float" office:value="569">
            <text:p>569</text:p>
          </table:table-cell>
          <table:table-cell table:formula="of:=[.$A143]*[.F$2]+[.$C$1]" office:value-type="float" office:value="710">
            <text:p>710</text:p>
          </table:table-cell>
          <table:table-cell table:formula="of:=[.$A143]*[.G$2]+[.$C$1]" office:value-type="float" office:value="851">
            <text:p>851</text:p>
          </table:table-cell>
          <table:table-cell table:formula="of:=[.$A143]*[.H$2]+[.$C$1]" office:value-type="float" office:value="992">
            <text:p>992</text:p>
          </table:table-cell>
          <table:table-cell table:formula="of:=[.$A143]*[.I$2]+[.$C$1]" office:value-type="float" office:value="1133">
            <text:p>1133</text:p>
          </table:table-cell>
          <table:table-cell table:formula="of:=[.$A143]*[.J$2]+[.$C$1]" office:value-type="float" office:value="1274">
            <text:p>1274</text:p>
          </table:table-cell>
          <table:table-cell table:formula="of:=[.$A143]*[.K$2]+[.$C$1]" office:value-type="float" office:value="1415">
            <text:p>1415</text:p>
          </table:table-cell>
          <table:table-cell table:formula="of:=[.$A143]*[.L$2]+[.$C$1]" office:value-type="float" office:value="1556">
            <text:p>1556</text:p>
          </table:table-cell>
          <table:table-cell table:formula="of:=[.$A143]*[.M$2]+[.$C$1]" office:value-type="float" office:value="1697">
            <text:p>1697</text:p>
          </table:table-cell>
          <table:table-cell table:formula="of:=[.$A143]*[.N$2]+[.$C$1]" office:value-type="float" office:value="1838">
            <text:p>1838</text:p>
          </table:table-cell>
          <table:table-cell table:formula="of:=[.$A143]*[.O$2]+[.$C$1]" office:value-type="float" office:value="1979">
            <text:p>1979</text:p>
          </table:table-cell>
          <table:table-cell table:formula="of:=[.$A143]*[.P$2]+[.$C$1]" office:value-type="float" office:value="2120">
            <text:p>2120</text:p>
          </table:table-cell>
          <table:table-cell table:formula="of:=[.$A143]*[.Q$2]+[.$C$1]" office:value-type="float" office:value="2261">
            <text:p>2261</text:p>
          </table:table-cell>
          <table:table-cell table:formula="of:=[.$A143]*[.R$2]+[.$C$1]" office:value-type="float" office:value="2402">
            <text:p>2402</text:p>
          </table:table-cell>
          <table:table-cell table:formula="of:=[.$A143]*[.S$2]+[.$C$1]" office:value-type="float" office:value="2543">
            <text:p>2543</text:p>
          </table:table-cell>
          <table:table-cell table:formula="of:=[.$A143]*[.T$2]+[.$C$1]" office:value-type="float" office:value="2684">
            <text:p>2684</text:p>
          </table:table-cell>
          <table:table-cell table:formula="of:=[.$A143]*[.U$2]+[.$C$1]" office:value-type="float" office:value="2825">
            <text:p>2825</text:p>
          </table:table-cell>
          <table:table-cell table:formula="of:=[.$A143]*[.V$2]+[.$C$1]" office:value-type="float" office:value="2966">
            <text:p>2966</text:p>
          </table:table-cell>
          <table:table-cell table:formula="of:=[.$A143]*[.W$2]+[.$C$1]" office:value-type="float" office:value="3107">
            <text:p>3107</text:p>
          </table:table-cell>
          <table:table-cell table:formula="of:=[.$A143]*[.X$2]+[.$C$1]" office:value-type="float" office:value="3248">
            <text:p>3248</text:p>
          </table:table-cell>
          <table:table-cell table:formula="of:=[.$A143]*[.Y$2]+[.$C$1]" office:value-type="float" office:value="3389">
            <text:p>3389</text:p>
          </table:table-cell>
          <table:table-cell table:formula="of:=[.$A143]*[.Z$2]+[.$C$1]" office:value-type="float" office:value="3530">
            <text:p>35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2">
            <text:p>142</text:p>
          </table:table-cell>
          <table:table-cell table:formula="of:=[.$A144]*[.B$2]+[.$C$1]" office:value-type="float" office:value="147">
            <text:p>147</text:p>
          </table:table-cell>
          <table:table-cell table:formula="of:=[.$A144]*[.C$2]+[.$C$1]" office:value-type="float" office:value="289">
            <text:p>289</text:p>
          </table:table-cell>
          <table:table-cell table:formula="of:=[.$A144]*[.D$2]+[.$C$1]" office:value-type="float" office:value="431">
            <text:p>431</text:p>
          </table:table-cell>
          <table:table-cell table:formula="of:=[.$A144]*[.E$2]+[.$C$1]" office:value-type="float" office:value="573">
            <text:p>573</text:p>
          </table:table-cell>
          <table:table-cell table:formula="of:=[.$A144]*[.F$2]+[.$C$1]" office:value-type="float" office:value="715">
            <text:p>715</text:p>
          </table:table-cell>
          <table:table-cell table:formula="of:=[.$A144]*[.G$2]+[.$C$1]" office:value-type="float" office:value="857">
            <text:p>857</text:p>
          </table:table-cell>
          <table:table-cell table:formula="of:=[.$A144]*[.H$2]+[.$C$1]" office:value-type="float" office:value="999">
            <text:p>999</text:p>
          </table:table-cell>
          <table:table-cell table:formula="of:=[.$A144]*[.I$2]+[.$C$1]" office:value-type="float" office:value="1141">
            <text:p>1141</text:p>
          </table:table-cell>
          <table:table-cell table:formula="of:=[.$A144]*[.J$2]+[.$C$1]" office:value-type="float" office:value="1283">
            <text:p>1283</text:p>
          </table:table-cell>
          <table:table-cell table:formula="of:=[.$A144]*[.K$2]+[.$C$1]" office:value-type="float" office:value="1425">
            <text:p>1425</text:p>
          </table:table-cell>
          <table:table-cell table:formula="of:=[.$A144]*[.L$2]+[.$C$1]" office:value-type="float" office:value="1567">
            <text:p>1567</text:p>
          </table:table-cell>
          <table:table-cell table:formula="of:=[.$A144]*[.M$2]+[.$C$1]" office:value-type="float" office:value="1709">
            <text:p>1709</text:p>
          </table:table-cell>
          <table:table-cell table:formula="of:=[.$A144]*[.N$2]+[.$C$1]" office:value-type="float" office:value="1851">
            <text:p>1851</text:p>
          </table:table-cell>
          <table:table-cell table:formula="of:=[.$A144]*[.O$2]+[.$C$1]" office:value-type="float" office:value="1993">
            <text:p>1993</text:p>
          </table:table-cell>
          <table:table-cell table:formula="of:=[.$A144]*[.P$2]+[.$C$1]" office:value-type="float" office:value="2135">
            <text:p>2135</text:p>
          </table:table-cell>
          <table:table-cell table:formula="of:=[.$A144]*[.Q$2]+[.$C$1]" office:value-type="float" office:value="2277">
            <text:p>2277</text:p>
          </table:table-cell>
          <table:table-cell table:formula="of:=[.$A144]*[.R$2]+[.$C$1]" office:value-type="float" office:value="2419">
            <text:p>2419</text:p>
          </table:table-cell>
          <table:table-cell table:formula="of:=[.$A144]*[.S$2]+[.$C$1]" office:value-type="float" office:value="2561">
            <text:p>2561</text:p>
          </table:table-cell>
          <table:table-cell table:formula="of:=[.$A144]*[.T$2]+[.$C$1]" office:value-type="float" office:value="2703">
            <text:p>2703</text:p>
          </table:table-cell>
          <table:table-cell table:formula="of:=[.$A144]*[.U$2]+[.$C$1]" office:value-type="float" office:value="2845">
            <text:p>2845</text:p>
          </table:table-cell>
          <table:table-cell table:formula="of:=[.$A144]*[.V$2]+[.$C$1]" office:value-type="float" office:value="2987">
            <text:p>2987</text:p>
          </table:table-cell>
          <table:table-cell table:formula="of:=[.$A144]*[.W$2]+[.$C$1]" office:value-type="float" office:value="3129">
            <text:p>3129</text:p>
          </table:table-cell>
          <table:table-cell table:formula="of:=[.$A144]*[.X$2]+[.$C$1]" office:value-type="float" office:value="3271">
            <text:p>3271</text:p>
          </table:table-cell>
          <table:table-cell table:formula="of:=[.$A144]*[.Y$2]+[.$C$1]" office:value-type="float" office:value="3413">
            <text:p>3413</text:p>
          </table:table-cell>
          <table:table-cell table:formula="of:=[.$A144]*[.Z$2]+[.$C$1]" office:value-type="float" office:value="3555">
            <text:p>35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3">
            <text:p>143</text:p>
          </table:table-cell>
          <table:table-cell table:formula="of:=[.$A145]*[.B$2]+[.$C$1]" office:value-type="float" office:value="148">
            <text:p>148</text:p>
          </table:table-cell>
          <table:table-cell table:formula="of:=[.$A145]*[.C$2]+[.$C$1]" office:value-type="float" office:value="291">
            <text:p>291</text:p>
          </table:table-cell>
          <table:table-cell table:formula="of:=[.$A145]*[.D$2]+[.$C$1]" office:value-type="float" office:value="434">
            <text:p>434</text:p>
          </table:table-cell>
          <table:table-cell table:formula="of:=[.$A145]*[.E$2]+[.$C$1]" office:value-type="float" office:value="577">
            <text:p>577</text:p>
          </table:table-cell>
          <table:table-cell table:formula="of:=[.$A145]*[.F$2]+[.$C$1]" office:value-type="float" office:value="720">
            <text:p>720</text:p>
          </table:table-cell>
          <table:table-cell table:formula="of:=[.$A145]*[.G$2]+[.$C$1]" office:value-type="float" office:value="863">
            <text:p>863</text:p>
          </table:table-cell>
          <table:table-cell table:formula="of:=[.$A145]*[.H$2]+[.$C$1]" office:value-type="float" office:value="1006">
            <text:p>1006</text:p>
          </table:table-cell>
          <table:table-cell table:formula="of:=[.$A145]*[.I$2]+[.$C$1]" office:value-type="float" office:value="1149">
            <text:p>1149</text:p>
          </table:table-cell>
          <table:table-cell table:formula="of:=[.$A145]*[.J$2]+[.$C$1]" office:value-type="float" office:value="1292">
            <text:p>1292</text:p>
          </table:table-cell>
          <table:table-cell table:formula="of:=[.$A145]*[.K$2]+[.$C$1]" office:value-type="float" office:value="1435">
            <text:p>1435</text:p>
          </table:table-cell>
          <table:table-cell table:formula="of:=[.$A145]*[.L$2]+[.$C$1]" office:value-type="float" office:value="1578">
            <text:p>1578</text:p>
          </table:table-cell>
          <table:table-cell table:formula="of:=[.$A145]*[.M$2]+[.$C$1]" office:value-type="float" office:value="1721">
            <text:p>1721</text:p>
          </table:table-cell>
          <table:table-cell table:formula="of:=[.$A145]*[.N$2]+[.$C$1]" office:value-type="float" office:value="1864">
            <text:p>1864</text:p>
          </table:table-cell>
          <table:table-cell table:formula="of:=[.$A145]*[.O$2]+[.$C$1]" office:value-type="float" office:value="2007">
            <text:p>2007</text:p>
          </table:table-cell>
          <table:table-cell table:formula="of:=[.$A145]*[.P$2]+[.$C$1]" office:value-type="float" office:value="2150">
            <text:p>2150</text:p>
          </table:table-cell>
          <table:table-cell table:formula="of:=[.$A145]*[.Q$2]+[.$C$1]" office:value-type="float" office:value="2293">
            <text:p>2293</text:p>
          </table:table-cell>
          <table:table-cell table:formula="of:=[.$A145]*[.R$2]+[.$C$1]" office:value-type="float" office:value="2436">
            <text:p>2436</text:p>
          </table:table-cell>
          <table:table-cell table:formula="of:=[.$A145]*[.S$2]+[.$C$1]" office:value-type="float" office:value="2579">
            <text:p>2579</text:p>
          </table:table-cell>
          <table:table-cell table:formula="of:=[.$A145]*[.T$2]+[.$C$1]" office:value-type="float" office:value="2722">
            <text:p>2722</text:p>
          </table:table-cell>
          <table:table-cell table:formula="of:=[.$A145]*[.U$2]+[.$C$1]" office:value-type="float" office:value="2865">
            <text:p>2865</text:p>
          </table:table-cell>
          <table:table-cell table:formula="of:=[.$A145]*[.V$2]+[.$C$1]" office:value-type="float" office:value="3008">
            <text:p>3008</text:p>
          </table:table-cell>
          <table:table-cell table:formula="of:=[.$A145]*[.W$2]+[.$C$1]" office:value-type="float" office:value="3151">
            <text:p>3151</text:p>
          </table:table-cell>
          <table:table-cell table:formula="of:=[.$A145]*[.X$2]+[.$C$1]" office:value-type="float" office:value="3294">
            <text:p>3294</text:p>
          </table:table-cell>
          <table:table-cell table:formula="of:=[.$A145]*[.Y$2]+[.$C$1]" office:value-type="float" office:value="3437">
            <text:p>3437</text:p>
          </table:table-cell>
          <table:table-cell table:formula="of:=[.$A145]*[.Z$2]+[.$C$1]" office:value-type="float" office:value="3580">
            <text:p>35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4">
            <text:p>144</text:p>
          </table:table-cell>
          <table:table-cell table:formula="of:=[.$A146]*[.B$2]+[.$C$1]" office:value-type="float" office:value="149">
            <text:p>149</text:p>
          </table:table-cell>
          <table:table-cell table:formula="of:=[.$A146]*[.C$2]+[.$C$1]" office:value-type="float" office:value="293">
            <text:p>293</text:p>
          </table:table-cell>
          <table:table-cell table:formula="of:=[.$A146]*[.D$2]+[.$C$1]" office:value-type="float" office:value="437">
            <text:p>437</text:p>
          </table:table-cell>
          <table:table-cell table:formula="of:=[.$A146]*[.E$2]+[.$C$1]" office:value-type="float" office:value="581">
            <text:p>581</text:p>
          </table:table-cell>
          <table:table-cell table:formula="of:=[.$A146]*[.F$2]+[.$C$1]" office:value-type="float" office:value="725">
            <text:p>725</text:p>
          </table:table-cell>
          <table:table-cell table:formula="of:=[.$A146]*[.G$2]+[.$C$1]" office:value-type="float" office:value="869">
            <text:p>869</text:p>
          </table:table-cell>
          <table:table-cell table:formula="of:=[.$A146]*[.H$2]+[.$C$1]" office:value-type="float" office:value="1013">
            <text:p>1013</text:p>
          </table:table-cell>
          <table:table-cell table:formula="of:=[.$A146]*[.I$2]+[.$C$1]" office:value-type="float" office:value="1157">
            <text:p>1157</text:p>
          </table:table-cell>
          <table:table-cell table:formula="of:=[.$A146]*[.J$2]+[.$C$1]" office:value-type="float" office:value="1301">
            <text:p>1301</text:p>
          </table:table-cell>
          <table:table-cell table:formula="of:=[.$A146]*[.K$2]+[.$C$1]" office:value-type="float" office:value="1445">
            <text:p>1445</text:p>
          </table:table-cell>
          <table:table-cell table:formula="of:=[.$A146]*[.L$2]+[.$C$1]" office:value-type="float" office:value="1589">
            <text:p>1589</text:p>
          </table:table-cell>
          <table:table-cell table:formula="of:=[.$A146]*[.M$2]+[.$C$1]" office:value-type="float" office:value="1733">
            <text:p>1733</text:p>
          </table:table-cell>
          <table:table-cell table:formula="of:=[.$A146]*[.N$2]+[.$C$1]" office:value-type="float" office:value="1877">
            <text:p>1877</text:p>
          </table:table-cell>
          <table:table-cell table:formula="of:=[.$A146]*[.O$2]+[.$C$1]" office:value-type="float" office:value="2021">
            <text:p>2021</text:p>
          </table:table-cell>
          <table:table-cell table:formula="of:=[.$A146]*[.P$2]+[.$C$1]" office:value-type="float" office:value="2165">
            <text:p>2165</text:p>
          </table:table-cell>
          <table:table-cell table:formula="of:=[.$A146]*[.Q$2]+[.$C$1]" office:value-type="float" office:value="2309">
            <text:p>2309</text:p>
          </table:table-cell>
          <table:table-cell table:formula="of:=[.$A146]*[.R$2]+[.$C$1]" office:value-type="float" office:value="2453">
            <text:p>2453</text:p>
          </table:table-cell>
          <table:table-cell table:formula="of:=[.$A146]*[.S$2]+[.$C$1]" office:value-type="float" office:value="2597">
            <text:p>2597</text:p>
          </table:table-cell>
          <table:table-cell table:formula="of:=[.$A146]*[.T$2]+[.$C$1]" office:value-type="float" office:value="2741">
            <text:p>2741</text:p>
          </table:table-cell>
          <table:table-cell table:formula="of:=[.$A146]*[.U$2]+[.$C$1]" office:value-type="float" office:value="2885">
            <text:p>2885</text:p>
          </table:table-cell>
          <table:table-cell table:formula="of:=[.$A146]*[.V$2]+[.$C$1]" office:value-type="float" office:value="3029">
            <text:p>3029</text:p>
          </table:table-cell>
          <table:table-cell table:formula="of:=[.$A146]*[.W$2]+[.$C$1]" office:value-type="float" office:value="3173">
            <text:p>3173</text:p>
          </table:table-cell>
          <table:table-cell table:formula="of:=[.$A146]*[.X$2]+[.$C$1]" office:value-type="float" office:value="3317">
            <text:p>3317</text:p>
          </table:table-cell>
          <table:table-cell table:formula="of:=[.$A146]*[.Y$2]+[.$C$1]" office:value-type="float" office:value="3461">
            <text:p>3461</text:p>
          </table:table-cell>
          <table:table-cell table:formula="of:=[.$A146]*[.Z$2]+[.$C$1]" office:value-type="float" office:value="3605">
            <text:p>36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5">
            <text:p>145</text:p>
          </table:table-cell>
          <table:table-cell table:formula="of:=[.$A147]*[.B$2]+[.$C$1]" office:value-type="float" office:value="150">
            <text:p>150</text:p>
          </table:table-cell>
          <table:table-cell table:formula="of:=[.$A147]*[.C$2]+[.$C$1]" office:value-type="float" office:value="295">
            <text:p>295</text:p>
          </table:table-cell>
          <table:table-cell table:formula="of:=[.$A147]*[.D$2]+[.$C$1]" office:value-type="float" office:value="440">
            <text:p>440</text:p>
          </table:table-cell>
          <table:table-cell table:formula="of:=[.$A147]*[.E$2]+[.$C$1]" office:value-type="float" office:value="585">
            <text:p>585</text:p>
          </table:table-cell>
          <table:table-cell table:formula="of:=[.$A147]*[.F$2]+[.$C$1]" office:value-type="float" office:value="730">
            <text:p>730</text:p>
          </table:table-cell>
          <table:table-cell table:formula="of:=[.$A147]*[.G$2]+[.$C$1]" office:value-type="float" office:value="875">
            <text:p>875</text:p>
          </table:table-cell>
          <table:table-cell table:formula="of:=[.$A147]*[.H$2]+[.$C$1]" office:value-type="float" office:value="1020">
            <text:p>1020</text:p>
          </table:table-cell>
          <table:table-cell table:formula="of:=[.$A147]*[.I$2]+[.$C$1]" office:value-type="float" office:value="1165">
            <text:p>1165</text:p>
          </table:table-cell>
          <table:table-cell table:formula="of:=[.$A147]*[.J$2]+[.$C$1]" office:value-type="float" office:value="1310">
            <text:p>1310</text:p>
          </table:table-cell>
          <table:table-cell table:formula="of:=[.$A147]*[.K$2]+[.$C$1]" office:value-type="float" office:value="1455">
            <text:p>1455</text:p>
          </table:table-cell>
          <table:table-cell table:formula="of:=[.$A147]*[.L$2]+[.$C$1]" office:value-type="float" office:value="1600">
            <text:p>1600</text:p>
          </table:table-cell>
          <table:table-cell table:formula="of:=[.$A147]*[.M$2]+[.$C$1]" office:value-type="float" office:value="1745">
            <text:p>1745</text:p>
          </table:table-cell>
          <table:table-cell table:formula="of:=[.$A147]*[.N$2]+[.$C$1]" office:value-type="float" office:value="1890">
            <text:p>1890</text:p>
          </table:table-cell>
          <table:table-cell table:formula="of:=[.$A147]*[.O$2]+[.$C$1]" office:value-type="float" office:value="2035">
            <text:p>2035</text:p>
          </table:table-cell>
          <table:table-cell table:formula="of:=[.$A147]*[.P$2]+[.$C$1]" office:value-type="float" office:value="2180">
            <text:p>2180</text:p>
          </table:table-cell>
          <table:table-cell table:formula="of:=[.$A147]*[.Q$2]+[.$C$1]" office:value-type="float" office:value="2325">
            <text:p>2325</text:p>
          </table:table-cell>
          <table:table-cell table:formula="of:=[.$A147]*[.R$2]+[.$C$1]" office:value-type="float" office:value="2470">
            <text:p>2470</text:p>
          </table:table-cell>
          <table:table-cell table:formula="of:=[.$A147]*[.S$2]+[.$C$1]" office:value-type="float" office:value="2615">
            <text:p>2615</text:p>
          </table:table-cell>
          <table:table-cell table:formula="of:=[.$A147]*[.T$2]+[.$C$1]" office:value-type="float" office:value="2760">
            <text:p>2760</text:p>
          </table:table-cell>
          <table:table-cell table:formula="of:=[.$A147]*[.U$2]+[.$C$1]" office:value-type="float" office:value="2905">
            <text:p>2905</text:p>
          </table:table-cell>
          <table:table-cell table:formula="of:=[.$A147]*[.V$2]+[.$C$1]" office:value-type="float" office:value="3050">
            <text:p>3050</text:p>
          </table:table-cell>
          <table:table-cell table:formula="of:=[.$A147]*[.W$2]+[.$C$1]" office:value-type="float" office:value="3195">
            <text:p>3195</text:p>
          </table:table-cell>
          <table:table-cell table:formula="of:=[.$A147]*[.X$2]+[.$C$1]" office:value-type="float" office:value="3340">
            <text:p>3340</text:p>
          </table:table-cell>
          <table:table-cell table:formula="of:=[.$A147]*[.Y$2]+[.$C$1]" office:value-type="float" office:value="3485">
            <text:p>3485</text:p>
          </table:table-cell>
          <table:table-cell table:formula="of:=[.$A147]*[.Z$2]+[.$C$1]" office:value-type="float" office:value="3630">
            <text:p>36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6">
            <text:p>146</text:p>
          </table:table-cell>
          <table:table-cell table:formula="of:=[.$A148]*[.B$2]+[.$C$1]" office:value-type="float" office:value="151">
            <text:p>151</text:p>
          </table:table-cell>
          <table:table-cell table:formula="of:=[.$A148]*[.C$2]+[.$C$1]" office:value-type="float" office:value="297">
            <text:p>297</text:p>
          </table:table-cell>
          <table:table-cell table:formula="of:=[.$A148]*[.D$2]+[.$C$1]" office:value-type="float" office:value="443">
            <text:p>443</text:p>
          </table:table-cell>
          <table:table-cell table:formula="of:=[.$A148]*[.E$2]+[.$C$1]" office:value-type="float" office:value="589">
            <text:p>589</text:p>
          </table:table-cell>
          <table:table-cell table:formula="of:=[.$A148]*[.F$2]+[.$C$1]" office:value-type="float" office:value="735">
            <text:p>735</text:p>
          </table:table-cell>
          <table:table-cell table:formula="of:=[.$A148]*[.G$2]+[.$C$1]" office:value-type="float" office:value="881">
            <text:p>881</text:p>
          </table:table-cell>
          <table:table-cell table:formula="of:=[.$A148]*[.H$2]+[.$C$1]" office:value-type="float" office:value="1027">
            <text:p>1027</text:p>
          </table:table-cell>
          <table:table-cell table:formula="of:=[.$A148]*[.I$2]+[.$C$1]" office:value-type="float" office:value="1173">
            <text:p>1173</text:p>
          </table:table-cell>
          <table:table-cell table:formula="of:=[.$A148]*[.J$2]+[.$C$1]" office:value-type="float" office:value="1319">
            <text:p>1319</text:p>
          </table:table-cell>
          <table:table-cell table:formula="of:=[.$A148]*[.K$2]+[.$C$1]" office:value-type="float" office:value="1465">
            <text:p>1465</text:p>
          </table:table-cell>
          <table:table-cell table:formula="of:=[.$A148]*[.L$2]+[.$C$1]" office:value-type="float" office:value="1611">
            <text:p>1611</text:p>
          </table:table-cell>
          <table:table-cell table:formula="of:=[.$A148]*[.M$2]+[.$C$1]" office:value-type="float" office:value="1757">
            <text:p>1757</text:p>
          </table:table-cell>
          <table:table-cell table:formula="of:=[.$A148]*[.N$2]+[.$C$1]" office:value-type="float" office:value="1903">
            <text:p>1903</text:p>
          </table:table-cell>
          <table:table-cell table:formula="of:=[.$A148]*[.O$2]+[.$C$1]" office:value-type="float" office:value="2049">
            <text:p>2049</text:p>
          </table:table-cell>
          <table:table-cell table:formula="of:=[.$A148]*[.P$2]+[.$C$1]" office:value-type="float" office:value="2195">
            <text:p>2195</text:p>
          </table:table-cell>
          <table:table-cell table:formula="of:=[.$A148]*[.Q$2]+[.$C$1]" office:value-type="float" office:value="2341">
            <text:p>2341</text:p>
          </table:table-cell>
          <table:table-cell table:formula="of:=[.$A148]*[.R$2]+[.$C$1]" office:value-type="float" office:value="2487">
            <text:p>2487</text:p>
          </table:table-cell>
          <table:table-cell table:formula="of:=[.$A148]*[.S$2]+[.$C$1]" office:value-type="float" office:value="2633">
            <text:p>2633</text:p>
          </table:table-cell>
          <table:table-cell table:formula="of:=[.$A148]*[.T$2]+[.$C$1]" office:value-type="float" office:value="2779">
            <text:p>2779</text:p>
          </table:table-cell>
          <table:table-cell table:formula="of:=[.$A148]*[.U$2]+[.$C$1]" office:value-type="float" office:value="2925">
            <text:p>2925</text:p>
          </table:table-cell>
          <table:table-cell table:formula="of:=[.$A148]*[.V$2]+[.$C$1]" office:value-type="float" office:value="3071">
            <text:p>3071</text:p>
          </table:table-cell>
          <table:table-cell table:formula="of:=[.$A148]*[.W$2]+[.$C$1]" office:value-type="float" office:value="3217">
            <text:p>3217</text:p>
          </table:table-cell>
          <table:table-cell table:formula="of:=[.$A148]*[.X$2]+[.$C$1]" office:value-type="float" office:value="3363">
            <text:p>3363</text:p>
          </table:table-cell>
          <table:table-cell table:formula="of:=[.$A148]*[.Y$2]+[.$C$1]" office:value-type="float" office:value="3509">
            <text:p>3509</text:p>
          </table:table-cell>
          <table:table-cell table:formula="of:=[.$A148]*[.Z$2]+[.$C$1]" office:value-type="float" office:value="3655">
            <text:p>365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7">
            <text:p>147</text:p>
          </table:table-cell>
          <table:table-cell table:formula="of:=[.$A149]*[.B$2]+[.$C$1]" office:value-type="float" office:value="152">
            <text:p>152</text:p>
          </table:table-cell>
          <table:table-cell table:formula="of:=[.$A149]*[.C$2]+[.$C$1]" office:value-type="float" office:value="299">
            <text:p>299</text:p>
          </table:table-cell>
          <table:table-cell table:formula="of:=[.$A149]*[.D$2]+[.$C$1]" office:value-type="float" office:value="446">
            <text:p>446</text:p>
          </table:table-cell>
          <table:table-cell table:formula="of:=[.$A149]*[.E$2]+[.$C$1]" office:value-type="float" office:value="593">
            <text:p>593</text:p>
          </table:table-cell>
          <table:table-cell table:formula="of:=[.$A149]*[.F$2]+[.$C$1]" office:value-type="float" office:value="740">
            <text:p>740</text:p>
          </table:table-cell>
          <table:table-cell table:formula="of:=[.$A149]*[.G$2]+[.$C$1]" office:value-type="float" office:value="887">
            <text:p>887</text:p>
          </table:table-cell>
          <table:table-cell table:formula="of:=[.$A149]*[.H$2]+[.$C$1]" office:value-type="float" office:value="1034">
            <text:p>1034</text:p>
          </table:table-cell>
          <table:table-cell table:formula="of:=[.$A149]*[.I$2]+[.$C$1]" office:value-type="float" office:value="1181">
            <text:p>1181</text:p>
          </table:table-cell>
          <table:table-cell table:formula="of:=[.$A149]*[.J$2]+[.$C$1]" office:value-type="float" office:value="1328">
            <text:p>1328</text:p>
          </table:table-cell>
          <table:table-cell table:formula="of:=[.$A149]*[.K$2]+[.$C$1]" office:value-type="float" office:value="1475">
            <text:p>1475</text:p>
          </table:table-cell>
          <table:table-cell table:formula="of:=[.$A149]*[.L$2]+[.$C$1]" office:value-type="float" office:value="1622">
            <text:p>1622</text:p>
          </table:table-cell>
          <table:table-cell table:formula="of:=[.$A149]*[.M$2]+[.$C$1]" office:value-type="float" office:value="1769">
            <text:p>1769</text:p>
          </table:table-cell>
          <table:table-cell table:formula="of:=[.$A149]*[.N$2]+[.$C$1]" office:value-type="float" office:value="1916">
            <text:p>1916</text:p>
          </table:table-cell>
          <table:table-cell table:formula="of:=[.$A149]*[.O$2]+[.$C$1]" office:value-type="float" office:value="2063">
            <text:p>2063</text:p>
          </table:table-cell>
          <table:table-cell table:formula="of:=[.$A149]*[.P$2]+[.$C$1]" office:value-type="float" office:value="2210">
            <text:p>2210</text:p>
          </table:table-cell>
          <table:table-cell table:formula="of:=[.$A149]*[.Q$2]+[.$C$1]" office:value-type="float" office:value="2357">
            <text:p>2357</text:p>
          </table:table-cell>
          <table:table-cell table:formula="of:=[.$A149]*[.R$2]+[.$C$1]" office:value-type="float" office:value="2504">
            <text:p>2504</text:p>
          </table:table-cell>
          <table:table-cell table:formula="of:=[.$A149]*[.S$2]+[.$C$1]" office:value-type="float" office:value="2651">
            <text:p>2651</text:p>
          </table:table-cell>
          <table:table-cell table:formula="of:=[.$A149]*[.T$2]+[.$C$1]" office:value-type="float" office:value="2798">
            <text:p>2798</text:p>
          </table:table-cell>
          <table:table-cell table:formula="of:=[.$A149]*[.U$2]+[.$C$1]" office:value-type="float" office:value="2945">
            <text:p>2945</text:p>
          </table:table-cell>
          <table:table-cell table:formula="of:=[.$A149]*[.V$2]+[.$C$1]" office:value-type="float" office:value="3092">
            <text:p>3092</text:p>
          </table:table-cell>
          <table:table-cell table:formula="of:=[.$A149]*[.W$2]+[.$C$1]" office:value-type="float" office:value="3239">
            <text:p>3239</text:p>
          </table:table-cell>
          <table:table-cell table:formula="of:=[.$A149]*[.X$2]+[.$C$1]" office:value-type="float" office:value="3386">
            <text:p>3386</text:p>
          </table:table-cell>
          <table:table-cell table:formula="of:=[.$A149]*[.Y$2]+[.$C$1]" office:value-type="float" office:value="3533">
            <text:p>3533</text:p>
          </table:table-cell>
          <table:table-cell table:formula="of:=[.$A149]*[.Z$2]+[.$C$1]" office:value-type="float" office:value="3680">
            <text:p>368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8">
            <text:p>148</text:p>
          </table:table-cell>
          <table:table-cell table:formula="of:=[.$A150]*[.B$2]+[.$C$1]" office:value-type="float" office:value="153">
            <text:p>153</text:p>
          </table:table-cell>
          <table:table-cell table:formula="of:=[.$A150]*[.C$2]+[.$C$1]" office:value-type="float" office:value="301">
            <text:p>301</text:p>
          </table:table-cell>
          <table:table-cell table:formula="of:=[.$A150]*[.D$2]+[.$C$1]" office:value-type="float" office:value="449">
            <text:p>449</text:p>
          </table:table-cell>
          <table:table-cell table:formula="of:=[.$A150]*[.E$2]+[.$C$1]" office:value-type="float" office:value="597">
            <text:p>597</text:p>
          </table:table-cell>
          <table:table-cell table:formula="of:=[.$A150]*[.F$2]+[.$C$1]" office:value-type="float" office:value="745">
            <text:p>745</text:p>
          </table:table-cell>
          <table:table-cell table:formula="of:=[.$A150]*[.G$2]+[.$C$1]" office:value-type="float" office:value="893">
            <text:p>893</text:p>
          </table:table-cell>
          <table:table-cell table:formula="of:=[.$A150]*[.H$2]+[.$C$1]" office:value-type="float" office:value="1041">
            <text:p>1041</text:p>
          </table:table-cell>
          <table:table-cell table:formula="of:=[.$A150]*[.I$2]+[.$C$1]" office:value-type="float" office:value="1189">
            <text:p>1189</text:p>
          </table:table-cell>
          <table:table-cell table:formula="of:=[.$A150]*[.J$2]+[.$C$1]" office:value-type="float" office:value="1337">
            <text:p>1337</text:p>
          </table:table-cell>
          <table:table-cell table:formula="of:=[.$A150]*[.K$2]+[.$C$1]" office:value-type="float" office:value="1485">
            <text:p>1485</text:p>
          </table:table-cell>
          <table:table-cell table:formula="of:=[.$A150]*[.L$2]+[.$C$1]" office:value-type="float" office:value="1633">
            <text:p>1633</text:p>
          </table:table-cell>
          <table:table-cell table:formula="of:=[.$A150]*[.M$2]+[.$C$1]" office:value-type="float" office:value="1781">
            <text:p>1781</text:p>
          </table:table-cell>
          <table:table-cell table:formula="of:=[.$A150]*[.N$2]+[.$C$1]" office:value-type="float" office:value="1929">
            <text:p>1929</text:p>
          </table:table-cell>
          <table:table-cell table:formula="of:=[.$A150]*[.O$2]+[.$C$1]" office:value-type="float" office:value="2077">
            <text:p>2077</text:p>
          </table:table-cell>
          <table:table-cell table:formula="of:=[.$A150]*[.P$2]+[.$C$1]" office:value-type="float" office:value="2225">
            <text:p>2225</text:p>
          </table:table-cell>
          <table:table-cell table:formula="of:=[.$A150]*[.Q$2]+[.$C$1]" office:value-type="float" office:value="2373">
            <text:p>2373</text:p>
          </table:table-cell>
          <table:table-cell table:formula="of:=[.$A150]*[.R$2]+[.$C$1]" office:value-type="float" office:value="2521">
            <text:p>2521</text:p>
          </table:table-cell>
          <table:table-cell table:formula="of:=[.$A150]*[.S$2]+[.$C$1]" office:value-type="float" office:value="2669">
            <text:p>2669</text:p>
          </table:table-cell>
          <table:table-cell table:formula="of:=[.$A150]*[.T$2]+[.$C$1]" office:value-type="float" office:value="2817">
            <text:p>2817</text:p>
          </table:table-cell>
          <table:table-cell table:formula="of:=[.$A150]*[.U$2]+[.$C$1]" office:value-type="float" office:value="2965">
            <text:p>2965</text:p>
          </table:table-cell>
          <table:table-cell table:formula="of:=[.$A150]*[.V$2]+[.$C$1]" office:value-type="float" office:value="3113">
            <text:p>3113</text:p>
          </table:table-cell>
          <table:table-cell table:formula="of:=[.$A150]*[.W$2]+[.$C$1]" office:value-type="float" office:value="3261">
            <text:p>3261</text:p>
          </table:table-cell>
          <table:table-cell table:formula="of:=[.$A150]*[.X$2]+[.$C$1]" office:value-type="float" office:value="3409">
            <text:p>3409</text:p>
          </table:table-cell>
          <table:table-cell table:formula="of:=[.$A150]*[.Y$2]+[.$C$1]" office:value-type="float" office:value="3557">
            <text:p>3557</text:p>
          </table:table-cell>
          <table:table-cell table:formula="of:=[.$A150]*[.Z$2]+[.$C$1]" office:value-type="float" office:value="3705">
            <text:p>3705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49">
            <text:p>149</text:p>
          </table:table-cell>
          <table:table-cell table:formula="of:=[.$A151]*[.B$2]+[.$C$1]" office:value-type="float" office:value="154">
            <text:p>154</text:p>
          </table:table-cell>
          <table:table-cell table:formula="of:=[.$A151]*[.C$2]+[.$C$1]" office:value-type="float" office:value="303">
            <text:p>303</text:p>
          </table:table-cell>
          <table:table-cell table:formula="of:=[.$A151]*[.D$2]+[.$C$1]" office:value-type="float" office:value="452">
            <text:p>452</text:p>
          </table:table-cell>
          <table:table-cell table:formula="of:=[.$A151]*[.E$2]+[.$C$1]" office:value-type="float" office:value="601">
            <text:p>601</text:p>
          </table:table-cell>
          <table:table-cell table:formula="of:=[.$A151]*[.F$2]+[.$C$1]" office:value-type="float" office:value="750">
            <text:p>750</text:p>
          </table:table-cell>
          <table:table-cell table:formula="of:=[.$A151]*[.G$2]+[.$C$1]" office:value-type="float" office:value="899">
            <text:p>899</text:p>
          </table:table-cell>
          <table:table-cell table:formula="of:=[.$A151]*[.H$2]+[.$C$1]" office:value-type="float" office:value="1048">
            <text:p>1048</text:p>
          </table:table-cell>
          <table:table-cell table:formula="of:=[.$A151]*[.I$2]+[.$C$1]" office:value-type="float" office:value="1197">
            <text:p>1197</text:p>
          </table:table-cell>
          <table:table-cell table:formula="of:=[.$A151]*[.J$2]+[.$C$1]" office:value-type="float" office:value="1346">
            <text:p>1346</text:p>
          </table:table-cell>
          <table:table-cell table:formula="of:=[.$A151]*[.K$2]+[.$C$1]" office:value-type="float" office:value="1495">
            <text:p>1495</text:p>
          </table:table-cell>
          <table:table-cell table:formula="of:=[.$A151]*[.L$2]+[.$C$1]" office:value-type="float" office:value="1644">
            <text:p>1644</text:p>
          </table:table-cell>
          <table:table-cell table:formula="of:=[.$A151]*[.M$2]+[.$C$1]" office:value-type="float" office:value="1793">
            <text:p>1793</text:p>
          </table:table-cell>
          <table:table-cell table:formula="of:=[.$A151]*[.N$2]+[.$C$1]" office:value-type="float" office:value="1942">
            <text:p>1942</text:p>
          </table:table-cell>
          <table:table-cell table:formula="of:=[.$A151]*[.O$2]+[.$C$1]" office:value-type="float" office:value="2091">
            <text:p>2091</text:p>
          </table:table-cell>
          <table:table-cell table:formula="of:=[.$A151]*[.P$2]+[.$C$1]" office:value-type="float" office:value="2240">
            <text:p>2240</text:p>
          </table:table-cell>
          <table:table-cell table:formula="of:=[.$A151]*[.Q$2]+[.$C$1]" office:value-type="float" office:value="2389">
            <text:p>2389</text:p>
          </table:table-cell>
          <table:table-cell table:formula="of:=[.$A151]*[.R$2]+[.$C$1]" office:value-type="float" office:value="2538">
            <text:p>2538</text:p>
          </table:table-cell>
          <table:table-cell table:formula="of:=[.$A151]*[.S$2]+[.$C$1]" office:value-type="float" office:value="2687">
            <text:p>2687</text:p>
          </table:table-cell>
          <table:table-cell table:formula="of:=[.$A151]*[.T$2]+[.$C$1]" office:value-type="float" office:value="2836">
            <text:p>2836</text:p>
          </table:table-cell>
          <table:table-cell table:formula="of:=[.$A151]*[.U$2]+[.$C$1]" office:value-type="float" office:value="2985">
            <text:p>2985</text:p>
          </table:table-cell>
          <table:table-cell table:formula="of:=[.$A151]*[.V$2]+[.$C$1]" office:value-type="float" office:value="3134">
            <text:p>3134</text:p>
          </table:table-cell>
          <table:table-cell table:formula="of:=[.$A151]*[.W$2]+[.$C$1]" office:value-type="float" office:value="3283">
            <text:p>3283</text:p>
          </table:table-cell>
          <table:table-cell table:formula="of:=[.$A151]*[.X$2]+[.$C$1]" office:value-type="float" office:value="3432">
            <text:p>3432</text:p>
          </table:table-cell>
          <table:table-cell table:formula="of:=[.$A151]*[.Y$2]+[.$C$1]" office:value-type="float" office:value="3581">
            <text:p>3581</text:p>
          </table:table-cell>
          <table:table-cell table:formula="of:=[.$A151]*[.Z$2]+[.$C$1]" office:value-type="float" office:value="3730">
            <text:p>3730</text:p>
          </table:table-cell>
          <table:table-cell table:style-name="Default" table:number-columns-repeated="20"/>
          <table:table-cell table:number-columns-repeated="210"/>
        </table:table-row>
        <table:table-row table:style-name="ro1">
          <table:table-cell office:value-type="float" office:value="150">
            <text:p>150</text:p>
          </table:table-cell>
          <table:table-cell table:formula="of:=[.$A152]*[.B$2]+[.$C$1]" office:value-type="float" office:value="155">
            <text:p>155</text:p>
          </table:table-cell>
          <table:table-cell table:formula="of:=[.$A152]*[.C$2]+[.$C$1]" office:value-type="float" office:value="305">
            <text:p>305</text:p>
          </table:table-cell>
          <table:table-cell table:formula="of:=[.$A152]*[.D$2]+[.$C$1]" office:value-type="float" office:value="455">
            <text:p>455</text:p>
          </table:table-cell>
          <table:table-cell table:formula="of:=[.$A152]*[.E$2]+[.$C$1]" office:value-type="float" office:value="605">
            <text:p>605</text:p>
          </table:table-cell>
          <table:table-cell table:formula="of:=[.$A152]*[.F$2]+[.$C$1]" office:value-type="float" office:value="755">
            <text:p>755</text:p>
          </table:table-cell>
          <table:table-cell table:formula="of:=[.$A152]*[.G$2]+[.$C$1]" office:value-type="float" office:value="905">
            <text:p>905</text:p>
          </table:table-cell>
          <table:table-cell table:formula="of:=[.$A152]*[.H$2]+[.$C$1]" office:value-type="float" office:value="1055">
            <text:p>1055</text:p>
          </table:table-cell>
          <table:table-cell table:formula="of:=[.$A152]*[.I$2]+[.$C$1]" office:value-type="float" office:value="1205">
            <text:p>1205</text:p>
          </table:table-cell>
          <table:table-cell table:formula="of:=[.$A152]*[.J$2]+[.$C$1]" office:value-type="float" office:value="1355">
            <text:p>1355</text:p>
          </table:table-cell>
          <table:table-cell table:formula="of:=[.$A152]*[.K$2]+[.$C$1]" office:value-type="float" office:value="1505">
            <text:p>1505</text:p>
          </table:table-cell>
          <table:table-cell table:formula="of:=[.$A152]*[.L$2]+[.$C$1]" office:value-type="float" office:value="1655">
            <text:p>1655</text:p>
          </table:table-cell>
          <table:table-cell table:formula="of:=[.$A152]*[.M$2]+[.$C$1]" office:value-type="float" office:value="1805">
            <text:p>1805</text:p>
          </table:table-cell>
          <table:table-cell table:formula="of:=[.$A152]*[.N$2]+[.$C$1]" office:value-type="float" office:value="1955">
            <text:p>1955</text:p>
          </table:table-cell>
          <table:table-cell table:formula="of:=[.$A152]*[.O$2]+[.$C$1]" office:value-type="float" office:value="2105">
            <text:p>2105</text:p>
          </table:table-cell>
          <table:table-cell table:formula="of:=[.$A152]*[.P$2]+[.$C$1]" office:value-type="float" office:value="2255">
            <text:p>2255</text:p>
          </table:table-cell>
          <table:table-cell table:formula="of:=[.$A152]*[.Q$2]+[.$C$1]" office:value-type="float" office:value="2405">
            <text:p>2405</text:p>
          </table:table-cell>
          <table:table-cell table:formula="of:=[.$A152]*[.R$2]+[.$C$1]" office:value-type="float" office:value="2555">
            <text:p>2555</text:p>
          </table:table-cell>
          <table:table-cell table:formula="of:=[.$A152]*[.S$2]+[.$C$1]" office:value-type="float" office:value="2705">
            <text:p>2705</text:p>
          </table:table-cell>
          <table:table-cell table:formula="of:=[.$A152]*[.T$2]+[.$C$1]" office:value-type="float" office:value="2855">
            <text:p>2855</text:p>
          </table:table-cell>
          <table:table-cell table:formula="of:=[.$A152]*[.U$2]+[.$C$1]" office:value-type="float" office:value="3005">
            <text:p>3005</text:p>
          </table:table-cell>
          <table:table-cell table:formula="of:=[.$A152]*[.V$2]+[.$C$1]" office:value-type="float" office:value="3155">
            <text:p>3155</text:p>
          </table:table-cell>
          <table:table-cell table:formula="of:=[.$A152]*[.W$2]+[.$C$1]" office:value-type="float" office:value="3305">
            <text:p>3305</text:p>
          </table:table-cell>
          <table:table-cell table:formula="of:=[.$A152]*[.X$2]+[.$C$1]" office:value-type="float" office:value="3455">
            <text:p>3455</text:p>
          </table:table-cell>
          <table:table-cell table:formula="of:=[.$A152]*[.Y$2]+[.$C$1]" office:value-type="float" office:value="3605">
            <text:p>3605</text:p>
          </table:table-cell>
          <table:table-cell table:formula="of:=[.$A152]*[.Z$2]+[.$C$1]" office:value-type="float" office:value="3755">
            <text:p>3755</text:p>
          </table:table-cell>
          <table:table-cell table:style-name="Default" table:number-columns-repeated="20"/>
          <table:table-cell table:number-columns-repeated="210"/>
        </table:table-row>
        <table:table-row table:style-name="ro1" table:number-rows-repeated="9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</table:table>
      <table:database-ranges>
        <table:database-range table:name="__Anonymous_Sheet_DB__6" table:target-range-address="Skills2.A1:Skills2.C3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992cm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4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Bjorn Meyer</meta:initial-creator>
    <meta:creation-date>2008-10-24T08:01:29</meta:creation-date>
    <dc:creator>Bjmey Meyer</dc:creator>
    <dc:date>2012-04-18T14:24:04</dc:date>
    <meta:editing-cycles>38</meta:editing-cycles>
    <meta:editing-duration>P5DT12H6M38S</meta:editing-duration>
    <meta:document-statistic meta:table-count="9" meta:cell-count="737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0" chart:interval-major="1" chart:interval-minor-divisor="1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78cm" svg:height="6.991cm" xlink:href=".." xlink:type="simple" chart:class="chart:scatter" chart:style-name="ch1">
        <chart:title svg:x="2.337cm" svg:y="0.144cm" chart:style-name="ch2">
          <text:p>2d5</text:p>
        </chart:title>
        <chart:plot-area chart:style-name="ch3" table:cell-range-address="'file:///home/bjmey/arch/src/eruta/data/plot/Sheet1'#Sheet1.Q10:'file:///home/bjmey/arch/src/eruta/data/plot/Sheet1'#Sheet1.R20" svg:x="0.774cm" svg:y="0.777cm" svg:width="4.494cm" svg:height="5.366cm">
          <chartooo:coordinate-region svg:x="1.343cm" svg:y="0.937cm" svg:width="3.764cm" svg:height="4.638cm"/>
          <chart:axis chart:dimension="x" chart:name="primary-x" chart:style-name="ch4">
            <chart:title svg:x="2.245cm" svg:y="6.48cm" chart:style-name="ch5">
              <text:p>Roll Total</text:p>
            </chart:title>
          </chart:axis>
          <chart:axis chart:dimension="y" chart:name="primary-y" chart:style-name="ch6">
            <chart:title svg:x="0.107cm" svg:y="4.297cm" chart:style-name="ch7">
              <text:p>% Chance</text:p>
            </chart:title>
            <chart:grid chart:style-name="ch8" chart:class="major"/>
          </chart:axis>
          <chart:series chart:style-name="ch9" chart:values-cell-range-address="'file:///home/bjmey/arch/src/eruta/data/plot/Sheet1'#Sheet1.R10:'file:///home/bjmey/arch/src/eruta/data/plot/Sheet1'#Sheet1.R20" chart:class="chart:scatter">
            <chart:domain table:cell-range-address="'file:///home/bjmey/arch/src/eruta/data/plot/Sheet1'#Sheet1.Q10:'file:///home/bjmey/arch/src/eruta/data/plot/Sheet1'#Sheet1.Q20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714cm" svg:height="6.99cm" xlink:href=".." xlink:type="simple" chart:class="chart:scatter" chart:style-name="ch1">
        <chart:plot-area chart:style-name="ch2" table:cell-range-address="'file:///home/bjmey/arch/src/eruta/data/plot/Sheet1'#Sheet1.X1:'file:///home/bjmey/arch/src/eruta/data/plot/Sheet1'#Sheet1.Y21" svg:x="0.168cm" svg:y="0.137cm" svg:width="8.363cm" svg:height="6.707cm">
          <chartooo:coordinate-region svg:x="0.737cm" svg:y="0.297cm" svg:width="7.633cm" svg:height="5.9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file:///home/bjmey/arch/src/eruta/data/plot/Sheet1'#Sheet1.Y1:'file:///home/bjmey/arch/src/eruta/data/plot/Sheet1'#Sheet1.Y21" chart:class="chart:scatter">
            <chart:domain table:cell-range-address="'file:///home/bjmey/arch/src/eruta/data/plot/Sheet1'#Sheet1.X1:'file:///home/bjmey/arch/src/eruta/data/plot/Sheet1'#Sheet1.X21"/>
            <chart:data-point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color="#83caff" draw:fill-color="#83caff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color="#314004" draw:fill-color="#314004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color="#aecf00" draw:fill-color="#aecf0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57cm" svg:height="11.748cm" xlink:href=".." xlink:type="simple" chart:class="chart:scatter" chart:column-mapping="0 4 2 4 1 5 6 7 3" chart:style-name="ch1">
        <chart:legend chart:legend-position="end" svg:x="18.005cm" svg:y="4.279cm" style:legend-expansion="high" chart:style-name="ch2"/>
        <chart:plot-area chart:style-name="ch3" table:cell-range-address="'HP Growth'.A3:'HP Growth'.H152" svg:x="0.406cm" svg:y="0.234cm" svg:width="17.19cm" svg:height="11.044cm">
          <chartooo:coordinate-region svg:x="1.292cm" svg:y="0.395cm" svg:width="16.064cm" svg:height="10.3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HP Growth'.E3:'HP Growth'.E152" chart:class="chart:scatter">
            <chart:domain table:cell-range-address="'HP Growth'.A3:'HP Growth'.A152"/>
            <chart:data-point chart:repeated="150"/>
          </chart:series>
          <chart:series chart:style-name="ch7" chart:values-cell-range-address="'HP Growth'.C3:'HP Growth'.C152" chart:class="chart:scatter">
            <chart:data-point chart:repeated="150"/>
          </chart:series>
          <chart:series chart:style-name="ch8" chart:values-cell-range-address="'HP Growth'.E3:'HP Growth'.E152" chart:class="chart:scatter">
            <chart:data-point chart:repeated="150"/>
          </chart:series>
          <chart:series chart:style-name="ch9" chart:values-cell-range-address="'HP Growth'.B3:'HP Growth'.B152" chart:class="chart:scatter">
            <chart:data-point chart:repeated="150"/>
          </chart:series>
          <chart:series chart:style-name="ch10" chart:values-cell-range-address="'HP Growth'.F3:'HP Growth'.F152" chart:class="chart:scatter">
            <chart:data-point chart:repeated="150"/>
          </chart:series>
          <chart:series chart:style-name="ch11" chart:values-cell-range-address="'HP Growth'.G3:'HP Growth'.G152" chart:class="chart:scatter">
            <chart:data-point chart:repeated="150"/>
          </chart:series>
          <chart:series chart:style-name="ch12" chart:values-cell-range-address="'HP Growth'.H3:'HP Growth'.H152" chart:class="chart:scatter">
            <chart:data-point chart:repeated="150"/>
          </chart:series>
          <chart:series chart:style-name="ch13" chart:values-cell-range-address="'HP Growth'.D3:'HP Growth'.D152" chart:class="chart:scatter">
            <chart:data-point chart:repeated="1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HP Growth'.A3:'HP Growth'.A152</svg:desc>
                </draw:g>
              </table:table-cell>
              <table:table-cell office:value-type="float" office:value="11">
                <text:p>11</text:p>
                <draw:g>
                  <svg:desc>'HP Growth'.E3:'HP Growth'.E152</svg:desc>
                </draw:g>
              </table:table-cell>
              <table:table-cell office:value-type="float" office:value="11">
                <text:p>11</text:p>
                <draw:g>
                  <svg:desc>'HP Growth'.C3:'HP Growth'.C152</svg:desc>
                </draw:g>
              </table:table-cell>
              <table:table-cell office:value-type="float" office:value="11">
                <text:p>11</text:p>
                <draw:g>
                  <svg:desc>'HP Growth'.E3:'HP Growth'.E152</svg:desc>
                </draw:g>
              </table:table-cell>
              <table:table-cell office:value-type="float" office:value="12">
                <text:p>12</text:p>
                <draw:g>
                  <svg:desc>'HP Growth'.B3:'HP Growth'.B152</svg:desc>
                </draw:g>
              </table:table-cell>
              <table:table-cell office:value-type="float" office:value="NaN">
                <text:p>NaN</text:p>
                <draw:g>
                  <svg:desc>'HP Growth'.F3:'HP Growth'.F152</svg:desc>
                </draw:g>
              </table:table-cell>
              <table:table-cell office:value-type="float" office:value="NaN">
                <text:p>NaN</text:p>
                <draw:g>
                  <svg:desc>'HP Growth'.G3:'HP Growth'.G152</svg:desc>
                </draw:g>
              </table:table-cell>
              <table:table-cell office:value-type="float" office:value="NaN">
                <text:p>NaN</text:p>
                <draw:g>
                  <svg:desc>'HP Growth'.H3:'HP Growth'.H152</svg:desc>
                </draw:g>
              </table:table-cell>
              <table:table-cell office:value-type="float" office:value="12">
                <text:p>12</text:p>
                <draw:g>
                  <svg:desc>'HP Growth'.D3:'HP Growth'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66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77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43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54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66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13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25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37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49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61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86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98">
                <text:p>798</text:p>
              </table:table-cell>
              <table:table-cell office:value-type="float" office:value="799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11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24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76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89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02">
                <text:p>902</text:p>
              </table:table-cell>
              <table:table-cell office:value-type="float" office:value="903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16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29">
                <text:p>929</text:p>
              </table:table-cell>
              <table:table-cell office:value-type="float" office:value="930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43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57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71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85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13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27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41">
                <text:p>1041</text:p>
              </table:table-cell>
              <table:table-cell office:value-type="float" office:value="1042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56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0">
                <text:p>1070</text:p>
              </table:table-cell>
              <table:table-cell office:value-type="float" office:value="1071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85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15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45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06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21">
                <text:p>1221</text:p>
              </table:table-cell>
              <table:table-cell office:value-type="float" office:value="1222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37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53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69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85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